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929in"/>
    </style:style>
    <style:style style:name="co2" style:family="table-column">
      <style:table-column-properties fo:break-before="auto" style:column-width="1.622in"/>
    </style:style>
    <style:style style:name="co3" style:family="table-column">
      <style:table-column-properties fo:break-before="auto" style:column-width="1.5791in"/>
    </style:style>
    <style:style style:name="co4" style:family="table-column">
      <style:table-column-properties fo:break-before="auto" style:column-width="1.5043in"/>
    </style:style>
    <style:style style:name="co5" style:family="table-column">
      <style:table-column-properties fo:break-before="auto" style:column-width="1.5472in"/>
    </style:style>
    <style:style style:name="co6" style:family="table-column">
      <style:table-column-properties fo:break-before="auto" style:column-width="1.611in"/>
    </style:style>
    <style:style style:name="co7" style:family="table-column">
      <style:table-column-properties fo:break-before="auto" style:column-width="1.5575in"/>
    </style:style>
    <style:style style:name="co8" style:family="table-column">
      <style:table-column-properties fo:break-before="auto" style:column-width="1.4937in"/>
    </style:style>
    <style:style style:name="co9" style:family="table-column">
      <style:table-column-properties fo:break-before="auto" style:column-width="1.5689in"/>
    </style:style>
    <style:style style:name="co10" style:family="table-column">
      <style:table-column-properties fo:break-before="auto" style:column-width="1.4075in"/>
    </style:style>
    <style:style style:name="co11" style:family="table-column">
      <style:table-column-properties fo:break-before="auto" style:column-width="1.3972in"/>
    </style:style>
    <style:style style:name="co12" style:family="table-column">
      <style:table-column-properties fo:break-before="auto" style:column-width="1.3862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lat14" table:style-name="ta1">
        <table:shapes>
          <draw:frame draw:z-index="0" draw:style-name="gr1" draw:text-style-name="P1" svg:width="11.2898in" svg:height="5.5736in" svg:x="0.1835in" svg:y="3.3469in">
            <draw:object draw:notify-on-update-of-ranges="flat14.A1:flat14.A1 flat14.B1:flat14.OB1 flat14.A5:flat14.A5 flat14.B5:flat14.OB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4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6" table:default-cell-style-name="Default"/>
        <table:table-column table:style-name="co9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4" table:default-cell-style-name="Default"/>
        <table:table-column table:style-name="co10" table:number-columns-repeated="11" table:default-cell-style-name="Default"/>
        <table:table-column table:style-name="co11" table:default-cell-style-name="Default"/>
        <table:table-column table:style-name="co10" table:number-columns-repeated="2" table:default-cell-style-name="Default"/>
        <table:table-column table:style-name="co12" table:default-cell-style-name="Default"/>
        <table:table-column table:style-name="co10" table:number-columns-repeated="5" table:default-cell-style-name="Default"/>
        <table:table-column table:style-name="co11" table:number-columns-repeated="2" table:default-cell-style-name="Default"/>
        <table:table-column table:style-name="co10" table:number-columns-repeated="6" table:default-cell-style-name="Default"/>
        <table:table-column table:style-name="co11" table:number-columns-repeated="2" table:default-cell-style-name="Default"/>
        <table:table-column table:style-name="co10" table:number-columns-repeated="18" table:default-cell-style-name="Default"/>
        <table:table-column table:style-name="co11" table:default-cell-style-name="Default"/>
        <table:table-column table:style-name="co10" table:number-columns-repeated="33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10" table:number-columns-repeated="1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9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2" table:default-cell-style-name="Default"/>
        <table:table-column table:style-name="co10" table:number-columns-repeated="2" table:default-cell-style-name="Default"/>
        <table:table-column table:style-name="co2" table:default-cell-style-name="Default"/>
        <table:table-column table:style-name="co10" table:number-columns-repeated="6" table:default-cell-style-name="Default"/>
        <table:table-column table:style-name="co11" table:default-cell-style-name="Default"/>
        <table:table-column table:style-name="co10" table:number-columns-repeated="14" table:default-cell-style-name="Default"/>
        <table:table-column table:style-name="co11" table:default-cell-style-name="Default"/>
        <table:table-column table:style-name="co6" table:default-cell-style-name="Default"/>
        <table:table-column table:style-name="co10" table:number-columns-repeated="7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number-columns-repeated="13" table:default-cell-style-name="Default"/>
        <table:table-column table:style-name="co11" table:default-cell-style-name="Default"/>
        <table:table-column table:style-name="co10" table:number-columns-repeated="12" table:default-cell-style-name="Default"/>
        <table:table-column table:style-name="co11" table:default-cell-style-name="Default"/>
        <table:table-column table:style-name="co10" table:number-columns-repeated="21" table:default-cell-style-name="Default"/>
        <table:table-column table:style-name="co11" table:default-cell-style-name="Default"/>
        <table:table-column table:style-name="co10" table:number-columns-repeated="3" table:default-cell-style-name="Default"/>
        <table:table-column table:style-name="co2" table:default-cell-style-name="Default"/>
        <table:table-column table:style-name="co10" table:number-columns-repeated="3" table:default-cell-style-name="Default"/>
        <table:table-column table:style-name="co2" table:number-columns-repeated="3" table:default-cell-style-name="Default"/>
        <table:table-column table:style-name="co10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9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4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number-columns-repeated="2" table:default-cell-style-name="Default"/>
        <table:table-column table:style-name="co9" table:default-cell-style-name="Default"/>
        <table:table-column table:style-name="co6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7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9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3" table:number-columns-repeated="452" table:default-cell-style-name="Default"/>
        <table:table-row table:style-name="ro1">
          <table:table-cell office:value-type="string" calcext:value-type="string">
            <text:p>Time</text:p>
          </table:table-cell>
          <table:table-cell office:value-type="float" office:value="0" calcext:value-type="float">
            <text:p>0</text:p>
          </table:table-cell>
          <table:table-cell office:value-type="float" office:value="0.0333564281463623" calcext:value-type="float">
            <text:p>0.033356428146362</text:p>
          </table:table-cell>
          <table:table-cell office:value-type="float" office:value="0.100069761276245" calcext:value-type="float">
            <text:p>0.100069761276245</text:p>
          </table:table-cell>
          <table:table-cell office:value-type="float" office:value="0.133426427841187" calcext:value-type="float">
            <text:p>0.133426427841187</text:p>
          </table:table-cell>
          <table:table-cell office:value-type="float" office:value="0.166783094406128" calcext:value-type="float">
            <text:p>0.166783094406128</text:p>
          </table:table-cell>
          <table:table-cell office:value-type="float" office:value="0.20013952255249" calcext:value-type="float">
            <text:p>0.20013952255249</text:p>
          </table:table-cell>
          <table:table-cell office:value-type="float" office:value="0.266852855682373" calcext:value-type="float">
            <text:p>0.266852855682373</text:p>
          </table:table-cell>
          <table:table-cell office:value-type="float" office:value="0.300209283828735" calcext:value-type="float">
            <text:p>0.300209283828735</text:p>
          </table:table-cell>
          <table:table-cell office:value-type="float" office:value="0.333566188812256" calcext:value-type="float">
            <text:p>0.333566188812256</text:p>
          </table:table-cell>
          <table:table-cell office:value-type="float" office:value="0.366922855377197" calcext:value-type="float">
            <text:p>0.366922855377197</text:p>
          </table:table-cell>
          <table:table-cell office:value-type="float" office:value="0.433635950088501" calcext:value-type="float">
            <text:p>0.433635950088501</text:p>
          </table:table-cell>
          <table:table-cell office:value-type="float" office:value="0.466992378234863" calcext:value-type="float">
            <text:p>0.466992378234863</text:p>
          </table:table-cell>
          <table:table-cell office:value-type="float" office:value="0.533705472946167" calcext:value-type="float">
            <text:p>0.533705472946167</text:p>
          </table:table-cell>
          <table:table-cell office:value-type="float" office:value="0.567061424255371" calcext:value-type="float">
            <text:p>0.567061424255371</text:p>
          </table:table-cell>
          <table:table-cell office:value-type="float" office:value="0.600417375564575" calcext:value-type="float">
            <text:p>0.600417375564575</text:p>
          </table:table-cell>
          <table:table-cell office:value-type="float" office:value="0.633773326873779" calcext:value-type="float">
            <text:p>0.633773326873779</text:p>
          </table:table-cell>
          <table:table-cell office:value-type="float" office:value="0.700485229492188" calcext:value-type="float">
            <text:p>0.700485229492188</text:p>
          </table:table-cell>
          <table:table-cell office:value-type="float" office:value="0.800552845001221" calcext:value-type="float">
            <text:p>0.800552845001221</text:p>
          </table:table-cell>
          <table:table-cell office:value-type="float" office:value="0.867264747619629" calcext:value-type="float">
            <text:p>0.867264747619629</text:p>
          </table:table-cell>
          <table:table-cell office:value-type="float" office:value="0.933976411819458" calcext:value-type="float">
            <text:p>0.933976411819458</text:p>
          </table:table-cell>
          <table:table-cell office:value-type="float" office:value="0.967332124710083" calcext:value-type="float">
            <text:p>0.967332124710083</text:p>
          </table:table-cell>
          <table:table-cell office:value-type="float" office:value="1.03404378890991" calcext:value-type="float">
            <text:p>1.03404378890991</text:p>
          </table:table-cell>
          <table:table-cell office:value-type="float" office:value="1.10075521469116" calcext:value-type="float">
            <text:p>1.10075521469116</text:p>
          </table:table-cell>
          <table:table-cell office:value-type="float" office:value="1.13411092758179" calcext:value-type="float">
            <text:p>1.13411092758179</text:p>
          </table:table-cell>
          <table:table-cell office:value-type="float" office:value="1.16746664047241" calcext:value-type="float">
            <text:p>1.16746664047241</text:p>
          </table:table-cell>
          <table:table-cell office:value-type="float" office:value="1.23417806625366" calcext:value-type="float">
            <text:p>1.23417806625366</text:p>
          </table:table-cell>
          <table:table-cell office:value-type="float" office:value="1.30088949203491" calcext:value-type="float">
            <text:p>1.30088949203491</text:p>
          </table:table-cell>
          <table:table-cell office:value-type="float" office:value="1.36760091781616" calcext:value-type="float">
            <text:p>1.36760091781616</text:p>
          </table:table-cell>
          <table:table-cell office:value-type="float" office:value="1.43431210517883" calcext:value-type="float">
            <text:p>1.43431210517883</text:p>
          </table:table-cell>
          <table:table-cell office:value-type="float" office:value="1.5010232925415" calcext:value-type="float">
            <text:p>1.5010232925415</text:p>
          </table:table-cell>
          <table:table-cell office:value-type="float" office:value="1.56773519515991" calcext:value-type="float">
            <text:p>1.56773519515991</text:p>
          </table:table-cell>
          <table:table-cell office:value-type="float" office:value="1.6344473361969" calcext:value-type="float">
            <text:p>1.6344473361969</text:p>
          </table:table-cell>
          <table:table-cell office:value-type="float" office:value="1.70115971565247" calcext:value-type="float">
            <text:p>1.70115971565247</text:p>
          </table:table-cell>
          <table:table-cell office:value-type="float" office:value="1.73451590538025" calcext:value-type="float">
            <text:p>1.73451590538025</text:p>
          </table:table-cell>
          <table:table-cell office:value-type="float" office:value="1.76787209510803" calcext:value-type="float">
            <text:p>1.76787209510803</text:p>
          </table:table-cell>
          <table:table-cell office:value-type="float" office:value="1.83458423614502" calcext:value-type="float">
            <text:p>1.83458423614502</text:p>
          </table:table-cell>
          <table:table-cell office:value-type="float" office:value="1.8679404258728" calcext:value-type="float">
            <text:p>1.8679404258728</text:p>
          </table:table-cell>
          <table:table-cell office:value-type="float" office:value="1.90129661560059" calcext:value-type="float">
            <text:p>1.90129661560059</text:p>
          </table:table-cell>
          <table:table-cell office:value-type="float" office:value="1.93465256690979" calcext:value-type="float">
            <text:p>1.93465256690979</text:p>
          </table:table-cell>
          <table:table-cell office:value-type="float" office:value="1.96800851821899" calcext:value-type="float">
            <text:p>1.96800851821899</text:p>
          </table:table-cell>
          <table:table-cell office:value-type="float" office:value="2.00136470794678" calcext:value-type="float">
            <text:p>2.00136470794678</text:p>
          </table:table-cell>
          <table:table-cell office:value-type="float" office:value="2.06807661056519" calcext:value-type="float">
            <text:p>2.06807661056519</text:p>
          </table:table-cell>
          <table:table-cell office:value-type="float" office:value="2.13478875160217" calcext:value-type="float">
            <text:p>2.13478875160217</text:p>
          </table:table-cell>
          <table:table-cell office:value-type="float" office:value="2.20150065422058" calcext:value-type="float">
            <text:p>2.20150065422058</text:p>
          </table:table-cell>
          <table:table-cell office:value-type="float" office:value="2.26821255683899" calcext:value-type="float">
            <text:p>2.26821255683899</text:p>
          </table:table-cell>
          <table:table-cell office:value-type="float" office:value="2.30156850814819" calcext:value-type="float">
            <text:p>2.30156850814819</text:p>
          </table:table-cell>
          <table:table-cell office:value-type="float" office:value="2.3349244594574" calcext:value-type="float">
            <text:p>2.3349244594574</text:p>
          </table:table-cell>
          <table:table-cell office:value-type="float" office:value="2.40163636207581" calcext:value-type="float">
            <text:p>2.40163636207581</text:p>
          </table:table-cell>
          <table:table-cell office:value-type="float" office:value="2.43499231338501" calcext:value-type="float">
            <text:p>2.43499231338501</text:p>
          </table:table-cell>
          <table:table-cell office:value-type="float" office:value="2.50170397758484" calcext:value-type="float">
            <text:p>2.50170397758484</text:p>
          </table:table-cell>
          <table:table-cell office:value-type="float" office:value="2.56841588020325" calcext:value-type="float">
            <text:p>2.56841588020325</text:p>
          </table:table-cell>
          <table:table-cell office:value-type="float" office:value="2.60177159309387" calcext:value-type="float">
            <text:p>2.60177159309387</text:p>
          </table:table-cell>
          <table:table-cell office:value-type="float" office:value="2.6684832572937" calcext:value-type="float">
            <text:p>2.6684832572937</text:p>
          </table:table-cell>
          <table:table-cell office:value-type="float" office:value="2.73519468307495" calcext:value-type="float">
            <text:p>2.73519468307495</text:p>
          </table:table-cell>
          <table:table-cell office:value-type="float" office:value="2.80190634727478" calcext:value-type="float">
            <text:p>2.80190634727478</text:p>
          </table:table-cell>
          <table:table-cell office:value-type="float" office:value="2.83526206016541" calcext:value-type="float">
            <text:p>2.83526206016541</text:p>
          </table:table-cell>
          <table:table-cell office:value-type="float" office:value="2.90197348594666" calcext:value-type="float">
            <text:p>2.90197348594666</text:p>
          </table:table-cell>
          <table:table-cell office:value-type="float" office:value="2.96868491172791" calcext:value-type="float">
            <text:p>2.96868491172791</text:p>
          </table:table-cell>
          <table:table-cell office:value-type="float" office:value="3.03539609909058" calcext:value-type="float">
            <text:p>3.03539609909058</text:p>
          </table:table-cell>
          <table:table-cell office:value-type="float" office:value="3.10210728645325" calcext:value-type="float">
            <text:p>3.10210728645325</text:p>
          </table:table-cell>
          <table:table-cell office:value-type="float" office:value="3.13546299934387" calcext:value-type="float">
            <text:p>3.13546299934387</text:p>
          </table:table-cell>
          <table:table-cell office:value-type="float" office:value="3.20217418670654" calcext:value-type="float">
            <text:p>3.20217418670654</text:p>
          </table:table-cell>
          <table:table-cell office:value-type="float" office:value="3.26888537406921" calcext:value-type="float">
            <text:p>3.26888537406921</text:p>
          </table:table-cell>
          <table:table-cell office:value-type="float" office:value="3.33559632301331" calcext:value-type="float">
            <text:p>3.33559632301331</text:p>
          </table:table-cell>
          <table:table-cell office:value-type="float" office:value="3.43566298484802" calcext:value-type="float">
            <text:p>3.43566298484802</text:p>
          </table:table-cell>
          <table:table-cell office:value-type="float" office:value="3.50237393379211" calcext:value-type="float">
            <text:p>3.50237393379211</text:p>
          </table:table-cell>
          <table:table-cell office:value-type="float" office:value="3.56908559799194" calcext:value-type="float">
            <text:p>3.56908559799194</text:p>
          </table:table-cell>
          <table:table-cell office:value-type="float" office:value="3.63579750061035" calcext:value-type="float">
            <text:p>3.63579750061035</text:p>
          </table:table-cell>
          <table:table-cell office:value-type="float" office:value="3.66915345191956" calcext:value-type="float">
            <text:p>3.66915345191956</text:p>
          </table:table-cell>
          <table:table-cell office:value-type="float" office:value="3.70250964164734" calcext:value-type="float">
            <text:p>3.70250964164734</text:p>
          </table:table-cell>
          <table:table-cell office:value-type="float" office:value="3.73586559295654" calcext:value-type="float">
            <text:p>3.73586559295654</text:p>
          </table:table-cell>
          <table:table-cell office:value-type="float" office:value="3.83593344688416" calcext:value-type="float">
            <text:p>3.83593344688416</text:p>
          </table:table-cell>
          <table:table-cell office:value-type="float" office:value="3.90264534950256" calcext:value-type="float">
            <text:p>3.90264534950256</text:p>
          </table:table-cell>
          <table:table-cell office:value-type="float" office:value="3.96935725212097" calcext:value-type="float">
            <text:p>3.96935725212097</text:p>
          </table:table-cell>
          <table:table-cell office:value-type="float" office:value="4.03606915473938" calcext:value-type="float">
            <text:p>4.03606915473938</text:p>
          </table:table-cell>
          <table:table-cell office:value-type="float" office:value="4.10278081893921" calcext:value-type="float">
            <text:p>4.10278081893921</text:p>
          </table:table-cell>
          <table:table-cell office:value-type="float" office:value="4.16949272155762" calcext:value-type="float">
            <text:p>4.16949272155762</text:p>
          </table:table-cell>
          <table:table-cell office:value-type="float" office:value="4.23620438575745" calcext:value-type="float">
            <text:p>4.23620438575745</text:p>
          </table:table-cell>
          <table:table-cell office:value-type="float" office:value="4.26956009864807" calcext:value-type="float">
            <text:p>4.26956009864807</text:p>
          </table:table-cell>
          <table:table-cell office:value-type="float" office:value="4.33627200126648" calcext:value-type="float">
            <text:p>4.33627200126648</text:p>
          </table:table-cell>
          <table:table-cell office:value-type="float" office:value="4.40298366546631" calcext:value-type="float">
            <text:p>4.40298366546631</text:p>
          </table:table-cell>
          <table:table-cell office:value-type="float" office:value="4.43633961677551" calcext:value-type="float">
            <text:p>4.43633961677551</text:p>
          </table:table-cell>
          <table:table-cell office:value-type="float" office:value="4.46969532966614" calcext:value-type="float">
            <text:p>4.46969532966614</text:p>
          </table:table-cell>
          <table:table-cell office:value-type="float" office:value="4.53640699386597" calcext:value-type="float">
            <text:p>4.53640699386597</text:p>
          </table:table-cell>
          <table:table-cell office:value-type="float" office:value="4.5697648525238" calcext:value-type="float">
            <text:p>4.5697648525238</text:p>
          </table:table-cell>
          <table:table-cell office:value-type="float" office:value="4.60312294960022" calcext:value-type="float">
            <text:p>4.60312294960022</text:p>
          </table:table-cell>
          <table:table-cell office:value-type="float" office:value="4.66983938217163" calcext:value-type="float">
            <text:p>4.66983938217163</text:p>
          </table:table-cell>
          <table:table-cell office:value-type="float" office:value="4.70319747924805" calcext:value-type="float">
            <text:p>4.70319747924805</text:p>
          </table:table-cell>
          <table:table-cell office:value-type="float" office:value="4.7699134349823" calcext:value-type="float">
            <text:p>4.7699134349823</text:p>
          </table:table-cell>
          <table:table-cell office:value-type="float" office:value="4.80327153205872" calcext:value-type="float">
            <text:p>4.80327153205872</text:p>
          </table:table-cell>
          <table:table-cell office:value-type="float" office:value="4.86998772621155" calcext:value-type="float">
            <text:p>4.86998772621155</text:p>
          </table:table-cell>
          <table:table-cell office:value-type="float" office:value="4.93670392036438" calcext:value-type="float">
            <text:p>4.93670392036438</text:p>
          </table:table-cell>
          <table:table-cell office:value-type="float" office:value="5.00342011451721" calcext:value-type="float">
            <text:p>5.00342011451721</text:p>
          </table:table-cell>
          <table:table-cell office:value-type="float" office:value="5.07013630867004" calcext:value-type="float">
            <text:p>5.07013630867004</text:p>
          </table:table-cell>
          <table:table-cell office:value-type="float" office:value="5.10349464416504" calcext:value-type="float">
            <text:p>5.10349464416504</text:p>
          </table:table-cell>
          <table:table-cell office:value-type="float" office:value="5.17021059989929" calcext:value-type="float">
            <text:p>5.17021059989929</text:p>
          </table:table-cell>
          <table:table-cell office:value-type="float" office:value="5.23692679405212" calcext:value-type="float">
            <text:p>5.23692679405212</text:p>
          </table:table-cell>
          <table:table-cell office:value-type="float" office:value="5.30364298820496" calcext:value-type="float">
            <text:p>5.30364298820496</text:p>
          </table:table-cell>
          <table:table-cell office:value-type="float" office:value="5.37035918235779" calcext:value-type="float">
            <text:p>5.37035918235779</text:p>
          </table:table-cell>
          <table:table-cell office:value-type="float" office:value="5.43707537651062" calcext:value-type="float">
            <text:p>5.43707537651062</text:p>
          </table:table-cell>
          <table:table-cell office:value-type="float" office:value="5.47043347358704" calcext:value-type="float">
            <text:p>5.47043347358704</text:p>
          </table:table-cell>
          <table:table-cell office:value-type="float" office:value="5.50379157066345" calcext:value-type="float">
            <text:p>5.50379157066345</text:p>
          </table:table-cell>
          <table:table-cell office:value-type="float" office:value="5.57050704956055" calcext:value-type="float">
            <text:p>5.57050704956055</text:p>
          </table:table-cell>
          <table:table-cell office:value-type="float" office:value="5.63722157478333" calcext:value-type="float">
            <text:p>5.63722157478333</text:p>
          </table:table-cell>
          <table:table-cell office:value-type="float" office:value="5.670578956604" calcext:value-type="float">
            <text:p>5.670578956604</text:p>
          </table:table-cell>
          <table:table-cell office:value-type="float" office:value="5.73729372024536" calcext:value-type="float">
            <text:p>5.73729372024536</text:p>
          </table:table-cell>
          <table:table-cell office:value-type="float" office:value="5.80400824546814" calcext:value-type="float">
            <text:p>5.80400824546814</text:p>
          </table:table-cell>
          <table:table-cell office:value-type="float" office:value="5.87072277069092" calcext:value-type="float">
            <text:p>5.87072277069092</text:p>
          </table:table-cell>
          <table:table-cell office:value-type="float" office:value="5.9374372959137" calcext:value-type="float">
            <text:p>5.9374372959137</text:p>
          </table:table-cell>
          <table:table-cell office:value-type="float" office:value="6.00415182113647" calcext:value-type="float">
            <text:p>6.00415182113647</text:p>
          </table:table-cell>
          <table:table-cell office:value-type="float" office:value="6.10422348976135" calcext:value-type="float">
            <text:p>6.10422348976135</text:p>
          </table:table-cell>
          <table:table-cell office:value-type="float" office:value="6.17093801498413" calcext:value-type="float">
            <text:p>6.17093801498413</text:p>
          </table:table-cell>
          <table:table-cell office:value-type="float" office:value="6.23765254020691" calcext:value-type="float">
            <text:p>6.23765254020691</text:p>
          </table:table-cell>
          <table:table-cell office:value-type="float" office:value="6.30436682701111" calcext:value-type="float">
            <text:p>6.30436682701111</text:p>
          </table:table-cell>
          <table:table-cell office:value-type="float" office:value="6.33772397041321" calcext:value-type="float">
            <text:p>6.33772397041321</text:p>
          </table:table-cell>
          <table:table-cell office:value-type="float" office:value="6.40443849563599" calcext:value-type="float">
            <text:p>6.40443849563599</text:p>
          </table:table-cell>
          <table:table-cell office:value-type="float" office:value="6.47115278244019" calcext:value-type="float">
            <text:p>6.47115278244019</text:p>
          </table:table-cell>
          <table:table-cell office:value-type="float" office:value="6.53786706924439" calcext:value-type="float">
            <text:p>6.53786706924439</text:p>
          </table:table-cell>
          <table:table-cell office:value-type="float" office:value="6.60458564758301" calcext:value-type="float">
            <text:p>6.60458564758301</text:p>
          </table:table-cell>
          <table:table-cell office:value-type="float" office:value="6.67130422592163" calcext:value-type="float">
            <text:p>6.67130422592163</text:p>
          </table:table-cell>
          <table:table-cell office:value-type="float" office:value="6.73802280426025" calcext:value-type="float">
            <text:p>6.73802280426025</text:p>
          </table:table-cell>
          <table:table-cell office:value-type="float" office:value="6.77138209342957" calcext:value-type="float">
            <text:p>6.77138209342957</text:p>
          </table:table-cell>
          <table:table-cell office:value-type="float" office:value="6.83810067176819" calcext:value-type="float">
            <text:p>6.83810067176819</text:p>
          </table:table-cell>
          <table:table-cell office:value-type="float" office:value="6.90481925010681" calcext:value-type="float">
            <text:p>6.90481925010681</text:p>
          </table:table-cell>
          <table:table-cell office:value-type="float" office:value="6.97153806686401" calcext:value-type="float">
            <text:p>6.97153806686401</text:p>
          </table:table-cell>
          <table:table-cell office:value-type="float" office:value="7.00489711761475" calcext:value-type="float">
            <text:p>7.00489711761475</text:p>
          </table:table-cell>
          <table:table-cell office:value-type="float" office:value="7.03825640678406" calcext:value-type="float">
            <text:p>7.03825640678406</text:p>
          </table:table-cell>
          <table:table-cell office:value-type="float" office:value="7.07161593437195" calcext:value-type="float">
            <text:p>7.07161593437195</text:p>
          </table:table-cell>
          <table:table-cell office:value-type="float" office:value="7.13833451271057" calcext:value-type="float">
            <text:p>7.13833451271057</text:p>
          </table:table-cell>
          <table:table-cell office:value-type="float" office:value="7.17169404029846" calcext:value-type="float">
            <text:p>7.17169404029846</text:p>
          </table:table-cell>
          <table:table-cell office:value-type="float" office:value="7.23841285705566" calcext:value-type="float">
            <text:p>7.23841285705566</text:p>
          </table:table-cell>
          <table:table-cell office:value-type="float" office:value="7.30513143539429" calcext:value-type="float">
            <text:p>7.30513143539429</text:p>
          </table:table-cell>
          <table:table-cell office:value-type="float" office:value="7.37185025215149" calcext:value-type="float">
            <text:p>7.37185025215149</text:p>
          </table:table-cell>
          <table:table-cell office:value-type="float" office:value="7.4052095413208" calcext:value-type="float">
            <text:p>7.4052095413208</text:p>
          </table:table-cell>
          <table:table-cell office:value-type="float" office:value="7.43856906890869" calcext:value-type="float">
            <text:p>7.43856906890869</text:p>
          </table:table-cell>
          <table:table-cell office:value-type="float" office:value="7.50528764724731" calcext:value-type="float">
            <text:p>7.50528764724731</text:p>
          </table:table-cell>
          <table:table-cell office:value-type="float" office:value="7.57200622558594" calcext:value-type="float">
            <text:p>7.57200622558594</text:p>
          </table:table-cell>
          <table:table-cell office:value-type="float" office:value="7.63872456550598" calcext:value-type="float">
            <text:p>7.63872456550598</text:p>
          </table:table-cell>
          <table:table-cell office:value-type="float" office:value="7.70544266700745" calcext:value-type="float">
            <text:p>7.70544266700745</text:p>
          </table:table-cell>
          <table:table-cell office:value-type="float" office:value="7.73880219459534" calcext:value-type="float">
            <text:p>7.73880219459534</text:p>
          </table:table-cell>
          <table:table-cell office:value-type="float" office:value="7.80552053451538" calcext:value-type="float">
            <text:p>7.80552053451538</text:p>
          </table:table-cell>
          <table:table-cell office:value-type="float" office:value="7.87223863601685" calcext:value-type="float">
            <text:p>7.87223863601685</text:p>
          </table:table-cell>
          <table:table-cell office:value-type="float" office:value="7.9723162651062" calcext:value-type="float">
            <text:p>7.9723162651062</text:p>
          </table:table-cell>
          <table:table-cell office:value-type="float" office:value="8.00567555427551" calcext:value-type="float">
            <text:p>8.00567555427551</text:p>
          </table:table-cell>
          <table:table-cell office:value-type="float" office:value="8.03903484344482" calcext:value-type="float">
            <text:p>8.03903484344482</text:p>
          </table:table-cell>
          <table:table-cell office:value-type="float" office:value="8.07239389419556" calcext:value-type="float">
            <text:p>8.07239389419556</text:p>
          </table:table-cell>
          <table:table-cell office:value-type="float" office:value="8.13911247253418" calcext:value-type="float">
            <text:p>8.13911247253418</text:p>
          </table:table-cell>
          <table:table-cell office:value-type="float" office:value="8.17247152328491" calcext:value-type="float">
            <text:p>8.17247152328491</text:p>
          </table:table-cell>
          <table:table-cell office:value-type="float" office:value="8.33926796913147" calcext:value-type="float">
            <text:p>8.33926796913147</text:p>
          </table:table-cell>
          <table:table-cell office:value-type="float" office:value="8.67284297943115" calcext:value-type="float">
            <text:p>8.67284297943115</text:p>
          </table:table-cell>
          <table:table-cell office:value-type="float" office:value="8.70619773864746" calcext:value-type="float">
            <text:p>8.70619773864746</text:p>
          </table:table-cell>
          <table:table-cell office:value-type="float" office:value="9.00638937950134" calcext:value-type="float">
            <text:p>9.00638937950134</text:p>
          </table:table-cell>
          <table:table-cell office:value-type="float" office:value="9.03974390029907" calcext:value-type="float">
            <text:p>9.03974390029907</text:p>
          </table:table-cell>
          <table:table-cell office:value-type="float" office:value="9.13980722427368" calcext:value-type="float">
            <text:p>9.13980722427368</text:p>
          </table:table-cell>
          <table:table-cell office:value-type="float" office:value="9.20651602745056" calcext:value-type="float">
            <text:p>9.20651602745056</text:p>
          </table:table-cell>
          <table:table-cell office:value-type="float" office:value="9.27322483062744" calcext:value-type="float">
            <text:p>9.27322483062744</text:p>
          </table:table-cell>
          <table:table-cell office:value-type="float" office:value="9.30657935142517" calcext:value-type="float">
            <text:p>9.30657935142517</text:p>
          </table:table-cell>
          <table:table-cell office:value-type="float" office:value="9.33993339538574" calcext:value-type="float">
            <text:p>9.33993339538574</text:p>
          </table:table-cell>
          <table:table-cell office:value-type="float" office:value="9.60677123069763" calcext:value-type="float">
            <text:p>9.60677123069763</text:p>
          </table:table-cell>
          <table:table-cell office:value-type="float" office:value="9.97368860244751" calcext:value-type="float">
            <text:p>9.97368860244751</text:p>
          </table:table-cell>
          <table:table-cell office:value-type="float" office:value="10.0404007434845" calcext:value-type="float">
            <text:p>10.0404007434845</text:p>
          </table:table-cell>
          <table:table-cell office:value-type="float" office:value="10.1071131229401" calcext:value-type="float">
            <text:p>10.1071131229401</text:p>
          </table:table-cell>
          <table:table-cell office:value-type="float" office:value="10.1738252639771" calcext:value-type="float">
            <text:p>10.1738252639771</text:p>
          </table:table-cell>
          <table:table-cell office:value-type="float" office:value="10.240537405014" calcext:value-type="float">
            <text:p>10.240537405014</text:p>
          </table:table-cell>
          <table:table-cell office:value-type="float" office:value="10.3072497844696" calcext:value-type="float">
            <text:p>10.3072497844696</text:p>
          </table:table-cell>
          <table:table-cell office:value-type="float" office:value="10.3739619255066" calcext:value-type="float">
            <text:p>10.3739619255066</text:p>
          </table:table-cell>
          <table:table-cell office:value-type="float" office:value="10.4406740665436" calcext:value-type="float">
            <text:p>10.4406740665436</text:p>
          </table:table-cell>
          <table:table-cell office:value-type="float" office:value="10.4740302562714" calcext:value-type="float">
            <text:p>10.4740302562714</text:p>
          </table:table-cell>
          <table:table-cell office:value-type="float" office:value="10.5073862075806" calcext:value-type="float">
            <text:p>10.5073862075806</text:p>
          </table:table-cell>
          <table:table-cell office:value-type="float" office:value="10.5407423973084" calcext:value-type="float">
            <text:p>10.5407423973084</text:p>
          </table:table-cell>
          <table:table-cell office:value-type="float" office:value="10.6074604988098" calcext:value-type="float">
            <text:p>10.6074604988098</text:p>
          </table:table-cell>
          <table:table-cell office:value-type="float" office:value="10.6408200263977" calcext:value-type="float">
            <text:p>10.6408200263977</text:p>
          </table:table-cell>
          <table:table-cell office:value-type="float" office:value="10.6741790771484" calcext:value-type="float">
            <text:p>10.6741790771484</text:p>
          </table:table-cell>
          <table:table-cell office:value-type="float" office:value="10.7408976554871" calcext:value-type="float">
            <text:p>10.7408976554871</text:p>
          </table:table-cell>
          <table:table-cell office:value-type="float" office:value="10.8076162338257" calcext:value-type="float">
            <text:p>10.8076162338257</text:p>
          </table:table-cell>
          <table:table-cell office:value-type="float" office:value="10.8743348121643" calcext:value-type="float">
            <text:p>10.8743348121643</text:p>
          </table:table-cell>
          <table:table-cell office:value-type="float" office:value="10.9410536289215" calcext:value-type="float">
            <text:p>10.9410536289215</text:p>
          </table:table-cell>
          <table:table-cell office:value-type="float" office:value="10.9744126796722" calcext:value-type="float">
            <text:p>10.9744126796722</text:p>
          </table:table-cell>
          <table:table-cell office:value-type="float" office:value="11.041131734848" calcext:value-type="float">
            <text:p>11.041131734848</text:p>
          </table:table-cell>
          <table:table-cell office:value-type="float" office:value="11.1078505516052" calcext:value-type="float">
            <text:p>11.1078505516052</text:p>
          </table:table-cell>
          <table:table-cell office:value-type="float" office:value="11.1745691299438" calcext:value-type="float">
            <text:p>11.1745691299438</text:p>
          </table:table-cell>
          <table:table-cell office:value-type="float" office:value="11.2412881851196" calcext:value-type="float">
            <text:p>11.2412881851196</text:p>
          </table:table-cell>
          <table:table-cell office:value-type="float" office:value="11.2746479511261" calcext:value-type="float">
            <text:p>11.2746479511261</text:p>
          </table:table-cell>
          <table:table-cell office:value-type="float" office:value="11.3413667678833" calcext:value-type="float">
            <text:p>11.3413667678833</text:p>
          </table:table-cell>
          <table:table-cell office:value-type="float" office:value="11.3747265338898" calcext:value-type="float">
            <text:p>11.3747265338898</text:p>
          </table:table-cell>
          <table:table-cell office:value-type="float" office:value="11.441445350647" calcext:value-type="float">
            <text:p>11.441445350647</text:p>
          </table:table-cell>
          <table:table-cell office:value-type="float" office:value="11.4748051166534" calcext:value-type="float">
            <text:p>11.4748051166534</text:p>
          </table:table-cell>
          <table:table-cell office:value-type="float" office:value="11.5081646442413" calcext:value-type="float">
            <text:p>11.5081646442413</text:p>
          </table:table-cell>
          <table:table-cell office:value-type="float" office:value="11.5748813152313" calcext:value-type="float">
            <text:p>11.5748813152313</text:p>
          </table:table-cell>
          <table:table-cell office:value-type="float" office:value="11.6415951251984" calcext:value-type="float">
            <text:p>11.6415951251984</text:p>
          </table:table-cell>
          <table:table-cell office:value-type="float" office:value="11.708309173584" calcext:value-type="float">
            <text:p>11.708309173584</text:p>
          </table:table-cell>
          <table:table-cell office:value-type="float" office:value="11.7750234603882" calcext:value-type="float">
            <text:p>11.7750234603882</text:p>
          </table:table-cell>
          <table:table-cell office:value-type="float" office:value="11.8417372703552" calcext:value-type="float">
            <text:p>11.8417372703552</text:p>
          </table:table-cell>
          <table:table-cell office:value-type="float" office:value="11.8750944137573" calcext:value-type="float">
            <text:p>11.8750944137573</text:p>
          </table:table-cell>
          <table:table-cell office:value-type="float" office:value="11.9084513187408" calcext:value-type="float">
            <text:p>11.9084513187408</text:p>
          </table:table-cell>
          <table:table-cell office:value-type="float" office:value="11.9418084621429" calcext:value-type="float">
            <text:p>11.9418084621429</text:p>
          </table:table-cell>
          <table:table-cell office:value-type="float" office:value="12.0085225105286" calcext:value-type="float">
            <text:p>12.0085225105286</text:p>
          </table:table-cell>
          <table:table-cell office:value-type="float" office:value="12.0752367973328" calcext:value-type="float">
            <text:p>12.0752367973328</text:p>
          </table:table-cell>
          <table:table-cell office:value-type="float" office:value="12.1085937023163" calcext:value-type="float">
            <text:p>12.1085937023163</text:p>
          </table:table-cell>
          <table:table-cell office:value-type="float" office:value="12.208664894104" calcext:value-type="float">
            <text:p>12.208664894104</text:p>
          </table:table-cell>
          <table:table-cell office:value-type="float" office:value="12.2753789424896" calcext:value-type="float">
            <text:p>12.2753789424896</text:p>
          </table:table-cell>
          <table:table-cell office:value-type="float" office:value="12.3420934677124" calcext:value-type="float">
            <text:p>12.3420934677124</text:p>
          </table:table-cell>
          <table:table-cell office:value-type="float" office:value="12.3754503726959" calcext:value-type="float">
            <text:p>12.3754503726959</text:p>
          </table:table-cell>
          <table:table-cell office:value-type="float" office:value="12.4421646595001" calcext:value-type="float">
            <text:p>12.4421646595001</text:p>
          </table:table-cell>
          <table:table-cell office:value-type="float" office:value="12.5088787078857" calcext:value-type="float">
            <text:p>12.5088787078857</text:p>
          </table:table-cell>
          <table:table-cell office:value-type="float" office:value="12.6089670658112" calcext:value-type="float">
            <text:p>12.6089670658112</text:p>
          </table:table-cell>
          <table:table-cell office:value-type="float" office:value="12.6756980419159" calcext:value-type="float">
            <text:p>12.6756980419159</text:p>
          </table:table-cell>
          <table:table-cell office:value-type="float" office:value="12.7757954597473" calcext:value-type="float">
            <text:p>12.7757954597473</text:p>
          </table:table-cell>
          <table:table-cell office:value-type="float" office:value="12.8425273895264" calcext:value-type="float">
            <text:p>12.8425273895264</text:p>
          </table:table-cell>
          <table:table-cell office:value-type="float" office:value="12.8758933544159" calcext:value-type="float">
            <text:p>12.8758933544159</text:p>
          </table:table-cell>
          <table:table-cell office:value-type="float" office:value="12.909259557724" calcext:value-type="float">
            <text:p>12.909259557724</text:p>
          </table:table-cell>
          <table:table-cell office:value-type="float" office:value="12.9426259994507" calcext:value-type="float">
            <text:p>12.9426259994507</text:p>
          </table:table-cell>
          <table:table-cell office:value-type="float" office:value="13.0093584060669" calcext:value-type="float">
            <text:p>13.0093584060669</text:p>
          </table:table-cell>
          <table:table-cell office:value-type="float" office:value="13.0760912895203" calcext:value-type="float">
            <text:p>13.0760912895203</text:p>
          </table:table-cell>
          <table:table-cell office:value-type="float" office:value="13.1428244113922" calcext:value-type="float">
            <text:p>13.1428244113922</text:p>
          </table:table-cell>
          <table:table-cell office:value-type="float" office:value="13.1761908531189" calcext:value-type="float">
            <text:p>13.1761908531189</text:p>
          </table:table-cell>
          <table:table-cell office:value-type="float" office:value="13.242924451828" calcext:value-type="float">
            <text:p>13.242924451828</text:p>
          </table:table-cell>
          <table:table-cell office:value-type="float" office:value="13.2762911319733" calcext:value-type="float">
            <text:p>13.2762911319733</text:p>
          </table:table-cell>
          <table:table-cell office:value-type="float" office:value="13.3096580505371" calcext:value-type="float">
            <text:p>13.3096580505371</text:p>
          </table:table-cell>
          <table:table-cell office:value-type="float" office:value="13.343024969101" calcext:value-type="float">
            <text:p>13.343024969101</text:p>
          </table:table-cell>
          <table:table-cell office:value-type="float" office:value="13.3763921260834" calcext:value-type="float">
            <text:p>13.3763921260834</text:p>
          </table:table-cell>
          <table:table-cell office:value-type="float" office:value="13.4431264400482" calcext:value-type="float">
            <text:p>13.4431264400482</text:p>
          </table:table-cell>
          <table:table-cell office:value-type="float" office:value="13.4764935970306" calcext:value-type="float">
            <text:p>13.4764935970306</text:p>
          </table:table-cell>
          <table:table-cell office:value-type="float" office:value="13.5432281494141" calcext:value-type="float">
            <text:p>13.5432281494141</text:p>
          </table:table-cell>
          <table:table-cell office:value-type="float" office:value="13.6099390983582" calcext:value-type="float">
            <text:p>13.6099390983582</text:p>
          </table:table-cell>
          <table:table-cell office:value-type="float" office:value="13.6766502857208" calcext:value-type="float">
            <text:p>13.6766502857208</text:p>
          </table:table-cell>
          <table:table-cell office:value-type="float" office:value="13.776716709137" calcext:value-type="float">
            <text:p>13.776716709137</text:p>
          </table:table-cell>
          <table:table-cell office:value-type="float" office:value="13.8434276580811" calcext:value-type="float">
            <text:p>13.8434276580811</text:p>
          </table:table-cell>
          <table:table-cell office:value-type="float" office:value="13.9101383686066" calcext:value-type="float">
            <text:p>13.9101383686066</text:p>
          </table:table-cell>
          <table:table-cell office:value-type="float" office:value="13.9768493175507" calcext:value-type="float">
            <text:p>13.9768493175507</text:p>
          </table:table-cell>
          <table:table-cell office:value-type="float" office:value="14.0102045536041" calcext:value-type="float">
            <text:p>14.0102045536041</text:p>
          </table:table-cell>
          <table:table-cell office:value-type="float" office:value="14.0435600280762" calcext:value-type="float">
            <text:p>14.0435600280762</text:p>
          </table:table-cell>
          <table:table-cell office:value-type="float" office:value="14.0769152641296" calcext:value-type="float">
            <text:p>14.0769152641296</text:p>
          </table:table-cell>
          <table:table-cell office:value-type="float" office:value="14.1102705001831" calcext:value-type="float">
            <text:p>14.1102705001831</text:p>
          </table:table-cell>
          <table:table-cell office:value-type="float" office:value="14.1769812107086" calcext:value-type="float">
            <text:p>14.1769812107086</text:p>
          </table:table-cell>
          <table:table-cell office:value-type="float" office:value="14.2770466804504" calcext:value-type="float">
            <text:p>14.2770466804504</text:p>
          </table:table-cell>
          <table:table-cell office:value-type="float" office:value="14.3437569141388" calcext:value-type="float">
            <text:p>14.3437569141388</text:p>
          </table:table-cell>
          <table:table-cell office:value-type="float" office:value="14.3771121501923" calcext:value-type="float">
            <text:p>14.3771121501923</text:p>
          </table:table-cell>
          <table:table-cell office:value-type="float" office:value="14.4104673862457" calcext:value-type="float">
            <text:p>14.4104673862457</text:p>
          </table:table-cell>
          <table:table-cell office:value-type="float" office:value="14.4771776199341" calcext:value-type="float">
            <text:p>14.4771776199341</text:p>
          </table:table-cell>
          <table:table-cell office:value-type="float" office:value="14.5438878536224" calcext:value-type="float">
            <text:p>14.5438878536224</text:p>
          </table:table-cell>
          <table:table-cell office:value-type="float" office:value="14.6439557075501" calcext:value-type="float">
            <text:p>14.6439557075501</text:p>
          </table:table-cell>
          <table:table-cell office:value-type="float" office:value="14.7106673717499" calcext:value-type="float">
            <text:p>14.7106673717499</text:p>
          </table:table-cell>
          <table:table-cell office:value-type="float" office:value="14.7773790359497" calcext:value-type="float">
            <text:p>14.7773790359497</text:p>
          </table:table-cell>
          <table:table-cell office:value-type="float" office:value="14.8440907001495" calcext:value-type="float">
            <text:p>14.8440907001495</text:p>
          </table:table-cell>
          <table:table-cell office:value-type="float" office:value="14.8774464130402" calcext:value-type="float">
            <text:p>14.8774464130402</text:p>
          </table:table-cell>
          <table:table-cell office:value-type="float" office:value="14.9108023643494" calcext:value-type="float">
            <text:p>14.9108023643494</text:p>
          </table:table-cell>
          <table:table-cell office:value-type="float" office:value="14.94415807724" calcext:value-type="float">
            <text:p>14.94415807724</text:p>
          </table:table-cell>
          <table:table-cell office:value-type="float" office:value="15.0108697414398" calcext:value-type="float">
            <text:p>15.0108697414398</text:p>
          </table:table-cell>
          <table:table-cell office:value-type="float" office:value="15.0442254543304" calcext:value-type="float">
            <text:p>15.0442254543304</text:p>
          </table:table-cell>
          <table:table-cell office:value-type="float" office:value="15.0775811672211" calcext:value-type="float">
            <text:p>15.0775811672211</text:p>
          </table:table-cell>
          <table:table-cell office:value-type="float" office:value="15.1442925930023" calcext:value-type="float">
            <text:p>15.1442925930023</text:p>
          </table:table-cell>
          <table:table-cell office:value-type="float" office:value="15.1776483058929" calcext:value-type="float">
            <text:p>15.1776483058929</text:p>
          </table:table-cell>
          <table:table-cell office:value-type="float" office:value="15.2443597316742" calcext:value-type="float">
            <text:p>15.2443597316742</text:p>
          </table:table-cell>
          <table:table-cell office:value-type="float" office:value="15.3110709190369" calcext:value-type="float">
            <text:p>15.3110709190369</text:p>
          </table:table-cell>
          <table:table-cell office:value-type="float" office:value="15.3777821063995" calcext:value-type="float">
            <text:p>15.3777821063995</text:p>
          </table:table-cell>
          <table:table-cell office:value-type="float" office:value="15.4111378192902" calcext:value-type="float">
            <text:p>15.4111378192902</text:p>
          </table:table-cell>
          <table:table-cell office:value-type="float" office:value="15.4444935321808" calcext:value-type="float">
            <text:p>15.4444935321808</text:p>
          </table:table-cell>
          <table:table-cell office:value-type="float" office:value="15.5112047195435" calcext:value-type="float">
            <text:p>15.5112047195435</text:p>
          </table:table-cell>
          <table:table-cell office:value-type="float" office:value="15.5779159069061" calcext:value-type="float">
            <text:p>15.5779159069061</text:p>
          </table:table-cell>
          <table:table-cell office:value-type="float" office:value="15.6112716197968" calcext:value-type="float">
            <text:p>15.6112716197968</text:p>
          </table:table-cell>
          <table:table-cell office:value-type="float" office:value="15.677983045578" calcext:value-type="float">
            <text:p>15.677983045578</text:p>
          </table:table-cell>
          <table:table-cell office:value-type="float" office:value="15.7446944713593" calcext:value-type="float">
            <text:p>15.7446944713593</text:p>
          </table:table-cell>
          <table:table-cell office:value-type="float" office:value="15.7780501842499" calcext:value-type="float">
            <text:p>15.7780501842499</text:p>
          </table:table-cell>
          <table:table-cell office:value-type="float" office:value="15.8114056587219" calcext:value-type="float">
            <text:p>15.8114056587219</text:p>
          </table:table-cell>
          <table:table-cell office:value-type="float" office:value="15.8781168460846" calcext:value-type="float">
            <text:p>15.8781168460846</text:p>
          </table:table-cell>
          <table:table-cell office:value-type="float" office:value="15.9448280334473" calcext:value-type="float">
            <text:p>15.9448280334473</text:p>
          </table:table-cell>
          <table:table-cell office:value-type="float" office:value="15.9781837463379" calcext:value-type="float">
            <text:p>15.9781837463379</text:p>
          </table:table-cell>
          <table:table-cell office:value-type="float" office:value="16.0115392208099" calcext:value-type="float">
            <text:p>16.0115392208099</text:p>
          </table:table-cell>
          <table:table-cell office:value-type="float" office:value="16.0782504081726" calcext:value-type="float">
            <text:p>16.0782504081726</text:p>
          </table:table-cell>
          <table:table-cell office:value-type="float" office:value="16.1449613571167" calcext:value-type="float">
            <text:p>16.1449613571167</text:p>
          </table:table-cell>
          <table:table-cell office:value-type="float" office:value="16.2116723060608" calcext:value-type="float">
            <text:p>16.2116723060608</text:p>
          </table:table-cell>
          <table:table-cell office:value-type="float" office:value="16.2783832550049" calcext:value-type="float">
            <text:p>16.2783832550049</text:p>
          </table:table-cell>
          <table:table-cell office:value-type="float" office:value="16.3117387294769" calcext:value-type="float">
            <text:p>16.3117387294769</text:p>
          </table:table-cell>
          <table:table-cell office:value-type="float" office:value="16.3784494400024" calcext:value-type="float">
            <text:p>16.3784494400024</text:p>
          </table:table-cell>
          <table:table-cell office:value-type="float" office:value="16.445160150528" calcext:value-type="float">
            <text:p>16.445160150528</text:p>
          </table:table-cell>
          <table:table-cell office:value-type="float" office:value="16.478515625" calcext:value-type="float">
            <text:p>16.478515625</text:p>
          </table:table-cell>
          <table:table-cell office:value-type="float" office:value="16.5118708610535" calcext:value-type="float">
            <text:p>16.5118708610535</text:p>
          </table:table-cell>
          <table:table-cell office:value-type="float" office:value="16.5452263355255" calcext:value-type="float">
            <text:p>16.5452263355255</text:p>
          </table:table-cell>
          <table:table-cell office:value-type="float" office:value="16.578581571579" calcext:value-type="float">
            <text:p>16.578581571579</text:p>
          </table:table-cell>
          <table:table-cell office:value-type="float" office:value="16.6452913284302" calcext:value-type="float">
            <text:p>16.6452913284302</text:p>
          </table:table-cell>
          <table:table-cell office:value-type="float" office:value="16.6786463260651" calcext:value-type="float">
            <text:p>16.6786463260651</text:p>
          </table:table-cell>
          <table:table-cell office:value-type="float" office:value="16.7453563213348" calcext:value-type="float">
            <text:p>16.7453563213348</text:p>
          </table:table-cell>
          <table:table-cell office:value-type="float" office:value="16.8120663166046" calcext:value-type="float">
            <text:p>16.8120663166046</text:p>
          </table:table-cell>
          <table:table-cell office:value-type="float" office:value="16.8787763118744" calcext:value-type="float">
            <text:p>16.8787763118744</text:p>
          </table:table-cell>
          <table:table-cell office:value-type="float" office:value="16.9121310710907" calcext:value-type="float">
            <text:p>16.9121310710907</text:p>
          </table:table-cell>
          <table:table-cell office:value-type="float" office:value="16.9454860687256" calcext:value-type="float">
            <text:p>16.9454860687256</text:p>
          </table:table-cell>
          <table:table-cell office:value-type="float" office:value="17.0455503463745" calcext:value-type="float">
            <text:p>17.0455503463745</text:p>
          </table:table-cell>
          <table:table-cell office:value-type="float" office:value="17.0789051055908" calcext:value-type="float">
            <text:p>17.0789051055908</text:p>
          </table:table-cell>
          <table:table-cell office:value-type="float" office:value="17.1456146240234" calcext:value-type="float">
            <text:p>17.1456146240234</text:p>
          </table:table-cell>
          <table:table-cell office:value-type="float" office:value="17.2123241424561" calcext:value-type="float">
            <text:p>17.2123241424561</text:p>
          </table:table-cell>
          <table:table-cell office:value-type="float" office:value="17.2456789016724" calcext:value-type="float">
            <text:p>17.2456789016724</text:p>
          </table:table-cell>
          <table:table-cell office:value-type="float" office:value="17.3123881816864" calcext:value-type="float">
            <text:p>17.3123881816864</text:p>
          </table:table-cell>
          <table:table-cell office:value-type="float" office:value="17.3457429409027" calcext:value-type="float">
            <text:p>17.3457429409027</text:p>
          </table:table-cell>
          <table:table-cell office:value-type="float" office:value="17.4124517440796" calcext:value-type="float">
            <text:p>17.4124517440796</text:p>
          </table:table-cell>
          <table:table-cell office:value-type="float" office:value="17.4458065032959" calcext:value-type="float">
            <text:p>17.4458065032959</text:p>
          </table:table-cell>
          <table:table-cell office:value-type="float" office:value="17.5125155448914" calcext:value-type="float">
            <text:p>17.5125155448914</text:p>
          </table:table-cell>
          <table:table-cell office:value-type="float" office:value="17.5792286396027" calcext:value-type="float">
            <text:p>17.5792286396027</text:p>
          </table:table-cell>
          <table:table-cell office:value-type="float" office:value="17.645946264267" calcext:value-type="float">
            <text:p>17.645946264267</text:p>
          </table:table-cell>
          <table:table-cell office:value-type="float" office:value="17.6793048381805" calcext:value-type="float">
            <text:p>17.6793048381805</text:p>
          </table:table-cell>
          <table:table-cell office:value-type="float" office:value="17.7793807983398" calcext:value-type="float">
            <text:p>17.7793807983398</text:p>
          </table:table-cell>
          <table:table-cell office:value-type="float" office:value="17.846097946167" calcext:value-type="float">
            <text:p>17.846097946167</text:p>
          </table:table-cell>
          <table:table-cell office:value-type="float" office:value="17.8794567584991" calcext:value-type="float">
            <text:p>17.8794567584991</text:p>
          </table:table-cell>
          <table:table-cell office:value-type="float" office:value="17.9128155708313" calcext:value-type="float">
            <text:p>17.9128155708313</text:p>
          </table:table-cell>
          <table:table-cell office:value-type="float" office:value="17.979532957077" calcext:value-type="float">
            <text:p>17.979532957077</text:p>
          </table:table-cell>
          <table:table-cell office:value-type="float" office:value="18.0462501049042" calcext:value-type="float">
            <text:p>18.0462501049042</text:p>
          </table:table-cell>
          <table:table-cell office:value-type="float" office:value="18.1129677295685" calcext:value-type="float">
            <text:p>18.1129677295685</text:p>
          </table:table-cell>
          <table:table-cell office:value-type="float" office:value="18.1796851158142" calcext:value-type="float">
            <text:p>18.1796851158142</text:p>
          </table:table-cell>
          <table:table-cell office:value-type="float" office:value="18.2464025020599" calcext:value-type="float">
            <text:p>18.2464025020599</text:p>
          </table:table-cell>
          <table:table-cell office:value-type="float" office:value="18.2797610759735" calcext:value-type="float">
            <text:p>18.2797610759735</text:p>
          </table:table-cell>
          <table:table-cell office:value-type="float" office:value="18.3464787006378" calcext:value-type="float">
            <text:p>18.3464787006378</text:p>
          </table:table-cell>
          <table:table-cell office:value-type="float" office:value="18.4131960868835" calcext:value-type="float">
            <text:p>18.4131960868835</text:p>
          </table:table-cell>
          <table:table-cell office:value-type="float" office:value="18.4799137115479" calcext:value-type="float">
            <text:p>18.4799137115479</text:p>
          </table:table-cell>
          <table:table-cell office:value-type="float" office:value="18.5466310977936" calcext:value-type="float">
            <text:p>18.5466310977936</text:p>
          </table:table-cell>
          <table:table-cell office:value-type="float" office:value="18.6133513450623" calcext:value-type="float">
            <text:p>18.6133513450623</text:p>
          </table:table-cell>
          <table:table-cell office:value-type="float" office:value="18.6467113494873" calcext:value-type="float">
            <text:p>18.6467113494873</text:p>
          </table:table-cell>
          <table:table-cell office:value-type="float" office:value="18.746791601181" calcext:value-type="float">
            <text:p>18.746791601181</text:p>
          </table:table-cell>
          <table:table-cell office:value-type="float" office:value="18.7801518440247" calcext:value-type="float">
            <text:p>18.7801518440247</text:p>
          </table:table-cell>
          <table:table-cell office:value-type="float" office:value="18.8468720912933" calcext:value-type="float">
            <text:p>18.8468720912933</text:p>
          </table:table-cell>
          <table:table-cell office:value-type="float" office:value="18.9135921001434" calcext:value-type="float">
            <text:p>18.9135921001434</text:p>
          </table:table-cell>
          <table:table-cell office:value-type="float" office:value="18.9469523429871" calcext:value-type="float">
            <text:p>18.9469523429871</text:p>
          </table:table-cell>
          <table:table-cell office:value-type="float" office:value="18.9803125858307" calcext:value-type="float">
            <text:p>18.9803125858307</text:p>
          </table:table-cell>
          <table:table-cell office:value-type="float" office:value="19.0470328330994" calcext:value-type="float">
            <text:p>19.0470328330994</text:p>
          </table:table-cell>
          <table:table-cell office:value-type="float" office:value="19.0803933143616" calcext:value-type="float">
            <text:p>19.0803933143616</text:p>
          </table:table-cell>
          <table:table-cell office:value-type="float" office:value="19.1471135616303" calcext:value-type="float">
            <text:p>19.1471135616303</text:p>
          </table:table-cell>
          <table:table-cell office:value-type="float" office:value="19.2138340473175" calcext:value-type="float">
            <text:p>19.2138340473175</text:p>
          </table:table-cell>
          <table:table-cell office:value-type="float" office:value="19.2471945285797" calcext:value-type="float">
            <text:p>19.2471945285797</text:p>
          </table:table-cell>
          <table:table-cell office:value-type="float" office:value="19.3472752571106" calcext:value-type="float">
            <text:p>19.3472752571106</text:p>
          </table:table-cell>
          <table:table-cell office:value-type="float" office:value="19.3806357383728" calcext:value-type="float">
            <text:p>19.3806357383728</text:p>
          </table:table-cell>
          <table:table-cell office:value-type="float" office:value="19.4473562240601" calcext:value-type="float">
            <text:p>19.4473562240601</text:p>
          </table:table-cell>
          <table:table-cell office:value-type="float" office:value="19.4807164669037" calcext:value-type="float">
            <text:p>19.4807164669037</text:p>
          </table:table-cell>
          <table:table-cell office:value-type="float" office:value="19.5474371910095" calcext:value-type="float">
            <text:p>19.5474371910095</text:p>
          </table:table-cell>
          <table:table-cell office:value-type="float" office:value="19.6141455173492" calcext:value-type="float">
            <text:p>19.6141455173492</text:p>
          </table:table-cell>
          <table:table-cell office:value-type="float" office:value="19.6474993228912" calcext:value-type="float">
            <text:p>19.6474993228912</text:p>
          </table:table-cell>
          <table:table-cell office:value-type="float" office:value="19.7475616931915" calcext:value-type="float">
            <text:p>19.7475616931915</text:p>
          </table:table-cell>
          <table:table-cell office:value-type="float" office:value="19.8142695426941" calcext:value-type="float">
            <text:p>19.8142695426941</text:p>
          </table:table-cell>
          <table:table-cell office:value-type="float" office:value="19.8809771537781" calcext:value-type="float">
            <text:p>19.8809771537781</text:p>
          </table:table-cell>
          <table:table-cell office:value-type="float" office:value="19.9143311977386" calcext:value-type="float">
            <text:p>19.9143311977386</text:p>
          </table:table-cell>
          <table:table-cell office:value-type="float" office:value="19.9476850032806" calcext:value-type="float">
            <text:p>19.9476850032806</text:p>
          </table:table-cell>
          <table:table-cell office:value-type="float" office:value="20.014392375946" calcext:value-type="float">
            <text:p>20.014392375946</text:p>
          </table:table-cell>
          <table:table-cell office:value-type="float" office:value="20.08109998703" calcext:value-type="float">
            <text:p>20.08109998703</text:p>
          </table:table-cell>
          <table:table-cell office:value-type="float" office:value="20.1478073596954" calcext:value-type="float">
            <text:p>20.1478073596954</text:p>
          </table:table-cell>
          <table:table-cell office:value-type="float" office:value="20.2145142555237" calcext:value-type="float">
            <text:p>20.2145142555237</text:p>
          </table:table-cell>
          <table:table-cell office:value-type="float" office:value="20.2812213897705" calcext:value-type="float">
            <text:p>20.2812213897705</text:p>
          </table:table-cell>
          <table:table-cell office:value-type="float" office:value="20.3479282855988" calcext:value-type="float">
            <text:p>20.3479282855988</text:p>
          </table:table-cell>
          <table:table-cell office:value-type="float" office:value="20.3812818527222" calcext:value-type="float">
            <text:p>20.3812818527222</text:p>
          </table:table-cell>
          <table:table-cell office:value-type="float" office:value="20.414635181427" calcext:value-type="float">
            <text:p>20.414635181427</text:p>
          </table:table-cell>
          <table:table-cell office:value-type="float" office:value="20.4479887485504" calcext:value-type="float">
            <text:p>20.4479887485504</text:p>
          </table:table-cell>
          <table:table-cell office:value-type="float" office:value="20.4813418388367" calcext:value-type="float">
            <text:p>20.4813418388367</text:p>
          </table:table-cell>
          <table:table-cell office:value-type="float" office:value="20.5146951675415" calcext:value-type="float">
            <text:p>20.5146951675415</text:p>
          </table:table-cell>
          <table:table-cell office:value-type="float" office:value="20.5814077854156" calcext:value-type="float">
            <text:p>20.5814077854156</text:p>
          </table:table-cell>
          <table:table-cell office:value-type="float" office:value="20.6147668361664" calcext:value-type="float">
            <text:p>20.6147668361664</text:p>
          </table:table-cell>
          <table:table-cell office:value-type="float" office:value="20.6481258869171" calcext:value-type="float">
            <text:p>20.6481258869171</text:p>
          </table:table-cell>
          <table:table-cell office:value-type="float" office:value="20.7148442268372" calcext:value-type="float">
            <text:p>20.7148442268372</text:p>
          </table:table-cell>
          <table:table-cell office:value-type="float" office:value="20.7815625667572" calcext:value-type="float">
            <text:p>20.7815625667572</text:p>
          </table:table-cell>
          <table:table-cell office:value-type="float" office:value="20.8482809066772" calcext:value-type="float">
            <text:p>20.8482809066772</text:p>
          </table:table-cell>
          <table:table-cell office:value-type="float" office:value="20.881639957428" calcext:value-type="float">
            <text:p>20.881639957428</text:p>
          </table:table-cell>
          <table:table-cell office:value-type="float" office:value="20.9149994850159" calcext:value-type="float">
            <text:p>20.9149994850159</text:p>
          </table:table-cell>
          <table:table-cell office:value-type="float" office:value="20.9483585357666" calcext:value-type="float">
            <text:p>20.9483585357666</text:p>
          </table:table-cell>
          <table:table-cell office:value-type="float" office:value="20.9817178249359" calcext:value-type="float">
            <text:p>20.9817178249359</text:p>
          </table:table-cell>
          <table:table-cell office:value-type="float" office:value="21.0150771141052" calcext:value-type="float">
            <text:p>21.0150771141052</text:p>
          </table:table-cell>
          <table:table-cell office:value-type="float" office:value="21.0484364032745" calcext:value-type="float">
            <text:p>21.0484364032745</text:p>
          </table:table-cell>
          <table:table-cell office:value-type="float" office:value="21.1151549816132" calcext:value-type="float">
            <text:p>21.1151549816132</text:p>
          </table:table-cell>
          <table:table-cell office:value-type="float" office:value="21.1818735599518" calcext:value-type="float">
            <text:p>21.1818735599518</text:p>
          </table:table-cell>
          <table:table-cell office:value-type="float" office:value="21.2485921382904" calcext:value-type="float">
            <text:p>21.2485921382904</text:p>
          </table:table-cell>
          <table:table-cell office:value-type="float" office:value="21.3153109550476" calcext:value-type="float">
            <text:p>21.3153109550476</text:p>
          </table:table-cell>
          <table:table-cell office:value-type="float" office:value="21.3486702442169" calcext:value-type="float">
            <text:p>21.3486702442169</text:p>
          </table:table-cell>
          <table:table-cell office:value-type="float" office:value="21.3820297718048" calcext:value-type="float">
            <text:p>21.3820297718048</text:p>
          </table:table-cell>
          <table:table-cell office:value-type="float" office:value="21.4153890609741" calcext:value-type="float">
            <text:p>21.4153890609741</text:p>
          </table:table-cell>
          <table:table-cell office:value-type="float" office:value="21.4487483501434" calcext:value-type="float">
            <text:p>21.4487483501434</text:p>
          </table:table-cell>
          <table:table-cell office:value-type="float" office:value="21.5154671669006" calcext:value-type="float">
            <text:p>21.5154671669006</text:p>
          </table:table-cell>
          <table:table-cell office:value-type="float" office:value="21.582181930542" calcext:value-type="float">
            <text:p>21.582181930542</text:p>
          </table:table-cell>
          <table:table-cell office:value-type="float" office:value="21.6488928794861" calcext:value-type="float">
            <text:p>21.6488928794861</text:p>
          </table:table-cell>
          <table:table-cell office:value-type="float" office:value="21.7156035900116" calcext:value-type="float">
            <text:p>21.7156035900116</text:p>
          </table:table-cell>
          <table:table-cell office:value-type="float" office:value="21.7823143005371" calcext:value-type="float">
            <text:p>21.7823143005371</text:p>
          </table:table-cell>
          <table:table-cell office:value-type="float" office:value="21.8490250110626" calcext:value-type="float">
            <text:p>21.8490250110626</text:p>
          </table:table-cell>
          <table:table-cell office:value-type="float" office:value="21.8823802471161" calcext:value-type="float">
            <text:p>21.8823802471161</text:p>
          </table:table-cell>
          <table:table-cell office:value-type="float" office:value="21.9157357215881" calcext:value-type="float">
            <text:p>21.9157357215881</text:p>
          </table:table-cell>
          <table:table-cell office:value-type="float" office:value="21.9490909576416" calcext:value-type="float">
            <text:p>21.9490909576416</text:p>
          </table:table-cell>
          <table:table-cell office:value-type="float" office:value="21.9824461936951" calcext:value-type="float">
            <text:p>21.9824461936951</text:p>
          </table:table-cell>
          <table:table-cell office:value-type="float" office:value="22.0158014297485" calcext:value-type="float">
            <text:p>22.0158014297485</text:p>
          </table:table-cell>
          <table:table-cell office:value-type="float" office:value="22.0825119018555" calcext:value-type="float">
            <text:p>22.0825119018555</text:p>
          </table:table-cell>
          <table:table-cell office:value-type="float" office:value="22.1492223739624" calcext:value-type="float">
            <text:p>22.1492223739624</text:p>
          </table:table-cell>
          <table:table-cell office:value-type="float" office:value="22.2159328460693" calcext:value-type="float">
            <text:p>22.2159328460693</text:p>
          </table:table-cell>
          <table:table-cell office:value-type="float" office:value="22.2826430797577" calcext:value-type="float">
            <text:p>22.2826430797577</text:p>
          </table:table-cell>
          <table:table-cell office:value-type="float" office:value="22.3159983158112" calcext:value-type="float">
            <text:p>22.3159983158112</text:p>
          </table:table-cell>
          <table:table-cell office:value-type="float" office:value="22.349353313446" calcext:value-type="float">
            <text:p>22.349353313446</text:p>
          </table:table-cell>
          <table:table-cell office:value-type="float" office:value="22.3827083110809" calcext:value-type="float">
            <text:p>22.3827083110809</text:p>
          </table:table-cell>
          <table:table-cell office:value-type="float" office:value="22.4494185447693" calcext:value-type="float">
            <text:p>22.4494185447693</text:p>
          </table:table-cell>
          <table:table-cell office:value-type="float" office:value="22.4827737808228" calcext:value-type="float">
            <text:p>22.4827737808228</text:p>
          </table:table-cell>
          <table:table-cell office:value-type="float" office:value="22.5161287784576" calcext:value-type="float">
            <text:p>22.5161287784576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x-axis</text:p>
          </table:table-cell>
          <table:table-cell office:value-type="float" office:value="0.117569046091442" calcext:value-type="float">
            <text:p>0.117569046091442</text:p>
          </table:table-cell>
          <table:table-cell office:value-type="float" office:value="0.117586872588143" calcext:value-type="float">
            <text:p>0.117586872588143</text:p>
          </table:table-cell>
          <table:table-cell office:value-type="float" office:value="0.117706160400767" calcext:value-type="float">
            <text:p>0.117706160400767</text:p>
          </table:table-cell>
          <table:table-cell office:value-type="float" office:value="0.11751040393605" calcext:value-type="float">
            <text:p>0.11751040393605</text:p>
          </table:table-cell>
          <table:table-cell office:value-type="float" office:value="0.117452806734585" calcext:value-type="float">
            <text:p>0.117452806734585</text:p>
          </table:table-cell>
          <table:table-cell office:value-type="float" office:value="0.117459529196373" calcext:value-type="float">
            <text:p>0.117459529196373</text:p>
          </table:table-cell>
          <table:table-cell office:value-type="float" office:value="0.117587958833663" calcext:value-type="float">
            <text:p>0.117587958833663</text:p>
          </table:table-cell>
          <table:table-cell office:value-type="float" office:value="0.117387271023969" calcext:value-type="float">
            <text:p>0.117387271023969</text:p>
          </table:table-cell>
          <table:table-cell office:value-type="float" office:value="0.117407984515671" calcext:value-type="float">
            <text:p>0.117407984515671</text:p>
          </table:table-cell>
          <table:table-cell office:value-type="float" office:value="0.117458777700502" calcext:value-type="float">
            <text:p>0.117458777700502</text:p>
          </table:table-cell>
          <table:table-cell office:value-type="float" office:value="0.117559457743069" calcext:value-type="float">
            <text:p>0.117559457743069</text:p>
          </table:table-cell>
          <table:table-cell office:value-type="float" office:value="0.117487437016847" calcext:value-type="float">
            <text:p>0.117487437016847</text:p>
          </table:table-cell>
          <table:table-cell office:value-type="float" office:value="0.117504335262489" calcext:value-type="float">
            <text:p>0.117504335262489</text:p>
          </table:table-cell>
          <table:table-cell office:value-type="float" office:value="0.117564533514643" calcext:value-type="float">
            <text:p>0.117564533514643</text:p>
          </table:table-cell>
          <table:table-cell office:value-type="float" office:value="0.117402965511011" calcext:value-type="float">
            <text:p>0.117402965511011</text:p>
          </table:table-cell>
          <table:table-cell office:value-type="float" office:value="0.117490449400588" calcext:value-type="float">
            <text:p>0.117490449400588</text:p>
          </table:table-cell>
          <table:table-cell office:value-type="float" office:value="0.117477651039915" calcext:value-type="float">
            <text:p>0.117477651039915</text:p>
          </table:table-cell>
          <table:table-cell office:value-type="float" office:value="0.117659063990563" calcext:value-type="float">
            <text:p>0.117659063990563</text:p>
          </table:table-cell>
          <table:table-cell office:value-type="float" office:value="0.117497631257224" calcext:value-type="float">
            <text:p>0.117497631257224</text:p>
          </table:table-cell>
          <table:table-cell office:value-type="float" office:value="0.117548456845122" calcext:value-type="float">
            <text:p>0.117548456845122</text:p>
          </table:table-cell>
          <table:table-cell office:value-type="float" office:value="0.117565344632857" calcext:value-type="float">
            <text:p>0.117565344632857</text:p>
          </table:table-cell>
          <table:table-cell office:value-type="float" office:value="0.117681807633178" calcext:value-type="float">
            <text:p>0.117681807633178</text:p>
          </table:table-cell>
          <table:table-cell office:value-type="float" office:value="0.11762437598587" calcext:value-type="float">
            <text:p>0.11762437598587</text:p>
          </table:table-cell>
          <table:table-cell office:value-type="float" office:value="0.117454773077732" calcext:value-type="float">
            <text:p>0.117454773077732</text:p>
          </table:table-cell>
          <table:table-cell office:value-type="float" office:value="0.117469861125732" calcext:value-type="float">
            <text:p>0.117469861125732</text:p>
          </table:table-cell>
          <table:table-cell office:value-type="float" office:value="0.117489125166606" calcext:value-type="float">
            <text:p>0.117489125166606</text:p>
          </table:table-cell>
          <table:table-cell office:value-type="float" office:value="0.117538720667589" calcext:value-type="float">
            <text:p>0.117538720667589</text:p>
          </table:table-cell>
          <table:table-cell office:value-type="float" office:value="0.117599542149579" calcext:value-type="float">
            <text:p>0.117599542149579</text:p>
          </table:table-cell>
          <table:table-cell office:value-type="float" office:value="0.117770772172046" calcext:value-type="float">
            <text:p>0.117770772172046</text:p>
          </table:table-cell>
          <table:table-cell office:value-type="float" office:value="0.117549350756078" calcext:value-type="float">
            <text:p>0.117549350756078</text:p>
          </table:table-cell>
          <table:table-cell office:value-type="float" office:value="0.117599693148665" calcext:value-type="float">
            <text:p>0.117599693148665</text:p>
          </table:table-cell>
          <table:table-cell office:value-type="float" office:value="0.117459389371604" calcext:value-type="float">
            <text:p>0.117459389371604</text:p>
          </table:table-cell>
          <table:table-cell office:value-type="float" office:value="0.117450951531948" calcext:value-type="float">
            <text:p>0.117450951531948</text:p>
          </table:table-cell>
          <table:table-cell office:value-type="float" office:value="0.117566321107101" calcext:value-type="float">
            <text:p>0.117566321107101</text:p>
          </table:table-cell>
          <table:table-cell office:value-type="float" office:value="0.117616791726901" calcext:value-type="float">
            <text:p>0.117616791726901</text:p>
          </table:table-cell>
          <table:table-cell office:value-type="float" office:value="0.117428334621242" calcext:value-type="float">
            <text:p>0.117428334621242</text:p>
          </table:table-cell>
          <table:table-cell office:value-type="float" office:value="0.117625958300523" calcext:value-type="float">
            <text:p>0.117625958300523</text:p>
          </table:table-cell>
          <table:table-cell office:value-type="float" office:value="0.117493647307516" calcext:value-type="float">
            <text:p>0.117493647307516</text:p>
          </table:table-cell>
          <table:table-cell office:value-type="float" office:value="0.117559028167375" calcext:value-type="float">
            <text:p>0.117559028167375</text:p>
          </table:table-cell>
          <table:table-cell office:value-type="float" office:value="0.117604440760375" calcext:value-type="float">
            <text:p>0.117604440760375</text:p>
          </table:table-cell>
          <table:table-cell office:value-type="float" office:value="0.117711586885048" calcext:value-type="float">
            <text:p>0.117711586885048</text:p>
          </table:table-cell>
          <table:table-cell office:value-type="float" office:value="0.117642697853754" calcext:value-type="float">
            <text:p>0.117642697853754</text:p>
          </table:table-cell>
          <table:table-cell office:value-type="float" office:value="0.117650450766685" calcext:value-type="float">
            <text:p>0.117650450766685</text:p>
          </table:table-cell>
          <table:table-cell office:value-type="float" office:value="0.117686175475124" calcext:value-type="float">
            <text:p>0.117686175475124</text:p>
          </table:table-cell>
          <table:table-cell office:value-type="float" office:value="0.117632150260783" calcext:value-type="float">
            <text:p>0.117632150260783</text:p>
          </table:table-cell>
          <table:table-cell office:value-type="float" office:value="0.117490138102954" calcext:value-type="float">
            <text:p>0.117490138102954</text:p>
          </table:table-cell>
          <table:table-cell office:value-type="float" office:value="0.117671863356164" calcext:value-type="float">
            <text:p>0.117671863356164</text:p>
          </table:table-cell>
          <table:table-cell office:value-type="float" office:value="0.117544916513051" calcext:value-type="float">
            <text:p>0.117544916513051</text:p>
          </table:table-cell>
          <table:table-cell office:value-type="float" office:value="0.117606103616583" calcext:value-type="float">
            <text:p>0.117606103616583</text:p>
          </table:table-cell>
          <table:table-cell office:value-type="float" office:value="0.117810216698734" calcext:value-type="float">
            <text:p>0.117810216698734</text:p>
          </table:table-cell>
          <table:table-cell office:value-type="float" office:value="0.117650855373511" calcext:value-type="float">
            <text:p>0.117650855373511</text:p>
          </table:table-cell>
          <table:table-cell office:value-type="float" office:value="0.117627801528903" calcext:value-type="float">
            <text:p>0.117627801528903</text:p>
          </table:table-cell>
          <table:table-cell office:value-type="float" office:value="0.117561469356718" calcext:value-type="float">
            <text:p>0.117561469356718</text:p>
          </table:table-cell>
          <table:table-cell office:value-type="float" office:value="0.117549817631212" calcext:value-type="float">
            <text:p>0.117549817631212</text:p>
          </table:table-cell>
          <table:table-cell office:value-type="float" office:value="0.11749613071575" calcext:value-type="float">
            <text:p>0.11749613071575</text:p>
          </table:table-cell>
          <table:table-cell office:value-type="float" office:value="0.117600034954638" calcext:value-type="float">
            <text:p>0.117600034954638</text:p>
          </table:table-cell>
          <table:table-cell office:value-type="float" office:value="0.117645816150833" calcext:value-type="float">
            <text:p>0.117645816150833</text:p>
          </table:table-cell>
          <table:table-cell office:value-type="float" office:value="0.11751574459576" calcext:value-type="float">
            <text:p>0.11751574459576</text:p>
          </table:table-cell>
          <table:table-cell office:value-type="float" office:value="0.117622829299366" calcext:value-type="float">
            <text:p>0.117622829299366</text:p>
          </table:table-cell>
          <table:table-cell office:value-type="float" office:value="0.117580231676663" calcext:value-type="float">
            <text:p>0.117580231676663</text:p>
          </table:table-cell>
          <table:table-cell office:value-type="float" office:value="0.11759737659378" calcext:value-type="float">
            <text:p>0.11759737659378</text:p>
          </table:table-cell>
          <table:table-cell office:value-type="float" office:value="0.117586869118301" calcext:value-type="float">
            <text:p>0.117586869118301</text:p>
          </table:table-cell>
          <table:table-cell office:value-type="float" office:value="0.117450686149743" calcext:value-type="float">
            <text:p>0.117450686149743</text:p>
          </table:table-cell>
          <table:table-cell office:value-type="float" office:value="0.117489793361174" calcext:value-type="float">
            <text:p>0.117489793361174</text:p>
          </table:table-cell>
          <table:table-cell office:value-type="float" office:value="0.117552333239222" calcext:value-type="float">
            <text:p>0.117552333239222</text:p>
          </table:table-cell>
          <table:table-cell office:value-type="float" office:value="0.117458738122819" calcext:value-type="float">
            <text:p>0.117458738122819</text:p>
          </table:table-cell>
          <table:table-cell office:value-type="float" office:value="0.117403044718579" calcext:value-type="float">
            <text:p>0.117403044718579</text:p>
          </table:table-cell>
          <table:table-cell office:value-type="float" office:value="0.117550139408006" calcext:value-type="float">
            <text:p>0.117550139408006</text:p>
          </table:table-cell>
          <table:table-cell office:value-type="float" office:value="0.117491376564217" calcext:value-type="float">
            <text:p>0.117491376564217</text:p>
          </table:table-cell>
          <table:table-cell office:value-type="float" office:value="0.11756055507664" calcext:value-type="float">
            <text:p>0.11756055507664</text:p>
          </table:table-cell>
          <table:table-cell office:value-type="float" office:value="0.117521453361838" calcext:value-type="float">
            <text:p>0.117521453361838</text:p>
          </table:table-cell>
          <table:table-cell office:value-type="float" office:value="0.117414735926229" calcext:value-type="float">
            <text:p>0.117414735926229</text:p>
          </table:table-cell>
          <table:table-cell office:value-type="float" office:value="0.117510352521403" calcext:value-type="float">
            <text:p>0.117510352521403</text:p>
          </table:table-cell>
          <table:table-cell office:value-type="float" office:value="0.117568856527208" calcext:value-type="float">
            <text:p>0.117568856527208</text:p>
          </table:table-cell>
          <table:table-cell office:value-type="float" office:value="0.117493819586467" calcext:value-type="float">
            <text:p>0.117493819586467</text:p>
          </table:table-cell>
          <table:table-cell office:value-type="float" office:value="0.11748476476647" calcext:value-type="float">
            <text:p>0.11748476476647</text:p>
          </table:table-cell>
          <table:table-cell office:value-type="float" office:value="0.117395441613393" calcext:value-type="float">
            <text:p>0.117395441613393</text:p>
          </table:table-cell>
          <table:table-cell office:value-type="float" office:value="0.117451091291087" calcext:value-type="float">
            <text:p>0.117451091291087</text:p>
          </table:table-cell>
          <table:table-cell office:value-type="float" office:value="0.117511900291032" calcext:value-type="float">
            <text:p>0.117511900291032</text:p>
          </table:table-cell>
          <table:table-cell office:value-type="float" office:value="0.117454512525291" calcext:value-type="float">
            <text:p>0.117454512525291</text:p>
          </table:table-cell>
          <table:table-cell office:value-type="float" office:value="0.117580094246446" calcext:value-type="float">
            <text:p>0.117580094246446</text:p>
          </table:table-cell>
          <table:table-cell office:value-type="float" office:value="0.117610534418241" calcext:value-type="float">
            <text:p>0.117610534418241</text:p>
          </table:table-cell>
          <table:table-cell office:value-type="float" office:value="0.117505690874786" calcext:value-type="float">
            <text:p>0.117505690874786</text:p>
          </table:table-cell>
          <table:table-cell office:value-type="float" office:value="0.117833526535932" calcext:value-type="float">
            <text:p>0.117833526535932</text:p>
          </table:table-cell>
          <table:table-cell office:value-type="float" office:value="0.117499513951386" calcext:value-type="float">
            <text:p>0.117499513951386</text:p>
          </table:table-cell>
          <table:table-cell office:value-type="float" office:value="0.117565604581599" calcext:value-type="float">
            <text:p>0.117565604581599</text:p>
          </table:table-cell>
          <table:table-cell office:value-type="float" office:value="0.117359261390137" calcext:value-type="float">
            <text:p>0.117359261390137</text:p>
          </table:table-cell>
          <table:table-cell office:value-type="float" office:value="0.117451564278613" calcext:value-type="float">
            <text:p>0.117451564278613</text:p>
          </table:table-cell>
          <table:table-cell office:value-type="float" office:value="0.119926177387158" calcext:value-type="float">
            <text:p>0.119926177387158</text:p>
          </table:table-cell>
          <table:table-cell office:value-type="float" office:value="0.122084177683381" calcext:value-type="float">
            <text:p>0.122084177683381</text:p>
          </table:table-cell>
          <table:table-cell office:value-type="float" office:value="0.120573128202677" calcext:value-type="float">
            <text:p>0.120573128202677</text:p>
          </table:table-cell>
          <table:table-cell office:value-type="float" office:value="0.122967054359279" calcext:value-type="float">
            <text:p>0.122967054359279</text:p>
          </table:table-cell>
          <table:table-cell office:value-type="float" office:value="0.124222403400254" calcext:value-type="float">
            <text:p>0.124222403400254</text:p>
          </table:table-cell>
          <table:table-cell office:value-type="float" office:value="0.11719952382872" calcext:value-type="float">
            <text:p>0.11719952382872</text:p>
          </table:table-cell>
          <table:table-cell office:value-type="float" office:value="0.11502418226009" calcext:value-type="float">
            <text:p>0.11502418226009</text:p>
          </table:table-cell>
          <table:table-cell office:value-type="float" office:value="0.122027153797031" calcext:value-type="float">
            <text:p>0.122027153797031</text:p>
          </table:table-cell>
          <table:table-cell office:value-type="float" office:value="0.123214606472233" calcext:value-type="float">
            <text:p>0.123214606472233</text:p>
          </table:table-cell>
          <table:table-cell office:value-type="float" office:value="0.12525111444254" calcext:value-type="float">
            <text:p>0.12525111444254</text:p>
          </table:table-cell>
          <table:table-cell office:value-type="float" office:value="0.13194062415787" calcext:value-type="float">
            <text:p>0.13194062415787</text:p>
          </table:table-cell>
          <table:table-cell office:value-type="float" office:value="0.13426692281528" calcext:value-type="float">
            <text:p>0.13426692281528</text:p>
          </table:table-cell>
          <table:table-cell office:value-type="float" office:value="0.132891547882012" calcext:value-type="float">
            <text:p>0.132891547882012</text:p>
          </table:table-cell>
          <table:table-cell office:value-type="float" office:value="0.130604896703299" calcext:value-type="float">
            <text:p>0.130604896703299</text:p>
          </table:table-cell>
          <table:table-cell office:value-type="float" office:value="0.132539412241566" calcext:value-type="float">
            <text:p>0.132539412241566</text:p>
          </table:table-cell>
          <table:table-cell office:value-type="float" office:value="0.133979085503352" calcext:value-type="float">
            <text:p>0.133979085503352</text:p>
          </table:table-cell>
          <table:table-cell office:value-type="float" office:value="0.13218300018056" calcext:value-type="float">
            <text:p>0.13218300018056</text:p>
          </table:table-cell>
          <table:table-cell office:value-type="float" office:value="0.136048320396615" calcext:value-type="float">
            <text:p>0.136048320396615</text:p>
          </table:table-cell>
          <table:table-cell office:value-type="float" office:value="0.140528183886942" calcext:value-type="float">
            <text:p>0.140528183886942</text:p>
          </table:table-cell>
          <table:table-cell office:value-type="float" office:value="0.142607283151591" calcext:value-type="float">
            <text:p>0.142607283151591</text:p>
          </table:table-cell>
          <table:table-cell office:value-type="float" office:value="0.145361118799941" calcext:value-type="float">
            <text:p>0.145361118799941</text:p>
          </table:table-cell>
          <table:table-cell office:value-type="float" office:value="0.148334199073995" calcext:value-type="float">
            <text:p>0.148334199073995</text:p>
          </table:table-cell>
          <table:table-cell office:value-type="float" office:value="0.14211659167138" calcext:value-type="float">
            <text:p>0.14211659167138</text:p>
          </table:table-cell>
          <table:table-cell office:value-type="float" office:value="0.141310285895766" calcext:value-type="float">
            <text:p>0.141310285895766</text:p>
          </table:table-cell>
          <table:table-cell office:value-type="float" office:value="0.143463093302743" calcext:value-type="float">
            <text:p>0.143463093302743</text:p>
          </table:table-cell>
          <table:table-cell office:value-type="float" office:value="0.143172151414241" calcext:value-type="float">
            <text:p>0.143172151414241</text:p>
          </table:table-cell>
          <table:table-cell office:value-type="float" office:value="0.142695207871884" calcext:value-type="float">
            <text:p>0.142695207871884</text:p>
          </table:table-cell>
          <table:table-cell office:value-type="float" office:value="0.147665345836769" calcext:value-type="float">
            <text:p>0.147665345836769</text:p>
          </table:table-cell>
          <table:table-cell office:value-type="float" office:value="0.147915048849773" calcext:value-type="float">
            <text:p>0.147915048849773</text:p>
          </table:table-cell>
          <table:table-cell office:value-type="float" office:value="0.14946427028359" calcext:value-type="float">
            <text:p>0.14946427028359</text:p>
          </table:table-cell>
          <table:table-cell office:value-type="float" office:value="0.152861671328825" calcext:value-type="float">
            <text:p>0.152861671328825</text:p>
          </table:table-cell>
          <table:table-cell office:value-type="float" office:value="0.15446983615515" calcext:value-type="float">
            <text:p>0.15446983615515</text:p>
          </table:table-cell>
          <table:table-cell office:value-type="float" office:value="0.148222252902718" calcext:value-type="float">
            <text:p>0.148222252902718</text:p>
          </table:table-cell>
          <table:table-cell office:value-type="float" office:value="0.149275509161043" calcext:value-type="float">
            <text:p>0.149275509161043</text:p>
          </table:table-cell>
          <table:table-cell office:value-type="float" office:value="0.151140434637097" calcext:value-type="float">
            <text:p>0.151140434637097</text:p>
          </table:table-cell>
          <table:table-cell office:value-type="float" office:value="0.15034972543327" calcext:value-type="float">
            <text:p>0.15034972543327</text:p>
          </table:table-cell>
          <table:table-cell office:value-type="float" office:value="0.158013903846186" calcext:value-type="float">
            <text:p>0.158013903846186</text:p>
          </table:table-cell>
          <table:table-cell office:value-type="float" office:value="0.158440112093714" calcext:value-type="float">
            <text:p>0.158440112093714</text:p>
          </table:table-cell>
          <table:table-cell office:value-type="float" office:value="0.156988098935762" calcext:value-type="float">
            <text:p>0.156988098935762</text:p>
          </table:table-cell>
          <table:table-cell office:value-type="float" office:value="0.15593571711072" calcext:value-type="float">
            <text:p>0.15593571711072</text:p>
          </table:table-cell>
          <table:table-cell office:value-type="float" office:value="0.15474606212736" calcext:value-type="float">
            <text:p>0.15474606212736</text:p>
          </table:table-cell>
          <table:table-cell office:value-type="float" office:value="0.154253228952356" calcext:value-type="float">
            <text:p>0.154253228952356</text:p>
          </table:table-cell>
          <table:table-cell office:value-type="float" office:value="0.155848595075595" calcext:value-type="float">
            <text:p>0.155848595075595</text:p>
          </table:table-cell>
          <table:table-cell office:value-type="float" office:value="0.149922385155863" calcext:value-type="float">
            <text:p>0.149922385155863</text:p>
          </table:table-cell>
          <table:table-cell office:value-type="float" office:value="0.148016179830803" calcext:value-type="float">
            <text:p>0.148016179830803</text:p>
          </table:table-cell>
          <table:table-cell office:value-type="float" office:value="0.148338644788039" calcext:value-type="float">
            <text:p>0.148338644788039</text:p>
          </table:table-cell>
          <table:table-cell office:value-type="float" office:value="0.149883610627524" calcext:value-type="float">
            <text:p>0.149883610627524</text:p>
          </table:table-cell>
          <table:table-cell office:value-type="float" office:value="0.145935507927715" calcext:value-type="float">
            <text:p>0.145935507927715</text:p>
          </table:table-cell>
          <table:table-cell office:value-type="float" office:value="0.146799506556149" calcext:value-type="float">
            <text:p>0.146799506556149</text:p>
          </table:table-cell>
          <table:table-cell office:value-type="float" office:value="0.146568511520808" calcext:value-type="float">
            <text:p>0.146568511520808</text:p>
          </table:table-cell>
          <table:table-cell office:value-type="float" office:value="0.144745348643066" calcext:value-type="float">
            <text:p>0.144745348643066</text:p>
          </table:table-cell>
          <table:table-cell office:value-type="float" office:value="0.144937126976971" calcext:value-type="float">
            <text:p>0.144937126976971</text:p>
          </table:table-cell>
          <table:table-cell office:value-type="float" office:value="0.142094950385252" calcext:value-type="float">
            <text:p>0.142094950385252</text:p>
          </table:table-cell>
          <table:table-cell office:value-type="float" office:value="0.132500656891028" calcext:value-type="float">
            <text:p>0.132500656891028</text:p>
          </table:table-cell>
          <table:table-cell office:value-type="float" office:value="0.124103064412659" calcext:value-type="float">
            <text:p>0.124103064412659</text:p>
          </table:table-cell>
          <table:table-cell office:value-type="float" office:value="0.124904200307" calcext:value-type="float">
            <text:p>0.124904200307</text:p>
          </table:table-cell>
          <table:table-cell office:value-type="float" office:value="0.126345626814921" calcext:value-type="float">
            <text:p>0.126345626814921</text:p>
          </table:table-cell>
          <table:table-cell office:value-type="float" office:value="0.125316794934391" calcext:value-type="float">
            <text:p>0.125316794934391</text:p>
          </table:table-cell>
          <table:table-cell office:value-type="float" office:value="0.121502693811098" calcext:value-type="float">
            <text:p>0.121502693811098</text:p>
          </table:table-cell>
          <table:table-cell office:value-type="float" office:value="0.123998924304421" calcext:value-type="float">
            <text:p>0.123998924304421</text:p>
          </table:table-cell>
          <table:table-cell office:value-type="float" office:value="0.151786770333349" calcext:value-type="float">
            <text:p>0.151786770333349</text:p>
          </table:table-cell>
          <table:table-cell office:value-type="float" office:value="0.104132714851903" calcext:value-type="float">
            <text:p>0.104132714851903</text:p>
          </table:table-cell>
          <table:table-cell office:value-type="float" office:value="0.0999856158267251" calcext:value-type="float">
            <text:p>0.099985615826725</text:p>
          </table:table-cell>
          <table:table-cell office:value-type="float" office:value="0.137740415942752" calcext:value-type="float">
            <text:p>0.137740415942752</text:p>
          </table:table-cell>
          <table:table-cell office:value-type="float" office:value="0.14054516977297" calcext:value-type="float">
            <text:p>0.14054516977297</text:p>
          </table:table-cell>
          <table:table-cell office:value-type="float" office:value="0.138923691315798" calcext:value-type="float">
            <text:p>0.138923691315798</text:p>
          </table:table-cell>
          <table:table-cell office:value-type="float" office:value="0.129819759231007" calcext:value-type="float">
            <text:p>0.129819759231007</text:p>
          </table:table-cell>
          <table:table-cell office:value-type="float" office:value="0.131852216456603" calcext:value-type="float">
            <text:p>0.131852216456603</text:p>
          </table:table-cell>
          <table:table-cell office:value-type="float" office:value="0.130767266864646" calcext:value-type="float">
            <text:p>0.130767266864646</text:p>
          </table:table-cell>
          <table:table-cell office:value-type="float" office:value="0.130474657186711" calcext:value-type="float">
            <text:p>0.130474657186711</text:p>
          </table:table-cell>
          <table:table-cell office:value-type="float" office:value="0.161160987204908" calcext:value-type="float">
            <text:p>0.161160987204908</text:p>
          </table:table-cell>
          <table:table-cell office:value-type="float" office:value="0.11429065463399" calcext:value-type="float">
            <text:p>0.11429065463399</text:p>
          </table:table-cell>
          <table:table-cell office:value-type="float" office:value="0.127082520644751" calcext:value-type="float">
            <text:p>0.127082520644751</text:p>
          </table:table-cell>
          <table:table-cell office:value-type="float" office:value="0.132378589859239" calcext:value-type="float">
            <text:p>0.132378589859239</text:p>
          </table:table-cell>
          <table:table-cell office:value-type="float" office:value="0.13943081720154" calcext:value-type="float">
            <text:p>0.13943081720154</text:p>
          </table:table-cell>
          <table:table-cell office:value-type="float" office:value="0.146545077939463" calcext:value-type="float">
            <text:p>0.146545077939463</text:p>
          </table:table-cell>
          <table:table-cell office:value-type="float" office:value="0.151629653571345" calcext:value-type="float">
            <text:p>0.151629653571345</text:p>
          </table:table-cell>
          <table:table-cell office:value-type="float" office:value="0.145912417582437" calcext:value-type="float">
            <text:p>0.145912417582437</text:p>
          </table:table-cell>
          <table:table-cell office:value-type="float" office:value="0.139703677947147" calcext:value-type="float">
            <text:p>0.139703677947147</text:p>
          </table:table-cell>
          <table:table-cell office:value-type="float" office:value="0.133952791091509" calcext:value-type="float">
            <text:p>0.133952791091509</text:p>
          </table:table-cell>
          <table:table-cell office:value-type="float" office:value="0.130886290459184" calcext:value-type="float">
            <text:p>0.130886290459184</text:p>
          </table:table-cell>
          <table:table-cell office:value-type="float" office:value="0.131030615385891" calcext:value-type="float">
            <text:p>0.131030615385891</text:p>
          </table:table-cell>
          <table:table-cell office:value-type="float" office:value="0.136192941097431" calcext:value-type="float">
            <text:p>0.136192941097431</text:p>
          </table:table-cell>
          <table:table-cell office:value-type="float" office:value="0.136932964289901" calcext:value-type="float">
            <text:p>0.136932964289901</text:p>
          </table:table-cell>
          <table:table-cell office:value-type="float" office:value="0.138159085221814" calcext:value-type="float">
            <text:p>0.138159085221814</text:p>
          </table:table-cell>
          <table:table-cell office:value-type="float" office:value="0.136353265424542" calcext:value-type="float">
            <text:p>0.136353265424542</text:p>
          </table:table-cell>
          <table:table-cell office:value-type="float" office:value="0.134404434606712" calcext:value-type="float">
            <text:p>0.134404434606712</text:p>
          </table:table-cell>
          <table:table-cell office:value-type="float" office:value="0.134348244814411" calcext:value-type="float">
            <text:p>0.134348244814411</text:p>
          </table:table-cell>
          <table:table-cell office:value-type="float" office:value="0.131068449016151" calcext:value-type="float">
            <text:p>0.131068449016151</text:p>
          </table:table-cell>
          <table:table-cell office:value-type="float" office:value="0.125301696705504" calcext:value-type="float">
            <text:p>0.125301696705504</text:p>
          </table:table-cell>
          <table:table-cell office:value-type="float" office:value="0.124671161048916" calcext:value-type="float">
            <text:p>0.124671161048916</text:p>
          </table:table-cell>
          <table:table-cell office:value-type="float" office:value="0.12492133414027" calcext:value-type="float">
            <text:p>0.12492133414027</text:p>
          </table:table-cell>
          <table:table-cell office:value-type="float" office:value="0.12141528616872" calcext:value-type="float">
            <text:p>0.12141528616872</text:p>
          </table:table-cell>
          <table:table-cell office:value-type="float" office:value="0.124879269680212" calcext:value-type="float">
            <text:p>0.124879269680212</text:p>
          </table:table-cell>
          <table:table-cell office:value-type="float" office:value="0.124760317702847" calcext:value-type="float">
            <text:p>0.124760317702847</text:p>
          </table:table-cell>
          <table:table-cell office:value-type="float" office:value="0.127094252217299" calcext:value-type="float">
            <text:p>0.127094252217299</text:p>
          </table:table-cell>
          <table:table-cell office:value-type="float" office:value="0.130520697881329" calcext:value-type="float">
            <text:p>0.130520697881329</text:p>
          </table:table-cell>
          <table:table-cell office:value-type="float" office:value="0.129079020579558" calcext:value-type="float">
            <text:p>0.129079020579558</text:p>
          </table:table-cell>
          <table:table-cell office:value-type="float" office:value="0.128659334352516" calcext:value-type="float">
            <text:p>0.128659334352516</text:p>
          </table:table-cell>
          <table:table-cell office:value-type="float" office:value="0.126622355731203" calcext:value-type="float">
            <text:p>0.126622355731203</text:p>
          </table:table-cell>
          <table:table-cell office:value-type="float" office:value="0.116404986963239" calcext:value-type="float">
            <text:p>0.116404986963239</text:p>
          </table:table-cell>
          <table:table-cell office:value-type="float" office:value="0.115159185507383" calcext:value-type="float">
            <text:p>0.115159185507383</text:p>
          </table:table-cell>
          <table:table-cell office:value-type="float" office:value="0.116626700068533" calcext:value-type="float">
            <text:p>0.116626700068533</text:p>
          </table:table-cell>
          <table:table-cell office:value-type="float" office:value="0.114004393104112" calcext:value-type="float">
            <text:p>0.114004393104112</text:p>
          </table:table-cell>
          <table:table-cell office:value-type="float" office:value="0.114545813318849" calcext:value-type="float">
            <text:p>0.114545813318849</text:p>
          </table:table-cell>
          <table:table-cell office:value-type="float" office:value="0.116630863577478" calcext:value-type="float">
            <text:p>0.116630863577478</text:p>
          </table:table-cell>
          <table:table-cell office:value-type="float" office:value="0.121530035558155" calcext:value-type="float">
            <text:p>0.121530035558155</text:p>
          </table:table-cell>
          <table:table-cell office:value-type="float" office:value="0.123664767441381" calcext:value-type="float">
            <text:p>0.123664767441381</text:p>
          </table:table-cell>
          <table:table-cell office:value-type="float" office:value="0.127411876215983" calcext:value-type="float">
            <text:p>0.127411876215983</text:p>
          </table:table-cell>
          <table:table-cell office:value-type="float" office:value="0.126488961410282" calcext:value-type="float">
            <text:p>0.126488961410282</text:p>
          </table:table-cell>
          <table:table-cell office:value-type="float" office:value="0.126187296945728" calcext:value-type="float">
            <text:p>0.126187296945728</text:p>
          </table:table-cell>
          <table:table-cell office:value-type="float" office:value="0.109589957921048" calcext:value-type="float">
            <text:p>0.109589957921048</text:p>
          </table:table-cell>
          <table:table-cell office:value-type="float" office:value="0.1166562434859" calcext:value-type="float">
            <text:p>0.1166562434859</text:p>
          </table:table-cell>
          <table:table-cell office:value-type="float" office:value="0.114824582501831" calcext:value-type="float">
            <text:p>0.114824582501831</text:p>
          </table:table-cell>
          <table:table-cell office:value-type="float" office:value="0.11286092542834" calcext:value-type="float">
            <text:p>0.11286092542834</text:p>
          </table:table-cell>
          <table:table-cell office:value-type="float" office:value="0.114008058906907" calcext:value-type="float">
            <text:p>0.114008058906907</text:p>
          </table:table-cell>
          <table:table-cell office:value-type="float" office:value="0.122627302557688" calcext:value-type="float">
            <text:p>0.122627302557688</text:p>
          </table:table-cell>
          <table:table-cell office:value-type="float" office:value="0.130512153382363" calcext:value-type="float">
            <text:p>0.130512153382363</text:p>
          </table:table-cell>
          <table:table-cell office:value-type="float" office:value="0.128652667858962" calcext:value-type="float">
            <text:p>0.128652667858962</text:p>
          </table:table-cell>
          <table:table-cell office:value-type="float" office:value="0.116440543753374" calcext:value-type="float">
            <text:p>0.116440543753374</text:p>
          </table:table-cell>
          <table:table-cell office:value-type="float" office:value="0.113316244566799" calcext:value-type="float">
            <text:p>0.113316244566799</text:p>
          </table:table-cell>
          <table:table-cell office:value-type="float" office:value="0.115367842415365" calcext:value-type="float">
            <text:p>0.115367842415365</text:p>
          </table:table-cell>
          <table:table-cell office:value-type="float" office:value="0.116726959149987" calcext:value-type="float">
            <text:p>0.116726959149987</text:p>
          </table:table-cell>
          <table:table-cell office:value-type="float" office:value="0.11611169116282" calcext:value-type="float">
            <text:p>0.11611169116282</text:p>
          </table:table-cell>
          <table:table-cell office:value-type="float" office:value="0.110240424306574" calcext:value-type="float">
            <text:p>0.110240424306574</text:p>
          </table:table-cell>
          <table:table-cell office:value-type="float" office:value="0.118742070844506" calcext:value-type="float">
            <text:p>0.118742070844506</text:p>
          </table:table-cell>
          <table:table-cell office:value-type="float" office:value="0.126501759412552" calcext:value-type="float">
            <text:p>0.126501759412552</text:p>
          </table:table-cell>
          <table:table-cell office:value-type="float" office:value="0.129277526405818" calcext:value-type="float">
            <text:p>0.129277526405818</text:p>
          </table:table-cell>
          <table:table-cell office:value-type="float" office:value="0.129402582444785" calcext:value-type="float">
            <text:p>0.129402582444785</text:p>
          </table:table-cell>
          <table:table-cell office:value-type="float" office:value="0.129168241237319" calcext:value-type="float">
            <text:p>0.129168241237319</text:p>
          </table:table-cell>
          <table:table-cell office:value-type="float" office:value="0.129282072619744" calcext:value-type="float">
            <text:p>0.129282072619744</text:p>
          </table:table-cell>
          <table:table-cell office:value-type="float" office:value="0.124714360622976" calcext:value-type="float">
            <text:p>0.124714360622976</text:p>
          </table:table-cell>
          <table:table-cell office:value-type="float" office:value="0.11963990970184" calcext:value-type="float">
            <text:p>0.11963990970184</text:p>
          </table:table-cell>
          <table:table-cell office:value-type="float" office:value="0.114390721778935" calcext:value-type="float">
            <text:p>0.114390721778935</text:p>
          </table:table-cell>
          <table:table-cell office:value-type="float" office:value="0.116599443022043" calcext:value-type="float">
            <text:p>0.116599443022043</text:p>
          </table:table-cell>
          <table:table-cell office:value-type="float" office:value="0.118133142260481" calcext:value-type="float">
            <text:p>0.118133142260481</text:p>
          </table:table-cell>
          <table:table-cell office:value-type="float" office:value="0.113092477188423" calcext:value-type="float">
            <text:p>0.113092477188423</text:p>
          </table:table-cell>
          <table:table-cell office:value-type="float" office:value="0.116186978136779" calcext:value-type="float">
            <text:p>0.116186978136779</text:p>
          </table:table-cell>
          <table:table-cell office:value-type="float" office:value="0.126758136832781" calcext:value-type="float">
            <text:p>0.126758136832781</text:p>
          </table:table-cell>
          <table:table-cell office:value-type="float" office:value="0.129004447201674" calcext:value-type="float">
            <text:p>0.129004447201674</text:p>
          </table:table-cell>
          <table:table-cell office:value-type="float" office:value="0.128760815080463" calcext:value-type="float">
            <text:p>0.128760815080463</text:p>
          </table:table-cell>
          <table:table-cell office:value-type="float" office:value="0.120982903104269" calcext:value-type="float">
            <text:p>0.120982903104269</text:p>
          </table:table-cell>
          <table:table-cell office:value-type="float" office:value="0.11380310790689" calcext:value-type="float">
            <text:p>0.11380310790689</text:p>
          </table:table-cell>
          <table:table-cell office:value-type="float" office:value="0.112250157563038" calcext:value-type="float">
            <text:p>0.112250157563038</text:p>
          </table:table-cell>
          <table:table-cell office:value-type="float" office:value="0.114535134894216" calcext:value-type="float">
            <text:p>0.114535134894216</text:p>
          </table:table-cell>
          <table:table-cell office:value-type="float" office:value="0.115876462586999" calcext:value-type="float">
            <text:p>0.115876462586999</text:p>
          </table:table-cell>
          <table:table-cell office:value-type="float" office:value="0.116752290739103" calcext:value-type="float">
            <text:p>0.116752290739103</text:p>
          </table:table-cell>
          <table:table-cell office:value-type="float" office:value="0.114412064243352" calcext:value-type="float">
            <text:p>0.114412064243352</text:p>
          </table:table-cell>
          <table:table-cell office:value-type="float" office:value="0.122387207775921" calcext:value-type="float">
            <text:p>0.122387207775921</text:p>
          </table:table-cell>
          <table:table-cell office:value-type="float" office:value="0.127471837142085" calcext:value-type="float">
            <text:p>0.127471837142085</text:p>
          </table:table-cell>
          <table:table-cell office:value-type="float" office:value="0.129431378325404" calcext:value-type="float">
            <text:p>0.129431378325404</text:p>
          </table:table-cell>
          <table:table-cell office:value-type="float" office:value="0.131185067324383" calcext:value-type="float">
            <text:p>0.131185067324383</text:p>
          </table:table-cell>
          <table:table-cell office:value-type="float" office:value="0.130447816107243" calcext:value-type="float">
            <text:p>0.130447816107243</text:p>
          </table:table-cell>
          <table:table-cell office:value-type="float" office:value="0.116089390007944" calcext:value-type="float">
            <text:p>0.116089390007944</text:p>
          </table:table-cell>
          <table:table-cell office:value-type="float" office:value="0.118539757820589" calcext:value-type="float">
            <text:p>0.118539757820589</text:p>
          </table:table-cell>
          <table:table-cell office:value-type="float" office:value="0.118999569691162" calcext:value-type="float">
            <text:p>0.118999569691162</text:p>
          </table:table-cell>
          <table:table-cell office:value-type="float" office:value="0.116515275620561" calcext:value-type="float">
            <text:p>0.116515275620561</text:p>
          </table:table-cell>
          <table:table-cell office:value-type="float" office:value="0.119867869452314" calcext:value-type="float">
            <text:p>0.119867869452314</text:p>
          </table:table-cell>
          <table:table-cell office:value-type="float" office:value="0.122119136421837" calcext:value-type="float">
            <text:p>0.122119136421837</text:p>
          </table:table-cell>
          <table:table-cell office:value-type="float" office:value="0.123092229311145" calcext:value-type="float">
            <text:p>0.123092229311145</text:p>
          </table:table-cell>
          <table:table-cell office:value-type="float" office:value="0.126753070505881" calcext:value-type="float">
            <text:p>0.126753070505881</text:p>
          </table:table-cell>
          <table:table-cell office:value-type="float" office:value="0.12715642681018" calcext:value-type="float">
            <text:p>0.12715642681018</text:p>
          </table:table-cell>
          <table:table-cell office:value-type="float" office:value="0.12707910799526" calcext:value-type="float">
            <text:p>0.12707910799526</text:p>
          </table:table-cell>
          <table:table-cell office:value-type="float" office:value="0.125395971791171" calcext:value-type="float">
            <text:p>0.125395971791171</text:p>
          </table:table-cell>
          <table:table-cell office:value-type="float" office:value="0.127000051164567" calcext:value-type="float">
            <text:p>0.127000051164567</text:p>
          </table:table-cell>
          <table:table-cell office:value-type="float" office:value="0.113725778984038" calcext:value-type="float">
            <text:p>0.113725778984038</text:p>
          </table:table-cell>
          <table:table-cell office:value-type="float" office:value="0.1116732101982" calcext:value-type="float">
            <text:p>0.1116732101982</text:p>
          </table:table-cell>
          <table:table-cell office:value-type="float" office:value="0.111528490679263" calcext:value-type="float">
            <text:p>0.111528490679263</text:p>
          </table:table-cell>
          <table:table-cell office:value-type="float" office:value="0.111498562593929" calcext:value-type="float">
            <text:p>0.111498562593929</text:p>
          </table:table-cell>
          <table:table-cell office:value-type="float" office:value="0.107473827438509" calcext:value-type="float">
            <text:p>0.107473827438509</text:p>
          </table:table-cell>
          <table:table-cell office:value-type="float" office:value="0.114051443455668" calcext:value-type="float">
            <text:p>0.114051443455668</text:p>
          </table:table-cell>
          <table:table-cell office:value-type="float" office:value="0.116794404580938" calcext:value-type="float">
            <text:p>0.116794404580938</text:p>
          </table:table-cell>
          <table:table-cell office:value-type="float" office:value="0.119844218118895" calcext:value-type="float">
            <text:p>0.119844218118895</text:p>
          </table:table-cell>
          <table:table-cell office:value-type="float" office:value="0.119623123397522" calcext:value-type="float">
            <text:p>0.119623123397522</text:p>
          </table:table-cell>
          <table:table-cell office:value-type="float" office:value="0.11870824585102" calcext:value-type="float">
            <text:p>0.11870824585102</text:p>
          </table:table-cell>
          <table:table-cell office:value-type="float" office:value="0.114779551975494" calcext:value-type="float">
            <text:p>0.114779551975494</text:p>
          </table:table-cell>
          <table:table-cell office:value-type="float" office:value="0.107466513307968" calcext:value-type="float">
            <text:p>0.107466513307968</text:p>
          </table:table-cell>
          <table:table-cell office:value-type="float" office:value="0.104064921970751" calcext:value-type="float">
            <text:p>0.104064921970751</text:p>
          </table:table-cell>
          <table:table-cell office:value-type="float" office:value="0.107117844837473" calcext:value-type="float">
            <text:p>0.107117844837473</text:p>
          </table:table-cell>
          <table:table-cell office:value-type="float" office:value="0.106671992298235" calcext:value-type="float">
            <text:p>0.106671992298235</text:p>
          </table:table-cell>
          <table:table-cell office:value-type="float" office:value="0.106333338939967" calcext:value-type="float">
            <text:p>0.106333338939967</text:p>
          </table:table-cell>
          <table:table-cell office:value-type="float" office:value="0.100796931456243" calcext:value-type="float">
            <text:p>0.100796931456243</text:p>
          </table:table-cell>
          <table:table-cell office:value-type="float" office:value="0.113762486868232" calcext:value-type="float">
            <text:p>0.113762486868232</text:p>
          </table:table-cell>
          <table:table-cell office:value-type="float" office:value="0.1221798462019" calcext:value-type="float">
            <text:p>0.1221798462019</text:p>
          </table:table-cell>
          <table:table-cell office:value-type="float" office:value="0.125926747572663" calcext:value-type="float">
            <text:p>0.125926747572663</text:p>
          </table:table-cell>
          <table:table-cell office:value-type="float" office:value="0.125491585514767" calcext:value-type="float">
            <text:p>0.125491585514767</text:p>
          </table:table-cell>
          <table:table-cell office:value-type="float" office:value="0.121874382239203" calcext:value-type="float">
            <text:p>0.121874382239203</text:p>
          </table:table-cell>
          <table:table-cell office:value-type="float" office:value="0.107713554633025" calcext:value-type="float">
            <text:p>0.107713554633025</text:p>
          </table:table-cell>
          <table:table-cell office:value-type="float" office:value="0.104590509481362" calcext:value-type="float">
            <text:p>0.104590509481362</text:p>
          </table:table-cell>
          <table:table-cell office:value-type="float" office:value="0.107565506875753" calcext:value-type="float">
            <text:p>0.107565506875753</text:p>
          </table:table-cell>
          <table:table-cell office:value-type="float" office:value="0.108053211615512" calcext:value-type="float">
            <text:p>0.108053211615512</text:p>
          </table:table-cell>
          <table:table-cell office:value-type="float" office:value="0.108870773920899" calcext:value-type="float">
            <text:p>0.108870773920899</text:p>
          </table:table-cell>
          <table:table-cell office:value-type="float" office:value="0.10400932587677" calcext:value-type="float">
            <text:p>0.10400932587677</text:p>
          </table:table-cell>
          <table:table-cell office:value-type="float" office:value="0.103897891588398" calcext:value-type="float">
            <text:p>0.103897891588398</text:p>
          </table:table-cell>
          <table:table-cell office:value-type="float" office:value="0.116147679633879" calcext:value-type="float">
            <text:p>0.116147679633879</text:p>
          </table:table-cell>
          <table:table-cell office:value-type="float" office:value="0.126537094350382" calcext:value-type="float">
            <text:p>0.126537094350382</text:p>
          </table:table-cell>
          <table:table-cell office:value-type="float" office:value="0.130317795022975" calcext:value-type="float">
            <text:p>0.130317795022975</text:p>
          </table:table-cell>
          <table:table-cell office:value-type="float" office:value="0.130305971678946" calcext:value-type="float">
            <text:p>0.130305971678946</text:p>
          </table:table-cell>
          <table:table-cell office:value-type="float" office:value="0.131276305610175" calcext:value-type="float">
            <text:p>0.131276305610175</text:p>
          </table:table-cell>
          <table:table-cell office:value-type="float" office:value="0.111901082826393" calcext:value-type="float">
            <text:p>0.111901082826393</text:p>
          </table:table-cell>
          <table:table-cell office:value-type="float" office:value="0.105842268568554" calcext:value-type="float">
            <text:p>0.105842268568554</text:p>
          </table:table-cell>
          <table:table-cell office:value-type="float" office:value="0.112857726116367" calcext:value-type="float">
            <text:p>0.112857726116367</text:p>
          </table:table-cell>
          <table:table-cell office:value-type="float" office:value="0.113586770646721" calcext:value-type="float">
            <text:p>0.113586770646721</text:p>
          </table:table-cell>
          <table:table-cell office:value-type="float" office:value="0.110710665063507" calcext:value-type="float">
            <text:p>0.110710665063507</text:p>
          </table:table-cell>
          <table:table-cell office:value-type="float" office:value="0.110754139627934" calcext:value-type="float">
            <text:p>0.110754139627934</text:p>
          </table:table-cell>
          <table:table-cell office:value-type="float" office:value="0.114502788924153" calcext:value-type="float">
            <text:p>0.114502788924153</text:p>
          </table:table-cell>
          <table:table-cell office:value-type="float" office:value="0.117990759827301" calcext:value-type="float">
            <text:p>0.117990759827301</text:p>
          </table:table-cell>
          <table:table-cell office:value-type="float" office:value="0.120544205512779" calcext:value-type="float">
            <text:p>0.120544205512779</text:p>
          </table:table-cell>
          <table:table-cell office:value-type="float" office:value="0.121461251188634" calcext:value-type="float">
            <text:p>0.121461251188634</text:p>
          </table:table-cell>
          <table:table-cell office:value-type="float" office:value="0.121768292814655" calcext:value-type="float">
            <text:p>0.121768292814655</text:p>
          </table:table-cell>
          <table:table-cell office:value-type="float" office:value="0.111162092274368" calcext:value-type="float">
            <text:p>0.111162092274368</text:p>
          </table:table-cell>
          <table:table-cell office:value-type="float" office:value="0.114242413590439" calcext:value-type="float">
            <text:p>0.114242413590439</text:p>
          </table:table-cell>
          <table:table-cell office:value-type="float" office:value="0.119112078306161" calcext:value-type="float">
            <text:p>0.119112078306161</text:p>
          </table:table-cell>
          <table:table-cell office:value-type="float" office:value="0.117751512683159" calcext:value-type="float">
            <text:p>0.117751512683159</text:p>
          </table:table-cell>
          <table:table-cell office:value-type="float" office:value="0.111089881453615" calcext:value-type="float">
            <text:p>0.111089881453615</text:p>
          </table:table-cell>
          <table:table-cell office:value-type="float" office:value="0.116782490419271" calcext:value-type="float">
            <text:p>0.116782490419271</text:p>
          </table:table-cell>
          <table:table-cell office:value-type="float" office:value="0.125116152496803" calcext:value-type="float">
            <text:p>0.125116152496803</text:p>
          </table:table-cell>
          <table:table-cell office:value-type="float" office:value="0.125067694086729" calcext:value-type="float">
            <text:p>0.125067694086729</text:p>
          </table:table-cell>
          <table:table-cell office:value-type="float" office:value="0.125090628637749" calcext:value-type="float">
            <text:p>0.125090628637749</text:p>
          </table:table-cell>
          <table:table-cell office:value-type="float" office:value="0.112793804813319" calcext:value-type="float">
            <text:p>0.112793804813319</text:p>
          </table:table-cell>
          <table:table-cell office:value-type="float" office:value="0.0980052820824022" calcext:value-type="float">
            <text:p>0.098005282082402</text:p>
          </table:table-cell>
          <table:table-cell office:value-type="float" office:value="0.0946450346549776" calcext:value-type="float">
            <text:p>0.094645034654978</text:p>
          </table:table-cell>
          <table:table-cell office:value-type="float" office:value="0.0972114825527601" calcext:value-type="float">
            <text:p>0.09721148255276</text:p>
          </table:table-cell>
          <table:table-cell office:value-type="float" office:value="0.100775042896913" calcext:value-type="float">
            <text:p>0.100775042896913</text:p>
          </table:table-cell>
          <table:table-cell office:value-type="float" office:value="0.101302228177444" calcext:value-type="float">
            <text:p>0.101302228177444</text:p>
          </table:table-cell>
          <table:table-cell office:value-type="float" office:value="0.100576265263685" calcext:value-type="float">
            <text:p>0.100576265263685</text:p>
          </table:table-cell>
          <table:table-cell office:value-type="float" office:value="0.0987012372234038" calcext:value-type="float">
            <text:p>0.098701237223404</text:p>
          </table:table-cell>
          <table:table-cell office:value-type="float" office:value="0.0988047659310386" calcext:value-type="float">
            <text:p>0.098804765931039</text:p>
          </table:table-cell>
          <table:table-cell office:value-type="float" office:value="0.0996205528664787" calcext:value-type="float">
            <text:p>0.099620552866479</text:p>
          </table:table-cell>
          <table:table-cell office:value-type="float" office:value="0.0996355142860895" calcext:value-type="float">
            <text:p>0.09963551428609</text:p>
          </table:table-cell>
          <table:table-cell office:value-type="float" office:value="0.0991155862636277" calcext:value-type="float">
            <text:p>0.099115586263628</text:p>
          </table:table-cell>
          <table:table-cell office:value-type="float" office:value="0.0993076493071346" calcext:value-type="float">
            <text:p>0.099307649307135</text:p>
          </table:table-cell>
          <table:table-cell office:value-type="float" office:value="0.0993580798201061" calcext:value-type="float">
            <text:p>0.099358079820106</text:p>
          </table:table-cell>
          <table:table-cell office:value-type="float" office:value="0.0993747818290496" calcext:value-type="float">
            <text:p>0.09937478182905</text:p>
          </table:table-cell>
          <table:table-cell office:value-type="float" office:value="0.0992469153937002" calcext:value-type="float">
            <text:p>0.0992469153937</text:p>
          </table:table-cell>
          <table:table-cell office:value-type="float" office:value="0.0991646672783103" calcext:value-type="float">
            <text:p>0.09916466727831</text:p>
          </table:table-cell>
          <table:table-cell office:value-type="float" office:value="0.0993693519945493" calcext:value-type="float">
            <text:p>0.099369351994549</text:p>
          </table:table-cell>
          <table:table-cell office:value-type="float" office:value="0.0994175388342943" calcext:value-type="float">
            <text:p>0.099417538834294</text:p>
          </table:table-cell>
          <table:table-cell office:value-type="float" office:value="0.0993353578089237" calcext:value-type="float">
            <text:p>0.099335357808924</text:p>
          </table:table-cell>
          <table:table-cell office:value-type="float" office:value="0.0994355161247501" calcext:value-type="float">
            <text:p>0.09943551612475</text:p>
          </table:table-cell>
          <table:table-cell office:value-type="float" office:value="0.099373132989691" calcext:value-type="float">
            <text:p>0.099373132989691</text:p>
          </table:table-cell>
          <table:table-cell office:value-type="float" office:value="0.0993264654378601" calcext:value-type="float">
            <text:p>0.09932646543786</text:p>
          </table:table-cell>
          <table:table-cell office:value-type="float" office:value="0.099346990919483" calcext:value-type="float">
            <text:p>0.099346990919483</text:p>
          </table:table-cell>
          <table:table-cell office:value-type="float" office:value="0.0993300825171087" calcext:value-type="float">
            <text:p>0.099330082517109</text:p>
          </table:table-cell>
          <table:table-cell office:value-type="float" office:value="0.0993857306353357" calcext:value-type="float">
            <text:p>0.099385730635336</text:p>
          </table:table-cell>
          <table:table-cell office:value-type="float" office:value="0.0994502390919843" calcext:value-type="float">
            <text:p>0.099450239091984</text:p>
          </table:table-cell>
          <table:table-cell office:value-type="float" office:value="0.0993590691173583" calcext:value-type="float">
            <text:p>0.099359069117358</text:p>
          </table:table-cell>
          <table:table-cell office:value-type="float" office:value="0.0994046066794348" calcext:value-type="float">
            <text:p>0.099404606679435</text:p>
          </table:table-cell>
          <table:table-cell office:value-type="float" office:value="0.0994330824721383" calcext:value-type="float">
            <text:p>0.099433082472138</text:p>
          </table:table-cell>
          <table:table-cell office:value-type="float" office:value="0.0993796895160691" calcext:value-type="float">
            <text:p>0.099379689516069</text:p>
          </table:table-cell>
          <table:table-cell office:value-type="float" office:value="0.0993017074935027" calcext:value-type="float">
            <text:p>0.099301707493503</text:p>
          </table:table-cell>
          <table:table-cell office:value-type="float" office:value="0.0992534172996782" calcext:value-type="float">
            <text:p>0.099253417299678</text:p>
          </table:table-cell>
          <table:table-cell office:value-type="float" office:value="0.0994069727036291" calcext:value-type="float">
            <text:p>0.099406972703629</text:p>
          </table:table-cell>
          <table:table-cell office:value-type="float" office:value="0.0993285703592815" calcext:value-type="float">
            <text:p>0.099328570359282</text:p>
          </table:table-cell>
          <table:table-cell office:value-type="float" office:value="0.0993695929903538" calcext:value-type="float">
            <text:p>0.099369592990354</text:p>
          </table:table-cell>
          <table:table-cell office:value-type="float" office:value="0.0992928796922265" calcext:value-type="float">
            <text:p>0.099292879692227</text:p>
          </table:table-cell>
          <table:table-cell office:value-type="float" office:value="0.09932667156204" calcext:value-type="float">
            <text:p>0.09932667156204</text:p>
          </table:table-cell>
          <table:table-cell office:value-type="float" office:value="0.099274077028637" calcext:value-type="float">
            <text:p>0.099274077028637</text:p>
          </table:table-cell>
          <table:table-cell office:value-type="float" office:value="0.0993681025618209" calcext:value-type="float">
            <text:p>0.099368102561821</text:p>
          </table:table-cell>
          <table:table-cell office:value-type="float" office:value="0.0993638446489817" calcext:value-type="float">
            <text:p>0.099363844648982</text:p>
          </table:table-cell>
          <table:table-cell office:value-type="float" office:value="0.0993703537018109" calcext:value-type="float">
            <text:p>0.099370353701811</text:p>
          </table:table-cell>
          <table:table-cell office:value-type="float" office:value="0.099347769281844" calcext:value-type="float">
            <text:p>0.099347769281844</text:p>
          </table:table-cell>
          <table:table-cell office:value-type="float" office:value="0.099357821082684" calcext:value-type="float">
            <text:p>0.099357821082684</text:p>
          </table:table-cell>
          <table:table-cell office:value-type="float" office:value="0.0993897158655132" calcext:value-type="float">
            <text:p>0.099389715865513</text:p>
          </table:table-cell>
          <table:table-cell office:value-type="float" office:value="0.0993840532918434" calcext:value-type="float">
            <text:p>0.099384053291843</text:p>
          </table:table-cell>
          <table:table-cell office:value-type="float" office:value="0.0993736848388689" calcext:value-type="float">
            <text:p>0.099373684838869</text:p>
          </table:table-cell>
          <table:table-cell office:value-type="float" office:value="0.0993391754736262" calcext:value-type="float">
            <text:p>0.099339175473626</text:p>
          </table:table-cell>
          <table:table-cell office:value-type="float" office:value="0.099327260883359" calcext:value-type="float">
            <text:p>0.099327260883359</text:p>
          </table:table-cell>
          <table:table-cell office:value-type="float" office:value="0.0993221002924133" calcext:value-type="float">
            <text:p>0.099322100292413</text:p>
          </table:table-cell>
          <table:table-cell office:value-type="float" office:value="0.099380919685126" calcext:value-type="float">
            <text:p>0.099380919685126</text:p>
          </table:table-cell>
          <table:table-cell office:value-type="float" office:value="0.0993140064789072" calcext:value-type="float">
            <text:p>0.099314006478907</text:p>
          </table:table-cell>
          <table:table-cell office:value-type="float" office:value="0.0993859292436508" calcext:value-type="float">
            <text:p>0.099385929243651</text:p>
          </table:table-cell>
          <table:table-cell office:value-type="float" office:value="0.099388101557048" calcext:value-type="float">
            <text:p>0.099388101557048</text:p>
          </table:table-cell>
          <table:table-cell office:value-type="float" office:value="0.0994164404004737" calcext:value-type="float">
            <text:p>0.099416440400474</text:p>
          </table:table-cell>
          <table:table-cell office:value-type="float" office:value="0.0993459450890724" calcext:value-type="float">
            <text:p>0.099345945089072</text:p>
          </table:table-cell>
          <table:table-cell office:value-type="float" office:value="0.0994397946781619" calcext:value-type="float">
            <text:p>0.099439794678162</text:p>
          </table:table-cell>
          <table:table-cell office:value-type="float" office:value="0.0994063224618023" calcext:value-type="float">
            <text:p>0.099406322461802</text:p>
          </table:table-cell>
          <table:table-cell office:value-type="float" office:value="0.0993755268850535" calcext:value-type="float">
            <text:p>0.099375526885054</text:p>
          </table:table-cell>
          <table:table-cell office:value-type="float" office:value="0.099460256248717" calcext:value-type="float">
            <text:p>0.099460256248717</text:p>
          </table:table-cell>
          <table:table-cell office:value-type="float" office:value="0.0993500705384267" calcext:value-type="float">
            <text:p>0.099350070538427</text:p>
          </table:table-cell>
          <table:table-cell office:value-type="float" office:value="0.0993612563511286" calcext:value-type="float">
            <text:p>0.099361256351129</text:p>
          </table:table-cell>
          <table:table-cell office:value-type="float" office:value="0.0994107777511595" calcext:value-type="float">
            <text:p>0.09941077775116</text:p>
          </table:table-cell>
          <table:table-cell office:value-type="float" office:value="0.099401528622831" calcext:value-type="float">
            <text:p>0.099401528622831</text:p>
          </table:table-cell>
          <table:table-cell office:value-type="float" office:value="0.0994356686252155" calcext:value-type="float">
            <text:p>0.099435668625216</text:p>
          </table:table-cell>
          <table:table-cell office:value-type="float" office:value="0.0993839280328612" calcext:value-type="float">
            <text:p>0.099383928032861</text:p>
          </table:table-cell>
          <table:table-cell office:value-type="float" office:value="0.0993958076648515" calcext:value-type="float">
            <text:p>0.099395807664852</text:p>
          </table:table-cell>
          <table:table-cell office:value-type="float" office:value="0.0993659388052357" calcext:value-type="float">
            <text:p>0.099365938805236</text:p>
          </table:table-cell>
          <table:table-cell office:value-type="float" office:value="0.0994301546147185" calcext:value-type="float">
            <text:p>0.099430154614719</text:p>
          </table:table-cell>
          <table:table-cell office:value-type="float" office:value="0.0994254078350235" calcext:value-type="float">
            <text:p>0.099425407835024</text:p>
          </table:table-cell>
          <table:table-cell office:value-type="float" office:value="0.0993863892302108" calcext:value-type="float">
            <text:p>0.099386389230211</text:p>
          </table:table-cell>
          <table:table-cell office:value-type="float" office:value="0.099389800151788" calcext:value-type="float">
            <text:p>0.099389800151788</text:p>
          </table:table-cell>
          <table:table-cell office:value-type="float" office:value="0.0993808538868715" calcext:value-type="float">
            <text:p>0.099380853886872</text:p>
          </table:table-cell>
          <table:table-cell office:value-type="float" office:value="0.0994304752144751" calcext:value-type="float">
            <text:p>0.099430475214475</text:p>
          </table:table-cell>
          <table:table-cell office:value-type="float" office:value="0.0994357071407539" calcext:value-type="float">
            <text:p>0.099435707140754</text:p>
          </table:table-cell>
          <table:table-cell office:value-type="float" office:value="0.0993283306975895" calcext:value-type="float">
            <text:p>0.09932833069759</text:p>
          </table:table-cell>
          <table:table-cell office:value-type="float" office:value="0.0994472986134984" calcext:value-type="float">
            <text:p>0.099447298613498</text:p>
          </table:table-cell>
          <table:table-cell office:value-type="float" office:value="0.0993882445014062" calcext:value-type="float">
            <text:p>0.099388244501406</text:p>
          </table:table-cell>
          <table:table-cell office:value-type="float" office:value="0.0994311089587907" calcext:value-type="float">
            <text:p>0.099431108958791</text:p>
          </table:table-cell>
          <table:table-cell office:value-type="float" office:value="0.0993525773705419" calcext:value-type="float">
            <text:p>0.099352577370542</text:p>
          </table:table-cell>
          <table:table-cell office:value-type="float" office:value="0.0993661667400109" calcext:value-type="float">
            <text:p>0.099366166740011</text:p>
          </table:table-cell>
          <table:table-cell office:value-type="float" office:value="0.0993885920099261" calcext:value-type="float">
            <text:p>0.099388592009926</text:p>
          </table:table-cell>
          <table:table-cell office:value-type="float" office:value="0.0993822310484219" calcext:value-type="float">
            <text:p>0.099382231048422</text:p>
          </table:table-cell>
          <table:table-cell office:value-type="float" office:value="0.0993540783262925" calcext:value-type="float">
            <text:p>0.099354078326293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elf.bro_y</text:p>
          </table:table-cell>
          <table:table-cell office:value-type="float" office:value="-0.014102068976489" calcext:value-type="float">
            <text:p>-0.014102068976489</text:p>
          </table:table-cell>
          <table:table-cell office:value-type="float" office:value="-0.0141052577989932" calcext:value-type="float">
            <text:p>-0.014105257798993</text:p>
          </table:table-cell>
          <table:table-cell office:value-type="float" office:value="-0.014118344178992" calcext:value-type="float">
            <text:p>-0.014118344178992</text:p>
          </table:table-cell>
          <table:table-cell office:value-type="float" office:value="-0.0140877993924525" calcext:value-type="float">
            <text:p>-0.014087799392453</text:p>
          </table:table-cell>
          <table:table-cell office:value-type="float" office:value="-0.0140931304821931" calcext:value-type="float">
            <text:p>-0.014093130482193</text:p>
          </table:table-cell>
          <table:table-cell office:value-type="float" office:value="-0.0140885176090556" calcext:value-type="float">
            <text:p>-0.014088517609056</text:p>
          </table:table-cell>
          <table:table-cell office:value-type="float" office:value="-0.0141146744645522" calcext:value-type="float">
            <text:p>-0.014114674464552</text:p>
          </table:table-cell>
          <table:table-cell office:value-type="float" office:value="-0.0140894341026458" calcext:value-type="float">
            <text:p>-0.014089434102646</text:p>
          </table:table-cell>
          <table:table-cell office:value-type="float" office:value="-0.0140957274793084" calcext:value-type="float">
            <text:p>-0.014095727479308</text:p>
          </table:table-cell>
          <table:table-cell office:value-type="float" office:value="-0.0140844295248572" calcext:value-type="float">
            <text:p>-0.014084429524857</text:p>
          </table:table-cell>
          <table:table-cell office:value-type="float" office:value="-0.0140984474141212" calcext:value-type="float">
            <text:p>-0.014098447414121</text:p>
          </table:table-cell>
          <table:table-cell office:value-type="float" office:value="-0.0140976257237406" calcext:value-type="float">
            <text:p>-0.014097625723741</text:p>
          </table:table-cell>
          <table:table-cell office:value-type="float" office:value="-0.014106992680573" calcext:value-type="float">
            <text:p>-0.014106992680573</text:p>
          </table:table-cell>
          <table:table-cell office:value-type="float" office:value="-0.014105793967699" calcext:value-type="float">
            <text:p>-0.014105793967699</text:p>
          </table:table-cell>
          <table:table-cell office:value-type="float" office:value="-0.014094185545279" calcext:value-type="float">
            <text:p>-0.014094185545279</text:p>
          </table:table-cell>
          <table:table-cell office:value-type="float" office:value="-0.0140823747748417" calcext:value-type="float">
            <text:p>-0.014082374774842</text:p>
          </table:table-cell>
          <table:table-cell office:value-type="float" office:value="-0.0140897775536234" calcext:value-type="float">
            <text:p>-0.014089777553623</text:p>
          </table:table-cell>
          <table:table-cell office:value-type="float" office:value="-0.0141140713086757" calcext:value-type="float">
            <text:p>-0.014114071308676</text:p>
          </table:table-cell>
          <table:table-cell office:value-type="float" office:value="-0.0140974293465614" calcext:value-type="float">
            <text:p>-0.014097429346561</text:p>
          </table:table-cell>
          <table:table-cell office:value-type="float" office:value="-0.0140808610900941" calcext:value-type="float">
            <text:p>-0.014080861090094</text:p>
          </table:table-cell>
          <table:table-cell office:value-type="float" office:value="-0.0141245338846772" calcext:value-type="float">
            <text:p>-0.014124533884677</text:p>
          </table:table-cell>
          <table:table-cell office:value-type="float" office:value="-0.014114955457633" calcext:value-type="float">
            <text:p>-0.014114955457633</text:p>
          </table:table-cell>
          <table:table-cell office:value-type="float" office:value="-0.0141017929828259" calcext:value-type="float">
            <text:p>-0.014101792982826</text:p>
          </table:table-cell>
          <table:table-cell office:value-type="float" office:value="-0.0140841474937715" calcext:value-type="float">
            <text:p>-0.014084147493772</text:p>
          </table:table-cell>
          <table:table-cell office:value-type="float" office:value="-0.0140904118362233" calcext:value-type="float">
            <text:p>-0.014090411836223</text:p>
          </table:table-cell>
          <table:table-cell office:value-type="float" office:value="-0.0140845478566498" calcext:value-type="float">
            <text:p>-0.01408454785665</text:p>
          </table:table-cell>
          <table:table-cell office:value-type="float" office:value="-0.0141031812811636" calcext:value-type="float">
            <text:p>-0.014103181281164</text:p>
          </table:table-cell>
          <table:table-cell office:value-type="float" office:value="-0.0140954135351929" calcext:value-type="float">
            <text:p>-0.014095413535193</text:p>
          </table:table-cell>
          <table:table-cell office:value-type="float" office:value="-0.0141160506893948" calcext:value-type="float">
            <text:p>-0.014116050689395</text:p>
          </table:table-cell>
          <table:table-cell office:value-type="float" office:value="-0.0140974663331254" calcext:value-type="float">
            <text:p>-0.014097466333125</text:p>
          </table:table-cell>
          <table:table-cell office:value-type="float" office:value="-0.0140996391128668" calcext:value-type="float">
            <text:p>-0.014099639112867</text:p>
          </table:table-cell>
          <table:table-cell office:value-type="float" office:value="-0.0140864712893248" calcext:value-type="float">
            <text:p>-0.014086471289325</text:p>
          </table:table-cell>
          <table:table-cell office:value-type="float" office:value="-0.014087302451578" calcext:value-type="float">
            <text:p>-0.014087302451578</text:p>
          </table:table-cell>
          <table:table-cell office:value-type="float" office:value="-0.0140989355909859" calcext:value-type="float">
            <text:p>-0.014098935590986</text:p>
          </table:table-cell>
          <table:table-cell office:value-type="float" office:value="-0.01411050895797" calcext:value-type="float">
            <text:p>-0.01411050895797</text:p>
          </table:table-cell>
          <table:table-cell office:value-type="float" office:value="-0.0140905540124959" calcext:value-type="float">
            <text:p>-0.014090554012496</text:p>
          </table:table-cell>
          <table:table-cell office:value-type="float" office:value="-0.0141101199347413" calcext:value-type="float">
            <text:p>-0.014110119934741</text:p>
          </table:table-cell>
          <table:table-cell office:value-type="float" office:value="-0.0140780252282157" calcext:value-type="float">
            <text:p>-0.014078025228216</text:p>
          </table:table-cell>
          <table:table-cell office:value-type="float" office:value="-0.0140934894601831" calcext:value-type="float">
            <text:p>-0.014093489460183</text:p>
          </table:table-cell>
          <table:table-cell office:value-type="float" office:value="-0.0141106672783036" calcext:value-type="float">
            <text:p>-0.014110667278304</text:p>
          </table:table-cell>
          <table:table-cell office:value-type="float" office:value="-0.0141147970326563" calcext:value-type="float">
            <text:p>-0.014114797032656</text:p>
          </table:table-cell>
          <table:table-cell office:value-type="float" office:value="-0.014105661052614" calcext:value-type="float">
            <text:p>-0.014105661052614</text:p>
          </table:table-cell>
          <table:table-cell office:value-type="float" office:value="-0.014098558014227" calcext:value-type="float">
            <text:p>-0.014098558014227</text:p>
          </table:table-cell>
          <table:table-cell office:value-type="float" office:value="-0.0141027900921757" calcext:value-type="float">
            <text:p>-0.014102790092176</text:p>
          </table:table-cell>
          <table:table-cell office:value-type="float" office:value="-0.0141024245678175" calcext:value-type="float">
            <text:p>-0.014102424567818</text:p>
          </table:table-cell>
          <table:table-cell office:value-type="float" office:value="-0.014090511050449" calcext:value-type="float">
            <text:p>-0.014090511050449</text:p>
          </table:table-cell>
          <table:table-cell office:value-type="float" office:value="-0.0141192417803643" calcext:value-type="float">
            <text:p>-0.014119241780364</text:p>
          </table:table-cell>
          <table:table-cell office:value-type="float" office:value="-0.0140944907526717" calcext:value-type="float">
            <text:p>-0.014094490752672</text:p>
          </table:table-cell>
          <table:table-cell office:value-type="float" office:value="-0.0141003013352591" calcext:value-type="float">
            <text:p>-0.014100301335259</text:p>
          </table:table-cell>
          <table:table-cell office:value-type="float" office:value="-0.0141458601485795" calcext:value-type="float">
            <text:p>-0.01414586014858</text:p>
          </table:table-cell>
          <table:table-cell office:value-type="float" office:value="-0.0141072067040904" calcext:value-type="float">
            <text:p>-0.01410720670409</text:p>
          </table:table-cell>
          <table:table-cell office:value-type="float" office:value="-0.0141096699166472" calcext:value-type="float">
            <text:p>-0.014109669916647</text:p>
          </table:table-cell>
          <table:table-cell office:value-type="float" office:value="-0.0140864174581637" calcext:value-type="float">
            <text:p>-0.014086417458164</text:p>
          </table:table-cell>
          <table:table-cell office:value-type="float" office:value="-0.0140949366976459" calcext:value-type="float">
            <text:p>-0.014094936697646</text:p>
          </table:table-cell>
          <table:table-cell office:value-type="float" office:value="-0.0140806476115443" calcext:value-type="float">
            <text:p>-0.014080647611544</text:p>
          </table:table-cell>
          <table:table-cell office:value-type="float" office:value="-0.0140997063280132" calcext:value-type="float">
            <text:p>-0.014099706328013</text:p>
          </table:table-cell>
          <table:table-cell office:value-type="float" office:value="-0.0141241193403955" calcext:value-type="float">
            <text:p>-0.014124119340396</text:p>
          </table:table-cell>
          <table:table-cell office:value-type="float" office:value="-0.0140893689929834" calcext:value-type="float">
            <text:p>-0.014089368992983</text:p>
          </table:table-cell>
          <table:table-cell office:value-type="float" office:value="-0.0141098036039337" calcext:value-type="float">
            <text:p>-0.014109803603934</text:p>
          </table:table-cell>
          <table:table-cell office:value-type="float" office:value="-0.014096828685328" calcext:value-type="float">
            <text:p>-0.014096828685328</text:p>
          </table:table-cell>
          <table:table-cell office:value-type="float" office:value="-0.014109356523156" calcext:value-type="float">
            <text:p>-0.014109356523156</text:p>
          </table:table-cell>
          <table:table-cell office:value-type="float" office:value="-0.0141018546045111" calcext:value-type="float">
            <text:p>-0.014101854604511</text:p>
          </table:table-cell>
          <table:table-cell office:value-type="float" office:value="-0.0140877366279841" calcext:value-type="float">
            <text:p>-0.014087736627984</text:p>
          </table:table-cell>
          <table:table-cell office:value-type="float" office:value="-0.0140888881268847" calcext:value-type="float">
            <text:p>-0.014088888126885</text:p>
          </table:table-cell>
          <table:table-cell office:value-type="float" office:value="-0.0141139287166564" calcext:value-type="float">
            <text:p>-0.014113928716656</text:p>
          </table:table-cell>
          <table:table-cell office:value-type="float" office:value="-0.0140794159497696" calcext:value-type="float">
            <text:p>-0.01407941594977</text:p>
          </table:table-cell>
          <table:table-cell office:value-type="float" office:value="-0.0140635168000268" calcext:value-type="float">
            <text:p>-0.014063516800027</text:p>
          </table:table-cell>
          <table:table-cell office:value-type="float" office:value="-0.0140954206639229" calcext:value-type="float">
            <text:p>-0.014095420663923</text:p>
          </table:table-cell>
          <table:table-cell office:value-type="float" office:value="-0.0140778198426471" calcext:value-type="float">
            <text:p>-0.014077819842647</text:p>
          </table:table-cell>
          <table:table-cell office:value-type="float" office:value="-0.0140943843849269" calcext:value-type="float">
            <text:p>-0.014094384384927</text:p>
          </table:table-cell>
          <table:table-cell office:value-type="float" office:value="-0.014090772589129" calcext:value-type="float">
            <text:p>-0.014090772589129</text:p>
          </table:table-cell>
          <table:table-cell office:value-type="float" office:value="-0.014087844546279" calcext:value-type="float">
            <text:p>-0.014087844546279</text:p>
          </table:table-cell>
          <table:table-cell office:value-type="float" office:value="-0.0140708716920177" calcext:value-type="float">
            <text:p>-0.014070871692018</text:p>
          </table:table-cell>
          <table:table-cell office:value-type="float" office:value="-0.0140542415998466" calcext:value-type="float">
            <text:p>-0.014054241599847</text:p>
          </table:table-cell>
          <table:table-cell office:value-type="float" office:value="-0.0140095887599207" calcext:value-type="float">
            <text:p>-0.014009588759921</text:p>
          </table:table-cell>
          <table:table-cell office:value-type="float" office:value="-0.0140218369219467" calcext:value-type="float">
            <text:p>-0.014021836921947</text:p>
          </table:table-cell>
          <table:table-cell office:value-type="float" office:value="-0.0140602690207523" calcext:value-type="float">
            <text:p>-0.014060269020752</text:p>
          </table:table-cell>
          <table:table-cell office:value-type="float" office:value="-0.0140305526915065" calcext:value-type="float">
            <text:p>-0.014030552691507</text:p>
          </table:table-cell>
          <table:table-cell office:value-type="float" office:value="-0.0140404356495247" calcext:value-type="float">
            <text:p>-0.014040435649525</text:p>
          </table:table-cell>
          <table:table-cell office:value-type="float" office:value="-0.014015136880925" calcext:value-type="float">
            <text:p>-0.014015136880925</text:p>
          </table:table-cell>
          <table:table-cell office:value-type="float" office:value="-0.0140817129833651" calcext:value-type="float">
            <text:p>-0.014081712983365</text:p>
          </table:table-cell>
          <table:table-cell office:value-type="float" office:value="-0.0140767912537273" calcext:value-type="float">
            <text:p>-0.014076791253727</text:p>
          </table:table-cell>
          <table:table-cell office:value-type="float" office:value="-0.0140502100829996" calcext:value-type="float">
            <text:p>-0.014050210083</text:p>
          </table:table-cell>
          <table:table-cell office:value-type="float" office:value="-0.0140977738945996" calcext:value-type="float">
            <text:p>-0.0140977738946</text:p>
          </table:table-cell>
          <table:table-cell office:value-type="float" office:value="-0.0140822755572208" calcext:value-type="float">
            <text:p>-0.014082275557221</text:p>
          </table:table-cell>
          <table:table-cell office:value-type="float" office:value="-0.0140778977899386" calcext:value-type="float">
            <text:p>-0.014077897789939</text:p>
          </table:table-cell>
          <table:table-cell office:value-type="float" office:value="-0.0140363545517095" calcext:value-type="float">
            <text:p>-0.01403635455171</text:p>
          </table:table-cell>
          <table:table-cell office:value-type="float" office:value="-0.0140529430057009" calcext:value-type="float">
            <text:p>-0.014052943005701</text:p>
          </table:table-cell>
          <table:table-cell office:value-type="float" office:value="-0.0146368882470967" calcext:value-type="float">
            <text:p>-0.014636888247097</text:p>
          </table:table-cell>
          <table:table-cell office:value-type="float" office:value="-0.0139681089206371" calcext:value-type="float">
            <text:p>-0.013968108920637</text:p>
          </table:table-cell>
          <table:table-cell office:value-type="float" office:value="-0.0164049747829459" calcext:value-type="float">
            <text:p>-0.016404974782946</text:p>
          </table:table-cell>
          <table:table-cell office:value-type="float" office:value="-0.0184448218965857" calcext:value-type="float">
            <text:p>-0.018444821896586</text:p>
          </table:table-cell>
          <table:table-cell office:value-type="float" office:value="-0.0143076829973334" calcext:value-type="float">
            <text:p>-0.014307682997333</text:p>
          </table:table-cell>
          <table:table-cell office:value-type="float" office:value="-0.0145488424310198" calcext:value-type="float">
            <text:p>-0.01454884243102</text:p>
          </table:table-cell>
          <table:table-cell office:value-type="float" office:value="-0.0147323943559267" calcext:value-type="float">
            <text:p>-0.014732394355927</text:p>
          </table:table-cell>
          <table:table-cell office:value-type="float" office:value="-0.0196266706919806" calcext:value-type="float">
            <text:p>-0.019626670691981</text:p>
          </table:table-cell>
          <table:table-cell office:value-type="float" office:value="-0.0235320207017667" calcext:value-type="float">
            <text:p>-0.023532020701767</text:p>
          </table:table-cell>
          <table:table-cell office:value-type="float" office:value="-0.0200842095827909" calcext:value-type="float">
            <text:p>-0.020084209582791</text:p>
          </table:table-cell>
          <table:table-cell office:value-type="float" office:value="-0.0191854154359806" calcext:value-type="float">
            <text:p>-0.019185415435981</text:p>
          </table:table-cell>
          <table:table-cell office:value-type="float" office:value="-0.0164413466831185" calcext:value-type="float">
            <text:p>-0.016441346683119</text:p>
          </table:table-cell>
          <table:table-cell office:value-type="float" office:value="-0.0191097362077553" calcext:value-type="float">
            <text:p>-0.019109736207755</text:p>
          </table:table-cell>
          <table:table-cell office:value-type="float" office:value="-0.0201897802606237" calcext:value-type="float">
            <text:p>-0.020189780260624</text:p>
          </table:table-cell>
          <table:table-cell office:value-type="float" office:value="-0.0218594111215726" calcext:value-type="float">
            <text:p>-0.021859411121573</text:p>
          </table:table-cell>
          <table:table-cell office:value-type="float" office:value="-0.0187948957391064" calcext:value-type="float">
            <text:p>-0.018794895739106</text:p>
          </table:table-cell>
          <table:table-cell office:value-type="float" office:value="-0.0184912523250153" calcext:value-type="float">
            <text:p>-0.018491252325015</text:p>
          </table:table-cell>
          <table:table-cell office:value-type="float" office:value="-0.0176578416978442" calcext:value-type="float">
            <text:p>-0.017657841697844</text:p>
          </table:table-cell>
          <table:table-cell office:value-type="float" office:value="-0.0241840630297636" calcext:value-type="float">
            <text:p>-0.024184063029764</text:p>
          </table:table-cell>
          <table:table-cell office:value-type="float" office:value="-0.0251876925157256" calcext:value-type="float">
            <text:p>-0.025187692515726</text:p>
          </table:table-cell>
          <table:table-cell office:value-type="float" office:value="-0.0207294811325791" calcext:value-type="float">
            <text:p>-0.020729481132579</text:p>
          </table:table-cell>
          <table:table-cell office:value-type="float" office:value="-0.0197924739611443" calcext:value-type="float">
            <text:p>-0.019792473961144</text:p>
          </table:table-cell>
          <table:table-cell office:value-type="float" office:value="-0.0208359684270619" calcext:value-type="float">
            <text:p>-0.020835968427062</text:p>
          </table:table-cell>
          <table:table-cell office:value-type="float" office:value="-0.0219885203024381" calcext:value-type="float">
            <text:p>-0.021988520302438</text:p>
          </table:table-cell>
          <table:table-cell office:value-type="float" office:value="-0.0183153505308968" calcext:value-type="float">
            <text:p>-0.018315350530897</text:p>
          </table:table-cell>
          <table:table-cell office:value-type="float" office:value="-0.018038689406565" calcext:value-type="float">
            <text:p>-0.018038689406565</text:p>
          </table:table-cell>
          <table:table-cell office:value-type="float" office:value="-0.017152665519266" calcext:value-type="float">
            <text:p>-0.017152665519266</text:p>
          </table:table-cell>
          <table:table-cell office:value-type="float" office:value="-0.0232302798475833" calcext:value-type="float">
            <text:p>-0.023230279847583</text:p>
          </table:table-cell>
          <table:table-cell office:value-type="float" office:value="-0.0254279389507198" calcext:value-type="float">
            <text:p>-0.02542793895072</text:p>
          </table:table-cell>
          <table:table-cell office:value-type="float" office:value="-0.0212042206117071" calcext:value-type="float">
            <text:p>-0.021204220611707</text:p>
          </table:table-cell>
          <table:table-cell office:value-type="float" office:value="-0.0210577517689839" calcext:value-type="float">
            <text:p>-0.021057751768984</text:p>
          </table:table-cell>
          <table:table-cell office:value-type="float" office:value="-0.0187209093764154" calcext:value-type="float">
            <text:p>-0.018720909376415</text:p>
          </table:table-cell>
          <table:table-cell office:value-type="float" office:value="-0.0213736214570963" calcext:value-type="float">
            <text:p>-0.021373621457096</text:p>
          </table:table-cell>
          <table:table-cell office:value-type="float" office:value="-0.0223644546834554" calcext:value-type="float">
            <text:p>-0.022364454683455</text:p>
          </table:table-cell>
          <table:table-cell office:value-type="float" office:value="-0.0193321750329481" calcext:value-type="float">
            <text:p>-0.019332175032948</text:p>
          </table:table-cell>
          <table:table-cell office:value-type="float" office:value="-0.0197379528286704" calcext:value-type="float">
            <text:p>-0.01973795282867</text:p>
          </table:table-cell>
          <table:table-cell office:value-type="float" office:value="-0.0182349927926452" calcext:value-type="float">
            <text:p>-0.018234992792645</text:p>
          </table:table-cell>
          <table:table-cell office:value-type="float" office:value="-0.0222616486357606" calcext:value-type="float">
            <text:p>-0.022261648635761</text:p>
          </table:table-cell>
          <table:table-cell office:value-type="float" office:value="-0.0241792403914427" calcext:value-type="float">
            <text:p>-0.024179240391443</text:p>
          </table:table-cell>
          <table:table-cell office:value-type="float" office:value="-0.0255579831055227" calcext:value-type="float">
            <text:p>-0.025557983105523</text:p>
          </table:table-cell>
          <table:table-cell office:value-type="float" office:value="-0.0226050736092445" calcext:value-type="float">
            <text:p>-0.022605073609245</text:p>
          </table:table-cell>
          <table:table-cell office:value-type="float" office:value="-0.0219408379694161" calcext:value-type="float">
            <text:p>-0.021940837969416</text:p>
          </table:table-cell>
          <table:table-cell office:value-type="float" office:value="-0.0200758362967717" calcext:value-type="float">
            <text:p>-0.020075836296772</text:p>
          </table:table-cell>
          <table:table-cell office:value-type="float" office:value="-0.0196809756048199" calcext:value-type="float">
            <text:p>-0.01968097560482</text:p>
          </table:table-cell>
          <table:table-cell office:value-type="float" office:value="-0.021626852725486" calcext:value-type="float">
            <text:p>-0.021626852725486</text:p>
          </table:table-cell>
          <table:table-cell office:value-type="float" office:value="-0.0212414185214323" calcext:value-type="float">
            <text:p>-0.021241418521432</text:p>
          </table:table-cell>
          <table:table-cell office:value-type="float" office:value="-0.0193598620000029" calcext:value-type="float">
            <text:p>-0.019359862000003</text:p>
          </table:table-cell>
          <table:table-cell office:value-type="float" office:value="-0.018289579717378" calcext:value-type="float">
            <text:p>-0.018289579717378</text:p>
          </table:table-cell>
          <table:table-cell office:value-type="float" office:value="-0.0158511994125477" calcext:value-type="float">
            <text:p>-0.015851199412548</text:p>
          </table:table-cell>
          <table:table-cell office:value-type="float" office:value="-0.0218896864273735" calcext:value-type="float">
            <text:p>-0.021889686427374</text:p>
          </table:table-cell>
          <table:table-cell office:value-type="float" office:value="-0.0232251448224275" calcext:value-type="float">
            <text:p>-0.023225144822428</text:p>
          </table:table-cell>
          <table:table-cell office:value-type="float" office:value="-0.021075104603961" calcext:value-type="float">
            <text:p>-0.021075104603961</text:p>
          </table:table-cell>
          <table:table-cell office:value-type="float" office:value="-0.0194276878490034" calcext:value-type="float">
            <text:p>-0.019427687849003</text:p>
          </table:table-cell>
          <table:table-cell office:value-type="float" office:value="-0.0179542076932208" calcext:value-type="float">
            <text:p>-0.017954207693221</text:p>
          </table:table-cell>
          <table:table-cell office:value-type="float" office:value="-0.023615545802799" calcext:value-type="float">
            <text:p>-0.023615545802799</text:p>
          </table:table-cell>
          <table:table-cell office:value-type="float" office:value="-0.0240476788484508" calcext:value-type="float">
            <text:p>-0.024047678848451</text:p>
          </table:table-cell>
          <table:table-cell office:value-type="float" office:value="-0.0232451307537288" calcext:value-type="float">
            <text:p>-0.023245130753729</text:p>
          </table:table-cell>
          <table:table-cell office:value-type="float" office:value="-0.0224664497443066" calcext:value-type="float">
            <text:p>-0.022466449744307</text:p>
          </table:table-cell>
          <table:table-cell office:value-type="float" office:value="-0.0217743745412823" calcext:value-type="float">
            <text:p>-0.021774374541282</text:p>
          </table:table-cell>
          <table:table-cell office:value-type="float" office:value="-0.0183759360960405" calcext:value-type="float">
            <text:p>-0.018375936096041</text:p>
          </table:table-cell>
          <table:table-cell office:value-type="float" office:value="-0.0206389747836862" calcext:value-type="float">
            <text:p>-0.020638974783686</text:p>
          </table:table-cell>
          <table:table-cell office:value-type="float" office:value="-0.0277622164336962" calcext:value-type="float">
            <text:p>-0.027762216433696</text:p>
          </table:table-cell>
          <table:table-cell office:value-type="float" office:value="-0.028015283192229" calcext:value-type="float">
            <text:p>-0.028015283192229</text:p>
          </table:table-cell>
          <table:table-cell office:value-type="float" office:value="-0.0274155941632475" calcext:value-type="float">
            <text:p>-0.027415594163248</text:p>
          </table:table-cell>
          <table:table-cell office:value-type="float" office:value="-0.0245515851164001" calcext:value-type="float">
            <text:p>-0.0245515851164</text:p>
          </table:table-cell>
          <table:table-cell office:value-type="float" office:value="-0.0315569284056182" calcext:value-type="float">
            <text:p>-0.031556928405618</text:p>
          </table:table-cell>
          <table:table-cell office:value-type="float" office:value="-0.0343472934335573" calcext:value-type="float">
            <text:p>-0.034347293433557</text:p>
          </table:table-cell>
          <table:table-cell office:value-type="float" office:value="-0.0329309365069413" calcext:value-type="float">
            <text:p>-0.032930936506941</text:p>
          </table:table-cell>
          <table:table-cell office:value-type="float" office:value="-0.0305720410312015" calcext:value-type="float">
            <text:p>-0.030572041031202</text:p>
          </table:table-cell>
          <table:table-cell office:value-type="float" office:value="-0.0319915283427832" calcext:value-type="float">
            <text:p>-0.031991528342783</text:p>
          </table:table-cell>
          <table:table-cell office:value-type="float" office:value="-0.0273402143508393" calcext:value-type="float">
            <text:p>-0.027340214350839</text:p>
          </table:table-cell>
          <table:table-cell office:value-type="float" office:value="-0.0173601235286116" calcext:value-type="float">
            <text:p>-0.017360123528612</text:p>
          </table:table-cell>
          <table:table-cell office:value-type="float" office:value="-0.0235660328538374" calcext:value-type="float">
            <text:p>-0.023566032853837</text:p>
          </table:table-cell>
          <table:table-cell office:value-type="float" office:value="-0.02614831009988" calcext:value-type="float">
            <text:p>-0.02614831009988</text:p>
          </table:table-cell>
          <table:table-cell office:value-type="float" office:value="-0.0215371957303424" calcext:value-type="float">
            <text:p>-0.021537195730342</text:p>
          </table:table-cell>
          <table:table-cell office:value-type="float" office:value="-0.0196834315332022" calcext:value-type="float">
            <text:p>-0.019683431533202</text:p>
          </table:table-cell>
          <table:table-cell office:value-type="float" office:value="-0.0184095107018235" calcext:value-type="float">
            <text:p>-0.018409510701824</text:p>
          </table:table-cell>
          <table:table-cell office:value-type="float" office:value="-0.0209881823492451" calcext:value-type="float">
            <text:p>-0.020988182349245</text:p>
          </table:table-cell>
          <table:table-cell office:value-type="float" office:value="-0.0195651288203571" calcext:value-type="float">
            <text:p>-0.019565128820357</text:p>
          </table:table-cell>
          <table:table-cell office:value-type="float" office:value="-0.0157457826948767" calcext:value-type="float">
            <text:p>-0.015745782694877</text:p>
          </table:table-cell>
          <table:table-cell office:value-type="float" office:value="-0.015235816019252" calcext:value-type="float">
            <text:p>-0.015235816019252</text:p>
          </table:table-cell>
          <table:table-cell office:value-type="float" office:value="-0.0163862734013114" calcext:value-type="float">
            <text:p>-0.016386273401311</text:p>
          </table:table-cell>
          <table:table-cell office:value-type="float" office:value="-0.0185287758450111" calcext:value-type="float">
            <text:p>-0.018528775845011</text:p>
          </table:table-cell>
          <table:table-cell office:value-type="float" office:value="-0.0212159057830978" calcext:value-type="float">
            <text:p>-0.021215905783098</text:p>
          </table:table-cell>
          <table:table-cell office:value-type="float" office:value="-0.0234800139956809" calcext:value-type="float">
            <text:p>-0.023480013995681</text:p>
          </table:table-cell>
          <table:table-cell office:value-type="float" office:value="-0.0237064377057514" calcext:value-type="float">
            <text:p>-0.023706437705751</text:p>
          </table:table-cell>
          <table:table-cell office:value-type="float" office:value="-0.0192477291625826" calcext:value-type="float">
            <text:p>-0.019247729162583</text:p>
          </table:table-cell>
          <table:table-cell office:value-type="float" office:value="-0.0171317678095204" calcext:value-type="float">
            <text:p>-0.01713176780952</text:p>
          </table:table-cell>
          <table:table-cell office:value-type="float" office:value="-0.0190030722317775" calcext:value-type="float">
            <text:p>-0.019003072231778</text:p>
          </table:table-cell>
          <table:table-cell office:value-type="float" office:value="-0.0195761257307659" calcext:value-type="float">
            <text:p>-0.019576125730766</text:p>
          </table:table-cell>
          <table:table-cell office:value-type="float" office:value="-0.0200125184485345" calcext:value-type="float">
            <text:p>-0.020012518448535</text:p>
          </table:table-cell>
          <table:table-cell office:value-type="float" office:value="-0.0167647995026172" calcext:value-type="float">
            <text:p>-0.016764799502617</text:p>
          </table:table-cell>
          <table:table-cell office:value-type="float" office:value="-0.016227740806341" calcext:value-type="float">
            <text:p>-0.016227740806341</text:p>
          </table:table-cell>
          <table:table-cell office:value-type="float" office:value="-0.0192753147655229" calcext:value-type="float">
            <text:p>-0.019275314765523</text:p>
          </table:table-cell>
          <table:table-cell office:value-type="float" office:value="-0.0219024416019044" calcext:value-type="float">
            <text:p>-0.021902441601904</text:p>
          </table:table-cell>
          <table:table-cell office:value-type="float" office:value="-0.0238759310185874" calcext:value-type="float">
            <text:p>-0.023875931018587</text:p>
          </table:table-cell>
          <table:table-cell office:value-type="float" office:value="-0.021979612698629" calcext:value-type="float">
            <text:p>-0.021979612698629</text:p>
          </table:table-cell>
          <table:table-cell office:value-type="float" office:value="-0.0192921126279045" calcext:value-type="float">
            <text:p>-0.019292112627905</text:p>
          </table:table-cell>
          <table:table-cell office:value-type="float" office:value="-0.0180612332523747" calcext:value-type="float">
            <text:p>-0.018061233252375</text:p>
          </table:table-cell>
          <table:table-cell office:value-type="float" office:value="-0.0176098323121508" calcext:value-type="float">
            <text:p>-0.017609832312151</text:p>
          </table:table-cell>
          <table:table-cell office:value-type="float" office:value="-0.0199699298528023" calcext:value-type="float">
            <text:p>-0.019969929852802</text:p>
          </table:table-cell>
          <table:table-cell office:value-type="float" office:value="-0.0212941071452929" calcext:value-type="float">
            <text:p>-0.021294107145293</text:p>
          </table:table-cell>
          <table:table-cell office:value-type="float" office:value="-0.0179212839948331" calcext:value-type="float">
            <text:p>-0.017921283994833</text:p>
          </table:table-cell>
          <table:table-cell office:value-type="float" office:value="-0.0178006053563276" calcext:value-type="float">
            <text:p>-0.017800605356328</text:p>
          </table:table-cell>
          <table:table-cell office:value-type="float" office:value="-0.0186429389395581" calcext:value-type="float">
            <text:p>-0.018642938939558</text:p>
          </table:table-cell>
          <table:table-cell office:value-type="float" office:value="-0.0216952149080971" calcext:value-type="float">
            <text:p>-0.021695214908097</text:p>
          </table:table-cell>
          <table:table-cell office:value-type="float" office:value="-0.0237845449784702" calcext:value-type="float">
            <text:p>-0.02378454497847</text:p>
          </table:table-cell>
          <table:table-cell office:value-type="float" office:value="-0.0243776554502247" calcext:value-type="float">
            <text:p>-0.024377655450225</text:p>
          </table:table-cell>
          <table:table-cell office:value-type="float" office:value="-0.0199610433514824" calcext:value-type="float">
            <text:p>-0.019961043351482</text:p>
          </table:table-cell>
          <table:table-cell office:value-type="float" office:value="-0.0193400721063431" calcext:value-type="float">
            <text:p>-0.019340072106343</text:p>
          </table:table-cell>
          <table:table-cell office:value-type="float" office:value="-0.019061957457723" calcext:value-type="float">
            <text:p>-0.019061957457723</text:p>
          </table:table-cell>
          <table:table-cell office:value-type="float" office:value="-0.0218167213314929" calcext:value-type="float">
            <text:p>-0.021816721331493</text:p>
          </table:table-cell>
          <table:table-cell office:value-type="float" office:value="-0.0228868927142188" calcext:value-type="float">
            <text:p>-0.022886892714219</text:p>
          </table:table-cell>
          <table:table-cell office:value-type="float" office:value="-0.0207848524770169" calcext:value-type="float">
            <text:p>-0.020784852477017</text:p>
          </table:table-cell>
          <table:table-cell office:value-type="float" office:value="-0.0206114169985202" calcext:value-type="float">
            <text:p>-0.02061141699852</text:p>
          </table:table-cell>
          <table:table-cell office:value-type="float" office:value="-0.0184117014198706" calcext:value-type="float">
            <text:p>-0.018411701419871</text:p>
          </table:table-cell>
          <table:table-cell office:value-type="float" office:value="-0.0236661525166498" calcext:value-type="float">
            <text:p>-0.02366615251665</text:p>
          </table:table-cell>
          <table:table-cell office:value-type="float" office:value="-0.0211239758245923" calcext:value-type="float">
            <text:p>-0.021123975824592</text:p>
          </table:table-cell>
          <table:table-cell office:value-type="float" office:value="-0.0202661959056791" calcext:value-type="float">
            <text:p>-0.020266195905679</text:p>
          </table:table-cell>
          <table:table-cell office:value-type="float" office:value="-0.0215174177466485" calcext:value-type="float">
            <text:p>-0.021517417746649</text:p>
          </table:table-cell>
          <table:table-cell office:value-type="float" office:value="-0.0238039990437278" calcext:value-type="float">
            <text:p>-0.023803999043728</text:p>
          </table:table-cell>
          <table:table-cell office:value-type="float" office:value="-0.0234204535400034" calcext:value-type="float">
            <text:p>-0.023420453540003</text:p>
          </table:table-cell>
          <table:table-cell office:value-type="float" office:value="-0.0218420963545227" calcext:value-type="float">
            <text:p>-0.021842096354523</text:p>
          </table:table-cell>
          <table:table-cell office:value-type="float" office:value="-0.0214477648263565" calcext:value-type="float">
            <text:p>-0.021447764826357</text:p>
          </table:table-cell>
          <table:table-cell office:value-type="float" office:value="-0.0206288006832979" calcext:value-type="float">
            <text:p>-0.020628800683298</text:p>
          </table:table-cell>
          <table:table-cell office:value-type="float" office:value="-0.0218936436189829" calcext:value-type="float">
            <text:p>-0.021893643618983</text:p>
          </table:table-cell>
          <table:table-cell office:value-type="float" office:value="-0.0253857126078324" calcext:value-type="float">
            <text:p>-0.025385712607832</text:p>
          </table:table-cell>
          <table:table-cell office:value-type="float" office:value="-0.0253373330282869" calcext:value-type="float">
            <text:p>-0.025337333028287</text:p>
          </table:table-cell>
          <table:table-cell office:value-type="float" office:value="-0.0214092941763961" calcext:value-type="float">
            <text:p>-0.021409294176396</text:p>
          </table:table-cell>
          <table:table-cell office:value-type="float" office:value="-0.0206904819083803" calcext:value-type="float">
            <text:p>-0.02069048190838</text:p>
          </table:table-cell>
          <table:table-cell office:value-type="float" office:value="-0.0199230690449393" calcext:value-type="float">
            <text:p>-0.019923069044939</text:p>
          </table:table-cell>
          <table:table-cell office:value-type="float" office:value="-0.020039868443186" calcext:value-type="float">
            <text:p>-0.020039868443186</text:p>
          </table:table-cell>
          <table:table-cell office:value-type="float" office:value="-0.0218364367990669" calcext:value-type="float">
            <text:p>-0.021836436799067</text:p>
          </table:table-cell>
          <table:table-cell office:value-type="float" office:value="-0.0240128543076919" calcext:value-type="float">
            <text:p>-0.024012854307692</text:p>
          </table:table-cell>
          <table:table-cell office:value-type="float" office:value="-0.0240154934046689" calcext:value-type="float">
            <text:p>-0.024015493404669</text:p>
          </table:table-cell>
          <table:table-cell office:value-type="float" office:value="-0.0215481257428576" calcext:value-type="float">
            <text:p>-0.021548125742858</text:p>
          </table:table-cell>
          <table:table-cell office:value-type="float" office:value="-0.0220052335569224" calcext:value-type="float">
            <text:p>-0.022005233556922</text:p>
          </table:table-cell>
          <table:table-cell office:value-type="float" office:value="-0.0219137582979441" calcext:value-type="float">
            <text:p>-0.021913758297944</text:p>
          </table:table-cell>
          <table:table-cell office:value-type="float" office:value="-0.0262140660692238" calcext:value-type="float">
            <text:p>-0.026214066069224</text:p>
          </table:table-cell>
          <table:table-cell office:value-type="float" office:value="-0.0220576766403548" calcext:value-type="float">
            <text:p>-0.022057676640355</text:p>
          </table:table-cell>
          <table:table-cell office:value-type="float" office:value="-0.0200214472993358" calcext:value-type="float">
            <text:p>-0.020021447299336</text:p>
          </table:table-cell>
          <table:table-cell office:value-type="float" office:value="-0.0213518039993203" calcext:value-type="float">
            <text:p>-0.02135180399932</text:p>
          </table:table-cell>
          <table:table-cell office:value-type="float" office:value="-0.0220700337293212" calcext:value-type="float">
            <text:p>-0.022070033729321</text:p>
          </table:table-cell>
          <table:table-cell office:value-type="float" office:value="-0.0233021243386999" calcext:value-type="float">
            <text:p>-0.0233021243387</text:p>
          </table:table-cell>
          <table:table-cell office:value-type="float" office:value="-0.0231840969008098" calcext:value-type="float">
            <text:p>-0.02318409690081</text:p>
          </table:table-cell>
          <table:table-cell office:value-type="float" office:value="-0.0213687627720428" calcext:value-type="float">
            <text:p>-0.021368762772043</text:p>
          </table:table-cell>
          <table:table-cell office:value-type="float" office:value="-0.0203468354857455" calcext:value-type="float">
            <text:p>-0.020346835485746</text:p>
          </table:table-cell>
          <table:table-cell office:value-type="float" office:value="-0.0196952629624197" calcext:value-type="float">
            <text:p>-0.01969526296242</text:p>
          </table:table-cell>
          <table:table-cell office:value-type="float" office:value="-0.0248208122081909" calcext:value-type="float">
            <text:p>-0.024820812208191</text:p>
          </table:table-cell>
          <table:table-cell office:value-type="float" office:value="-0.0255180191234473" calcext:value-type="float">
            <text:p>-0.025518019123447</text:p>
          </table:table-cell>
          <table:table-cell office:value-type="float" office:value="-0.0233914569691242" calcext:value-type="float">
            <text:p>-0.023391456969124</text:p>
          </table:table-cell>
          <table:table-cell office:value-type="float" office:value="-0.0206589832856625" calcext:value-type="float">
            <text:p>-0.020658983285663</text:p>
          </table:table-cell>
          <table:table-cell office:value-type="float" office:value="-0.0184867577731974" calcext:value-type="float">
            <text:p>-0.018486757773197</text:p>
          </table:table-cell>
          <table:table-cell office:value-type="float" office:value="-0.0213473201453785" calcext:value-type="float">
            <text:p>-0.021347320145379</text:p>
          </table:table-cell>
          <table:table-cell office:value-type="float" office:value="-0.0207832185450411" calcext:value-type="float">
            <text:p>-0.020783218545041</text:p>
          </table:table-cell>
          <table:table-cell office:value-type="float" office:value="-0.018826426465096" calcext:value-type="float">
            <text:p>-0.018826426465096</text:p>
          </table:table-cell>
          <table:table-cell office:value-type="float" office:value="-0.0167347394875054" calcext:value-type="float">
            <text:p>-0.016734739487505</text:p>
          </table:table-cell>
          <table:table-cell office:value-type="float" office:value="-0.0181762388244786" calcext:value-type="float">
            <text:p>-0.018176238824479</text:p>
          </table:table-cell>
          <table:table-cell office:value-type="float" office:value="-0.0215260074000903" calcext:value-type="float">
            <text:p>-0.02152600740009</text:p>
          </table:table-cell>
          <table:table-cell office:value-type="float" office:value="-0.0231127686004593" calcext:value-type="float">
            <text:p>-0.023112768600459</text:p>
          </table:table-cell>
          <table:table-cell office:value-type="float" office:value="-0.0230669447402742" calcext:value-type="float">
            <text:p>-0.023066944740274</text:p>
          </table:table-cell>
          <table:table-cell office:value-type="float" office:value="-0.0206921594262442" calcext:value-type="float">
            <text:p>-0.020692159426244</text:p>
          </table:table-cell>
          <table:table-cell office:value-type="float" office:value="-0.0195800694570438" calcext:value-type="float">
            <text:p>-0.019580069457044</text:p>
          </table:table-cell>
          <table:table-cell office:value-type="float" office:value="-0.0172271456377206" calcext:value-type="float">
            <text:p>-0.017227145637721</text:p>
          </table:table-cell>
          <table:table-cell office:value-type="float" office:value="-0.0186154499371512" calcext:value-type="float">
            <text:p>-0.018615449937151</text:p>
          </table:table-cell>
          <table:table-cell office:value-type="float" office:value="-0.0204684242276509" calcext:value-type="float">
            <text:p>-0.020468424227651</text:p>
          </table:table-cell>
          <table:table-cell office:value-type="float" office:value="-0.0198771986378993" calcext:value-type="float">
            <text:p>-0.019877198637899</text:p>
          </table:table-cell>
          <table:table-cell office:value-type="float" office:value="-0.0182644736145845" calcext:value-type="float">
            <text:p>-0.018264473614585</text:p>
          </table:table-cell>
          <table:table-cell office:value-type="float" office:value="-0.0191143273679919" calcext:value-type="float">
            <text:p>-0.019114327367992</text:p>
          </table:table-cell>
          <table:table-cell office:value-type="float" office:value="-0.0166839519998724" calcext:value-type="float">
            <text:p>-0.016683951999872</text:p>
          </table:table-cell>
          <table:table-cell office:value-type="float" office:value="-0.0200241890911738" calcext:value-type="float">
            <text:p>-0.020024189091174</text:p>
          </table:table-cell>
          <table:table-cell office:value-type="float" office:value="-0.0233426332250324" calcext:value-type="float">
            <text:p>-0.023342633225032</text:p>
          </table:table-cell>
          <table:table-cell office:value-type="float" office:value="-0.0227668931484686" calcext:value-type="float">
            <text:p>-0.022766893148469</text:p>
          </table:table-cell>
          <table:table-cell office:value-type="float" office:value="-0.0196036749203689" calcext:value-type="float">
            <text:p>-0.019603674920369</text:p>
          </table:table-cell>
          <table:table-cell office:value-type="float" office:value="-0.0177636304410637" calcext:value-type="float">
            <text:p>-0.017763630441064</text:p>
          </table:table-cell>
          <table:table-cell office:value-type="float" office:value="-0.0182842634681487" calcext:value-type="float">
            <text:p>-0.018284263468149</text:p>
          </table:table-cell>
          <table:table-cell office:value-type="float" office:value="-0.0198829159290837" calcext:value-type="float">
            <text:p>-0.019882915929084</text:p>
          </table:table-cell>
          <table:table-cell office:value-type="float" office:value="-0.0223435874228136" calcext:value-type="float">
            <text:p>-0.022343587422814</text:p>
          </table:table-cell>
          <table:table-cell office:value-type="float" office:value="-0.0207225457848254" calcext:value-type="float">
            <text:p>-0.020722545784825</text:p>
          </table:table-cell>
          <table:table-cell office:value-type="float" office:value="-0.0200802122212391" calcext:value-type="float">
            <text:p>-0.020080212221239</text:p>
          </table:table-cell>
          <table:table-cell office:value-type="float" office:value="-0.0212898485798227" calcext:value-type="float">
            <text:p>-0.021289848579823</text:p>
          </table:table-cell>
          <table:table-cell office:value-type="float" office:value="-0.0191881366286847" calcext:value-type="float">
            <text:p>-0.019188136628685</text:p>
          </table:table-cell>
          <table:table-cell office:value-type="float" office:value="-0.0222933874005695" calcext:value-type="float">
            <text:p>-0.02229338740057</text:p>
          </table:table-cell>
          <table:table-cell office:value-type="float" office:value="-0.0240255002473308" calcext:value-type="float">
            <text:p>-0.024025500247331</text:p>
          </table:table-cell>
          <table:table-cell office:value-type="float" office:value="-0.0211098294004284" calcext:value-type="float">
            <text:p>-0.021109829400428</text:p>
          </table:table-cell>
          <table:table-cell office:value-type="float" office:value="-0.0207243208676383" calcext:value-type="float">
            <text:p>-0.020724320867638</text:p>
          </table:table-cell>
          <table:table-cell office:value-type="float" office:value="-0.0197621407564987" calcext:value-type="float">
            <text:p>-0.019762140756499</text:p>
          </table:table-cell>
          <table:table-cell office:value-type="float" office:value="-0.0223140671489454" calcext:value-type="float">
            <text:p>-0.022314067148945</text:p>
          </table:table-cell>
          <table:table-cell office:value-type="float" office:value="-0.0229450910212442" calcext:value-type="float">
            <text:p>-0.022945091021244</text:p>
          </table:table-cell>
          <table:table-cell office:value-type="float" office:value="-0.0233910544730238" calcext:value-type="float">
            <text:p>-0.023391054473024</text:p>
          </table:table-cell>
          <table:table-cell office:value-type="float" office:value="-0.0217872370039998" calcext:value-type="float">
            <text:p>-0.021787237004</text:p>
          </table:table-cell>
          <table:table-cell office:value-type="float" office:value="-0.0209697571078941" calcext:value-type="float">
            <text:p>-0.020969757107894</text:p>
          </table:table-cell>
          <table:table-cell office:value-type="float" office:value="-0.021716769254928" calcext:value-type="float">
            <text:p>-0.021716769254928</text:p>
          </table:table-cell>
          <table:table-cell office:value-type="float" office:value="-0.0203667266555847" calcext:value-type="float">
            <text:p>-0.020366726655585</text:p>
          </table:table-cell>
          <table:table-cell office:value-type="float" office:value="-0.0228187334517014" calcext:value-type="float">
            <text:p>-0.022818733451701</text:p>
          </table:table-cell>
          <table:table-cell office:value-type="float" office:value="-0.0241934933704546" calcext:value-type="float">
            <text:p>-0.024193493370455</text:p>
          </table:table-cell>
          <table:table-cell office:value-type="float" office:value="-0.0218758140399314" calcext:value-type="float">
            <text:p>-0.021875814039931</text:p>
          </table:table-cell>
          <table:table-cell office:value-type="float" office:value="-0.0213220892261135" calcext:value-type="float">
            <text:p>-0.021322089226114</text:p>
          </table:table-cell>
          <table:table-cell office:value-type="float" office:value="-0.0206365008398598" calcext:value-type="float">
            <text:p>-0.02063650083986</text:p>
          </table:table-cell>
          <table:table-cell office:value-type="float" office:value="-0.0218441916710611" calcext:value-type="float">
            <text:p>-0.021844191671061</text:p>
          </table:table-cell>
          <table:table-cell office:value-type="float" office:value="-0.0220465534183699" calcext:value-type="float">
            <text:p>-0.02204655341837</text:p>
          </table:table-cell>
          <table:table-cell office:value-type="float" office:value="-0.0216074469584576" calcext:value-type="float">
            <text:p>-0.021607446958458</text:p>
          </table:table-cell>
          <table:table-cell office:value-type="float" office:value="-0.0202477582554562" calcext:value-type="float">
            <text:p>-0.020247758255456</text:p>
          </table:table-cell>
          <table:table-cell office:value-type="float" office:value="-0.020477012417789" calcext:value-type="float">
            <text:p>-0.020477012417789</text:p>
          </table:table-cell>
          <table:table-cell office:value-type="float" office:value="-0.0189195806060679" calcext:value-type="float">
            <text:p>-0.018919580606068</text:p>
          </table:table-cell>
          <table:table-cell office:value-type="float" office:value="-0.0207964920359738" calcext:value-type="float">
            <text:p>-0.020796492035974</text:p>
          </table:table-cell>
          <table:table-cell office:value-type="float" office:value="-0.0238211075565995" calcext:value-type="float">
            <text:p>-0.0238211075566</text:p>
          </table:table-cell>
          <table:table-cell office:value-type="float" office:value="-0.0226338599710333" calcext:value-type="float">
            <text:p>-0.022633859971033</text:p>
          </table:table-cell>
          <table:table-cell office:value-type="float" office:value="-0.0195448011456696" calcext:value-type="float">
            <text:p>-0.01954480114567</text:p>
          </table:table-cell>
          <table:table-cell office:value-type="float" office:value="-0.0177966385747943" calcext:value-type="float">
            <text:p>-0.017796638574794</text:p>
          </table:table-cell>
          <table:table-cell office:value-type="float" office:value="-0.020535032170814" calcext:value-type="float">
            <text:p>-0.020535032170814</text:p>
          </table:table-cell>
          <table:table-cell office:value-type="float" office:value="-0.0226032356978203" calcext:value-type="float">
            <text:p>-0.02260323569782</text:p>
          </table:table-cell>
          <table:table-cell office:value-type="float" office:value="-0.0209267396408769" calcext:value-type="float">
            <text:p>-0.020926739640877</text:p>
          </table:table-cell>
          <table:table-cell office:value-type="float" office:value="-0.0224457387323342" calcext:value-type="float">
            <text:p>-0.022445738732334</text:p>
          </table:table-cell>
          <table:table-cell office:value-type="float" office:value="-0.0218907482304063" calcext:value-type="float">
            <text:p>-0.021890748230406</text:p>
          </table:table-cell>
          <table:table-cell office:value-type="float" office:value="-0.0228415068870955" calcext:value-type="float">
            <text:p>-0.022841506887096</text:p>
          </table:table-cell>
          <table:table-cell office:value-type="float" office:value="-0.0263405559388842" calcext:value-type="float">
            <text:p>-0.026340555938884</text:p>
          </table:table-cell>
          <table:table-cell office:value-type="float" office:value="-0.0243953364561503" calcext:value-type="float">
            <text:p>-0.02439533645615</text:p>
          </table:table-cell>
          <table:table-cell office:value-type="float" office:value="-0.0277293856013315" calcext:value-type="float">
            <text:p>-0.027729385601332</text:p>
          </table:table-cell>
          <table:table-cell office:value-type="float" office:value="-0.0268995440915499" calcext:value-type="float">
            <text:p>-0.02689954409155</text:p>
          </table:table-cell>
          <table:table-cell office:value-type="float" office:value="-0.0237136463888122" calcext:value-type="float">
            <text:p>-0.023713646388812</text:p>
          </table:table-cell>
          <table:table-cell office:value-type="float" office:value="-0.022881677933392" calcext:value-type="float">
            <text:p>-0.022881677933392</text:p>
          </table:table-cell>
          <table:table-cell office:value-type="float" office:value="-0.0224946565940015" calcext:value-type="float">
            <text:p>-0.022494656594002</text:p>
          </table:table-cell>
          <table:table-cell office:value-type="float" office:value="-0.0223968892350007" calcext:value-type="float">
            <text:p>-0.022396889235001</text:p>
          </table:table-cell>
          <table:table-cell office:value-type="float" office:value="-0.0218772108338047" calcext:value-type="float">
            <text:p>-0.021877210833805</text:p>
          </table:table-cell>
          <table:table-cell office:value-type="float" office:value="-0.0215497323091839" calcext:value-type="float">
            <text:p>-0.021549732309184</text:p>
          </table:table-cell>
          <table:table-cell office:value-type="float" office:value="-0.0210908449810622" calcext:value-type="float">
            <text:p>-0.021090844981062</text:p>
          </table:table-cell>
          <table:table-cell office:value-type="float" office:value="-0.0210659196677487" calcext:value-type="float">
            <text:p>-0.021065919667749</text:p>
          </table:table-cell>
          <table:table-cell office:value-type="float" office:value="-0.0210219985246335" calcext:value-type="float">
            <text:p>-0.021021998524634</text:p>
          </table:table-cell>
          <table:table-cell office:value-type="float" office:value="-0.020937524814297" calcext:value-type="float">
            <text:p>-0.020937524814297</text:p>
          </table:table-cell>
          <table:table-cell office:value-type="float" office:value="-0.0207525378090218" calcext:value-type="float">
            <text:p>-0.020752537809022</text:p>
          </table:table-cell>
          <table:table-cell office:value-type="float" office:value="-0.0207984615980459" calcext:value-type="float">
            <text:p>-0.020798461598046</text:p>
          </table:table-cell>
          <table:table-cell office:value-type="float" office:value="-0.0208524300406398" calcext:value-type="float">
            <text:p>-0.02085243004064</text:p>
          </table:table-cell>
          <table:table-cell office:value-type="float" office:value="-0.020887961240721" calcext:value-type="float">
            <text:p>-0.020887961240721</text:p>
          </table:table-cell>
          <table:table-cell office:value-type="float" office:value="-0.0208900319562232" calcext:value-type="float">
            <text:p>-0.020890031956223</text:p>
          </table:table-cell>
          <table:table-cell office:value-type="float" office:value="-0.0208539794060787" calcext:value-type="float">
            <text:p>-0.020853979406079</text:p>
          </table:table-cell>
          <table:table-cell office:value-type="float" office:value="-0.0208424970075105" calcext:value-type="float">
            <text:p>-0.020842497007511</text:p>
          </table:table-cell>
          <table:table-cell office:value-type="float" office:value="-0.020821084735606" calcext:value-type="float">
            <text:p>-0.020821084735606</text:p>
          </table:table-cell>
          <table:table-cell office:value-type="float" office:value="-0.020803358671625" calcext:value-type="float">
            <text:p>-0.020803358671625</text:p>
          </table:table-cell>
          <table:table-cell office:value-type="float" office:value="-0.0208652788565694" calcext:value-type="float">
            <text:p>-0.020865278856569</text:p>
          </table:table-cell>
          <table:table-cell office:value-type="float" office:value="-0.0208575362340052" calcext:value-type="float">
            <text:p>-0.020857536234005</text:p>
          </table:table-cell>
          <table:table-cell office:value-type="float" office:value="-0.0208347712217393" calcext:value-type="float">
            <text:p>-0.020834771221739</text:p>
          </table:table-cell>
          <table:table-cell office:value-type="float" office:value="-0.0208275762732393" calcext:value-type="float">
            <text:p>-0.020827576273239</text:p>
          </table:table-cell>
          <table:table-cell office:value-type="float" office:value="-0.0208106921193463" calcext:value-type="float">
            <text:p>-0.020810692119346</text:p>
          </table:table-cell>
          <table:table-cell office:value-type="float" office:value="-0.0208284244640393" calcext:value-type="float">
            <text:p>-0.020828424464039</text:p>
          </table:table-cell>
          <table:table-cell office:value-type="float" office:value="-0.020843469677009" calcext:value-type="float">
            <text:p>-0.020843469677009</text:p>
          </table:table-cell>
          <table:table-cell office:value-type="float" office:value="-0.0208290874993644" calcext:value-type="float">
            <text:p>-0.020829087499364</text:p>
          </table:table-cell>
          <table:table-cell office:value-type="float" office:value="-0.0208298400594278" calcext:value-type="float">
            <text:p>-0.020829840059428</text:p>
          </table:table-cell>
          <table:table-cell office:value-type="float" office:value="-0.0208281984498134" calcext:value-type="float">
            <text:p>-0.020828198449813</text:p>
          </table:table-cell>
          <table:table-cell office:value-type="float" office:value="-0.0208139077501411" calcext:value-type="float">
            <text:p>-0.020813907750141</text:p>
          </table:table-cell>
          <table:table-cell office:value-type="float" office:value="-0.0208053238378592" calcext:value-type="float">
            <text:p>-0.020805323837859</text:p>
          </table:table-cell>
          <table:table-cell office:value-type="float" office:value="-0.020795389540052" calcext:value-type="float">
            <text:p>-0.020795389540052</text:p>
          </table:table-cell>
          <table:table-cell office:value-type="float" office:value="-0.0208293744130162" calcext:value-type="float">
            <text:p>-0.020829374413016</text:p>
          </table:table-cell>
          <table:table-cell office:value-type="float" office:value="-0.0208068172856539" calcext:value-type="float">
            <text:p>-0.020806817285654</text:p>
          </table:table-cell>
          <table:table-cell office:value-type="float" office:value="-0.0208087039794087" calcext:value-type="float">
            <text:p>-0.020808703979409</text:p>
          </table:table-cell>
          <table:table-cell office:value-type="float" office:value="-0.0208003123391796" calcext:value-type="float">
            <text:p>-0.02080031233918</text:p>
          </table:table-cell>
          <table:table-cell office:value-type="float" office:value="-0.0208095856796153" calcext:value-type="float">
            <text:p>-0.020809585679615</text:p>
          </table:table-cell>
          <table:table-cell office:value-type="float" office:value="-0.0207952795421197" calcext:value-type="float">
            <text:p>-0.02079527954212</text:p>
          </table:table-cell>
          <table:table-cell office:value-type="float" office:value="-0.020809181144234" calcext:value-type="float">
            <text:p>-0.020809181144234</text:p>
          </table:table-cell>
          <table:table-cell office:value-type="float" office:value="-0.0208100635875001" calcext:value-type="float">
            <text:p>-0.0208100635875</text:p>
          </table:table-cell>
          <table:table-cell office:value-type="float" office:value="-0.0208114828402746" calcext:value-type="float">
            <text:p>-0.020811482840275</text:p>
          </table:table-cell>
          <table:table-cell office:value-type="float" office:value="-0.0208061649900407" calcext:value-type="float">
            <text:p>-0.020806164990041</text:p>
          </table:table-cell>
          <table:table-cell office:value-type="float" office:value="-0.02080730351704" calcext:value-type="float">
            <text:p>-0.02080730351704</text:p>
          </table:table-cell>
          <table:table-cell office:value-type="float" office:value="-0.020809562876898" calcext:value-type="float">
            <text:p>-0.020809562876898</text:p>
          </table:table-cell>
          <table:table-cell office:value-type="float" office:value="-0.0208056709731277" calcext:value-type="float">
            <text:p>-0.020805670973128</text:p>
          </table:table-cell>
          <table:table-cell office:value-type="float" office:value="-0.0208098663424786" calcext:value-type="float">
            <text:p>-0.020809866342479</text:p>
          </table:table-cell>
          <table:table-cell office:value-type="float" office:value="-0.0207936083653068" calcext:value-type="float">
            <text:p>-0.020793608365307</text:p>
          </table:table-cell>
          <table:table-cell office:value-type="float" office:value="-0.0207971502416577" calcext:value-type="float">
            <text:p>-0.020797150241658</text:p>
          </table:table-cell>
          <table:table-cell office:value-type="float" office:value="-0.0208013251916655" calcext:value-type="float">
            <text:p>-0.020801325191666</text:p>
          </table:table-cell>
          <table:table-cell office:value-type="float" office:value="-0.0208037255175189" calcext:value-type="float">
            <text:p>-0.020803725517519</text:p>
          </table:table-cell>
          <table:table-cell office:value-type="float" office:value="-0.0207967268803417" calcext:value-type="float">
            <text:p>-0.020796726880342</text:p>
          </table:table-cell>
          <table:table-cell office:value-type="float" office:value="-0.0208000897767383" calcext:value-type="float">
            <text:p>-0.020800089776738</text:p>
          </table:table-cell>
          <table:table-cell office:value-type="float" office:value="-0.0207993462568759" calcext:value-type="float">
            <text:p>-0.020799346256876</text:p>
          </table:table-cell>
          <table:table-cell office:value-type="float" office:value="-0.0208081177690147" calcext:value-type="float">
            <text:p>-0.020808117769015</text:p>
          </table:table-cell>
          <table:table-cell office:value-type="float" office:value="-0.0207897705023389" calcext:value-type="float">
            <text:p>-0.020789770502339</text:p>
          </table:table-cell>
          <table:table-cell office:value-type="float" office:value="-0.0208061850054578" calcext:value-type="float">
            <text:p>-0.020806185005458</text:p>
          </table:table-cell>
          <table:table-cell office:value-type="float" office:value="-0.0208067799501168" calcext:value-type="float">
            <text:p>-0.020806779950117</text:p>
          </table:table-cell>
          <table:table-cell office:value-type="float" office:value="-0.0207983337915286" calcext:value-type="float">
            <text:p>-0.020798333791529</text:p>
          </table:table-cell>
          <table:table-cell office:value-type="float" office:value="-0.0208126893450446" calcext:value-type="float">
            <text:p>-0.020812689345045</text:p>
          </table:table-cell>
          <table:table-cell office:value-type="float" office:value="-0.0207860515013778" calcext:value-type="float">
            <text:p>-0.020786051501378</text:p>
          </table:table-cell>
          <table:table-cell office:value-type="float" office:value="-0.0207894362656336" calcext:value-type="float">
            <text:p>-0.020789436265634</text:p>
          </table:table-cell>
          <table:table-cell office:value-type="float" office:value="-0.0207946572702281" calcext:value-type="float">
            <text:p>-0.020794657270228</text:p>
          </table:table-cell>
          <table:table-cell office:value-type="float" office:value="-0.0208012854494729" calcext:value-type="float">
            <text:p>-0.020801285449473</text:p>
          </table:table-cell>
          <table:table-cell office:value-type="float" office:value="-0.0208014559230419" calcext:value-type="float">
            <text:p>-0.020801455923042</text:p>
          </table:table-cell>
          <table:table-cell office:value-type="float" office:value="-0.0207826326749886" calcext:value-type="float">
            <text:p>-0.020782632674989</text:p>
          </table:table-cell>
          <table:table-cell office:value-type="float" office:value="-0.0207971714544218" calcext:value-type="float">
            <text:p>-0.020797171454422</text:p>
          </table:table-cell>
          <table:table-cell office:value-type="float" office:value="-0.0207892554553168" calcext:value-type="float">
            <text:p>-0.020789255455317</text:p>
          </table:table-cell>
          <table:table-cell office:value-type="float" office:value="-0.0207980027548269" calcext:value-type="float">
            <text:p>-0.020798002754827</text:p>
          </table:table-cell>
          <table:table-cell office:value-type="float" office:value="-0.0208014359509256" calcext:value-type="float">
            <text:p>-0.020801435950926</text:p>
          </table:table-cell>
          <table:table-cell office:value-type="float" office:value="-0.0207885983699114" calcext:value-type="float">
            <text:p>-0.020788598369911</text:p>
          </table:table-cell>
          <table:table-cell office:value-type="float" office:value="-0.0207885521778087" calcext:value-type="float">
            <text:p>-0.020788552177809</text:p>
          </table:table-cell>
          <table:table-cell office:value-type="float" office:value="-0.0207816581422424" calcext:value-type="float">
            <text:p>-0.020781658142242</text:p>
          </table:table-cell>
          <table:table-cell office:value-type="float" office:value="-0.0207967428544716" calcext:value-type="float">
            <text:p>-0.020796742854472</text:p>
          </table:table-cell>
          <table:table-cell office:value-type="float" office:value="-0.0208017137068248" calcext:value-type="float">
            <text:p>-0.020801713706825</text:p>
          </table:table-cell>
          <table:table-cell office:value-type="float" office:value="-0.0207730993417558" calcext:value-type="float">
            <text:p>-0.020773099341756</text:p>
          </table:table-cell>
          <table:table-cell office:value-type="float" office:value="-0.0207904796687188" calcext:value-type="float">
            <text:p>-0.020790479668719</text:p>
          </table:table-cell>
          <table:table-cell office:value-type="float" office:value="-0.0207854901478722" calcext:value-type="float">
            <text:p>-0.020785490147872</text:p>
          </table:table-cell>
          <table:table-cell office:value-type="float" office:value="-0.0207959848298907" calcext:value-type="float">
            <text:p>-0.020795984829891</text:p>
          </table:table-cell>
          <table:table-cell office:value-type="float" office:value="-0.0207760207736029" calcext:value-type="float">
            <text:p>-0.020776020773603</text:p>
          </table:table-cell>
          <table:table-cell office:value-type="float" office:value="-0.0207869919093195" calcext:value-type="float">
            <text:p>-0.02078699190932</text:p>
          </table:table-cell>
          <table:table-cell office:value-type="float" office:value="-0.0207934882623386" calcext:value-type="float">
            <text:p>-0.020793488262339</text:p>
          </table:table-cell>
          <table:table-cell office:value-type="float" office:value="-0.0207830335006878" calcext:value-type="float">
            <text:p>-0.020783033500688</text:p>
          </table:table-cell>
          <table:table-cell office:value-type="float" office:value="-0.0207802479861297" calcext:value-type="float">
            <text:p>-0.02078024798613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self.bro_z</text:p>
          </table:table-cell>
          <table:table-cell office:value-type="float" office:value="0.626701992149917" calcext:value-type="float">
            <text:p>0.626701992149917</text:p>
          </table:table-cell>
          <table:table-cell office:value-type="float" office:value="0.626841908501669" calcext:value-type="float">
            <text:p>0.626841908501669</text:p>
          </table:table-cell>
          <table:table-cell office:value-type="float" office:value="0.627426866662433" calcext:value-type="float">
            <text:p>0.627426866662433</text:p>
          </table:table-cell>
          <table:table-cell office:value-type="float" office:value="0.626393235495265" calcext:value-type="float">
            <text:p>0.626393235495265</text:p>
          </table:table-cell>
          <table:table-cell office:value-type="float" office:value="0.626144339545196" calcext:value-type="float">
            <text:p>0.626144339545196</text:p>
          </table:table-cell>
          <table:table-cell office:value-type="float" office:value="0.6261155196087" calcext:value-type="float">
            <text:p>0.6261155196087</text:p>
          </table:table-cell>
          <table:table-cell office:value-type="float" office:value="0.626845851411147" calcext:value-type="float">
            <text:p>0.626845851411147</text:p>
          </table:table-cell>
          <table:table-cell office:value-type="float" office:value="0.625853618043729" calcext:value-type="float">
            <text:p>0.625853618043729</text:p>
          </table:table-cell>
          <table:table-cell office:value-type="float" office:value="0.625879802512086" calcext:value-type="float">
            <text:p>0.625879802512086</text:p>
          </table:table-cell>
          <table:table-cell office:value-type="float" office:value="0.626109266695102" calcext:value-type="float">
            <text:p>0.626109266695102</text:p>
          </table:table-cell>
          <table:table-cell office:value-type="float" office:value="0.626689453673699" calcext:value-type="float">
            <text:p>0.626689453673699</text:p>
          </table:table-cell>
          <table:table-cell office:value-type="float" office:value="0.626305011785088" calcext:value-type="float">
            <text:p>0.626305011785088</text:p>
          </table:table-cell>
          <table:table-cell office:value-type="float" office:value="0.626387249044156" calcext:value-type="float">
            <text:p>0.626387249044156</text:p>
          </table:table-cell>
          <table:table-cell office:value-type="float" office:value="0.626770264215989" calcext:value-type="float">
            <text:p>0.626770264215989</text:p>
          </table:table-cell>
          <table:table-cell office:value-type="float" office:value="0.625867786072043" calcext:value-type="float">
            <text:p>0.625867786072043</text:p>
          </table:table-cell>
          <table:table-cell office:value-type="float" office:value="0.626201221101484" calcext:value-type="float">
            <text:p>0.626201221101484</text:p>
          </table:table-cell>
          <table:table-cell office:value-type="float" office:value="0.626235816652729" calcext:value-type="float">
            <text:p>0.626235816652729</text:p>
          </table:table-cell>
          <table:table-cell office:value-type="float" office:value="0.627203816937015" calcext:value-type="float">
            <text:p>0.627203816937015</text:p>
          </table:table-cell>
          <table:table-cell office:value-type="float" office:value="0.626385450859248" calcext:value-type="float">
            <text:p>0.626385450859248</text:p>
          </table:table-cell>
          <table:table-cell office:value-type="float" office:value="0.626595686675029" calcext:value-type="float">
            <text:p>0.626595686675029</text:p>
          </table:table-cell>
          <table:table-cell office:value-type="float" office:value="0.626814395117246" calcext:value-type="float">
            <text:p>0.626814395117246</text:p>
          </table:table-cell>
          <table:table-cell office:value-type="float" office:value="0.627355226467343" calcext:value-type="float">
            <text:p>0.627355226467343</text:p>
          </table:table-cell>
          <table:table-cell office:value-type="float" office:value="0.627136638638871" calcext:value-type="float">
            <text:p>0.627136638638871</text:p>
          </table:table-cell>
          <table:table-cell office:value-type="float" office:value="0.626120972641829" calcext:value-type="float">
            <text:p>0.626120972641829</text:p>
          </table:table-cell>
          <table:table-cell office:value-type="float" office:value="0.626240082273309" calcext:value-type="float">
            <text:p>0.626240082273309</text:p>
          </table:table-cell>
          <table:table-cell office:value-type="float" office:value="0.626289223878787" calcext:value-type="float">
            <text:p>0.626289223878787</text:p>
          </table:table-cell>
          <table:table-cell office:value-type="float" office:value="0.626675706983406" calcext:value-type="float">
            <text:p>0.626675706983406</text:p>
          </table:table-cell>
          <table:table-cell office:value-type="float" office:value="0.626889150752892" calcext:value-type="float">
            <text:p>0.626889150752892</text:p>
          </table:table-cell>
          <table:table-cell office:value-type="float" office:value="0.627726995615875" calcext:value-type="float">
            <text:p>0.627726995615875</text:p>
          </table:table-cell>
          <table:table-cell office:value-type="float" office:value="0.626633101909105" calcext:value-type="float">
            <text:p>0.626633101909105</text:p>
          </table:table-cell>
          <table:table-cell office:value-type="float" office:value="0.626892851081532" calcext:value-type="float">
            <text:p>0.626892851081532</text:p>
          </table:table-cell>
          <table:table-cell office:value-type="float" office:value="0.626106481683441" calcext:value-type="float">
            <text:p>0.626106481683441</text:p>
          </table:table-cell>
          <table:table-cell office:value-type="float" office:value="0.626044803031641" calcext:value-type="float">
            <text:p>0.626044803031641</text:p>
          </table:table-cell>
          <table:table-cell office:value-type="float" office:value="0.626579731084115" calcext:value-type="float">
            <text:p>0.626579731084115</text:p>
          </table:table-cell>
          <table:table-cell office:value-type="float" office:value="0.626961610617924" calcext:value-type="float">
            <text:p>0.626961610617924</text:p>
          </table:table-cell>
          <table:table-cell office:value-type="float" office:value="0.62589137621026" calcext:value-type="float">
            <text:p>0.62589137621026</text:p>
          </table:table-cell>
          <table:table-cell office:value-type="float" office:value="0.626950471838051" calcext:value-type="float">
            <text:p>0.626950471838051</text:p>
          </table:table-cell>
          <table:table-cell office:value-type="float" office:value="0.626369130174346" calcext:value-type="float">
            <text:p>0.626369130174346</text:p>
          </table:table-cell>
          <table:table-cell office:value-type="float" office:value="0.626680238773816" calcext:value-type="float">
            <text:p>0.626680238773816</text:p>
          </table:table-cell>
          <table:table-cell office:value-type="float" office:value="0.627000135072741" calcext:value-type="float">
            <text:p>0.627000135072741</text:p>
          </table:table-cell>
          <table:table-cell office:value-type="float" office:value="0.627438689816495" calcext:value-type="float">
            <text:p>0.627438689816495</text:p>
          </table:table-cell>
          <table:table-cell office:value-type="float" office:value="0.627062816391507" calcext:value-type="float">
            <text:p>0.627062816391507</text:p>
          </table:table-cell>
          <table:table-cell office:value-type="float" office:value="0.627118975014182" calcext:value-type="float">
            <text:p>0.627118975014182</text:p>
          </table:table-cell>
          <table:table-cell office:value-type="float" office:value="0.627362913187553" calcext:value-type="float">
            <text:p>0.627362913187553</text:p>
          </table:table-cell>
          <table:table-cell office:value-type="float" office:value="0.626996720702155" calcext:value-type="float">
            <text:p>0.626996720702155</text:p>
          </table:table-cell>
          <table:table-cell office:value-type="float" office:value="0.626275832227432" calcext:value-type="float">
            <text:p>0.626275832227432</text:p>
          </table:table-cell>
          <table:table-cell office:value-type="float" office:value="0.627274231997372" calcext:value-type="float">
            <text:p>0.627274231997372</text:p>
          </table:table-cell>
          <table:table-cell office:value-type="float" office:value="0.626559540251182" calcext:value-type="float">
            <text:p>0.626559540251182</text:p>
          </table:table-cell>
          <table:table-cell office:value-type="float" office:value="0.626835905518572" calcext:value-type="float">
            <text:p>0.626835905518572</text:p>
          </table:table-cell>
          <table:table-cell office:value-type="float" office:value="0.627946335059046" calcext:value-type="float">
            <text:p>0.627946335059046</text:p>
          </table:table-cell>
          <table:table-cell office:value-type="float" office:value="0.627041646542881" calcext:value-type="float">
            <text:p>0.627041646542881</text:p>
          </table:table-cell>
          <table:table-cell office:value-type="float" office:value="0.627013640946768" calcext:value-type="float">
            <text:p>0.627013640946768</text:p>
          </table:table-cell>
          <table:table-cell office:value-type="float" office:value="0.626722597962494" calcext:value-type="float">
            <text:p>0.626722597962494</text:p>
          </table:table-cell>
          <table:table-cell office:value-type="float" office:value="0.626621331864664" calcext:value-type="float">
            <text:p>0.626621331864664</text:p>
          </table:table-cell>
          <table:table-cell office:value-type="float" office:value="0.626331061861835" calcext:value-type="float">
            <text:p>0.626331061861835</text:p>
          </table:table-cell>
          <table:table-cell office:value-type="float" office:value="0.626865706956215" calcext:value-type="float">
            <text:p>0.626865706956215</text:p>
          </table:table-cell>
          <table:table-cell office:value-type="float" office:value="0.62718640515241" calcext:value-type="float">
            <text:p>0.62718640515241</text:p>
          </table:table-cell>
          <table:table-cell office:value-type="float" office:value="0.626425124235808" calcext:value-type="float">
            <text:p>0.626425124235808</text:p>
          </table:table-cell>
          <table:table-cell office:value-type="float" office:value="0.627025244046874" calcext:value-type="float">
            <text:p>0.627025244046874</text:p>
          </table:table-cell>
          <table:table-cell office:value-type="float" office:value="0.626815127752753" calcext:value-type="float">
            <text:p>0.626815127752753</text:p>
          </table:table-cell>
          <table:table-cell office:value-type="float" office:value="0.626871714515996" calcext:value-type="float">
            <text:p>0.626871714515996</text:p>
          </table:table-cell>
          <table:table-cell office:value-type="float" office:value="0.626810144073346" calcext:value-type="float">
            <text:p>0.626810144073346</text:p>
          </table:table-cell>
          <table:table-cell office:value-type="float" office:value="0.626159216692507" calcext:value-type="float">
            <text:p>0.626159216692507</text:p>
          </table:table-cell>
          <table:table-cell office:value-type="float" office:value="0.626385139901103" calcext:value-type="float">
            <text:p>0.626385139901103</text:p>
          </table:table-cell>
          <table:table-cell office:value-type="float" office:value="0.626647722211689" calcext:value-type="float">
            <text:p>0.626647722211689</text:p>
          </table:table-cell>
          <table:table-cell office:value-type="float" office:value="0.626122070623242" calcext:value-type="float">
            <text:p>0.626122070623242</text:p>
          </table:table-cell>
          <table:table-cell office:value-type="float" office:value="0.625953203716067" calcext:value-type="float">
            <text:p>0.625953203716067</text:p>
          </table:table-cell>
          <table:table-cell office:value-type="float" office:value="0.62667846166492" calcext:value-type="float">
            <text:p>0.62667846166492</text:p>
          </table:table-cell>
          <table:table-cell office:value-type="float" office:value="0.626397415306212" calcext:value-type="float">
            <text:p>0.626397415306212</text:p>
          </table:table-cell>
          <table:table-cell office:value-type="float" office:value="0.626817849637058" calcext:value-type="float">
            <text:p>0.626817849637058</text:p>
          </table:table-cell>
          <table:table-cell office:value-type="float" office:value="0.626471971188533" calcext:value-type="float">
            <text:p>0.626471971188533</text:p>
          </table:table-cell>
          <table:table-cell office:value-type="float" office:value="0.625914496375174" calcext:value-type="float">
            <text:p>0.625914496375174</text:p>
          </table:table-cell>
          <table:table-cell office:value-type="float" office:value="0.62632012612994" calcext:value-type="float">
            <text:p>0.62632012612994</text:p>
          </table:table-cell>
          <table:table-cell office:value-type="float" office:value="0.626661296712995" calcext:value-type="float">
            <text:p>0.626661296712995</text:p>
          </table:table-cell>
          <table:table-cell office:value-type="float" office:value="0.626348182447482" calcext:value-type="float">
            <text:p>0.626348182447482</text:p>
          </table:table-cell>
          <table:table-cell office:value-type="float" office:value="0.626485926106749" calcext:value-type="float">
            <text:p>0.626485926106749</text:p>
          </table:table-cell>
          <table:table-cell office:value-type="float" office:value="0.625810352908763" calcext:value-type="float">
            <text:p>0.625810352908763</text:p>
          </table:table-cell>
          <table:table-cell office:value-type="float" office:value="0.626022048617855" calcext:value-type="float">
            <text:p>0.626022048617855</text:p>
          </table:table-cell>
          <table:table-cell office:value-type="float" office:value="0.626302825432589" calcext:value-type="float">
            <text:p>0.626302825432589</text:p>
          </table:table-cell>
          <table:table-cell office:value-type="float" office:value="0.626221964337166" calcext:value-type="float">
            <text:p>0.626221964337166</text:p>
          </table:table-cell>
          <table:table-cell office:value-type="float" office:value="0.626810825030223" calcext:value-type="float">
            <text:p>0.626810825030223</text:p>
          </table:table-cell>
          <table:table-cell office:value-type="float" office:value="0.626804625848448" calcext:value-type="float">
            <text:p>0.626804625848448</text:p>
          </table:table-cell>
          <table:table-cell office:value-type="float" office:value="0.626411012147679" calcext:value-type="float">
            <text:p>0.626411012147679</text:p>
          </table:table-cell>
          <table:table-cell office:value-type="float" office:value="0.627988831423335" calcext:value-type="float">
            <text:p>0.627988831423335</text:p>
          </table:table-cell>
          <table:table-cell office:value-type="float" office:value="0.626200186895469" calcext:value-type="float">
            <text:p>0.626200186895469</text:p>
          </table:table-cell>
          <table:table-cell office:value-type="float" office:value="0.626711336580374" calcext:value-type="float">
            <text:p>0.626711336580374</text:p>
          </table:table-cell>
          <table:table-cell office:value-type="float" office:value="0.625621871490202" calcext:value-type="float">
            <text:p>0.625621871490202</text:p>
          </table:table-cell>
          <table:table-cell office:value-type="float" office:value="0.6261018190589" calcext:value-type="float">
            <text:p>0.6261018190589</text:p>
          </table:table-cell>
          <table:table-cell office:value-type="float" office:value="0.630771883891221" calcext:value-type="float">
            <text:p>0.630771883891221</text:p>
          </table:table-cell>
          <table:table-cell office:value-type="float" office:value="0.62881304386257" calcext:value-type="float">
            <text:p>0.62881304386257</text:p>
          </table:table-cell>
          <table:table-cell office:value-type="float" office:value="0.627915981219108" calcext:value-type="float">
            <text:p>0.627915981219108</text:p>
          </table:table-cell>
          <table:table-cell office:value-type="float" office:value="0.628249982347105" calcext:value-type="float">
            <text:p>0.628249982347105</text:p>
          </table:table-cell>
          <table:table-cell office:value-type="float" office:value="0.63247412845014" calcext:value-type="float">
            <text:p>0.63247412845014</text:p>
          </table:table-cell>
          <table:table-cell office:value-type="float" office:value="0.622058439853835" calcext:value-type="float">
            <text:p>0.622058439853835</text:p>
          </table:table-cell>
          <table:table-cell office:value-type="float" office:value="0.616232153421728" calcext:value-type="float">
            <text:p>0.616232153421728</text:p>
          </table:table-cell>
          <table:table-cell office:value-type="float" office:value="0.625851255814965" calcext:value-type="float">
            <text:p>0.625851255814965</text:p>
          </table:table-cell>
          <table:table-cell office:value-type="float" office:value="0.61761906472136" calcext:value-type="float">
            <text:p>0.61761906472136</text:p>
          </table:table-cell>
          <table:table-cell office:value-type="float" office:value="0.615024872402695" calcext:value-type="float">
            <text:p>0.615024872402695</text:p>
          </table:table-cell>
          <table:table-cell office:value-type="float" office:value="0.611401320473797" calcext:value-type="float">
            <text:p>0.611401320473797</text:p>
          </table:table-cell>
          <table:table-cell office:value-type="float" office:value="0.588594756498048" calcext:value-type="float">
            <text:p>0.588594756498048</text:p>
          </table:table-cell>
          <table:table-cell office:value-type="float" office:value="0.588664900262508" calcext:value-type="float">
            <text:p>0.588664900262508</text:p>
          </table:table-cell>
          <table:table-cell office:value-type="float" office:value="0.581098907632942" calcext:value-type="float">
            <text:p>0.581098907632942</text:p>
          </table:table-cell>
          <table:table-cell office:value-type="float" office:value="0.579966417633526" calcext:value-type="float">
            <text:p>0.579966417633526</text:p>
          </table:table-cell>
          <table:table-cell office:value-type="float" office:value="0.580366690980092" calcext:value-type="float">
            <text:p>0.580366690980092</text:p>
          </table:table-cell>
          <table:table-cell office:value-type="float" office:value="0.572347457113332" calcext:value-type="float">
            <text:p>0.572347457113332</text:p>
          </table:table-cell>
          <table:table-cell office:value-type="float" office:value="0.588332730224605" calcext:value-type="float">
            <text:p>0.588332730224605</text:p>
          </table:table-cell>
          <table:table-cell office:value-type="float" office:value="0.58489233916291" calcext:value-type="float">
            <text:p>0.58489233916291</text:p>
          </table:table-cell>
          <table:table-cell office:value-type="float" office:value="0.57844359558439" calcext:value-type="float">
            <text:p>0.57844359558439</text:p>
          </table:table-cell>
          <table:table-cell office:value-type="float" office:value="0.578423692612001" calcext:value-type="float">
            <text:p>0.578423692612001</text:p>
          </table:table-cell>
          <table:table-cell office:value-type="float" office:value="0.576472668601912" calcext:value-type="float">
            <text:p>0.576472668601912</text:p>
          </table:table-cell>
          <table:table-cell office:value-type="float" office:value="0.57492565852164" calcext:value-type="float">
            <text:p>0.57492565852164</text:p>
          </table:table-cell>
          <table:table-cell office:value-type="float" office:value="0.569169030218821" calcext:value-type="float">
            <text:p>0.569169030218821</text:p>
          </table:table-cell>
          <table:table-cell office:value-type="float" office:value="0.565197490519597" calcext:value-type="float">
            <text:p>0.565197490519597</text:p>
          </table:table-cell>
          <table:table-cell office:value-type="float" office:value="0.566110287886475" calcext:value-type="float">
            <text:p>0.566110287886475</text:p>
          </table:table-cell>
          <table:table-cell office:value-type="float" office:value="0.560070983525411" calcext:value-type="float">
            <text:p>0.560070983525411</text:p>
          </table:table-cell>
          <table:table-cell office:value-type="float" office:value="0.564621082729465" calcext:value-type="float">
            <text:p>0.564621082729465</text:p>
          </table:table-cell>
          <table:table-cell office:value-type="float" office:value="0.562810072261194" calcext:value-type="float">
            <text:p>0.562810072261194</text:p>
          </table:table-cell>
          <table:table-cell office:value-type="float" office:value="0.562135750212825" calcext:value-type="float">
            <text:p>0.562135750212825</text:p>
          </table:table-cell>
          <table:table-cell office:value-type="float" office:value="0.55927392077981" calcext:value-type="float">
            <text:p>0.55927392077981</text:p>
          </table:table-cell>
          <table:table-cell office:value-type="float" office:value="0.564886454766898" calcext:value-type="float">
            <text:p>0.564886454766898</text:p>
          </table:table-cell>
          <table:table-cell office:value-type="float" office:value="0.550897115733891" calcext:value-type="float">
            <text:p>0.550897115733891</text:p>
          </table:table-cell>
          <table:table-cell office:value-type="float" office:value="0.550069528074439" calcext:value-type="float">
            <text:p>0.550069528074439</text:p>
          </table:table-cell>
          <table:table-cell office:value-type="float" office:value="0.544798918967485" calcext:value-type="float">
            <text:p>0.544798918967485</text:p>
          </table:table-cell>
          <table:table-cell office:value-type="float" office:value="0.541648593271545" calcext:value-type="float">
            <text:p>0.541648593271545</text:p>
          </table:table-cell>
          <table:table-cell office:value-type="float" office:value="0.558945073701533" calcext:value-type="float">
            <text:p>0.558945073701533</text:p>
          </table:table-cell>
          <table:table-cell office:value-type="float" office:value="0.553309202003015" calcext:value-type="float">
            <text:p>0.553309202003015</text:p>
          </table:table-cell>
          <table:table-cell office:value-type="float" office:value="0.550113378302527" calcext:value-type="float">
            <text:p>0.550113378302527</text:p>
          </table:table-cell>
          <table:table-cell office:value-type="float" office:value="0.549275114511368" calcext:value-type="float">
            <text:p>0.549275114511368</text:p>
          </table:table-cell>
          <table:table-cell office:value-type="float" office:value="0.551888056215524" calcext:value-type="float">
            <text:p>0.551888056215524</text:p>
          </table:table-cell>
          <table:table-cell office:value-type="float" office:value="0.548772284681564" calcext:value-type="float">
            <text:p>0.548772284681564</text:p>
          </table:table-cell>
          <table:table-cell office:value-type="float" office:value="0.549033025019498" calcext:value-type="float">
            <text:p>0.549033025019498</text:p>
          </table:table-cell>
          <table:table-cell office:value-type="float" office:value="0.546006026271436" calcext:value-type="float">
            <text:p>0.546006026271436</text:p>
          </table:table-cell>
          <table:table-cell office:value-type="float" office:value="0.540046757592531" calcext:value-type="float">
            <text:p>0.540046757592531</text:p>
          </table:table-cell>
          <table:table-cell office:value-type="float" office:value="0.53914060476517" calcext:value-type="float">
            <text:p>0.53914060476517</text:p>
          </table:table-cell>
          <table:table-cell office:value-type="float" office:value="0.542450649779663" calcext:value-type="float">
            <text:p>0.542450649779663</text:p>
          </table:table-cell>
          <table:table-cell office:value-type="float" office:value="0.537388900314496" calcext:value-type="float">
            <text:p>0.537388900314496</text:p>
          </table:table-cell>
          <table:table-cell office:value-type="float" office:value="0.545973923578686" calcext:value-type="float">
            <text:p>0.545973923578686</text:p>
          </table:table-cell>
          <table:table-cell office:value-type="float" office:value="0.543101765275632" calcext:value-type="float">
            <text:p>0.543101765275632</text:p>
          </table:table-cell>
          <table:table-cell office:value-type="float" office:value="0.540580440313345" calcext:value-type="float">
            <text:p>0.540580440313345</text:p>
          </table:table-cell>
          <table:table-cell office:value-type="float" office:value="0.542412229380055" calcext:value-type="float">
            <text:p>0.542412229380055</text:p>
          </table:table-cell>
          <table:table-cell office:value-type="float" office:value="0.548220442887086" calcext:value-type="float">
            <text:p>0.548220442887086</text:p>
          </table:table-cell>
          <table:table-cell office:value-type="float" office:value="0.554541057606592" calcext:value-type="float">
            <text:p>0.554541057606592</text:p>
          </table:table-cell>
          <table:table-cell office:value-type="float" office:value="0.55061801045761" calcext:value-type="float">
            <text:p>0.55061801045761</text:p>
          </table:table-cell>
          <table:table-cell office:value-type="float" office:value="0.545748826149872" calcext:value-type="float">
            <text:p>0.545748826149872</text:p>
          </table:table-cell>
          <table:table-cell office:value-type="float" office:value="0.54620657839439" calcext:value-type="float">
            <text:p>0.54620657839439</text:p>
          </table:table-cell>
          <table:table-cell office:value-type="float" office:value="0.546143539394942" calcext:value-type="float">
            <text:p>0.546143539394942</text:p>
          </table:table-cell>
          <table:table-cell office:value-type="float" office:value="0.539157183259497" calcext:value-type="float">
            <text:p>0.539157183259497</text:p>
          </table:table-cell>
          <table:table-cell office:value-type="float" office:value="0.539323842101779" calcext:value-type="float">
            <text:p>0.539323842101779</text:p>
          </table:table-cell>
          <table:table-cell office:value-type="float" office:value="0.54047961909071" calcext:value-type="float">
            <text:p>0.54047961909071</text:p>
          </table:table-cell>
          <table:table-cell office:value-type="float" office:value="0.599927488901907" calcext:value-type="float">
            <text:p>0.599927488901907</text:p>
          </table:table-cell>
          <table:table-cell office:value-type="float" office:value="0.601106900476637" calcext:value-type="float">
            <text:p>0.601106900476637</text:p>
          </table:table-cell>
          <table:table-cell office:value-type="float" office:value="0.560162298110561" calcext:value-type="float">
            <text:p>0.560162298110561</text:p>
          </table:table-cell>
          <table:table-cell office:value-type="float" office:value="0.569519942297923" calcext:value-type="float">
            <text:p>0.569519942297923</text:p>
          </table:table-cell>
          <table:table-cell office:value-type="float" office:value="0.623201328112745" calcext:value-type="float">
            <text:p>0.623201328112745</text:p>
          </table:table-cell>
          <table:table-cell office:value-type="float" office:value="0.603302802268334" calcext:value-type="float">
            <text:p>0.603302802268334</text:p>
          </table:table-cell>
          <table:table-cell office:value-type="float" office:value="0.599778648039338" calcext:value-type="float">
            <text:p>0.599778648039338</text:p>
          </table:table-cell>
          <table:table-cell office:value-type="float" office:value="0.58399620674043" calcext:value-type="float">
            <text:p>0.58399620674043</text:p>
          </table:table-cell>
          <table:table-cell office:value-type="float" office:value="0.57669876354921" calcext:value-type="float">
            <text:p>0.57669876354921</text:p>
          </table:table-cell>
          <table:table-cell office:value-type="float" office:value="0.565552891084627" calcext:value-type="float">
            <text:p>0.565552891084627</text:p>
          </table:table-cell>
          <table:table-cell office:value-type="float" office:value="0.609094987105809" calcext:value-type="float">
            <text:p>0.609094987105809</text:p>
          </table:table-cell>
          <table:table-cell office:value-type="float" office:value="0.63813264695528" calcext:value-type="float">
            <text:p>0.63813264695528</text:p>
          </table:table-cell>
          <table:table-cell office:value-type="float" office:value="0.620100904118871" calcext:value-type="float">
            <text:p>0.620100904118871</text:p>
          </table:table-cell>
          <table:table-cell office:value-type="float" office:value="0.611883550614182" calcext:value-type="float">
            <text:p>0.611883550614182</text:p>
          </table:table-cell>
          <table:table-cell office:value-type="float" office:value="0.592939616267125" calcext:value-type="float">
            <text:p>0.592939616267125</text:p>
          </table:table-cell>
          <table:table-cell office:value-type="float" office:value="0.584094046466916" calcext:value-type="float">
            <text:p>0.584094046466916</text:p>
          </table:table-cell>
          <table:table-cell office:value-type="float" office:value="0.58312378420582" calcext:value-type="float">
            <text:p>0.58312378420582</text:p>
          </table:table-cell>
          <table:table-cell office:value-type="float" office:value="0.59103550896552" calcext:value-type="float">
            <text:p>0.59103550896552</text:p>
          </table:table-cell>
          <table:table-cell office:value-type="float" office:value="0.578516890434536" calcext:value-type="float">
            <text:p>0.578516890434536</text:p>
          </table:table-cell>
          <table:table-cell office:value-type="float" office:value="0.575642795872027" calcext:value-type="float">
            <text:p>0.575642795872027</text:p>
          </table:table-cell>
          <table:table-cell office:value-type="float" office:value="0.574257616912403" calcext:value-type="float">
            <text:p>0.574257616912403</text:p>
          </table:table-cell>
          <table:table-cell office:value-type="float" office:value="0.590123498558173" calcext:value-type="float">
            <text:p>0.590123498558173</text:p>
          </table:table-cell>
          <table:table-cell office:value-type="float" office:value="0.587647583210509" calcext:value-type="float">
            <text:p>0.587647583210509</text:p>
          </table:table-cell>
          <table:table-cell office:value-type="float" office:value="0.589154835353255" calcext:value-type="float">
            <text:p>0.589154835353255</text:p>
          </table:table-cell>
          <table:table-cell office:value-type="float" office:value="0.593273309219942" calcext:value-type="float">
            <text:p>0.593273309219942</text:p>
          </table:table-cell>
          <table:table-cell office:value-type="float" office:value="0.587795364537742" calcext:value-type="float">
            <text:p>0.587795364537742</text:p>
          </table:table-cell>
          <table:table-cell office:value-type="float" office:value="0.578363005668268" calcext:value-type="float">
            <text:p>0.578363005668268</text:p>
          </table:table-cell>
          <table:table-cell office:value-type="float" office:value="0.587398775354703" calcext:value-type="float">
            <text:p>0.587398775354703</text:p>
          </table:table-cell>
          <table:table-cell office:value-type="float" office:value="0.575853267803011" calcext:value-type="float">
            <text:p>0.575853267803011</text:p>
          </table:table-cell>
          <table:table-cell office:value-type="float" office:value="0.574587313623872" calcext:value-type="float">
            <text:p>0.574587313623872</text:p>
          </table:table-cell>
          <table:table-cell office:value-type="float" office:value="0.571326304612508" calcext:value-type="float">
            <text:p>0.571326304612508</text:p>
          </table:table-cell>
          <table:table-cell office:value-type="float" office:value="0.570957668523474" calcext:value-type="float">
            <text:p>0.570957668523474</text:p>
          </table:table-cell>
          <table:table-cell office:value-type="float" office:value="0.580425202761208" calcext:value-type="float">
            <text:p>0.580425202761208</text:p>
          </table:table-cell>
          <table:table-cell office:value-type="float" office:value="0.576761471501273" calcext:value-type="float">
            <text:p>0.576761471501273</text:p>
          </table:table-cell>
          <table:table-cell office:value-type="float" office:value="0.581590934758764" calcext:value-type="float">
            <text:p>0.581590934758764</text:p>
          </table:table-cell>
          <table:table-cell office:value-type="float" office:value="0.58727997937472" calcext:value-type="float">
            <text:p>0.58727997937472</text:p>
          </table:table-cell>
          <table:table-cell office:value-type="float" office:value="0.576415853186426" calcext:value-type="float">
            <text:p>0.576415853186426</text:p>
          </table:table-cell>
          <table:table-cell office:value-type="float" office:value="0.580123270934148" calcext:value-type="float">
            <text:p>0.580123270934148</text:p>
          </table:table-cell>
          <table:table-cell office:value-type="float" office:value="0.582594981433374" calcext:value-type="float">
            <text:p>0.582594981433374</text:p>
          </table:table-cell>
          <table:table-cell office:value-type="float" office:value="0.576417334701769" calcext:value-type="float">
            <text:p>0.576417334701769</text:p>
          </table:table-cell>
          <table:table-cell office:value-type="float" office:value="0.573442833546499" calcext:value-type="float">
            <text:p>0.573442833546499</text:p>
          </table:table-cell>
          <table:table-cell office:value-type="float" office:value="0.569415773331012" calcext:value-type="float">
            <text:p>0.569415773331012</text:p>
          </table:table-cell>
          <table:table-cell office:value-type="float" office:value="0.571700839669312" calcext:value-type="float">
            <text:p>0.571700839669312</text:p>
          </table:table-cell>
          <table:table-cell office:value-type="float" office:value="0.572440675474507" calcext:value-type="float">
            <text:p>0.572440675474507</text:p>
          </table:table-cell>
          <table:table-cell office:value-type="float" office:value="0.56870035839133" calcext:value-type="float">
            <text:p>0.56870035839133</text:p>
          </table:table-cell>
          <table:table-cell office:value-type="float" office:value="0.57648702689579" calcext:value-type="float">
            <text:p>0.57648702689579</text:p>
          </table:table-cell>
          <table:table-cell office:value-type="float" office:value="0.572497155603726" calcext:value-type="float">
            <text:p>0.572497155603726</text:p>
          </table:table-cell>
          <table:table-cell office:value-type="float" office:value="0.564793892772125" calcext:value-type="float">
            <text:p>0.564793892772125</text:p>
          </table:table-cell>
          <table:table-cell office:value-type="float" office:value="0.563430470958399" calcext:value-type="float">
            <text:p>0.563430470958399</text:p>
          </table:table-cell>
          <table:table-cell office:value-type="float" office:value="0.580423700300944" calcext:value-type="float">
            <text:p>0.580423700300944</text:p>
          </table:table-cell>
          <table:table-cell office:value-type="float" office:value="0.571963353973725" calcext:value-type="float">
            <text:p>0.571963353973725</text:p>
          </table:table-cell>
          <table:table-cell office:value-type="float" office:value="0.58163460031578" calcext:value-type="float">
            <text:p>0.58163460031578</text:p>
          </table:table-cell>
          <table:table-cell office:value-type="float" office:value="0.569315118028171" calcext:value-type="float">
            <text:p>0.569315118028171</text:p>
          </table:table-cell>
          <table:table-cell office:value-type="float" office:value="0.56877377312393" calcext:value-type="float">
            <text:p>0.56877377312393</text:p>
          </table:table-cell>
          <table:table-cell office:value-type="float" office:value="0.572623877498021" calcext:value-type="float">
            <text:p>0.572623877498021</text:p>
          </table:table-cell>
          <table:table-cell office:value-type="float" office:value="0.572024625730937" calcext:value-type="float">
            <text:p>0.572024625730937</text:p>
          </table:table-cell>
          <table:table-cell office:value-type="float" office:value="0.550977182858314" calcext:value-type="float">
            <text:p>0.550977182858314</text:p>
          </table:table-cell>
          <table:table-cell office:value-type="float" office:value="0.540498424470117" calcext:value-type="float">
            <text:p>0.540498424470117</text:p>
          </table:table-cell>
          <table:table-cell office:value-type="float" office:value="0.563797218607645" calcext:value-type="float">
            <text:p>0.563797218607645</text:p>
          </table:table-cell>
          <table:table-cell office:value-type="float" office:value="0.558999891756166" calcext:value-type="float">
            <text:p>0.558999891756166</text:p>
          </table:table-cell>
          <table:table-cell office:value-type="float" office:value="0.557137207485683" calcext:value-type="float">
            <text:p>0.557137207485683</text:p>
          </table:table-cell>
          <table:table-cell office:value-type="float" office:value="0.557345498695274" calcext:value-type="float">
            <text:p>0.557345498695274</text:p>
          </table:table-cell>
          <table:table-cell office:value-type="float" office:value="0.559030099313793" calcext:value-type="float">
            <text:p>0.559030099313793</text:p>
          </table:table-cell>
          <table:table-cell office:value-type="float" office:value="0.555274958243493" calcext:value-type="float">
            <text:p>0.555274958243493</text:p>
          </table:table-cell>
          <table:table-cell office:value-type="float" office:value="0.570058958878801" calcext:value-type="float">
            <text:p>0.570058958878801</text:p>
          </table:table-cell>
          <table:table-cell office:value-type="float" office:value="0.561455116995298" calcext:value-type="float">
            <text:p>0.561455116995298</text:p>
          </table:table-cell>
          <table:table-cell office:value-type="float" office:value="0.557556218233077" calcext:value-type="float">
            <text:p>0.557556218233077</text:p>
          </table:table-cell>
          <table:table-cell office:value-type="float" office:value="0.531952629448711" calcext:value-type="float">
            <text:p>0.531952629448711</text:p>
          </table:table-cell>
          <table:table-cell office:value-type="float" office:value="0.527710970559862" calcext:value-type="float">
            <text:p>0.527710970559862</text:p>
          </table:table-cell>
          <table:table-cell office:value-type="float" office:value="0.53935072364967" calcext:value-type="float">
            <text:p>0.53935072364967</text:p>
          </table:table-cell>
          <table:table-cell office:value-type="float" office:value="0.538985572348477" calcext:value-type="float">
            <text:p>0.538985572348477</text:p>
          </table:table-cell>
          <table:table-cell office:value-type="float" office:value="0.54383411016996" calcext:value-type="float">
            <text:p>0.54383411016996</text:p>
          </table:table-cell>
          <table:table-cell office:value-type="float" office:value="0.533294206001001" calcext:value-type="float">
            <text:p>0.533294206001001</text:p>
          </table:table-cell>
          <table:table-cell office:value-type="float" office:value="0.535199475638879" calcext:value-type="float">
            <text:p>0.535199475638879</text:p>
          </table:table-cell>
          <table:table-cell office:value-type="float" office:value="0.541958529791805" calcext:value-type="float">
            <text:p>0.541958529791805</text:p>
          </table:table-cell>
          <table:table-cell office:value-type="float" office:value="0.548120881948463" calcext:value-type="float">
            <text:p>0.548120881948463</text:p>
          </table:table-cell>
          <table:table-cell office:value-type="float" office:value="0.554824680175344" calcext:value-type="float">
            <text:p>0.554824680175344</text:p>
          </table:table-cell>
          <table:table-cell office:value-type="float" office:value="0.552566270119674" calcext:value-type="float">
            <text:p>0.552566270119674</text:p>
          </table:table-cell>
          <table:table-cell office:value-type="float" office:value="0.536161537690718" calcext:value-type="float">
            <text:p>0.536161537690718</text:p>
          </table:table-cell>
          <table:table-cell office:value-type="float" office:value="0.539321230685789" calcext:value-type="float">
            <text:p>0.539321230685789</text:p>
          </table:table-cell>
          <table:table-cell office:value-type="float" office:value="0.546736681795873" calcext:value-type="float">
            <text:p>0.546736681795873</text:p>
          </table:table-cell>
          <table:table-cell office:value-type="float" office:value="0.531230780812805" calcext:value-type="float">
            <text:p>0.531230780812805</text:p>
          </table:table-cell>
          <table:table-cell office:value-type="float" office:value="0.530493423587991" calcext:value-type="float">
            <text:p>0.530493423587991</text:p>
          </table:table-cell>
          <table:table-cell office:value-type="float" office:value="0.534969056028335" calcext:value-type="float">
            <text:p>0.534969056028335</text:p>
          </table:table-cell>
          <table:table-cell office:value-type="float" office:value="0.533672034211116" calcext:value-type="float">
            <text:p>0.533672034211116</text:p>
          </table:table-cell>
          <table:table-cell office:value-type="float" office:value="0.543475965672372" calcext:value-type="float">
            <text:p>0.543475965672372</text:p>
          </table:table-cell>
          <table:table-cell office:value-type="float" office:value="0.539814440767657" calcext:value-type="float">
            <text:p>0.539814440767657</text:p>
          </table:table-cell>
          <table:table-cell office:value-type="float" office:value="0.54177720810291" calcext:value-type="float">
            <text:p>0.54177720810291</text:p>
          </table:table-cell>
          <table:table-cell office:value-type="float" office:value="0.549964517561598" calcext:value-type="float">
            <text:p>0.549964517561598</text:p>
          </table:table-cell>
          <table:table-cell office:value-type="float" office:value="0.541552667021064" calcext:value-type="float">
            <text:p>0.541552667021064</text:p>
          </table:table-cell>
          <table:table-cell office:value-type="float" office:value="0.53160179532328" calcext:value-type="float">
            <text:p>0.53160179532328</text:p>
          </table:table-cell>
          <table:table-cell office:value-type="float" office:value="0.537747480618828" calcext:value-type="float">
            <text:p>0.537747480618828</text:p>
          </table:table-cell>
          <table:table-cell office:value-type="float" office:value="0.531667983505752" calcext:value-type="float">
            <text:p>0.531667983505752</text:p>
          </table:table-cell>
          <table:table-cell office:value-type="float" office:value="0.534541194540685" calcext:value-type="float">
            <text:p>0.534541194540685</text:p>
          </table:table-cell>
          <table:table-cell office:value-type="float" office:value="0.530218240315323" calcext:value-type="float">
            <text:p>0.530218240315323</text:p>
          </table:table-cell>
          <table:table-cell office:value-type="float" office:value="0.527037490108028" calcext:value-type="float">
            <text:p>0.527037490108028</text:p>
          </table:table-cell>
          <table:table-cell office:value-type="float" office:value="0.532310682578806" calcext:value-type="float">
            <text:p>0.532310682578806</text:p>
          </table:table-cell>
          <table:table-cell office:value-type="float" office:value="0.531546091483248" calcext:value-type="float">
            <text:p>0.531546091483248</text:p>
          </table:table-cell>
          <table:table-cell office:value-type="float" office:value="0.527904641107666" calcext:value-type="float">
            <text:p>0.527904641107666</text:p>
          </table:table-cell>
          <table:table-cell office:value-type="float" office:value="0.53075697570354" calcext:value-type="float">
            <text:p>0.53075697570354</text:p>
          </table:table-cell>
          <table:table-cell office:value-type="float" office:value="0.527354631742138" calcext:value-type="float">
            <text:p>0.527354631742138</text:p>
          </table:table-cell>
          <table:table-cell office:value-type="float" office:value="0.525581884788159" calcext:value-type="float">
            <text:p>0.525581884788159</text:p>
          </table:table-cell>
          <table:table-cell office:value-type="float" office:value="0.525875393121561" calcext:value-type="float">
            <text:p>0.525875393121561</text:p>
          </table:table-cell>
          <table:table-cell office:value-type="float" office:value="0.550194260556696" calcext:value-type="float">
            <text:p>0.550194260556696</text:p>
          </table:table-cell>
          <table:table-cell office:value-type="float" office:value="0.528433940650956" calcext:value-type="float">
            <text:p>0.528433940650956</text:p>
          </table:table-cell>
          <table:table-cell office:value-type="float" office:value="0.527575604707774" calcext:value-type="float">
            <text:p>0.527575604707774</text:p>
          </table:table-cell>
          <table:table-cell office:value-type="float" office:value="0.528282204854427" calcext:value-type="float">
            <text:p>0.528282204854427</text:p>
          </table:table-cell>
          <table:table-cell office:value-type="float" office:value="0.537723754848172" calcext:value-type="float">
            <text:p>0.537723754848172</text:p>
          </table:table-cell>
          <table:table-cell office:value-type="float" office:value="0.524602472041149" calcext:value-type="float">
            <text:p>0.524602472041149</text:p>
          </table:table-cell>
          <table:table-cell office:value-type="float" office:value="0.535069319937137" calcext:value-type="float">
            <text:p>0.535069319937137</text:p>
          </table:table-cell>
          <table:table-cell office:value-type="float" office:value="0.531539431479802" calcext:value-type="float">
            <text:p>0.531539431479802</text:p>
          </table:table-cell>
          <table:table-cell office:value-type="float" office:value="0.534868942219025" calcext:value-type="float">
            <text:p>0.534868942219025</text:p>
          </table:table-cell>
          <table:table-cell office:value-type="float" office:value="0.525259953580836" calcext:value-type="float">
            <text:p>0.525259953580836</text:p>
          </table:table-cell>
          <table:table-cell office:value-type="float" office:value="0.54040228364397" calcext:value-type="float">
            <text:p>0.54040228364397</text:p>
          </table:table-cell>
          <table:table-cell office:value-type="float" office:value="0.545824804569164" calcext:value-type="float">
            <text:p>0.545824804569164</text:p>
          </table:table-cell>
          <table:table-cell office:value-type="float" office:value="0.540580310138854" calcext:value-type="float">
            <text:p>0.540580310138854</text:p>
          </table:table-cell>
          <table:table-cell office:value-type="float" office:value="0.531994700575452" calcext:value-type="float">
            <text:p>0.531994700575452</text:p>
          </table:table-cell>
          <table:table-cell office:value-type="float" office:value="0.53237602232548" calcext:value-type="float">
            <text:p>0.53237602232548</text:p>
          </table:table-cell>
          <table:table-cell office:value-type="float" office:value="0.53479978258096" calcext:value-type="float">
            <text:p>0.53479978258096</text:p>
          </table:table-cell>
          <table:table-cell office:value-type="float" office:value="0.551071716335361" calcext:value-type="float">
            <text:p>0.551071716335361</text:p>
          </table:table-cell>
          <table:table-cell office:value-type="float" office:value="0.532266288589574" calcext:value-type="float">
            <text:p>0.532266288589574</text:p>
          </table:table-cell>
          <table:table-cell office:value-type="float" office:value="0.549838788333044" calcext:value-type="float">
            <text:p>0.549838788333044</text:p>
          </table:table-cell>
          <table:table-cell office:value-type="float" office:value="0.538618874349238" calcext:value-type="float">
            <text:p>0.538618874349238</text:p>
          </table:table-cell>
          <table:table-cell office:value-type="float" office:value="0.520496803714918" calcext:value-type="float">
            <text:p>0.520496803714918</text:p>
          </table:table-cell>
          <table:table-cell office:value-type="float" office:value="0.514512066769583" calcext:value-type="float">
            <text:p>0.514512066769583</text:p>
          </table:table-cell>
          <table:table-cell office:value-type="float" office:value="0.530351433066684" calcext:value-type="float">
            <text:p>0.530351433066684</text:p>
          </table:table-cell>
          <table:table-cell office:value-type="float" office:value="0.526456855248363" calcext:value-type="float">
            <text:p>0.526456855248363</text:p>
          </table:table-cell>
          <table:table-cell office:value-type="float" office:value="0.518424577620113" calcext:value-type="float">
            <text:p>0.518424577620113</text:p>
          </table:table-cell>
          <table:table-cell office:value-type="float" office:value="0.52410012829977" calcext:value-type="float">
            <text:p>0.52410012829977</text:p>
          </table:table-cell>
          <table:table-cell office:value-type="float" office:value="0.523658197093939" calcext:value-type="float">
            <text:p>0.523658197093939</text:p>
          </table:table-cell>
          <table:table-cell office:value-type="float" office:value="0.529703463863799" calcext:value-type="float">
            <text:p>0.529703463863799</text:p>
          </table:table-cell>
          <table:table-cell office:value-type="float" office:value="0.529837015565367" calcext:value-type="float">
            <text:p>0.529837015565367</text:p>
          </table:table-cell>
          <table:table-cell office:value-type="float" office:value="0.531558738704421" calcext:value-type="float">
            <text:p>0.531558738704421</text:p>
          </table:table-cell>
          <table:table-cell office:value-type="float" office:value="0.547380065737517" calcext:value-type="float">
            <text:p>0.547380065737517</text:p>
          </table:table-cell>
          <table:table-cell office:value-type="float" office:value="0.543528969994863" calcext:value-type="float">
            <text:p>0.543528969994863</text:p>
          </table:table-cell>
          <table:table-cell office:value-type="float" office:value="0.523611448460501" calcext:value-type="float">
            <text:p>0.523611448460501</text:p>
          </table:table-cell>
          <table:table-cell office:value-type="float" office:value="0.516090918226246" calcext:value-type="float">
            <text:p>0.516090918226246</text:p>
          </table:table-cell>
          <table:table-cell office:value-type="float" office:value="0.529996884301513" calcext:value-type="float">
            <text:p>0.529996884301513</text:p>
          </table:table-cell>
          <table:table-cell office:value-type="float" office:value="0.537026681714676" calcext:value-type="float">
            <text:p>0.537026681714676</text:p>
          </table:table-cell>
          <table:table-cell office:value-type="float" office:value="0.52178984981039" calcext:value-type="float">
            <text:p>0.52178984981039</text:p>
          </table:table-cell>
          <table:table-cell office:value-type="float" office:value="0.530616642934739" calcext:value-type="float">
            <text:p>0.530616642934739</text:p>
          </table:table-cell>
          <table:table-cell office:value-type="float" office:value="0.536134431849774" calcext:value-type="float">
            <text:p>0.536134431849774</text:p>
          </table:table-cell>
          <table:table-cell office:value-type="float" office:value="0.535193303571774" calcext:value-type="float">
            <text:p>0.535193303571774</text:p>
          </table:table-cell>
          <table:table-cell office:value-type="float" office:value="0.534388371738606" calcext:value-type="float">
            <text:p>0.534388371738606</text:p>
          </table:table-cell>
          <table:table-cell office:value-type="float" office:value="0.535844562300796" calcext:value-type="float">
            <text:p>0.535844562300796</text:p>
          </table:table-cell>
          <table:table-cell office:value-type="float" office:value="0.529665166949116" calcext:value-type="float">
            <text:p>0.529665166949116</text:p>
          </table:table-cell>
          <table:table-cell office:value-type="float" office:value="0.529102165551164" calcext:value-type="float">
            <text:p>0.529102165551164</text:p>
          </table:table-cell>
          <table:table-cell office:value-type="float" office:value="0.514155858883157" calcext:value-type="float">
            <text:p>0.514155858883157</text:p>
          </table:table-cell>
          <table:table-cell office:value-type="float" office:value="0.521133142511321" calcext:value-type="float">
            <text:p>0.521133142511321</text:p>
          </table:table-cell>
          <table:table-cell office:value-type="float" office:value="0.504818252116336" calcext:value-type="float">
            <text:p>0.504818252116336</text:p>
          </table:table-cell>
          <table:table-cell office:value-type="float" office:value="0.51504317884811" calcext:value-type="float">
            <text:p>0.51504317884811</text:p>
          </table:table-cell>
          <table:table-cell office:value-type="float" office:value="0.499398579619214" calcext:value-type="float">
            <text:p>0.499398579619214</text:p>
          </table:table-cell>
          <table:table-cell office:value-type="float" office:value="0.515692599779488" calcext:value-type="float">
            <text:p>0.515692599779488</text:p>
          </table:table-cell>
          <table:table-cell office:value-type="float" office:value="0.497905108615874" calcext:value-type="float">
            <text:p>0.497905108615874</text:p>
          </table:table-cell>
          <table:table-cell office:value-type="float" office:value="0.515360033710832" calcext:value-type="float">
            <text:p>0.515360033710832</text:p>
          </table:table-cell>
          <table:table-cell office:value-type="float" office:value="0.518493212182435" calcext:value-type="float">
            <text:p>0.518493212182435</text:p>
          </table:table-cell>
          <table:table-cell office:value-type="float" office:value="0.498320474575483" calcext:value-type="float">
            <text:p>0.498320474575483</text:p>
          </table:table-cell>
          <table:table-cell office:value-type="float" office:value="0.522057459121158" calcext:value-type="float">
            <text:p>0.522057459121158</text:p>
          </table:table-cell>
          <table:table-cell office:value-type="float" office:value="0.520325664610224" calcext:value-type="float">
            <text:p>0.520325664610224</text:p>
          </table:table-cell>
          <table:table-cell office:value-type="float" office:value="0.493836882592823" calcext:value-type="float">
            <text:p>0.493836882592823</text:p>
          </table:table-cell>
          <table:table-cell office:value-type="float" office:value="0.485185889146902" calcext:value-type="float">
            <text:p>0.485185889146902</text:p>
          </table:table-cell>
          <table:table-cell office:value-type="float" office:value="0.486615921281172" calcext:value-type="float">
            <text:p>0.486615921281172</text:p>
          </table:table-cell>
          <table:table-cell office:value-type="float" office:value="0.482215734387731" calcext:value-type="float">
            <text:p>0.482215734387731</text:p>
          </table:table-cell>
          <table:table-cell office:value-type="float" office:value="0.474271597487078" calcext:value-type="float">
            <text:p>0.474271597487078</text:p>
          </table:table-cell>
          <table:table-cell office:value-type="float" office:value="0.475271718421505" calcext:value-type="float">
            <text:p>0.475271718421505</text:p>
          </table:table-cell>
          <table:table-cell office:value-type="float" office:value="0.472677093843824" calcext:value-type="float">
            <text:p>0.472677093843824</text:p>
          </table:table-cell>
          <table:table-cell office:value-type="float" office:value="0.472650161202004" calcext:value-type="float">
            <text:p>0.472650161202004</text:p>
          </table:table-cell>
          <table:table-cell office:value-type="float" office:value="0.471554686281218" calcext:value-type="float">
            <text:p>0.471554686281218</text:p>
          </table:table-cell>
          <table:table-cell office:value-type="float" office:value="0.471358123279916" calcext:value-type="float">
            <text:p>0.471358123279916</text:p>
          </table:table-cell>
          <table:table-cell office:value-type="float" office:value="0.470006614771847" calcext:value-type="float">
            <text:p>0.470006614771847</text:p>
          </table:table-cell>
          <table:table-cell office:value-type="float" office:value="0.470586610915273" calcext:value-type="float">
            <text:p>0.470586610915273</text:p>
          </table:table-cell>
          <table:table-cell office:value-type="float" office:value="0.470479076673066" calcext:value-type="float">
            <text:p>0.470479076673066</text:p>
          </table:table-cell>
          <table:table-cell office:value-type="float" office:value="0.470866048145918" calcext:value-type="float">
            <text:p>0.470866048145918</text:p>
          </table:table-cell>
          <table:table-cell office:value-type="float" office:value="0.471175740914144" calcext:value-type="float">
            <text:p>0.471175740914144</text:p>
          </table:table-cell>
          <table:table-cell office:value-type="float" office:value="0.470842350185742" calcext:value-type="float">
            <text:p>0.470842350185742</text:p>
          </table:table-cell>
          <table:table-cell office:value-type="float" office:value="0.470863580634515" calcext:value-type="float">
            <text:p>0.470863580634515</text:p>
          </table:table-cell>
          <table:table-cell office:value-type="float" office:value="0.470652674833039" calcext:value-type="float">
            <text:p>0.470652674833039</text:p>
          </table:table-cell>
          <table:table-cell office:value-type="float" office:value="0.470489142212714" calcext:value-type="float">
            <text:p>0.470489142212714</text:p>
          </table:table-cell>
          <table:table-cell office:value-type="float" office:value="0.471301525717211" calcext:value-type="float">
            <text:p>0.471301525717211</text:p>
          </table:table-cell>
          <table:table-cell office:value-type="float" office:value="0.470993660304504" calcext:value-type="float">
            <text:p>0.470993660304504</text:p>
          </table:table-cell>
          <table:table-cell office:value-type="float" office:value="0.470799208602372" calcext:value-type="float">
            <text:p>0.470799208602372</text:p>
          </table:table-cell>
          <table:table-cell office:value-type="float" office:value="0.47093256772042" calcext:value-type="float">
            <text:p>0.47093256772042</text:p>
          </table:table-cell>
          <table:table-cell office:value-type="float" office:value="0.470440898814366" calcext:value-type="float">
            <text:p>0.470440898814366</text:p>
          </table:table-cell>
          <table:table-cell office:value-type="float" office:value="0.470757802717424" calcext:value-type="float">
            <text:p>0.470757802717424</text:p>
          </table:table-cell>
          <table:table-cell office:value-type="float" office:value="0.471226261368822" calcext:value-type="float">
            <text:p>0.471226261368822</text:p>
          </table:table-cell>
          <table:table-cell office:value-type="float" office:value="0.470748039321119" calcext:value-type="float">
            <text:p>0.470748039321119</text:p>
          </table:table-cell>
          <table:table-cell office:value-type="float" office:value="0.470862880103068" calcext:value-type="float">
            <text:p>0.470862880103068</text:p>
          </table:table-cell>
          <table:table-cell office:value-type="float" office:value="0.471000578551538" calcext:value-type="float">
            <text:p>0.471000578551538</text:p>
          </table:table-cell>
          <table:table-cell office:value-type="float" office:value="0.470773440082322" calcext:value-type="float">
            <text:p>0.470773440082322</text:p>
          </table:table-cell>
          <table:table-cell office:value-type="float" office:value="0.470398657900835" calcext:value-type="float">
            <text:p>0.470398657900835</text:p>
          </table:table-cell>
          <table:table-cell office:value-type="float" office:value="0.47029456192147" calcext:value-type="float">
            <text:p>0.47029456192147</text:p>
          </table:table-cell>
          <table:table-cell office:value-type="float" office:value="0.470906137180727" calcext:value-type="float">
            <text:p>0.470906137180727</text:p>
          </table:table-cell>
          <table:table-cell office:value-type="float" office:value="0.47052574872813" calcext:value-type="float">
            <text:p>0.47052574872813</text:p>
          </table:table-cell>
          <table:table-cell office:value-type="float" office:value="0.470689352557049" calcext:value-type="float">
            <text:p>0.470689352557049</text:p>
          </table:table-cell>
          <table:table-cell office:value-type="float" office:value="0.470323357938171" calcext:value-type="float">
            <text:p>0.470323357938171</text:p>
          </table:table-cell>
          <table:table-cell office:value-type="float" office:value="0.470503998385386" calcext:value-type="float">
            <text:p>0.470503998385386</text:p>
          </table:table-cell>
          <table:table-cell office:value-type="float" office:value="0.470280523013865" calcext:value-type="float">
            <text:p>0.470280523013865</text:p>
          </table:table-cell>
          <table:table-cell office:value-type="float" office:value="0.470622842175933" calcext:value-type="float">
            <text:p>0.470622842175933</text:p>
          </table:table-cell>
          <table:table-cell office:value-type="float" office:value="0.470642951798715" calcext:value-type="float">
            <text:p>0.470642951798715</text:p>
          </table:table-cell>
          <table:table-cell office:value-type="float" office:value="0.470638913854174" calcext:value-type="float">
            <text:p>0.470638913854174</text:p>
          </table:table-cell>
          <table:table-cell office:value-type="float" office:value="0.470584831967712" calcext:value-type="float">
            <text:p>0.470584831967712</text:p>
          </table:table-cell>
          <table:table-cell office:value-type="float" office:value="0.470629935380998" calcext:value-type="float">
            <text:p>0.470629935380998</text:p>
          </table:table-cell>
          <table:table-cell office:value-type="float" office:value="0.470703749242491" calcext:value-type="float">
            <text:p>0.470703749242491</text:p>
          </table:table-cell>
          <table:table-cell office:value-type="float" office:value="0.470694042845532" calcext:value-type="float">
            <text:p>0.470694042845532</text:p>
          </table:table-cell>
          <table:table-cell office:value-type="float" office:value="0.47065338914556" calcext:value-type="float">
            <text:p>0.47065338914556</text:p>
          </table:table-cell>
          <table:table-cell office:value-type="float" office:value="0.470447462842634" calcext:value-type="float">
            <text:p>0.470447462842634</text:p>
          </table:table-cell>
          <table:table-cell office:value-type="float" office:value="0.470430841504205" calcext:value-type="float">
            <text:p>0.470430841504205</text:p>
          </table:table-cell>
          <table:table-cell office:value-type="float" office:value="0.470368051061493" calcext:value-type="float">
            <text:p>0.470368051061493</text:p>
          </table:table-cell>
          <table:table-cell office:value-type="float" office:value="0.470604207231329" calcext:value-type="float">
            <text:p>0.470604207231329</text:p>
          </table:table-cell>
          <table:table-cell office:value-type="float" office:value="0.470367292778987" calcext:value-type="float">
            <text:p>0.470367292778987</text:p>
          </table:table-cell>
          <table:table-cell office:value-type="float" office:value="0.470643130028248" calcext:value-type="float">
            <text:p>0.470643130028248</text:p>
          </table:table-cell>
          <table:table-cell office:value-type="float" office:value="0.470691158732538" calcext:value-type="float">
            <text:p>0.470691158732538</text:p>
          </table:table-cell>
          <table:table-cell office:value-type="float" office:value="0.470800273683145" calcext:value-type="float">
            <text:p>0.470800273683145</text:p>
          </table:table-cell>
          <table:table-cell office:value-type="float" office:value="0.470519937786809" calcext:value-type="float">
            <text:p>0.470519937786809</text:p>
          </table:table-cell>
          <table:table-cell office:value-type="float" office:value="0.470856519634615" calcext:value-type="float">
            <text:p>0.470856519634615</text:p>
          </table:table-cell>
          <table:table-cell office:value-type="float" office:value="0.470723864520946" calcext:value-type="float">
            <text:p>0.470723864520946</text:p>
          </table:table-cell>
          <table:table-cell office:value-type="float" office:value="0.470546580145686" calcext:value-type="float">
            <text:p>0.470546580145686</text:p>
          </table:table-cell>
          <table:table-cell office:value-type="float" office:value="0.470914851623746" calcext:value-type="float">
            <text:p>0.470914851623746</text:p>
          </table:table-cell>
          <table:table-cell office:value-type="float" office:value="0.470470073332866" calcext:value-type="float">
            <text:p>0.470470073332866</text:p>
          </table:table-cell>
          <table:table-cell office:value-type="float" office:value="0.470530816845713" calcext:value-type="float">
            <text:p>0.470530816845713</text:p>
          </table:table-cell>
          <table:table-cell office:value-type="float" office:value="0.470697451282707" calcext:value-type="float">
            <text:p>0.470697451282707</text:p>
          </table:table-cell>
          <table:table-cell office:value-type="float" office:value="0.470653856725891" calcext:value-type="float">
            <text:p>0.470653856725891</text:p>
          </table:table-cell>
          <table:table-cell office:value-type="float" office:value="0.470828711342797" calcext:value-type="float">
            <text:p>0.470828711342797</text:p>
          </table:table-cell>
          <table:table-cell office:value-type="float" office:value="0.47056655104527" calcext:value-type="float">
            <text:p>0.47056655104527</text:p>
          </table:table-cell>
          <table:table-cell office:value-type="float" office:value="0.470622023243794" calcext:value-type="float">
            <text:p>0.470622023243794</text:p>
          </table:table-cell>
          <table:table-cell office:value-type="float" office:value="0.470529522606895" calcext:value-type="float">
            <text:p>0.470529522606895</text:p>
          </table:table-cell>
          <table:table-cell office:value-type="float" office:value="0.47080924463287" calcext:value-type="float">
            <text:p>0.47080924463287</text:p>
          </table:table-cell>
          <table:table-cell office:value-type="float" office:value="0.470699550497087" calcext:value-type="float">
            <text:p>0.470699550497087</text:p>
          </table:table-cell>
          <table:table-cell office:value-type="float" office:value="0.47053543846683" calcext:value-type="float">
            <text:p>0.47053543846683</text:p>
          </table:table-cell>
          <table:table-cell office:value-type="float" office:value="0.470583239704739" calcext:value-type="float">
            <text:p>0.470583239704739</text:p>
          </table:table-cell>
          <table:table-cell office:value-type="float" office:value="0.470535346511461" calcext:value-type="float">
            <text:p>0.470535346511461</text:p>
          </table:table-cell>
          <table:table-cell office:value-type="float" office:value="0.470734758897058" calcext:value-type="float">
            <text:p>0.470734758897058</text:p>
          </table:table-cell>
          <table:table-cell office:value-type="float" office:value="0.470760662191764" calcext:value-type="float">
            <text:p>0.470760662191764</text:p>
          </table:table-cell>
          <table:table-cell office:value-type="float" office:value="0.470301721022334" calcext:value-type="float">
            <text:p>0.470301721022334</text:p>
          </table:table-cell>
          <table:table-cell office:value-type="float" office:value="0.470768401250003" calcext:value-type="float">
            <text:p>0.470768401250003</text:p>
          </table:table-cell>
          <table:table-cell office:value-type="float" office:value="0.470596177464111" calcext:value-type="float">
            <text:p>0.470596177464111</text:p>
          </table:table-cell>
          <table:table-cell office:value-type="float" office:value="0.470719419652581" calcext:value-type="float">
            <text:p>0.470719419652581</text:p>
          </table:table-cell>
          <table:table-cell office:value-type="float" office:value="0.470396941591966" calcext:value-type="float">
            <text:p>0.470396941591966</text:p>
          </table:table-cell>
          <table:table-cell office:value-type="float" office:value="0.470412411974992" calcext:value-type="float">
            <text:p>0.470412411974992</text:p>
          </table:table-cell>
          <table:table-cell office:value-type="float" office:value="0.470539697645565" calcext:value-type="float">
            <text:p>0.470539697645565</text:p>
          </table:table-cell>
          <table:table-cell office:value-type="float" office:value="0.470476695772461" calcext:value-type="float">
            <text:p>0.470476695772461</text:p>
          </table:table-cell>
          <table:table-cell office:value-type="float" office:value="0.470346330081334" calcext:value-type="float">
            <text:p>0.470346330081334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x_disp-axis</text:p>
          </table:table-cell>
          <table:table-cell office:value-type="float" office:value="-0.180627350369821" calcext:value-type="float">
            <text:p>-0.180627350369821</text:p>
          </table:table-cell>
          <table:table-cell office:value-type="float" office:value="-0.180639807931617" calcext:value-type="float">
            <text:p>-0.180639807931617</text:p>
          </table:table-cell>
          <table:table-cell office:value-type="float" office:value="-0.180766290475545" calcext:value-type="float">
            <text:p>-0.180766290475545</text:p>
          </table:table-cell>
          <table:table-cell office:value-type="float" office:value="-0.180574605780819" calcext:value-type="float">
            <text:p>-0.180574605780819</text:p>
          </table:table-cell>
          <table:table-cell office:value-type="float" office:value="-0.180509025693767" calcext:value-type="float">
            <text:p>-0.180509025693767</text:p>
          </table:table-cell>
          <table:table-cell office:value-type="float" office:value="-0.180536894291322" calcext:value-type="float">
            <text:p>-0.180536894291322</text:p>
          </table:table-cell>
          <table:table-cell office:value-type="float" office:value="-0.180647957160445" calcext:value-type="float">
            <text:p>-0.180647957160445</text:p>
          </table:table-cell>
          <table:table-cell office:value-type="float" office:value="-0.18044649702118" calcext:value-type="float">
            <text:p>-0.18044649702118</text:p>
          </table:table-cell>
          <table:table-cell office:value-type="float" office:value="-0.180460160760462" calcext:value-type="float">
            <text:p>-0.180460160760462</text:p>
          </table:table-cell>
          <table:table-cell office:value-type="float" office:value="-0.180525710654859" calcext:value-type="float">
            <text:p>-0.180525710654859</text:p>
          </table:table-cell>
          <table:table-cell office:value-type="float" office:value="-0.180600187511792" calcext:value-type="float">
            <text:p>-0.180600187511792</text:p>
          </table:table-cell>
          <table:table-cell office:value-type="float" office:value="-0.180557240716727" calcext:value-type="float">
            <text:p>-0.180557240716727</text:p>
          </table:table-cell>
          <table:table-cell office:value-type="float" office:value="-0.180571890115882" calcext:value-type="float">
            <text:p>-0.180571890115882</text:p>
          </table:table-cell>
          <table:table-cell office:value-type="float" office:value="-0.180627189937274" calcext:value-type="float">
            <text:p>-0.180627189937274</text:p>
          </table:table-cell>
          <table:table-cell office:value-type="float" office:value="-0.180466409768728" calcext:value-type="float">
            <text:p>-0.180466409768728</text:p>
          </table:table-cell>
          <table:table-cell office:value-type="float" office:value="-0.180532094509711" calcext:value-type="float">
            <text:p>-0.180532094509711</text:p>
          </table:table-cell>
          <table:table-cell office:value-type="float" office:value="-0.180538919613467" calcext:value-type="float">
            <text:p>-0.180538919613467</text:p>
          </table:table-cell>
          <table:table-cell office:value-type="float" office:value="-0.180700046991634" calcext:value-type="float">
            <text:p>-0.180700046991634</text:p>
          </table:table-cell>
          <table:table-cell office:value-type="float" office:value="-0.180543605876079" calcext:value-type="float">
            <text:p>-0.180543605876079</text:p>
          </table:table-cell>
          <table:table-cell office:value-type="float" office:value="-0.18059693503601" calcext:value-type="float">
            <text:p>-0.18059693503601</text:p>
          </table:table-cell>
          <table:table-cell office:value-type="float" office:value="-0.180633446156457" calcext:value-type="float">
            <text:p>-0.180633446156457</text:p>
          </table:table-cell>
          <table:table-cell office:value-type="float" office:value="-0.180766213561916" calcext:value-type="float">
            <text:p>-0.180766213561916</text:p>
          </table:table-cell>
          <table:table-cell office:value-type="float" office:value="-0.180663393859783" calcext:value-type="float">
            <text:p>-0.180663393859783</text:p>
          </table:table-cell>
          <table:table-cell office:value-type="float" office:value="-0.180500214448257" calcext:value-type="float">
            <text:p>-0.180500214448257</text:p>
          </table:table-cell>
          <table:table-cell office:value-type="float" office:value="-0.180528882222506" calcext:value-type="float">
            <text:p>-0.180528882222506</text:p>
          </table:table-cell>
          <table:table-cell office:value-type="float" office:value="-0.180540918539306" calcext:value-type="float">
            <text:p>-0.180540918539306</text:p>
          </table:table-cell>
          <table:table-cell office:value-type="float" office:value="-0.180593553512008" calcext:value-type="float">
            <text:p>-0.180593553512008</text:p>
          </table:table-cell>
          <table:table-cell office:value-type="float" office:value="-0.180652006164067" calcext:value-type="float">
            <text:p>-0.180652006164067</text:p>
          </table:table-cell>
          <table:table-cell office:value-type="float" office:value="-0.180830468448302" calcext:value-type="float">
            <text:p>-0.180830468448302</text:p>
          </table:table-cell>
          <table:table-cell office:value-type="float" office:value="-0.180628589863587" calcext:value-type="float">
            <text:p>-0.180628589863587</text:p>
          </table:table-cell>
          <table:table-cell office:value-type="float" office:value="-0.180672522810623" calcext:value-type="float">
            <text:p>-0.180672522810623</text:p>
          </table:table-cell>
          <table:table-cell office:value-type="float" office:value="-0.18051659695851" calcext:value-type="float">
            <text:p>-0.18051659695851</text:p>
          </table:table-cell>
          <table:table-cell office:value-type="float" office:value="-0.180524395797913" calcext:value-type="float">
            <text:p>-0.180524395797913</text:p>
          </table:table-cell>
          <table:table-cell office:value-type="float" office:value="-0.180628148952006" calcext:value-type="float">
            <text:p>-0.180628148952006</text:p>
          </table:table-cell>
          <table:table-cell office:value-type="float" office:value="-0.180678377963953" calcext:value-type="float">
            <text:p>-0.180678377963953</text:p>
          </table:table-cell>
          <table:table-cell office:value-type="float" office:value="-0.180476180652393" calcext:value-type="float">
            <text:p>-0.180476180652393</text:p>
          </table:table-cell>
          <table:table-cell office:value-type="float" office:value="-0.180682994714613" calcext:value-type="float">
            <text:p>-0.180682994714613</text:p>
          </table:table-cell>
          <table:table-cell office:value-type="float" office:value="-0.180539787030796" calcext:value-type="float">
            <text:p>-0.180539787030796</text:p>
          </table:table-cell>
          <table:table-cell office:value-type="float" office:value="-0.180614298277102" calcext:value-type="float">
            <text:p>-0.180614298277102</text:p>
          </table:table-cell>
          <table:table-cell office:value-type="float" office:value="-0.180665360437103" calcext:value-type="float">
            <text:p>-0.180665360437103</text:p>
          </table:table-cell>
          <table:table-cell office:value-type="float" office:value="-0.180771131627369" calcext:value-type="float">
            <text:p>-0.180771131627369</text:p>
          </table:table-cell>
          <table:table-cell office:value-type="float" office:value="-0.180693188494504" calcext:value-type="float">
            <text:p>-0.180693188494504</text:p>
          </table:table-cell>
          <table:table-cell office:value-type="float" office:value="-0.180700782747943" calcext:value-type="float">
            <text:p>-0.180700782747943</text:p>
          </table:table-cell>
          <table:table-cell office:value-type="float" office:value="-0.180738488570232" calcext:value-type="float">
            <text:p>-0.180738488570232</text:p>
          </table:table-cell>
          <table:table-cell office:value-type="float" office:value="-0.180692980342919" calcext:value-type="float">
            <text:p>-0.180692980342919</text:p>
          </table:table-cell>
          <table:table-cell office:value-type="float" office:value="-0.180542343420383" calcext:value-type="float">
            <text:p>-0.180542343420383</text:p>
          </table:table-cell>
          <table:table-cell office:value-type="float" office:value="-0.180739695843066" calcext:value-type="float">
            <text:p>-0.180739695843066</text:p>
          </table:table-cell>
          <table:table-cell office:value-type="float" office:value="-0.180615556210397" calcext:value-type="float">
            <text:p>-0.180615556210397</text:p>
          </table:table-cell>
          <table:table-cell office:value-type="float" office:value="-0.180659094757197" calcext:value-type="float">
            <text:p>-0.180659094757197</text:p>
          </table:table-cell>
          <table:table-cell office:value-type="float" office:value="-0.180876362477857" calcext:value-type="float">
            <text:p>-0.180876362477857</text:p>
          </table:table-cell>
          <table:table-cell office:value-type="float" office:value="-0.180704048039302" calcext:value-type="float">
            <text:p>-0.180704048039302</text:p>
          </table:table-cell>
          <table:table-cell office:value-type="float" office:value="-0.180698280299147" calcext:value-type="float">
            <text:p>-0.180698280299147</text:p>
          </table:table-cell>
          <table:table-cell office:value-type="float" office:value="-0.180631988396632" calcext:value-type="float">
            <text:p>-0.180631988396632</text:p>
          </table:table-cell>
          <table:table-cell office:value-type="float" office:value="-0.180607530303857" calcext:value-type="float">
            <text:p>-0.180607530303857</text:p>
          </table:table-cell>
          <table:table-cell office:value-type="float" office:value="-0.180552304450332" calcext:value-type="float">
            <text:p>-0.180552304450332</text:p>
          </table:table-cell>
          <table:table-cell office:value-type="float" office:value="-0.180648170672835" calcext:value-type="float">
            <text:p>-0.180648170672835</text:p>
          </table:table-cell>
          <table:table-cell office:value-type="float" office:value="-0.18070975862547" calcext:value-type="float">
            <text:p>-0.18070975862547</text:p>
          </table:table-cell>
          <table:table-cell office:value-type="float" office:value="-0.180581969199459" calcext:value-type="float">
            <text:p>-0.180581969199459</text:p>
          </table:table-cell>
          <table:table-cell office:value-type="float" office:value="-0.180679960802196" calcext:value-type="float">
            <text:p>-0.180679960802196</text:p>
          </table:table-cell>
          <table:table-cell office:value-type="float" office:value="-0.180628337634491" calcext:value-type="float">
            <text:p>-0.180628337634491</text:p>
          </table:table-cell>
          <table:table-cell office:value-type="float" office:value="-0.180675443364777" calcext:value-type="float">
            <text:p>-0.180675443364777</text:p>
          </table:table-cell>
          <table:table-cell office:value-type="float" office:value="-0.18064211400219" calcext:value-type="float">
            <text:p>-0.18064211400219</text:p>
          </table:table-cell>
          <table:table-cell office:value-type="float" office:value="-0.180509635080677" calcext:value-type="float">
            <text:p>-0.180509635080677</text:p>
          </table:table-cell>
          <table:table-cell office:value-type="float" office:value="-0.180557529691772" calcext:value-type="float">
            <text:p>-0.180557529691772</text:p>
          </table:table-cell>
          <table:table-cell office:value-type="float" office:value="-0.180626888059795" calcext:value-type="float">
            <text:p>-0.180626888059795</text:p>
          </table:table-cell>
          <table:table-cell office:value-type="float" office:value="-0.180530158812008" calcext:value-type="float">
            <text:p>-0.180530158812008</text:p>
          </table:table-cell>
          <table:table-cell office:value-type="float" office:value="-0.180461720484458" calcext:value-type="float">
            <text:p>-0.180461720484458</text:p>
          </table:table-cell>
          <table:table-cell office:value-type="float" office:value="-0.180618205243046" calcext:value-type="float">
            <text:p>-0.180618205243046</text:p>
          </table:table-cell>
          <table:table-cell office:value-type="float" office:value="-0.180554933571445" calcext:value-type="float">
            <text:p>-0.180554933571445</text:p>
          </table:table-cell>
          <table:table-cell office:value-type="float" office:value="-0.180613059864659" calcext:value-type="float">
            <text:p>-0.180613059864659</text:p>
          </table:table-cell>
          <table:table-cell office:value-type="float" office:value="-0.18058002855215" calcext:value-type="float">
            <text:p>-0.18058002855215</text:p>
          </table:table-cell>
          <table:table-cell office:value-type="float" office:value="-0.180469955274029" calcext:value-type="float">
            <text:p>-0.180469955274029</text:p>
          </table:table-cell>
          <table:table-cell office:value-type="float" office:value="-0.180568295036447" calcext:value-type="float">
            <text:p>-0.180568295036447</text:p>
          </table:table-cell>
          <table:table-cell office:value-type="float" office:value="-0.180627600549266" calcext:value-type="float">
            <text:p>-0.180627600549266</text:p>
          </table:table-cell>
          <table:table-cell office:value-type="float" office:value="-0.180561596256594" calcext:value-type="float">
            <text:p>-0.180561596256594</text:p>
          </table:table-cell>
          <table:table-cell office:value-type="float" office:value="-0.180551474149284" calcext:value-type="float">
            <text:p>-0.180551474149284</text:p>
          </table:table-cell>
          <table:table-cell office:value-type="float" office:value="-0.180443944942341" calcext:value-type="float">
            <text:p>-0.180443944942341</text:p>
          </table:table-cell>
          <table:table-cell office:value-type="float" office:value="-0.180502145675533" calcext:value-type="float">
            <text:p>-0.180502145675533</text:p>
          </table:table-cell>
          <table:table-cell office:value-type="float" office:value="-0.180573508753861" calcext:value-type="float">
            <text:p>-0.180573508753861</text:p>
          </table:table-cell>
          <table:table-cell office:value-type="float" office:value="-0.180516687467321" calcext:value-type="float">
            <text:p>-0.180516687467321</text:p>
          </table:table-cell>
          <table:table-cell office:value-type="float" office:value="-0.180640875703164" calcext:value-type="float">
            <text:p>-0.180640875703164</text:p>
          </table:table-cell>
          <table:table-cell office:value-type="float" office:value="-0.180658804513519" calcext:value-type="float">
            <text:p>-0.180658804513519</text:p>
          </table:table-cell>
          <table:table-cell office:value-type="float" office:value="-0.180564215348444" calcext:value-type="float">
            <text:p>-0.180564215348444</text:p>
          </table:table-cell>
          <table:table-cell office:value-type="float" office:value="-0.180903597418873" calcext:value-type="float">
            <text:p>-0.180903597418873</text:p>
          </table:table-cell>
          <table:table-cell office:value-type="float" office:value="-0.180562326741455" calcext:value-type="float">
            <text:p>-0.180562326741455</text:p>
          </table:table-cell>
          <table:table-cell office:value-type="float" office:value="-0.180638208619156" calcext:value-type="float">
            <text:p>-0.180638208619156</text:p>
          </table:table-cell>
          <table:table-cell office:value-type="float" office:value="-0.180440870033674" calcext:value-type="float">
            <text:p>-0.180440870033674</text:p>
          </table:table-cell>
          <table:table-cell office:value-type="float" office:value="-0.180499875218931" calcext:value-type="float">
            <text:p>-0.180499875218931</text:p>
          </table:table-cell>
          <table:table-cell office:value-type="float" office:value="-0.182977181285139" calcext:value-type="float">
            <text:p>-0.182977181285139</text:p>
          </table:table-cell>
          <table:table-cell office:value-type="float" office:value="-0.185144277404969" calcext:value-type="float">
            <text:p>-0.185144277404969</text:p>
          </table:table-cell>
          <table:table-cell office:value-type="float" office:value="-0.183626564621743" calcext:value-type="float">
            <text:p>-0.183626564621743</text:p>
          </table:table-cell>
          <table:table-cell office:value-type="float" office:value="-0.186026062875419" calcext:value-type="float">
            <text:p>-0.186026062875419</text:p>
          </table:table-cell>
          <table:table-cell office:value-type="float" office:value="-0.187284804413458" calcext:value-type="float">
            <text:p>-0.187284804413458</text:p>
          </table:table-cell>
          <table:table-cell office:value-type="float" office:value="-0.180270968410255" calcext:value-type="float">
            <text:p>-0.180270968410255</text:p>
          </table:table-cell>
          <table:table-cell office:value-type="float" office:value="-0.178084215806756" calcext:value-type="float">
            <text:p>-0.178084215806756</text:p>
          </table:table-cell>
          <table:table-cell office:value-type="float" office:value="-0.18508959489745" calcext:value-type="float">
            <text:p>-0.18508959489745</text:p>
          </table:table-cell>
          <table:table-cell office:value-type="float" office:value="-0.186281227964772" calcext:value-type="float">
            <text:p>-0.186281227964772</text:p>
          </table:table-cell>
          <table:table-cell office:value-type="float" office:value="-0.188319817198156" calcext:value-type="float">
            <text:p>-0.188319817198156</text:p>
          </table:table-cell>
          <table:table-cell office:value-type="float" office:value="-0.194994744498793" calcext:value-type="float">
            <text:p>-0.194994744498793</text:p>
          </table:table-cell>
          <table:table-cell office:value-type="float" office:value="-0.197320690750683" calcext:value-type="float">
            <text:p>-0.197320690750683</text:p>
          </table:table-cell>
          <table:table-cell office:value-type="float" office:value="-0.195944631280201" calcext:value-type="float">
            <text:p>-0.195944631280201</text:p>
          </table:table-cell>
          <table:table-cell office:value-type="float" office:value="-0.193678546546501" calcext:value-type="float">
            <text:p>-0.193678546546501</text:p>
          </table:table-cell>
          <table:table-cell office:value-type="float" office:value="-0.195608530144123" calcext:value-type="float">
            <text:p>-0.195608530144123</text:p>
          </table:table-cell>
          <table:table-cell office:value-type="float" office:value="-0.197023527496601" calcext:value-type="float">
            <text:p>-0.197023527496601</text:p>
          </table:table-cell>
          <table:table-cell office:value-type="float" office:value="-0.195255369558923" calcext:value-type="float">
            <text:p>-0.195255369558923</text:p>
          </table:table-cell>
          <table:table-cell office:value-type="float" office:value="-0.199120155538205" calcext:value-type="float">
            <text:p>-0.199120155538205</text:p>
          </table:table-cell>
          <table:table-cell office:value-type="float" office:value="-0.203595277538338" calcext:value-type="float">
            <text:p>-0.203595277538338</text:p>
          </table:table-cell>
          <table:table-cell office:value-type="float" office:value="-0.205677655934879" calcext:value-type="float">
            <text:p>-0.205677655934879</text:p>
          </table:table-cell>
          <table:table-cell office:value-type="float" office:value="-0.208412276840651" calcext:value-type="float">
            <text:p>-0.208412276840651</text:p>
          </table:table-cell>
          <table:table-cell office:value-type="float" office:value="-0.211406915370548" calcext:value-type="float">
            <text:p>-0.211406915370548</text:p>
          </table:table-cell>
          <table:table-cell office:value-type="float" office:value="-0.205179858010567" calcext:value-type="float">
            <text:p>-0.205179858010567</text:p>
          </table:table-cell>
          <table:table-cell office:value-type="float" office:value="-0.204373941677005" calcext:value-type="float">
            <text:p>-0.204373941677005</text:p>
          </table:table-cell>
          <table:table-cell office:value-type="float" office:value="-0.206510690186037" calcext:value-type="float">
            <text:p>-0.206510690186037</text:p>
          </table:table-cell>
          <table:table-cell office:value-type="float" office:value="-0.206227544589487" calcext:value-type="float">
            <text:p>-0.206227544589487</text:p>
          </table:table-cell>
          <table:table-cell office:value-type="float" office:value="-0.205739643819178" calcext:value-type="float">
            <text:p>-0.205739643819178</text:p>
          </table:table-cell>
          <table:table-cell office:value-type="float" office:value="-0.210727133809013" calcext:value-type="float">
            <text:p>-0.210727133809013</text:p>
          </table:table-cell>
          <table:table-cell office:value-type="float" office:value="-0.210982961648119" calcext:value-type="float">
            <text:p>-0.210982961648119</text:p>
          </table:table-cell>
          <table:table-cell office:value-type="float" office:value="-0.212517502463472" calcext:value-type="float">
            <text:p>-0.212517502463472</text:p>
          </table:table-cell>
          <table:table-cell office:value-type="float" office:value="-0.215899644526473" calcext:value-type="float">
            <text:p>-0.215899644526473</text:p>
          </table:table-cell>
          <table:table-cell office:value-type="float" office:value="-0.217527397864995" calcext:value-type="float">
            <text:p>-0.217527397864995</text:p>
          </table:table-cell>
          <table:table-cell office:value-type="float" office:value="-0.211278204971991" calcext:value-type="float">
            <text:p>-0.211278204971991</text:p>
          </table:table-cell>
          <table:table-cell office:value-type="float" office:value="-0.212307980406489" calcext:value-type="float">
            <text:p>-0.212307980406489</text:p>
          </table:table-cell>
          <table:table-cell office:value-type="float" office:value="-0.214194513150774" calcext:value-type="float">
            <text:p>-0.214194513150774</text:p>
          </table:table-cell>
          <table:table-cell office:value-type="float" office:value="-0.213412751649041" calcext:value-type="float">
            <text:p>-0.213412751649041</text:p>
          </table:table-cell>
          <table:table-cell office:value-type="float" office:value="-0.221058123066154" calcext:value-type="float">
            <text:p>-0.221058123066154</text:p>
          </table:table-cell>
          <table:table-cell office:value-type="float" office:value="-0.221502408621478" calcext:value-type="float">
            <text:p>-0.221502408621478</text:p>
          </table:table-cell>
          <table:table-cell office:value-type="float" office:value="-0.220040278175354" calcext:value-type="float">
            <text:p>-0.220040278175354</text:p>
          </table:table-cell>
          <table:table-cell office:value-type="float" office:value="-0.218972063765072" calcext:value-type="float">
            <text:p>-0.218972063765072</text:p>
          </table:table-cell>
          <table:table-cell office:value-type="float" office:value="-0.217808163021938" calcext:value-type="float">
            <text:p>-0.217808163021938</text:p>
          </table:table-cell>
          <table:table-cell office:value-type="float" office:value="-0.217307546489259" calcext:value-type="float">
            <text:p>-0.217307546489259</text:p>
          </table:table-cell>
          <table:table-cell office:value-type="float" office:value="-0.218886826311968" calcext:value-type="float">
            <text:p>-0.218886826311968</text:p>
          </table:table-cell>
          <table:table-cell office:value-type="float" office:value="-0.212969809320478" calcext:value-type="float">
            <text:p>-0.212969809320478</text:p>
          </table:table-cell>
          <table:table-cell office:value-type="float" office:value="-0.211071579454835" calcext:value-type="float">
            <text:p>-0.211071579454835</text:p>
          </table:table-cell>
          <table:table-cell office:value-type="float" office:value="-0.211398370646807" calcext:value-type="float">
            <text:p>-0.211398370646807</text:p>
          </table:table-cell>
          <table:table-cell office:value-type="float" office:value="-0.21293452349647" calcext:value-type="float">
            <text:p>-0.21293452349647</text:p>
          </table:table-cell>
          <table:table-cell office:value-type="float" office:value="-0.208992078339403" calcext:value-type="float">
            <text:p>-0.208992078339403</text:p>
          </table:table-cell>
          <table:table-cell office:value-type="float" office:value="-0.209844076897807" calcext:value-type="float">
            <text:p>-0.209844076897807</text:p>
          </table:table-cell>
          <table:table-cell office:value-type="float" office:value="-0.209631101771494" calcext:value-type="float">
            <text:p>-0.209631101771494</text:p>
          </table:table-cell>
          <table:table-cell office:value-type="float" office:value="-0.207803130117938" calcext:value-type="float">
            <text:p>-0.207803130117938</text:p>
          </table:table-cell>
          <table:table-cell office:value-type="float" office:value="-0.207978109822691" calcext:value-type="float">
            <text:p>-0.207978109822691</text:p>
          </table:table-cell>
          <table:table-cell office:value-type="float" office:value="-0.205158582066315" calcext:value-type="float">
            <text:p>-0.205158582066315</text:p>
          </table:table-cell>
          <table:table-cell office:value-type="float" office:value="-0.195571243504298" calcext:value-type="float">
            <text:p>-0.195571243504298</text:p>
          </table:table-cell>
          <table:table-cell office:value-type="float" office:value="-0.187155221793935" calcext:value-type="float">
            <text:p>-0.187155221793935</text:p>
          </table:table-cell>
          <table:table-cell office:value-type="float" office:value="-0.18796316370819" calcext:value-type="float">
            <text:p>-0.18796316370819</text:p>
          </table:table-cell>
          <table:table-cell office:value-type="float" office:value="-0.189398983053975" calcext:value-type="float">
            <text:p>-0.189398983053975</text:p>
          </table:table-cell>
          <table:table-cell office:value-type="float" office:value="-0.18837833536046" calcext:value-type="float">
            <text:p>-0.18837833536046</text:p>
          </table:table-cell>
          <table:table-cell office:value-type="float" office:value="-0.184558518501526" calcext:value-type="float">
            <text:p>-0.184558518501526</text:p>
          </table:table-cell>
          <table:table-cell office:value-type="float" office:value="-0.187049055213027" calcext:value-type="float">
            <text:p>-0.187049055213027</text:p>
          </table:table-cell>
          <table:table-cell office:value-type="float" office:value="-0.214838922272372" calcext:value-type="float">
            <text:p>-0.214838922272372</text:p>
          </table:table-cell>
          <table:table-cell office:value-type="float" office:value="-0.167187976896292" calcext:value-type="float">
            <text:p>-0.167187976896292</text:p>
          </table:table-cell>
          <table:table-cell office:value-type="float" office:value="-0.16303623630403" calcext:value-type="float">
            <text:p>-0.16303623630403</text:p>
          </table:table-cell>
          <table:table-cell office:value-type="float" office:value="-0.200772196676558" calcext:value-type="float">
            <text:p>-0.200772196676558</text:p>
          </table:table-cell>
          <table:table-cell office:value-type="float" office:value="-0.203584698638277" calcext:value-type="float">
            <text:p>-0.203584698638277</text:p>
          </table:table-cell>
          <table:table-cell office:value-type="float" office:value="-0.201982709564835" calcext:value-type="float">
            <text:p>-0.201982709564835</text:p>
          </table:table-cell>
          <table:table-cell office:value-type="float" office:value="-0.192875406321837" calcext:value-type="float">
            <text:p>-0.192875406321837</text:p>
          </table:table-cell>
          <table:table-cell office:value-type="float" office:value="-0.194907153500312" calcext:value-type="float">
            <text:p>-0.194907153500312</text:p>
          </table:table-cell>
          <table:table-cell office:value-type="float" office:value="-0.193814175716883" calcext:value-type="float">
            <text:p>-0.193814175716883</text:p>
          </table:table-cell>
          <table:table-cell office:value-type="float" office:value="-0.193512357043121" calcext:value-type="float">
            <text:p>-0.193512357043121</text:p>
          </table:table-cell>
          <table:table-cell office:value-type="float" office:value="-0.224231742244083" calcext:value-type="float">
            <text:p>-0.224231742244083</text:p>
          </table:table-cell>
          <table:table-cell office:value-type="float" office:value="-0.177364876934874" calcext:value-type="float">
            <text:p>-0.177364876934874</text:p>
          </table:table-cell>
          <table:table-cell office:value-type="float" office:value="-0.190133284604238" calcext:value-type="float">
            <text:p>-0.190133284604238</text:p>
          </table:table-cell>
          <table:table-cell office:value-type="float" office:value="-0.19544305828244" calcext:value-type="float">
            <text:p>-0.19544305828244</text:p>
          </table:table-cell>
          <table:table-cell office:value-type="float" office:value="-0.202501459335753" calcext:value-type="float">
            <text:p>-0.202501459335753</text:p>
          </table:table-cell>
          <table:table-cell office:value-type="float" office:value="-0.209598609848869" calcext:value-type="float">
            <text:p>-0.209598609848869</text:p>
          </table:table-cell>
          <table:table-cell office:value-type="float" office:value="-0.214702292865083" calcext:value-type="float">
            <text:p>-0.214702292865083</text:p>
          </table:table-cell>
          <table:table-cell office:value-type="float" office:value="-0.208963543325943" calcext:value-type="float">
            <text:p>-0.208963543325943</text:p>
          </table:table-cell>
          <table:table-cell office:value-type="float" office:value="-0.202765268200091" calcext:value-type="float">
            <text:p>-0.202765268200091</text:p>
          </table:table-cell>
          <table:table-cell office:value-type="float" office:value="-0.197013210525349" calcext:value-type="float">
            <text:p>-0.197013210525349</text:p>
          </table:table-cell>
          <table:table-cell office:value-type="float" office:value="-0.193938536368636" calcext:value-type="float">
            <text:p>-0.193938536368636</text:p>
          </table:table-cell>
          <table:table-cell office:value-type="float" office:value="-0.194072383380306" calcext:value-type="float">
            <text:p>-0.194072383380306</text:p>
          </table:table-cell>
          <table:table-cell office:value-type="float" office:value="-0.199253224983114" calcext:value-type="float">
            <text:p>-0.199253224983114</text:p>
          </table:table-cell>
          <table:table-cell office:value-type="float" office:value="-0.199990404411396" calcext:value-type="float">
            <text:p>-0.199990404411396</text:p>
          </table:table-cell>
          <table:table-cell office:value-type="float" office:value="-0.201237828009292" calcext:value-type="float">
            <text:p>-0.201237828009292</text:p>
          </table:table-cell>
          <table:table-cell office:value-type="float" office:value="-0.199421775034698" calcext:value-type="float">
            <text:p>-0.199421775034698</text:p>
          </table:table-cell>
          <table:table-cell office:value-type="float" office:value="-0.197464931625305" calcext:value-type="float">
            <text:p>-0.197464931625305</text:p>
          </table:table-cell>
          <table:table-cell office:value-type="float" office:value="-0.197407694917469" calcext:value-type="float">
            <text:p>-0.197407694917469</text:p>
          </table:table-cell>
          <table:table-cell office:value-type="float" office:value="-0.194146082150829" calcext:value-type="float">
            <text:p>-0.194146082150829</text:p>
          </table:table-cell>
          <table:table-cell office:value-type="float" office:value="-0.188360629665695" calcext:value-type="float">
            <text:p>-0.188360629665695</text:p>
          </table:table-cell>
          <table:table-cell office:value-type="float" office:value="-0.187722311744717" calcext:value-type="float">
            <text:p>-0.187722311744717</text:p>
          </table:table-cell>
          <table:table-cell office:value-type="float" office:value="-0.187999721032267" calcext:value-type="float">
            <text:p>-0.187999721032267</text:p>
          </table:table-cell>
          <table:table-cell office:value-type="float" office:value="-0.18447139809112" calcext:value-type="float">
            <text:p>-0.18447139809112</text:p>
          </table:table-cell>
          <table:table-cell office:value-type="float" office:value="-0.187937186334516" calcext:value-type="float">
            <text:p>-0.187937186334516</text:p>
          </table:table-cell>
          <table:table-cell office:value-type="float" office:value="-0.187821725680477" calcext:value-type="float">
            <text:p>-0.187821725680477</text:p>
          </table:table-cell>
          <table:table-cell office:value-type="float" office:value="-0.190157851435099" calcext:value-type="float">
            <text:p>-0.190157851435099</text:p>
          </table:table-cell>
          <table:table-cell office:value-type="float" office:value="-0.193582884957442" calcext:value-type="float">
            <text:p>-0.193582884957442</text:p>
          </table:table-cell>
          <table:table-cell office:value-type="float" office:value="-0.192149184219578" calcext:value-type="float">
            <text:p>-0.192149184219578</text:p>
          </table:table-cell>
          <table:table-cell office:value-type="float" office:value="-0.191714008979896" calcext:value-type="float">
            <text:p>-0.191714008979896</text:p>
          </table:table-cell>
          <table:table-cell office:value-type="float" office:value="-0.189697150284952" calcext:value-type="float">
            <text:p>-0.189697150284952</text:p>
          </table:table-cell>
          <table:table-cell office:value-type="float" office:value="-0.17946134745543" calcext:value-type="float">
            <text:p>-0.17946134745543</text:p>
          </table:table-cell>
          <table:table-cell office:value-type="float" office:value="-0.178212799651675" calcext:value-type="float">
            <text:p>-0.178212799651675</text:p>
          </table:table-cell>
          <table:table-cell office:value-type="float" office:value="-0.17971033723737" calcext:value-type="float">
            <text:p>-0.17971033723737</text:p>
          </table:table-cell>
          <table:table-cell office:value-type="float" office:value="-0.177065981028461" calcext:value-type="float">
            <text:p>-0.177065981028461</text:p>
          </table:table-cell>
          <table:table-cell office:value-type="float" office:value="-0.177613517132755" calcext:value-type="float">
            <text:p>-0.177613517132755</text:p>
          </table:table-cell>
          <table:table-cell office:value-type="float" office:value="-0.179683621693969" calcext:value-type="float">
            <text:p>-0.179683621693969</text:p>
          </table:table-cell>
          <table:table-cell office:value-type="float" office:value="-0.184594672727852" calcext:value-type="float">
            <text:p>-0.184594672727852</text:p>
          </table:table-cell>
          <table:table-cell office:value-type="float" office:value="-0.186751030074564" calcext:value-type="float">
            <text:p>-0.186751030074564</text:p>
          </table:table-cell>
          <table:table-cell office:value-type="float" office:value="-0.190488502424882" calcext:value-type="float">
            <text:p>-0.190488502424882</text:p>
          </table:table-cell>
          <table:table-cell office:value-type="float" office:value="-0.189562289667223" calcext:value-type="float">
            <text:p>-0.189562289667223</text:p>
          </table:table-cell>
          <table:table-cell office:value-type="float" office:value="-0.189258678163174" calcext:value-type="float">
            <text:p>-0.189258678163174</text:p>
          </table:table-cell>
          <table:table-cell office:value-type="float" office:value="-0.172666202549124" calcext:value-type="float">
            <text:p>-0.172666202549124</text:p>
          </table:table-cell>
          <table:table-cell office:value-type="float" office:value="-0.179711478583706" calcext:value-type="float">
            <text:p>-0.179711478583706</text:p>
          </table:table-cell>
          <table:table-cell office:value-type="float" office:value="-0.177896950472846" calcext:value-type="float">
            <text:p>-0.177896950472846</text:p>
          </table:table-cell>
          <table:table-cell office:value-type="float" office:value="-0.175929439862704" calcext:value-type="float">
            <text:p>-0.175929439862704</text:p>
          </table:table-cell>
          <table:table-cell office:value-type="float" office:value="-0.177074584366852" calcext:value-type="float">
            <text:p>-0.177074584366852</text:p>
          </table:table-cell>
          <table:table-cell office:value-type="float" office:value="-0.185686559509606" calcext:value-type="float">
            <text:p>-0.185686559509606</text:p>
          </table:table-cell>
          <table:table-cell office:value-type="float" office:value="-0.193572566466446" calcext:value-type="float">
            <text:p>-0.193572566466446</text:p>
          </table:table-cell>
          <table:table-cell office:value-type="float" office:value="-0.191710924956749" calcext:value-type="float">
            <text:p>-0.191710924956749</text:p>
          </table:table-cell>
          <table:table-cell office:value-type="float" office:value="-0.179516726093412" calcext:value-type="float">
            <text:p>-0.179516726093412</text:p>
          </table:table-cell>
          <table:table-cell office:value-type="float" office:value="-0.176389968615224" calcext:value-type="float">
            <text:p>-0.176389968615224</text:p>
          </table:table-cell>
          <table:table-cell office:value-type="float" office:value="-0.178423685008335" calcext:value-type="float">
            <text:p>-0.178423685008335</text:p>
          </table:table-cell>
          <table:table-cell office:value-type="float" office:value="-0.17979416927585" calcext:value-type="float">
            <text:p>-0.17979416927585</text:p>
          </table:table-cell>
          <table:table-cell office:value-type="float" office:value="-0.179190858608285" calcext:value-type="float">
            <text:p>-0.179190858608285</text:p>
          </table:table-cell>
          <table:table-cell office:value-type="float" office:value="-0.173303885395299" calcext:value-type="float">
            <text:p>-0.173303885395299</text:p>
          </table:table-cell>
          <table:table-cell office:value-type="float" office:value="-0.181796839707697" calcext:value-type="float">
            <text:p>-0.181796839707697</text:p>
          </table:table-cell>
          <table:table-cell office:value-type="float" office:value="-0.189572506830339" calcext:value-type="float">
            <text:p>-0.189572506830339</text:p>
          </table:table-cell>
          <table:table-cell office:value-type="float" office:value="-0.192357151034436" calcext:value-type="float">
            <text:p>-0.192357151034436</text:p>
          </table:table-cell>
          <table:table-cell office:value-type="float" office:value="-0.192468636394609" calcext:value-type="float">
            <text:p>-0.192468636394609</text:p>
          </table:table-cell>
          <table:table-cell office:value-type="float" office:value="-0.192244090462192" calcext:value-type="float">
            <text:p>-0.192244090462192</text:p>
          </table:table-cell>
          <table:table-cell office:value-type="float" office:value="-0.192354399944795" calcext:value-type="float">
            <text:p>-0.192354399944795</text:p>
          </table:table-cell>
          <table:table-cell office:value-type="float" office:value="-0.187785554699224" calcext:value-type="float">
            <text:p>-0.187785554699224</text:p>
          </table:table-cell>
          <table:table-cell office:value-type="float" office:value="-0.182715336983028" calcext:value-type="float">
            <text:p>-0.182715336983028</text:p>
          </table:table-cell>
          <table:table-cell office:value-type="float" office:value="-0.177455351426185" calcext:value-type="float">
            <text:p>-0.177455351426185</text:p>
          </table:table-cell>
          <table:table-cell office:value-type="float" office:value="-0.179653350169494" calcext:value-type="float">
            <text:p>-0.179653350169494</text:p>
          </table:table-cell>
          <table:table-cell office:value-type="float" office:value="-0.181195358704325" calcext:value-type="float">
            <text:p>-0.181195358704325</text:p>
          </table:table-cell>
          <table:table-cell office:value-type="float" office:value="-0.17614690470261" calcext:value-type="float">
            <text:p>-0.17614690470261</text:p>
          </table:table-cell>
          <table:table-cell office:value-type="float" office:value="-0.179245505044282" calcext:value-type="float">
            <text:p>-0.179245505044282</text:p>
          </table:table-cell>
          <table:table-cell office:value-type="float" office:value="-0.189839434443235" calcext:value-type="float">
            <text:p>-0.189839434443235</text:p>
          </table:table-cell>
          <table:table-cell office:value-type="float" office:value="-0.192082294226453" calcext:value-type="float">
            <text:p>-0.192082294226453</text:p>
          </table:table-cell>
          <table:table-cell office:value-type="float" office:value="-0.191821563739373" calcext:value-type="float">
            <text:p>-0.191821563739373</text:p>
          </table:table-cell>
          <table:table-cell office:value-type="float" office:value="-0.184048858265095" calcext:value-type="float">
            <text:p>-0.184048858265095</text:p>
          </table:table-cell>
          <table:table-cell office:value-type="float" office:value="-0.176857877934017" calcext:value-type="float">
            <text:p>-0.176857877934017</text:p>
          </table:table-cell>
          <table:table-cell office:value-type="float" office:value="-0.175316800285121" calcext:value-type="float">
            <text:p>-0.175316800285121</text:p>
          </table:table-cell>
          <table:table-cell office:value-type="float" office:value="-0.17760651578158" calcext:value-type="float">
            <text:p>-0.17760651578158</text:p>
          </table:table-cell>
          <table:table-cell office:value-type="float" office:value="-0.178921163404637" calcext:value-type="float">
            <text:p>-0.178921163404637</text:p>
          </table:table-cell>
          <table:table-cell office:value-type="float" office:value="-0.179816256416971" calcext:value-type="float">
            <text:p>-0.179816256416971</text:p>
          </table:table-cell>
          <table:table-cell office:value-type="float" office:value="-0.177468063889569" calcext:value-type="float">
            <text:p>-0.177468063889569</text:p>
          </table:table-cell>
          <table:table-cell office:value-type="float" office:value="-0.185463875508658" calcext:value-type="float">
            <text:p>-0.185463875508658</text:p>
          </table:table-cell>
          <table:table-cell office:value-type="float" office:value="-0.190521237458852" calcext:value-type="float">
            <text:p>-0.190521237458852</text:p>
          </table:table-cell>
          <table:table-cell office:value-type="float" office:value="-0.192491673535915" calcext:value-type="float">
            <text:p>-0.192491673535915</text:p>
          </table:table-cell>
          <table:table-cell office:value-type="float" office:value="-0.194241908227164" calcext:value-type="float">
            <text:p>-0.194241908227164</text:p>
          </table:table-cell>
          <table:table-cell office:value-type="float" office:value="-0.193520928299062" calcext:value-type="float">
            <text:p>-0.193520928299062</text:p>
          </table:table-cell>
          <table:table-cell office:value-type="float" office:value="-0.17913142339714" calcext:value-type="float">
            <text:p>-0.17913142339714</text:p>
          </table:table-cell>
          <table:table-cell office:value-type="float" office:value="-0.181609904856765" calcext:value-type="float">
            <text:p>-0.181609904856765</text:p>
          </table:table-cell>
          <table:table-cell office:value-type="float" office:value="-0.182055130316017" calcext:value-type="float">
            <text:p>-0.182055130316017</text:p>
          </table:table-cell>
          <table:table-cell office:value-type="float" office:value="-0.179548262100265" calcext:value-type="float">
            <text:p>-0.179548262100265</text:p>
          </table:table-cell>
          <table:table-cell office:value-type="float" office:value="-0.182929706277577" calcext:value-type="float">
            <text:p>-0.182929706277577</text:p>
          </table:table-cell>
          <table:table-cell office:value-type="float" office:value="-0.185185154478637" calcext:value-type="float">
            <text:p>-0.185185154478637</text:p>
          </table:table-cell>
          <table:table-cell office:value-type="float" office:value="-0.186153809200939" calcext:value-type="float">
            <text:p>-0.186153809200939</text:p>
          </table:table-cell>
          <table:table-cell office:value-type="float" office:value="-0.189810697941311" calcext:value-type="float">
            <text:p>-0.189810697941311</text:p>
          </table:table-cell>
          <table:table-cell office:value-type="float" office:value="-0.190212304154832" calcext:value-type="float">
            <text:p>-0.190212304154832</text:p>
          </table:table-cell>
          <table:table-cell office:value-type="float" office:value="-0.190130663035187" calcext:value-type="float">
            <text:p>-0.190130663035187</text:p>
          </table:table-cell>
          <table:table-cell office:value-type="float" office:value="-0.188453130227857" calcext:value-type="float">
            <text:p>-0.188453130227857</text:p>
          </table:table-cell>
          <table:table-cell office:value-type="float" office:value="-0.1900602778349" calcext:value-type="float">
            <text:p>-0.1900602778349</text:p>
          </table:table-cell>
          <table:table-cell office:value-type="float" office:value="-0.176770614094719" calcext:value-type="float">
            <text:p>-0.176770614094719</text:p>
          </table:table-cell>
          <table:table-cell office:value-type="float" office:value="-0.174723688846055" calcext:value-type="float">
            <text:p>-0.174723688846055</text:p>
          </table:table-cell>
          <table:table-cell office:value-type="float" office:value="-0.174583013341682" calcext:value-type="float">
            <text:p>-0.174583013341682</text:p>
          </table:table-cell>
          <table:table-cell office:value-type="float" office:value="-0.174537111759812" calcext:value-type="float">
            <text:p>-0.174537111759812</text:p>
          </table:table-cell>
          <table:table-cell office:value-type="float" office:value="-0.17053738631029" calcext:value-type="float">
            <text:p>-0.17053738631029</text:p>
          </table:table-cell>
          <table:table-cell office:value-type="float" office:value="-0.177091092613482" calcext:value-type="float">
            <text:p>-0.177091092613482</text:p>
          </table:table-cell>
          <table:table-cell office:value-type="float" office:value="-0.179853914325567" calcext:value-type="float">
            <text:p>-0.179853914325567</text:p>
          </table:table-cell>
          <table:table-cell office:value-type="float" office:value="-0.182898758852482" calcext:value-type="float">
            <text:p>-0.182898758852482</text:p>
          </table:table-cell>
          <table:table-cell office:value-type="float" office:value="-0.182676442915406" calcext:value-type="float">
            <text:p>-0.182676442915406</text:p>
          </table:table-cell>
          <table:table-cell office:value-type="float" office:value="-0.181763481149052" calcext:value-type="float">
            <text:p>-0.181763481149052</text:p>
          </table:table-cell>
          <table:table-cell office:value-type="float" office:value="-0.177838196535151" calcext:value-type="float">
            <text:p>-0.177838196535151</text:p>
          </table:table-cell>
          <table:table-cell office:value-type="float" office:value="-0.170526362228042" calcext:value-type="float">
            <text:p>-0.170526362228042</text:p>
          </table:table-cell>
          <table:table-cell office:value-type="float" office:value="-0.16711524214098" calcext:value-type="float">
            <text:p>-0.16711524214098</text:p>
          </table:table-cell>
          <table:table-cell office:value-type="float" office:value="-0.17016556803482" calcext:value-type="float">
            <text:p>-0.17016556803482</text:p>
          </table:table-cell>
          <table:table-cell office:value-type="float" office:value="-0.169707416070234" calcext:value-type="float">
            <text:p>-0.169707416070234</text:p>
          </table:table-cell>
          <table:table-cell office:value-type="float" office:value="-0.169364175071116" calcext:value-type="float">
            <text:p>-0.169364175071116</text:p>
          </table:table-cell>
          <table:table-cell office:value-type="float" office:value="-0.163850243956466" calcext:value-type="float">
            <text:p>-0.163850243956466</text:p>
          </table:table-cell>
          <table:table-cell office:value-type="float" office:value="-0.176808845013476" calcext:value-type="float">
            <text:p>-0.176808845013476</text:p>
          </table:table-cell>
          <table:table-cell office:value-type="float" office:value="-0.185214338732683" calcext:value-type="float">
            <text:p>-0.185214338732683</text:p>
          </table:table-cell>
          <table:table-cell office:value-type="float" office:value="-0.18895945059107" calcext:value-type="float">
            <text:p>-0.18895945059107</text:p>
          </table:table-cell>
          <table:table-cell office:value-type="float" office:value="-0.188527809990472" calcext:value-type="float">
            <text:p>-0.188527809990472</text:p>
          </table:table-cell>
          <table:table-cell office:value-type="float" office:value="-0.184891764581732" calcext:value-type="float">
            <text:p>-0.184891764581732</text:p>
          </table:table-cell>
          <table:table-cell office:value-type="float" office:value="-0.170749050343019" calcext:value-type="float">
            <text:p>-0.170749050343019</text:p>
          </table:table-cell>
          <table:table-cell office:value-type="float" office:value="-0.167620867168371" calcext:value-type="float">
            <text:p>-0.167620867168371</text:p>
          </table:table-cell>
          <table:table-cell office:value-type="float" office:value="-0.170599775505545" calcext:value-type="float">
            <text:p>-0.170599775505545</text:p>
          </table:table-cell>
          <table:table-cell office:value-type="float" office:value="-0.171070822007067" calcext:value-type="float">
            <text:p>-0.171070822007067</text:p>
          </table:table-cell>
          <table:table-cell office:value-type="float" office:value="-0.171918755052132" calcext:value-type="float">
            <text:p>-0.171918755052132</text:p>
          </table:table-cell>
          <table:table-cell office:value-type="float" office:value="-0.167046477339187" calcext:value-type="float">
            <text:p>-0.167046477339187</text:p>
          </table:table-cell>
          <table:table-cell office:value-type="float" office:value="-0.166912193584059" calcext:value-type="float">
            <text:p>-0.166912193584059</text:p>
          </table:table-cell>
          <table:table-cell office:value-type="float" office:value="-0.179163840016447" calcext:value-type="float">
            <text:p>-0.179163840016447</text:p>
          </table:table-cell>
          <table:table-cell office:value-type="float" office:value="-0.189572965358068" calcext:value-type="float">
            <text:p>-0.189572965358068</text:p>
          </table:table-cell>
          <table:table-cell office:value-type="float" office:value="-0.193328479468352" calcext:value-type="float">
            <text:p>-0.193328479468352</text:p>
          </table:table-cell>
          <table:table-cell office:value-type="float" office:value="-0.193335899717547" calcext:value-type="float">
            <text:p>-0.193335899717547</text:p>
          </table:table-cell>
          <table:table-cell office:value-type="float" office:value="-0.194307376431353" calcext:value-type="float">
            <text:p>-0.194307376431353</text:p>
          </table:table-cell>
          <table:table-cell office:value-type="float" office:value="-0.174910221661322" calcext:value-type="float">
            <text:p>-0.174910221661322</text:p>
          </table:table-cell>
          <table:table-cell office:value-type="float" office:value="-0.16886470481426" calcext:value-type="float">
            <text:p>-0.16886470481426</text:p>
          </table:table-cell>
          <table:table-cell office:value-type="float" office:value="-0.175870205673385" calcext:value-type="float">
            <text:p>-0.175870205673385</text:p>
          </table:table-cell>
          <table:table-cell office:value-type="float" office:value="-0.17660015702116" calcext:value-type="float">
            <text:p>-0.17660015702116</text:p>
          </table:table-cell>
          <table:table-cell office:value-type="float" office:value="-0.17374017079771" calcext:value-type="float">
            <text:p>-0.17374017079771</text:p>
          </table:table-cell>
          <table:table-cell office:value-type="float" office:value="-0.173787797818382" calcext:value-type="float">
            <text:p>-0.173787797818382</text:p>
          </table:table-cell>
          <table:table-cell office:value-type="float" office:value="-0.177526796112303" calcext:value-type="float">
            <text:p>-0.177526796112303</text:p>
          </table:table-cell>
          <table:table-cell office:value-type="float" office:value="-0.181018082914497" calcext:value-type="float">
            <text:p>-0.181018082914497</text:p>
          </table:table-cell>
          <table:table-cell office:value-type="float" office:value="-0.183579265003882" calcext:value-type="float">
            <text:p>-0.183579265003882</text:p>
          </table:table-cell>
          <table:table-cell office:value-type="float" office:value="-0.184473978981744" calcext:value-type="float">
            <text:p>-0.184473978981744</text:p>
          </table:table-cell>
          <table:table-cell office:value-type="float" office:value="-0.184786953065135" calcext:value-type="float">
            <text:p>-0.184786953065135</text:p>
          </table:table-cell>
          <table:table-cell office:value-type="float" office:value="-0.174173567139826" calcext:value-type="float">
            <text:p>-0.174173567139826</text:p>
          </table:table-cell>
          <table:table-cell office:value-type="float" office:value="-0.177276460739068" calcext:value-type="float">
            <text:p>-0.177276460739068</text:p>
          </table:table-cell>
          <table:table-cell office:value-type="float" office:value="-0.182123652837229" calcext:value-type="float">
            <text:p>-0.182123652837229</text:p>
          </table:table-cell>
          <table:table-cell office:value-type="float" office:value="-0.180773375796094" calcext:value-type="float">
            <text:p>-0.180773375796094</text:p>
          </table:table-cell>
          <table:table-cell office:value-type="float" office:value="-0.174098186320546" calcext:value-type="float">
            <text:p>-0.174098186320546</text:p>
          </table:table-cell>
          <table:table-cell office:value-type="float" office:value="-0.179827896854955" calcext:value-type="float">
            <text:p>-0.179827896854955</text:p>
          </table:table-cell>
          <table:table-cell office:value-type="float" office:value="-0.188158266110628" calcext:value-type="float">
            <text:p>-0.188158266110628</text:p>
          </table:table-cell>
          <table:table-cell office:value-type="float" office:value="-0.18807985845629" calcext:value-type="float">
            <text:p>-0.18807985845629</text:p>
          </table:table-cell>
          <table:table-cell office:value-type="float" office:value="-0.188113046777932" calcext:value-type="float">
            <text:p>-0.188113046777932</text:p>
          </table:table-cell>
          <table:table-cell office:value-type="float" office:value="-0.175821191003905" calcext:value-type="float">
            <text:p>-0.175821191003905</text:p>
          </table:table-cell>
          <table:table-cell office:value-type="float" office:value="-0.161022577825697" calcext:value-type="float">
            <text:p>-0.161022577825697</text:p>
          </table:table-cell>
          <table:table-cell office:value-type="float" office:value="-0.157685767193504" calcext:value-type="float">
            <text:p>-0.157685767193504</text:p>
          </table:table-cell>
          <table:table-cell office:value-type="float" office:value="-0.160221639888807" calcext:value-type="float">
            <text:p>-0.160221639888807</text:p>
          </table:table-cell>
          <table:table-cell office:value-type="float" office:value="-0.163788586706675" calcext:value-type="float">
            <text:p>-0.163788586706675</text:p>
          </table:table-cell>
          <table:table-cell office:value-type="float" office:value="-0.16431857399306" calcext:value-type="float">
            <text:p>-0.16431857399306</text:p>
          </table:table-cell>
          <table:table-cell office:value-type="float" office:value="-0.16359525452131" calcext:value-type="float">
            <text:p>-0.16359525452131</text:p>
          </table:table-cell>
          <table:table-cell office:value-type="float" office:value="-0.161707886024192" calcext:value-type="float">
            <text:p>-0.161707886024192</text:p>
          </table:table-cell>
          <table:table-cell office:value-type="float" office:value="-0.16183146859338" calcext:value-type="float">
            <text:p>-0.16183146859338</text:p>
          </table:table-cell>
          <table:table-cell office:value-type="float" office:value="-0.162635714127049" calcext:value-type="float">
            <text:p>-0.162635714127049</text:p>
          </table:table-cell>
          <table:table-cell office:value-type="float" office:value="-0.162652299293084" calcext:value-type="float">
            <text:p>-0.162652299293084</text:p>
          </table:table-cell>
          <table:table-cell office:value-type="float" office:value="-0.162115790265317" calcext:value-type="float">
            <text:p>-0.162115790265317</text:p>
          </table:table-cell>
          <table:table-cell office:value-type="float" office:value="-0.162326248942325" calcext:value-type="float">
            <text:p>-0.162326248942325</text:p>
          </table:table-cell>
          <table:table-cell office:value-type="float" office:value="-0.162373687551374" calcext:value-type="float">
            <text:p>-0.162373687551374</text:p>
          </table:table-cell>
          <table:table-cell office:value-type="float" office:value="-0.162395150436904" calcext:value-type="float">
            <text:p>-0.162395150436904</text:p>
          </table:table-cell>
          <table:table-cell office:value-type="float" office:value="-0.162262187362694" calcext:value-type="float">
            <text:p>-0.162262187362694</text:p>
          </table:table-cell>
          <table:table-cell office:value-type="float" office:value="-0.162191356245997" calcext:value-type="float">
            <text:p>-0.162191356245997</text:p>
          </table:table-cell>
          <table:table-cell office:value-type="float" office:value="-0.162365425661122" calcext:value-type="float">
            <text:p>-0.162365425661122</text:p>
          </table:table-cell>
          <table:table-cell office:value-type="float" office:value="-0.162439999027111" calcext:value-type="float">
            <text:p>-0.162439999027111</text:p>
          </table:table-cell>
          <table:table-cell office:value-type="float" office:value="-0.162354393663857" calcext:value-type="float">
            <text:p>-0.162354393663857</text:p>
          </table:table-cell>
          <table:table-cell office:value-type="float" office:value="-0.162461815218779" calcext:value-type="float">
            <text:p>-0.162461815218779</text:p>
          </table:table-cell>
          <table:table-cell office:value-type="float" office:value="-0.162399316664654" calcext:value-type="float">
            <text:p>-0.162399316664654</text:p>
          </table:table-cell>
          <table:table-cell office:value-type="float" office:value="-0.16233216861288" calcext:value-type="float">
            <text:p>-0.16233216861288</text:p>
          </table:table-cell>
          <table:table-cell office:value-type="float" office:value="-0.162352572235644" calcext:value-type="float">
            <text:p>-0.162352572235644</text:p>
          </table:table-cell>
          <table:table-cell office:value-type="float" office:value="-0.162340704234803" calcext:value-type="float">
            <text:p>-0.162340704234803</text:p>
          </table:table-cell>
          <table:table-cell office:value-type="float" office:value="-0.16239703823398" calcext:value-type="float">
            <text:p>-0.16239703823398</text:p>
          </table:table-cell>
          <table:table-cell office:value-type="float" office:value="-0.162482087689103" calcext:value-type="float">
            <text:p>-0.162482087689103</text:p>
          </table:table-cell>
          <table:table-cell office:value-type="float" office:value="-0.162377878567245" calcext:value-type="float">
            <text:p>-0.162377878567245</text:p>
          </table:table-cell>
          <table:table-cell office:value-type="float" office:value="-0.162421217890489" calcext:value-type="float">
            <text:p>-0.162421217890489</text:p>
          </table:table-cell>
          <table:table-cell office:value-type="float" office:value="-0.162464150297518" calcext:value-type="float">
            <text:p>-0.162464150297518</text:p>
          </table:table-cell>
          <table:table-cell office:value-type="float" office:value="-0.162406119225174" calcext:value-type="float">
            <text:p>-0.162406119225174</text:p>
          </table:table-cell>
          <table:table-cell office:value-type="float" office:value="-0.16229957528386" calcext:value-type="float">
            <text:p>-0.16229957528386</text:p>
          </table:table-cell>
          <table:table-cell office:value-type="float" office:value="-0.162262756676185" calcext:value-type="float">
            <text:p>-0.162262756676185</text:p>
          </table:table-cell>
          <table:table-cell office:value-type="float" office:value="-0.162419598548241" calcext:value-type="float">
            <text:p>-0.162419598548241</text:p>
          </table:table-cell>
          <table:table-cell office:value-type="float" office:value="-0.16235583657802" calcext:value-type="float">
            <text:p>-0.16235583657802</text:p>
          </table:table-cell>
          <table:table-cell office:value-type="float" office:value="-0.162375573266415" calcext:value-type="float">
            <text:p>-0.162375573266415</text:p>
          </table:table-cell>
          <table:table-cell office:value-type="float" office:value="-0.162302289512494" calcext:value-type="float">
            <text:p>-0.162302289512494</text:p>
          </table:table-cell>
          <table:table-cell office:value-type="float" office:value="-0.162340047258101" calcext:value-type="float">
            <text:p>-0.162340047258101</text:p>
          </table:table-cell>
          <table:table-cell office:value-type="float" office:value="-0.162295154657532" calcext:value-type="float">
            <text:p>-0.162295154657532</text:p>
          </table:table-cell>
          <table:table-cell office:value-type="float" office:value="-0.162380911104585" calcext:value-type="float">
            <text:p>-0.162380911104585</text:p>
          </table:table-cell>
          <table:table-cell office:value-type="float" office:value="-0.162380949850069" calcext:value-type="float">
            <text:p>-0.162380949850069</text:p>
          </table:table-cell>
          <table:table-cell office:value-type="float" office:value="-0.162368485659927" calcext:value-type="float">
            <text:p>-0.162368485659927</text:p>
          </table:table-cell>
          <table:table-cell office:value-type="float" office:value="-0.162355685528892" calcext:value-type="float">
            <text:p>-0.162355685528892</text:p>
          </table:table-cell>
          <table:table-cell office:value-type="float" office:value="-0.162368257088558" calcext:value-type="float">
            <text:p>-0.162368257088558</text:p>
          </table:table-cell>
          <table:table-cell office:value-type="float" office:value="-0.162401296899009" calcext:value-type="float">
            <text:p>-0.162401296899009</text:p>
          </table:table-cell>
          <table:table-cell office:value-type="float" office:value="-0.162395597111444" calcext:value-type="float">
            <text:p>-0.162395597111444</text:p>
          </table:table-cell>
          <table:table-cell office:value-type="float" office:value="-0.16239002096941" calcext:value-type="float">
            <text:p>-0.16239002096941</text:p>
          </table:table-cell>
          <table:table-cell office:value-type="float" office:value="-0.162357509015516" calcext:value-type="float">
            <text:p>-0.162357509015516</text:p>
          </table:table-cell>
          <table:table-cell office:value-type="float" office:value="-0.162320295176145" calcext:value-type="float">
            <text:p>-0.162320295176145</text:p>
          </table:table-cell>
          <table:table-cell office:value-type="float" office:value="-0.16234127671016" calcext:value-type="float">
            <text:p>-0.16234127671016</text:p>
          </table:table-cell>
          <table:table-cell office:value-type="float" office:value="-0.162399219610767" calcext:value-type="float">
            <text:p>-0.162399219610767</text:p>
          </table:table-cell>
          <table:table-cell office:value-type="float" office:value="-0.162330779696305" calcext:value-type="float">
            <text:p>-0.162330779696305</text:p>
          </table:table-cell>
          <table:table-cell office:value-type="float" office:value="-0.162409909394081" calcext:value-type="float">
            <text:p>-0.162409909394081</text:p>
          </table:table-cell>
          <table:table-cell office:value-type="float" office:value="-0.162397945586058" calcext:value-type="float">
            <text:p>-0.162397945586058</text:p>
          </table:table-cell>
          <table:table-cell office:value-type="float" office:value="-0.162417831130873" calcext:value-type="float">
            <text:p>-0.162417831130873</text:p>
          </table:table-cell>
          <table:table-cell office:value-type="float" office:value="-0.162353644147958" calcext:value-type="float">
            <text:p>-0.162353644147958</text:p>
          </table:table-cell>
          <table:table-cell office:value-type="float" office:value="-0.162443056517962" calcext:value-type="float">
            <text:p>-0.162443056517962</text:p>
          </table:table-cell>
          <table:table-cell office:value-type="float" office:value="-0.162411516015962" calcext:value-type="float">
            <text:p>-0.162411516015962</text:p>
          </table:table-cell>
          <table:table-cell office:value-type="float" office:value="-0.162393364625189" calcext:value-type="float">
            <text:p>-0.162393364625189</text:p>
          </table:table-cell>
          <table:table-cell office:value-type="float" office:value="-0.162489151754394" calcext:value-type="float">
            <text:p>-0.162489151754394</text:p>
          </table:table-cell>
          <table:table-cell office:value-type="float" office:value="-0.162379179072017" calcext:value-type="float">
            <text:p>-0.162379179072017</text:p>
          </table:table-cell>
          <table:table-cell office:value-type="float" office:value="-0.162377493133209" calcext:value-type="float">
            <text:p>-0.162377493133209</text:p>
          </table:table-cell>
          <table:table-cell office:value-type="float" office:value="-0.16243594685963" calcext:value-type="float">
            <text:p>-0.16243594685963</text:p>
          </table:table-cell>
          <table:table-cell office:value-type="float" office:value="-0.162409645989159" calcext:value-type="float">
            <text:p>-0.162409645989159</text:p>
          </table:table-cell>
          <table:table-cell office:value-type="float" office:value="-0.162447941430677" calcext:value-type="float">
            <text:p>-0.162447941430677</text:p>
          </table:table-cell>
          <table:table-cell office:value-type="float" office:value="-0.16240412791926" calcext:value-type="float">
            <text:p>-0.16240412791926</text:p>
          </table:table-cell>
          <table:table-cell office:value-type="float" office:value="-0.162401808931741" calcext:value-type="float">
            <text:p>-0.162401808931741</text:p>
          </table:table-cell>
          <table:table-cell office:value-type="float" office:value="-0.162375390345451" calcext:value-type="float">
            <text:p>-0.162375390345451</text:p>
          </table:table-cell>
          <table:table-cell office:value-type="float" office:value="-0.162446825005467" calcext:value-type="float">
            <text:p>-0.162446825005467</text:p>
          </table:table-cell>
          <table:table-cell office:value-type="float" office:value="-0.16244051131424" calcext:value-type="float">
            <text:p>-0.16244051131424</text:p>
          </table:table-cell>
          <table:table-cell office:value-type="float" office:value="-0.162404145909042" calcext:value-type="float">
            <text:p>-0.162404145909042</text:p>
          </table:table-cell>
          <table:table-cell office:value-type="float" office:value="-0.16240703174002" calcext:value-type="float">
            <text:p>-0.16240703174002</text:p>
          </table:table-cell>
          <table:table-cell office:value-type="float" office:value="-0.162402780129872" calcext:value-type="float">
            <text:p>-0.162402780129872</text:p>
          </table:table-cell>
          <table:table-cell office:value-type="float" office:value="-0.162456522991272" calcext:value-type="float">
            <text:p>-0.162456522991272</text:p>
          </table:table-cell>
          <table:table-cell office:value-type="float" office:value="-0.162441816857493" calcext:value-type="float">
            <text:p>-0.162441816857493</text:p>
          </table:table-cell>
          <table:table-cell office:value-type="float" office:value="-0.162332713043524" calcext:value-type="float">
            <text:p>-0.162332713043524</text:p>
          </table:table-cell>
          <table:table-cell office:value-type="float" office:value="-0.162477563234681" calcext:value-type="float">
            <text:p>-0.162477563234681</text:p>
          </table:table-cell>
          <table:table-cell office:value-type="float" office:value="-0.162402777803465" calcext:value-type="float">
            <text:p>-0.162402777803465</text:p>
          </table:table-cell>
          <table:table-cell office:value-type="float" office:value="-0.16246269400382" calcext:value-type="float">
            <text:p>-0.16246269400382</text:p>
          </table:table-cell>
          <table:table-cell office:value-type="float" office:value="-0.162354213600294" calcext:value-type="float">
            <text:p>-0.162354213600294</text:p>
          </table:table-cell>
          <table:table-cell office:value-type="float" office:value="-0.162390828713962" calcext:value-type="float">
            <text:p>-0.162390828713962</text:p>
          </table:table-cell>
          <table:table-cell office:value-type="float" office:value="-0.162407181506403" calcext:value-type="float">
            <text:p>-0.162407181506403</text:p>
          </table:table-cell>
          <table:table-cell office:value-type="float" office:value="-0.162396565363009" calcext:value-type="float">
            <text:p>-0.162396565363009</text:p>
          </table:table-cell>
          <table:table-cell office:value-type="float" office:value="-0.162363300290586" calcext:value-type="float">
            <text:p>-0.162363300290586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y_disp-axis</text:p>
          </table:table-cell>
          <table:table-cell office:value-type="float" office:value="0.300276998884559" calcext:value-type="float">
            <text:p>0.300276998884559</text:p>
          </table:table-cell>
          <table:table-cell office:value-type="float" office:value="0.300271823948902" calcext:value-type="float">
            <text:p>0.300271823948902</text:p>
          </table:table-cell>
          <table:table-cell office:value-type="float" office:value="0.300300244700871" calcext:value-type="float">
            <text:p>0.300300244700871</text:p>
          </table:table-cell>
          <table:table-cell office:value-type="float" office:value="0.300259543688285" calcext:value-type="float">
            <text:p>0.300259543688285</text:p>
          </table:table-cell>
          <table:table-cell office:value-type="float" office:value="0.300254961953808" calcext:value-type="float">
            <text:p>0.300254961953808</text:p>
          </table:table-cell>
          <table:table-cell office:value-type="float" office:value="0.300261465084509" calcext:value-type="float">
            <text:p>0.300261465084509</text:p>
          </table:table-cell>
          <table:table-cell office:value-type="float" office:value="0.300286124456698" calcext:value-type="float">
            <text:p>0.300286124456698</text:p>
          </table:table-cell>
          <table:table-cell office:value-type="float" office:value="0.30025658069469" calcext:value-type="float">
            <text:p>0.30025658069469</text:p>
          </table:table-cell>
          <table:table-cell office:value-type="float" office:value="0.300261976926291" calcext:value-type="float">
            <text:p>0.300261976926291</text:p>
          </table:table-cell>
          <table:table-cell office:value-type="float" office:value="0.300258949256206" calcext:value-type="float">
            <text:p>0.300258949256206</text:p>
          </table:table-cell>
          <table:table-cell office:value-type="float" office:value="0.300254177127894" calcext:value-type="float">
            <text:p>0.300254177127894</text:p>
          </table:table-cell>
          <table:table-cell office:value-type="float" office:value="0.300268971219336" calcext:value-type="float">
            <text:p>0.300268971219336</text:p>
          </table:table-cell>
          <table:table-cell office:value-type="float" office:value="0.300273236705446" calcext:value-type="float">
            <text:p>0.300273236705446</text:p>
          </table:table-cell>
          <table:table-cell office:value-type="float" office:value="0.300277391256991" calcext:value-type="float">
            <text:p>0.300277391256991</text:p>
          </table:table-cell>
          <table:table-cell office:value-type="float" office:value="0.300266156852815" calcext:value-type="float">
            <text:p>0.300266156852815</text:p>
          </table:table-cell>
          <table:table-cell office:value-type="float" office:value="0.300252203928081" calcext:value-type="float">
            <text:p>0.300252203928081</text:p>
          </table:table-cell>
          <table:table-cell office:value-type="float" office:value="0.300257068459878" calcext:value-type="float">
            <text:p>0.300257068459878</text:p>
          </table:table-cell>
          <table:table-cell office:value-type="float" office:value="0.300281860594678" calcext:value-type="float">
            <text:p>0.300281860594678</text:p>
          </table:table-cell>
          <table:table-cell office:value-type="float" office:value="0.300263291575025" calcext:value-type="float">
            <text:p>0.300263291575025</text:p>
          </table:table-cell>
          <table:table-cell office:value-type="float" office:value="0.300248577134254" calcext:value-type="float">
            <text:p>0.300248577134254</text:p>
          </table:table-cell>
          <table:table-cell office:value-type="float" office:value="0.300292357377517" calcext:value-type="float">
            <text:p>0.300292357377517</text:p>
          </table:table-cell>
          <table:table-cell office:value-type="float" office:value="0.300300654066437" calcext:value-type="float">
            <text:p>0.300300654066437</text:p>
          </table:table-cell>
          <table:table-cell office:value-type="float" office:value="0.300265031246451" calcext:value-type="float">
            <text:p>0.300265031246451</text:p>
          </table:table-cell>
          <table:table-cell office:value-type="float" office:value="0.300250230592459" calcext:value-type="float">
            <text:p>0.300250230592459</text:p>
          </table:table-cell>
          <table:table-cell office:value-type="float" office:value="0.300256868673559" calcext:value-type="float">
            <text:p>0.300256868673559</text:p>
          </table:table-cell>
          <table:table-cell office:value-type="float" office:value="0.300254244541272" calcext:value-type="float">
            <text:p>0.300254244541272</text:p>
          </table:table-cell>
          <table:table-cell office:value-type="float" office:value="0.300282571111552" calcext:value-type="float">
            <text:p>0.300282571111552</text:p>
          </table:table-cell>
          <table:table-cell office:value-type="float" office:value="0.300263608542839" calcext:value-type="float">
            <text:p>0.300263608542839</text:p>
          </table:table-cell>
          <table:table-cell office:value-type="float" office:value="0.300283425700563" calcext:value-type="float">
            <text:p>0.300283425700563</text:p>
          </table:table-cell>
          <table:table-cell office:value-type="float" office:value="0.300277153038975" calcext:value-type="float">
            <text:p>0.300277153038975</text:p>
          </table:table-cell>
          <table:table-cell office:value-type="float" office:value="0.300269392495844" calcext:value-type="float">
            <text:p>0.300269392495844</text:p>
          </table:table-cell>
          <table:table-cell office:value-type="float" office:value="0.300260557572447" calcext:value-type="float">
            <text:p>0.300260557572447</text:p>
          </table:table-cell>
          <table:table-cell office:value-type="float" office:value="0.300274026035763" calcext:value-type="float">
            <text:p>0.300274026035763</text:p>
          </table:table-cell>
          <table:table-cell office:value-type="float" office:value="0.300274047624253" calcext:value-type="float">
            <text:p>0.300274047624253</text:p>
          </table:table-cell>
          <table:table-cell office:value-type="float" office:value="0.300281959904758" calcext:value-type="float">
            <text:p>0.300281959904758</text:p>
          </table:table-cell>
          <table:table-cell office:value-type="float" office:value="0.300258802741952" calcext:value-type="float">
            <text:p>0.300258802741952</text:p>
          </table:table-cell>
          <table:table-cell office:value-type="float" office:value="0.300287604396106" calcext:value-type="float">
            <text:p>0.300287604396106</text:p>
          </table:table-cell>
          <table:table-cell office:value-type="float" office:value="0.300241796168323" calcext:value-type="float">
            <text:p>0.300241796168323</text:p>
          </table:table-cell>
          <table:table-cell office:value-type="float" office:value="0.300262909514891" calcext:value-type="float">
            <text:p>0.300262909514891</text:p>
          </table:table-cell>
          <table:table-cell office:value-type="float" office:value="0.300289765835786" calcext:value-type="float">
            <text:p>0.300289765835786</text:p>
          </table:table-cell>
          <table:table-cell office:value-type="float" office:value="0.300277855096912" calcext:value-type="float">
            <text:p>0.300277855096912</text:p>
          </table:table-cell>
          <table:table-cell office:value-type="float" office:value="0.300279518736003" calcext:value-type="float">
            <text:p>0.300279518736003</text:p>
          </table:table-cell>
          <table:table-cell office:value-type="float" office:value="0.300262252732471" calcext:value-type="float">
            <text:p>0.300262252732471</text:p>
          </table:table-cell>
          <table:table-cell office:value-type="float" office:value="0.300280815521831" calcext:value-type="float">
            <text:p>0.300280815521831</text:p>
          </table:table-cell>
          <table:table-cell office:value-type="float" office:value="0.30027858851973" calcext:value-type="float">
            <text:p>0.30027858851973</text:p>
          </table:table-cell>
          <table:table-cell office:value-type="float" office:value="0.300256384024812" calcext:value-type="float">
            <text:p>0.300256384024812</text:p>
          </table:table-cell>
          <table:table-cell office:value-type="float" office:value="0.300296974588181" calcext:value-type="float">
            <text:p>0.300296974588181</text:p>
          </table:table-cell>
          <table:table-cell office:value-type="float" office:value="0.300271166359205" calcext:value-type="float">
            <text:p>0.300271166359205</text:p>
          </table:table-cell>
          <table:table-cell office:value-type="float" office:value="0.300269833519892" calcext:value-type="float">
            <text:p>0.300269833519892</text:p>
          </table:table-cell>
          <table:table-cell office:value-type="float" office:value="0.300323375229287" calcext:value-type="float">
            <text:p>0.300323375229287</text:p>
          </table:table-cell>
          <table:table-cell office:value-type="float" office:value="0.300265693848136" calcext:value-type="float">
            <text:p>0.300265693848136</text:p>
          </table:table-cell>
          <table:table-cell office:value-type="float" office:value="0.300280023652746" calcext:value-type="float">
            <text:p>0.300280023652746</text:p>
          </table:table-cell>
          <table:table-cell office:value-type="float" office:value="0.300259031231491" calcext:value-type="float">
            <text:p>0.300259031231491</text:p>
          </table:table-cell>
          <table:table-cell office:value-type="float" office:value="0.300266750453037" calcext:value-type="float">
            <text:p>0.300266750453037</text:p>
          </table:table-cell>
          <table:table-cell office:value-type="float" office:value="0.300253499309115" calcext:value-type="float">
            <text:p>0.300253499309115</text:p>
          </table:table-cell>
          <table:table-cell office:value-type="float" office:value="0.300257025748701" calcext:value-type="float">
            <text:p>0.300257025748701</text:p>
          </table:table-cell>
          <table:table-cell office:value-type="float" office:value="0.300299557484422" calcext:value-type="float">
            <text:p>0.300299557484422</text:p>
          </table:table-cell>
          <table:table-cell office:value-type="float" office:value="0.300260414225186" calcext:value-type="float">
            <text:p>0.300260414225186</text:p>
          </table:table-cell>
          <table:table-cell office:value-type="float" office:value="0.300284095566357" calcext:value-type="float">
            <text:p>0.300284095566357</text:p>
          </table:table-cell>
          <table:table-cell office:value-type="float" office:value="0.300271270305455" calcext:value-type="float">
            <text:p>0.300271270305455</text:p>
          </table:table-cell>
          <table:table-cell office:value-type="float" office:value="0.300289728003456" calcext:value-type="float">
            <text:p>0.300289728003456</text:p>
          </table:table-cell>
          <table:table-cell office:value-type="float" office:value="0.300276910015046" calcext:value-type="float">
            <text:p>0.300276910015046</text:p>
          </table:table-cell>
          <table:table-cell office:value-type="float" office:value="0.300253842132068" calcext:value-type="float">
            <text:p>0.300253842132068</text:p>
          </table:table-cell>
          <table:table-cell office:value-type="float" office:value="0.300258238460218" calcext:value-type="float">
            <text:p>0.300258238460218</text:p>
          </table:table-cell>
          <table:table-cell office:value-type="float" office:value="0.300288310964642" calcext:value-type="float">
            <text:p>0.300288310964642</text:p>
          </table:table-cell>
          <table:table-cell office:value-type="float" office:value="0.300253228105514" calcext:value-type="float">
            <text:p>0.300253228105514</text:p>
          </table:table-cell>
          <table:table-cell office:value-type="float" office:value="0.300231430823629" calcext:value-type="float">
            <text:p>0.300231430823629</text:p>
          </table:table-cell>
          <table:table-cell office:value-type="float" office:value="0.300269716399228" calcext:value-type="float">
            <text:p>0.300269716399228</text:p>
          </table:table-cell>
          <table:table-cell office:value-type="float" office:value="0.300253731599866" calcext:value-type="float">
            <text:p>0.300253731599866</text:p>
          </table:table-cell>
          <table:table-cell office:value-type="float" office:value="0.30026626362181" calcext:value-type="float">
            <text:p>0.30026626362181</text:p>
          </table:table-cell>
          <table:table-cell office:value-type="float" office:value="0.300267222372704" calcext:value-type="float">
            <text:p>0.300267222372704</text:p>
          </table:table-cell>
          <table:table-cell office:value-type="float" office:value="0.300266219579693" calcext:value-type="float">
            <text:p>0.300266219579693</text:p>
          </table:table-cell>
          <table:table-cell office:value-type="float" office:value="0.300244775269198" calcext:value-type="float">
            <text:p>0.300244775269198</text:p>
          </table:table-cell>
          <table:table-cell office:value-type="float" office:value="0.300232955475594" calcext:value-type="float">
            <text:p>0.300232955475594</text:p>
          </table:table-cell>
          <table:table-cell office:value-type="float" office:value="0.300193147563031" calcext:value-type="float">
            <text:p>0.300193147563031</text:p>
          </table:table-cell>
          <table:table-cell office:value-type="float" office:value="0.300198152804816" calcext:value-type="float">
            <text:p>0.300198152804816</text:p>
          </table:table-cell>
          <table:table-cell office:value-type="float" office:value="0.300225707290862" calcext:value-type="float">
            <text:p>0.300225707290862</text:p>
          </table:table-cell>
          <table:table-cell office:value-type="float" office:value="0.300202224886646" calcext:value-type="float">
            <text:p>0.300202224886646</text:p>
          </table:table-cell>
          <table:table-cell office:value-type="float" office:value="0.300215970610845" calcext:value-type="float">
            <text:p>0.300215970610845</text:p>
          </table:table-cell>
          <table:table-cell office:value-type="float" office:value="0.300185358846159" calcext:value-type="float">
            <text:p>0.300185358846159</text:p>
          </table:table-cell>
          <table:table-cell office:value-type="float" office:value="0.300256950500276" calcext:value-type="float">
            <text:p>0.300256950500276</text:p>
          </table:table-cell>
          <table:table-cell office:value-type="float" office:value="0.30024204762236" calcext:value-type="float">
            <text:p>0.30024204762236</text:p>
          </table:table-cell>
          <table:table-cell office:value-type="float" office:value="0.300222827823304" calcext:value-type="float">
            <text:p>0.300222827823304</text:p>
          </table:table-cell>
          <table:table-cell office:value-type="float" office:value="0.300277207502062" calcext:value-type="float">
            <text:p>0.300277207502062</text:p>
          </table:table-cell>
          <table:table-cell office:value-type="float" office:value="0.300254379638796" calcext:value-type="float">
            <text:p>0.300254379638796</text:p>
          </table:table-cell>
          <table:table-cell office:value-type="float" office:value="0.300252818157974" calcext:value-type="float">
            <text:p>0.300252818157974</text:p>
          </table:table-cell>
          <table:table-cell office:value-type="float" office:value="0.300222349082358" calcext:value-type="float">
            <text:p>0.300222349082358</text:p>
          </table:table-cell>
          <table:table-cell office:value-type="float" office:value="0.300215685932795" calcext:value-type="float">
            <text:p>0.300215685932795</text:p>
          </table:table-cell>
          <table:table-cell office:value-type="float" office:value="0.300809738887165" calcext:value-type="float">
            <text:p>0.300809738887165</text:p>
          </table:table-cell>
          <table:table-cell office:value-type="float" office:value="0.300137603740955" calcext:value-type="float">
            <text:p>0.300137603740955</text:p>
          </table:table-cell>
          <table:table-cell office:value-type="float" office:value="0.302565455043021" calcext:value-type="float">
            <text:p>0.302565455043021</text:p>
          </table:table-cell>
          <table:table-cell office:value-type="float" office:value="0.304611186743745" calcext:value-type="float">
            <text:p>0.304611186743745</text:p>
          </table:table-cell>
          <table:table-cell office:value-type="float" office:value="0.30047424009683" calcext:value-type="float">
            <text:p>0.30047424009683</text:p>
          </table:table-cell>
          <table:table-cell office:value-type="float" office:value="0.300726168280594" calcext:value-type="float">
            <text:p>0.300726168280594</text:p>
          </table:table-cell>
          <table:table-cell office:value-type="float" office:value="0.300900387152303" calcext:value-type="float">
            <text:p>0.300900387152303</text:p>
          </table:table-cell>
          <table:table-cell office:value-type="float" office:value="0.30579860718903" calcext:value-type="float">
            <text:p>0.30579860718903</text:p>
          </table:table-cell>
          <table:table-cell office:value-type="float" office:value="0.309710548992286" calcext:value-type="float">
            <text:p>0.309710548992286</text:p>
          </table:table-cell>
          <table:table-cell office:value-type="float" office:value="0.306254006702391" calcext:value-type="float">
            <text:p>0.306254006702391</text:p>
          </table:table-cell>
          <table:table-cell office:value-type="float" office:value="0.305354249522852" calcext:value-type="float">
            <text:p>0.305354249522852</text:p>
          </table:table-cell>
          <table:table-cell office:value-type="float" office:value="0.302608039362665" calcext:value-type="float">
            <text:p>0.302608039362665</text:p>
          </table:table-cell>
          <table:table-cell office:value-type="float" office:value="0.305282352575778" calcext:value-type="float">
            <text:p>0.305282352575778</text:p>
          </table:table-cell>
          <table:table-cell office:value-type="float" office:value="0.306363542981486" calcext:value-type="float">
            <text:p>0.306363542981486</text:p>
          </table:table-cell>
          <table:table-cell office:value-type="float" office:value="0.308047651667074" calcext:value-type="float">
            <text:p>0.308047651667074</text:p>
          </table:table-cell>
          <table:table-cell office:value-type="float" office:value="0.304965269053013" calcext:value-type="float">
            <text:p>0.304965269053013</text:p>
          </table:table-cell>
          <table:table-cell office:value-type="float" office:value="0.304639516261891" calcext:value-type="float">
            <text:p>0.304639516261891</text:p>
          </table:table-cell>
          <table:table-cell office:value-type="float" office:value="0.303820954079164" calcext:value-type="float">
            <text:p>0.303820954079164</text:p>
          </table:table-cell>
          <table:table-cell office:value-type="float" office:value="0.310361169452358" calcext:value-type="float">
            <text:p>0.310361169452358</text:p>
          </table:table-cell>
          <table:table-cell office:value-type="float" office:value="0.311373035308943" calcext:value-type="float">
            <text:p>0.311373035308943</text:p>
          </table:table-cell>
          <table:table-cell office:value-type="float" office:value="0.306911282694446" calcext:value-type="float">
            <text:p>0.306911282694446</text:p>
          </table:table-cell>
          <table:table-cell office:value-type="float" office:value="0.3059693580877" calcext:value-type="float">
            <text:p>0.3059693580877</text:p>
          </table:table-cell>
          <table:table-cell office:value-type="float" office:value="0.307011480763569" calcext:value-type="float">
            <text:p>0.307011480763569</text:p>
          </table:table-cell>
          <table:table-cell office:value-type="float" office:value="0.308169547537854" calcext:value-type="float">
            <text:p>0.308169547537854</text:p>
          </table:table-cell>
          <table:table-cell office:value-type="float" office:value="0.304486011307167" calcext:value-type="float">
            <text:p>0.304486011307167</text:p>
          </table:table-cell>
          <table:table-cell office:value-type="float" office:value="0.304215144720632" calcext:value-type="float">
            <text:p>0.304215144720632</text:p>
          </table:table-cell>
          <table:table-cell office:value-type="float" office:value="0.303319811540541" calcext:value-type="float">
            <text:p>0.303319811540541</text:p>
          </table:table-cell>
          <table:table-cell office:value-type="float" office:value="0.309406119772645" calcext:value-type="float">
            <text:p>0.309406119772645</text:p>
          </table:table-cell>
          <table:table-cell office:value-type="float" office:value="0.311606070702194" calcext:value-type="float">
            <text:p>0.311606070702194</text:p>
          </table:table-cell>
          <table:table-cell office:value-type="float" office:value="0.307379089322003" calcext:value-type="float">
            <text:p>0.307379089322003</text:p>
          </table:table-cell>
          <table:table-cell office:value-type="float" office:value="0.307218446563207" calcext:value-type="float">
            <text:p>0.307218446563207</text:p>
          </table:table-cell>
          <table:table-cell office:value-type="float" office:value="0.304899544797092" calcext:value-type="float">
            <text:p>0.304899544797092</text:p>
          </table:table-cell>
          <table:table-cell office:value-type="float" office:value="0.307543376537009" calcext:value-type="float">
            <text:p>0.307543376537009</text:p>
          </table:table-cell>
          <table:table-cell office:value-type="float" office:value="0.308520733322325" calcext:value-type="float">
            <text:p>0.308520733322325</text:p>
          </table:table-cell>
          <table:table-cell office:value-type="float" office:value="0.305499942076624" calcext:value-type="float">
            <text:p>0.305499942076624</text:p>
          </table:table-cell>
          <table:table-cell office:value-type="float" office:value="0.305903065540131" calcext:value-type="float">
            <text:p>0.305903065540131</text:p>
          </table:table-cell>
          <table:table-cell office:value-type="float" office:value="0.304408931794628" calcext:value-type="float">
            <text:p>0.304408931794628</text:p>
          </table:table-cell>
          <table:table-cell office:value-type="float" office:value="0.308431729725805" calcext:value-type="float">
            <text:p>0.308431729725805</text:p>
          </table:table-cell>
          <table:table-cell office:value-type="float" office:value="0.310356060672343" calcext:value-type="float">
            <text:p>0.310356060672343</text:p>
          </table:table-cell>
          <table:table-cell office:value-type="float" office:value="0.311711827336739" calcext:value-type="float">
            <text:p>0.311711827336739</text:p>
          </table:table-cell>
          <table:table-cell office:value-type="float" office:value="0.308766648462487" calcext:value-type="float">
            <text:p>0.308766648462487</text:p>
          </table:table-cell>
          <table:table-cell office:value-type="float" office:value="0.308100602720554" calcext:value-type="float">
            <text:p>0.308100602720554</text:p>
          </table:table-cell>
          <table:table-cell office:value-type="float" office:value="0.306234622283357" calcext:value-type="float">
            <text:p>0.306234622283357</text:p>
          </table:table-cell>
          <table:table-cell office:value-type="float" office:value="0.305850364626228" calcext:value-type="float">
            <text:p>0.305850364626228</text:p>
          </table:table-cell>
          <table:table-cell office:value-type="float" office:value="0.307787310313559" calcext:value-type="float">
            <text:p>0.307787310313559</text:p>
          </table:table-cell>
          <table:table-cell office:value-type="float" office:value="0.307419095931216" calcext:value-type="float">
            <text:p>0.307419095931216</text:p>
          </table:table-cell>
          <table:table-cell office:value-type="float" office:value="0.305523070312693" calcext:value-type="float">
            <text:p>0.305523070312693</text:p>
          </table:table-cell>
          <table:table-cell office:value-type="float" office:value="0.304463067856653" calcext:value-type="float">
            <text:p>0.304463067856653</text:p>
          </table:table-cell>
          <table:table-cell office:value-type="float" office:value="0.302013540244329" calcext:value-type="float">
            <text:p>0.302013540244329</text:p>
          </table:table-cell>
          <table:table-cell office:value-type="float" office:value="0.308054713668885" calcext:value-type="float">
            <text:p>0.308054713668885</text:p>
          </table:table-cell>
          <table:table-cell office:value-type="float" office:value="0.309400797123713" calcext:value-type="float">
            <text:p>0.309400797123713</text:p>
          </table:table-cell>
          <table:table-cell office:value-type="float" office:value="0.307233055167099" calcext:value-type="float">
            <text:p>0.307233055167099</text:p>
          </table:table-cell>
          <table:table-cell office:value-type="float" office:value="0.305591382188063" calcext:value-type="float">
            <text:p>0.305591382188063</text:p>
          </table:table-cell>
          <table:table-cell office:value-type="float" office:value="0.304126805926278" calcext:value-type="float">
            <text:p>0.304126805926278</text:p>
          </table:table-cell>
          <table:table-cell office:value-type="float" office:value="0.309770983682733" calcext:value-type="float">
            <text:p>0.309770983682733</text:p>
          </table:table-cell>
          <table:table-cell office:value-type="float" office:value="0.310206524959372" calcext:value-type="float">
            <text:p>0.310206524959372</text:p>
          </table:table-cell>
          <table:table-cell office:value-type="float" office:value="0.309415099468305" calcext:value-type="float">
            <text:p>0.309415099468305</text:p>
          </table:table-cell>
          <table:table-cell office:value-type="float" office:value="0.308638970107313" calcext:value-type="float">
            <text:p>0.308638970107313</text:p>
          </table:table-cell>
          <table:table-cell office:value-type="float" office:value="0.307936517163385" calcext:value-type="float">
            <text:p>0.307936517163385</text:p>
          </table:table-cell>
          <table:table-cell office:value-type="float" office:value="0.304538101865232" calcext:value-type="float">
            <text:p>0.304538101865232</text:p>
          </table:table-cell>
          <table:table-cell office:value-type="float" office:value="0.306805209713333" calcext:value-type="float">
            <text:p>0.306805209713333</text:p>
          </table:table-cell>
          <table:table-cell office:value-type="float" office:value="0.313922795581181" calcext:value-type="float">
            <text:p>0.313922795581181</text:p>
          </table:table-cell>
          <table:table-cell office:value-type="float" office:value="0.314179782400073" calcext:value-type="float">
            <text:p>0.314179782400073</text:p>
          </table:table-cell>
          <table:table-cell office:value-type="float" office:value="0.313565621677323" calcext:value-type="float">
            <text:p>0.313565621677323</text:p>
          </table:table-cell>
          <table:table-cell office:value-type="float" office:value="0.310698963239098" calcext:value-type="float">
            <text:p>0.310698963239098</text:p>
          </table:table-cell>
          <table:table-cell office:value-type="float" office:value="0.317724271009047" calcext:value-type="float">
            <text:p>0.317724271009047</text:p>
          </table:table-cell>
          <table:table-cell office:value-type="float" office:value="0.320510757466819" calcext:value-type="float">
            <text:p>0.320510757466819</text:p>
          </table:table-cell>
          <table:table-cell office:value-type="float" office:value="0.319092156846921" calcext:value-type="float">
            <text:p>0.319092156846921</text:p>
          </table:table-cell>
          <table:table-cell office:value-type="float" office:value="0.316718395880256" calcext:value-type="float">
            <text:p>0.316718395880256</text:p>
          </table:table-cell>
          <table:table-cell office:value-type="float" office:value="0.31814218127539" calcext:value-type="float">
            <text:p>0.31814218127539</text:p>
          </table:table-cell>
          <table:table-cell office:value-type="float" office:value="0.313492230740155" calcext:value-type="float">
            <text:p>0.313492230740155</text:p>
          </table:table-cell>
          <table:table-cell office:value-type="float" office:value="0.303513671093929" calcext:value-type="float">
            <text:p>0.303513671093929</text:p>
          </table:table-cell>
          <table:table-cell office:value-type="float" office:value="0.309718972704134" calcext:value-type="float">
            <text:p>0.309718972704134</text:p>
          </table:table-cell>
          <table:table-cell office:value-type="float" office:value="0.312310058243443" calcext:value-type="float">
            <text:p>0.312310058243443</text:p>
          </table:table-cell>
          <table:table-cell office:value-type="float" office:value="0.307693565054665" calcext:value-type="float">
            <text:p>0.307693565054665</text:p>
          </table:table-cell>
          <table:table-cell office:value-type="float" office:value="0.305830797186227" calcext:value-type="float">
            <text:p>0.305830797186227</text:p>
          </table:table-cell>
          <table:table-cell office:value-type="float" office:value="0.304571221614219" calcext:value-type="float">
            <text:p>0.304571221614219</text:p>
          </table:table-cell>
          <table:table-cell office:value-type="float" office:value="0.307137926487664" calcext:value-type="float">
            <text:p>0.307137926487664</text:p>
          </table:table-cell>
          <table:table-cell office:value-type="float" office:value="0.305721114097935" calcext:value-type="float">
            <text:p>0.305721114097935</text:p>
          </table:table-cell>
          <table:table-cell office:value-type="float" office:value="0.301893255882525" calcext:value-type="float">
            <text:p>0.301893255882525</text:p>
          </table:table-cell>
          <table:table-cell office:value-type="float" office:value="0.301382830005577" calcext:value-type="float">
            <text:p>0.301382830005577</text:p>
          </table:table-cell>
          <table:table-cell office:value-type="float" office:value="0.302522999958444" calcext:value-type="float">
            <text:p>0.302522999958444</text:p>
          </table:table-cell>
          <table:table-cell office:value-type="float" office:value="0.30468547840465" calcext:value-type="float">
            <text:p>0.30468547840465</text:p>
          </table:table-cell>
          <table:table-cell office:value-type="float" office:value="0.307372036782731" calcext:value-type="float">
            <text:p>0.307372036782731</text:p>
          </table:table-cell>
          <table:table-cell office:value-type="float" office:value="0.30963795036122" calcext:value-type="float">
            <text:p>0.30963795036122</text:p>
          </table:table-cell>
          <table:table-cell office:value-type="float" office:value="0.309849918715945" calcext:value-type="float">
            <text:p>0.309849918715945</text:p>
          </table:table-cell>
          <table:table-cell office:value-type="float" office:value="0.305402749688679" calcext:value-type="float">
            <text:p>0.305402749688679</text:p>
          </table:table-cell>
          <table:table-cell office:value-type="float" office:value="0.303279361440901" calcext:value-type="float">
            <text:p>0.303279361440901</text:p>
          </table:table-cell>
          <table:table-cell office:value-type="float" office:value="0.305168221501024" calcext:value-type="float">
            <text:p>0.305168221501024</text:p>
          </table:table-cell>
          <table:table-cell office:value-type="float" office:value="0.305727557928875" calcext:value-type="float">
            <text:p>0.305727557928875</text:p>
          </table:table-cell>
          <table:table-cell office:value-type="float" office:value="0.306164469013391" calcext:value-type="float">
            <text:p>0.306164469013391</text:p>
          </table:table-cell>
          <table:table-cell office:value-type="float" office:value="0.30293076799341" calcext:value-type="float">
            <text:p>0.30293076799341</text:p>
          </table:table-cell>
          <table:table-cell office:value-type="float" office:value="0.302381816009658" calcext:value-type="float">
            <text:p>0.302381816009658</text:p>
          </table:table-cell>
          <table:table-cell office:value-type="float" office:value="0.30542634075739" calcext:value-type="float">
            <text:p>0.30542634075739</text:p>
          </table:table-cell>
          <table:table-cell office:value-type="float" office:value="0.308055713707146" calcext:value-type="float">
            <text:p>0.308055713707146</text:p>
          </table:table-cell>
          <table:table-cell office:value-type="float" office:value="0.310026941522687" calcext:value-type="float">
            <text:p>0.310026941522687</text:p>
          </table:table-cell>
          <table:table-cell office:value-type="float" office:value="0.308136325944376" calcext:value-type="float">
            <text:p>0.308136325944376</text:p>
          </table:table-cell>
          <table:table-cell office:value-type="float" office:value="0.30544197262215" calcext:value-type="float">
            <text:p>0.30544197262215</text:p>
          </table:table-cell>
          <table:table-cell office:value-type="float" office:value="0.30421782191444" calcext:value-type="float">
            <text:p>0.30421782191444</text:p>
          </table:table-cell>
          <table:table-cell office:value-type="float" office:value="0.303765253722636" calcext:value-type="float">
            <text:p>0.303765253722636</text:p>
          </table:table-cell>
          <table:table-cell office:value-type="float" office:value="0.306133473903659" calcext:value-type="float">
            <text:p>0.306133473903659</text:p>
          </table:table-cell>
          <table:table-cell office:value-type="float" office:value="0.307436671147192" calcext:value-type="float">
            <text:p>0.307436671147192</text:p>
          </table:table-cell>
          <table:table-cell office:value-type="float" office:value="0.304078950600341" calcext:value-type="float">
            <text:p>0.304078950600341</text:p>
          </table:table-cell>
          <table:table-cell office:value-type="float" office:value="0.303951676100911" calcext:value-type="float">
            <text:p>0.303951676100911</text:p>
          </table:table-cell>
          <table:table-cell office:value-type="float" office:value="0.304798086388089" calcext:value-type="float">
            <text:p>0.304798086388089</text:p>
          </table:table-cell>
          <table:table-cell office:value-type="float" office:value="0.30784787583091" calcext:value-type="float">
            <text:p>0.30784787583091</text:p>
          </table:table-cell>
          <table:table-cell office:value-type="float" office:value="0.309945233047906" calcext:value-type="float">
            <text:p>0.309945233047906</text:p>
          </table:table-cell>
          <table:table-cell office:value-type="float" office:value="0.310549266507737" calcext:value-type="float">
            <text:p>0.310549266507737</text:p>
          </table:table-cell>
          <table:table-cell office:value-type="float" office:value="0.306130893195974" calcext:value-type="float">
            <text:p>0.306130893195974</text:p>
          </table:table-cell>
          <table:table-cell office:value-type="float" office:value="0.305501769575222" calcext:value-type="float">
            <text:p>0.305501769575222</text:p>
          </table:table-cell>
          <table:table-cell office:value-type="float" office:value="0.305230717954462" calcext:value-type="float">
            <text:p>0.305230717954462</text:p>
          </table:table-cell>
          <table:table-cell office:value-type="float" office:value="0.307971685763381" calcext:value-type="float">
            <text:p>0.307971685763381</text:p>
          </table:table-cell>
          <table:table-cell office:value-type="float" office:value="0.309041838268108" calcext:value-type="float">
            <text:p>0.309041838268108</text:p>
          </table:table-cell>
          <table:table-cell office:value-type="float" office:value="0.306954377690515" calcext:value-type="float">
            <text:p>0.306954377690515</text:p>
          </table:table-cell>
          <table:table-cell office:value-type="float" office:value="0.306765647681234" calcext:value-type="float">
            <text:p>0.306765647681234</text:p>
          </table:table-cell>
          <table:table-cell office:value-type="float" office:value="0.304568733256971" calcext:value-type="float">
            <text:p>0.304568733256971</text:p>
          </table:table-cell>
          <table:table-cell office:value-type="float" office:value="0.309815044271173" calcext:value-type="float">
            <text:p>0.309815044271173</text:p>
          </table:table-cell>
          <table:table-cell office:value-type="float" office:value="0.307273476349357" calcext:value-type="float">
            <text:p>0.307273476349357</text:p>
          </table:table-cell>
          <table:table-cell office:value-type="float" office:value="0.306427864136502" calcext:value-type="float">
            <text:p>0.306427864136502</text:p>
          </table:table-cell>
          <table:table-cell office:value-type="float" office:value="0.307668963898197" calcext:value-type="float">
            <text:p>0.307668963898197</text:p>
          </table:table-cell>
          <table:table-cell office:value-type="float" office:value="0.30996768452789" calcext:value-type="float">
            <text:p>0.30996768452789</text:p>
          </table:table-cell>
          <table:table-cell office:value-type="float" office:value="0.309573873713289" calcext:value-type="float">
            <text:p>0.309573873713289</text:p>
          </table:table-cell>
          <table:table-cell office:value-type="float" office:value="0.307993727599474" calcext:value-type="float">
            <text:p>0.307993727599474</text:p>
          </table:table-cell>
          <table:table-cell office:value-type="float" office:value="0.30761550359416" calcext:value-type="float">
            <text:p>0.30761550359416</text:p>
          </table:table-cell>
          <table:table-cell office:value-type="float" office:value="0.306779175710096" calcext:value-type="float">
            <text:p>0.306779175710096</text:p>
          </table:table-cell>
          <table:table-cell office:value-type="float" office:value="0.30803857878819" calcext:value-type="float">
            <text:p>0.30803857878819</text:p>
          </table:table-cell>
          <table:table-cell office:value-type="float" office:value="0.311542991342716" calcext:value-type="float">
            <text:p>0.311542991342716</text:p>
          </table:table-cell>
          <table:table-cell office:value-type="float" office:value="0.311498131128477" calcext:value-type="float">
            <text:p>0.311498131128477</text:p>
          </table:table-cell>
          <table:table-cell office:value-type="float" office:value="0.307571207406096" calcext:value-type="float">
            <text:p>0.307571207406096</text:p>
          </table:table-cell>
          <table:table-cell office:value-type="float" office:value="0.306848891033984" calcext:value-type="float">
            <text:p>0.306848891033984</text:p>
          </table:table-cell>
          <table:table-cell office:value-type="float" office:value="0.306073500975232" calcext:value-type="float">
            <text:p>0.306073500975232</text:p>
          </table:table-cell>
          <table:table-cell office:value-type="float" office:value="0.306187636551195" calcext:value-type="float">
            <text:p>0.306187636551195</text:p>
          </table:table-cell>
          <table:table-cell office:value-type="float" office:value="0.307989648225484" calcext:value-type="float">
            <text:p>0.307989648225484</text:p>
          </table:table-cell>
          <table:table-cell office:value-type="float" office:value="0.310170169829997" calcext:value-type="float">
            <text:p>0.310170169829997</text:p>
          </table:table-cell>
          <table:table-cell office:value-type="float" office:value="0.310163334509542" calcext:value-type="float">
            <text:p>0.310163334509542</text:p>
          </table:table-cell>
          <table:table-cell office:value-type="float" office:value="0.307706961075461" calcext:value-type="float">
            <text:p>0.307706961075461</text:p>
          </table:table-cell>
          <table:table-cell office:value-type="float" office:value="0.30815330555792" calcext:value-type="float">
            <text:p>0.30815330555792</text:p>
          </table:table-cell>
          <table:table-cell office:value-type="float" office:value="0.308060126510928" calcext:value-type="float">
            <text:p>0.308060126510928</text:p>
          </table:table-cell>
          <table:table-cell office:value-type="float" office:value="0.312369968785315" calcext:value-type="float">
            <text:p>0.312369968785315</text:p>
          </table:table-cell>
          <table:table-cell office:value-type="float" office:value="0.308203994986396" calcext:value-type="float">
            <text:p>0.308203994986396</text:p>
          </table:table-cell>
          <table:table-cell office:value-type="float" office:value="0.306168511162753" calcext:value-type="float">
            <text:p>0.306168511162753</text:p>
          </table:table-cell>
          <table:table-cell office:value-type="float" office:value="0.307505259334947" calcext:value-type="float">
            <text:p>0.307505259334947</text:p>
          </table:table-cell>
          <table:table-cell office:value-type="float" office:value="0.308226494883695" calcext:value-type="float">
            <text:p>0.308226494883695</text:p>
          </table:table-cell>
          <table:table-cell office:value-type="float" office:value="0.309463875776625" calcext:value-type="float">
            <text:p>0.309463875776625</text:p>
          </table:table-cell>
          <table:table-cell office:value-type="float" office:value="0.309339377116012" calcext:value-type="float">
            <text:p>0.309339377116012</text:p>
          </table:table-cell>
          <table:table-cell office:value-type="float" office:value="0.307510475346834" calcext:value-type="float">
            <text:p>0.307510475346834</text:p>
          </table:table-cell>
          <table:table-cell office:value-type="float" office:value="0.306499542080407" calcext:value-type="float">
            <text:p>0.306499542080407</text:p>
          </table:table-cell>
          <table:table-cell office:value-type="float" office:value="0.305849448600253" calcext:value-type="float">
            <text:p>0.305849448600253</text:p>
          </table:table-cell>
          <table:table-cell office:value-type="float" office:value="0.310975911249382" calcext:value-type="float">
            <text:p>0.310975911249382</text:p>
          </table:table-cell>
          <table:table-cell office:value-type="float" office:value="0.311662257886427" calcext:value-type="float">
            <text:p>0.311662257886427</text:p>
          </table:table-cell>
          <table:table-cell office:value-type="float" office:value="0.309547359679512" calcext:value-type="float">
            <text:p>0.309547359679512</text:p>
          </table:table-cell>
          <table:table-cell office:value-type="float" office:value="0.306807284270521" calcext:value-type="float">
            <text:p>0.306807284270521</text:p>
          </table:table-cell>
          <table:table-cell office:value-type="float" office:value="0.304645684220602" calcext:value-type="float">
            <text:p>0.304645684220602</text:p>
          </table:table-cell>
          <table:table-cell office:value-type="float" office:value="0.307485031144948" calcext:value-type="float">
            <text:p>0.307485031144948</text:p>
          </table:table-cell>
          <table:table-cell office:value-type="float" office:value="0.306935527691738" calcext:value-type="float">
            <text:p>0.306935527691738</text:p>
          </table:table-cell>
          <table:table-cell office:value-type="float" office:value="0.304983999674927" calcext:value-type="float">
            <text:p>0.304983999674927</text:p>
          </table:table-cell>
          <table:table-cell office:value-type="float" office:value="0.302867570060143" calcext:value-type="float">
            <text:p>0.302867570060143</text:p>
          </table:table-cell>
          <table:table-cell office:value-type="float" office:value="0.304331221891404" calcext:value-type="float">
            <text:p>0.304331221891404</text:p>
          </table:table-cell>
          <table:table-cell office:value-type="float" office:value="0.307680921821712" calcext:value-type="float">
            <text:p>0.307680921821712</text:p>
          </table:table-cell>
          <table:table-cell office:value-type="float" office:value="0.309257993024173" calcext:value-type="float">
            <text:p>0.309257993024173</text:p>
          </table:table-cell>
          <table:table-cell office:value-type="float" office:value="0.309218761346641" calcext:value-type="float">
            <text:p>0.309218761346641</text:p>
          </table:table-cell>
          <table:table-cell office:value-type="float" office:value="0.306848010976445" calcext:value-type="float">
            <text:p>0.306848010976445</text:p>
          </table:table-cell>
          <table:table-cell office:value-type="float" office:value="0.305728648787492" calcext:value-type="float">
            <text:p>0.305728648787492</text:p>
          </table:table-cell>
          <table:table-cell office:value-type="float" office:value="0.303376224450313" calcext:value-type="float">
            <text:p>0.303376224450313</text:p>
          </table:table-cell>
          <table:table-cell office:value-type="float" office:value="0.304765308612588" calcext:value-type="float">
            <text:p>0.304765308612588</text:p>
          </table:table-cell>
          <table:table-cell office:value-type="float" office:value="0.306618822761917" calcext:value-type="float">
            <text:p>0.306618822761917</text:p>
          </table:table-cell>
          <table:table-cell office:value-type="float" office:value="0.306027859186562" calcext:value-type="float">
            <text:p>0.306027859186562</text:p>
          </table:table-cell>
          <table:table-cell office:value-type="float" office:value="0.304403999757643" calcext:value-type="float">
            <text:p>0.304403999757643</text:p>
          </table:table-cell>
          <table:table-cell office:value-type="float" office:value="0.305258898887492" calcext:value-type="float">
            <text:p>0.305258898887492</text:p>
          </table:table-cell>
          <table:table-cell office:value-type="float" office:value="0.302835020030431" calcext:value-type="float">
            <text:p>0.302835020030431</text:p>
          </table:table-cell>
          <table:table-cell office:value-type="float" office:value="0.306168032538074" calcext:value-type="float">
            <text:p>0.306168032538074</text:p>
          </table:table-cell>
          <table:table-cell office:value-type="float" office:value="0.309491985388855" calcext:value-type="float">
            <text:p>0.309491985388855</text:p>
          </table:table-cell>
          <table:table-cell office:value-type="float" office:value="0.308918748888832" calcext:value-type="float">
            <text:p>0.308918748888832</text:p>
          </table:table-cell>
          <table:table-cell office:value-type="float" office:value="0.305755360198578" calcext:value-type="float">
            <text:p>0.305755360198578</text:p>
          </table:table-cell>
          <table:table-cell office:value-type="float" office:value="0.303922973151143" calcext:value-type="float">
            <text:p>0.303922973151143</text:p>
          </table:table-cell>
          <table:table-cell office:value-type="float" office:value="0.304438601608216" calcext:value-type="float">
            <text:p>0.304438601608216</text:p>
          </table:table-cell>
          <table:table-cell office:value-type="float" office:value="0.306033716489531" calcext:value-type="float">
            <text:p>0.306033716489531</text:p>
          </table:table-cell>
          <table:table-cell office:value-type="float" office:value="0.308486104204406" calcext:value-type="float">
            <text:p>0.308486104204406</text:p>
          </table:table-cell>
          <table:table-cell office:value-type="float" office:value="0.306872710098692" calcext:value-type="float">
            <text:p>0.306872710098692</text:p>
          </table:table-cell>
          <table:table-cell office:value-type="float" office:value="0.306223539255141" calcext:value-type="float">
            <text:p>0.306223539255141</text:p>
          </table:table-cell>
          <table:table-cell office:value-type="float" office:value="0.307433457232136" calcext:value-type="float">
            <text:p>0.307433457232136</text:p>
          </table:table-cell>
          <table:table-cell office:value-type="float" office:value="0.305344916775645" calcext:value-type="float">
            <text:p>0.305344916775645</text:p>
          </table:table-cell>
          <table:table-cell office:value-type="float" office:value="0.308453107127958" calcext:value-type="float">
            <text:p>0.308453107127958</text:p>
          </table:table-cell>
          <table:table-cell office:value-type="float" office:value="0.310167818749708" calcext:value-type="float">
            <text:p>0.310167818749708</text:p>
          </table:table-cell>
          <table:table-cell office:value-type="float" office:value="0.307257211177707" calcext:value-type="float">
            <text:p>0.307257211177707</text:p>
          </table:table-cell>
          <table:table-cell office:value-type="float" office:value="0.306869279996029" calcext:value-type="float">
            <text:p>0.306869279996029</text:p>
          </table:table-cell>
          <table:table-cell office:value-type="float" office:value="0.305902639585864" calcext:value-type="float">
            <text:p>0.305902639585864</text:p>
          </table:table-cell>
          <table:table-cell office:value-type="float" office:value="0.308457542493172" calcext:value-type="float">
            <text:p>0.308457542493172</text:p>
          </table:table-cell>
          <table:table-cell office:value-type="float" office:value="0.309084012013001" calcext:value-type="float">
            <text:p>0.309084012013001</text:p>
          </table:table-cell>
          <table:table-cell office:value-type="float" office:value="0.309530846151662" calcext:value-type="float">
            <text:p>0.309530846151662</text:p>
          </table:table-cell>
          <table:table-cell office:value-type="float" office:value="0.307921215855489" calcext:value-type="float">
            <text:p>0.307921215855489</text:p>
          </table:table-cell>
          <table:table-cell office:value-type="float" office:value="0.307117531803075" calcext:value-type="float">
            <text:p>0.307117531803075</text:p>
          </table:table-cell>
          <table:table-cell office:value-type="float" office:value="0.307855591459909" calcext:value-type="float">
            <text:p>0.307855591459909</text:p>
          </table:table-cell>
          <table:table-cell office:value-type="float" office:value="0.306503028412191" calcext:value-type="float">
            <text:p>0.306503028412191</text:p>
          </table:table-cell>
          <table:table-cell office:value-type="float" office:value="0.308957407906532" calcext:value-type="float">
            <text:p>0.308957407906532</text:p>
          </table:table-cell>
          <table:table-cell office:value-type="float" office:value="0.310336487183431" calcext:value-type="float">
            <text:p>0.310336487183431</text:p>
          </table:table-cell>
          <table:table-cell office:value-type="float" office:value="0.308011748526358" calcext:value-type="float">
            <text:p>0.308011748526358</text:p>
          </table:table-cell>
          <table:table-cell office:value-type="float" office:value="0.307455703424099" calcext:value-type="float">
            <text:p>0.307455703424099</text:p>
          </table:table-cell>
          <table:table-cell office:value-type="float" office:value="0.306785266999746" calcext:value-type="float">
            <text:p>0.306785266999746</text:p>
          </table:table-cell>
          <table:table-cell office:value-type="float" office:value="0.307968386753642" calcext:value-type="float">
            <text:p>0.307968386753642</text:p>
          </table:table-cell>
          <table:table-cell office:value-type="float" office:value="0.30818147262476" calcext:value-type="float">
            <text:p>0.30818147262476</text:p>
          </table:table-cell>
          <table:table-cell office:value-type="float" office:value="0.3077275445116" calcext:value-type="float">
            <text:p>0.3077275445116</text:p>
          </table:table-cell>
          <table:table-cell office:value-type="float" office:value="0.306387315833277" calcext:value-type="float">
            <text:p>0.306387315833277</text:p>
          </table:table-cell>
          <table:table-cell office:value-type="float" office:value="0.306610366484446" calcext:value-type="float">
            <text:p>0.306610366484446</text:p>
          </table:table-cell>
          <table:table-cell office:value-type="float" office:value="0.305062230745867" calcext:value-type="float">
            <text:p>0.305062230745867</text:p>
          </table:table-cell>
          <table:table-cell office:value-type="float" office:value="0.306943854189829" calcext:value-type="float">
            <text:p>0.306943854189829</text:p>
          </table:table-cell>
          <table:table-cell office:value-type="float" office:value="0.309957570343758" calcext:value-type="float">
            <text:p>0.309957570343758</text:p>
          </table:table-cell>
          <table:table-cell office:value-type="float" office:value="0.308777963676047" calcext:value-type="float">
            <text:p>0.308777963676047</text:p>
          </table:table-cell>
          <table:table-cell office:value-type="float" office:value="0.305691515848317" calcext:value-type="float">
            <text:p>0.305691515848317</text:p>
          </table:table-cell>
          <table:table-cell office:value-type="float" office:value="0.303952488302199" calcext:value-type="float">
            <text:p>0.303952488302199</text:p>
          </table:table-cell>
          <table:table-cell office:value-type="float" office:value="0.306673689826984" calcext:value-type="float">
            <text:p>0.306673689826984</text:p>
          </table:table-cell>
          <table:table-cell office:value-type="float" office:value="0.30874601133098" calcext:value-type="float">
            <text:p>0.30874601133098</text:p>
          </table:table-cell>
          <table:table-cell office:value-type="float" office:value="0.307063547008972" calcext:value-type="float">
            <text:p>0.307063547008972</text:p>
          </table:table-cell>
          <table:table-cell office:value-type="float" office:value="0.308584098942349" calcext:value-type="float">
            <text:p>0.308584098942349</text:p>
          </table:table-cell>
          <table:table-cell office:value-type="float" office:value="0.308014950883005" calcext:value-type="float">
            <text:p>0.308014950883005</text:p>
          </table:table-cell>
          <table:table-cell office:value-type="float" office:value="0.308979964270364" calcext:value-type="float">
            <text:p>0.308979964270364</text:p>
          </table:table-cell>
          <table:table-cell office:value-type="float" office:value="0.312495615376454" calcext:value-type="float">
            <text:p>0.312495615376454</text:p>
          </table:table-cell>
          <table:table-cell office:value-type="float" office:value="0.310523413771165" calcext:value-type="float">
            <text:p>0.310523413771165</text:p>
          </table:table-cell>
          <table:table-cell office:value-type="float" office:value="0.313865670244461" calcext:value-type="float">
            <text:p>0.313865670244461</text:p>
          </table:table-cell>
          <table:table-cell office:value-type="float" office:value="0.313035652065862" calcext:value-type="float">
            <text:p>0.313035652065862</text:p>
          </table:table-cell>
          <table:table-cell office:value-type="float" office:value="0.309848283032589" calcext:value-type="float">
            <text:p>0.309848283032589</text:p>
          </table:table-cell>
          <table:table-cell office:value-type="float" office:value="0.309030063580649" calcext:value-type="float">
            <text:p>0.309030063580649</text:p>
          </table:table-cell>
          <table:table-cell office:value-type="float" office:value="0.308628872509125" calcext:value-type="float">
            <text:p>0.308628872509125</text:p>
          </table:table-cell>
          <table:table-cell office:value-type="float" office:value="0.308529270080987" calcext:value-type="float">
            <text:p>0.308529270080987</text:p>
          </table:table-cell>
          <table:table-cell office:value-type="float" office:value="0.308013451228978" calcext:value-type="float">
            <text:p>0.308013451228978</text:p>
          </table:table-cell>
          <table:table-cell office:value-type="float" office:value="0.307681260436925" calcext:value-type="float">
            <text:p>0.307681260436925</text:p>
          </table:table-cell>
          <table:table-cell office:value-type="float" office:value="0.307217564434496" calcext:value-type="float">
            <text:p>0.307217564434496</text:p>
          </table:table-cell>
          <table:table-cell office:value-type="float" office:value="0.307209061566447" calcext:value-type="float">
            <text:p>0.307209061566447</text:p>
          </table:table-cell>
          <table:table-cell office:value-type="float" office:value="0.307156225650645" calcext:value-type="float">
            <text:p>0.307156225650645</text:p>
          </table:table-cell>
          <table:table-cell office:value-type="float" office:value="0.307074207066617" calcext:value-type="float">
            <text:p>0.307074207066617</text:p>
          </table:table-cell>
          <table:table-cell office:value-type="float" office:value="0.306868060227994" calcext:value-type="float">
            <text:p>0.306868060227994</text:p>
          </table:table-cell>
          <table:table-cell office:value-type="float" office:value="0.306925487780874" calcext:value-type="float">
            <text:p>0.306925487780874</text:p>
          </table:table-cell>
          <table:table-cell office:value-type="float" office:value="0.306980749297269" calcext:value-type="float">
            <text:p>0.306980749297269</text:p>
          </table:table-cell>
          <table:table-cell office:value-type="float" office:value="0.307023126373974" calcext:value-type="float">
            <text:p>0.307023126373974</text:p>
          </table:table-cell>
          <table:table-cell office:value-type="float" office:value="0.307019426309338" calcext:value-type="float">
            <text:p>0.307019426309338</text:p>
          </table:table-cell>
          <table:table-cell office:value-type="float" office:value="0.306986037358743" calcext:value-type="float">
            <text:p>0.306986037358743</text:p>
          </table:table-cell>
          <table:table-cell office:value-type="float" office:value="0.306971492062139" calcext:value-type="float">
            <text:p>0.306971492062139</text:p>
          </table:table-cell>
          <table:table-cell office:value-type="float" office:value="0.306955848081276" calcext:value-type="float">
            <text:p>0.306955848081276</text:p>
          </table:table-cell>
          <table:table-cell office:value-type="float" office:value="0.306935482757158" calcext:value-type="float">
            <text:p>0.306935482757158</text:p>
          </table:table-cell>
          <table:table-cell office:value-type="float" office:value="0.307001773059843" calcext:value-type="float">
            <text:p>0.307001773059843</text:p>
          </table:table-cell>
          <table:table-cell office:value-type="float" office:value="0.306994773156594" calcext:value-type="float">
            <text:p>0.306994773156594</text:p>
          </table:table-cell>
          <table:table-cell office:value-type="float" office:value="0.306964107386274" calcext:value-type="float">
            <text:p>0.306964107386274</text:p>
          </table:table-cell>
          <table:table-cell office:value-type="float" office:value="0.306953872479608" calcext:value-type="float">
            <text:p>0.306953872479608</text:p>
          </table:table-cell>
          <table:table-cell office:value-type="float" office:value="0.306934937272535" calcext:value-type="float">
            <text:p>0.306934937272535</text:p>
          </table:table-cell>
          <table:table-cell office:value-type="float" office:value="0.306958742684526" calcext:value-type="float">
            <text:p>0.306958742684526</text:p>
          </table:table-cell>
          <table:table-cell office:value-type="float" office:value="0.306986144718739" calcext:value-type="float">
            <text:p>0.306986144718739</text:p>
          </table:table-cell>
          <table:table-cell office:value-type="float" office:value="0.306956101045149" calcext:value-type="float">
            <text:p>0.306956101045149</text:p>
          </table:table-cell>
          <table:table-cell office:value-type="float" office:value="0.306960715188806" calcext:value-type="float">
            <text:p>0.306960715188806</text:p>
          </table:table-cell>
          <table:table-cell office:value-type="float" office:value="0.306969403000285" calcext:value-type="float">
            <text:p>0.306969403000285</text:p>
          </table:table-cell>
          <table:table-cell office:value-type="float" office:value="0.306943185237863" calcext:value-type="float">
            <text:p>0.306943185237863</text:p>
          </table:table-cell>
          <table:table-cell office:value-type="float" office:value="0.306928566347203" calcext:value-type="float">
            <text:p>0.306928566347203</text:p>
          </table:table-cell>
          <table:table-cell office:value-type="float" office:value="0.306926863049281" calcext:value-type="float">
            <text:p>0.306926863049281</text:p>
          </table:table-cell>
          <table:table-cell office:value-type="float" office:value="0.306963330894581" calcext:value-type="float">
            <text:p>0.306963330894581</text:p>
          </table:table-cell>
          <table:table-cell office:value-type="float" office:value="0.306946074511623" calcext:value-type="float">
            <text:p>0.306946074511623</text:p>
          </table:table-cell>
          <table:table-cell office:value-type="float" office:value="0.306937292657364" calcext:value-type="float">
            <text:p>0.306937292657364</text:p>
          </table:table-cell>
          <table:table-cell office:value-type="float" office:value="0.306928041161098" calcext:value-type="float">
            <text:p>0.306928041161098</text:p>
          </table:table-cell>
          <table:table-cell office:value-type="float" office:value="0.306930835145488" calcext:value-type="float">
            <text:p>0.306930835145488</text:p>
          </table:table-cell>
          <table:table-cell office:value-type="float" office:value="0.306940455497966" calcext:value-type="float">
            <text:p>0.306940455497966</text:p>
          </table:table-cell>
          <table:table-cell office:value-type="float" office:value="0.306950761818212" calcext:value-type="float">
            <text:p>0.306950761818212</text:p>
          </table:table-cell>
          <table:table-cell office:value-type="float" office:value="0.306936140501034" calcext:value-type="float">
            <text:p>0.306936140501034</text:p>
          </table:table-cell>
          <table:table-cell office:value-type="float" office:value="0.306942131435357" calcext:value-type="float">
            <text:p>0.306942131435357</text:p>
          </table:table-cell>
          <table:table-cell office:value-type="float" office:value="0.30693475862121" calcext:value-type="float">
            <text:p>0.30693475862121</text:p>
          </table:table-cell>
          <table:table-cell office:value-type="float" office:value="0.306928142081621" calcext:value-type="float">
            <text:p>0.306928142081621</text:p>
          </table:table-cell>
          <table:table-cell office:value-type="float" office:value="0.306936191342484" calcext:value-type="float">
            <text:p>0.306936191342484</text:p>
          </table:table-cell>
          <table:table-cell office:value-type="float" office:value="0.306931175243263" calcext:value-type="float">
            <text:p>0.306931175243263</text:p>
          </table:table-cell>
          <table:table-cell office:value-type="float" office:value="0.306939587674552" calcext:value-type="float">
            <text:p>0.306939587674552</text:p>
          </table:table-cell>
          <table:table-cell office:value-type="float" office:value="0.306925766778292" calcext:value-type="float">
            <text:p>0.306925766778292</text:p>
          </table:table-cell>
          <table:table-cell office:value-type="float" office:value="0.306914143693689" calcext:value-type="float">
            <text:p>0.306914143693689</text:p>
          </table:table-cell>
          <table:table-cell office:value-type="float" office:value="0.306936950938244" calcext:value-type="float">
            <text:p>0.306936950938244</text:p>
          </table:table-cell>
          <table:table-cell office:value-type="float" office:value="0.306935067074263" calcext:value-type="float">
            <text:p>0.306935067074263</text:p>
          </table:table-cell>
          <table:table-cell office:value-type="float" office:value="0.306929202917696" calcext:value-type="float">
            <text:p>0.306929202917696</text:p>
          </table:table-cell>
          <table:table-cell office:value-type="float" office:value="0.306928596224786" calcext:value-type="float">
            <text:p>0.306928596224786</text:p>
          </table:table-cell>
          <table:table-cell office:value-type="float" office:value="0.306940065963908" calcext:value-type="float">
            <text:p>0.306940065963908</text:p>
          </table:table-cell>
          <table:table-cell office:value-type="float" office:value="0.306927736184536" calcext:value-type="float">
            <text:p>0.306927736184536</text:p>
          </table:table-cell>
          <table:table-cell office:value-type="float" office:value="0.306916185677804" calcext:value-type="float">
            <text:p>0.306916185677804</text:p>
          </table:table-cell>
          <table:table-cell office:value-type="float" office:value="0.306927782106063" calcext:value-type="float">
            <text:p>0.306927782106063</text:p>
          </table:table-cell>
          <table:table-cell office:value-type="float" office:value="0.306933383479703" calcext:value-type="float">
            <text:p>0.306933383479703</text:p>
          </table:table-cell>
          <table:table-cell office:value-type="float" office:value="0.306930854862861" calcext:value-type="float">
            <text:p>0.306930854862861</text:p>
          </table:table-cell>
          <table:table-cell office:value-type="float" office:value="0.306945591402495" calcext:value-type="float">
            <text:p>0.306945591402495</text:p>
          </table:table-cell>
          <table:table-cell office:value-type="float" office:value="0.306924519075191" calcext:value-type="float">
            <text:p>0.306924519075191</text:p>
          </table:table-cell>
          <table:table-cell office:value-type="float" office:value="0.306913852172682" calcext:value-type="float">
            <text:p>0.306913852172682</text:p>
          </table:table-cell>
          <table:table-cell office:value-type="float" office:value="0.306932299053822" calcext:value-type="float">
            <text:p>0.306932299053822</text:p>
          </table:table-cell>
          <table:table-cell office:value-type="float" office:value="0.30692937554237" calcext:value-type="float">
            <text:p>0.30692937554237</text:p>
          </table:table-cell>
          <table:table-cell office:value-type="float" office:value="0.306937614599448" calcext:value-type="float">
            <text:p>0.306937614599448</text:p>
          </table:table-cell>
          <table:table-cell office:value-type="float" office:value="0.306922731004532" calcext:value-type="float">
            <text:p>0.306922731004532</text:p>
          </table:table-cell>
          <table:table-cell office:value-type="float" office:value="0.306929077731302" calcext:value-type="float">
            <text:p>0.306929077731302</text:p>
          </table:table-cell>
          <table:table-cell office:value-type="float" office:value="0.306916836129592" calcext:value-type="float">
            <text:p>0.306916836129592</text:p>
          </table:table-cell>
          <table:table-cell office:value-type="float" office:value="0.306929196090768" calcext:value-type="float">
            <text:p>0.306929196090768</text:p>
          </table:table-cell>
          <table:table-cell office:value-type="float" office:value="0.306935496212252" calcext:value-type="float">
            <text:p>0.306935496212252</text:p>
          </table:table-cell>
          <table:table-cell office:value-type="float" office:value="0.30693468762013" calcext:value-type="float">
            <text:p>0.30693468762013</text:p>
          </table:table-cell>
          <table:table-cell office:value-type="float" office:value="0.306917403801441" calcext:value-type="float">
            <text:p>0.306917403801441</text:p>
          </table:table-cell>
          <table:table-cell office:value-type="float" office:value="0.30692904725696" calcext:value-type="float">
            <text:p>0.30692904725696</text:p>
          </table:table-cell>
          <table:table-cell office:value-type="float" office:value="0.306929838622269" calcext:value-type="float">
            <text:p>0.306929838622269</text:p>
          </table:table-cell>
          <table:table-cell office:value-type="float" office:value="0.3069306585815" calcext:value-type="float">
            <text:p>0.3069306585815</text:p>
          </table:table-cell>
          <table:table-cell office:value-type="float" office:value="0.306895482545122" calcext:value-type="float">
            <text:p>0.306895482545122</text:p>
          </table:table-cell>
          <table:table-cell office:value-type="float" office:value="0.306928199275487" calcext:value-type="float">
            <text:p>0.306928199275487</text:p>
          </table:table-cell>
          <table:table-cell office:value-type="float" office:value="0.306918344351131" calcext:value-type="float">
            <text:p>0.306918344351131</text:p>
          </table:table-cell>
          <table:table-cell office:value-type="float" office:value="0.306939043507639" calcext:value-type="float">
            <text:p>0.306939043507639</text:p>
          </table:table-cell>
          <table:table-cell office:value-type="float" office:value="0.306906279974357" calcext:value-type="float">
            <text:p>0.306906279974357</text:p>
          </table:table-cell>
          <table:table-cell office:value-type="float" office:value="0.306929412382969" calcext:value-type="float">
            <text:p>0.306929412382969</text:p>
          </table:table-cell>
          <table:table-cell office:value-type="float" office:value="0.30693430128796" calcext:value-type="float">
            <text:p>0.30693430128796</text:p>
          </table:table-cell>
          <table:table-cell office:value-type="float" office:value="0.306921920995243" calcext:value-type="float">
            <text:p>0.306921920995243</text:p>
          </table:table-cell>
          <table:table-cell office:value-type="float" office:value="0.306905306899555" calcext:value-type="float">
            <text:p>0.306905306899555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z_disp-axis</text:p>
          </table:table-cell>
          <table:table-cell office:value-type="float" office:value="-0.425828036367193" calcext:value-type="float">
            <text:p>-0.425828036367193</text:p>
          </table:table-cell>
          <table:table-cell office:value-type="float" office:value="-0.42602797676783" calcext:value-type="float">
            <text:p>-0.42602797676783</text:p>
          </table:table-cell>
          <table:table-cell office:value-type="float" office:value="-0.426561308753615" calcext:value-type="float">
            <text:p>-0.426561308753615</text:p>
          </table:table-cell>
          <table:table-cell office:value-type="float" office:value="-0.42553715284709" calcext:value-type="float">
            <text:p>-0.42553715284709</text:p>
          </table:table-cell>
          <table:table-cell office:value-type="float" office:value="-0.42531044564941" calcext:value-type="float">
            <text:p>-0.42531044564941</text:p>
          </table:table-cell>
          <table:table-cell office:value-type="float" office:value="-0.425207638679708" calcext:value-type="float">
            <text:p>-0.425207638679708</text:p>
          </table:table-cell>
          <table:table-cell office:value-type="float" office:value="-0.425982011280062" calcext:value-type="float">
            <text:p>-0.425982011280062</text:p>
          </table:table-cell>
          <table:table-cell office:value-type="float" office:value="-0.424989676248438" calcext:value-type="float">
            <text:p>-0.424989676248438</text:p>
          </table:table-cell>
          <table:table-cell office:value-type="float" office:value="-0.425043745807507" calcext:value-type="float">
            <text:p>-0.425043745807507</text:p>
          </table:table-cell>
          <table:table-cell office:value-type="float" office:value="-0.425235721863342" calcext:value-type="float">
            <text:p>-0.425235721863342</text:p>
          </table:table-cell>
          <table:table-cell office:value-type="float" office:value="-0.425877578197818" calcext:value-type="float">
            <text:p>-0.425877578197818</text:p>
          </table:table-cell>
          <table:table-cell office:value-type="float" office:value="-0.425427905843077" calcext:value-type="float">
            <text:p>-0.425427905843077</text:p>
          </table:table-cell>
          <table:table-cell office:value-type="float" office:value="-0.425514037109447" calcext:value-type="float">
            <text:p>-0.425514037109447</text:p>
          </table:table-cell>
          <table:table-cell office:value-type="float" office:value="-0.425913195441624" calcext:value-type="float">
            <text:p>-0.425913195441624</text:p>
          </table:table-cell>
          <table:table-cell office:value-type="float" office:value="-0.424985007346781" calcext:value-type="float">
            <text:p>-0.424985007346781</text:p>
          </table:table-cell>
          <table:table-cell office:value-type="float" office:value="-0.4253899391281" calcext:value-type="float">
            <text:p>-0.4253899391281</text:p>
          </table:table-cell>
          <table:table-cell office:value-type="float" office:value="-0.425379070487638" calcext:value-type="float">
            <text:p>-0.425379070487638</text:p>
          </table:table-cell>
          <table:table-cell office:value-type="float" office:value="-0.426385802689595" calcext:value-type="float">
            <text:p>-0.426385802689595</text:p>
          </table:table-cell>
          <table:table-cell office:value-type="float" office:value="-0.425550039012556" calcext:value-type="float">
            <text:p>-0.425550039012556</text:p>
          </table:table-cell>
          <table:table-cell office:value-type="float" office:value="-0.425772611008313" calcext:value-type="float">
            <text:p>-0.425772611008313</text:p>
          </table:table-cell>
          <table:table-cell office:value-type="float" office:value="-0.425940432053379" calcext:value-type="float">
            <text:p>-0.425940432053379</text:p>
          </table:table-cell>
          <table:table-cell office:value-type="float" office:value="-0.426426571271721" calcext:value-type="float">
            <text:p>-0.426426571271721</text:p>
          </table:table-cell>
          <table:table-cell office:value-type="float" office:value="-0.426354255783433" calcext:value-type="float">
            <text:p>-0.426354255783433</text:p>
          </table:table-cell>
          <table:table-cell office:value-type="float" office:value="-0.425293816703252" calcext:value-type="float">
            <text:p>-0.425293816703252</text:p>
          </table:table-cell>
          <table:table-cell office:value-type="float" office:value="-0.425388573649887" calcext:value-type="float">
            <text:p>-0.425388573649887</text:p>
          </table:table-cell>
          <table:table-cell office:value-type="float" office:value="-0.425457011001723" calcext:value-type="float">
            <text:p>-0.425457011001723</text:p>
          </table:table-cell>
          <table:table-cell office:value-type="float" office:value="-0.425819820934756" calcext:value-type="float">
            <text:p>-0.425819820934756</text:p>
          </table:table-cell>
          <table:table-cell office:value-type="float" office:value="-0.426052788130234" calcext:value-type="float">
            <text:p>-0.426052788130234</text:p>
          </table:table-cell>
          <table:table-cell office:value-type="float" office:value="-0.426879445460179" calcext:value-type="float">
            <text:p>-0.426879445460179</text:p>
          </table:table-cell>
          <table:table-cell office:value-type="float" office:value="-0.425709564894246" calcext:value-type="float">
            <text:p>-0.425709564894246</text:p>
          </table:table-cell>
          <table:table-cell office:value-type="float" office:value="-0.426001649816798" calcext:value-type="float">
            <text:p>-0.426001649816798</text:p>
          </table:table-cell>
          <table:table-cell office:value-type="float" office:value="-0.425245779057842" calcext:value-type="float">
            <text:p>-0.425245779057842</text:p>
          </table:table-cell>
          <table:table-cell office:value-type="float" office:value="-0.425145176055616" calcext:value-type="float">
            <text:p>-0.425145176055616</text:p>
          </table:table-cell>
          <table:table-cell office:value-type="float" office:value="-0.425718800522817" calcext:value-type="float">
            <text:p>-0.425718800522817</text:p>
          </table:table-cell>
          <table:table-cell office:value-type="float" office:value="-0.426106132437459" calcext:value-type="float">
            <text:p>-0.426106132437459</text:p>
          </table:table-cell>
          <table:table-cell office:value-type="float" office:value="-0.425054216191459" calcext:value-type="float">
            <text:p>-0.425054216191459</text:p>
          </table:table-cell>
          <table:table-cell office:value-type="float" office:value="-0.426073554401032" calcext:value-type="float">
            <text:p>-0.426073554401032</text:p>
          </table:table-cell>
          <table:table-cell office:value-type="float" office:value="-0.425559072697283" calcext:value-type="float">
            <text:p>-0.425559072697283</text:p>
          </table:table-cell>
          <table:table-cell office:value-type="float" office:value="-0.425844125869721" calcext:value-type="float">
            <text:p>-0.425844125869721</text:p>
          </table:table-cell>
          <table:table-cell office:value-type="float" office:value="-0.426110127705895" calcext:value-type="float">
            <text:p>-0.426110127705895</text:p>
          </table:table-cell>
          <table:table-cell office:value-type="float" office:value="-0.426584044125333" calcext:value-type="float">
            <text:p>-0.426584044125333</text:p>
          </table:table-cell>
          <table:table-cell office:value-type="float" office:value="-0.426226031601279" calcext:value-type="float">
            <text:p>-0.426226031601279</text:p>
          </table:table-cell>
          <table:table-cell office:value-type="float" office:value="-0.426294855051411" calcext:value-type="float">
            <text:p>-0.426294855051411</text:p>
          </table:table-cell>
          <table:table-cell office:value-type="float" office:value="-0.426507032363431" calcext:value-type="float">
            <text:p>-0.426507032363431</text:p>
          </table:table-cell>
          <table:table-cell office:value-type="float" office:value="-0.426143061911175" calcext:value-type="float">
            <text:p>-0.426143061911175</text:p>
          </table:table-cell>
          <table:table-cell office:value-type="float" office:value="-0.425446512599854" calcext:value-type="float">
            <text:p>-0.425446512599854</text:p>
          </table:table-cell>
          <table:table-cell office:value-type="float" office:value="-0.426377059600504" calcext:value-type="float">
            <text:p>-0.426377059600504</text:p>
          </table:table-cell>
          <table:table-cell office:value-type="float" office:value="-0.425688425142109" calcext:value-type="float">
            <text:p>-0.425688425142109</text:p>
          </table:table-cell>
          <table:table-cell office:value-type="float" office:value="-0.425988132231404" calcext:value-type="float">
            <text:p>-0.425988132231404</text:p>
          </table:table-cell>
          <table:table-cell office:value-type="float" office:value="-0.427089784019884" calcext:value-type="float">
            <text:p>-0.427089784019884</text:p>
          </table:table-cell>
          <table:table-cell office:value-type="float" office:value="-0.42620143594823" calcext:value-type="float">
            <text:p>-0.42620143594823</text:p>
          </table:table-cell>
          <table:table-cell office:value-type="float" office:value="-0.426147756471806" calcext:value-type="float">
            <text:p>-0.426147756471806</text:p>
          </table:table-cell>
          <table:table-cell office:value-type="float" office:value="-0.425838561922243" calcext:value-type="float">
            <text:p>-0.425838561922243</text:p>
          </table:table-cell>
          <table:table-cell office:value-type="float" office:value="-0.425747067553069" calcext:value-type="float">
            <text:p>-0.425747067553069</text:p>
          </table:table-cell>
          <table:table-cell office:value-type="float" office:value="-0.425479750895672" calcext:value-type="float">
            <text:p>-0.425479750895672</text:p>
          </table:table-cell>
          <table:table-cell office:value-type="float" office:value="-0.426037358709378" calcext:value-type="float">
            <text:p>-0.426037358709378</text:p>
          </table:table-cell>
          <table:table-cell office:value-type="float" office:value="-0.42632769772453" calcext:value-type="float">
            <text:p>-0.42632769772453</text:p>
          </table:table-cell>
          <table:table-cell office:value-type="float" office:value="-0.425576074529484" calcext:value-type="float">
            <text:p>-0.425576074529484</text:p>
          </table:table-cell>
          <table:table-cell office:value-type="float" office:value="-0.426177928839415" calcext:value-type="float">
            <text:p>-0.426177928839415</text:p>
          </table:table-cell>
          <table:table-cell office:value-type="float" office:value="-0.425992485828419" calcext:value-type="float">
            <text:p>-0.425992485828419</text:p>
          </table:table-cell>
          <table:table-cell office:value-type="float" office:value="-0.425955984932115" calcext:value-type="float">
            <text:p>-0.425955984932115</text:p>
          </table:table-cell>
          <table:table-cell office:value-type="float" office:value="-0.425989425283939" calcext:value-type="float">
            <text:p>-0.425989425283939</text:p>
          </table:table-cell>
          <table:table-cell office:value-type="float" office:value="-0.425328295555053" calcext:value-type="float">
            <text:p>-0.425328295555053</text:p>
          </table:table-cell>
          <table:table-cell office:value-type="float" office:value="-0.425527985142594" calcext:value-type="float">
            <text:p>-0.425527985142594</text:p>
          </table:table-cell>
          <table:table-cell office:value-type="float" office:value="-0.425733664727961" calcext:value-type="float">
            <text:p>-0.425733664727961</text:p>
          </table:table-cell>
          <table:table-cell office:value-type="float" office:value="-0.425237233949711" calcext:value-type="float">
            <text:p>-0.425237233949711</text:p>
          </table:table-cell>
          <table:table-cell office:value-type="float" office:value="-0.425093409605897" calcext:value-type="float">
            <text:p>-0.425093409605897</text:p>
          </table:table-cell>
          <table:table-cell office:value-type="float" office:value="-0.425780633482368" calcext:value-type="float">
            <text:p>-0.425780633482368</text:p>
          </table:table-cell>
          <table:table-cell office:value-type="float" office:value="-0.425514332496722" calcext:value-type="float">
            <text:p>-0.425514332496722</text:p>
          </table:table-cell>
          <table:table-cell office:value-type="float" office:value="-0.425977419357391" calcext:value-type="float">
            <text:p>-0.425977419357391</text:p>
          </table:table-cell>
          <table:table-cell office:value-type="float" office:value="-0.425597468297371" calcext:value-type="float">
            <text:p>-0.425597468297371</text:p>
          </table:table-cell>
          <table:table-cell office:value-type="float" office:value="-0.425046015043169" calcext:value-type="float">
            <text:p>-0.425046015043169</text:p>
          </table:table-cell>
          <table:table-cell office:value-type="float" office:value="-0.425466640398596" calcext:value-type="float">
            <text:p>-0.425466640398596</text:p>
          </table:table-cell>
          <table:table-cell office:value-type="float" office:value="-0.425778374977241" calcext:value-type="float">
            <text:p>-0.425778374977241</text:p>
          </table:table-cell>
          <table:table-cell office:value-type="float" office:value="-0.425429155305376" calcext:value-type="float">
            <text:p>-0.425429155305376</text:p>
          </table:table-cell>
          <table:table-cell office:value-type="float" office:value="-0.425599590711718" calcext:value-type="float">
            <text:p>-0.425599590711718</text:p>
          </table:table-cell>
          <table:table-cell office:value-type="float" office:value="-0.424974384802743" calcext:value-type="float">
            <text:p>-0.424974384802743</text:p>
          </table:table-cell>
          <table:table-cell office:value-type="float" office:value="-0.425190149900153" calcext:value-type="float">
            <text:p>-0.425190149900153</text:p>
          </table:table-cell>
          <table:table-cell office:value-type="float" office:value="-0.425420515852756" calcext:value-type="float">
            <text:p>-0.425420515852756</text:p>
          </table:table-cell>
          <table:table-cell office:value-type="float" office:value="-0.425359583705848" calcext:value-type="float">
            <text:p>-0.425359583705848</text:p>
          </table:table-cell>
          <table:table-cell office:value-type="float" office:value="-0.425910278627863" calcext:value-type="float">
            <text:p>-0.425910278627863</text:p>
          </table:table-cell>
          <table:table-cell office:value-type="float" office:value="-0.425971332509617" calcext:value-type="float">
            <text:p>-0.425971332509617</text:p>
          </table:table-cell>
          <table:table-cell office:value-type="float" office:value="-0.425545677578435" calcext:value-type="float">
            <text:p>-0.425545677578435</text:p>
          </table:table-cell>
          <table:table-cell office:value-type="float" office:value="-0.427078983638999" calcext:value-type="float">
            <text:p>-0.427078983638999</text:p>
          </table:table-cell>
          <table:table-cell office:value-type="float" office:value="-0.425341797821797" calcext:value-type="float">
            <text:p>-0.425341797821797</text:p>
          </table:table-cell>
          <table:table-cell office:value-type="float" office:value="-0.425810288958567" calcext:value-type="float">
            <text:p>-0.425810288958567</text:p>
          </table:table-cell>
          <table:table-cell office:value-type="float" office:value="-0.424685022720303" calcext:value-type="float">
            <text:p>-0.424685022720303</text:p>
          </table:table-cell>
          <table:table-cell office:value-type="float" office:value="-0.425292792339407" calcext:value-type="float">
            <text:p>-0.425292792339407</text:p>
          </table:table-cell>
          <table:table-cell office:value-type="float" office:value="-0.429943220478226" calcext:value-type="float">
            <text:p>-0.429943220478226</text:p>
          </table:table-cell>
          <table:table-cell office:value-type="float" office:value="-0.427948159788467" calcext:value-type="float">
            <text:p>-0.427948159788467</text:p>
          </table:table-cell>
          <table:table-cell office:value-type="float" office:value="-0.427114192418922" calcext:value-type="float">
            <text:p>-0.427114192418922</text:p>
          </table:table-cell>
          <table:table-cell office:value-type="float" office:value="-0.427391215823257" calcext:value-type="float">
            <text:p>-0.427391215823257</text:p>
          </table:table-cell>
          <table:table-cell office:value-type="float" office:value="-0.431621998607302" calcext:value-type="float">
            <text:p>-0.431621998607302</text:p>
          </table:table-cell>
          <table:table-cell office:value-type="float" office:value="-0.421159390355325" calcext:value-type="float">
            <text:p>-0.421159390355325</text:p>
          </table:table-cell>
          <table:table-cell office:value-type="float" office:value="-0.415369190535946" calcext:value-type="float">
            <text:p>-0.415369190535946</text:p>
          </table:table-cell>
          <table:table-cell office:value-type="float" office:value="-0.424993933694022" calcext:value-type="float">
            <text:p>-0.424993933694022</text:p>
          </table:table-cell>
          <table:table-cell office:value-type="float" office:value="-0.416735481813197" calcext:value-type="float">
            <text:p>-0.416735481813197</text:p>
          </table:table-cell>
          <table:table-cell office:value-type="float" office:value="-0.414163234391575" calcext:value-type="float">
            <text:p>-0.414163234391575</text:p>
          </table:table-cell>
          <table:table-cell office:value-type="float" office:value="-0.410548766882878" calcext:value-type="float">
            <text:p>-0.410548766882878</text:p>
          </table:table-cell>
          <table:table-cell office:value-type="float" office:value="-0.387747145928405" calcext:value-type="float">
            <text:p>-0.387747145928405</text:p>
          </table:table-cell>
          <table:table-cell office:value-type="float" office:value="-0.387826952351334" calcext:value-type="float">
            <text:p>-0.387826952351334</text:p>
          </table:table-cell>
          <table:table-cell office:value-type="float" office:value="-0.380256696238776" calcext:value-type="float">
            <text:p>-0.380256696238776</text:p>
          </table:table-cell>
          <table:table-cell office:value-type="float" office:value="-0.379053868066693" calcext:value-type="float">
            <text:p>-0.379053868066693</text:p>
          </table:table-cell>
          <table:table-cell office:value-type="float" office:value="-0.379530242364874" calcext:value-type="float">
            <text:p>-0.379530242364874</text:p>
          </table:table-cell>
          <table:table-cell office:value-type="float" office:value="-0.37148871623947" calcext:value-type="float">
            <text:p>-0.37148871623947</text:p>
          </table:table-cell>
          <table:table-cell office:value-type="float" office:value="-0.3874697162658" calcext:value-type="float">
            <text:p>-0.3874697162658</text:p>
          </table:table-cell>
          <table:table-cell office:value-type="float" office:value="-0.384004530047987" calcext:value-type="float">
            <text:p>-0.384004530047987</text:p>
          </table:table-cell>
          <table:table-cell office:value-type="float" office:value="-0.377572195462376" calcext:value-type="float">
            <text:p>-0.377572195462376</text:p>
          </table:table-cell>
          <table:table-cell office:value-type="float" office:value="-0.377574400697486" calcext:value-type="float">
            <text:p>-0.377574400697486</text:p>
          </table:table-cell>
          <table:table-cell office:value-type="float" office:value="-0.375583810056477" calcext:value-type="float">
            <text:p>-0.375583810056477</text:p>
          </table:table-cell>
          <table:table-cell office:value-type="float" office:value="-0.374056184798848" calcext:value-type="float">
            <text:p>-0.374056184798848</text:p>
          </table:table-cell>
          <table:table-cell office:value-type="float" office:value="-0.368269116644678" calcext:value-type="float">
            <text:p>-0.368269116644678</text:p>
          </table:table-cell>
          <table:table-cell office:value-type="float" office:value="-0.364358197749356" calcext:value-type="float">
            <text:p>-0.364358197749356</text:p>
          </table:table-cell>
          <table:table-cell office:value-type="float" office:value="-0.365246138606192" calcext:value-type="float">
            <text:p>-0.365246138606192</text:p>
          </table:table-cell>
          <table:table-cell office:value-type="float" office:value="-0.359285610709281" calcext:value-type="float">
            <text:p>-0.359285610709281</text:p>
          </table:table-cell>
          <table:table-cell office:value-type="float" office:value="-0.363769530665791" calcext:value-type="float">
            <text:p>-0.363769530665791</text:p>
          </table:table-cell>
          <table:table-cell office:value-type="float" office:value="-0.361930080934137" calcext:value-type="float">
            <text:p>-0.361930080934137</text:p>
          </table:table-cell>
          <table:table-cell office:value-type="float" office:value="-0.361295428807884" calcext:value-type="float">
            <text:p>-0.361295428807884</text:p>
          </table:table-cell>
          <table:table-cell office:value-type="float" office:value="-0.358482860201894" calcext:value-type="float">
            <text:p>-0.358482860201894</text:p>
          </table:table-cell>
          <table:table-cell office:value-type="float" office:value="-0.364010217998466" calcext:value-type="float">
            <text:p>-0.364010217998466</text:p>
          </table:table-cell>
          <table:table-cell office:value-type="float" office:value="-0.350070397017606" calcext:value-type="float">
            <text:p>-0.350070397017606</text:p>
          </table:table-cell>
          <table:table-cell office:value-type="float" office:value="-0.349299263717327" calcext:value-type="float">
            <text:p>-0.349299263717327</text:p>
          </table:table-cell>
          <table:table-cell office:value-type="float" office:value="-0.343933804560376" calcext:value-type="float">
            <text:p>-0.343933804560376</text:p>
          </table:table-cell>
          <table:table-cell office:value-type="float" office:value="-0.340795650577888" calcext:value-type="float">
            <text:p>-0.340795650577888</text:p>
          </table:table-cell>
          <table:table-cell office:value-type="float" office:value="-0.358143635155031" calcext:value-type="float">
            <text:p>-0.358143635155031</text:p>
          </table:table-cell>
          <table:table-cell office:value-type="float" office:value="-0.352449555900602" calcext:value-type="float">
            <text:p>-0.352449555900602</text:p>
          </table:table-cell>
          <table:table-cell office:value-type="float" office:value="-0.349281687295813" calcext:value-type="float">
            <text:p>-0.349281687295813</text:p>
          </table:table-cell>
          <table:table-cell office:value-type="float" office:value="-0.348469871997082" calcext:value-type="float">
            <text:p>-0.348469871997082</text:p>
          </table:table-cell>
          <table:table-cell office:value-type="float" office:value="-0.351017847722483" calcext:value-type="float">
            <text:p>-0.351017847722483</text:p>
          </table:table-cell>
          <table:table-cell office:value-type="float" office:value="-0.347925637507226" calcext:value-type="float">
            <text:p>-0.347925637507226</text:p>
          </table:table-cell>
          <table:table-cell office:value-type="float" office:value="-0.34820597664196" calcext:value-type="float">
            <text:p>-0.34820597664196</text:p>
          </table:table-cell>
          <table:table-cell office:value-type="float" office:value="-0.345139336721992" calcext:value-type="float">
            <text:p>-0.345139336721992</text:p>
          </table:table-cell>
          <table:table-cell office:value-type="float" office:value="-0.339186582262974" calcext:value-type="float">
            <text:p>-0.339186582262974</text:p>
          </table:table-cell>
          <table:table-cell office:value-type="float" office:value="-0.338267322877166" calcext:value-type="float">
            <text:p>-0.338267322877166</text:p>
          </table:table-cell>
          <table:table-cell office:value-type="float" office:value="-0.341644655893976" calcext:value-type="float">
            <text:p>-0.341644655893976</text:p>
          </table:table-cell>
          <table:table-cell office:value-type="float" office:value="-0.336541564392981" calcext:value-type="float">
            <text:p>-0.336541564392981</text:p>
          </table:table-cell>
          <table:table-cell office:value-type="float" office:value="-0.345182180682608" calcext:value-type="float">
            <text:p>-0.345182180682608</text:p>
          </table:table-cell>
          <table:table-cell office:value-type="float" office:value="-0.342283331368104" calcext:value-type="float">
            <text:p>-0.342283331368104</text:p>
          </table:table-cell>
          <table:table-cell office:value-type="float" office:value="-0.339743535300902" calcext:value-type="float">
            <text:p>-0.339743535300902</text:p>
          </table:table-cell>
          <table:table-cell office:value-type="float" office:value="-0.341595524235372" calcext:value-type="float">
            <text:p>-0.341595524235372</text:p>
          </table:table-cell>
          <table:table-cell office:value-type="float" office:value="-0.347367839674733" calcext:value-type="float">
            <text:p>-0.347367839674733</text:p>
          </table:table-cell>
          <table:table-cell office:value-type="float" office:value="-0.353670815310958" calcext:value-type="float">
            <text:p>-0.353670815310958</text:p>
          </table:table-cell>
          <table:table-cell office:value-type="float" office:value="-0.349803862401344" calcext:value-type="float">
            <text:p>-0.349803862401344</text:p>
          </table:table-cell>
          <table:table-cell office:value-type="float" office:value="-0.344870107254079" calcext:value-type="float">
            <text:p>-0.344870107254079</text:p>
          </table:table-cell>
          <table:table-cell office:value-type="float" office:value="-0.345345543700828" calcext:value-type="float">
            <text:p>-0.345345543700828</text:p>
          </table:table-cell>
          <table:table-cell office:value-type="float" office:value="-0.3453102801821" calcext:value-type="float">
            <text:p>-0.3453102801821</text:p>
          </table:table-cell>
          <table:table-cell office:value-type="float" office:value="-0.338319104543451" calcext:value-type="float">
            <text:p>-0.338319104543451</text:p>
          </table:table-cell>
          <table:table-cell office:value-type="float" office:value="-0.338472712223157" calcext:value-type="float">
            <text:p>-0.338472712223157</text:p>
          </table:table-cell>
          <table:table-cell office:value-type="float" office:value="-0.339655706801429" calcext:value-type="float">
            <text:p>-0.339655706801429</text:p>
          </table:table-cell>
          <table:table-cell office:value-type="float" office:value="-0.39910937618437" calcext:value-type="float">
            <text:p>-0.39910937618437</text:p>
          </table:table-cell>
          <table:table-cell office:value-type="float" office:value="-0.400274473842611" calcext:value-type="float">
            <text:p>-0.400274473842611</text:p>
          </table:table-cell>
          <table:table-cell office:value-type="float" office:value="-0.35940065411421" calcext:value-type="float">
            <text:p>-0.35940065411421</text:p>
          </table:table-cell>
          <table:table-cell office:value-type="float" office:value="-0.368733878752801" calcext:value-type="float">
            <text:p>-0.368733878752801</text:p>
          </table:table-cell>
          <table:table-cell office:value-type="float" office:value="-0.422382505174739" calcext:value-type="float">
            <text:p>-0.422382505174739</text:p>
          </table:table-cell>
          <table:table-cell office:value-type="float" office:value="-0.402462156340513" calcext:value-type="float">
            <text:p>-0.402462156340513</text:p>
          </table:table-cell>
          <table:table-cell office:value-type="float" office:value="-0.398926101427025" calcext:value-type="float">
            <text:p>-0.398926101427025</text:p>
          </table:table-cell>
          <table:table-cell office:value-type="float" office:value="-0.383176467449807" calcext:value-type="float">
            <text:p>-0.383176467449807</text:p>
          </table:table-cell>
          <table:table-cell office:value-type="float" office:value="-0.375904269607275" calcext:value-type="float">
            <text:p>-0.375904269607275</text:p>
          </table:table-cell>
          <table:table-cell office:value-type="float" office:value="-0.364695594256771" calcext:value-type="float">
            <text:p>-0.364695594256771</text:p>
          </table:table-cell>
          <table:table-cell office:value-type="float" office:value="-0.408235312841516" calcext:value-type="float">
            <text:p>-0.408235312841516</text:p>
          </table:table-cell>
          <table:table-cell office:value-type="float" office:value="-0.437329529429295" calcext:value-type="float">
            <text:p>-0.437329529429295</text:p>
          </table:table-cell>
          <table:table-cell office:value-type="float" office:value="-0.419266005151933" calcext:value-type="float">
            <text:p>-0.419266005151933</text:p>
          </table:table-cell>
          <table:table-cell office:value-type="float" office:value="-0.411028707771678" calcext:value-type="float">
            <text:p>-0.411028707771678</text:p>
          </table:table-cell>
          <table:table-cell office:value-type="float" office:value="-0.392129493116744" calcext:value-type="float">
            <text:p>-0.392129493116744</text:p>
          </table:table-cell>
          <table:table-cell office:value-type="float" office:value="-0.383200550272566" calcext:value-type="float">
            <text:p>-0.383200550272566</text:p>
          </table:table-cell>
          <table:table-cell office:value-type="float" office:value="-0.382294896928071" calcext:value-type="float">
            <text:p>-0.382294896928071</text:p>
          </table:table-cell>
          <table:table-cell office:value-type="float" office:value="-0.390182921171252" calcext:value-type="float">
            <text:p>-0.390182921171252</text:p>
          </table:table-cell>
          <table:table-cell office:value-type="float" office:value="-0.377695643301831" calcext:value-type="float">
            <text:p>-0.377695643301831</text:p>
          </table:table-cell>
          <table:table-cell office:value-type="float" office:value="-0.374817349786377" calcext:value-type="float">
            <text:p>-0.374817349786377</text:p>
          </table:table-cell>
          <table:table-cell office:value-type="float" office:value="-0.373443168573152" calcext:value-type="float">
            <text:p>-0.373443168573152</text:p>
          </table:table-cell>
          <table:table-cell office:value-type="float" office:value="-0.38926695334024" calcext:value-type="float">
            <text:p>-0.38926695334024</text:p>
          </table:table-cell>
          <table:table-cell office:value-type="float" office:value="-0.386798965139568" calcext:value-type="float">
            <text:p>-0.386798965139568</text:p>
          </table:table-cell>
          <table:table-cell office:value-type="float" office:value="-0.388309722100715" calcext:value-type="float">
            <text:p>-0.388309722100715</text:p>
          </table:table-cell>
          <table:table-cell office:value-type="float" office:value="-0.392434628573427" calcext:value-type="float">
            <text:p>-0.392434628573427</text:p>
          </table:table-cell>
          <table:table-cell office:value-type="float" office:value="-0.386950998125796" calcext:value-type="float">
            <text:p>-0.386950998125796</text:p>
          </table:table-cell>
          <table:table-cell office:value-type="float" office:value="-0.377588680339836" calcext:value-type="float">
            <text:p>-0.377588680339836</text:p>
          </table:table-cell>
          <table:table-cell office:value-type="float" office:value="-0.386492983961614" calcext:value-type="float">
            <text:p>-0.386492983961614</text:p>
          </table:table-cell>
          <table:table-cell office:value-type="float" office:value="-0.375009308859757" calcext:value-type="float">
            <text:p>-0.375009308859757</text:p>
          </table:table-cell>
          <table:table-cell office:value-type="float" office:value="-0.373774909307626" calcext:value-type="float">
            <text:p>-0.373774909307626</text:p>
          </table:table-cell>
          <table:table-cell office:value-type="float" office:value="-0.370417580664605" calcext:value-type="float">
            <text:p>-0.370417580664605</text:p>
          </table:table-cell>
          <table:table-cell office:value-type="float" office:value="-0.37012007514969" calcext:value-type="float">
            <text:p>-0.37012007514969</text:p>
          </table:table-cell>
          <table:table-cell office:value-type="float" office:value="-0.379577556627385" calcext:value-type="float">
            <text:p>-0.379577556627385</text:p>
          </table:table-cell>
          <table:table-cell office:value-type="float" office:value="-0.375931624046829" calcext:value-type="float">
            <text:p>-0.375931624046829</text:p>
          </table:table-cell>
          <table:table-cell office:value-type="float" office:value="-0.380751961804477" calcext:value-type="float">
            <text:p>-0.380751961804477</text:p>
          </table:table-cell>
          <table:table-cell office:value-type="float" office:value="-0.386443340524836" calcext:value-type="float">
            <text:p>-0.386443340524836</text:p>
          </table:table-cell>
          <table:table-cell office:value-type="float" office:value="-0.375556293230543" calcext:value-type="float">
            <text:p>-0.375556293230543</text:p>
          </table:table-cell>
          <table:table-cell office:value-type="float" office:value="-0.37927066746429" calcext:value-type="float">
            <text:p>-0.37927066746429</text:p>
          </table:table-cell>
          <table:table-cell office:value-type="float" office:value="-0.381753182572042" calcext:value-type="float">
            <text:p>-0.381753182572042</text:p>
          </table:table-cell>
          <table:table-cell office:value-type="float" office:value="-0.3755796046466" calcext:value-type="float">
            <text:p>-0.3755796046466</text:p>
          </table:table-cell>
          <table:table-cell office:value-type="float" office:value="-0.372627920831105" calcext:value-type="float">
            <text:p>-0.372627920831105</text:p>
          </table:table-cell>
          <table:table-cell office:value-type="float" office:value="-0.368517169541807" calcext:value-type="float">
            <text:p>-0.368517169541807</text:p>
          </table:table-cell>
          <table:table-cell office:value-type="float" office:value="-0.370885129656008" calcext:value-type="float">
            <text:p>-0.370885129656008</text:p>
          </table:table-cell>
          <table:table-cell office:value-type="float" office:value="-0.371612628402799" calcext:value-type="float">
            <text:p>-0.371612628402799</text:p>
          </table:table-cell>
          <table:table-cell office:value-type="float" office:value="-0.367902691393599" calcext:value-type="float">
            <text:p>-0.367902691393599</text:p>
          </table:table-cell>
          <table:table-cell office:value-type="float" office:value="-0.375632842135166" calcext:value-type="float">
            <text:p>-0.375632842135166</text:p>
          </table:table-cell>
          <table:table-cell office:value-type="float" office:value="-0.371613948946368" calcext:value-type="float">
            <text:p>-0.371613948946368</text:p>
          </table:table-cell>
          <table:table-cell office:value-type="float" office:value="-0.363889875426424" calcext:value-type="float">
            <text:p>-0.363889875426424</text:p>
          </table:table-cell>
          <table:table-cell office:value-type="float" office:value="-0.362538558422835" calcext:value-type="float">
            <text:p>-0.362538558422835</text:p>
          </table:table-cell>
          <table:table-cell office:value-type="float" office:value="-0.379549434371207" calcext:value-type="float">
            <text:p>-0.379549434371207</text:p>
          </table:table-cell>
          <table:table-cell office:value-type="float" office:value="-0.371116063147135" calcext:value-type="float">
            <text:p>-0.371116063147135</text:p>
          </table:table-cell>
          <table:table-cell office:value-type="float" office:value="-0.380823660094168" calcext:value-type="float">
            <text:p>-0.380823660094168</text:p>
          </table:table-cell>
          <table:table-cell office:value-type="float" office:value="-0.368437039838507" calcext:value-type="float">
            <text:p>-0.368437039838507</text:p>
          </table:table-cell>
          <table:table-cell office:value-type="float" office:value="-0.367915054747183" calcext:value-type="float">
            <text:p>-0.367915054747183</text:p>
          </table:table-cell>
          <table:table-cell office:value-type="float" office:value="-0.371751282876714" calcext:value-type="float">
            <text:p>-0.371751282876714</text:p>
          </table:table-cell>
          <table:table-cell office:value-type="float" office:value="-0.371246475653445" calcext:value-type="float">
            <text:p>-0.371246475653445</text:p>
          </table:table-cell>
          <table:table-cell office:value-type="float" office:value="-0.350108041298892" calcext:value-type="float">
            <text:p>-0.350108041298892</text:p>
          </table:table-cell>
          <table:table-cell office:value-type="float" office:value="-0.33966247205388" calcext:value-type="float">
            <text:p>-0.33966247205388</text:p>
          </table:table-cell>
          <table:table-cell office:value-type="float" office:value="-0.362913208351753" calcext:value-type="float">
            <text:p>-0.362913208351753</text:p>
          </table:table-cell>
          <table:table-cell office:value-type="float" office:value="-0.358118229935643" calcext:value-type="float">
            <text:p>-0.358118229935643</text:p>
          </table:table-cell>
          <table:table-cell office:value-type="float" office:value="-0.356316735500396" calcext:value-type="float">
            <text:p>-0.356316735500396</text:p>
          </table:table-cell>
          <table:table-cell office:value-type="float" office:value="-0.356490445671893" calcext:value-type="float">
            <text:p>-0.356490445671893</text:p>
          </table:table-cell>
          <table:table-cell office:value-type="float" office:value="-0.358130538729507" calcext:value-type="float">
            <text:p>-0.358130538729507</text:p>
          </table:table-cell>
          <table:table-cell office:value-type="float" office:value="-0.354441266259238" calcext:value-type="float">
            <text:p>-0.354441266259238</text:p>
          </table:table-cell>
          <table:table-cell office:value-type="float" office:value="-0.369249211356681" calcext:value-type="float">
            <text:p>-0.369249211356681</text:p>
          </table:table-cell>
          <table:table-cell office:value-type="float" office:value="-0.360602784172723" calcext:value-type="float">
            <text:p>-0.360602784172723</text:p>
          </table:table-cell>
          <table:table-cell office:value-type="float" office:value="-0.356681132078828" calcext:value-type="float">
            <text:p>-0.356681132078828</text:p>
          </table:table-cell>
          <table:table-cell office:value-type="float" office:value="-0.331096449811797" calcext:value-type="float">
            <text:p>-0.331096449811797</text:p>
          </table:table-cell>
          <table:table-cell office:value-type="float" office:value="-0.326858570511463" calcext:value-type="float">
            <text:p>-0.326858570511463</text:p>
          </table:table-cell>
          <table:table-cell office:value-type="float" office:value="-0.338491369397771" calcext:value-type="float">
            <text:p>-0.338491369397771</text:p>
          </table:table-cell>
          <table:table-cell office:value-type="float" office:value="-0.338153875494616" calcext:value-type="float">
            <text:p>-0.338153875494616</text:p>
          </table:table-cell>
          <table:table-cell office:value-type="float" office:value="-0.342943997638931" calcext:value-type="float">
            <text:p>-0.342943997638931</text:p>
          </table:table-cell>
          <table:table-cell office:value-type="float" office:value="-0.332443623187443" calcext:value-type="float">
            <text:p>-0.332443623187443</text:p>
          </table:table-cell>
          <table:table-cell office:value-type="float" office:value="-0.334365817213789" calcext:value-type="float">
            <text:p>-0.334365817213789</text:p>
          </table:table-cell>
          <table:table-cell office:value-type="float" office:value="-0.341099508388817" calcext:value-type="float">
            <text:p>-0.341099508388817</text:p>
          </table:table-cell>
          <table:table-cell office:value-type="float" office:value="-0.347316015468843" calcext:value-type="float">
            <text:p>-0.347316015468843</text:p>
          </table:table-cell>
          <table:table-cell office:value-type="float" office:value="-0.354015734109098" calcext:value-type="float">
            <text:p>-0.354015734109098</text:p>
          </table:table-cell>
          <table:table-cell office:value-type="float" office:value="-0.351706832170355" calcext:value-type="float">
            <text:p>-0.351706832170355</text:p>
          </table:table-cell>
          <table:table-cell office:value-type="float" office:value="-0.335303597934703" calcext:value-type="float">
            <text:p>-0.335303597934703</text:p>
          </table:table-cell>
          <table:table-cell office:value-type="float" office:value="-0.338504098185477" calcext:value-type="float">
            <text:p>-0.338504098185477</text:p>
          </table:table-cell>
          <table:table-cell office:value-type="float" office:value="-0.345884032224367" calcext:value-type="float">
            <text:p>-0.345884032224367</text:p>
          </table:table-cell>
          <table:table-cell office:value-type="float" office:value="-0.330412429062228" calcext:value-type="float">
            <text:p>-0.330412429062228</text:p>
          </table:table-cell>
          <table:table-cell office:value-type="float" office:value="-0.329675920516324" calcext:value-type="float">
            <text:p>-0.329675920516324</text:p>
          </table:table-cell>
          <table:table-cell office:value-type="float" office:value="-0.334119592801575" calcext:value-type="float">
            <text:p>-0.334119592801575</text:p>
          </table:table-cell>
          <table:table-cell office:value-type="float" office:value="-0.332896512155253" calcext:value-type="float">
            <text:p>-0.332896512155253</text:p>
          </table:table-cell>
          <table:table-cell office:value-type="float" office:value="-0.342627800999723" calcext:value-type="float">
            <text:p>-0.342627800999723</text:p>
          </table:table-cell>
          <table:table-cell office:value-type="float" office:value="-0.338997759697845" calcext:value-type="float">
            <text:p>-0.338997759697845</text:p>
          </table:table-cell>
          <table:table-cell office:value-type="float" office:value="-0.340889583190142" calcext:value-type="float">
            <text:p>-0.340889583190142</text:p>
          </table:table-cell>
          <table:table-cell office:value-type="float" office:value="-0.349177996523909" calcext:value-type="float">
            <text:p>-0.349177996523909</text:p>
          </table:table-cell>
          <table:table-cell office:value-type="float" office:value="-0.340728120816818" calcext:value-type="float">
            <text:p>-0.340728120816818</text:p>
          </table:table-cell>
          <table:table-cell office:value-type="float" office:value="-0.33081677982949" calcext:value-type="float">
            <text:p>-0.33081677982949</text:p>
          </table:table-cell>
          <table:table-cell office:value-type="float" office:value="-0.336897744156639" calcext:value-type="float">
            <text:p>-0.336897744156639</text:p>
          </table:table-cell>
          <table:table-cell office:value-type="float" office:value="-0.330904036917509" calcext:value-type="float">
            <text:p>-0.330904036917509</text:p>
          </table:table-cell>
          <table:table-cell office:value-type="float" office:value="-0.333683973018455" calcext:value-type="float">
            <text:p>-0.333683973018455</text:p>
          </table:table-cell>
          <table:table-cell office:value-type="float" office:value="-0.329387198272689" calcext:value-type="float">
            <text:p>-0.329387198272689</text:p>
          </table:table-cell>
          <table:table-cell office:value-type="float" office:value="-0.326299433925315" calcext:value-type="float">
            <text:p>-0.326299433925315</text:p>
          </table:table-cell>
          <table:table-cell office:value-type="float" office:value="-0.331487681204062" calcext:value-type="float">
            <text:p>-0.331487681204062</text:p>
          </table:table-cell>
          <table:table-cell office:value-type="float" office:value="-0.330721059452127" calcext:value-type="float">
            <text:p>-0.330721059452127</text:p>
          </table:table-cell>
          <table:table-cell office:value-type="float" office:value="-0.327105674781015" calcext:value-type="float">
            <text:p>-0.327105674781015</text:p>
          </table:table-cell>
          <table:table-cell office:value-type="float" office:value="-0.329933677609007" calcext:value-type="float">
            <text:p>-0.329933677609007</text:p>
          </table:table-cell>
          <table:table-cell office:value-type="float" office:value="-0.32653114944465" calcext:value-type="float">
            <text:p>-0.32653114944465</text:p>
          </table:table-cell>
          <table:table-cell office:value-type="float" office:value="-0.324802566907255" calcext:value-type="float">
            <text:p>-0.324802566907255</text:p>
          </table:table-cell>
          <table:table-cell office:value-type="float" office:value="-0.325079348002868" calcext:value-type="float">
            <text:p>-0.325079348002868</text:p>
          </table:table-cell>
          <table:table-cell office:value-type="float" office:value="-0.349368894156973" calcext:value-type="float">
            <text:p>-0.349368894156973</text:p>
          </table:table-cell>
          <table:table-cell office:value-type="float" office:value="-0.327622976142982" calcext:value-type="float">
            <text:p>-0.327622976142982</text:p>
          </table:table-cell>
          <table:table-cell office:value-type="float" office:value="-0.326764258478179" calcext:value-type="float">
            <text:p>-0.326764258478179</text:p>
          </table:table-cell>
          <table:table-cell office:value-type="float" office:value="-0.327470540977478" calcext:value-type="float">
            <text:p>-0.327470540977478</text:p>
          </table:table-cell>
          <table:table-cell office:value-type="float" office:value="-0.336915436333696" calcext:value-type="float">
            <text:p>-0.336915436333696</text:p>
          </table:table-cell>
          <table:table-cell office:value-type="float" office:value="-0.323734390466487" calcext:value-type="float">
            <text:p>-0.323734390466487</text:p>
          </table:table-cell>
          <table:table-cell office:value-type="float" office:value="-0.334310559117008" calcext:value-type="float">
            <text:p>-0.334310559117008</text:p>
          </table:table-cell>
          <table:table-cell office:value-type="float" office:value="-0.330730934029663" calcext:value-type="float">
            <text:p>-0.330730934029663</text:p>
          </table:table-cell>
          <table:table-cell office:value-type="float" office:value="-0.334062422133086" calcext:value-type="float">
            <text:p>-0.334062422133086</text:p>
          </table:table-cell>
          <table:table-cell office:value-type="float" office:value="-0.324445048033858" calcext:value-type="float">
            <text:p>-0.324445048033858</text:p>
          </table:table-cell>
          <table:table-cell office:value-type="float" office:value="-0.339562993995296" calcext:value-type="float">
            <text:p>-0.339562993995296</text:p>
          </table:table-cell>
          <table:table-cell office:value-type="float" office:value="-0.344997001772889" calcext:value-type="float">
            <text:p>-0.344997001772889</text:p>
          </table:table-cell>
          <table:table-cell office:value-type="float" office:value="-0.339768435069645" calcext:value-type="float">
            <text:p>-0.339768435069645</text:p>
          </table:table-cell>
          <table:table-cell office:value-type="float" office:value="-0.33120867297999" calcext:value-type="float">
            <text:p>-0.33120867297999</text:p>
          </table:table-cell>
          <table:table-cell office:value-type="float" office:value="-0.331570862035548" calcext:value-type="float">
            <text:p>-0.331570862035548</text:p>
          </table:table-cell>
          <table:table-cell office:value-type="float" office:value="-0.334025963475557" calcext:value-type="float">
            <text:p>-0.334025963475557</text:p>
          </table:table-cell>
          <table:table-cell office:value-type="float" office:value="-0.350347984274875" calcext:value-type="float">
            <text:p>-0.350347984274875</text:p>
          </table:table-cell>
          <table:table-cell office:value-type="float" office:value="-0.331435133797234" calcext:value-type="float">
            <text:p>-0.331435133797234</text:p>
          </table:table-cell>
          <table:table-cell office:value-type="float" office:value="-0.349044845116191" calcext:value-type="float">
            <text:p>-0.349044845116191</text:p>
          </table:table-cell>
          <table:table-cell office:value-type="float" office:value="-0.33783251248953" calcext:value-type="float">
            <text:p>-0.33783251248953</text:p>
          </table:table-cell>
          <table:table-cell office:value-type="float" office:value="-0.319734138268539" calcext:value-type="float">
            <text:p>-0.319734138268539</text:p>
          </table:table-cell>
          <table:table-cell office:value-type="float" office:value="-0.313759046309574" calcext:value-type="float">
            <text:p>-0.313759046309574</text:p>
          </table:table-cell>
          <table:table-cell office:value-type="float" office:value="-0.329639420928019" calcext:value-type="float">
            <text:p>-0.329639420928019</text:p>
          </table:table-cell>
          <table:table-cell office:value-type="float" office:value="-0.325691405722638" calcext:value-type="float">
            <text:p>-0.325691405722638</text:p>
          </table:table-cell>
          <table:table-cell office:value-type="float" office:value="-0.317664145289435" calcext:value-type="float">
            <text:p>-0.317664145289435</text:p>
          </table:table-cell>
          <table:table-cell office:value-type="float" office:value="-0.323341146916885" calcext:value-type="float">
            <text:p>-0.323341146916885</text:p>
          </table:table-cell>
          <table:table-cell office:value-type="float" office:value="-0.322927788366326" calcext:value-type="float">
            <text:p>-0.322927788366326</text:p>
          </table:table-cell>
          <table:table-cell office:value-type="float" office:value="-0.328894865392031" calcext:value-type="float">
            <text:p>-0.328894865392031</text:p>
          </table:table-cell>
          <table:table-cell office:value-type="float" office:value="-0.32908823761657" calcext:value-type="float">
            <text:p>-0.32908823761657</text:p>
          </table:table-cell>
          <table:table-cell office:value-type="float" office:value="-0.330841950598982" calcext:value-type="float">
            <text:p>-0.330841950598982</text:p>
          </table:table-cell>
          <table:table-cell office:value-type="float" office:value="-0.346656598392146" calcext:value-type="float">
            <text:p>-0.346656598392146</text:p>
          </table:table-cell>
          <table:table-cell office:value-type="float" office:value="-0.342743122860316" calcext:value-type="float">
            <text:p>-0.342743122860316</text:p>
          </table:table-cell>
          <table:table-cell office:value-type="float" office:value="-0.322914145514713" calcext:value-type="float">
            <text:p>-0.322914145514713</text:p>
          </table:table-cell>
          <table:table-cell office:value-type="float" office:value="-0.315353479740998" calcext:value-type="float">
            <text:p>-0.315353479740998</text:p>
          </table:table-cell>
          <table:table-cell office:value-type="float" office:value="-0.329232781649836" calcext:value-type="float">
            <text:p>-0.329232781649836</text:p>
          </table:table-cell>
          <table:table-cell office:value-type="float" office:value="-0.336316402827581" calcext:value-type="float">
            <text:p>-0.336316402827581</text:p>
          </table:table-cell>
          <table:table-cell office:value-type="float" office:value="-0.321075850989422" calcext:value-type="float">
            <text:p>-0.321075850989422</text:p>
          </table:table-cell>
          <table:table-cell office:value-type="float" office:value="-0.329917981597079" calcext:value-type="float">
            <text:p>-0.329917981597079</text:p>
          </table:table-cell>
          <table:table-cell office:value-type="float" office:value="-0.335397913710892" calcext:value-type="float">
            <text:p>-0.335397913710892</text:p>
          </table:table-cell>
          <table:table-cell office:value-type="float" office:value="-0.334445559903584" calcext:value-type="float">
            <text:p>-0.334445559903584</text:p>
          </table:table-cell>
          <table:table-cell office:value-type="float" office:value="-0.333629861580503" calcext:value-type="float">
            <text:p>-0.333629861580503</text:p>
          </table:table-cell>
          <table:table-cell office:value-type="float" office:value="-0.335093605112598" calcext:value-type="float">
            <text:p>-0.335093605112598</text:p>
          </table:table-cell>
          <table:table-cell office:value-type="float" office:value="-0.328915303351053" calcext:value-type="float">
            <text:p>-0.328915303351053</text:p>
          </table:table-cell>
          <table:table-cell office:value-type="float" office:value="-0.328330832909084" calcext:value-type="float">
            <text:p>-0.328330832909084</text:p>
          </table:table-cell>
          <table:table-cell office:value-type="float" office:value="-0.313471719980965" calcext:value-type="float">
            <text:p>-0.313471719980965</text:p>
          </table:table-cell>
          <table:table-cell office:value-type="float" office:value="-0.32043882538198" calcext:value-type="float">
            <text:p>-0.32043882538198</text:p>
          </table:table-cell>
          <table:table-cell office:value-type="float" office:value="-0.304115489683543" calcext:value-type="float">
            <text:p>-0.304115489683543</text:p>
          </table:table-cell>
          <table:table-cell office:value-type="float" office:value="-0.314317820806144" calcext:value-type="float">
            <text:p>-0.314317820806144</text:p>
          </table:table-cell>
          <table:table-cell office:value-type="float" office:value="-0.298697212975116" calcext:value-type="float">
            <text:p>-0.298697212975116</text:p>
          </table:table-cell>
          <table:table-cell office:value-type="float" office:value="-0.314954982325539" calcext:value-type="float">
            <text:p>-0.314954982325539</text:p>
          </table:table-cell>
          <table:table-cell office:value-type="float" office:value="-0.297193072859274" calcext:value-type="float">
            <text:p>-0.297193072859274</text:p>
          </table:table-cell>
          <table:table-cell office:value-type="float" office:value="-0.314567262664149" calcext:value-type="float">
            <text:p>-0.314567262664149</text:p>
          </table:table-cell>
          <table:table-cell office:value-type="float" office:value="-0.317706209305962" calcext:value-type="float">
            <text:p>-0.317706209305962</text:p>
          </table:table-cell>
          <table:table-cell office:value-type="float" office:value="-0.297626184233076" calcext:value-type="float">
            <text:p>-0.297626184233076</text:p>
          </table:table-cell>
          <table:table-cell office:value-type="float" office:value="-0.321351535226565" calcext:value-type="float">
            <text:p>-0.321351535226565</text:p>
          </table:table-cell>
          <table:table-cell office:value-type="float" office:value="-0.319605665587557" calcext:value-type="float">
            <text:p>-0.319605665587557</text:p>
          </table:table-cell>
          <table:table-cell office:value-type="float" office:value="-0.293114842308105" calcext:value-type="float">
            <text:p>-0.293114842308105</text:p>
          </table:table-cell>
          <table:table-cell office:value-type="float" office:value="-0.284379315420673" calcext:value-type="float">
            <text:p>-0.284379315420673</text:p>
          </table:table-cell>
          <table:table-cell office:value-type="float" office:value="-0.285910783381078" calcext:value-type="float">
            <text:p>-0.285910783381078</text:p>
          </table:table-cell>
          <table:table-cell office:value-type="float" office:value="-0.281487088867027" calcext:value-type="float">
            <text:p>-0.281487088867027</text:p>
          </table:table-cell>
          <table:table-cell office:value-type="float" office:value="-0.273546211726029" calcext:value-type="float">
            <text:p>-0.273546211726029</text:p>
          </table:table-cell>
          <table:table-cell office:value-type="float" office:value="-0.274545512257336" calcext:value-type="float">
            <text:p>-0.274545512257336</text:p>
          </table:table-cell>
          <table:table-cell office:value-type="float" office:value="-0.272005464589932" calcext:value-type="float">
            <text:p>-0.272005464589932</text:p>
          </table:table-cell>
          <table:table-cell office:value-type="float" office:value="-0.271891664842835" calcext:value-type="float">
            <text:p>-0.271891664842835</text:p>
          </table:table-cell>
          <table:table-cell office:value-type="float" office:value="-0.270837061848781" calcext:value-type="float">
            <text:p>-0.270837061848781</text:p>
          </table:table-cell>
          <table:table-cell office:value-type="float" office:value="-0.270640015412177" calcext:value-type="float">
            <text:p>-0.270640015412177</text:p>
          </table:table-cell>
          <table:table-cell office:value-type="float" office:value="-0.269348184469617" calcext:value-type="float">
            <text:p>-0.269348184469617</text:p>
          </table:table-cell>
          <table:table-cell office:value-type="float" office:value="-0.269878276305666" calcext:value-type="float">
            <text:p>-0.269878276305666</text:p>
          </table:table-cell>
          <table:table-cell office:value-type="float" office:value="-0.269777480484995" calcext:value-type="float">
            <text:p>-0.269777480484995</text:p>
          </table:table-cell>
          <table:table-cell office:value-type="float" office:value="-0.270130555356992" calcext:value-type="float">
            <text:p>-0.270130555356992</text:p>
          </table:table-cell>
          <table:table-cell office:value-type="float" office:value="-0.270465358829143" calcext:value-type="float">
            <text:p>-0.270465358829143</text:p>
          </table:table-cell>
          <table:table-cell office:value-type="float" office:value="-0.270089637746366" calcext:value-type="float">
            <text:p>-0.270089637746366</text:p>
          </table:table-cell>
          <table:table-cell office:value-type="float" office:value="-0.270198062465198" calcext:value-type="float">
            <text:p>-0.270198062465198</text:p>
          </table:table-cell>
          <table:table-cell office:value-type="float" office:value="-0.269921368764577" calcext:value-type="float">
            <text:p>-0.269921368764577</text:p>
          </table:table-cell>
          <table:table-cell office:value-type="float" office:value="-0.269774838054456" calcext:value-type="float">
            <text:p>-0.269774838054456</text:p>
          </table:table-cell>
          <table:table-cell office:value-type="float" office:value="-0.270549603447883" calcext:value-type="float">
            <text:p>-0.270549603447883</text:p>
          </table:table-cell>
          <table:table-cell office:value-type="float" office:value="-0.270253302047329" calcext:value-type="float">
            <text:p>-0.270253302047329</text:p>
          </table:table-cell>
          <table:table-cell office:value-type="float" office:value="-0.270121096099382" calcext:value-type="float">
            <text:p>-0.270121096099382</text:p>
          </table:table-cell>
          <table:table-cell office:value-type="float" office:value="-0.270235723135173" calcext:value-type="float">
            <text:p>-0.270235723135173</text:p>
          </table:table-cell>
          <table:table-cell office:value-type="float" office:value="-0.269725098258851" calcext:value-type="float">
            <text:p>-0.269725098258851</text:p>
          </table:table-cell>
          <table:table-cell office:value-type="float" office:value="-0.270037567783596" calcext:value-type="float">
            <text:p>-0.270037567783596</text:p>
          </table:table-cell>
          <table:table-cell office:value-type="float" office:value="-0.270439052895833" calcext:value-type="float">
            <text:p>-0.270439052895833</text:p>
          </table:table-cell>
          <table:table-cell office:value-type="float" office:value="-0.270049686488866" calcext:value-type="float">
            <text:p>-0.270049686488866</text:p>
          </table:table-cell>
          <table:table-cell office:value-type="float" office:value="-0.270148889370369" calcext:value-type="float">
            <text:p>-0.270148889370369</text:p>
          </table:table-cell>
          <table:table-cell office:value-type="float" office:value="-0.270218312636191" calcext:value-type="float">
            <text:p>-0.270218312636191</text:p>
          </table:table-cell>
          <table:table-cell office:value-type="float" office:value="-0.270031212027357" calcext:value-type="float">
            <text:p>-0.270031212027357</text:p>
          </table:table-cell>
          <table:table-cell office:value-type="float" office:value="-0.26972257225373" calcext:value-type="float">
            <text:p>-0.26972257225373</text:p>
          </table:table-cell>
          <table:table-cell office:value-type="float" office:value="-0.269602228188111" calcext:value-type="float">
            <text:p>-0.269602228188111</text:p>
          </table:table-cell>
          <table:table-cell office:value-type="float" office:value="-0.270216288274131" calcext:value-type="float">
            <text:p>-0.270216288274131</text:p>
          </table:table-cell>
          <table:table-cell office:value-type="float" office:value="-0.269797563145598" calcext:value-type="float">
            <text:p>-0.269797563145598</text:p>
          </table:table-cell>
          <table:table-cell office:value-type="float" office:value="-0.270009661547658" calcext:value-type="float">
            <text:p>-0.270009661547658</text:p>
          </table:table-cell>
          <table:table-cell office:value-type="float" office:value="-0.269625871192069" calcext:value-type="float">
            <text:p>-0.269625871192069</text:p>
          </table:table-cell>
          <table:table-cell office:value-type="float" office:value="-0.269800653645733" calcext:value-type="float">
            <text:p>-0.269800653645733</text:p>
          </table:table-cell>
          <table:table-cell office:value-type="float" office:value="-0.26953398944953" calcext:value-type="float">
            <text:p>-0.26953398944953</text:p>
          </table:table-cell>
          <table:table-cell office:value-type="float" office:value="-0.269888160465289" calcext:value-type="float">
            <text:p>-0.269888160465289</text:p>
          </table:table-cell>
          <table:table-cell office:value-type="float" office:value="-0.269921925654877" calcext:value-type="float">
            <text:p>-0.269921925654877</text:p>
          </table:table-cell>
          <table:table-cell office:value-type="float" office:value="-0.269944132998321" calcext:value-type="float">
            <text:p>-0.269944132998321</text:p>
          </table:table-cell>
          <table:table-cell office:value-type="float" office:value="-0.269877858185941" calcext:value-type="float">
            <text:p>-0.269877858185941</text:p>
          </table:table-cell>
          <table:table-cell office:value-type="float" office:value="-0.269924698867597" calcext:value-type="float">
            <text:p>-0.269924698867597</text:p>
          </table:table-cell>
          <table:table-cell office:value-type="float" office:value="-0.269984591547751" calcext:value-type="float">
            <text:p>-0.269984591547751</text:p>
          </table:table-cell>
          <table:table-cell office:value-type="float" office:value="-0.269985637534345" calcext:value-type="float">
            <text:p>-0.269985637534345</text:p>
          </table:table-cell>
          <table:table-cell office:value-type="float" office:value="-0.269955813478495" calcext:value-type="float">
            <text:p>-0.269955813478495</text:p>
          </table:table-cell>
          <table:table-cell office:value-type="float" office:value="-0.269722328200738" calcext:value-type="float">
            <text:p>-0.269722328200738</text:p>
          </table:table-cell>
          <table:table-cell office:value-type="float" office:value="-0.269801547437067" calcext:value-type="float">
            <text:p>-0.269801547437067</text:p>
          </table:table-cell>
          <table:table-cell office:value-type="float" office:value="-0.269606233516136" calcext:value-type="float">
            <text:p>-0.269606233516136</text:p>
          </table:table-cell>
          <table:table-cell office:value-type="float" office:value="-0.269873804854022" calcext:value-type="float">
            <text:p>-0.269873804854022</text:p>
          </table:table-cell>
          <table:table-cell office:value-type="float" office:value="-0.269648850966217" calcext:value-type="float">
            <text:p>-0.269648850966217</text:p>
          </table:table-cell>
          <table:table-cell office:value-type="float" office:value="-0.269890035477058" calcext:value-type="float">
            <text:p>-0.269890035477058</text:p>
          </table:table-cell>
          <table:table-cell office:value-type="float" office:value="-0.26998457505436" calcext:value-type="float">
            <text:p>-0.26998457505436</text:p>
          </table:table-cell>
          <table:table-cell office:value-type="float" office:value="-0.270109576070975" calcext:value-type="float">
            <text:p>-0.270109576070975</text:p>
          </table:table-cell>
          <table:table-cell office:value-type="float" office:value="-0.26982995318774" calcext:value-type="float">
            <text:p>-0.26982995318774</text:p>
          </table:table-cell>
          <table:table-cell office:value-type="float" office:value="-0.270170561671938" calcext:value-type="float">
            <text:p>-0.270170561671938</text:p>
          </table:table-cell>
          <table:table-cell office:value-type="float" office:value="-0.270033961408083" calcext:value-type="float">
            <text:p>-0.270033961408083</text:p>
          </table:table-cell>
          <table:table-cell office:value-type="float" office:value="-0.269831798955113" calcext:value-type="float">
            <text:p>-0.269831798955113</text:p>
          </table:table-cell>
          <table:table-cell office:value-type="float" office:value="-0.270174958867129" calcext:value-type="float">
            <text:p>-0.270174958867129</text:p>
          </table:table-cell>
          <table:table-cell office:value-type="float" office:value="-0.269737872531638" calcext:value-type="float">
            <text:p>-0.269737872531638</text:p>
          </table:table-cell>
          <table:table-cell office:value-type="float" office:value="-0.269833986764514" calcext:value-type="float">
            <text:p>-0.269833986764514</text:p>
          </table:table-cell>
          <table:table-cell office:value-type="float" office:value="-0.269947970186819" calcext:value-type="float">
            <text:p>-0.269947970186819</text:p>
          </table:table-cell>
          <table:table-cell office:value-type="float" office:value="-0.269965567160897" calcext:value-type="float">
            <text:p>-0.269965567160897</text:p>
          </table:table-cell>
          <table:table-cell office:value-type="float" office:value="-0.270100997750313" calcext:value-type="float">
            <text:p>-0.270100997750313</text:p>
          </table:table-cell>
          <table:table-cell office:value-type="float" office:value="-0.269816154229154" calcext:value-type="float">
            <text:p>-0.269816154229154</text:p>
          </table:table-cell>
          <table:table-cell office:value-type="float" office:value="-0.269923199199778" calcext:value-type="float">
            <text:p>-0.269923199199778</text:p>
          </table:table-cell>
          <table:table-cell office:value-type="float" office:value="-0.269812885697932" calcext:value-type="float">
            <text:p>-0.269812885697932</text:p>
          </table:table-cell>
          <table:table-cell office:value-type="float" office:value="-0.270076007659622" calcext:value-type="float">
            <text:p>-0.270076007659622</text:p>
          </table:table-cell>
          <table:table-cell office:value-type="float" office:value="-0.269988787621702" calcext:value-type="float">
            <text:p>-0.269988787621702</text:p>
          </table:table-cell>
          <table:table-cell office:value-type="float" office:value="-0.269800877132014" calcext:value-type="float">
            <text:p>-0.269800877132014</text:p>
          </table:table-cell>
          <table:table-cell office:value-type="float" office:value="-0.269856510627933" calcext:value-type="float">
            <text:p>-0.269856510627933</text:p>
          </table:table-cell>
          <table:table-cell office:value-type="float" office:value="-0.269773173315662" calcext:value-type="float">
            <text:p>-0.269773173315662</text:p>
          </table:table-cell>
          <table:table-cell office:value-type="float" office:value="-0.269996696407613" calcext:value-type="float">
            <text:p>-0.269996696407613</text:p>
          </table:table-cell>
          <table:table-cell office:value-type="float" office:value="-0.270062507393361" calcext:value-type="float">
            <text:p>-0.270062507393361</text:p>
          </table:table-cell>
          <table:table-cell office:value-type="float" office:value="-0.269617101024103" calcext:value-type="float">
            <text:p>-0.269617101024103</text:p>
          </table:table-cell>
          <table:table-cell office:value-type="float" office:value="-0.269999117066595" calcext:value-type="float">
            <text:p>-0.269999117066595</text:p>
          </table:table-cell>
          <table:table-cell office:value-type="float" office:value="-0.269881186778563" calcext:value-type="float">
            <text:p>-0.269881186778563</text:p>
          </table:table-cell>
          <table:table-cell office:value-type="float" office:value="-0.269936667137567" calcext:value-type="float">
            <text:p>-0.269936667137567</text:p>
          </table:table-cell>
          <table:table-cell office:value-type="float" office:value="-0.269708186886293" calcext:value-type="float">
            <text:p>-0.269708186886293</text:p>
          </table:table-cell>
          <table:table-cell office:value-type="float" office:value="-0.269638283778552" calcext:value-type="float">
            <text:p>-0.269638283778552</text:p>
          </table:table-cell>
          <table:table-cell office:value-type="float" office:value="-0.269802865043088" calcext:value-type="float">
            <text:p>-0.269802865043088</text:p>
          </table:table-cell>
          <table:table-cell office:value-type="float" office:value="-0.269752294279485" calcext:value-type="float">
            <text:p>-0.269752294279485</text:p>
          </table:table-cell>
          <table:table-cell office:value-type="float" office:value="-0.269646179099843" calcext:value-type="float">
            <text:p>-0.269646179099843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tential diff</text:p>
          </table:table-cell>
          <table:table-cell office:value-type="float" office:value="-0.0000138713329275175" calcext:value-type="float">
            <text:p>-1.38713329275175E-05</text:p>
          </table:table-cell>
          <table:table-cell office:value-type="float" office:value="-0.00000517493565704852" calcext:value-type="float">
            <text:p>-5.17493565704852E-06</text:p>
          </table:table-cell>
          <table:table-cell office:value-type="float" office:value="0.0000284207519695712" calcext:value-type="float">
            <text:p>2.84207519695712E-05</text:p>
          </table:table-cell>
          <table:table-cell office:value-type="float" office:value="-0.0000407010125860752" calcext:value-type="float">
            <text:p>-4.07010125860752E-05</text:p>
          </table:table-cell>
          <table:table-cell office:value-type="float" office:value="-0.00000458173447692722" calcext:value-type="float">
            <text:p>-4.58173447692722E-06</text:p>
          </table:table-cell>
          <table:table-cell office:value-type="float" office:value="0.0000065031307008856" calcext:value-type="float">
            <text:p>6.5031307008856E-06</text:p>
          </table:table-cell>
          <table:table-cell office:value-type="float" office:value="0.0000246593721884847" calcext:value-type="float">
            <text:p>2.46593721884847E-05</text:p>
          </table:table-cell>
          <table:table-cell office:value-type="float" office:value="-0.0000295437620076999" calcext:value-type="float">
            <text:p>-2.95437620076999E-05</text:p>
          </table:table-cell>
          <table:table-cell office:value-type="float" office:value="0.00000539623160134006" calcext:value-type="float">
            <text:p>5.39623160134006E-06</text:p>
          </table:table-cell>
          <table:table-cell office:value-type="float" office:value="-0.00000302767008497629" calcext:value-type="float">
            <text:p>-3.02767008497629E-06</text:p>
          </table:table-cell>
          <table:table-cell office:value-type="float" office:value="-0.00000477212831206941" calcext:value-type="float">
            <text:p>-4.77212831206941E-06</text:p>
          </table:table-cell>
          <table:table-cell office:value-type="float" office:value="0.0000147940914416167" calcext:value-type="float">
            <text:p>1.47940914416167E-05</text:p>
          </table:table-cell>
          <table:table-cell office:value-type="float" office:value="0.00000426548610987787" calcext:value-type="float">
            <text:p>4.26548610987787E-06</text:p>
          </table:table-cell>
          <table:table-cell office:value-type="float" office:value="0.00000415455154478828" calcext:value-type="float">
            <text:p>4.15455154478828E-06</text:p>
          </table:table-cell>
          <table:table-cell office:value-type="float" office:value="-0.000011234404175553" calcext:value-type="float">
            <text:p>-1.1234404175553E-05</text:p>
          </table:table-cell>
          <table:table-cell office:value-type="float" office:value="-0.0000139529247344949" calcext:value-type="float">
            <text:p>-1.39529247344949E-05</text:p>
          </table:table-cell>
          <table:table-cell office:value-type="float" office:value="0.0000048645317977658" calcext:value-type="float">
            <text:p>4.8645317977658E-06</text:p>
          </table:table-cell>
          <table:table-cell office:value-type="float" office:value="0.0000247921347993896" calcext:value-type="float">
            <text:p>2.47921347993896E-05</text:p>
          </table:table-cell>
          <table:table-cell office:value-type="float" office:value="-0.0000185690196527477" calcext:value-type="float">
            <text:p>-1.85690196527477E-05</text:p>
          </table:table-cell>
          <table:table-cell office:value-type="float" office:value="-0.0000147144407707245" calcext:value-type="float">
            <text:p>-1.47144407707245E-05</text:p>
          </table:table-cell>
          <table:table-cell office:value-type="float" office:value="0.0000437802432628476" calcext:value-type="float">
            <text:p>4.37802432628476E-05</text:p>
          </table:table-cell>
          <table:table-cell office:value-type="float" office:value="0.00000829668891938473" calcext:value-type="float">
            <text:p>8.29668891938473E-06</text:p>
          </table:table-cell>
          <table:table-cell office:value-type="float" office:value="-0.0000356228199854813" calcext:value-type="float">
            <text:p>-3.56228199854813E-05</text:p>
          </table:table-cell>
          <table:table-cell office:value-type="float" office:value="-0.0000148006539921197" calcext:value-type="float">
            <text:p>-1.48006539921197E-05</text:p>
          </table:table-cell>
          <table:table-cell office:value-type="float" office:value="0.00000663808109957476" calcext:value-type="float">
            <text:p>6.63808109957476E-06</text:p>
          </table:table-cell>
          <table:table-cell office:value-type="float" office:value="-0.00000262413228629965" calcext:value-type="float">
            <text:p>-2.62413228629965E-06</text:p>
          </table:table-cell>
          <table:table-cell office:value-type="float" office:value="0.0000283265702794022" calcext:value-type="float">
            <text:p>2.83265702794022E-05</text:p>
          </table:table-cell>
          <table:table-cell office:value-type="float" office:value="-0.0000189625687130324" calcext:value-type="float">
            <text:p>-1.89625687130324E-05</text:p>
          </table:table-cell>
          <table:table-cell office:value-type="float" office:value="0.0000198171577247552" calcext:value-type="float">
            <text:p>1.98171577247552E-05</text:p>
          </table:table-cell>
          <table:table-cell office:value-type="float" office:value="-0.00000627266158814699" calcext:value-type="float">
            <text:p>-6.27266158814699E-06</text:p>
          </table:table-cell>
          <table:table-cell office:value-type="float" office:value="-0.00000776054313106345" calcext:value-type="float">
            <text:p>-7.76054313106345E-06</text:p>
          </table:table-cell>
          <table:table-cell office:value-type="float" office:value="-0.00000883492339748271" calcext:value-type="float">
            <text:p>-8.83492339748271E-06</text:p>
          </table:table-cell>
          <table:table-cell office:value-type="float" office:value="0.0000134684633159576" calcext:value-type="float">
            <text:p>1.34684633159576E-05</text:p>
          </table:table-cell>
          <table:table-cell office:value-type="float" office:value="0.0000000215884906618058" calcext:value-type="float">
            <text:p>2.15884906618058E-08</text:p>
          </table:table-cell>
          <table:table-cell office:value-type="float" office:value="0.00000791228050434079" calcext:value-type="float">
            <text:p>7.91228050434079E-06</text:p>
          </table:table-cell>
          <table:table-cell office:value-type="float" office:value="-0.0000231571628053762" calcext:value-type="float">
            <text:p>-2.31571628053762E-05</text:p>
          </table:table-cell>
          <table:table-cell office:value-type="float" office:value="0.0000288016541538649" calcext:value-type="float">
            <text:p>2.88016541538649E-05</text:p>
          </table:table-cell>
          <table:table-cell office:value-type="float" office:value="-0.0000458082277835503" calcext:value-type="float">
            <text:p>-4.58082277835503E-05</text:p>
          </table:table-cell>
          <table:table-cell office:value-type="float" office:value="0.0000211133465680691" calcext:value-type="float">
            <text:p>2.11133465680691E-05</text:p>
          </table:table-cell>
          <table:table-cell office:value-type="float" office:value="0.0000268563208950523" calcext:value-type="float">
            <text:p>2.68563208950523E-05</text:p>
          </table:table-cell>
          <table:table-cell office:value-type="float" office:value="-0.0000119107388734663" calcext:value-type="float">
            <text:p>-1.19107388734663E-05</text:p>
          </table:table-cell>
          <table:table-cell office:value-type="float" office:value="0.0000016636390908209" calcext:value-type="float">
            <text:p>1.6636390908209E-06</text:p>
          </table:table-cell>
          <table:table-cell office:value-type="float" office:value="-0.0000172660035319683" calcext:value-type="float">
            <text:p>-1.72660035319683E-05</text:p>
          </table:table-cell>
          <table:table-cell office:value-type="float" office:value="0.0000185627893602436" calcext:value-type="float">
            <text:p>1.85627893602436E-05</text:p>
          </table:table-cell>
          <table:table-cell office:value-type="float" office:value="-0.00000222700210134041" calcext:value-type="float">
            <text:p>-2.22700210134041E-06</text:p>
          </table:table-cell>
          <table:table-cell office:value-type="float" office:value="-0.0000222044949179101" calcext:value-type="float">
            <text:p>-2.22044949179101E-05</text:p>
          </table:table-cell>
          <table:table-cell office:value-type="float" office:value="0.0000405905633693027" calcext:value-type="float">
            <text:p>4.05905633693027E-05</text:p>
          </table:table-cell>
          <table:table-cell office:value-type="float" office:value="-0.000025808228976687" calcext:value-type="float">
            <text:p>-2.5808228976687E-05</text:p>
          </table:table-cell>
          <table:table-cell office:value-type="float" office:value="-0.00000133283931280648" calcext:value-type="float">
            <text:p>-1.33283931280648E-06</text:p>
          </table:table-cell>
          <table:table-cell office:value-type="float" office:value="0.0000535417093947554" calcext:value-type="float">
            <text:p>5.35417093947554E-05</text:p>
          </table:table-cell>
          <table:table-cell office:value-type="float" office:value="-0.0000576813811501431" calcext:value-type="float">
            <text:p>-5.76813811501431E-05</text:p>
          </table:table-cell>
          <table:table-cell office:value-type="float" office:value="0.0000143298046097473" calcext:value-type="float">
            <text:p>1.43298046097473E-05</text:p>
          </table:table-cell>
          <table:table-cell office:value-type="float" office:value="-0.0000209924212556944" calcext:value-type="float">
            <text:p>-2.09924212556944E-05</text:p>
          </table:table-cell>
          <table:table-cell office:value-type="float" office:value="0.00000771922154640947" calcext:value-type="float">
            <text:p>7.71922154640947E-06</text:p>
          </table:table-cell>
          <table:table-cell office:value-type="float" office:value="-0.0000132511439224214" calcext:value-type="float">
            <text:p>-1.32511439224214E-05</text:p>
          </table:table-cell>
          <table:table-cell office:value-type="float" office:value="0.00000352643958695387" calcext:value-type="float">
            <text:p>3.52643958695387E-06</text:p>
          </table:table-cell>
          <table:table-cell office:value-type="float" office:value="0.0000425317357201083" calcext:value-type="float">
            <text:p>4.25317357201083E-05</text:p>
          </table:table-cell>
          <table:table-cell office:value-type="float" office:value="-0.0000391432592357077" calcext:value-type="float">
            <text:p>-3.91432592357077E-05</text:p>
          </table:table-cell>
          <table:table-cell office:value-type="float" office:value="0.000023681341171089" calcext:value-type="float">
            <text:p>2.3681341171089E-05</text:p>
          </table:table-cell>
          <table:table-cell office:value-type="float" office:value="-0.0000128252609017943" calcext:value-type="float">
            <text:p>-1.28252609017943E-05</text:p>
          </table:table-cell>
          <table:table-cell office:value-type="float" office:value="0.0000184576980009621" calcext:value-type="float">
            <text:p>1.84576980009621E-05</text:p>
          </table:table-cell>
          <table:table-cell office:value-type="float" office:value="-0.0000128179884104074" calcext:value-type="float">
            <text:p>-1.28179884104074E-05</text:p>
          </table:table-cell>
          <table:table-cell office:value-type="float" office:value="-0.0000230678829775122" calcext:value-type="float">
            <text:p>-2.30678829775122E-05</text:p>
          </table:table-cell>
          <table:table-cell office:value-type="float" office:value="0.00000439632815008029" calcext:value-type="float">
            <text:p>4.39632815008029E-06</text:p>
          </table:table-cell>
          <table:table-cell office:value-type="float" office:value="0.0000300725044236616" calcext:value-type="float">
            <text:p>3.00725044236616E-05</text:p>
          </table:table-cell>
          <table:table-cell office:value-type="float" office:value="-0.0000350828591283991" calcext:value-type="float">
            <text:p>-3.50828591283991E-05</text:p>
          </table:table-cell>
          <table:table-cell office:value-type="float" office:value="-0.0000217972818841172" calcext:value-type="float">
            <text:p>-2.17972818841172E-05</text:p>
          </table:table-cell>
          <table:table-cell office:value-type="float" office:value="0.0000382855755987621" calcext:value-type="float">
            <text:p>3.82855755987621E-05</text:p>
          </table:table-cell>
          <table:table-cell office:value-type="float" office:value="-0.0000159847993617679" calcext:value-type="float">
            <text:p>-1.59847993617679E-05</text:p>
          </table:table-cell>
          <table:table-cell office:value-type="float" office:value="0.0000125320219437342" calcext:value-type="float">
            <text:p>1.25320219437342E-05</text:p>
          </table:table-cell>
          <table:table-cell office:value-type="float" office:value="0.000000958750893842453" calcext:value-type="float">
            <text:p>9.58750893842453E-07</text:p>
          </table:table-cell>
          <table:table-cell office:value-type="float" office:value="-0.00000100279301057382" calcext:value-type="float">
            <text:p>-1.00279301057382E-06</text:p>
          </table:table-cell>
          <table:table-cell office:value-type="float" office:value="-0.0000214443104952777" calcext:value-type="float">
            <text:p>-2.14443104952777E-05</text:p>
          </table:table-cell>
          <table:table-cell office:value-type="float" office:value="-0.0000118197936041509" calcext:value-type="float">
            <text:p>-1.18197936041509E-05</text:p>
          </table:table-cell>
          <table:table-cell office:value-type="float" office:value="-0.0000398079125629725" calcext:value-type="float">
            <text:p>-3.98079125629725E-05</text:p>
          </table:table-cell>
          <table:table-cell office:value-type="float" office:value="0.00000500524178514983" calcext:value-type="float">
            <text:p>5.00524178514983E-06</text:p>
          </table:table-cell>
          <table:table-cell office:value-type="float" office:value="0.0000275544860459109" calcext:value-type="float">
            <text:p>2.75544860459109E-05</text:p>
          </table:table-cell>
          <table:table-cell office:value-type="float" office:value="-0.0000234824042159576" calcext:value-type="float">
            <text:p>-2.34824042159576E-05</text:p>
          </table:table-cell>
          <table:table-cell office:value-type="float" office:value="0.0000137457241983774" calcext:value-type="float">
            <text:p>1.37457241983774E-05</text:p>
          </table:table-cell>
          <table:table-cell office:value-type="float" office:value="-0.0000306117646852733" calcext:value-type="float">
            <text:p>-3.06117646852733E-05</text:p>
          </table:table-cell>
          <table:table-cell office:value-type="float" office:value="0.0000715916541165207" calcext:value-type="float">
            <text:p>7.15916541165207E-05</text:p>
          </table:table-cell>
          <table:table-cell office:value-type="float" office:value="-0.0000149028779156124" calcext:value-type="float">
            <text:p>-1.49028779156124E-05</text:p>
          </table:table-cell>
          <table:table-cell office:value-type="float" office:value="-0.0000192197990562248" calcext:value-type="float">
            <text:p>-1.92197990562248E-05</text:p>
          </table:table-cell>
          <table:table-cell office:value-type="float" office:value="0.0000543796787581541" calcext:value-type="float">
            <text:p>5.43796787581541E-05</text:p>
          </table:table-cell>
          <table:table-cell office:value-type="float" office:value="-0.0000228278632665169" calcext:value-type="float">
            <text:p>-2.28278632665169E-05</text:p>
          </table:table-cell>
          <table:table-cell office:value-type="float" office:value="-0.00000156148082158802" calcext:value-type="float">
            <text:p>-1.56148082158802E-06</text:p>
          </table:table-cell>
          <table:table-cell office:value-type="float" office:value="-0.0000304690756155468" calcext:value-type="float">
            <text:p>-3.04690756155468E-05</text:p>
          </table:table-cell>
          <table:table-cell office:value-type="float" office:value="-0.00000666314956304648" calcext:value-type="float">
            <text:p>-6.66314956304648E-06</text:p>
          </table:table-cell>
          <table:table-cell office:value-type="float" office:value="0.000594052954369873" calcext:value-type="float">
            <text:p>0.00059405295437</text:p>
          </table:table-cell>
          <table:table-cell office:value-type="float" office:value="-0.000672135146210728" calcext:value-type="float">
            <text:p>-0.000672135146211</text:p>
          </table:table-cell>
          <table:table-cell office:value-type="float" office:value="0.00242785130206602" calcext:value-type="float">
            <text:p>0.002427851302066</text:p>
          </table:table-cell>
          <table:table-cell office:value-type="float" office:value="0.0020457317007247" calcext:value-type="float">
            <text:p>0.002045731700725</text:p>
          </table:table-cell>
          <table:table-cell office:value-type="float" office:value="-0.00413694664691566" calcext:value-type="float">
            <text:p>-0.004136946646916</text:p>
          </table:table-cell>
          <table:table-cell office:value-type="float" office:value="0.000251928183764127" calcext:value-type="float">
            <text:p>0.000251928183764</text:p>
          </table:table-cell>
          <table:table-cell office:value-type="float" office:value="0.000174218871708875" calcext:value-type="float">
            <text:p>0.000174218871709</text:p>
          </table:table-cell>
          <table:table-cell office:value-type="float" office:value="0.00489822003672702" calcext:value-type="float">
            <text:p>0.004898220036727</text:p>
          </table:table-cell>
          <table:table-cell office:value-type="float" office:value="0.00391194180325677" calcext:value-type="float">
            <text:p>0.003911941803257</text:p>
          </table:table-cell>
          <table:table-cell office:value-type="float" office:value="-0.00345654228989528" calcext:value-type="float">
            <text:p>-0.003456542289895</text:p>
          </table:table-cell>
          <table:table-cell office:value-type="float" office:value="-0.000899757179539162" calcext:value-type="float">
            <text:p>-0.000899757179539</text:p>
          </table:table-cell>
          <table:table-cell office:value-type="float" office:value="-0.002746210160187" calcext:value-type="float">
            <text:p>-0.002746210160187</text:p>
          </table:table-cell>
          <table:table-cell office:value-type="float" office:value="0.00267431321311296" calcext:value-type="float">
            <text:p>0.002674313213113</text:p>
          </table:table-cell>
          <table:table-cell office:value-type="float" office:value="0.00108119040570842" calcext:value-type="float">
            <text:p>0.001081190405708</text:p>
          </table:table-cell>
          <table:table-cell office:value-type="float" office:value="0.0016841086855876" calcext:value-type="float">
            <text:p>0.001684108685588</text:p>
          </table:table-cell>
          <table:table-cell office:value-type="float" office:value="-0.00308238261406091" calcext:value-type="float">
            <text:p>-0.003082382614061</text:p>
          </table:table-cell>
          <table:table-cell office:value-type="float" office:value="-0.000325752791122069" calcext:value-type="float">
            <text:p>-0.000325752791122</text:p>
          </table:table-cell>
          <table:table-cell office:value-type="float" office:value="-0.000818562182726745" calcext:value-type="float">
            <text:p>-0.000818562182727</text:p>
          </table:table-cell>
          <table:table-cell office:value-type="float" office:value="0.00654021537319338" calcext:value-type="float">
            <text:p>0.006540215373193</text:p>
          </table:table-cell>
          <table:table-cell office:value-type="float" office:value="0.00101186585658591" calcext:value-type="float">
            <text:p>0.001011865856586</text:p>
          </table:table-cell>
          <table:table-cell office:value-type="float" office:value="-0.00446175261449738" calcext:value-type="float">
            <text:p>-0.004461752614497</text:p>
          </table:table-cell>
          <table:table-cell office:value-type="float" office:value="-0.000941924606746525" calcext:value-type="float">
            <text:p>-0.000941924606747</text:p>
          </table:table-cell>
          <table:table-cell office:value-type="float" office:value="0.00104212267586945" calcext:value-type="float">
            <text:p>0.001042122675869</text:p>
          </table:table-cell>
          <table:table-cell office:value-type="float" office:value="0.00115806677428482" calcext:value-type="float">
            <text:p>0.001158066774285</text:p>
          </table:table-cell>
          <table:table-cell office:value-type="float" office:value="-0.00368353623068701" calcext:value-type="float">
            <text:p>-0.003683536230687</text:p>
          </table:table-cell>
          <table:table-cell office:value-type="float" office:value="-0.000270866586534413" calcext:value-type="float">
            <text:p>-0.000270866586534</text:p>
          </table:table-cell>
          <table:table-cell office:value-type="float" office:value="-0.000895333180091884" calcext:value-type="float">
            <text:p>-0.000895333180092</text:p>
          </table:table-cell>
          <table:table-cell office:value-type="float" office:value="0.00608630823210482" calcext:value-type="float">
            <text:p>0.006086308232105</text:p>
          </table:table-cell>
          <table:table-cell office:value-type="float" office:value="0.00219995092954822" calcext:value-type="float">
            <text:p>0.002199950929548</text:p>
          </table:table-cell>
          <table:table-cell office:value-type="float" office:value="-0.00422698138019073" calcext:value-type="float">
            <text:p>-0.004226981380191</text:p>
          </table:table-cell>
          <table:table-cell office:value-type="float" office:value="-0.000160642758796126" calcext:value-type="float">
            <text:p>-0.000160642758796</text:p>
          </table:table-cell>
          <table:table-cell office:value-type="float" office:value="-0.0023189017661146" calcext:value-type="float">
            <text:p>-0.002318901766115</text:p>
          </table:table-cell>
          <table:table-cell office:value-type="float" office:value="0.00264383173991672" calcext:value-type="float">
            <text:p>0.002643831739917</text:p>
          </table:table-cell>
          <table:table-cell office:value-type="float" office:value="0.000977356785316075" calcext:value-type="float">
            <text:p>0.000977356785316</text:p>
          </table:table-cell>
          <table:table-cell office:value-type="float" office:value="-0.00302079124570059" calcext:value-type="float">
            <text:p>-0.003020791245701</text:p>
          </table:table-cell>
          <table:table-cell office:value-type="float" office:value="0.000403123463506794" calcext:value-type="float">
            <text:p>0.000403123463507</text:p>
          </table:table-cell>
          <table:table-cell office:value-type="float" office:value="-0.00149413374550267" calcext:value-type="float">
            <text:p>-0.001494133745503</text:p>
          </table:table-cell>
          <table:table-cell office:value-type="float" office:value="0.00402279793117699" calcext:value-type="float">
            <text:p>0.004022797931177</text:p>
          </table:table-cell>
          <table:table-cell office:value-type="float" office:value="0.00192433094653782" calcext:value-type="float">
            <text:p>0.001924330946538</text:p>
          </table:table-cell>
          <table:table-cell office:value-type="float" office:value="0.0013557666643958" calcext:value-type="float">
            <text:p>0.001355766664396</text:p>
          </table:table-cell>
          <table:table-cell office:value-type="float" office:value="-0.00294517887425155" calcext:value-type="float">
            <text:p>-0.002945178874252</text:p>
          </table:table-cell>
          <table:table-cell office:value-type="float" office:value="-0.000666045741933019" calcext:value-type="float">
            <text:p>-0.000666045741933</text:p>
          </table:table-cell>
          <table:table-cell office:value-type="float" office:value="-0.0018659804371976" calcext:value-type="float">
            <text:p>-0.001865980437198</text:p>
          </table:table-cell>
          <table:table-cell office:value-type="float" office:value="-0.000384257657129183" calcext:value-type="float">
            <text:p>-0.000384257657129</text:p>
          </table:table-cell>
          <table:table-cell office:value-type="float" office:value="0.00193694568733088" calcext:value-type="float">
            <text:p>0.001936945687331</text:p>
          </table:table-cell>
          <table:table-cell office:value-type="float" office:value="-0.000368214382342691" calcext:value-type="float">
            <text:p>-0.000368214382343</text:p>
          </table:table-cell>
          <table:table-cell office:value-type="float" office:value="-0.00189602561852331" calcext:value-type="float">
            <text:p>-0.001896025618523</text:p>
          </table:table-cell>
          <table:table-cell office:value-type="float" office:value="-0.00106000245603949" calcext:value-type="float">
            <text:p>-0.001060002456039</text:p>
          </table:table-cell>
          <table:table-cell office:value-type="float" office:value="-0.0024495276123237" calcext:value-type="float">
            <text:p>-0.002449527612324</text:p>
          </table:table-cell>
          <table:table-cell office:value-type="float" office:value="0.00604117342455546" calcext:value-type="float">
            <text:p>0.006041173424555</text:p>
          </table:table-cell>
          <table:table-cell office:value-type="float" office:value="0.00134608345482806" calcext:value-type="float">
            <text:p>0.001346083454828</text:p>
          </table:table-cell>
          <table:table-cell office:value-type="float" office:value="-0.00216774195661346" calcext:value-type="float">
            <text:p>-0.002167741956613</text:p>
          </table:table-cell>
          <table:table-cell office:value-type="float" office:value="-0.001641672979036" calcext:value-type="float">
            <text:p>-0.001641672979036</text:p>
          </table:table-cell>
          <table:table-cell office:value-type="float" office:value="-0.00146457626178531" calcext:value-type="float">
            <text:p>-0.001464576261785</text:p>
          </table:table-cell>
          <table:table-cell office:value-type="float" office:value="0.00564417775645448" calcext:value-type="float">
            <text:p>0.005644177756454</text:p>
          </table:table-cell>
          <table:table-cell office:value-type="float" office:value="0.000435541276639362" calcext:value-type="float">
            <text:p>0.000435541276639</text:p>
          </table:table-cell>
          <table:table-cell office:value-type="float" office:value="-0.000791425491067032" calcext:value-type="float">
            <text:p>-0.000791425491067</text:p>
          </table:table-cell>
          <table:table-cell office:value-type="float" office:value="-0.000776129360992195" calcext:value-type="float">
            <text:p>-0.000776129360992</text:p>
          </table:table-cell>
          <table:table-cell office:value-type="float" office:value="-0.00070245294392729" calcext:value-type="float">
            <text:p>-0.000702452943927</text:p>
          </table:table-cell>
          <table:table-cell office:value-type="float" office:value="-0.00339841529815327" calcext:value-type="float">
            <text:p>-0.003398415298153</text:p>
          </table:table-cell>
          <table:table-cell office:value-type="float" office:value="0.00226710784810114" calcext:value-type="float">
            <text:p>0.002267107848101</text:p>
          </table:table-cell>
          <table:table-cell office:value-type="float" office:value="0.00711758586784755" calcext:value-type="float">
            <text:p>0.007117585867848</text:p>
          </table:table-cell>
          <table:table-cell office:value-type="float" office:value="0.000256986818891691" calcext:value-type="float">
            <text:p>0.000256986818892</text:p>
          </table:table-cell>
          <table:table-cell office:value-type="float" office:value="-0.000614160722750001" calcext:value-type="float">
            <text:p>-0.00061416072275</text:p>
          </table:table-cell>
          <table:table-cell office:value-type="float" office:value="-0.00286665843822465" calcext:value-type="float">
            <text:p>-0.002866658438225</text:p>
          </table:table-cell>
          <table:table-cell office:value-type="float" office:value="0.0070253077699487" calcext:value-type="float">
            <text:p>0.007025307769949</text:p>
          </table:table-cell>
          <table:table-cell office:value-type="float" office:value="0.00278648645777257" calcext:value-type="float">
            <text:p>0.002786486457773</text:p>
          </table:table-cell>
          <table:table-cell office:value-type="float" office:value="-0.00141860061989774" calcext:value-type="float">
            <text:p>-0.001418600619898</text:p>
          </table:table-cell>
          <table:table-cell office:value-type="float" office:value="-0.00237376096666553" calcext:value-type="float">
            <text:p>-0.002373760966666</text:p>
          </table:table-cell>
          <table:table-cell office:value-type="float" office:value="0.00142378539513366" calcext:value-type="float">
            <text:p>0.001423785395134</text:p>
          </table:table-cell>
          <table:table-cell office:value-type="float" office:value="-0.0046499505352347" calcext:value-type="float">
            <text:p>-0.004649950535235</text:p>
          </table:table-cell>
          <table:table-cell office:value-type="float" office:value="-0.00997855964622629" calcext:value-type="float">
            <text:p>-0.009978559646226</text:p>
          </table:table-cell>
          <table:table-cell office:value-type="float" office:value="0.00620530161020522" calcext:value-type="float">
            <text:p>0.006205301610205</text:p>
          </table:table-cell>
          <table:table-cell office:value-type="float" office:value="0.00259108553930892" calcext:value-type="float">
            <text:p>0.002591085539309</text:p>
          </table:table-cell>
          <table:table-cell office:value-type="float" office:value="-0.00461649318877766" calcext:value-type="float">
            <text:p>-0.004616493188778</text:p>
          </table:table-cell>
          <table:table-cell office:value-type="float" office:value="-0.00186276786843853" calcext:value-type="float">
            <text:p>-0.001862767868439</text:p>
          </table:table-cell>
          <table:table-cell office:value-type="float" office:value="-0.00125957557200784" calcext:value-type="float">
            <text:p>-0.001259575572008</text:p>
          </table:table-cell>
          <table:table-cell office:value-type="float" office:value="0.00256670487344474" calcext:value-type="float">
            <text:p>0.002566704873445</text:p>
          </table:table-cell>
          <table:table-cell office:value-type="float" office:value="-0.00141681238972868" calcext:value-type="float">
            <text:p>-0.001416812389729</text:p>
          </table:table-cell>
          <table:table-cell office:value-type="float" office:value="-0.00382785821540965" calcext:value-type="float">
            <text:p>-0.00382785821541</text:p>
          </table:table-cell>
          <table:table-cell office:value-type="float" office:value="-0.000510425876948217" calcext:value-type="float">
            <text:p>-0.000510425876948</text:p>
          </table:table-cell>
          <table:table-cell office:value-type="float" office:value="0.00114016995286736" calcext:value-type="float">
            <text:p>0.001140169952867</text:p>
          </table:table-cell>
          <table:table-cell office:value-type="float" office:value="0.00216247844620543" calcext:value-type="float">
            <text:p>0.002162478446205</text:p>
          </table:table-cell>
          <table:table-cell office:value-type="float" office:value="0.00268655837808102" calcext:value-type="float">
            <text:p>0.002686558378081</text:p>
          </table:table-cell>
          <table:table-cell office:value-type="float" office:value="0.00226591357848915" calcext:value-type="float">
            <text:p>0.002265913578489</text:p>
          </table:table-cell>
          <table:table-cell office:value-type="float" office:value="0.000211968354725034" calcext:value-type="float">
            <text:p>0.000211968354725</text:p>
          </table:table-cell>
          <table:table-cell office:value-type="float" office:value="-0.00444716902726561" calcext:value-type="float">
            <text:p>-0.004447169027266</text:p>
          </table:table-cell>
          <table:table-cell office:value-type="float" office:value="-0.00212338824777825" calcext:value-type="float">
            <text:p>-0.002123388247778</text:p>
          </table:table-cell>
          <table:table-cell office:value-type="float" office:value="0.00188886006012307" calcext:value-type="float">
            <text:p>0.001888860060123</text:p>
          </table:table-cell>
          <table:table-cell office:value-type="float" office:value="0.000559336427850721" calcext:value-type="float">
            <text:p>0.000559336427851</text:p>
          </table:table-cell>
          <table:table-cell office:value-type="float" office:value="0.000436911084516656" calcext:value-type="float">
            <text:p>0.000436911084517</text:p>
          </table:table-cell>
          <table:table-cell office:value-type="float" office:value="-0.00323370101998183" calcext:value-type="float">
            <text:p>-0.003233701019982</text:p>
          </table:table-cell>
          <table:table-cell office:value-type="float" office:value="-0.000548951983751322" calcext:value-type="float">
            <text:p>-0.000548951983751</text:p>
          </table:table-cell>
          <table:table-cell office:value-type="float" office:value="0.00304452474773142" calcext:value-type="float">
            <text:p>0.003044524747731</text:p>
          </table:table-cell>
          <table:table-cell office:value-type="float" office:value="0.00262937294975613" calcext:value-type="float">
            <text:p>0.002629372949756</text:p>
          </table:table-cell>
          <table:table-cell office:value-type="float" office:value="0.00197122781554066" calcext:value-type="float">
            <text:p>0.001971227815541</text:p>
          </table:table-cell>
          <table:table-cell office:value-type="float" office:value="-0.00189061557831066" calcext:value-type="float">
            <text:p>-0.001890615578311</text:p>
          </table:table-cell>
          <table:table-cell office:value-type="float" office:value="-0.00269435332222628" calcext:value-type="float">
            <text:p>-0.002694353322226</text:p>
          </table:table-cell>
          <table:table-cell office:value-type="float" office:value="-0.00122415070770965" calcext:value-type="float">
            <text:p>-0.00122415070771</text:p>
          </table:table-cell>
          <table:table-cell office:value-type="float" office:value="-0.000452568191803893" calcext:value-type="float">
            <text:p>-0.000452568191804</text:p>
          </table:table-cell>
          <table:table-cell office:value-type="float" office:value="0.00236822018102306" calcext:value-type="float">
            <text:p>0.002368220181023</text:p>
          </table:table-cell>
          <table:table-cell office:value-type="float" office:value="0.00130319724353245" calcext:value-type="float">
            <text:p>0.001303197243532</text:p>
          </table:table-cell>
          <table:table-cell office:value-type="float" office:value="-0.00335772054685035" calcext:value-type="float">
            <text:p>-0.00335772054685</text:p>
          </table:table-cell>
          <table:table-cell office:value-type="float" office:value="-0.000127274499430619" calcext:value-type="float">
            <text:p>-0.000127274499431</text:p>
          </table:table-cell>
          <table:table-cell office:value-type="float" office:value="0.000846410287178412" calcext:value-type="float">
            <text:p>0.000846410287178</text:p>
          </table:table-cell>
          <table:table-cell office:value-type="float" office:value="0.00304978944282081" calcext:value-type="float">
            <text:p>0.003049789442821</text:p>
          </table:table-cell>
          <table:table-cell office:value-type="float" office:value="0.00209735721699578" calcext:value-type="float">
            <text:p>0.002097357216996</text:p>
          </table:table-cell>
          <table:table-cell office:value-type="float" office:value="0.00060403345983101" calcext:value-type="float">
            <text:p>0.000604033459831</text:p>
          </table:table-cell>
          <table:table-cell office:value-type="float" office:value="-0.00441837331176237" calcext:value-type="float">
            <text:p>-0.004418373311762</text:p>
          </table:table-cell>
          <table:table-cell office:value-type="float" office:value="-0.000629123620752126" calcext:value-type="float">
            <text:p>-0.000629123620752</text:p>
          </table:table-cell>
          <table:table-cell office:value-type="float" office:value="-0.000271051620759799" calcext:value-type="float">
            <text:p>-0.00027105162076</text:p>
          </table:table-cell>
          <table:table-cell office:value-type="float" office:value="0.00274096780891825" calcext:value-type="float">
            <text:p>0.002740967808918</text:p>
          </table:table-cell>
          <table:table-cell office:value-type="float" office:value="0.00107015250472725" calcext:value-type="float">
            <text:p>0.001070152504727</text:p>
          </table:table-cell>
          <table:table-cell office:value-type="float" office:value="-0.00208746057759257" calcext:value-type="float">
            <text:p>-0.002087460577593</text:p>
          </table:table-cell>
          <table:table-cell office:value-type="float" office:value="-0.00018873000928088" calcext:value-type="float">
            <text:p>-0.000188730009281</text:p>
          </table:table-cell>
          <table:table-cell office:value-type="float" office:value="-0.00219691442426345" calcext:value-type="float">
            <text:p>-0.002196914424263</text:p>
          </table:table-cell>
          <table:table-cell office:value-type="float" office:value="0.00524631101420231" calcext:value-type="float">
            <text:p>0.005246311014202</text:p>
          </table:table-cell>
          <table:table-cell office:value-type="float" office:value="-0.00254156792181642" calcext:value-type="float">
            <text:p>-0.002541567921816</text:p>
          </table:table-cell>
          <table:table-cell office:value-type="float" office:value="-0.00084561221285534" calcext:value-type="float">
            <text:p>-0.000845612212855</text:p>
          </table:table-cell>
          <table:table-cell office:value-type="float" office:value="0.00124109976169506" calcext:value-type="float">
            <text:p>0.001241099761695</text:p>
          </table:table-cell>
          <table:table-cell office:value-type="float" office:value="0.00229872062969316" calcext:value-type="float">
            <text:p>0.002298720629693</text:p>
          </table:table-cell>
          <table:table-cell office:value-type="float" office:value="-0.000393810814600271" calcext:value-type="float">
            <text:p>-0.0003938108146</text:p>
          </table:table-cell>
          <table:table-cell office:value-type="float" office:value="-0.00158014611381491" calcext:value-type="float">
            <text:p>-0.001580146113815</text:p>
          </table:table-cell>
          <table:table-cell office:value-type="float" office:value="-0.000378224005314565" calcext:value-type="float">
            <text:p>-0.000378224005315</text:p>
          </table:table-cell>
          <table:table-cell office:value-type="float" office:value="-0.000836327884064292" calcext:value-type="float">
            <text:p>-0.000836327884064</text:p>
          </table:table-cell>
          <table:table-cell office:value-type="float" office:value="0.00125940307809441" calcext:value-type="float">
            <text:p>0.001259403078094</text:p>
          </table:table-cell>
          <table:table-cell office:value-type="float" office:value="0.00350441255452627" calcext:value-type="float">
            <text:p>0.003504412554526</text:p>
          </table:table-cell>
          <table:table-cell office:value-type="float" office:value="-0.0000448602142391064" calcext:value-type="float">
            <text:p>-4.48602142391064E-05</text:p>
          </table:table-cell>
          <table:table-cell office:value-type="float" office:value="-0.00392692372238096" calcext:value-type="float">
            <text:p>-0.003926923722381</text:p>
          </table:table-cell>
          <table:table-cell office:value-type="float" office:value="-0.000722316372112175" calcext:value-type="float">
            <text:p>-0.000722316372112</text:p>
          </table:table-cell>
          <table:table-cell office:value-type="float" office:value="-0.000775390058752101" calcext:value-type="float">
            <text:p>-0.000775390058752</text:p>
          </table:table-cell>
          <table:table-cell office:value-type="float" office:value="0.000114135575963348" calcext:value-type="float">
            <text:p>0.000114135575963</text:p>
          </table:table-cell>
          <table:table-cell office:value-type="float" office:value="0.00180201167428828" calcext:value-type="float">
            <text:p>0.001802011674288</text:p>
          </table:table-cell>
          <table:table-cell office:value-type="float" office:value="0.00218052160451343" calcext:value-type="float">
            <text:p>0.002180521604513</text:p>
          </table:table-cell>
          <table:table-cell office:value-type="float" office:value="-0.00000683532045536728" calcext:value-type="float">
            <text:p>-6.83532045536728E-06</text:p>
          </table:table-cell>
          <table:table-cell office:value-type="float" office:value="-0.00245637343408095" calcext:value-type="float">
            <text:p>-0.002456373434081</text:p>
          </table:table-cell>
          <table:table-cell office:value-type="float" office:value="0.000446344482459116" calcext:value-type="float">
            <text:p>0.000446344482459</text:p>
          </table:table-cell>
          <table:table-cell office:value-type="float" office:value="-0.0000931790469917426" calcext:value-type="float">
            <text:p>-9.31790469917426E-05</text:p>
          </table:table-cell>
          <table:table-cell office:value-type="float" office:value="0.00430984227438697" calcext:value-type="float">
            <text:p>0.004309842274387</text:p>
          </table:table-cell>
          <table:table-cell office:value-type="float" office:value="-0.00416597379891859" calcext:value-type="float">
            <text:p>-0.004165973798919</text:p>
          </table:table-cell>
          <table:table-cell office:value-type="float" office:value="-0.0020354838236436" calcext:value-type="float">
            <text:p>-0.002035483823644</text:p>
          </table:table-cell>
          <table:table-cell office:value-type="float" office:value="0.00133674817219387" calcext:value-type="float">
            <text:p>0.001336748172194</text:p>
          </table:table-cell>
          <table:table-cell office:value-type="float" office:value="0.000721235548748145" calcext:value-type="float">
            <text:p>0.000721235548748</text:p>
          </table:table-cell>
          <table:table-cell office:value-type="float" office:value="0.0012373808929298" calcext:value-type="float">
            <text:p>0.00123738089293</text:p>
          </table:table-cell>
          <table:table-cell office:value-type="float" office:value="-0.000124498660612982" calcext:value-type="float">
            <text:p>-0.000124498660613</text:p>
          </table:table-cell>
          <table:table-cell office:value-type="float" office:value="-0.00182890176917749" calcext:value-type="float">
            <text:p>-0.001828901769177</text:p>
          </table:table-cell>
          <table:table-cell office:value-type="float" office:value="-0.00101093326642671" calcext:value-type="float">
            <text:p>-0.001010933266427</text:p>
          </table:table-cell>
          <table:table-cell office:value-type="float" office:value="-0.000650093480154823" calcext:value-type="float">
            <text:p>-0.000650093480155</text:p>
          </table:table-cell>
          <table:table-cell office:value-type="float" office:value="0.00512646264912969" calcext:value-type="float">
            <text:p>0.00512646264913</text:p>
          </table:table-cell>
          <table:table-cell office:value-type="float" office:value="0.000686346637044533" calcext:value-type="float">
            <text:p>0.000686346637045</text:p>
          </table:table-cell>
          <table:table-cell office:value-type="float" office:value="-0.00211489820691441" calcext:value-type="float">
            <text:p>-0.002114898206914</text:p>
          </table:table-cell>
          <table:table-cell office:value-type="float" office:value="-0.00274007540899102" calcext:value-type="float">
            <text:p>-0.002740075408991</text:p>
          </table:table-cell>
          <table:table-cell office:value-type="float" office:value="-0.00216160004991933" calcext:value-type="float">
            <text:p>-0.002161600049919</text:p>
          </table:table-cell>
          <table:table-cell office:value-type="float" office:value="0.00283934692434601" calcext:value-type="float">
            <text:p>0.002839346924346</text:p>
          </table:table-cell>
          <table:table-cell office:value-type="float" office:value="-0.000549503453210365" calcext:value-type="float">
            <text:p>-0.00054950345321</text:p>
          </table:table-cell>
          <table:table-cell office:value-type="float" office:value="-0.00195152801681048" calcext:value-type="float">
            <text:p>-0.00195152801681</text:p>
          </table:table-cell>
          <table:table-cell office:value-type="float" office:value="-0.0021164296147847" calcext:value-type="float">
            <text:p>-0.002116429614785</text:p>
          </table:table-cell>
          <table:table-cell office:value-type="float" office:value="0.00146365183126157" calcext:value-type="float">
            <text:p>0.001463651831262</text:p>
          </table:table-cell>
          <table:table-cell office:value-type="float" office:value="0.00334969993030748" calcext:value-type="float">
            <text:p>0.003349699930307</text:p>
          </table:table-cell>
          <table:table-cell office:value-type="float" office:value="0.00157707120246159" calcext:value-type="float">
            <text:p>0.001577071202462</text:p>
          </table:table-cell>
          <table:table-cell office:value-type="float" office:value="-0.0000392316775321144" calcext:value-type="float">
            <text:p>-3.92316775321144E-05</text:p>
          </table:table-cell>
          <table:table-cell office:value-type="float" office:value="-0.00237075037019624" calcext:value-type="float">
            <text:p>-0.002370750370196</text:p>
          </table:table-cell>
          <table:table-cell office:value-type="float" office:value="-0.00111936218895298" calcext:value-type="float">
            <text:p>-0.001119362188953</text:p>
          </table:table-cell>
          <table:table-cell office:value-type="float" office:value="-0.00235242433717942" calcext:value-type="float">
            <text:p>-0.002352424337179</text:p>
          </table:table-cell>
          <table:table-cell office:value-type="float" office:value="0.00138908416227546" calcext:value-type="float">
            <text:p>0.001389084162275</text:p>
          </table:table-cell>
          <table:table-cell office:value-type="float" office:value="0.00185351414932933" calcext:value-type="float">
            <text:p>0.001853514149329</text:p>
          </table:table-cell>
          <table:table-cell office:value-type="float" office:value="-0.000590963575354986" calcext:value-type="float">
            <text:p>-0.000590963575355</text:p>
          </table:table-cell>
          <table:table-cell office:value-type="float" office:value="-0.00162385942891913" calcext:value-type="float">
            <text:p>-0.001623859428919</text:p>
          </table:table-cell>
          <table:table-cell office:value-type="float" office:value="0.000854899129849318" calcext:value-type="float">
            <text:p>0.000854899129849</text:p>
          </table:table-cell>
          <table:table-cell office:value-type="float" office:value="-0.00242387885706108" calcext:value-type="float">
            <text:p>-0.002423878857061</text:p>
          </table:table-cell>
          <table:table-cell office:value-type="float" office:value="0.00333301250764295" calcext:value-type="float">
            <text:p>0.003333012507643</text:p>
          </table:table-cell>
          <table:table-cell office:value-type="float" office:value="0.00332395285078041" calcext:value-type="float">
            <text:p>0.00332395285078</text:p>
          </table:table-cell>
          <table:table-cell office:value-type="float" office:value="-0.000573236500022389" calcext:value-type="float">
            <text:p>-0.000573236500022</text:p>
          </table:table-cell>
          <table:table-cell office:value-type="float" office:value="-0.00316338869025423" calcext:value-type="float">
            <text:p>-0.003163388690254</text:p>
          </table:table-cell>
          <table:table-cell office:value-type="float" office:value="-0.00183238704743466" calcext:value-type="float">
            <text:p>-0.001832387047435</text:p>
          </table:table-cell>
          <table:table-cell office:value-type="float" office:value="0.000515628457072703" calcext:value-type="float">
            <text:p>0.000515628457073</text:p>
          </table:table-cell>
          <table:table-cell office:value-type="float" office:value="0.00159511488131486" calcext:value-type="float">
            <text:p>0.001595114881315</text:p>
          </table:table-cell>
          <table:table-cell office:value-type="float" office:value="0.00245238771487499" calcext:value-type="float">
            <text:p>0.002452387714875</text:p>
          </table:table-cell>
          <table:table-cell office:value-type="float" office:value="-0.00161339410571426" calcext:value-type="float">
            <text:p>-0.001613394105714</text:p>
          </table:table-cell>
          <table:table-cell office:value-type="float" office:value="-0.00064917084355065" calcext:value-type="float">
            <text:p>-0.000649170843551</text:p>
          </table:table-cell>
          <table:table-cell office:value-type="float" office:value="0.0012099179769951" calcext:value-type="float">
            <text:p>0.001209917976995</text:p>
          </table:table-cell>
          <table:table-cell office:value-type="float" office:value="-0.00208854045649132" calcext:value-type="float">
            <text:p>-0.002088540456491</text:p>
          </table:table-cell>
          <table:table-cell office:value-type="float" office:value="0.00310819035231313" calcext:value-type="float">
            <text:p>0.003108190352313</text:p>
          </table:table-cell>
          <table:table-cell office:value-type="float" office:value="0.00171471162175035" calcext:value-type="float">
            <text:p>0.00171471162175</text:p>
          </table:table-cell>
          <table:table-cell office:value-type="float" office:value="-0.00291060757200134" calcext:value-type="float">
            <text:p>-0.002910607572001</text:p>
          </table:table-cell>
          <table:table-cell office:value-type="float" office:value="-0.000387931181678292" calcext:value-type="float">
            <text:p>-0.000387931181678</text:p>
          </table:table-cell>
          <table:table-cell office:value-type="float" office:value="-0.000966640410164976" calcext:value-type="float">
            <text:p>-0.000966640410165</text:p>
          </table:table-cell>
          <table:table-cell office:value-type="float" office:value="0.0025549029073087" calcext:value-type="float">
            <text:p>0.002554902907309</text:p>
          </table:table-cell>
          <table:table-cell office:value-type="float" office:value="0.000626469519828699" calcext:value-type="float">
            <text:p>0.000626469519829</text:p>
          </table:table-cell>
          <table:table-cell office:value-type="float" office:value="0.00044683413866109" calcext:value-type="float">
            <text:p>0.000446834138661</text:p>
          </table:table-cell>
          <table:table-cell office:value-type="float" office:value="-0.00160963029617345" calcext:value-type="float">
            <text:p>-0.001609630296173</text:p>
          </table:table-cell>
          <table:table-cell office:value-type="float" office:value="-0.000803684052414266" calcext:value-type="float">
            <text:p>-0.000803684052414</text:p>
          </table:table-cell>
          <table:table-cell office:value-type="float" office:value="0.000738059656834267" calcext:value-type="float">
            <text:p>0.000738059656834</text:p>
          </table:table-cell>
          <table:table-cell office:value-type="float" office:value="-0.00135256304771803" calcext:value-type="float">
            <text:p>-0.001352563047718</text:p>
          </table:table-cell>
          <table:table-cell office:value-type="float" office:value="0.00245437949434074" calcext:value-type="float">
            <text:p>0.002454379494341</text:p>
          </table:table-cell>
          <table:table-cell office:value-type="float" office:value="0.00137907927689929" calcext:value-type="float">
            <text:p>0.001379079276899</text:p>
          </table:table-cell>
          <table:table-cell office:value-type="float" office:value="-0.00232473865707311" calcext:value-type="float">
            <text:p>-0.002324738657073</text:p>
          </table:table-cell>
          <table:table-cell office:value-type="float" office:value="-0.000556045102258318" calcext:value-type="float">
            <text:p>-0.000556045102258</text:p>
          </table:table-cell>
          <table:table-cell office:value-type="float" office:value="-0.000670436424353771" calcext:value-type="float">
            <text:p>-0.000670436424354</text:p>
          </table:table-cell>
          <table:table-cell office:value-type="float" office:value="0.00118311975389651" calcext:value-type="float">
            <text:p>0.001183119753897</text:p>
          </table:table-cell>
          <table:table-cell office:value-type="float" office:value="0.000213085871118068" calcext:value-type="float">
            <text:p>0.000213085871118</text:p>
          </table:table-cell>
          <table:table-cell office:value-type="float" office:value="-0.000453928113160029" calcext:value-type="float">
            <text:p>-0.00045392811316</text:p>
          </table:table-cell>
          <table:table-cell office:value-type="float" office:value="-0.0013402286783234" calcext:value-type="float">
            <text:p>-0.001340228678323</text:p>
          </table:table-cell>
          <table:table-cell office:value-type="float" office:value="0.000223050651169232" calcext:value-type="float">
            <text:p>0.000223050651169</text:p>
          </table:table-cell>
          <table:table-cell office:value-type="float" office:value="-0.00154813573857854" calcext:value-type="float">
            <text:p>-0.001548135738579</text:p>
          </table:table-cell>
          <table:table-cell office:value-type="float" office:value="0.00188162344396114" calcext:value-type="float">
            <text:p>0.001881623443961</text:p>
          </table:table-cell>
          <table:table-cell office:value-type="float" office:value="0.00301371615392931" calcext:value-type="float">
            <text:p>0.003013716153929</text:p>
          </table:table-cell>
          <table:table-cell office:value-type="float" office:value="-0.00117960666771122" calcext:value-type="float">
            <text:p>-0.001179606667711</text:p>
          </table:table-cell>
          <table:table-cell office:value-type="float" office:value="-0.00308644782772932" calcext:value-type="float">
            <text:p>-0.003086447827729</text:p>
          </table:table-cell>
          <table:table-cell office:value-type="float" office:value="-0.00173902754611882" calcext:value-type="float">
            <text:p>-0.001739027546119</text:p>
          </table:table-cell>
          <table:table-cell office:value-type="float" office:value="0.0027212015247855" calcext:value-type="float">
            <text:p>0.002721201524786</text:p>
          </table:table-cell>
          <table:table-cell office:value-type="float" office:value="0.002072321503996" calcext:value-type="float">
            <text:p>0.002072321503996</text:p>
          </table:table-cell>
          <table:table-cell office:value-type="float" office:value="-0.0016824643220083" calcext:value-type="float">
            <text:p>-0.001682464322008</text:p>
          </table:table-cell>
          <table:table-cell office:value-type="float" office:value="0.00152055193337719" calcext:value-type="float">
            <text:p>0.001520551933377</text:p>
          </table:table-cell>
          <table:table-cell office:value-type="float" office:value="-0.000569148059344216" calcext:value-type="float">
            <text:p>-0.000569148059344</text:p>
          </table:table-cell>
          <table:table-cell office:value-type="float" office:value="0.000965013387359492" calcext:value-type="float">
            <text:p>0.000965013387359</text:p>
          </table:table-cell>
          <table:table-cell office:value-type="float" office:value="0.00351565110608926" calcext:value-type="float">
            <text:p>0.003515651106089</text:p>
          </table:table-cell>
          <table:table-cell office:value-type="float" office:value="-0.00197220160528838" calcext:value-type="float">
            <text:p>-0.001972201605288</text:p>
          </table:table-cell>
          <table:table-cell office:value-type="float" office:value="0.00334225647329545" calcext:value-type="float">
            <text:p>0.003342256473295</text:p>
          </table:table-cell>
          <table:table-cell office:value-type="float" office:value="-0.000830018178598957" calcext:value-type="float">
            <text:p>-0.000830018178599</text:p>
          </table:table-cell>
          <table:table-cell office:value-type="float" office:value="-0.00318736903327216" calcext:value-type="float">
            <text:p>-0.003187369033272</text:p>
          </table:table-cell>
          <table:table-cell office:value-type="float" office:value="-0.000818219451940161" calcext:value-type="float">
            <text:p>-0.00081821945194</text:p>
          </table:table-cell>
          <table:table-cell office:value-type="float" office:value="-0.000401191071524698" calcext:value-type="float">
            <text:p>-0.000401191071525</text:p>
          </table:table-cell>
          <table:table-cell office:value-type="float" office:value="-0.0000996024281378349" calcext:value-type="float">
            <text:p>-9.96024281378349E-05</text:p>
          </table:table-cell>
          <table:table-cell office:value-type="float" office:value="-0.000515818852008687" calcext:value-type="float">
            <text:p>-0.000515818852009</text:p>
          </table:table-cell>
          <table:table-cell office:value-type="float" office:value="-0.000332190792053433" calcext:value-type="float">
            <text:p>-0.000332190792053</text:p>
          </table:table-cell>
          <table:table-cell office:value-type="float" office:value="-0.000463696002429126" calcext:value-type="float">
            <text:p>-0.000463696002429</text:p>
          </table:table-cell>
          <table:table-cell office:value-type="float" office:value="-0.00000850286804854328" calcext:value-type="float">
            <text:p>-8.50286804854328E-06</text:p>
          </table:table-cell>
          <table:table-cell office:value-type="float" office:value="-0.0000528359158020186" calcext:value-type="float">
            <text:p>-5.28359158020186E-05</text:p>
          </table:table-cell>
          <table:table-cell office:value-type="float" office:value="-0.0000820185840282872" calcext:value-type="float">
            <text:p>-8.20185840282872E-05</text:p>
          </table:table-cell>
          <table:table-cell office:value-type="float" office:value="-0.000206146838623078" calcext:value-type="float">
            <text:p>-0.000206146838623</text:p>
          </table:table-cell>
          <table:table-cell office:value-type="float" office:value="0.0000574275528805734" calcext:value-type="float">
            <text:p>5.74275528805734E-05</text:p>
          </table:table-cell>
          <table:table-cell office:value-type="float" office:value="0.0000552615163947889" calcext:value-type="float">
            <text:p>5.52615163947889E-05</text:p>
          </table:table-cell>
          <table:table-cell office:value-type="float" office:value="0.000042377076704847" calcext:value-type="float">
            <text:p>4.2377076704847E-05</text:p>
          </table:table-cell>
          <table:table-cell office:value-type="float" office:value="-0.00000370006463629169" calcext:value-type="float">
            <text:p>-3.70006463629169E-06</text:p>
          </table:table-cell>
          <table:table-cell office:value-type="float" office:value="-0.000033388950594404" calcext:value-type="float">
            <text:p>-3.3388950594404E-05</text:p>
          </table:table-cell>
          <table:table-cell office:value-type="float" office:value="-0.0000145452966044957" calcext:value-type="float">
            <text:p>-1.45452966044957E-05</text:p>
          </table:table-cell>
          <table:table-cell office:value-type="float" office:value="-0.0000156439808626785" calcext:value-type="float">
            <text:p>-1.56439808626785E-05</text:p>
          </table:table-cell>
          <table:table-cell office:value-type="float" office:value="-0.0000203653241175883" calcext:value-type="float">
            <text:p>-2.03653241175883E-05</text:p>
          </table:table-cell>
          <table:table-cell office:value-type="float" office:value="0.0000662903026849571" calcext:value-type="float">
            <text:p>6.62903026849571E-05</text:p>
          </table:table-cell>
          <table:table-cell office:value-type="float" office:value="-0.00000699990324914968" calcext:value-type="float">
            <text:p>-6.99990324914968E-06</text:p>
          </table:table-cell>
          <table:table-cell office:value-type="float" office:value="-0.0000306657703199042" calcext:value-type="float">
            <text:p>-3.06657703199042E-05</text:p>
          </table:table-cell>
          <table:table-cell office:value-type="float" office:value="-0.000010234906666462" calcext:value-type="float">
            <text:p>-1.0234906666462E-05</text:p>
          </table:table-cell>
          <table:table-cell office:value-type="float" office:value="-0.0000189352070731896" calcext:value-type="float">
            <text:p>-1.89352070731896E-05</text:p>
          </table:table-cell>
          <table:table-cell office:value-type="float" office:value="0.0000238054119909292" calcext:value-type="float">
            <text:p>2.38054119909292E-05</text:p>
          </table:table-cell>
          <table:table-cell office:value-type="float" office:value="0.0000274020342134196" calcext:value-type="float">
            <text:p>2.74020342134196E-05</text:p>
          </table:table-cell>
          <table:table-cell office:value-type="float" office:value="-0.0000300436735903298" calcext:value-type="float">
            <text:p>-3.00436735903298E-05</text:p>
          </table:table-cell>
          <table:table-cell office:value-type="float" office:value="0.00000461414365737767" calcext:value-type="float">
            <text:p>4.61414365737767E-06</text:p>
          </table:table-cell>
          <table:table-cell office:value-type="float" office:value="0.00000868781147916886" calcext:value-type="float">
            <text:p>8.68781147916886E-06</text:p>
          </table:table-cell>
          <table:table-cell office:value-type="float" office:value="-0.0000262177624222315" calcext:value-type="float">
            <text:p>-2.62177624222315E-05</text:p>
          </table:table-cell>
          <table:table-cell office:value-type="float" office:value="-0.000014618890660234" calcext:value-type="float">
            <text:p>-1.4618890660234E-05</text:p>
          </table:table-cell>
          <table:table-cell office:value-type="float" office:value="-0.00000170329792220647" calcext:value-type="float">
            <text:p>-1.70329792220647E-06</text:p>
          </table:table-cell>
          <table:table-cell office:value-type="float" office:value="0.0000364678453002587" calcext:value-type="float">
            <text:p>3.64678453002587E-05</text:p>
          </table:table-cell>
          <table:table-cell office:value-type="float" office:value="-0.0000172563829581307" calcext:value-type="float">
            <text:p>-1.72563829581307E-05</text:p>
          </table:table-cell>
          <table:table-cell office:value-type="float" office:value="-0.00000878185425917666" calcext:value-type="float">
            <text:p>-8.78185425917666E-06</text:p>
          </table:table-cell>
          <table:table-cell office:value-type="float" office:value="-0.00000925149626573862" calcext:value-type="float">
            <text:p>-9.25149626573862E-06</text:p>
          </table:table-cell>
          <table:table-cell office:value-type="float" office:value="0.0000027939843901259" calcext:value-type="float">
            <text:p>2.7939843901259E-06</text:p>
          </table:table-cell>
          <table:table-cell office:value-type="float" office:value="0.0000096203524779237" calcext:value-type="float">
            <text:p>9.6203524779237E-06</text:p>
          </table:table-cell>
          <table:table-cell office:value-type="float" office:value="0.0000103063202461784" calcext:value-type="float">
            <text:p>1.03063202461784E-05</text:p>
          </table:table-cell>
          <table:table-cell office:value-type="float" office:value="-0.0000146213171775544" calcext:value-type="float">
            <text:p>-1.46213171775544E-05</text:p>
          </table:table-cell>
          <table:table-cell office:value-type="float" office:value="0.00000599093432235298" calcext:value-type="float">
            <text:p>5.99093432235298E-06</text:p>
          </table:table-cell>
          <table:table-cell office:value-type="float" office:value="-0.00000737281414642244" calcext:value-type="float">
            <text:p>-7.37281414642244E-06</text:p>
          </table:table-cell>
          <table:table-cell office:value-type="float" office:value="-0.00000661653958927699" calcext:value-type="float">
            <text:p>-6.61653958927699E-06</text:p>
          </table:table-cell>
          <table:table-cell office:value-type="float" office:value="0.00000804926086345192" calcext:value-type="float">
            <text:p>8.04926086345192E-06</text:p>
          </table:table-cell>
          <table:table-cell office:value-type="float" office:value="-0.00000501609922115565" calcext:value-type="float">
            <text:p>-5.01609922115565E-06</text:p>
          </table:table-cell>
          <table:table-cell office:value-type="float" office:value="0.00000841243128896219" calcext:value-type="float">
            <text:p>8.41243128896219E-06</text:p>
          </table:table-cell>
          <table:table-cell office:value-type="float" office:value="-0.0000138208962598418" calcext:value-type="float">
            <text:p>-1.38208962598418E-05</text:p>
          </table:table-cell>
          <table:table-cell office:value-type="float" office:value="-0.0000116230846029519" calcext:value-type="float">
            <text:p>-1.16230846029519E-05</text:p>
          </table:table-cell>
          <table:table-cell office:value-type="float" office:value="0.0000228072445546124" calcext:value-type="float">
            <text:p>2.28072445546124E-05</text:p>
          </table:table-cell>
          <table:table-cell office:value-type="float" office:value="-0.00000188386398120022" calcext:value-type="float">
            <text:p>-1.88386398120022E-06</text:p>
          </table:table-cell>
          <table:table-cell office:value-type="float" office:value="-0.00000586415656650408" calcext:value-type="float">
            <text:p>-5.86415656650408E-06</text:p>
          </table:table-cell>
          <table:table-cell office:value-type="float" office:value="-0.000000606692910853912" calcext:value-type="float">
            <text:p>-6.06692910853912E-07</text:p>
          </table:table-cell>
          <table:table-cell office:value-type="float" office:value="0.0000114697391223051" calcext:value-type="float">
            <text:p>1.14697391223051E-05</text:p>
          </table:table-cell>
          <table:table-cell office:value-type="float" office:value="-0.0000123297793717114" calcext:value-type="float">
            <text:p>-1.23297793717114E-05</text:p>
          </table:table-cell>
          <table:table-cell office:value-type="float" office:value="-0.0000115505067325161" calcext:value-type="float">
            <text:p>-1.15505067325161E-05</text:p>
          </table:table-cell>
          <table:table-cell office:value-type="float" office:value="0.0000115964282590419" calcext:value-type="float">
            <text:p>1.15964282590419E-05</text:p>
          </table:table-cell>
          <table:table-cell office:value-type="float" office:value="0.00000560137364014057" calcext:value-type="float">
            <text:p>5.60137364014057E-06</text:p>
          </table:table-cell>
          <table:table-cell office:value-type="float" office:value="-0.00000252861684191252" calcext:value-type="float">
            <text:p>-2.52861684191252E-06</text:p>
          </table:table-cell>
          <table:table-cell office:value-type="float" office:value="0.0000147365396339083" calcext:value-type="float">
            <text:p>1.47365396339083E-05</text:p>
          </table:table-cell>
          <table:table-cell office:value-type="float" office:value="-0.000021072327303473" calcext:value-type="float">
            <text:p>-2.1072327303473E-05</text:p>
          </table:table-cell>
          <table:table-cell office:value-type="float" office:value="-0.000010666902508838" calcext:value-type="float">
            <text:p>-1.0666902508838E-05</text:p>
          </table:table-cell>
          <table:table-cell office:value-type="float" office:value="0.0000184468811398886" calcext:value-type="float">
            <text:p>1.84468811398886E-05</text:p>
          </table:table-cell>
          <table:table-cell office:value-type="float" office:value="-0.00000292351145270153" calcext:value-type="float">
            <text:p>-2.92351145270153E-06</text:p>
          </table:table-cell>
          <table:table-cell office:value-type="float" office:value="0.00000823905707852957" calcext:value-type="float">
            <text:p>8.23905707852957E-06</text:p>
          </table:table-cell>
          <table:table-cell office:value-type="float" office:value="-0.0000148835949158044" calcext:value-type="float">
            <text:p>-1.48835949158044E-05</text:p>
          </table:table-cell>
          <table:table-cell office:value-type="float" office:value="0.00000634672676913528" calcext:value-type="float">
            <text:p>6.34672676913528E-06</text:p>
          </table:table-cell>
          <table:table-cell office:value-type="float" office:value="-0.000012241601709484" calcext:value-type="float">
            <text:p>-1.2241601709484E-05</text:p>
          </table:table-cell>
          <table:table-cell office:value-type="float" office:value="0.0000123599611757119" calcext:value-type="float">
            <text:p>1.23599611757119E-05</text:p>
          </table:table-cell>
          <table:table-cell office:value-type="float" office:value="0.00000630012148383763" calcext:value-type="float">
            <text:p>6.30012148383763E-06</text:p>
          </table:table-cell>
          <table:table-cell office:value-type="float" office:value="-0.000000808592121426255" calcext:value-type="float">
            <text:p>-8.08592121426255E-07</text:p>
          </table:table-cell>
          <table:table-cell office:value-type="float" office:value="-0.0000172838186893176" calcext:value-type="float">
            <text:p>-1.72838186893176E-05</text:p>
          </table:table-cell>
          <table:table-cell office:value-type="float" office:value="0.0000116434555193501" calcext:value-type="float">
            <text:p>1.16434555193501E-05</text:p>
          </table:table-cell>
          <table:table-cell office:value-type="float" office:value="0.000000791365308450143" calcext:value-type="float">
            <text:p>7.91365308450143E-07</text:p>
          </table:table-cell>
          <table:table-cell office:value-type="float" office:value="0.000000819959231290746" calcext:value-type="float">
            <text:p>8.19959231290746E-07</text:p>
          </table:table-cell>
          <table:table-cell office:value-type="float" office:value="-0.0000351760363782594" calcext:value-type="float">
            <text:p>-3.51760363782594E-05</text:p>
          </table:table-cell>
          <table:table-cell office:value-type="float" office:value="0.0000327167303653675" calcext:value-type="float">
            <text:p>3.27167303653675E-05</text:p>
          </table:table-cell>
          <table:table-cell office:value-type="float" office:value="-0.00000985492435562341" calcext:value-type="float">
            <text:p>-9.85492435562341E-06</text:p>
          </table:table-cell>
          <table:table-cell office:value-type="float" office:value="0.0000206991565072645" calcext:value-type="float">
            <text:p>2.06991565072645E-05</text:p>
          </table:table-cell>
          <table:table-cell office:value-type="float" office:value="-0.0000327635332814657" calcext:value-type="float">
            <text:p>-3.27635332814657E-05</text:p>
          </table:table-cell>
          <table:table-cell office:value-type="float" office:value="0.0000231324086116813" calcext:value-type="float">
            <text:p>2.31324086116813E-05</text:p>
          </table:table-cell>
          <table:table-cell office:value-type="float" office:value="0.00000488890499139583" calcext:value-type="float">
            <text:p>4.88890499139583E-06</text:p>
          </table:table-cell>
          <table:table-cell office:value-type="float" office:value="-0.0000123802927174954" calcext:value-type="float">
            <text:p>-1.23802927174954E-05</text:p>
          </table:table-cell>
          <table:table-cell office:value-type="float" office:value="-0.0000166140956880945" calcext:value-type="float">
            <text:p>-1.66140956880945E-05</text:p>
          </table:table-cell>
          <table:table-cell table:number-columns-repeated="452"/>
        </table:table-row>
        <table:table-row table:style-name="ro1">
          <table:table-cell office:value-type="string" calcext:value-type="string">
            <text:p>Potential loss</text:p>
          </table:table-cell>
          <table:table-cell office:value-type="float" office:value="0.437704779133036" calcext:value-type="float">
            <text:p>0.437704779133036</text:p>
          </table:table-cell>
          <table:table-cell table:formula="of:=[.B9]*9.8" office:value-type="float" office:value="4.28950683550375" calcext:value-type="float">
            <text:p>4.28950683550375</text:p>
          </table:table-cell>
          <table:table-cell table:number-columns-repeated="841"/>
        </table:table-row>
        <table:table-row table:style-name="ro1" table:number-rows-repeated="2">
          <table:table-cell table:number-columns-repeated="844"/>
        </table:table-row>
        <table:table-row table:style-name="ro1">
          <table:table-cell office:value-type="string" calcext:value-type="string">
            <text:p>mass</text:p>
          </table:table-cell>
          <table:table-cell table:number-columns-repeated="843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X-ke</text:p>
          </table:table-cell>
          <table:table-cell/>
          <table:table-cell table:formula="of:=0.5*[.C12]*(([.C5]-[.B5])/([.C1]-[.B1]))^2" office:value-type="float" office:value="0.000000244087236179063" calcext:value-type="float">
            <text:p>2.44087236179063E-07</text:p>
          </table:table-cell>
          <table:table-cell table:formula="of:=0.5*[.D12]*(([.D5]-[.C5])/([.D1]-[.C1]))^2" office:value-type="float" office:value="0.00000629033758893861" calcext:value-type="float">
            <text:p>6.29033758893861E-06</text:p>
          </table:table-cell>
          <table:table-cell table:formula="of:=0.5*[.E12]*(([.E5]-[.D5])/([.E1]-[.D1]))^2" office:value-type="float" office:value="0.0000577893269312015" calcext:value-type="float">
            <text:p>5.77893269312015E-05</text:p>
          </table:table-cell>
          <table:table-cell table:formula="of:=0.5*[.F12]*(([.F5]-[.E5])/([.F1]-[.E1]))^2" office:value-type="float" office:value="0.00000676420465329544" calcext:value-type="float">
            <text:p>6.76420465329544E-06</text:p>
          </table:table-cell>
          <table:table-cell table:formula="of:=0.5*[.G12]*(([.G5]-[.F5])/([.G1]-[.F1]))^2" office:value-type="float" office:value="0.00000122154423273011" calcext:value-type="float">
            <text:p>1.22154423273011E-06</text:p>
          </table:table-cell>
          <table:table-cell table:formula="of:=0.5*[.H12]*(([.H5]-[.G5])/([.H1]-[.G1]))^2" office:value-type="float" office:value="0.00000485009836887951" calcext:value-type="float">
            <text:p>4.85009836887951E-06</text:p>
          </table:table-cell>
          <table:table-cell table:formula="of:=0.5*[.I12]*(([.I5]-[.H5])/([.I1]-[.H1]))^2" office:value-type="float" office:value="0.0000638347598939797" calcext:value-type="float">
            <text:p>6.38347598939797E-05</text:p>
          </table:table-cell>
          <table:table-cell table:formula="of:=0.5*[.J12]*(([.J5]-[.I5])/([.J1]-[.I1]))^2" office:value-type="float" office:value="0.00000029363355710292" calcext:value-type="float">
            <text:p>2.9363355710292E-07</text:p>
          </table:table-cell>
          <table:table-cell table:formula="of:=0.5*[.K12]*(([.K5]-[.J5])/([.K1]-[.J1]))^2" office:value-type="float" office:value="0.00000675797769344247" calcext:value-type="float">
            <text:p>6.75797769344247E-06</text:p>
          </table:table-cell>
          <table:table-cell table:formula="of:=0.5*[.L12]*(([.L5]-[.K5])/([.L1]-[.K1]))^2" office:value-type="float" office:value="0.00000218101450861723" calcext:value-type="float">
            <text:p>2.18101450861723E-06</text:p>
          </table:table-cell>
          <table:table-cell table:formula="of:=0.5*[.M12]*(([.M5]-[.L5])/([.M1]-[.L1]))^2" office:value-type="float" office:value="0.00000290095164131035" calcext:value-type="float">
            <text:p>2.90095164131035E-06</text:p>
          </table:table-cell>
          <table:table-cell table:formula="of:=0.5*[.N12]*(([.N5]-[.M5])/([.N1]-[.M1]))^2" office:value-type="float" office:value="0.0000000843831044412592" calcext:value-type="float">
            <text:p>8.43831044412592E-08</text:p>
          </table:table-cell>
          <table:table-cell table:formula="of:=0.5*[.O12]*(([.O5]-[.N5])/([.O1]-[.N1]))^2" office:value-type="float" office:value="0.00000480993096870567" calcext:value-type="float">
            <text:p>4.80993096870567E-06</text:p>
          </table:table-cell>
          <table:table-cell table:formula="of:=0.5*[.P12]*(([.P5]-[.O5])/([.P1]-[.O1]))^2" office:value-type="float" office:value="0.000040658967458622" calcext:value-type="float">
            <text:p>4.0658967458622E-05</text:p>
          </table:table-cell>
          <table:table-cell table:formula="of:=0.5*[.Q12]*(([.Q5]-[.P5])/([.Q1]-[.P1]))^2" office:value-type="float" office:value="0.00000678610178923926" calcext:value-type="float">
            <text:p>6.78610178923926E-06</text:p>
          </table:table-cell>
          <table:table-cell table:formula="of:=0.5*[.R12]*(([.R5]-[.Q5])/([.R1]-[.Q1]))^2" office:value-type="float" office:value="0.000000018316812966653" calcext:value-type="float">
            <text:p>1.8316812966653E-08</text:p>
          </table:table-cell>
          <table:table-cell table:formula="of:=0.5*[.S12]*(([.S5]-[.R5])/([.S1]-[.R1]))^2" office:value-type="float" office:value="0.00000453721779894641" calcext:value-type="float">
            <text:p>4.53721779894641E-06</text:p>
          </table:table-cell>
          <table:table-cell table:formula="of:=0.5*[.T12]*(([.T5]-[.S5])/([.T1]-[.S1]))^2" office:value-type="float" office:value="0.0000096235033821124" calcext:value-type="float">
            <text:p>9.6235033821124E-06</text:p>
          </table:table-cell>
          <table:table-cell table:formula="of:=0.5*[.U12]*(([.U5]-[.T5])/([.U1]-[.T1]))^2" office:value-type="float" office:value="0.00000111831457257087" calcext:value-type="float">
            <text:p>1.11831457257087E-06</text:p>
          </table:table-cell>
          <table:table-cell table:formula="of:=0.5*[.V12]*(([.V5]-[.U5])/([.V1]-[.U1]))^2" office:value-type="float" office:value="0.00000209675610463239" calcext:value-type="float">
            <text:p>2.09675610463239E-06</text:p>
          </table:table-cell>
          <table:table-cell table:formula="of:=0.5*[.W12]*(([.W5]-[.V5])/([.W1]-[.V1]))^2" office:value-type="float" office:value="0.00000693134372240738" calcext:value-type="float">
            <text:p>6.93134372240738E-06</text:p>
          </table:table-cell>
          <table:table-cell table:formula="of:=0.5*[.X12]*(([.X5]-[.W5])/([.X1]-[.W1]))^2" office:value-type="float" office:value="0.00000415709822409584" calcext:value-type="float">
            <text:p>4.15709822409584E-06</text:p>
          </table:table-cell>
          <table:table-cell table:formula="of:=0.5*[.Y12]*(([.Y5]-[.X5])/([.Y1]-[.X1]))^2" office:value-type="float" office:value="0.0000418820875114965" calcext:value-type="float">
            <text:p>4.18820875114965E-05</text:p>
          </table:table-cell>
          <table:table-cell table:formula="of:=0.5*[.Z12]*(([.Z5]-[.Y5])/([.Z1]-[.Y1]))^2" office:value-type="float" office:value="0.00000129266367948428" calcext:value-type="float">
            <text:p>1.29266367948428E-06</text:p>
          </table:table-cell>
          <table:table-cell table:formula="of:=0.5*[.AA12]*(([.AA5]-[.Z5])/([.AA1]-[.Z1]))^2" office:value-type="float" office:value="0.0000000569671933681563" calcext:value-type="float">
            <text:p>5.69671933681563E-08</text:p>
          </table:table-cell>
          <table:table-cell table:formula="of:=0.5*[.AB12]*(([.AB5]-[.AA5])/([.AB1]-[.AA1]))^2" office:value-type="float" office:value="0.00000108939758314564" calcext:value-type="float">
            <text:p>1.08939758314564E-06</text:p>
          </table:table-cell>
          <table:table-cell table:formula="of:=0.5*[.AC12]*(([.AC5]-[.AB5])/([.AC1]-[.AB1]))^2" office:value-type="float" office:value="0.00000134352590325945" calcext:value-type="float">
            <text:p>1.34352590325945E-06</text:p>
          </table:table-cell>
          <table:table-cell table:formula="of:=0.5*[.AD12]*(([.AD5]-[.AC5])/([.AD1]-[.AC1]))^2" office:value-type="float" office:value="0.0000125237273027592" calcext:value-type="float">
            <text:p>1.25237273027592E-05</text:p>
          </table:table-cell>
          <table:table-cell table:formula="of:=0.5*[.AE12]*(([.AE5]-[.AD5])/([.AE1]-[.AD1]))^2" office:value-type="float" office:value="0.0000160258550543745" calcext:value-type="float">
            <text:p>1.60258550543745E-05</text:p>
          </table:table-cell>
          <table:table-cell table:formula="of:=0.5*[.AF12]*(([.AF5]-[.AE5])/([.AF1]-[.AE1]))^2" office:value-type="float" office:value="0.000000758948083538848" calcext:value-type="float">
            <text:p>7.58948083538848E-07</text:p>
          </table:table-cell>
          <table:table-cell table:formula="of:=0.5*[.AG12]*(([.AG5]-[.AF5])/([.AG1]-[.AF1]))^2" office:value-type="float" office:value="0.00000956014639959416" calcext:value-type="float">
            <text:p>9.56014639959416E-06</text:p>
          </table:table-cell>
          <table:table-cell table:formula="of:=0.5*[.AH12]*(([.AH5]-[.AG5])/([.AH1]-[.AG1]))^2" office:value-type="float" office:value="0.0000000239158125641296" calcext:value-type="float">
            <text:p>2.39158125641296E-08</text:p>
          </table:table-cell>
          <table:table-cell table:formula="of:=0.5*[.AI12]*(([.AI5]-[.AH5])/([.AI1]-[.AH1]))^2" office:value-type="float" office:value="0.0000169312021155478" calcext:value-type="float">
            <text:p>1.69312021155478E-05</text:p>
          </table:table-cell>
          <table:table-cell table:formula="of:=0.5*[.AJ12]*(([.AJ5]-[.AI5])/([.AJ1]-[.AI1]))^2" office:value-type="float" office:value="0.00000396820818320871" calcext:value-type="float">
            <text:p>3.96820818320871E-06</text:p>
          </table:table-cell>
          <table:table-cell table:formula="of:=0.5*[.AK12]*(([.AK5]-[.AJ5])/([.AK1]-[.AJ1]))^2" office:value-type="float" office:value="0.0000160760387537475" calcext:value-type="float">
            <text:p>1.60760387537475E-05</text:p>
          </table:table-cell>
          <table:table-cell table:formula="of:=0.5*[.AL12]*(([.AL5]-[.AK5])/([.AL1]-[.AK1]))^2" office:value-type="float" office:value="0.0000672736990404406" calcext:value-type="float">
            <text:p>6.72736990404406E-05</text:p>
          </table:table-cell>
          <table:table-cell table:formula="of:=0.5*[.AM12]*(([.AM5]-[.AL5])/([.AM1]-[.AL1]))^2" office:value-type="float" office:value="0.0000322565428469744" calcext:value-type="float">
            <text:p>3.22565428469744E-05</text:p>
          </table:table-cell>
          <table:table-cell table:formula="of:=0.5*[.AN12]*(([.AN5]-[.AM5])/([.AN1]-[.AM1]))^2" office:value-type="float" office:value="0.0000087324285640092" calcext:value-type="float">
            <text:p>8.7324285640092E-06</text:p>
          </table:table-cell>
          <table:table-cell table:formula="of:=0.5*[.AO12]*(([.AO5]-[.AN5])/([.AO1]-[.AN1]))^2" office:value-type="float" office:value="0.00000410099982268443" calcext:value-type="float">
            <text:p>4.10099982268443E-06</text:p>
          </table:table-cell>
          <table:table-cell table:formula="of:=0.5*[.AP12]*(([.AP5]-[.AO5])/([.AP1]-[.AO1]))^2" office:value-type="float" office:value="0.0000175962434130938" calcext:value-type="float">
            <text:p>1.75962434130938E-05</text:p>
          </table:table-cell>
          <table:table-cell table:formula="of:=0.5*[.AQ12]*(([.AQ5]-[.AP5])/([.AQ1]-[.AP1]))^2" office:value-type="float" office:value="0.00000238884026582015" calcext:value-type="float">
            <text:p>2.38884026582015E-06</text:p>
          </table:table-cell>
          <table:table-cell table:formula="of:=0.5*[.AR12]*(([.AR5]-[.AQ5])/([.AR1]-[.AQ1]))^2" office:value-type="float" office:value="0.0000000226776716984331" calcext:value-type="float">
            <text:p>2.26776716984331E-08</text:p>
          </table:table-cell>
          <table:table-cell table:formula="of:=0.5*[.AS12]*(([.AS5]-[.AR5])/([.AS1]-[.AR1]))^2" office:value-type="float" office:value="0.000000559046879406232" calcext:value-type="float">
            <text:p>5.59046879406232E-07</text:p>
          </table:table-cell>
          <table:table-cell table:formula="of:=0.5*[.AT12]*(([.AT5]-[.AS5])/([.AT1]-[.AS1]))^2" office:value-type="float" office:value="0.000000814350246867799" calcext:value-type="float">
            <text:p>8.14350246867799E-07</text:p>
          </table:table-cell>
          <table:table-cell table:formula="of:=0.5*[.AU12]*(([.AU5]-[.AT5])/([.AU1]-[.AT1]))^2" office:value-type="float" office:value="0.0000356906334033889" calcext:value-type="float">
            <text:p>3.56906334033889E-05</text:p>
          </table:table-cell>
          <table:table-cell table:formula="of:=0.5*[.AV12]*(([.AV5]-[.AU5])/([.AV1]-[.AU1]))^2" office:value-type="float" office:value="0.0000612599038070907" calcext:value-type="float">
            <text:p>6.12599038070907E-05</text:p>
          </table:table-cell>
          <table:table-cell table:formula="of:=0.5*[.AW12]*(([.AW5]-[.AV5])/([.AW1]-[.AV1]))^2" office:value-type="float" office:value="0.00000605971650589147" calcext:value-type="float">
            <text:p>6.05971650589147E-06</text:p>
          </table:table-cell>
          <table:table-cell table:formula="of:=0.5*[.AX12]*(([.AX5]-[.AW5])/([.AX1]-[.AW1]))^2" office:value-type="float" office:value="0.00000298153042176297" calcext:value-type="float">
            <text:p>2.98153042176297E-06</text:p>
          </table:table-cell>
          <table:table-cell table:formula="of:=0.5*[.AY12]*(([.AY5]-[.AX5])/([.AY1]-[.AX1]))^2" office:value-type="float" office:value="0.0000185620062948594" calcext:value-type="float">
            <text:p>1.85620062948594E-05</text:p>
          </table:table-cell>
          <table:table-cell table:formula="of:=0.5*[.AZ12]*(([.AZ5]-[.AY5])/([.AZ1]-[.AY1]))^2" office:value-type="float" office:value="0.0000116754797142893" calcext:value-type="float">
            <text:p>1.16754797142893E-05</text:p>
          </table:table-cell>
          <table:table-cell table:formula="of:=0.5*[.BA12]*(([.BA5]-[.AZ5])/([.BA1]-[.AZ1]))^2" office:value-type="float" office:value="0.0000000523249675681971" calcext:value-type="float">
            <text:p>5.23249675681971E-08</text:p>
          </table:table-cell>
          <table:table-cell table:formula="of:=0.5*[.BB12]*(([.BB5]-[.BA5])/([.BB1]-[.BA1]))^2" office:value-type="float" office:value="0.00000172804666113968" calcext:value-type="float">
            <text:p>1.72804666113968E-06</text:p>
          </table:table-cell>
          <table:table-cell table:formula="of:=0.5*[.BC12]*(([.BC5]-[.BB5])/([.BC1]-[.BB1]))^2" office:value-type="float" office:value="0.000000235224622083542" calcext:value-type="float">
            <text:p>2.35224622083542E-07</text:p>
          </table:table-cell>
          <table:table-cell table:formula="of:=0.5*[.BD12]*(([.BD5]-[.BC5])/([.BD1]-[.BC1]))^2" office:value-type="float" office:value="0.00000119927663485082" calcext:value-type="float">
            <text:p>1.19927663485082E-06</text:p>
          </table:table-cell>
          <table:table-cell table:formula="of:=0.5*[.BE12]*(([.BE5]-[.BD5])/([.BE1]-[.BD1]))^2" office:value-type="float" office:value="0.0000144553570863352" calcext:value-type="float">
            <text:p>1.44553570863352E-05</text:p>
          </table:table-cell>
          <table:table-cell table:formula="of:=0.5*[.BF12]*(([.BF5]-[.BE5])/([.BF1]-[.BE1]))^2" office:value-type="float" office:value="0.00000149152019345726" calcext:value-type="float">
            <text:p>1.49152019345726E-06</text:p>
          </table:table-cell>
          <table:table-cell table:formula="of:=0.5*[.BG12]*(([.BG5]-[.BF5])/([.BG1]-[.BF1]))^2" office:value-type="float" office:value="0.00000642136626678494" calcext:value-type="float">
            <text:p>6.42136626678494E-06</text:p>
          </table:table-cell>
          <table:table-cell table:formula="of:=0.5*[.BH12]*(([.BH5]-[.BG5])/([.BH1]-[.BG1]))^2" office:value-type="float" office:value="0.0000037758821380347" calcext:value-type="float">
            <text:p>3.7758821380347E-06</text:p>
          </table:table-cell>
          <table:table-cell table:formula="of:=0.5*[.BI12]*(([.BI5]-[.BH5])/([.BI1]-[.BH1]))^2" office:value-type="float" office:value="0.00000104792453380278" calcext:value-type="float">
            <text:p>1.04792453380278E-06</text:p>
          </table:table-cell>
          <table:table-cell table:formula="of:=0.5*[.BJ12]*(([.BJ5]-[.BI5])/([.BJ1]-[.BI1]))^2" office:value-type="float" office:value="0.00000349015791103937" calcext:value-type="float">
            <text:p>3.49015791103937E-06</text:p>
          </table:table-cell>
          <table:table-cell table:formula="of:=0.5*[.BK12]*(([.BK5]-[.BJ5])/([.BK1]-[.BJ1]))^2" office:value-type="float" office:value="0.000000436812163865117" calcext:value-type="float">
            <text:p>4.36812163865117E-07</text:p>
          </table:table-cell>
          <table:table-cell table:formula="of:=0.5*[.BL12]*(([.BL5]-[.BK5])/([.BL1]-[.BK1]))^2" office:value-type="float" office:value="0.00000690135353437944" calcext:value-type="float">
            <text:p>6.90135353437944E-06</text:p>
          </table:table-cell>
          <table:table-cell table:formula="of:=0.5*[.BM12]*(([.BM5]-[.BL5])/([.BM1]-[.BL1]))^2" office:value-type="float" office:value="0.00000090202196711352" calcext:value-type="float">
            <text:p>9.0202196711352E-07</text:p>
          </table:table-cell>
          <table:table-cell table:formula="of:=0.5*[.BN12]*(([.BN5]-[.BM5])/([.BN1]-[.BM1]))^2" office:value-type="float" office:value="0.000000840730795841331" calcext:value-type="float">
            <text:p>8.40730795841331E-07</text:p>
          </table:table-cell>
          <table:table-cell table:formula="of:=0.5*[.BO12]*(([.BO5]-[.BN5])/([.BO1]-[.BN1]))^2" office:value-type="float" office:value="0.00000367925113796729" calcext:value-type="float">
            <text:p>3.67925113796729E-06</text:p>
          </table:table-cell>
          <table:table-cell table:formula="of:=0.5*[.BP12]*(([.BP5]-[.BO5])/([.BP1]-[.BO1]))^2" office:value-type="float" office:value="0.0000018417610117729" calcext:value-type="float">
            <text:p>1.8417610117729E-06</text:p>
          </table:table-cell>
          <table:table-cell table:formula="of:=0.5*[.BQ12]*(([.BQ5]-[.BP5])/([.BQ1]-[.BP1]))^2" office:value-type="float" office:value="0.00000962887354913661" calcext:value-type="float">
            <text:p>9.62887354913661E-06</text:p>
          </table:table-cell>
          <table:table-cell table:formula="of:=0.5*[.BR12]*(([.BR5]-[.BQ5])/([.BR1]-[.BQ1]))^2" office:value-type="float" office:value="0.00000629665651622623" calcext:value-type="float">
            <text:p>6.29665651622623E-06</text:p>
          </table:table-cell>
          <table:table-cell table:formula="of:=0.5*[.BS12]*(([.BS5]-[.BR5])/([.BS1]-[.BR1]))^2" office:value-type="float" office:value="0.00000531410871096822" calcext:value-type="float">
            <text:p>5.31410871096822E-06</text:p>
          </table:table-cell>
          <table:table-cell table:formula="of:=0.5*[.BT12]*(([.BT5]-[.BS5])/([.BT1]-[.BS1]))^2" office:value-type="float" office:value="0.00000171610180448478" calcext:value-type="float">
            <text:p>1.71610180448478E-06</text:p>
          </table:table-cell>
          <table:table-cell table:formula="of:=0.5*[.BU12]*(([.BU5]-[.BT5])/([.BU1]-[.BT1]))^2" office:value-type="float" office:value="0.00000211744762968262" calcext:value-type="float">
            <text:p>2.11744762968262E-06</text:p>
          </table:table-cell>
          <table:table-cell table:formula="of:=0.5*[.BV12]*(([.BV5]-[.BU5])/([.BV1]-[.BU1]))^2" office:value-type="float" office:value="0.00000380267933314242" calcext:value-type="float">
            <text:p>3.80267933314242E-06</text:p>
          </table:table-cell>
          <table:table-cell table:formula="of:=0.5*[.BW12]*(([.BW5]-[.BV5])/([.BW1]-[.BV1]))^2" office:value-type="float" office:value="0.00000138299791765801" calcext:value-type="float">
            <text:p>1.38299791765801E-06</text:p>
          </table:table-cell>
          <table:table-cell table:formula="of:=0.5*[.BX12]*(([.BX5]-[.BW5])/([.BX1]-[.BW1]))^2" office:value-type="float" office:value="0.00000171307255613346" calcext:value-type="float">
            <text:p>1.71307255613346E-06</text:p>
          </table:table-cell>
          <table:table-cell table:formula="of:=0.5*[.BY12]*(([.BY5]-[.BX5])/([.BY1]-[.BX1]))^2" office:value-type="float" office:value="0.0000000402880616995488" calcext:value-type="float">
            <text:p>4.02880616995488E-08</text:p>
          </table:table-cell>
          <table:table-cell table:formula="of:=0.5*[.BZ12]*(([.BZ5]-[.BY5])/([.BZ1]-[.BY1]))^2" office:value-type="float" office:value="0.00000454657417204738" calcext:value-type="float">
            <text:p>4.54657417204738E-06</text:p>
          </table:table-cell>
          <table:table-cell table:formula="of:=0.5*[.CA12]*(([.CA5]-[.BZ5])/([.CA1]-[.BZ1]))^2" office:value-type="float" office:value="0.00000133196069905481" calcext:value-type="float">
            <text:p>1.33196069905481E-06</text:p>
          </table:table-cell>
          <table:table-cell table:formula="of:=0.5*[.CB12]*(([.CB5]-[.CA5])/([.CB1]-[.CA1]))^2" office:value-type="float" office:value="0.00000801022556500118" calcext:value-type="float">
            <text:p>8.01022556500118E-06</text:p>
          </table:table-cell>
          <table:table-cell table:formula="of:=0.5*[.CC12]*(([.CC5]-[.CB5])/([.CC1]-[.CB1]))^2" office:value-type="float" office:value="0.00000126956084702698" calcext:value-type="float">
            <text:p>1.26956084702698E-06</text:p>
          </table:table-cell>
          <table:table-cell table:formula="of:=0.5*[.CD12]*(([.CD5]-[.CC5])/([.CD1]-[.CC1]))^2" office:value-type="float" office:value="0.00000606450578486286" calcext:value-type="float">
            <text:p>6.06450578486286E-06</text:p>
          </table:table-cell>
          <table:table-cell table:formula="of:=0.5*[.CE12]*(([.CE5]-[.CD5])/([.CE1]-[.CD1]))^2" office:value-type="float" office:value="0.000000505585177594582" calcext:value-type="float">
            <text:p>5.05585177594582E-07</text:p>
          </table:table-cell>
          <table:table-cell table:formula="of:=0.5*[.CF12]*(([.CF5]-[.CE5])/([.CF1]-[.CE1]))^2" office:value-type="float" office:value="0.0000140727955660565" calcext:value-type="float">
            <text:p>1.40727955660565E-05</text:p>
          </table:table-cell>
          <table:table-cell table:formula="of:=0.5*[.CG12]*(([.CG5]-[.CF5])/([.CG1]-[.CF1]))^2" office:value-type="float" office:value="0.000045291039520612" calcext:value-type="float">
            <text:p>4.5291039520612E-05</text:p>
          </table:table-cell>
          <table:table-cell table:formula="of:=0.5*[.CH12]*(([.CH5]-[.CG5])/([.CH1]-[.CG1]))^2" office:value-type="float" office:value="0.000183163810275612" calcext:value-type="float">
            <text:p>0.000183163810276</text:p>
          </table:table-cell>
          <table:table-cell table:formula="of:=0.5*[.CI12]*(([.CI5]-[.CH5])/([.CI1]-[.CH1]))^2" office:value-type="float" office:value="0.00000905548363929452" calcext:value-type="float">
            <text:p>9.05548363929452E-06</text:p>
          </table:table-cell>
          <table:table-cell table:formula="of:=0.5*[.CJ12]*(([.CJ5]-[.CI5])/([.CJ1]-[.CI1]))^2" office:value-type="float" office:value="0.0000153107490645406" calcext:value-type="float">
            <text:p>1.53107490645406E-05</text:p>
          </table:table-cell>
          <table:table-cell table:formula="of:=0.5*[.CK12]*(([.CK5]-[.CJ5])/([.CK1]-[.CJ1]))^2" office:value-type="float" office:value="0.00000547540021613052" calcext:value-type="float">
            <text:p>5.47540021613052E-06</text:p>
          </table:table-cell>
          <table:table-cell table:formula="of:=0.5*[.CL12]*(([.CL5]-[.CK5])/([.CL1]-[.CK1]))^2" office:value-type="float" office:value="0.00241289240941701" calcext:value-type="float">
            <text:p>0.002412892409417</text:p>
          </table:table-cell>
          <table:table-cell table:formula="of:=0.5*[.CM12]*(([.CM5]-[.CL5])/([.CM1]-[.CL1]))^2" office:value-type="float" office:value="0.00738570337235967" calcext:value-type="float">
            <text:p>0.00738570337236</text:p>
          </table:table-cell>
          <table:table-cell table:formula="of:=0.5*[.CN12]*(([.CN5]-[.CM5])/([.CN1]-[.CM1]))^2" office:value-type="float" office:value="0.000905638142114604" calcext:value-type="float">
            <text:p>0.000905638142115</text:p>
          </table:table-cell>
          <table:table-cell table:formula="of:=0.5*[.CO12]*(([.CO5]-[.CN5])/([.CO1]-[.CN1]))^2" office:value-type="float" office:value="0.00226368710724628" calcext:value-type="float">
            <text:p>0.002263687107246</text:p>
          </table:table-cell>
          <table:table-cell table:formula="of:=0.5*[.CP12]*(([.CP5]-[.CO5])/([.CP1]-[.CO1]))^2" office:value-type="float" office:value="0.000622943486150646" calcext:value-type="float">
            <text:p>0.000622943486151</text:p>
          </table:table-cell>
          <table:table-cell table:formula="of:=0.5*[.CQ12]*(([.CQ5]-[.CP5])/([.CQ1]-[.CP1]))^2" office:value-type="float" office:value="0.0193413478202342" calcext:value-type="float">
            <text:p>0.019341347820234</text:p>
          </table:table-cell>
          <table:table-cell table:formula="of:=0.5*[.CR12]*(([.CR5]-[.CQ5])/([.CR1]-[.CQ1]))^2" office:value-type="float" office:value="0.00752018645864023" calcext:value-type="float">
            <text:p>0.00752018645864</text:p>
          </table:table-cell>
          <table:table-cell table:formula="of:=0.5*[.CS12]*(([.CS5]-[.CR5])/([.CS1]-[.CR1]))^2" office:value-type="float" office:value="0.0192948722955986" calcext:value-type="float">
            <text:p>0.019294872295599</text:p>
          </table:table-cell>
          <table:table-cell table:formula="of:=0.5*[.CT12]*(([.CT5]-[.CS5])/([.CT1]-[.CS1]))^2" office:value-type="float" office:value="0.000558290982710658" calcext:value-type="float">
            <text:p>0.000558290982711</text:p>
          </table:table-cell>
          <table:table-cell table:formula="of:=0.5*[.CU12]*(([.CU5]-[.CT5])/([.CU1]-[.CT1]))^2" office:value-type="float" office:value="0.00163393574339943" calcext:value-type="float">
            <text:p>0.001633935743399</text:p>
          </table:table-cell>
          <table:table-cell table:formula="of:=0.5*[.CV12]*(([.CV5]-[.CU5])/([.CV1]-[.CU1]))^2" office:value-type="float" office:value="0.0175173578080349" calcext:value-type="float">
            <text:p>0.017517357808035</text:p>
          </table:table-cell>
          <table:table-cell table:formula="of:=0.5*[.CW12]*(([.CW5]-[.CV5])/([.CW1]-[.CV1]))^2" office:value-type="float" office:value="0.0021270361478283" calcext:value-type="float">
            <text:p>0.002127036147828</text:p>
          </table:table-cell>
          <table:table-cell table:formula="of:=0.5*[.CX12]*(([.CX5]-[.CW5])/([.CX1]-[.CW1]))^2" office:value-type="float" office:value="0.0029778986957753" calcext:value-type="float">
            <text:p>0.002977898695775</text:p>
          </table:table-cell>
          <table:table-cell table:formula="of:=0.5*[.CY12]*(([.CY5]-[.CX5])/([.CY1]-[.CX1]))^2" office:value-type="float" office:value="0.00807584179050346" calcext:value-type="float">
            <text:p>0.008075841790503</text:p>
          </table:table-cell>
          <table:table-cell table:formula="of:=0.5*[.CZ12]*(([.CZ5]-[.CY5])/([.CZ1]-[.CY1]))^2" office:value-type="float" office:value="0.00146450908178602" calcext:value-type="float">
            <text:p>0.001464509081786</text:p>
          </table:table-cell>
          <table:table-cell table:formula="of:=0.5*[.DA12]*(([.DA5]-[.CZ5])/([.DA1]-[.CZ1]))^2" office:value-type="float" office:value="0.000787242449273056" calcext:value-type="float">
            <text:p>0.000787242449273</text:p>
          </table:table-cell>
          <table:table-cell table:formula="of:=0.5*[.DB12]*(([.DB5]-[.DA5])/([.DB1]-[.DA1]))^2" office:value-type="float" office:value="0.00491695514652961" calcext:value-type="float">
            <text:p>0.00491695514653</text:p>
          </table:table-cell>
          <table:table-cell table:formula="of:=0.5*[.DC12]*(([.DC5]-[.DB5])/([.DC1]-[.DB1]))^2" office:value-type="float" office:value="0.00587279772871741" calcext:value-type="float">
            <text:p>0.005872797728717</text:p>
          </table:table-cell>
          <table:table-cell table:formula="of:=0.5*[.DD12]*(([.DD5]-[.DC5])/([.DD1]-[.DC1]))^2" office:value-type="float" office:value="0.00787421027770261" calcext:value-type="float">
            <text:p>0.007874210277703</text:p>
          </table:table-cell>
          <table:table-cell table:formula="of:=0.5*[.DE12]*(([.DE5]-[.DD5])/([.DE1]-[.DD1]))^2" office:value-type="float" office:value="0.00170496924124957" calcext:value-type="float">
            <text:p>0.00170496924125</text:p>
          </table:table-cell>
          <table:table-cell table:formula="of:=0.5*[.DF12]*(([.DF5]-[.DE5])/([.DF1]-[.DE1]))^2" office:value-type="float" office:value="0.00294029908310895" calcext:value-type="float">
            <text:p>0.002940299083109</text:p>
          </table:table-cell>
          <table:table-cell table:formula="of:=0.5*[.DG12]*(([.DG5]-[.DF5])/([.DG1]-[.DF1]))^2" office:value-type="float" office:value="0.00352603050636601" calcext:value-type="float">
            <text:p>0.003526030506366</text:p>
          </table:table-cell>
          <table:table-cell table:formula="of:=0.5*[.DH12]*(([.DH5]-[.DG5])/([.DH1]-[.DG1]))^2" office:value-type="float" office:value="0.00677612639508742" calcext:value-type="float">
            <text:p>0.006776126395087</text:p>
          </table:table-cell>
          <table:table-cell table:formula="of:=0.5*[.DI12]*(([.DI5]-[.DH5])/([.DI1]-[.DH1]))^2" office:value-type="float" office:value="0.000255374285632092" calcext:value-type="float">
            <text:p>0.000255374285632</text:p>
          </table:table-cell>
          <table:table-cell table:formula="of:=0.5*[.DJ12]*(([.DJ5]-[.DI5])/([.DJ1]-[.DI1]))^2" office:value-type="float" office:value="0.00179516374416749" calcext:value-type="float">
            <text:p>0.001795163744167</text:p>
          </table:table-cell>
          <table:table-cell table:formula="of:=0.5*[.DK12]*(([.DK5]-[.DJ5])/([.DK1]-[.DJ1]))^2" office:value-type="float" office:value="0.0000315224509209076" calcext:value-type="float">
            <text:p>3.15224509209076E-05</text:p>
          </table:table-cell>
          <table:table-cell table:formula="of:=0.5*[.DL12]*(([.DL5]-[.DK5])/([.DL1]-[.DK1]))^2" office:value-type="float" office:value="0.000374389234598391" calcext:value-type="float">
            <text:p>0.000374389234598</text:p>
          </table:table-cell>
          <table:table-cell table:formula="of:=0.5*[.DM12]*(([.DM5]-[.DL5])/([.DM1]-[.DL1]))^2" office:value-type="float" office:value="0.00978050598977092" calcext:value-type="float">
            <text:p>0.009780505989771</text:p>
          </table:table-cell>
          <table:table-cell table:formula="of:=0.5*[.DN12]*(([.DN5]-[.DM5])/([.DN1]-[.DM1]))^2" office:value-type="float" office:value="0.0000257333281656338" calcext:value-type="float">
            <text:p>2.57333281656338E-05</text:p>
          </table:table-cell>
          <table:table-cell table:formula="of:=0.5*[.DO12]*(([.DO5]-[.DN5])/([.DO1]-[.DN1]))^2" office:value-type="float" office:value="0.000925885412498632" calcext:value-type="float">
            <text:p>0.000925885412499</text:p>
          </table:table-cell>
          <table:table-cell table:formula="of:=0.5*[.DP12]*(([.DP5]-[.DO5])/([.DP1]-[.DO1]))^2" office:value-type="float" office:value="0.00449705472727493" calcext:value-type="float">
            <text:p>0.004497054727275</text:p>
          </table:table-cell>
          <table:table-cell table:formula="of:=0.5*[.DQ12]*(([.DQ5]-[.DP5])/([.DQ1]-[.DP1]))^2" office:value-type="float" office:value="0.00104164964677748" calcext:value-type="float">
            <text:p>0.001041649646777</text:p>
          </table:table-cell>
          <table:table-cell table:formula="of:=0.5*[.DR12]*(([.DR5]-[.DQ5])/([.DR1]-[.DQ1]))^2" office:value-type="float" office:value="0.0153529678957238" calcext:value-type="float">
            <text:p>0.015352967895724</text:p>
          </table:table-cell>
          <table:table-cell table:formula="of:=0.5*[.DS12]*(([.DS5]-[.DR5])/([.DS1]-[.DR1]))^2" office:value-type="float" office:value="0.00166759094251718" calcext:value-type="float">
            <text:p>0.001667590942517</text:p>
          </table:table-cell>
          <table:table-cell table:formula="of:=0.5*[.DT12]*(([.DT5]-[.DS5])/([.DT1]-[.DS1]))^2" office:value-type="float" office:value="0.00139917867238522" calcext:value-type="float">
            <text:p>0.001399178672385</text:p>
          </table:table-cell>
          <table:table-cell table:formula="of:=0.5*[.DU12]*(([.DU5]-[.DT5])/([.DU1]-[.DT1]))^2" office:value-type="float" office:value="0.000240266399604348" calcext:value-type="float">
            <text:p>0.000240266399604</text:p>
          </table:table-cell>
          <table:table-cell table:formula="of:=0.5*[.DV12]*(([.DV5]-[.DU5])/([.DV1]-[.DU1]))^2" office:value-type="float" office:value="0.0229793931071692" calcext:value-type="float">
            <text:p>0.022979393107169</text:p>
          </table:table-cell>
          <table:table-cell table:formula="of:=0.5*[.DW12]*(([.DW5]-[.DV5])/([.DW1]-[.DV1]))^2" office:value-type="float" office:value="0.000310409545423403" calcext:value-type="float">
            <text:p>0.000310409545423</text:p>
          </table:table-cell>
          <table:table-cell table:formula="of:=0.5*[.DX12]*(([.DX5]-[.DW5])/([.DX1]-[.DW1]))^2" office:value-type="float" office:value="0.0033618374738129" calcext:value-type="float">
            <text:p>0.003361837473813</text:p>
          </table:table-cell>
          <table:table-cell table:formula="of:=0.5*[.DY12]*(([.DY5]-[.DX5])/([.DY1]-[.DX1]))^2" office:value-type="float" office:value="0.00179438293200219" calcext:value-type="float">
            <text:p>0.001794382932002</text:p>
          </table:table-cell>
          <table:table-cell table:formula="of:=0.5*[.DZ12]*(([.DZ5]-[.DY5])/([.DZ1]-[.DY1]))^2" office:value-type="float" office:value="0.000532569599806742" calcext:value-type="float">
            <text:p>0.000532569599807</text:p>
          </table:table-cell>
          <table:table-cell table:formula="of:=0.5*[.EA12]*(([.EA5]-[.DZ5])/([.EA1]-[.DZ1]))^2" office:value-type="float" office:value="0.00039410200178944" calcext:value-type="float">
            <text:p>0.000394102001789</text:p>
          </table:table-cell>
          <table:table-cell table:formula="of:=0.5*[.EB12]*(([.EB5]-[.EA5])/([.EB1]-[.EA1]))^2" office:value-type="float" office:value="0.000980526986491434" calcext:value-type="float">
            <text:p>0.000980526986491</text:p>
          </table:table-cell>
          <table:table-cell table:formula="of:=0.5*[.EC12]*(([.EC5]-[.EB5])/([.EC1]-[.EB1]))^2" office:value-type="float" office:value="0.0137641727357524" calcext:value-type="float">
            <text:p>0.013764172735753</text:p>
          </table:table-cell>
          <table:table-cell table:formula="of:=0.5*[.ED12]*(([.ED5]-[.EC5])/([.ED1]-[.EC1]))^2" office:value-type="float" office:value="0.0014165730709926" calcext:value-type="float">
            <text:p>0.001416573070993</text:p>
          </table:table-cell>
          <table:table-cell table:formula="of:=0.5*[.EE12]*(([.EE5]-[.ED5])/([.EE1]-[.ED1]))^2" office:value-type="float" office:value="0.000167936523165267" calcext:value-type="float">
            <text:p>0.000167936523165</text:p>
          </table:table-cell>
          <table:table-cell table:formula="of:=0.5*[.EF12]*(([.EF5]-[.EE5])/([.EF1]-[.EE1]))^2" office:value-type="float" office:value="0.00371079640036513" calcext:value-type="float">
            <text:p>0.003710796400365</text:p>
          </table:table-cell>
          <table:table-cell table:formula="of:=0.5*[.EG12]*(([.EG5]-[.EF5])/([.EG1]-[.EF1]))^2" office:value-type="float" office:value="0.00611048669281791" calcext:value-type="float">
            <text:p>0.006110486692818</text:p>
          </table:table-cell>
          <table:table-cell table:formula="of:=0.5*[.EH12]*(([.EH5]-[.EG5])/([.EH1]-[.EG1]))^2" office:value-type="float" office:value="0.000285379124501781" calcext:value-type="float">
            <text:p>0.000285379124502</text:p>
          </table:table-cell>
          <table:table-cell table:formula="of:=0.5*[.EI12]*(([.EI5]-[.EH5])/([.EI1]-[.EH1]))^2" office:value-type="float" office:value="0.0000178322175694321" calcext:value-type="float">
            <text:p>1.78322175694321E-05</text:p>
          </table:table-cell>
          <table:table-cell table:formula="of:=0.5*[.EJ12]*(([.EJ5]-[.EI5])/([.EJ1]-[.EI1]))^2" office:value-type="float" office:value="0.00131368004474623" calcext:value-type="float">
            <text:p>0.001313680044746</text:p>
          </table:table-cell>
          <table:table-cell table:formula="of:=0.5*[.EK12]*(([.EK5]-[.EJ5])/([.EK1]-[.EJ1]))^2" office:value-type="float" office:value="0.0000481474869098428" calcext:value-type="float">
            <text:p>4.81474869098428E-05</text:p>
          </table:table-cell>
          <table:table-cell table:formula="of:=0.5*[.EL12]*(([.EL5]-[.EK5])/([.EL1]-[.EK1]))^2" office:value-type="float" office:value="0.00312536204638742" calcext:value-type="float">
            <text:p>0.003125362046387</text:p>
          </table:table-cell>
          <table:table-cell table:formula="of:=0.5*[.EM12]*(([.EM5]-[.EL5])/([.EM1]-[.EL1]))^2" office:value-type="float" office:value="0.0361365608004694" calcext:value-type="float">
            <text:p>0.03613656080047</text:p>
          </table:table-cell>
          <table:table-cell table:formula="of:=0.5*[.EN12]*(([.EN5]-[.EM5])/([.EN1]-[.EM1]))^2" office:value-type="float" office:value="0.0123759266537335" calcext:value-type="float">
            <text:p>0.012375926653734</text:p>
          </table:table-cell>
          <table:table-cell table:formula="of:=0.5*[.EO12]*(([.EO5]-[.EN5])/([.EO1]-[.EN1]))^2" office:value-type="float" office:value="0.00102651370178849" calcext:value-type="float">
            <text:p>0.001026513701788</text:p>
          </table:table-cell>
          <table:table-cell table:formula="of:=0.5*[.EP12]*(([.EP5]-[.EO5])/([.EP1]-[.EO1]))^2" office:value-type="float" office:value="0.00324193328910607" calcext:value-type="float">
            <text:p>0.003241933289106</text:p>
          </table:table-cell>
          <table:table-cell table:formula="of:=0.5*[.EQ12]*(([.EQ5]-[.EP5])/([.EQ1]-[.EP1]))^2" office:value-type="float" office:value="0.00163818293480427" calcext:value-type="float">
            <text:p>0.001638182934804</text:p>
          </table:table-cell>
          <table:table-cell table:formula="of:=0.5*[.ER12]*(([.ER5]-[.EQ5])/([.ER1]-[.EQ1]))^2" office:value-type="float" office:value="0.00573626972043557" calcext:value-type="float">
            <text:p>0.005736269720436</text:p>
          </table:table-cell>
          <table:table-cell table:formula="of:=0.5*[.ES12]*(([.ES5]-[.ER5])/([.ES1]-[.ER1]))^2" office:value-type="float" office:value="0.00975431050364847" calcext:value-type="float">
            <text:p>0.009754310503648</text:p>
          </table:table-cell>
          <table:table-cell table:formula="of:=0.5*[.ET12]*(([.ET5]-[.ES5])/([.ET1]-[.ES1]))^2" office:value-type="float" office:value="0.0485777507818178" calcext:value-type="float">
            <text:p>0.048577750781818</text:p>
          </table:table-cell>
          <table:table-cell table:formula="of:=0.5*[.EU12]*(([.EU5]-[.ET5])/([.EU1]-[.ET1]))^2" office:value-type="float" office:value="0.0357103473925365" calcext:value-type="float">
            <text:p>0.035710347392537</text:p>
          </table:table-cell>
          <table:table-cell table:formula="of:=0.5*[.EV12]*(([.EV5]-[.EU5])/([.EV1]-[.EU1]))^2" office:value-type="float" office:value="0.0271133293405807" calcext:value-type="float">
            <text:p>0.027113329340581</text:p>
          </table:table-cell>
          <table:table-cell table:formula="of:=0.5*[.EW12]*(([.EW5]-[.EV5])/([.EW1]-[.EV1]))^2" office:value-type="float" office:value="0.0276535998096051" calcext:value-type="float">
            <text:p>0.027653599809605</text:p>
          </table:table-cell>
          <table:table-cell table:formula="of:=0.5*[.EX12]*(([.EX5]-[.EW5])/([.EX1]-[.EW1]))^2" office:value-type="float" office:value="0.0124426907023159" calcext:value-type="float">
            <text:p>0.012442690702316</text:p>
          </table:table-cell>
          <table:table-cell table:formula="of:=0.5*[.EY12]*(([.EY5]-[.EX5])/([.EY1]-[.EX1]))^2" office:value-type="float" office:value="0.000448546318921868" calcext:value-type="float">
            <text:p>0.000448546318922</text:p>
          </table:table-cell>
          <table:table-cell table:formula="of:=0.5*[.EZ12]*(([.EZ5]-[.EY5])/([.EZ1]-[.EY1]))^2" office:value-type="float" office:value="0.0326175506438469" calcext:value-type="float">
            <text:p>0.032617550643847</text:p>
          </table:table-cell>
          <table:table-cell table:formula="of:=0.5*[.FA12]*(([.FA5]-[.EZ5])/([.FA1]-[.EZ1]))^2" office:value-type="float" office:value="0.00162334594766945" calcext:value-type="float">
            <text:p>0.001623345947669</text:p>
          </table:table-cell>
          <table:table-cell table:formula="of:=0.5*[.FB12]*(([.FB5]-[.FA5])/([.FB1]-[.FA1]))^2" office:value-type="float" office:value="0.00187910611640553" calcext:value-type="float">
            <text:p>0.001879106116406</text:p>
          </table:table-cell>
          <table:table-cell table:formula="of:=0.5*[.FC12]*(([.FC5]-[.FB5])/([.FC1]-[.FB1]))^2" office:value-type="float" office:value="0.000143295736142524" calcext:value-type="float">
            <text:p>0.000143295736143</text:p>
          </table:table-cell>
          <table:table-cell table:formula="of:=0.5*[.FD12]*(([.FD5]-[.FC5])/([.FD1]-[.FC1]))^2" office:value-type="float" office:value="0.0231936057415437" calcext:value-type="float">
            <text:p>0.023193605741544</text:p>
          </table:table-cell>
          <table:table-cell table:formula="of:=0.5*[.FE12]*(([.FE5]-[.FD5])/([.FE1]-[.FD1]))^2" office:value-type="float" office:value="0.028551788254327" calcext:value-type="float">
            <text:p>0.028551788254327</text:p>
          </table:table-cell>
          <table:table-cell table:formula="of:=0.5*[.FF12]*(([.FF5]-[.FE5])/([.FF1]-[.FE1]))^2" office:value-type="float" office:value="0.0641064564495807" calcext:value-type="float">
            <text:p>0.064106456449581</text:p>
          </table:table-cell>
          <table:table-cell table:formula="of:=0.5*[.FG12]*(([.FG5]-[.FF5])/([.FG1]-[.FF1]))^2" office:value-type="float" office:value="0.0110860595489029" calcext:value-type="float">
            <text:p>0.011086059548903</text:p>
          </table:table-cell>
          <table:table-cell table:formula="of:=0.5*[.FH12]*(([.FH5]-[.FG5])/([.FH1]-[.FG1]))^2" office:value-type="float" office:value="0.0195902939593531" calcext:value-type="float">
            <text:p>0.019590293959353</text:p>
          </table:table-cell>
          <table:table-cell table:formula="of:=0.5*[.FI12]*(([.FI5]-[.FH5])/([.FI1]-[.FH1]))^2" office:value-type="float" office:value="0.0198059793550436" calcext:value-type="float">
            <text:p>0.019805979355044</text:p>
          </table:table-cell>
          <table:table-cell table:formula="of:=0.5*[.FJ12]*(([.FJ5]-[.FI5])/([.FJ1]-[.FI1]))^2" office:value-type="float" office:value="0.0102421839755045" calcext:value-type="float">
            <text:p>0.010242183975505</text:p>
          </table:table-cell>
          <table:table-cell table:formula="of:=0.5*[.FK12]*(([.FK5]-[.FJ5])/([.FK1]-[.FJ1]))^2" office:value-type="float" office:value="0.0129497931839546" calcext:value-type="float">
            <text:p>0.012949793183955</text:p>
          </table:table-cell>
          <table:table-cell table:formula="of:=0.5*[.FL12]*(([.FL5]-[.FK5])/([.FL1]-[.FK1]))^2" office:value-type="float" office:value="0.0151067133961927" calcext:value-type="float">
            <text:p>0.015106713396193</text:p>
          </table:table-cell>
          <table:table-cell table:formula="of:=0.5*[.FM12]*(([.FM5]-[.FL5])/([.FM1]-[.FL1]))^2" office:value-type="float" office:value="0.0520393234565751" calcext:value-type="float">
            <text:p>0.052039323456575</text:p>
          </table:table-cell>
          <table:table-cell table:formula="of:=0.5*[.FN12]*(([.FN5]-[.FM5])/([.FN1]-[.FM1]))^2" office:value-type="float" office:value="0.0148692677323191" calcext:value-type="float">
            <text:p>0.014869267732319</text:p>
          </table:table-cell>
          <table:table-cell table:formula="of:=0.5*[.FO12]*(([.FO5]-[.FN5])/([.FO1]-[.FN1]))^2" office:value-type="float" office:value="0.0000281775050708975" calcext:value-type="float">
            <text:p>2.81775050708975E-05</text:p>
          </table:table-cell>
          <table:table-cell table:formula="of:=0.5*[.FP12]*(([.FP5]-[.FO5])/([.FP1]-[.FO1]))^2" office:value-type="float" office:value="0.0105524017746205" calcext:value-type="float">
            <text:p>0.010552401774621</text:p>
          </table:table-cell>
          <table:table-cell table:formula="of:=0.5*[.FQ12]*(([.FQ5]-[.FP5])/([.FQ1]-[.FP1]))^2" office:value-type="float" office:value="0.00085456416943578" calcext:value-type="float">
            <text:p>0.000854564169436</text:p>
          </table:table-cell>
          <table:table-cell table:formula="of:=0.5*[.FR12]*(([.FR5]-[.FQ5])/([.FR1]-[.FQ1]))^2" office:value-type="float" office:value="0.00244702604333702" calcext:value-type="float">
            <text:p>0.002447026043337</text:p>
          </table:table-cell>
          <table:table-cell table:formula="of:=0.5*[.FS12]*(([.FS5]-[.FR5])/([.FS1]-[.FR1]))^2" office:value-type="float" office:value="0.00129658653465775" calcext:value-type="float">
            <text:p>0.001296586534658</text:p>
          </table:table-cell>
          <table:table-cell table:formula="of:=0.5*[.FT12]*(([.FT5]-[.FS5])/([.FT1]-[.FS1]))^2" office:value-type="float" office:value="0.00150541635256744" calcext:value-type="float">
            <text:p>0.001505416352567</text:p>
          </table:table-cell>
          <table:table-cell table:formula="of:=0.5*[.FU12]*(([.FU5]-[.FT5])/([.FU1]-[.FT1]))^2" office:value-type="float" office:value="0.00000128793448913731" calcext:value-type="float">
            <text:p>1.28793448913731E-06</text:p>
          </table:table-cell>
          <table:table-cell table:formula="of:=0.5*[.FV12]*(([.FV5]-[.FU5])/([.FV1]-[.FU1]))^2" office:value-type="float" office:value="0.00418221325614034" calcext:value-type="float">
            <text:p>0.00418221325614</text:p>
          </table:table-cell>
          <table:table-cell table:formula="of:=0.5*[.FW12]*(([.FW5]-[.FV5])/([.FW1]-[.FV1]))^2" office:value-type="float" office:value="0.0526362987095923" calcext:value-type="float">
            <text:p>0.052636298709592</text:p>
          </table:table-cell>
          <table:table-cell table:formula="of:=0.5*[.FX12]*(([.FX5]-[.FW5])/([.FX1]-[.FW1]))^2" office:value-type="float" office:value="0.000160181497234142" calcext:value-type="float">
            <text:p>0.000160181497234</text:p>
          </table:table-cell>
          <table:table-cell table:formula="of:=0.5*[.FY12]*(([.FY5]-[.FX5])/([.FY1]-[.FX1]))^2" office:value-type="float" office:value="0.0000302540396323366" calcext:value-type="float">
            <text:p>3.02540396323366E-05</text:p>
          </table:table-cell>
          <table:table-cell table:formula="of:=0.5*[.FZ12]*(([.FZ5]-[.FY5])/([.FZ1]-[.FY1]))^2" office:value-type="float" office:value="0.00489419352786913" calcext:value-type="float">
            <text:p>0.004894193527869</text:p>
          </table:table-cell>
          <table:table-cell table:formula="of:=0.5*[.GA12]*(([.GA5]-[.FZ5])/([.GA1]-[.FZ1]))^2" office:value-type="float" office:value="0.00472217765681705" calcext:value-type="float">
            <text:p>0.004722177656817</text:p>
          </table:table-cell>
          <table:table-cell table:formula="of:=0.5*[.GB12]*(([.GB5]-[.GA5])/([.GB1]-[.GA1]))^2" office:value-type="float" office:value="0.0000209633209652059" calcext:value-type="float">
            <text:p>2.09633209652059E-05</text:p>
          </table:table-cell>
          <table:table-cell table:formula="of:=0.5*[.GC12]*(([.GC5]-[.GB5])/([.GC1]-[.GB1]))^2" office:value-type="float" office:value="0.00214552615005612" calcext:value-type="float">
            <text:p>0.002145526150056</text:p>
          </table:table-cell>
          <table:table-cell table:formula="of:=0.5*[.GD12]*(([.GD5]-[.GC5])/([.GD1]-[.GC1]))^2" office:value-type="float" office:value="0.0184468285019329" calcext:value-type="float">
            <text:p>0.018446828501933</text:p>
          </table:table-cell>
          <table:table-cell table:formula="of:=0.5*[.GE12]*(([.GE5]-[.GD5])/([.GE1]-[.GD1]))^2" office:value-type="float" office:value="0.000808087511425771" calcext:value-type="float">
            <text:p>0.000808087511426</text:p>
          </table:table-cell>
          <table:table-cell table:formula="of:=0.5*[.GF12]*(([.GF5]-[.GE5])/([.GF1]-[.GE1]))^2" office:value-type="float" office:value="0.000297797063934948" calcext:value-type="float">
            <text:p>0.000297797063935</text:p>
          </table:table-cell>
          <table:table-cell table:formula="of:=0.5*[.GG12]*(([.GG5]-[.GF5])/([.GG1]-[.GF1]))^2" office:value-type="float" office:value="0.00639660021718183" calcext:value-type="float">
            <text:p>0.006396600217182</text:p>
          </table:table-cell>
          <table:table-cell table:formula="of:=0.5*[.GH12]*(([.GH5]-[.GG5])/([.GH1]-[.GG1]))^2" office:value-type="float" office:value="0.0411920243999327" calcext:value-type="float">
            <text:p>0.041192024399933</text:p>
          </table:table-cell>
          <table:table-cell table:formula="of:=0.5*[.GI12]*(([.GI5]-[.GH5])/([.GI1]-[.GH1]))^2" office:value-type="float" office:value="0.000612938514847542" calcext:value-type="float">
            <text:p>0.000612938514848</text:p>
          </table:table-cell>
          <table:table-cell table:formula="of:=0.5*[.GJ12]*(([.GJ5]-[.GI5])/([.GJ1]-[.GI1]))^2" office:value-type="float" office:value="0.000881777311443937" calcext:value-type="float">
            <text:p>0.000881777311444</text:p>
          </table:table-cell>
          <table:table-cell table:formula="of:=0.5*[.GK12]*(([.GK5]-[.GJ5])/([.GK1]-[.GJ1]))^2" office:value-type="float" office:value="0.00274941480218345" calcext:value-type="float">
            <text:p>0.002749414802183</text:p>
          </table:table-cell>
          <table:table-cell table:formula="of:=0.5*[.GL12]*(([.GL5]-[.GK5])/([.GL1]-[.GK1]))^2" office:value-type="float" office:value="0.000117877817116681" calcext:value-type="float">
            <text:p>0.000117877817117</text:p>
          </table:table-cell>
          <table:table-cell table:formula="of:=0.5*[.GM12]*(([.GM5]-[.GL5])/([.GM1]-[.GL1]))^2" office:value-type="float" office:value="0.00673976741027081" calcext:value-type="float">
            <text:p>0.006739767410271</text:p>
          </table:table-cell>
          <table:table-cell table:formula="of:=0.5*[.GN12]*(([.GN5]-[.GM5])/([.GN1]-[.GM1]))^2" office:value-type="float" office:value="0.0379328476977468" calcext:value-type="float">
            <text:p>0.037932847697747</text:p>
          </table:table-cell>
          <table:table-cell table:formula="of:=0.5*[.GO12]*(([.GO5]-[.GN5])/([.GO1]-[.GN1]))^2" office:value-type="float" office:value="0.00731310502222678" calcext:value-type="float">
            <text:p>0.007313105022227</text:p>
          </table:table-cell>
          <table:table-cell table:formula="of:=0.5*[.GP12]*(([.GP5]-[.GO5])/([.GP1]-[.GO1]))^2" office:value-type="float" office:value="0.00549236554944432" calcext:value-type="float">
            <text:p>0.005492365549444</text:p>
          </table:table-cell>
          <table:table-cell table:formula="of:=0.5*[.GQ12]*(([.GQ5]-[.GP5])/([.GQ1]-[.GP1]))^2" office:value-type="float" office:value="0.000337304294618395" calcext:value-type="float">
            <text:p>0.000337304294618</text:p>
          </table:table-cell>
          <table:table-cell table:formula="of:=0.5*[.GR12]*(([.GR5]-[.GQ5])/([.GR1]-[.GQ1]))^2" office:value-type="float" office:value="0.000144978298828245" calcext:value-type="float">
            <text:p>0.000144978298828</text:p>
          </table:table-cell>
          <table:table-cell table:formula="of:=0.5*[.GS12]*(([.GS5]-[.GR5])/([.GS1]-[.GR1]))^2" office:value-type="float" office:value="0.0481107670114355" calcext:value-type="float">
            <text:p>0.048110767011436</text:p>
          </table:table-cell>
          <table:table-cell table:formula="of:=0.5*[.GT12]*(([.GT5]-[.GS5])/([.GT1]-[.GS1]))^2" office:value-type="float" office:value="0.0195163898350922" calcext:value-type="float">
            <text:p>0.019516389835092</text:p>
          </table:table-cell>
          <table:table-cell table:formula="of:=0.5*[.GU12]*(([.GU5]-[.GT5])/([.GU1]-[.GT1]))^2" office:value-type="float" office:value="0.00129456735349845" calcext:value-type="float">
            <text:p>0.001294567353498</text:p>
          </table:table-cell>
          <table:table-cell table:formula="of:=0.5*[.GV12]*(([.GV5]-[.GU5])/([.GV1]-[.GU1]))^2" office:value-type="float" office:value="0.00608836553770577" calcext:value-type="float">
            <text:p>0.006088365537706</text:p>
          </table:table-cell>
          <table:table-cell table:formula="of:=0.5*[.GW12]*(([.GW5]-[.GV5])/([.GW1]-[.GV1]))^2" office:value-type="float" office:value="0.000515609534569372" calcext:value-type="float">
            <text:p>0.000515609534569</text:p>
          </table:table-cell>
          <table:table-cell table:formula="of:=0.5*[.GX12]*(([.GX5]-[.GW5])/([.GX1]-[.GW1]))^2" office:value-type="float" office:value="0.0291614418121037" calcext:value-type="float">
            <text:p>0.029161441812104</text:p>
          </table:table-cell>
          <table:table-cell table:formula="of:=0.5*[.GY12]*(([.GY5]-[.GX5])/([.GY1]-[.GX1]))^2" office:value-type="float" office:value="0.0108638868099845" calcext:value-type="float">
            <text:p>0.010863886809985</text:p>
          </table:table-cell>
          <table:table-cell table:formula="of:=0.5*[.GZ12]*(([.GZ5]-[.GY5])/([.GZ1]-[.GY1]))^2" office:value-type="float" office:value="0.00136199402282208" calcext:value-type="float">
            <text:p>0.001361994022822</text:p>
          </table:table-cell>
          <table:table-cell table:formula="of:=0.5*[.HA12]*(([.HA5]-[.GZ5])/([.HA1]-[.GZ1]))^2" office:value-type="float" office:value="0.0259716084326635" calcext:value-type="float">
            <text:p>0.025971608432664</text:p>
          </table:table-cell>
          <table:table-cell table:formula="of:=0.5*[.HB12]*(([.HB5]-[.HA5])/([.HB1]-[.HA1]))^2" office:value-type="float" office:value="0.0038420151659395" calcext:value-type="float">
            <text:p>0.00384201516594</text:p>
          </table:table-cell>
          <table:table-cell table:formula="of:=0.5*[.HC12]*(([.HC5]-[.HB5])/([.HC1]-[.HB1]))^2" office:value-type="float" office:value="0.00650146831667511" calcext:value-type="float">
            <text:p>0.006501468316675</text:p>
          </table:table-cell>
          <table:table-cell table:formula="of:=0.5*[.HD12]*(([.HD5]-[.HC5])/([.HD1]-[.HC1]))^2" office:value-type="float" office:value="0.00295238217130177" calcext:value-type="float">
            <text:p>0.002952382171302</text:p>
          </table:table-cell>
          <table:table-cell table:formula="of:=0.5*[.HE12]*(([.HE5]-[.HD5])/([.HE1]-[.HD1]))^2" office:value-type="float" office:value="0.000572137307253193" calcext:value-type="float">
            <text:p>0.000572137307253</text:p>
          </table:table-cell>
          <table:table-cell table:formula="of:=0.5*[.HF12]*(([.HF5]-[.HE5])/([.HF1]-[.HE1]))^2" office:value-type="float" office:value="0.0136191057861829" calcext:value-type="float">
            <text:p>0.013619105786183</text:p>
          </table:table-cell>
          <table:table-cell table:formula="of:=0.5*[.HG12]*(([.HG5]-[.HF5])/([.HG1]-[.HF1]))^2" office:value-type="float" office:value="0.0283449596469069" calcext:value-type="float">
            <text:p>0.028344959646907</text:p>
          </table:table-cell>
          <table:table-cell table:formula="of:=0.5*[.HH12]*(([.HH5]-[.HG5])/([.HH1]-[.HG1]))^2" office:value-type="float" office:value="0.0237591272967784" calcext:value-type="float">
            <text:p>0.023759127296778</text:p>
          </table:table-cell>
          <table:table-cell table:formula="of:=0.5*[.HI12]*(([.HI5]-[.HH5])/([.HI1]-[.HH1]))^2" office:value-type="float" office:value="0.0121887083281146" calcext:value-type="float">
            <text:p>0.012188708328115</text:p>
          </table:table-cell>
          <table:table-cell table:formula="of:=0.5*[.HJ12]*(([.HJ5]-[.HI5])/([.HJ1]-[.HI1]))^2" office:value-type="float" office:value="0.00000488410104476719" calcext:value-type="float">
            <text:p>4.88410104476719E-06</text:p>
          </table:table-cell>
          <table:table-cell table:formula="of:=0.5*[.HK12]*(([.HK5]-[.HJ5])/([.HK1]-[.HJ1]))^2" office:value-type="float" office:value="0.0000792542274623202" calcext:value-type="float">
            <text:p>7.92542274623202E-05</text:p>
          </table:table-cell>
          <table:table-cell table:formula="of:=0.5*[.HL12]*(([.HL5]-[.HK5])/([.HL1]-[.HK1]))^2" office:value-type="float" office:value="0.0000191263254352656" calcext:value-type="float">
            <text:p>1.91263254352656E-05</text:p>
          </table:table-cell>
          <table:table-cell table:formula="of:=0.5*[.HM12]*(([.HM5]-[.HL5])/([.HM1]-[.HL1]))^2" office:value-type="float" office:value="0.0328109452344473" calcext:value-type="float">
            <text:p>0.032810945234447</text:p>
          </table:table-cell>
          <table:table-cell table:formula="of:=0.5*[.HN12]*(([.HN5]-[.HM5])/([.HN1]-[.HM1]))^2" office:value-type="float" office:value="0.0404066509840767" calcext:value-type="float">
            <text:p>0.040406650984077</text:p>
          </table:table-cell>
          <table:table-cell table:formula="of:=0.5*[.HO12]*(([.HO5]-[.HN5])/([.HO1]-[.HN1]))^2" office:value-type="float" office:value="0.0108719826711464" calcext:value-type="float">
            <text:p>0.010871982671146</text:p>
          </table:table-cell>
          <table:table-cell table:formula="of:=0.5*[.HP12]*(([.HP5]-[.HO5])/([.HP1]-[.HO1]))^2" office:value-type="float" office:value="0.00759371894321084" calcext:value-type="float">
            <text:p>0.007593718943211</text:p>
          </table:table-cell>
          <table:table-cell table:formula="of:=0.5*[.HQ12]*(([.HQ5]-[.HP5])/([.HQ1]-[.HP1]))^2" office:value-type="float" office:value="0.000934351097432516" calcext:value-type="float">
            <text:p>0.000934351097433</text:p>
          </table:table-cell>
          <table:table-cell table:formula="of:=0.5*[.HR12]*(([.HR5]-[.HQ5])/([.HR1]-[.HQ1]))^2" office:value-type="float" office:value="0.0100221435520987" calcext:value-type="float">
            <text:p>0.010022143552099</text:p>
          </table:table-cell>
          <table:table-cell table:formula="of:=0.5*[.HS12]*(([.HS5]-[.HR5])/([.HS1]-[.HR1]))^2" office:value-type="float" office:value="0.00377547706573435" calcext:value-type="float">
            <text:p>0.003775477065734</text:p>
          </table:table-cell>
          <table:table-cell table:formula="of:=0.5*[.HT12]*(([.HT5]-[.HS5])/([.HT1]-[.HS1]))^2" office:value-type="float" office:value="0.0196144187312527" calcext:value-type="float">
            <text:p>0.019614418731253</text:p>
          </table:table-cell>
          <table:table-cell table:formula="of:=0.5*[.HU12]*(([.HU5]-[.HT5])/([.HU1]-[.HT1]))^2" office:value-type="float" office:value="0.00197809916299676" calcext:value-type="float">
            <text:p>0.001978099162997</text:p>
          </table:table-cell>
          <table:table-cell table:formula="of:=0.5*[.HV12]*(([.HV5]-[.HU5])/([.HV1]-[.HU1]))^2" office:value-type="float" office:value="0.0000267319443319745" calcext:value-type="float">
            <text:p>2.67319443319745E-05</text:p>
          </table:table-cell>
          <table:table-cell table:formula="of:=0.5*[.HW12]*(([.HW5]-[.HV5])/([.HW1]-[.HV1]))^2" office:value-type="float" office:value="0.0237568160567505" calcext:value-type="float">
            <text:p>0.023756816056751</text:p>
          </table:table-cell>
          <table:table-cell table:formula="of:=0.5*[.HX12]*(([.HX5]-[.HW5])/([.HX1]-[.HW1]))^2" office:value-type="float" office:value="0.0813366373085873" calcext:value-type="float">
            <text:p>0.081336637308587</text:p>
          </table:table-cell>
          <table:table-cell table:formula="of:=0.5*[.HY12]*(([.HY5]-[.HX5])/([.HY1]-[.HX1]))^2" office:value-type="float" office:value="0.00373553531539307" calcext:value-type="float">
            <text:p>0.003735535315393</text:p>
          </table:table-cell>
          <table:table-cell table:formula="of:=0.5*[.HZ12]*(([.HZ5]-[.HY5])/([.HZ1]-[.HY1]))^2" office:value-type="float" office:value="0.00824656446910098" calcext:value-type="float">
            <text:p>0.008246564469101</text:p>
          </table:table-cell>
          <table:table-cell table:formula="of:=0.5*[.IA12]*(([.IA5]-[.HZ5])/([.IA1]-[.HZ1]))^2" office:value-type="float" office:value="0.00271849621573392" calcext:value-type="float">
            <text:p>0.002718496215734</text:p>
          </table:table-cell>
          <table:table-cell table:formula="of:=0.5*[.IB12]*(([.IB5]-[.IA5])/([.IB1]-[.IA1]))^2" office:value-type="float" office:value="0.000315052731760127" calcext:value-type="float">
            <text:p>0.00031505273176</text:p>
          </table:table-cell>
          <table:table-cell table:formula="of:=0.5*[.IC12]*(([.IC5]-[.IB5])/([.IC1]-[.IB1]))^2" office:value-type="float" office:value="0.000963689162827505" calcext:value-type="float">
            <text:p>0.000963689162828</text:p>
          </table:table-cell>
          <table:table-cell table:formula="of:=0.5*[.ID12]*(([.ID5]-[.IC5])/([.ID1]-[.IC1]))^2" office:value-type="float" office:value="0.0251407501425586" calcext:value-type="float">
            <text:p>0.025140750142559</text:p>
          </table:table-cell>
          <table:table-cell table:formula="of:=0.5*[.IE12]*(([.IE5]-[.ID5])/([.IE1]-[.ID1]))^2" office:value-type="float" office:value="0.0402307459489369" calcext:value-type="float">
            <text:p>0.040230745948937</text:p>
          </table:table-cell>
          <table:table-cell table:formula="of:=0.5*[.IF12]*(([.IF5]-[.IE5])/([.IF1]-[.IE1]))^2" office:value-type="float" office:value="0.0061070955187311" calcext:value-type="float">
            <text:p>0.006107095518731</text:p>
          </table:table-cell>
          <table:table-cell table:formula="of:=0.5*[.IG12]*(([.IG5]-[.IF5])/([.IG1]-[.IF1]))^2" office:value-type="float" office:value="0.00120460788078267" calcext:value-type="float">
            <text:p>0.001204607880783</text:p>
          </table:table-cell>
          <table:table-cell table:formula="of:=0.5*[.IH12]*(([.IH5]-[.IG5])/([.IH1]-[.IG1]))^2" office:value-type="float" office:value="0.000204408745631894" calcext:value-type="float">
            <text:p>0.000204408745632</text:p>
          </table:table-cell>
          <table:table-cell table:formula="of:=0.5*[.II12]*(([.II5]-[.IH5])/([.II1]-[.IH1]))^2" office:value-type="float" office:value="0.0361860000761702" calcext:value-type="float">
            <text:p>0.03618600007617</text:p>
          </table:table-cell>
          <table:table-cell table:formula="of:=0.5*[.IJ12]*(([.IJ5]-[.II5])/([.IJ1]-[.II1]))^2" office:value-type="float" office:value="0.00241549336090667" calcext:value-type="float">
            <text:p>0.002415493360907</text:p>
          </table:table-cell>
          <table:table-cell table:formula="of:=0.5*[.IK12]*(([.IK5]-[.IJ5])/([.IK1]-[.IJ1]))^2" office:value-type="float" office:value="0.0000779461161430598" calcext:value-type="float">
            <text:p>7.79461161430598E-05</text:p>
          </table:table-cell>
          <table:table-cell table:formula="of:=0.5*[.IL12]*(([.IL5]-[.IK5])/([.IL1]-[.IK1]))^2" office:value-type="float" office:value="0.00247114089077595" calcext:value-type="float">
            <text:p>0.002471140890776</text:p>
          </table:table-cell>
          <table:table-cell table:formula="of:=0.5*[.IM12]*(([.IM5]-[.IL5])/([.IM1]-[.IL1]))^2" office:value-type="float" office:value="0.0179846520208759" calcext:value-type="float">
            <text:p>0.017984652020876</text:p>
          </table:table-cell>
          <table:table-cell table:formula="of:=0.5*[.IN12]*(([.IN5]-[.IM5])/([.IN1]-[.IM1]))^2" office:value-type="float" office:value="0.00800123638539001" calcext:value-type="float">
            <text:p>0.00800123638539</text:p>
          </table:table-cell>
          <table:table-cell table:formula="of:=0.5*[.IO12]*(([.IO5]-[.IN5])/([.IO1]-[.IN1]))^2" office:value-type="float" office:value="0.00147582748719486" calcext:value-type="float">
            <text:p>0.001475827487195</text:p>
          </table:table-cell>
          <table:table-cell table:formula="of:=0.5*[.IP12]*(([.IP5]-[.IO5])/([.IP1]-[.IO1]))^2" office:value-type="float" office:value="0.00525845296544579" calcext:value-type="float">
            <text:p>0.005258452965446</text:p>
          </table:table-cell>
          <table:table-cell table:formula="of:=0.5*[.IQ12]*(([.IQ5]-[.IP5])/([.IQ1]-[.IP1]))^2" office:value-type="float" office:value="0.000253687133717163" calcext:value-type="float">
            <text:p>0.000253687133717</text:p>
          </table:table-cell>
          <table:table-cell table:formula="of:=0.5*[.IR12]*(([.IR5]-[.IQ5])/([.IR1]-[.IQ1]))^2" office:value-type="float" office:value="0.0000104837220673867" calcext:value-type="float">
            <text:p>1.04837220673867E-05</text:p>
          </table:table-cell>
          <table:table-cell table:formula="of:=0.5*[.IS12]*(([.IS5]-[.IR5])/([.IS1]-[.IR1]))^2" office:value-type="float" office:value="0.0011065719266828" calcext:value-type="float">
            <text:p>0.001106571926683</text:p>
          </table:table-cell>
          <table:table-cell table:formula="of:=0.5*[.IT12]*(([.IT5]-[.IS5])/([.IT1]-[.IS1]))^2" office:value-type="float" office:value="0.00406264735731717" calcext:value-type="float">
            <text:p>0.004062647357317</text:p>
          </table:table-cell>
          <table:table-cell table:formula="of:=0.5*[.IU12]*(([.IU5]-[.IT5])/([.IU1]-[.IT1]))^2" office:value-type="float" office:value="0.0694489346766278" calcext:value-type="float">
            <text:p>0.069448934676628</text:p>
          </table:table-cell>
          <table:table-cell table:formula="of:=0.5*[.IV12]*(([.IV5]-[.IU5])/([.IV1]-[.IU1]))^2" office:value-type="float" office:value="0.00164757302815327" calcext:value-type="float">
            <text:p>0.001647573028153</text:p>
          </table:table-cell>
          <table:table-cell table:formula="of:=0.5*[.IW12]*(([.IW5]-[.IV5])/([.IW1]-[.IV1]))^2" office:value-type="float" office:value="0.00000778175708001249" calcext:value-type="float">
            <text:p>7.78175708001249E-06</text:p>
          </table:table-cell>
          <table:table-cell table:formula="of:=0.5*[.IX12]*(([.IX5]-[.IW5])/([.IX1]-[.IW1]))^2" office:value-type="float" office:value="0.00000331400301955503" calcext:value-type="float">
            <text:p>3.31400301955503E-06</text:p>
          </table:table-cell>
          <table:table-cell table:formula="of:=0.5*[.IY12]*(([.IY5]-[.IX5])/([.IY1]-[.IX1]))^2" office:value-type="float" office:value="0.0251627415793672" calcext:value-type="float">
            <text:p>0.025162741579367</text:p>
          </table:table-cell>
          <table:table-cell table:formula="of:=0.5*[.IZ12]*(([.IZ5]-[.IY5])/([.IZ1]-[.IY1]))^2" office:value-type="float" office:value="0.0168894169688138" calcext:value-type="float">
            <text:p>0.016889416968814</text:p>
          </table:table-cell>
          <table:table-cell table:formula="of:=0.5*[.JA12]*(([.JA5]-[.IZ5])/([.JA1]-[.IZ1]))^2" office:value-type="float" office:value="0.00300155584701556" calcext:value-type="float">
            <text:p>0.003001555847016</text:p>
          </table:table-cell>
          <table:table-cell table:formula="of:=0.5*[.JB12]*(([.JB5]-[.JA5])/([.JB1]-[.JA1]))^2" office:value-type="float" office:value="0.014582360774192" calcext:value-type="float">
            <text:p>0.014582360774192</text:p>
          </table:table-cell>
          <table:table-cell table:formula="of:=0.5*[.JC12]*(([.JC5]-[.JB5])/([.JC1]-[.JB1]))^2" office:value-type="float" office:value="0.0000194347427852001" calcext:value-type="float">
            <text:p>1.94347427852001E-05</text:p>
          </table:table-cell>
          <table:table-cell table:formula="of:=0.5*[.JD12]*(([.JD5]-[.JC5])/([.JD1]-[.JC1]))^2" office:value-type="float" office:value="0.000327750062996154" calcext:value-type="float">
            <text:p>0.000327750062996</text:p>
          </table:table-cell>
          <table:table-cell table:formula="of:=0.5*[.JE12]*(([.JE5]-[.JD5])/([.JE1]-[.JD1]))^2" office:value-type="float" office:value="0.0242348255935753" calcext:value-type="float">
            <text:p>0.024234825593575</text:p>
          </table:table-cell>
          <table:table-cell table:formula="of:=0.5*[.JF12]*(([.JF5]-[.JE5])/([.JF1]-[.JE1]))^2" office:value-type="float" office:value="0.084092349347815" calcext:value-type="float">
            <text:p>0.084092349347815</text:p>
          </table:table-cell>
          <table:table-cell table:formula="of:=0.5*[.JG12]*(([.JG5]-[.JF5])/([.JG1]-[.JF1]))^2" office:value-type="float" office:value="0.00457545960288395" calcext:value-type="float">
            <text:p>0.004575459602884</text:p>
          </table:table-cell>
          <table:table-cell table:formula="of:=0.5*[.JH12]*(([.JH5]-[.JG5])/([.JH1]-[.JG1]))^2" office:value-type="float" office:value="0.00365875383337033" calcext:value-type="float">
            <text:p>0.00365875383337</text:p>
          </table:table-cell>
          <table:table-cell table:formula="of:=0.5*[.JI12]*(([.JI5]-[.JH5])/([.JI1]-[.JH1]))^2" office:value-type="float" office:value="0.000330154104698162" calcext:value-type="float">
            <text:p>0.000330154104698</text:p>
          </table:table-cell>
          <table:table-cell table:formula="of:=0.5*[.JJ12]*(([.JJ5]-[.JI5])/([.JJ1]-[.JI1]))^2" office:value-type="float" office:value="0.000185311391899777" calcext:value-type="float">
            <text:p>0.0001853113919</text:p>
          </table:table-cell>
          <table:table-cell table:formula="of:=0.5*[.JK12]*(([.JK5]-[.JJ5])/([.JK1]-[.JJ1]))^2" office:value-type="float" office:value="0.0119553798709893" calcext:value-type="float">
            <text:p>0.011955379870989</text:p>
          </table:table-cell>
          <table:table-cell table:formula="of:=0.5*[.JL12]*(([.JL5]-[.JK5])/([.JL1]-[.JK1]))^2" office:value-type="float" office:value="0.0660328514728146" calcext:value-type="float">
            <text:p>0.066032851472815</text:p>
          </table:table-cell>
          <table:table-cell table:formula="of:=0.5*[.JM12]*(([.JM5]-[.JL5])/([.JM1]-[.JL1]))^2" office:value-type="float" office:value="0.0277824324969891" calcext:value-type="float">
            <text:p>0.027782432496989</text:p>
          </table:table-cell>
          <table:table-cell table:formula="of:=0.5*[.JN12]*(([.JN5]-[.JM5])/([.JN1]-[.JM1]))^2" office:value-type="float" office:value="0.00551535408343068" calcext:value-type="float">
            <text:p>0.005515354083431</text:p>
          </table:table-cell>
          <table:table-cell table:formula="of:=0.5*[.JO12]*(([.JO5]-[.JN5])/([.JO1]-[.JN1]))^2" office:value-type="float" office:value="0.000293054489829744" calcext:value-type="float">
            <text:p>0.00029305448983</text:p>
          </table:table-cell>
          <table:table-cell table:formula="of:=0.5*[.JP12]*(([.JP5]-[.JO5])/([.JP1]-[.JO1]))^2" office:value-type="float" office:value="0.0051988287584031" calcext:value-type="float">
            <text:p>0.005198828758403</text:p>
          </table:table-cell>
          <table:table-cell table:formula="of:=0.5*[.JQ12]*(([.JQ5]-[.JP5])/([.JQ1]-[.JP1]))^2" office:value-type="float" office:value="0.0786524850293971" calcext:value-type="float">
            <text:p>0.078652485029397</text:p>
          </table:table-cell>
          <table:table-cell table:formula="of:=0.5*[.JR12]*(([.JR5]-[.JQ5])/([.JR1]-[.JQ1]))^2" office:value-type="float" office:value="0.015391755458821" calcext:value-type="float">
            <text:p>0.015391755458821</text:p>
          </table:table-cell>
          <table:table-cell table:formula="of:=0.5*[.JS12]*(([.JS5]-[.JR5])/([.JS1]-[.JR1]))^2" office:value-type="float" office:value="0.0139580352751132" calcext:value-type="float">
            <text:p>0.013958035275113</text:p>
          </table:table-cell>
          <table:table-cell table:formula="of:=0.5*[.JT12]*(([.JT5]-[.JS5])/([.JT1]-[.JS1]))^2" office:value-type="float" office:value="0.000349004774618953" calcext:value-type="float">
            <text:p>0.000349004774619</text:p>
          </table:table-cell>
          <table:table-cell table:formula="of:=0.5*[.JU12]*(([.JU5]-[.JT5])/([.JU1]-[.JT1]))^2" office:value-type="float" office:value="0.00113092325102507" calcext:value-type="float">
            <text:p>0.001130923251025</text:p>
          </table:table-cell>
          <table:table-cell table:formula="of:=0.5*[.JV12]*(([.JV5]-[.JU5])/([.JV1]-[.JU1]))^2" office:value-type="float" office:value="0.00933519517316163" calcext:value-type="float">
            <text:p>0.009335195173162</text:p>
          </table:table-cell>
          <table:table-cell table:formula="of:=0.5*[.JW12]*(([.JW5]-[.JV5])/([.JW1]-[.JV1]))^2" office:value-type="float" office:value="0.0000283637190629088" calcext:value-type="float">
            <text:p>2.83637190629088E-05</text:p>
          </table:table-cell>
          <table:table-cell table:formula="of:=0.5*[.JX12]*(([.JX5]-[.JW5])/([.JX1]-[.JW1]))^2" office:value-type="float" office:value="0.0590262426975004" calcext:value-type="float">
            <text:p>0.0590262426975</text:p>
          </table:table-cell>
          <table:table-cell table:formula="of:=0.5*[.JY12]*(([.JY5]-[.JX5])/([.JY1]-[.JX1]))^2" office:value-type="float" office:value="0.04260736780658" calcext:value-type="float">
            <text:p>0.04260736780658</text:p>
          </table:table-cell>
          <table:table-cell table:formula="of:=0.5*[.JZ12]*(([.JZ5]-[.JY5])/([.JZ1]-[.JY1]))^2" office:value-type="float" office:value="0.00554619359667074" calcext:value-type="float">
            <text:p>0.005546193596671</text:p>
          </table:table-cell>
          <table:table-cell table:formula="of:=0.5*[.KA12]*(([.KA5]-[.JZ5])/([.KA1]-[.JZ1]))^2" office:value-type="float" office:value="0.0000000866082792182044" calcext:value-type="float">
            <text:p>8.66082792182044E-08</text:p>
          </table:table-cell>
          <table:table-cell table:formula="of:=0.5*[.KB12]*(([.KB5]-[.KA5])/([.KB1]-[.KA1]))^2" office:value-type="float" office:value="0.00148450276361245" calcext:value-type="float">
            <text:p>0.001484502763612</text:p>
          </table:table-cell>
          <table:table-cell table:formula="of:=0.5*[.KC12]*(([.KC5]-[.KB5])/([.KC1]-[.KB1]))^2" office:value-type="float" office:value="0.0657591183056807" calcext:value-type="float">
            <text:p>0.065759118305681</text:p>
          </table:table-cell>
          <table:table-cell table:formula="of:=0.5*[.KD12]*(([.KD5]-[.KC5])/([.KD1]-[.KC1]))^2" office:value-type="float" office:value="0.0574896017870032" calcext:value-type="float">
            <text:p>0.057489601787003</text:p>
          </table:table-cell>
          <table:table-cell table:formula="of:=0.5*[.KE12]*(([.KE5]-[.KD5])/([.KE1]-[.KD1]))^2" office:value-type="float" office:value="0.0192992671964519" calcext:value-type="float">
            <text:p>0.019299267196452</text:p>
          </table:table-cell>
          <table:table-cell table:formula="of:=0.5*[.KF12]*(([.KF5]-[.KE5])/([.KF1]-[.KE1]))^2" office:value-type="float" office:value="0.000209531955982959" calcext:value-type="float">
            <text:p>0.000209531955983</text:p>
          </table:table-cell>
          <table:table-cell table:formula="of:=0.5*[.KG12]*(([.KG5]-[.KF5])/([.KG1]-[.KF1]))^2" office:value-type="float" office:value="0.0128662003893153" calcext:value-type="float">
            <text:p>0.012866200389315</text:p>
          </table:table-cell>
          <table:table-cell table:formula="of:=0.5*[.KH12]*(([.KH5]-[.KG5])/([.KH1]-[.KG1]))^2" office:value-type="float" office:value="0.000000892015440003782" calcext:value-type="float">
            <text:p>8.92015440003782E-07</text:p>
          </table:table-cell>
          <table:table-cell table:formula="of:=0.5*[.KI12]*(([.KI5]-[.KH5])/([.KI1]-[.KH1]))^2" office:value-type="float" office:value="0.0219903915820932" calcext:value-type="float">
            <text:p>0.021990391582093</text:p>
          </table:table-cell>
          <table:table-cell table:formula="of:=0.5*[.KJ12]*(([.KJ5]-[.KI5])/([.KJ1]-[.KI1]))^2" office:value-type="float" office:value="0.0047933904247501" calcext:value-type="float">
            <text:p>0.00479339042475</text:p>
          </table:table-cell>
          <table:table-cell table:formula="of:=0.5*[.KK12]*(([.KK5]-[.KJ5])/([.KK1]-[.KJ1]))^2" office:value-type="float" office:value="0.0103181857321314" calcext:value-type="float">
            <text:p>0.010318185732132</text:p>
          </table:table-cell>
          <table:table-cell table:formula="of:=0.5*[.KL12]*(([.KL5]-[.KK5])/([.KL1]-[.KK1]))^2" office:value-type="float" office:value="0.000314801715789404" calcext:value-type="float">
            <text:p>0.000314801715789</text:p>
          </table:table-cell>
          <table:table-cell table:formula="of:=0.5*[.KM12]*(([.KM5]-[.KL5])/([.KM1]-[.KL1]))^2" office:value-type="float" office:value="0.0000385152415936789" calcext:value-type="float">
            <text:p>3.85152415936789E-05</text:p>
          </table:table-cell>
          <table:table-cell table:formula="of:=0.5*[.KN12]*(([.KN5]-[.KM5])/([.KN1]-[.KM1]))^2" office:value-type="float" office:value="0.0442858321703903" calcext:value-type="float">
            <text:p>0.04428583217039</text:p>
          </table:table-cell>
          <table:table-cell table:formula="of:=0.5*[.KO12]*(([.KO5]-[.KN5])/([.KO1]-[.KN1]))^2" office:value-type="float" office:value="0.0151410803232743" calcext:value-type="float">
            <text:p>0.015141080323274</text:p>
          </table:table-cell>
          <table:table-cell table:formula="of:=0.5*[.KP12]*(([.KP5]-[.KO5])/([.KP1]-[.KO1]))^2" office:value-type="float" office:value="0.0041054331105088" calcext:value-type="float">
            <text:p>0.004105433110509</text:p>
          </table:table-cell>
          <table:table-cell table:formula="of:=0.5*[.KQ12]*(([.KQ5]-[.KP5])/([.KQ1]-[.KP1]))^2" office:value-type="float" office:value="0.000716817949510438" calcext:value-type="float">
            <text:p>0.00071681794951</text:p>
          </table:table-cell>
          <table:table-cell table:formula="of:=0.5*[.KR12]*(([.KR5]-[.KQ5])/([.KR1]-[.KQ1]))^2" office:value-type="float" office:value="0.0700719306933149" calcext:value-type="float">
            <text:p>0.070071930693315</text:p>
          </table:table-cell>
          <table:table-cell table:formula="of:=0.5*[.KS12]*(([.KS5]-[.KR5])/([.KS1]-[.KR1]))^2" office:value-type="float" office:value="0.0516276375276649" calcext:value-type="float">
            <text:p>0.051627637527665</text:p>
          </table:table-cell>
          <table:table-cell table:formula="of:=0.5*[.KT12]*(([.KT5]-[.KS5])/([.KT1]-[.KS1]))^2" office:value-type="float" office:value="0.0272827727857661" calcext:value-type="float">
            <text:p>0.027282772785766</text:p>
          </table:table-cell>
          <table:table-cell table:formula="of:=0.5*[.KU12]*(([.KU5]-[.KT5])/([.KU1]-[.KT1]))^2" office:value-type="float" office:value="0.00000241701879861408" calcext:value-type="float">
            <text:p>2.41701879861408E-06</text:p>
          </table:table-cell>
          <table:table-cell table:formula="of:=0.5*[.KV12]*(([.KV5]-[.KU5])/([.KV1]-[.KU1]))^2" office:value-type="float" office:value="0.000000433039465301824" calcext:value-type="float">
            <text:p>4.33039465301824E-07</text:p>
          </table:table-cell>
          <table:table-cell table:formula="of:=0.5*[.KW12]*(([.KW5]-[.KV5])/([.KW1]-[.KV1]))^2" office:value-type="float" office:value="0.0594011581740762" calcext:value-type="float">
            <text:p>0.059401158174076</text:p>
          </table:table-cell>
          <table:table-cell table:formula="of:=0.5*[.KX12]*(([.KX5]-[.KW5])/([.KX1]-[.KW1]))^2" office:value-type="float" office:value="0.0860997791774966" calcext:value-type="float">
            <text:p>0.086099779177497</text:p>
          </table:table-cell>
          <table:table-cell table:formula="of:=0.5*[.KY12]*(([.KY5]-[.KX5])/([.KY1]-[.KX1]))^2" office:value-type="float" office:value="0.0175100028844585" calcext:value-type="float">
            <text:p>0.017510002884459</text:p>
          </table:table-cell>
          <table:table-cell table:formula="of:=0.5*[.KZ12]*(([.KZ5]-[.KY5])/([.KZ1]-[.KY1]))^2" office:value-type="float" office:value="0.00252820212550205" calcext:value-type="float">
            <text:p>0.002528202125502</text:p>
          </table:table-cell>
          <table:table-cell table:formula="of:=0.5*[.LA12]*(([.LA5]-[.KZ5])/([.LA1]-[.KZ1]))^2" office:value-type="float" office:value="0.00500211036237786" calcext:value-type="float">
            <text:p>0.005002110362378</text:p>
          </table:table-cell>
          <table:table-cell table:formula="of:=0.5*[.LB12]*(([.LB5]-[.LA5])/([.LB1]-[.LA1]))^2" office:value-type="float" office:value="0.000110430185164708" calcext:value-type="float">
            <text:p>0.000110430185165</text:p>
          </table:table-cell>
          <table:table-cell table:formula="of:=0.5*[.LC12]*(([.LC5]-[.LB5])/([.LC1]-[.LB1]))^2" office:value-type="float" office:value="0.000205693379665684" calcext:value-type="float">
            <text:p>0.000205693379666</text:p>
          </table:table-cell>
          <table:table-cell table:formula="of:=0.5*[.LD12]*(([.LD5]-[.LC5])/([.LD1]-[.LC1]))^2" office:value-type="float" office:value="0.00140034858837568" calcext:value-type="float">
            <text:p>0.001400348588376</text:p>
          </table:table-cell>
          <table:table-cell table:formula="of:=0.5*[.LE12]*(([.LE5]-[.LD5])/([.LE1]-[.LD1]))^2" office:value-type="float" office:value="0.0000240159786487756" calcext:value-type="float">
            <text:p>2.40159786487756E-05</text:p>
          </table:table-cell>
          <table:table-cell table:formula="of:=0.5*[.LF12]*(([.LF5]-[.LE5])/([.LF1]-[.LE1]))^2" office:value-type="float" office:value="0.000113010445349253" calcext:value-type="float">
            <text:p>0.000113010445349</text:p>
          </table:table-cell>
          <table:table-cell table:formula="of:=0.5*[.LG12]*(([.LG5]-[.LF5])/([.LG1]-[.LF1]))^2" office:value-type="float" office:value="0.000000432533041514348" calcext:value-type="float">
            <text:p>4.32533041514348E-07</text:p>
          </table:table-cell>
          <table:table-cell table:formula="of:=0.5*[.LH12]*(([.LH5]-[.LG5])/([.LH1]-[.LG1]))^2" office:value-type="float" office:value="0.000113155800874251" calcext:value-type="float">
            <text:p>0.000113155800874</text:p>
          </table:table-cell>
          <table:table-cell table:formula="of:=0.5*[.LI12]*(([.LI5]-[.LH5])/([.LI1]-[.LH1]))^2" office:value-type="float" office:value="0.0000174124358810117" calcext:value-type="float">
            <text:p>1.74124358810117E-05</text:p>
          </table:table-cell>
          <table:table-cell table:formula="of:=0.5*[.LJ12]*(([.LJ5]-[.LI5])/([.LJ1]-[.LI1]))^2" office:value-type="float" office:value="0.00000353869828040904" calcext:value-type="float">
            <text:p>3.53869828040904E-06</text:p>
          </table:table-cell>
          <table:table-cell table:formula="of:=0.5*[.LK12]*(([.LK5]-[.LJ5])/([.LK1]-[.LJ1]))^2" office:value-type="float" office:value="0.00000072436233583856" calcext:value-type="float">
            <text:p>7.2436233583856E-07</text:p>
          </table:table-cell>
          <table:table-cell table:formula="of:=0.5*[.LL12]*(([.LL5]-[.LK5])/([.LL1]-[.LK1]))^2" office:value-type="float" office:value="0.00000695000072592031" calcext:value-type="float">
            <text:p>6.95000072592031E-06</text:p>
          </table:table-cell>
          <table:table-cell table:formula="of:=0.5*[.LM12]*(([.LM5]-[.LL5])/([.LM1]-[.LL1]))^2" office:value-type="float" office:value="0.00000788899374745238" calcext:value-type="float">
            <text:p>7.88899374745238E-06</text:p>
          </table:table-cell>
          <table:table-cell table:formula="of:=0.5*[.LN12]*(([.LN5]-[.LM5])/([.LN1]-[.LM1]))^2" office:value-type="float" office:value="0.0000119115339956617" calcext:value-type="float">
            <text:p>1.19115339956617E-05</text:p>
          </table:table-cell>
          <table:table-cell table:formula="of:=0.5*[.LO12]*(([.LO5]-[.LN5])/([.LO1]-[.LN1]))^2" office:value-type="float" office:value="0.00000218618617104098" calcext:value-type="float">
            <text:p>2.18618617104098E-06</text:p>
          </table:table-cell>
          <table:table-cell table:formula="of:=0.5*[.LP12]*(([.LP5]-[.LO5])/([.LP1]-[.LO1]))^2" office:value-type="float" office:value="0.0000115232605901007" calcext:value-type="float">
            <text:p>1.15232605901007E-05</text:p>
          </table:table-cell>
          <table:table-cell table:formula="of:=0.5*[.LQ12]*(([.LQ5]-[.LP5])/([.LQ1]-[.LP1]))^2" office:value-type="float" office:value="0.00000201613682161568" calcext:value-type="float">
            <text:p>2.01613682161568E-06</text:p>
          </table:table-cell>
          <table:table-cell table:formula="of:=0.5*[.LR12]*(([.LR5]-[.LQ5])/([.LR1]-[.LQ1]))^2" office:value-type="float" office:value="0.00000614205038575446" calcext:value-type="float">
            <text:p>6.14205038575446E-06</text:p>
          </table:table-cell>
          <table:table-cell table:formula="of:=0.5*[.LS12]*(([.LS5]-[.LR5])/([.LS1]-[.LR1]))^2" office:value-type="float" office:value="0.00000177250097930268" calcext:value-type="float">
            <text:p>1.77250097930268E-06</text:p>
          </table:table-cell>
          <table:table-cell table:formula="of:=0.5*[.LT12]*(([.LT5]-[.LS5])/([.LT1]-[.LS1]))^2" office:value-type="float" office:value="0.00000065462745061305" calcext:value-type="float">
            <text:p>6.5462745061305E-07</text:p>
          </table:table-cell>
          <table:table-cell table:formula="of:=0.5*[.LU12]*(([.LU5]-[.LT5])/([.LU1]-[.LT1]))^2" office:value-type="float" office:value="0.0000000553696379296456" calcext:value-type="float">
            <text:p>5.53696379296456E-08</text:p>
          </table:table-cell>
          <table:table-cell table:formula="of:=0.5*[.LV12]*(([.LV5]-[.LU5])/([.LV1]-[.LU1]))^2" office:value-type="float" office:value="0.0000012480130468578" calcext:value-type="float">
            <text:p>1.2480130468578E-06</text:p>
          </table:table-cell>
          <table:table-cell table:formula="of:=0.5*[.LW12]*(([.LW5]-[.LV5])/([.LW1]-[.LV1]))^2" office:value-type="float" office:value="0.0000113786394164866" calcext:value-type="float">
            <text:p>1.13786394164866E-05</text:p>
          </table:table-cell>
          <table:table-cell table:formula="of:=0.5*[.LX12]*(([.LX5]-[.LW5])/([.LX1]-[.LW1]))^2" office:value-type="float" office:value="0.00000189805130976758" calcext:value-type="float">
            <text:p>1.89805130976758E-06</text:p>
          </table:table-cell>
          <table:table-cell table:formula="of:=0.5*[.LY12]*(([.LY5]-[.LX5])/([.LY1]-[.LX1]))^2" office:value-type="float" office:value="0.000000738666526478966" calcext:value-type="float">
            <text:p>7.38666526478966E-07</text:p>
          </table:table-cell>
          <table:table-cell table:formula="of:=0.5*[.LZ12]*(([.LZ5]-[.LY5])/([.LZ1]-[.LY1]))^2" office:value-type="float" office:value="0.00000072486603204852" calcext:value-type="float">
            <text:p>7.2486603204852E-07</text:p>
          </table:table-cell>
          <table:table-cell table:formula="of:=0.5*[.MA12]*(([.MA5]-[.LZ5])/([.MA1]-[.LZ1]))^2" office:value-type="float" office:value="0.00000529739365221394" calcext:value-type="float">
            <text:p>5.29739365221394E-06</text:p>
          </table:table-cell>
          <table:table-cell table:formula="of:=0.5*[.MB12]*(([.MB5]-[.MA5])/([.MB1]-[.MA1]))^2" office:value-type="float" office:value="0.0000178568471217604" calcext:value-type="float">
            <text:p>1.78568471217604E-05</text:p>
          </table:table-cell>
          <table:table-cell table:formula="of:=0.5*[.MC12]*(([.MC5]-[.MB5])/([.MC1]-[.MB1]))^2" office:value-type="float" office:value="0.000000533120152350055" calcext:value-type="float">
            <text:p>5.33120152350055E-07</text:p>
          </table:table-cell>
          <table:table-cell table:formula="of:=0.5*[.MD12]*(([.MD5]-[.MC5])/([.MD1]-[.MC1]))^2" office:value-type="float" office:value="0.00000967411637100481" calcext:value-type="float">
            <text:p>9.67411637100481E-06</text:p>
          </table:table-cell>
          <table:table-cell table:formula="of:=0.5*[.ME12]*(([.ME5]-[.MD5])/([.ME1]-[.MD1]))^2" office:value-type="float" office:value="0.00000159887250114364" calcext:value-type="float">
            <text:p>1.59887250114364E-06</text:p>
          </table:table-cell>
          <table:table-cell table:formula="of:=0.5*[.MF12]*(([.MF5]-[.ME5])/([.MF1]-[.ME1]))^2" office:value-type="float" office:value="0.000000153195198874447" calcext:value-type="float">
            <text:p>1.53195198874447E-07</text:p>
          </table:table-cell>
          <table:table-cell table:formula="of:=0.5*[.MG12]*(([.MG5]-[.MF5])/([.MG1]-[.MF1]))^2" office:value-type="float" office:value="0.00000211207286425989" calcext:value-type="float">
            <text:p>2.11207286425989E-06</text:p>
          </table:table-cell>
          <table:table-cell table:formula="of:=0.5*[.MH12]*(([.MH5]-[.MG5])/([.MH1]-[.MG1]))^2" office:value-type="float" office:value="0.000000560671780539002" calcext:value-type="float">
            <text:p>5.60671780539002E-07</text:p>
          </table:table-cell>
          <table:table-cell table:formula="of:=0.5*[.MI12]*(([.MI5]-[.MH5])/([.MI1]-[.MH1]))^2" office:value-type="float" office:value="0.00000317031927507375" calcext:value-type="float">
            <text:p>3.17031927507375E-06</text:p>
          </table:table-cell>
          <table:table-cell table:formula="of:=0.5*[.MJ12]*(([.MJ5]-[.MI5])/([.MJ1]-[.MI1]))^2" office:value-type="float" office:value="0.0000115689312649934" calcext:value-type="float">
            <text:p>1.15689312649934E-05</text:p>
          </table:table-cell>
          <table:table-cell table:formula="of:=0.5*[.MK12]*(([.MK5]-[.MJ5])/([.MK1]-[.MJ1]))^2" office:value-type="float" office:value="0.00000000000236154188717476" calcext:value-type="float">
            <text:p>2.36154188717476E-12</text:p>
          </table:table-cell>
          <table:table-cell table:formula="of:=0.5*[.ML12]*(([.ML5]-[.MK5])/([.ML1]-[.MK1]))^2" office:value-type="float" office:value="0.00000024439595951046" calcext:value-type="float">
            <text:p>2.4439595951046E-07</text:p>
          </table:table-cell>
          <table:table-cell table:formula="of:=0.5*[.MM12]*(([.MM5]-[.ML5])/([.MM1]-[.ML1]))^2" office:value-type="float" office:value="0.000000257743969428429" calcext:value-type="float">
            <text:p>2.57743969428429E-07</text:p>
          </table:table-cell>
          <table:table-cell table:formula="of:=0.5*[.MN12]*(([.MN5]-[.MM5])/([.MN1]-[.MM1]))^2" office:value-type="float" office:value="0.000000062144171755646" calcext:value-type="float">
            <text:p>6.2144171755646E-08</text:p>
          </table:table-cell>
          <table:table-cell table:formula="of:=0.5*[.MO12]*(([.MO5]-[.MN5])/([.MO1]-[.MN1]))^2" office:value-type="float" office:value="0.00000171666587793228" calcext:value-type="float">
            <text:p>1.71666587793228E-06</text:p>
          </table:table-cell>
          <table:table-cell table:formula="of:=0.5*[.MP12]*(([.MP5]-[.MO5])/([.MP1]-[.MO1]))^2" office:value-type="float" office:value="0.0000000510890726494829" calcext:value-type="float">
            <text:p>5.10890726494829E-08</text:p>
          </table:table-cell>
          <table:table-cell table:formula="of:=0.5*[.MQ12]*(([.MQ5]-[.MP5])/([.MQ1]-[.MP1]))^2" office:value-type="float" office:value="0.0000000122240534512713" calcext:value-type="float">
            <text:p>1.22240534512713E-08</text:p>
          </table:table-cell>
          <table:table-cell table:formula="of:=0.5*[.MR12]*(([.MR5]-[.MQ5])/([.MR1]-[.MQ1]))^2" office:value-type="float" office:value="0.000000415559988982191" calcext:value-type="float">
            <text:p>4.15559988982191E-07</text:p>
          </table:table-cell>
          <table:table-cell table:formula="of:=0.5*[.MS12]*(([.MS5]-[.MR5])/([.MS1]-[.MR1]))^2" office:value-type="float" office:value="0.000000544448170447859" calcext:value-type="float">
            <text:p>5.44448170447859E-07</text:p>
          </table:table-cell>
          <table:table-cell table:formula="of:=0.5*[.MT12]*(([.MT5]-[.MS5])/([.MT1]-[.MS1]))^2" office:value-type="float" office:value="0.000000692285372557186" calcext:value-type="float">
            <text:p>6.92285372557186E-07</text:p>
          </table:table-cell>
          <table:table-cell table:formula="of:=0.5*[.MU12]*(([.MU5]-[.MT5])/([.MU1]-[.MT1]))^2" office:value-type="float" office:value="0.0000052795721482576" calcext:value-type="float">
            <text:p>5.2795721482576E-06</text:p>
          </table:table-cell>
          <table:table-cell table:formula="of:=0.5*[.MV12]*(([.MV5]-[.MU5])/([.MV1]-[.MU1]))^2" office:value-type="float" office:value="0.00000736596408029047" calcext:value-type="float">
            <text:p>7.36596408029047E-06</text:p>
          </table:table-cell>
          <table:table-cell table:formula="of:=0.5*[.MW12]*(([.MW5]-[.MV5])/([.MW1]-[.MV1]))^2" office:value-type="float" office:value="0.00000984653631026214" calcext:value-type="float">
            <text:p>9.84653631026214E-06</text:p>
          </table:table-cell>
          <table:table-cell table:formula="of:=0.5*[.MX12]*(([.MX5]-[.MW5])/([.MX1]-[.MW1]))^2" office:value-type="float" office:value="0.000000225083336251931" calcext:value-type="float">
            <text:p>2.25083336251931E-07</text:p>
          </table:table-cell>
          <table:table-cell table:formula="of:=0.5*[.MY12]*(([.MY5]-[.MX5])/([.MY1]-[.MX1]))^2" office:value-type="float" office:value="0.000000621841154363996" calcext:value-type="float">
            <text:p>6.21841154363996E-07</text:p>
          </table:table-cell>
          <table:table-cell table:formula="of:=0.5*[.MZ12]*(([.MZ5]-[.MY5])/([.MZ1]-[.MY1]))^2" office:value-type="float" office:value="0.00000161971426108912" calcext:value-type="float">
            <text:p>1.61971426108912E-06</text:p>
          </table:table-cell>
          <table:table-cell table:formula="of:=0.5*[.NA12]*(([.NA5]-[.MZ5])/([.NA1]-[.MZ1]))^2" office:value-type="float" office:value="0.0000031429660850366" calcext:value-type="float">
            <text:p>3.1429660850366E-06</text:p>
          </table:table-cell>
          <table:table-cell table:formula="of:=0.5*[.NB12]*(([.NB5]-[.NA5])/([.NB1]-[.NA1]))^2" office:value-type="float" office:value="0.00000039109447796827" calcext:value-type="float">
            <text:p>3.9109447796827E-07</text:p>
          </table:table-cell>
          <table:table-cell table:formula="of:=0.5*[.NC12]*(([.NC5]-[.NB5])/([.NC1]-[.NB1]))^2" office:value-type="float" office:value="0.00000012952726361315" calcext:value-type="float">
            <text:p>1.2952726361315E-07</text:p>
          </table:table-cell>
          <table:table-cell table:formula="of:=0.5*[.ND12]*(([.ND5]-[.NC5])/([.ND1]-[.NC1]))^2" office:value-type="float" office:value="0.0000144284203898722" calcext:value-type="float">
            <text:p>1.44284203898722E-05</text:p>
          </table:table-cell>
          <table:table-cell table:formula="of:=0.5*[.NE12]*(([.NE5]-[.ND5])/([.NE1]-[.ND1]))^2" office:value-type="float" office:value="0.0000190181339243231" calcext:value-type="float">
            <text:p>1.90181339243231E-05</text:p>
          </table:table-cell>
          <table:table-cell table:formula="of:=0.5*[.NF12]*(([.NF5]-[.NE5])/([.NF1]-[.NE1]))^2" office:value-type="float" office:value="0.00000000446979996744898" calcext:value-type="float">
            <text:p>4.46979996744898E-09</text:p>
          </table:table-cell>
          <table:table-cell table:formula="of:=0.5*[.NG12]*(([.NG5]-[.NF5])/([.NG1]-[.NF1]))^2" office:value-type="float" office:value="0.00000537314892643051" calcext:value-type="float">
            <text:p>5.37314892643051E-06</text:p>
          </table:table-cell>
          <table:table-cell table:formula="of:=0.5*[.NH12]*(([.NH5]-[.NG5])/([.NH1]-[.NG1]))^2" office:value-type="float" office:value="0.000000271945340708278" calcext:value-type="float">
            <text:p>2.71945340708278E-07</text:p>
          </table:table-cell>
          <table:table-cell table:formula="of:=0.5*[.NI12]*(([.NI5]-[.NH5])/([.NI1]-[.NH1]))^2" office:value-type="float" office:value="0.000000576618148382991" calcext:value-type="float">
            <text:p>5.76618148382991E-07</text:p>
          </table:table-cell>
          <table:table-cell table:formula="of:=0.5*[.NJ12]*(([.NJ5]-[.NI5])/([.NJ1]-[.NI1]))^2" office:value-type="float" office:value="0.000000754848738750466" calcext:value-type="float">
            <text:p>7.54848738750466E-07</text:p>
          </table:table-cell>
          <table:table-cell table:formula="of:=0.5*[.NK12]*(([.NK5]-[.NJ5])/([.NK1]-[.NJ1]))^2" office:value-type="float" office:value="0.00000000211467552372719" calcext:value-type="float">
            <text:p>2.11467552372719E-09</text:p>
          </table:table-cell>
          <table:table-cell table:formula="of:=0.5*[.NL12]*(([.NL5]-[.NK5])/([.NL1]-[.NK1]))^2" office:value-type="float" office:value="0.00000027445178772696" calcext:value-type="float">
            <text:p>2.7445178772696E-07</text:p>
          </table:table-cell>
          <table:table-cell table:formula="of:=0.5*[.NM12]*(([.NM5]-[.NL5])/([.NM1]-[.NL1]))^2" office:value-type="float" office:value="0.00000200661881616499" calcext:value-type="float">
            <text:p>2.00661881616499E-06</text:p>
          </table:table-cell>
          <table:table-cell table:formula="of:=0.5*[.NN12]*(([.NN5]-[.NM5])/([.NN1]-[.NM1]))^2" office:value-type="float" office:value="0.0000000627013207924039" calcext:value-type="float">
            <text:p>6.27013207924039E-08</text:p>
          </table:table-cell>
          <table:table-cell table:formula="of:=0.5*[.NO12]*(([.NO5]-[.NN5])/([.NO1]-[.NN1]))^2" office:value-type="float" office:value="0.00000208008300284338" calcext:value-type="float">
            <text:p>2.08008300284338E-06</text:p>
          </table:table-cell>
          <table:table-cell table:formula="of:=0.5*[.NP12]*(([.NP5]-[.NO5])/([.NP1]-[.NO1]))^2" office:value-type="float" office:value="0.0000000130994117620297" calcext:value-type="float">
            <text:p>1.30994117620297E-08</text:p>
          </table:table-cell>
          <table:table-cell table:formula="of:=0.5*[.NQ12]*(([.NQ5]-[.NP5])/([.NQ1]-[.NP1]))^2" office:value-type="float" office:value="0.0000000284326200600586" calcext:value-type="float">
            <text:p>2.84326200600586E-08</text:p>
          </table:table-cell>
          <table:table-cell table:formula="of:=0.5*[.NR12]*(([.NR5]-[.NQ5])/([.NR1]-[.NQ1]))^2" office:value-type="float" office:value="0.00000454309253699179" calcext:value-type="float">
            <text:p>4.54309253699179E-06</text:p>
          </table:table-cell>
          <table:table-cell table:formula="of:=0.5*[.NS12]*(([.NS5]-[.NR5])/([.NS1]-[.NR1]))^2" office:value-type="float" office:value="0.0000000850446591923161" calcext:value-type="float">
            <text:p>8.50446591923161E-08</text:p>
          </table:table-cell>
          <table:table-cell table:formula="of:=0.5*[.NT12]*(([.NT5]-[.NS5])/([.NT1]-[.NS1]))^2" office:value-type="float" office:value="0.00000468090563017742" calcext:value-type="float">
            <text:p>4.68090563017742E-06</text:p>
          </table:table-cell>
          <table:table-cell table:formula="of:=0.5*[.NU12]*(([.NU5]-[.NT5])/([.NU1]-[.NT1]))^2" office:value-type="float" office:value="0.00000825065002658116" calcext:value-type="float">
            <text:p>8.25065002658116E-06</text:p>
          </table:table-cell>
          <table:table-cell table:formula="of:=0.5*[.NV12]*(([.NV5]-[.NU5])/([.NV1]-[.NU1]))^2" office:value-type="float" office:value="0.00000219931344399429" calcext:value-type="float">
            <text:p>2.19931344399429E-06</text:p>
          </table:table-cell>
          <table:table-cell table:formula="of:=0.5*[.NW12]*(([.NW5]-[.NV5])/([.NW1]-[.NV1]))^2" office:value-type="float" office:value="0.00000564674973855824" calcext:value-type="float">
            <text:p>5.64674973855824E-06</text:p>
          </table:table-cell>
          <table:table-cell table:formula="of:=0.5*[.NX12]*(([.NX5]-[.NW5])/([.NX1]-[.NW1]))^2" office:value-type="float" office:value="0.0000185105278915453" calcext:value-type="float">
            <text:p>1.85105278915453E-05</text:p>
          </table:table-cell>
          <table:table-cell table:formula="of:=0.5*[.NY12]*(([.NY5]-[.NX5])/([.NY1]-[.NX1]))^2" office:value-type="float" office:value="0.00000210880777292161" calcext:value-type="float">
            <text:p>2.10880777292161E-06</text:p>
          </table:table-cell>
          <table:table-cell table:formula="of:=0.5*[.NZ12]*(([.NZ5]-[.NY5])/([.NZ1]-[.NY1]))^2" office:value-type="float" office:value="0.000000105156706024395" calcext:value-type="float">
            <text:p>1.05156706024395E-07</text:p>
          </table:table-cell>
          <table:table-cell table:formula="of:=0.5*[.OA12]*(([.OA5]-[.NZ5])/([.OA1]-[.NZ1]))^2" office:value-type="float" office:value="0.000000177273395671851" calcext:value-type="float">
            <text:p>1.77273395671851E-07</text:p>
          </table:table-cell>
          <table:table-cell table:formula="of:=0.5*[.OB12]*(([.OB5]-[.OA5])/([.OB1]-[.OA1]))^2" office:value-type="float" office:value="0.00000174057670526692" calcext:value-type="float">
            <text:p>1.74057670526692E-06</text:p>
          </table:table-cell>
          <table:table-cell table:formula="of:=0.5*[.OC12]*(([.OC5]-[.OB5])/([.OC1]-[.OB1]))^2" office:value-type="float" office:value="0.000090996846442568" calcext:value-type="float">
            <text:p>9.0996846442568E-05</text:p>
          </table:table-cell>
          <table:table-cell table:formula="of:=0.5*[.OD12]*(([.OD5]-[.OC5])/([.OD1]-[.OC1]))^2" office:value-type="string" office:string-value="" calcext:value-type="error">
            <text:p>#DIV/0!</text:p>
          </table:table-cell>
          <table:table-cell table:formula="of:=0.5*[.OE12]*(([.OE5]-[.OD5])/([.OE1]-[.OD1]))^2" office:value-type="string" office:string-value="" calcext:value-type="error">
            <text:p>#DIV/0!</text:p>
          </table:table-cell>
          <table:table-cell table:formula="of:=0.5*[.OF12]*(([.OF5]-[.OE5])/([.OF1]-[.OE1]))^2" office:value-type="string" office:string-value="" calcext:value-type="error">
            <text:p>#DIV/0!</text:p>
          </table:table-cell>
          <table:table-cell table:formula="of:=0.5*[.OG12]*(([.OG5]-[.OF5])/([.OG1]-[.OF1]))^2" office:value-type="string" office:string-value="" calcext:value-type="error">
            <text:p>#DIV/0!</text:p>
          </table:table-cell>
          <table:table-cell table:formula="of:=0.5*[.OH12]*(([.OH5]-[.OG5])/([.OH1]-[.OG1]))^2" office:value-type="string" office:string-value="" calcext:value-type="error">
            <text:p>#DIV/0!</text:p>
          </table:table-cell>
          <table:table-cell table:formula="of:=0.5*[.OI12]*(([.OI5]-[.OH5])/([.OI1]-[.OH1]))^2" office:value-type="string" office:string-value="" calcext:value-type="error">
            <text:p>#DIV/0!</text:p>
          </table:table-cell>
          <table:table-cell table:formula="of:=0.5*[.OJ12]*(([.OJ5]-[.OI5])/([.OJ1]-[.OI1]))^2" office:value-type="string" office:string-value="" calcext:value-type="error">
            <text:p>#DIV/0!</text:p>
          </table:table-cell>
          <table:table-cell table:formula="of:=0.5*[.OK12]*(([.OK5]-[.OJ5])/([.OK1]-[.OJ1]))^2" office:value-type="string" office:string-value="" calcext:value-type="error">
            <text:p>#DIV/0!</text:p>
          </table:table-cell>
          <table:table-cell table:formula="of:=0.5*[.OL12]*(([.OL5]-[.OK5])/([.OL1]-[.OK1]))^2" office:value-type="string" office:string-value="" calcext:value-type="error">
            <text:p>#DIV/0!</text:p>
          </table:table-cell>
          <table:table-cell table:formula="of:=0.5*[.OM12]*(([.OM5]-[.OL5])/([.OM1]-[.OL1]))^2" office:value-type="string" office:string-value="" calcext:value-type="error">
            <text:p>#DIV/0!</text:p>
          </table:table-cell>
          <table:table-cell table:formula="of:=0.5*[.ON12]*(([.ON5]-[.OM5])/([.ON1]-[.OM1]))^2" office:value-type="string" office:string-value="" calcext:value-type="error">
            <text:p>#DIV/0!</text:p>
          </table:table-cell>
          <table:table-cell table:formula="of:=0.5*[.OO12]*(([.OO5]-[.ON5])/([.OO1]-[.ON1]))^2" office:value-type="string" office:string-value="" calcext:value-type="error">
            <text:p>#DIV/0!</text:p>
          </table:table-cell>
          <table:table-cell table:formula="of:=0.5*[.OP12]*(([.OP5]-[.OO5])/([.OP1]-[.OO1]))^2" office:value-type="string" office:string-value="" calcext:value-type="error">
            <text:p>#DIV/0!</text:p>
          </table:table-cell>
          <table:table-cell table:formula="of:=0.5*[.OQ12]*(([.OQ5]-[.OP5])/([.OQ1]-[.OP1]))^2" office:value-type="string" office:string-value="" calcext:value-type="error">
            <text:p>#DIV/0!</text:p>
          </table:table-cell>
          <table:table-cell table:formula="of:=0.5*[.OR12]*(([.OR5]-[.OQ5])/([.OR1]-[.OQ1]))^2" office:value-type="string" office:string-value="" calcext:value-type="error">
            <text:p>#DIV/0!</text:p>
          </table:table-cell>
          <table:table-cell table:formula="of:=0.5*[.OS12]*(([.OS5]-[.OR5])/([.OS1]-[.OR1]))^2" office:value-type="string" office:string-value="" calcext:value-type="error">
            <text:p>#DIV/0!</text:p>
          </table:table-cell>
          <table:table-cell table:formula="of:=0.5*[.OT12]*(([.OT5]-[.OS5])/([.OT1]-[.OS1]))^2" office:value-type="string" office:string-value="" calcext:value-type="error">
            <text:p>#DIV/0!</text:p>
          </table:table-cell>
          <table:table-cell table:formula="of:=0.5*[.OU12]*(([.OU5]-[.OT5])/([.OU1]-[.OT1]))^2" office:value-type="string" office:string-value="" calcext:value-type="error">
            <text:p>#DIV/0!</text:p>
          </table:table-cell>
          <table:table-cell table:formula="of:=0.5*[.OV12]*(([.OV5]-[.OU5])/([.OV1]-[.OU1]))^2" office:value-type="string" office:string-value="" calcext:value-type="error">
            <text:p>#DIV/0!</text:p>
          </table:table-cell>
          <table:table-cell table:formula="of:=0.5*[.OW12]*(([.OW5]-[.OV5])/([.OW1]-[.OV1]))^2" office:value-type="string" office:string-value="" calcext:value-type="error">
            <text:p>#DIV/0!</text:p>
          </table:table-cell>
          <table:table-cell table:formula="of:=0.5*[.OX12]*(([.OX5]-[.OW5])/([.OX1]-[.OW1]))^2" office:value-type="string" office:string-value="" calcext:value-type="error">
            <text:p>#DIV/0!</text:p>
          </table:table-cell>
          <table:table-cell table:formula="of:=0.5*[.OY12]*(([.OY5]-[.OX5])/([.OY1]-[.OX1]))^2" office:value-type="string" office:string-value="" calcext:value-type="error">
            <text:p>#DIV/0!</text:p>
          </table:table-cell>
          <table:table-cell table:formula="of:=0.5*[.OZ12]*(([.OZ5]-[.OY5])/([.OZ1]-[.OY1]))^2" office:value-type="string" office:string-value="" calcext:value-type="error">
            <text:p>#DIV/0!</text:p>
          </table:table-cell>
          <table:table-cell table:formula="of:=0.5*[.PA12]*(([.PA5]-[.OZ5])/([.PA1]-[.OZ1]))^2" office:value-type="string" office:string-value="" calcext:value-type="error">
            <text:p>#DIV/0!</text:p>
          </table:table-cell>
          <table:table-cell table:formula="of:=0.5*[.PB12]*(([.PB5]-[.PA5])/([.PB1]-[.PA1]))^2" office:value-type="string" office:string-value="" calcext:value-type="error">
            <text:p>#DIV/0!</text:p>
          </table:table-cell>
          <table:table-cell table:formula="of:=0.5*[.PC12]*(([.PC5]-[.PB5])/([.PC1]-[.PB1]))^2" office:value-type="string" office:string-value="" calcext:value-type="error">
            <text:p>#DIV/0!</text:p>
          </table:table-cell>
          <table:table-cell table:formula="of:=0.5*[.PD12]*(([.PD5]-[.PC5])/([.PD1]-[.PC1]))^2" office:value-type="string" office:string-value="" calcext:value-type="error">
            <text:p>#DIV/0!</text:p>
          </table:table-cell>
          <table:table-cell table:formula="of:=0.5*[.PE12]*(([.PE5]-[.PD5])/([.PE1]-[.PD1]))^2" office:value-type="string" office:string-value="" calcext:value-type="error">
            <text:p>#DIV/0!</text:p>
          </table:table-cell>
          <table:table-cell table:formula="of:=0.5*[.PF12]*(([.PF5]-[.PE5])/([.PF1]-[.PE1]))^2" office:value-type="string" office:string-value="" calcext:value-type="error">
            <text:p>#DIV/0!</text:p>
          </table:table-cell>
          <table:table-cell table:formula="of:=0.5*[.PG12]*(([.PG5]-[.PF5])/([.PG1]-[.PF1]))^2" office:value-type="string" office:string-value="" calcext:value-type="error">
            <text:p>#DIV/0!</text:p>
          </table:table-cell>
          <table:table-cell table:formula="of:=0.5*[.PH12]*(([.PH5]-[.PG5])/([.PH1]-[.PG1]))^2" office:value-type="string" office:string-value="" calcext:value-type="error">
            <text:p>#DIV/0!</text:p>
          </table:table-cell>
          <table:table-cell table:formula="of:=0.5*[.PI12]*(([.PI5]-[.PH5])/([.PI1]-[.PH1]))^2" office:value-type="string" office:string-value="" calcext:value-type="error">
            <text:p>#DIV/0!</text:p>
          </table:table-cell>
          <table:table-cell table:formula="of:=0.5*[.PJ12]*(([.PJ5]-[.PI5])/([.PJ1]-[.PI1]))^2" office:value-type="string" office:string-value="" calcext:value-type="error">
            <text:p>#DIV/0!</text:p>
          </table:table-cell>
          <table:table-cell table:formula="of:=0.5*[.PK12]*(([.PK5]-[.PJ5])/([.PK1]-[.PJ1]))^2" office:value-type="string" office:string-value="" calcext:value-type="error">
            <text:p>#DIV/0!</text:p>
          </table:table-cell>
          <table:table-cell table:formula="of:=0.5*[.PL12]*(([.PL5]-[.PK5])/([.PL1]-[.PK1]))^2" office:value-type="string" office:string-value="" calcext:value-type="error">
            <text:p>#DIV/0!</text:p>
          </table:table-cell>
          <table:table-cell table:formula="of:=0.5*[.PM12]*(([.PM5]-[.PL5])/([.PM1]-[.PL1]))^2" office:value-type="string" office:string-value="" calcext:value-type="error">
            <text:p>#DIV/0!</text:p>
          </table:table-cell>
          <table:table-cell table:formula="of:=0.5*[.PN12]*(([.PN5]-[.PM5])/([.PN1]-[.PM1]))^2" office:value-type="string" office:string-value="" calcext:value-type="error">
            <text:p>#DIV/0!</text:p>
          </table:table-cell>
          <table:table-cell table:formula="of:=0.5*[.PO12]*(([.PO5]-[.PN5])/([.PO1]-[.PN1]))^2" office:value-type="string" office:string-value="" calcext:value-type="error">
            <text:p>#DIV/0!</text:p>
          </table:table-cell>
          <table:table-cell table:formula="of:=0.5*[.PP12]*(([.PP5]-[.PO5])/([.PP1]-[.PO1]))^2" office:value-type="string" office:string-value="" calcext:value-type="error">
            <text:p>#DIV/0!</text:p>
          </table:table-cell>
          <table:table-cell table:formula="of:=0.5*[.PQ12]*(([.PQ5]-[.PP5])/([.PQ1]-[.PP1]))^2" office:value-type="string" office:string-value="" calcext:value-type="error">
            <text:p>#DIV/0!</text:p>
          </table:table-cell>
          <table:table-cell table:formula="of:=0.5*[.PR12]*(([.PR5]-[.PQ5])/([.PR1]-[.PQ1]))^2" office:value-type="string" office:string-value="" calcext:value-type="error">
            <text:p>#DIV/0!</text:p>
          </table:table-cell>
          <table:table-cell table:formula="of:=0.5*[.PS12]*(([.PS5]-[.PR5])/([.PS1]-[.PR1]))^2" office:value-type="string" office:string-value="" calcext:value-type="error">
            <text:p>#DIV/0!</text:p>
          </table:table-cell>
          <table:table-cell table:formula="of:=0.5*[.PT12]*(([.PT5]-[.PS5])/([.PT1]-[.PS1]))^2" office:value-type="string" office:string-value="" calcext:value-type="error">
            <text:p>#DIV/0!</text:p>
          </table:table-cell>
          <table:table-cell table:formula="of:=0.5*[.PU12]*(([.PU5]-[.PT5])/([.PU1]-[.PT1]))^2" office:value-type="string" office:string-value="" calcext:value-type="error">
            <text:p>#DIV/0!</text:p>
          </table:table-cell>
          <table:table-cell table:formula="of:=0.5*[.PV12]*(([.PV5]-[.PU5])/([.PV1]-[.PU1]))^2" office:value-type="string" office:string-value="" calcext:value-type="error">
            <text:p>#DIV/0!</text:p>
          </table:table-cell>
          <table:table-cell table:formula="of:=0.5*[.PW12]*(([.PW5]-[.PV5])/([.PW1]-[.PV1]))^2" office:value-type="string" office:string-value="" calcext:value-type="error">
            <text:p>#DIV/0!</text:p>
          </table:table-cell>
          <table:table-cell table:formula="of:=0.5*[.PX12]*(([.PX5]-[.PW5])/([.PX1]-[.PW1]))^2" office:value-type="string" office:string-value="" calcext:value-type="error">
            <text:p>#DIV/0!</text:p>
          </table:table-cell>
          <table:table-cell table:formula="of:=0.5*[.PY12]*(([.PY5]-[.PX5])/([.PY1]-[.PX1]))^2" office:value-type="string" office:string-value="" calcext:value-type="error">
            <text:p>#DIV/0!</text:p>
          </table:table-cell>
          <table:table-cell table:formula="of:=0.5*[.PZ12]*(([.PZ5]-[.PY5])/([.PZ1]-[.PY1]))^2" office:value-type="string" office:string-value="" calcext:value-type="error">
            <text:p>#DIV/0!</text:p>
          </table:table-cell>
          <table:table-cell table:formula="of:=0.5*[.QA12]*(([.QA5]-[.PZ5])/([.QA1]-[.PZ1]))^2" office:value-type="string" office:string-value="" calcext:value-type="error">
            <text:p>#DIV/0!</text:p>
          </table:table-cell>
          <table:table-cell table:formula="of:=0.5*[.QB12]*(([.QB5]-[.QA5])/([.QB1]-[.QA1]))^2" office:value-type="string" office:string-value="" calcext:value-type="error">
            <text:p>#DIV/0!</text:p>
          </table:table-cell>
          <table:table-cell table:formula="of:=0.5*[.QC12]*(([.QC5]-[.QB5])/([.QC1]-[.QB1]))^2" office:value-type="string" office:string-value="" calcext:value-type="error">
            <text:p>#DIV/0!</text:p>
          </table:table-cell>
          <table:table-cell table:formula="of:=0.5*[.QD12]*(([.QD5]-[.QC5])/([.QD1]-[.QC1]))^2" office:value-type="string" office:string-value="" calcext:value-type="error">
            <text:p>#DIV/0!</text:p>
          </table:table-cell>
          <table:table-cell table:formula="of:=0.5*[.QE12]*(([.QE5]-[.QD5])/([.QE1]-[.QD1]))^2" office:value-type="string" office:string-value="" calcext:value-type="error">
            <text:p>#DIV/0!</text:p>
          </table:table-cell>
          <table:table-cell table:formula="of:=0.5*[.QF12]*(([.QF5]-[.QE5])/([.QF1]-[.QE1]))^2" office:value-type="string" office:string-value="" calcext:value-type="error">
            <text:p>#DIV/0!</text:p>
          </table:table-cell>
          <table:table-cell table:formula="of:=0.5*[.QG12]*(([.QG5]-[.QF5])/([.QG1]-[.QF1]))^2" office:value-type="string" office:string-value="" calcext:value-type="error">
            <text:p>#DIV/0!</text:p>
          </table:table-cell>
          <table:table-cell table:formula="of:=0.5*[.QH12]*(([.QH5]-[.QG5])/([.QH1]-[.QG1]))^2" office:value-type="string" office:string-value="" calcext:value-type="error">
            <text:p>#DIV/0!</text:p>
          </table:table-cell>
          <table:table-cell table:formula="of:=0.5*[.QI12]*(([.QI5]-[.QH5])/([.QI1]-[.QH1]))^2" office:value-type="string" office:string-value="" calcext:value-type="error">
            <text:p>#DIV/0!</text:p>
          </table:table-cell>
          <table:table-cell table:formula="of:=0.5*[.QJ12]*(([.QJ5]-[.QI5])/([.QJ1]-[.QI1]))^2" office:value-type="string" office:string-value="" calcext:value-type="error">
            <text:p>#DIV/0!</text:p>
          </table:table-cell>
          <table:table-cell table:formula="of:=0.5*[.QK12]*(([.QK5]-[.QJ5])/([.QK1]-[.QJ1]))^2" office:value-type="string" office:string-value="" calcext:value-type="error">
            <text:p>#DIV/0!</text:p>
          </table:table-cell>
          <table:table-cell table:formula="of:=0.5*[.QL12]*(([.QL5]-[.QK5])/([.QL1]-[.QK1]))^2" office:value-type="string" office:string-value="" calcext:value-type="error">
            <text:p>#DIV/0!</text:p>
          </table:table-cell>
          <table:table-cell table:formula="of:=0.5*[.QM12]*(([.QM5]-[.QL5])/([.QM1]-[.QL1]))^2" office:value-type="string" office:string-value="" calcext:value-type="error">
            <text:p>#DIV/0!</text:p>
          </table:table-cell>
          <table:table-cell table:formula="of:=0.5*[.QN12]*(([.QN5]-[.QM5])/([.QN1]-[.QM1]))^2" office:value-type="string" office:string-value="" calcext:value-type="error">
            <text:p>#DIV/0!</text:p>
          </table:table-cell>
          <table:table-cell table:formula="of:=0.5*[.QO12]*(([.QO5]-[.QN5])/([.QO1]-[.QN1]))^2" office:value-type="string" office:string-value="" calcext:value-type="error">
            <text:p>#DIV/0!</text:p>
          </table:table-cell>
          <table:table-cell table:formula="of:=0.5*[.QP12]*(([.QP5]-[.QO5])/([.QP1]-[.QO1]))^2" office:value-type="string" office:string-value="" calcext:value-type="error">
            <text:p>#DIV/0!</text:p>
          </table:table-cell>
          <table:table-cell table:formula="of:=0.5*[.QQ12]*(([.QQ5]-[.QP5])/([.QQ1]-[.QP1]))^2" office:value-type="string" office:string-value="" calcext:value-type="error">
            <text:p>#DIV/0!</text:p>
          </table:table-cell>
          <table:table-cell table:formula="of:=0.5*[.QR12]*(([.QR5]-[.QQ5])/([.QR1]-[.QQ1]))^2" office:value-type="string" office:string-value="" calcext:value-type="error">
            <text:p>#DIV/0!</text:p>
          </table:table-cell>
          <table:table-cell table:formula="of:=0.5*[.QS12]*(([.QS5]-[.QR5])/([.QS1]-[.QR1]))^2" office:value-type="string" office:string-value="" calcext:value-type="error">
            <text:p>#DIV/0!</text:p>
          </table:table-cell>
          <table:table-cell table:formula="of:=0.5*[.QT12]*(([.QT5]-[.QS5])/([.QT1]-[.QS1]))^2" office:value-type="string" office:string-value="" calcext:value-type="error">
            <text:p>#DIV/0!</text:p>
          </table:table-cell>
          <table:table-cell table:formula="of:=0.5*[.QU12]*(([.QU5]-[.QT5])/([.QU1]-[.QT1]))^2" office:value-type="string" office:string-value="" calcext:value-type="error">
            <text:p>#DIV/0!</text:p>
          </table:table-cell>
          <table:table-cell table:formula="of:=0.5*[.QV12]*(([.QV5]-[.QU5])/([.QV1]-[.QU1]))^2" office:value-type="string" office:string-value="" calcext:value-type="error">
            <text:p>#DIV/0!</text:p>
          </table:table-cell>
          <table:table-cell table:formula="of:=0.5*[.QW12]*(([.QW5]-[.QV5])/([.QW1]-[.QV1]))^2" office:value-type="string" office:string-value="" calcext:value-type="error">
            <text:p>#DIV/0!</text:p>
          </table:table-cell>
          <table:table-cell table:formula="of:=0.5*[.QX12]*(([.QX5]-[.QW5])/([.QX1]-[.QW1]))^2" office:value-type="string" office:string-value="" calcext:value-type="error">
            <text:p>#DIV/0!</text:p>
          </table:table-cell>
          <table:table-cell table:formula="of:=0.5*[.QY12]*(([.QY5]-[.QX5])/([.QY1]-[.QX1]))^2" office:value-type="string" office:string-value="" calcext:value-type="error">
            <text:p>#DIV/0!</text:p>
          </table:table-cell>
          <table:table-cell table:formula="of:=0.5*[.QZ12]*(([.QZ5]-[.QY5])/([.QZ1]-[.QY1]))^2" office:value-type="string" office:string-value="" calcext:value-type="error">
            <text:p>#DIV/0!</text:p>
          </table:table-cell>
          <table:table-cell table:formula="of:=0.5*[.RA12]*(([.RA5]-[.QZ5])/([.RA1]-[.QZ1]))^2" office:value-type="string" office:string-value="" calcext:value-type="error">
            <text:p>#DIV/0!</text:p>
          </table:table-cell>
          <table:table-cell table:formula="of:=0.5*[.RB12]*(([.RB5]-[.RA5])/([.RB1]-[.RA1]))^2" office:value-type="string" office:string-value="" calcext:value-type="error">
            <text:p>#DIV/0!</text:p>
          </table:table-cell>
          <table:table-cell table:formula="of:=0.5*[.RC12]*(([.RC5]-[.RB5])/([.RC1]-[.RB1]))^2" office:value-type="string" office:string-value="" calcext:value-type="error">
            <text:p>#DIV/0!</text:p>
          </table:table-cell>
          <table:table-cell table:formula="of:=0.5*[.RD12]*(([.RD5]-[.RC5])/([.RD1]-[.RC1]))^2" office:value-type="string" office:string-value="" calcext:value-type="error">
            <text:p>#DIV/0!</text:p>
          </table:table-cell>
          <table:table-cell table:formula="of:=0.5*[.RE12]*(([.RE5]-[.RD5])/([.RE1]-[.RD1]))^2" office:value-type="string" office:string-value="" calcext:value-type="error">
            <text:p>#DIV/0!</text:p>
          </table:table-cell>
          <table:table-cell table:formula="of:=0.5*[.RF12]*(([.RF5]-[.RE5])/([.RF1]-[.RE1]))^2" office:value-type="string" office:string-value="" calcext:value-type="error">
            <text:p>#DIV/0!</text:p>
          </table:table-cell>
          <table:table-cell table:formula="of:=0.5*[.RG12]*(([.RG5]-[.RF5])/([.RG1]-[.RF1]))^2" office:value-type="string" office:string-value="" calcext:value-type="error">
            <text:p>#DIV/0!</text:p>
          </table:table-cell>
          <table:table-cell table:formula="of:=0.5*[.RH12]*(([.RH5]-[.RG5])/([.RH1]-[.RG1]))^2" office:value-type="string" office:string-value="" calcext:value-type="error">
            <text:p>#DIV/0!</text:p>
          </table:table-cell>
          <table:table-cell table:formula="of:=0.5*[.RI12]*(([.RI5]-[.RH5])/([.RI1]-[.RH1]))^2" office:value-type="string" office:string-value="" calcext:value-type="error">
            <text:p>#DIV/0!</text:p>
          </table:table-cell>
          <table:table-cell table:formula="of:=0.5*[.RJ12]*(([.RJ5]-[.RI5])/([.RJ1]-[.RI1]))^2" office:value-type="string" office:string-value="" calcext:value-type="error">
            <text:p>#DIV/0!</text:p>
          </table:table-cell>
          <table:table-cell table:formula="of:=0.5*[.RK12]*(([.RK5]-[.RJ5])/([.RK1]-[.RJ1]))^2" office:value-type="string" office:string-value="" calcext:value-type="error">
            <text:p>#DIV/0!</text:p>
          </table:table-cell>
          <table:table-cell table:formula="of:=0.5*[.RL12]*(([.RL5]-[.RK5])/([.RL1]-[.RK1]))^2" office:value-type="string" office:string-value="" calcext:value-type="error">
            <text:p>#DIV/0!</text:p>
          </table:table-cell>
          <table:table-cell table:formula="of:=0.5*[.RM12]*(([.RM5]-[.RL5])/([.RM1]-[.RL1]))^2" office:value-type="string" office:string-value="" calcext:value-type="error">
            <text:p>#DIV/0!</text:p>
          </table:table-cell>
          <table:table-cell table:formula="of:=0.5*[.RN12]*(([.RN5]-[.RM5])/([.RN1]-[.RM1]))^2" office:value-type="string" office:string-value="" calcext:value-type="error">
            <text:p>#DIV/0!</text:p>
          </table:table-cell>
          <table:table-cell table:formula="of:=0.5*[.RO12]*(([.RO5]-[.RN5])/([.RO1]-[.RN1]))^2" office:value-type="string" office:string-value="" calcext:value-type="error">
            <text:p>#DIV/0!</text:p>
          </table:table-cell>
          <table:table-cell table:formula="of:=0.5*[.RP12]*(([.RP5]-[.RO5])/([.RP1]-[.RO1]))^2" office:value-type="string" office:string-value="" calcext:value-type="error">
            <text:p>#DIV/0!</text:p>
          </table:table-cell>
          <table:table-cell table:formula="of:=0.5*[.RQ12]*(([.RQ5]-[.RP5])/([.RQ1]-[.RP1]))^2" office:value-type="string" office:string-value="" calcext:value-type="error">
            <text:p>#DIV/0!</text:p>
          </table:table-cell>
          <table:table-cell table:formula="of:=0.5*[.RR12]*(([.RR5]-[.RQ5])/([.RR1]-[.RQ1]))^2" office:value-type="string" office:string-value="" calcext:value-type="error">
            <text:p>#DIV/0!</text:p>
          </table:table-cell>
          <table:table-cell table:formula="of:=0.5*[.RS12]*(([.RS5]-[.RR5])/([.RS1]-[.RR1]))^2" office:value-type="string" office:string-value="" calcext:value-type="error">
            <text:p>#DIV/0!</text:p>
          </table:table-cell>
          <table:table-cell table:formula="of:=0.5*[.RT12]*(([.RT5]-[.RS5])/([.RT1]-[.RS1]))^2" office:value-type="string" office:string-value="" calcext:value-type="error">
            <text:p>#DIV/0!</text:p>
          </table:table-cell>
          <table:table-cell table:formula="of:=0.5*[.RU12]*(([.RU5]-[.RT5])/([.RU1]-[.RT1]))^2" office:value-type="string" office:string-value="" calcext:value-type="error">
            <text:p>#DIV/0!</text:p>
          </table:table-cell>
          <table:table-cell table:formula="of:=0.5*[.RV12]*(([.RV5]-[.RU5])/([.RV1]-[.RU1]))^2" office:value-type="string" office:string-value="" calcext:value-type="error">
            <text:p>#DIV/0!</text:p>
          </table:table-cell>
          <table:table-cell table:formula="of:=0.5*[.RW12]*(([.RW5]-[.RV5])/([.RW1]-[.RV1]))^2" office:value-type="string" office:string-value="" calcext:value-type="error">
            <text:p>#DIV/0!</text:p>
          </table:table-cell>
          <table:table-cell table:formula="of:=0.5*[.RX12]*(([.RX5]-[.RW5])/([.RX1]-[.RW1]))^2" office:value-type="string" office:string-value="" calcext:value-type="error">
            <text:p>#DIV/0!</text:p>
          </table:table-cell>
          <table:table-cell table:formula="of:=0.5*[.RY12]*(([.RY5]-[.RX5])/([.RY1]-[.RX1]))^2" office:value-type="string" office:string-value="" calcext:value-type="error">
            <text:p>#DIV/0!</text:p>
          </table:table-cell>
          <table:table-cell table:formula="of:=0.5*[.RZ12]*(([.RZ5]-[.RY5])/([.RZ1]-[.RY1]))^2" office:value-type="string" office:string-value="" calcext:value-type="error">
            <text:p>#DIV/0!</text:p>
          </table:table-cell>
          <table:table-cell table:formula="of:=0.5*[.SA12]*(([.SA5]-[.RZ5])/([.SA1]-[.RZ1]))^2" office:value-type="string" office:string-value="" calcext:value-type="error">
            <text:p>#DIV/0!</text:p>
          </table:table-cell>
          <table:table-cell table:formula="of:=0.5*[.SB12]*(([.SB5]-[.SA5])/([.SB1]-[.SA1]))^2" office:value-type="string" office:string-value="" calcext:value-type="error">
            <text:p>#DIV/0!</text:p>
          </table:table-cell>
          <table:table-cell table:formula="of:=0.5*[.SC12]*(([.SC5]-[.SB5])/([.SC1]-[.SB1]))^2" office:value-type="string" office:string-value="" calcext:value-type="error">
            <text:p>#DIV/0!</text:p>
          </table:table-cell>
          <table:table-cell table:formula="of:=0.5*[.SD12]*(([.SD5]-[.SC5])/([.SD1]-[.SC1]))^2" office:value-type="string" office:string-value="" calcext:value-type="error">
            <text:p>#DIV/0!</text:p>
          </table:table-cell>
          <table:table-cell table:formula="of:=0.5*[.SE12]*(([.SE5]-[.SD5])/([.SE1]-[.SD1]))^2" office:value-type="string" office:string-value="" calcext:value-type="error">
            <text:p>#DIV/0!</text:p>
          </table:table-cell>
          <table:table-cell table:formula="of:=0.5*[.SF12]*(([.SF5]-[.SE5])/([.SF1]-[.SE1]))^2" office:value-type="string" office:string-value="" calcext:value-type="error">
            <text:p>#DIV/0!</text:p>
          </table:table-cell>
          <table:table-cell table:formula="of:=0.5*[.SG12]*(([.SG5]-[.SF5])/([.SG1]-[.SF1]))^2" office:value-type="string" office:string-value="" calcext:value-type="error">
            <text:p>#DIV/0!</text:p>
          </table:table-cell>
          <table:table-cell table:formula="of:=0.5*[.SH12]*(([.SH5]-[.SG5])/([.SH1]-[.SG1]))^2" office:value-type="string" office:string-value="" calcext:value-type="error">
            <text:p>#DIV/0!</text:p>
          </table:table-cell>
          <table:table-cell table:formula="of:=0.5*[.SI12]*(([.SI5]-[.SH5])/([.SI1]-[.SH1]))^2" office:value-type="string" office:string-value="" calcext:value-type="error">
            <text:p>#DIV/0!</text:p>
          </table:table-cell>
          <table:table-cell table:formula="of:=0.5*[.SJ12]*(([.SJ5]-[.SI5])/([.SJ1]-[.SI1]))^2" office:value-type="string" office:string-value="" calcext:value-type="error">
            <text:p>#DIV/0!</text:p>
          </table:table-cell>
          <table:table-cell table:formula="of:=0.5*[.SK12]*(([.SK5]-[.SJ5])/([.SK1]-[.SJ1]))^2" office:value-type="string" office:string-value="" calcext:value-type="error">
            <text:p>#DIV/0!</text:p>
          </table:table-cell>
          <table:table-cell table:formula="of:=0.5*[.SL12]*(([.SL5]-[.SK5])/([.SL1]-[.SK1]))^2" office:value-type="string" office:string-value="" calcext:value-type="error">
            <text:p>#DIV/0!</text:p>
          </table:table-cell>
          <table:table-cell table:formula="of:=0.5*[.SM12]*(([.SM5]-[.SL5])/([.SM1]-[.SL1]))^2" office:value-type="string" office:string-value="" calcext:value-type="error">
            <text:p>#DIV/0!</text:p>
          </table:table-cell>
          <table:table-cell table:formula="of:=0.5*[.SN12]*(([.SN5]-[.SM5])/([.SN1]-[.SM1]))^2" office:value-type="string" office:string-value="" calcext:value-type="error">
            <text:p>#DIV/0!</text:p>
          </table:table-cell>
          <table:table-cell table:formula="of:=0.5*[.SO12]*(([.SO5]-[.SN5])/([.SO1]-[.SN1]))^2" office:value-type="string" office:string-value="" calcext:value-type="error">
            <text:p>#DIV/0!</text:p>
          </table:table-cell>
          <table:table-cell table:formula="of:=0.5*[.SP12]*(([.SP5]-[.SO5])/([.SP1]-[.SO1]))^2" office:value-type="string" office:string-value="" calcext:value-type="error">
            <text:p>#DIV/0!</text:p>
          </table:table-cell>
          <table:table-cell table:formula="of:=0.5*[.SQ12]*(([.SQ5]-[.SP5])/([.SQ1]-[.SP1]))^2" office:value-type="string" office:string-value="" calcext:value-type="error">
            <text:p>#DIV/0!</text:p>
          </table:table-cell>
          <table:table-cell table:formula="of:=0.5*[.SR12]*(([.SR5]-[.SQ5])/([.SR1]-[.SQ1]))^2" office:value-type="string" office:string-value="" calcext:value-type="error">
            <text:p>#DIV/0!</text:p>
          </table:table-cell>
          <table:table-cell table:formula="of:=0.5*[.SS12]*(([.SS5]-[.SR5])/([.SS1]-[.SR1]))^2" office:value-type="string" office:string-value="" calcext:value-type="error">
            <text:p>#DIV/0!</text:p>
          </table:table-cell>
          <table:table-cell table:formula="of:=0.5*[.ST12]*(([.ST5]-[.SS5])/([.ST1]-[.SS1]))^2" office:value-type="string" office:string-value="" calcext:value-type="error">
            <text:p>#DIV/0!</text:p>
          </table:table-cell>
          <table:table-cell table:formula="of:=0.5*[.SU12]*(([.SU5]-[.ST5])/([.SU1]-[.ST1]))^2" office:value-type="string" office:string-value="" calcext:value-type="error">
            <text:p>#DIV/0!</text:p>
          </table:table-cell>
          <table:table-cell table:formula="of:=0.5*[.SV12]*(([.SV5]-[.SU5])/([.SV1]-[.SU1]))^2" office:value-type="string" office:string-value="" calcext:value-type="error">
            <text:p>#DIV/0!</text:p>
          </table:table-cell>
          <table:table-cell table:formula="of:=0.5*[.SW12]*(([.SW5]-[.SV5])/([.SW1]-[.SV1]))^2" office:value-type="string" office:string-value="" calcext:value-type="error">
            <text:p>#DIV/0!</text:p>
          </table:table-cell>
          <table:table-cell table:formula="of:=0.5*[.SX12]*(([.SX5]-[.SW5])/([.SX1]-[.SW1]))^2" office:value-type="string" office:string-value="" calcext:value-type="error">
            <text:p>#DIV/0!</text:p>
          </table:table-cell>
          <table:table-cell table:formula="of:=0.5*[.SY12]*(([.SY5]-[.SX5])/([.SY1]-[.SX1]))^2" office:value-type="string" office:string-value="" calcext:value-type="error">
            <text:p>#DIV/0!</text:p>
          </table:table-cell>
          <table:table-cell table:formula="of:=0.5*[.SZ12]*(([.SZ5]-[.SY5])/([.SZ1]-[.SY1]))^2" office:value-type="string" office:string-value="" calcext:value-type="error">
            <text:p>#DIV/0!</text:p>
          </table:table-cell>
          <table:table-cell table:formula="of:=0.5*[.TA12]*(([.TA5]-[.SZ5])/([.TA1]-[.SZ1]))^2" office:value-type="string" office:string-value="" calcext:value-type="error">
            <text:p>#DIV/0!</text:p>
          </table:table-cell>
          <table:table-cell table:formula="of:=0.5*[.TB12]*(([.TB5]-[.TA5])/([.TB1]-[.TA1]))^2" office:value-type="string" office:string-value="" calcext:value-type="error">
            <text:p>#DIV/0!</text:p>
          </table:table-cell>
          <table:table-cell table:formula="of:=0.5*[.TC12]*(([.TC5]-[.TB5])/([.TC1]-[.TB1]))^2" office:value-type="string" office:string-value="" calcext:value-type="error">
            <text:p>#DIV/0!</text:p>
          </table:table-cell>
          <table:table-cell table:formula="of:=0.5*[.TD12]*(([.TD5]-[.TC5])/([.TD1]-[.TC1]))^2" office:value-type="string" office:string-value="" calcext:value-type="error">
            <text:p>#DIV/0!</text:p>
          </table:table-cell>
          <table:table-cell table:formula="of:=0.5*[.TE12]*(([.TE5]-[.TD5])/([.TE1]-[.TD1]))^2" office:value-type="string" office:string-value="" calcext:value-type="error">
            <text:p>#DIV/0!</text:p>
          </table:table-cell>
          <table:table-cell table:formula="of:=0.5*[.TF12]*(([.TF5]-[.TE5])/([.TF1]-[.TE1]))^2" office:value-type="string" office:string-value="" calcext:value-type="error">
            <text:p>#DIV/0!</text:p>
          </table:table-cell>
          <table:table-cell table:formula="of:=0.5*[.TG12]*(([.TG5]-[.TF5])/([.TG1]-[.TF1]))^2" office:value-type="string" office:string-value="" calcext:value-type="error">
            <text:p>#DIV/0!</text:p>
          </table:table-cell>
          <table:table-cell table:formula="of:=0.5*[.TH12]*(([.TH5]-[.TG5])/([.TH1]-[.TG1]))^2" office:value-type="string" office:string-value="" calcext:value-type="error">
            <text:p>#DIV/0!</text:p>
          </table:table-cell>
          <table:table-cell table:formula="of:=0.5*[.TI12]*(([.TI5]-[.TH5])/([.TI1]-[.TH1]))^2" office:value-type="string" office:string-value="" calcext:value-type="error">
            <text:p>#DIV/0!</text:p>
          </table:table-cell>
          <table:table-cell table:formula="of:=0.5*[.TJ12]*(([.TJ5]-[.TI5])/([.TJ1]-[.TI1]))^2" office:value-type="string" office:string-value="" calcext:value-type="error">
            <text:p>#DIV/0!</text:p>
          </table:table-cell>
          <table:table-cell table:formula="of:=0.5*[.TK12]*(([.TK5]-[.TJ5])/([.TK1]-[.TJ1]))^2" office:value-type="string" office:string-value="" calcext:value-type="error">
            <text:p>#DIV/0!</text:p>
          </table:table-cell>
          <table:table-cell table:formula="of:=0.5*[.TL12]*(([.TL5]-[.TK5])/([.TL1]-[.TK1]))^2" office:value-type="string" office:string-value="" calcext:value-type="error">
            <text:p>#DIV/0!</text:p>
          </table:table-cell>
          <table:table-cell table:formula="of:=0.5*[.TM12]*(([.TM5]-[.TL5])/([.TM1]-[.TL1]))^2" office:value-type="string" office:string-value="" calcext:value-type="error">
            <text:p>#DIV/0!</text:p>
          </table:table-cell>
          <table:table-cell table:formula="of:=0.5*[.TN12]*(([.TN5]-[.TM5])/([.TN1]-[.TM1]))^2" office:value-type="string" office:string-value="" calcext:value-type="error">
            <text:p>#DIV/0!</text:p>
          </table:table-cell>
          <table:table-cell table:formula="of:=0.5*[.TO12]*(([.TO5]-[.TN5])/([.TO1]-[.TN1]))^2" office:value-type="string" office:string-value="" calcext:value-type="error">
            <text:p>#DIV/0!</text:p>
          </table:table-cell>
          <table:table-cell table:formula="of:=0.5*[.TP12]*(([.TP5]-[.TO5])/([.TP1]-[.TO1]))^2" office:value-type="string" office:string-value="" calcext:value-type="error">
            <text:p>#DIV/0!</text:p>
          </table:table-cell>
          <table:table-cell table:formula="of:=0.5*[.TQ12]*(([.TQ5]-[.TP5])/([.TQ1]-[.TP1]))^2" office:value-type="string" office:string-value="" calcext:value-type="error">
            <text:p>#DIV/0!</text:p>
          </table:table-cell>
          <table:table-cell table:formula="of:=0.5*[.TR12]*(([.TR5]-[.TQ5])/([.TR1]-[.TQ1]))^2" office:value-type="string" office:string-value="" calcext:value-type="error">
            <text:p>#DIV/0!</text:p>
          </table:table-cell>
          <table:table-cell table:formula="of:=0.5*[.TS12]*(([.TS5]-[.TR5])/([.TS1]-[.TR1]))^2" office:value-type="string" office:string-value="" calcext:value-type="error">
            <text:p>#DIV/0!</text:p>
          </table:table-cell>
          <table:table-cell table:formula="of:=0.5*[.TT12]*(([.TT5]-[.TS5])/([.TT1]-[.TS1]))^2" office:value-type="string" office:string-value="" calcext:value-type="error">
            <text:p>#DIV/0!</text:p>
          </table:table-cell>
          <table:table-cell table:formula="of:=0.5*[.TU12]*(([.TU5]-[.TT5])/([.TU1]-[.TT1]))^2" office:value-type="string" office:string-value="" calcext:value-type="error">
            <text:p>#DIV/0!</text:p>
          </table:table-cell>
          <table:table-cell table:formula="of:=0.5*[.TV12]*(([.TV5]-[.TU5])/([.TV1]-[.TU1]))^2" office:value-type="string" office:string-value="" calcext:value-type="error">
            <text:p>#DIV/0!</text:p>
          </table:table-cell>
          <table:table-cell table:formula="of:=0.5*[.TW12]*(([.TW5]-[.TV5])/([.TW1]-[.TV1]))^2" office:value-type="string" office:string-value="" calcext:value-type="error">
            <text:p>#DIV/0!</text:p>
          </table:table-cell>
          <table:table-cell table:formula="of:=0.5*[.TX12]*(([.TX5]-[.TW5])/([.TX1]-[.TW1]))^2" office:value-type="string" office:string-value="" calcext:value-type="error">
            <text:p>#DIV/0!</text:p>
          </table:table-cell>
          <table:table-cell table:formula="of:=0.5*[.TY12]*(([.TY5]-[.TX5])/([.TY1]-[.TX1]))^2" office:value-type="string" office:string-value="" calcext:value-type="error">
            <text:p>#DIV/0!</text:p>
          </table:table-cell>
          <table:table-cell table:formula="of:=0.5*[.TZ12]*(([.TZ5]-[.TY5])/([.TZ1]-[.TY1]))^2" office:value-type="string" office:string-value="" calcext:value-type="error">
            <text:p>#DIV/0!</text:p>
          </table:table-cell>
          <table:table-cell table:formula="of:=0.5*[.UA12]*(([.UA5]-[.TZ5])/([.UA1]-[.TZ1]))^2" office:value-type="string" office:string-value="" calcext:value-type="error">
            <text:p>#DIV/0!</text:p>
          </table:table-cell>
          <table:table-cell table:formula="of:=0.5*[.UB12]*(([.UB5]-[.UA5])/([.UB1]-[.UA1]))^2" office:value-type="string" office:string-value="" calcext:value-type="error">
            <text:p>#DIV/0!</text:p>
          </table:table-cell>
          <table:table-cell table:formula="of:=0.5*[.UC12]*(([.UC5]-[.UB5])/([.UC1]-[.UB1]))^2" office:value-type="string" office:string-value="" calcext:value-type="error">
            <text:p>#DIV/0!</text:p>
          </table:table-cell>
          <table:table-cell table:formula="of:=0.5*[.UD12]*(([.UD5]-[.UC5])/([.UD1]-[.UC1]))^2" office:value-type="string" office:string-value="" calcext:value-type="error">
            <text:p>#DIV/0!</text:p>
          </table:table-cell>
          <table:table-cell table:formula="of:=0.5*[.UE12]*(([.UE5]-[.UD5])/([.UE1]-[.UD1]))^2" office:value-type="string" office:string-value="" calcext:value-type="error">
            <text:p>#DIV/0!</text:p>
          </table:table-cell>
          <table:table-cell table:formula="of:=0.5*[.UF12]*(([.UF5]-[.UE5])/([.UF1]-[.UE1]))^2" office:value-type="string" office:string-value="" calcext:value-type="error">
            <text:p>#DIV/0!</text:p>
          </table:table-cell>
          <table:table-cell table:formula="of:=0.5*[.UG12]*(([.UG5]-[.UF5])/([.UG1]-[.UF1]))^2" office:value-type="string" office:string-value="" calcext:value-type="error">
            <text:p>#DIV/0!</text:p>
          </table:table-cell>
          <table:table-cell table:formula="of:=0.5*[.UH12]*(([.UH5]-[.UG5])/([.UH1]-[.UG1]))^2" office:value-type="string" office:string-value="" calcext:value-type="error">
            <text:p>#DIV/0!</text:p>
          </table:table-cell>
          <table:table-cell table:formula="of:=0.5*[.UI12]*(([.UI5]-[.UH5])/([.UI1]-[.UH1]))^2" office:value-type="string" office:string-value="" calcext:value-type="error">
            <text:p>#DIV/0!</text:p>
          </table:table-cell>
          <table:table-cell table:formula="of:=0.5*[.UJ12]*(([.UJ5]-[.UI5])/([.UJ1]-[.UI1]))^2" office:value-type="string" office:string-value="" calcext:value-type="error">
            <text:p>#DIV/0!</text:p>
          </table:table-cell>
          <table:table-cell table:formula="of:=0.5*[.UK12]*(([.UK5]-[.UJ5])/([.UK1]-[.UJ1]))^2" office:value-type="string" office:string-value="" calcext:value-type="error">
            <text:p>#DIV/0!</text:p>
          </table:table-cell>
          <table:table-cell table:formula="of:=0.5*[.UL12]*(([.UL5]-[.UK5])/([.UL1]-[.UK1]))^2" office:value-type="string" office:string-value="" calcext:value-type="error">
            <text:p>#DIV/0!</text:p>
          </table:table-cell>
          <table:table-cell table:formula="of:=0.5*[.UM12]*(([.UM5]-[.UL5])/([.UM1]-[.UL1]))^2" office:value-type="string" office:string-value="" calcext:value-type="error">
            <text:p>#DIV/0!</text:p>
          </table:table-cell>
          <table:table-cell table:formula="of:=0.5*[.UN12]*(([.UN5]-[.UM5])/([.UN1]-[.UM1]))^2" office:value-type="string" office:string-value="" calcext:value-type="error">
            <text:p>#DIV/0!</text:p>
          </table:table-cell>
          <table:table-cell table:formula="of:=0.5*[.UO12]*(([.UO5]-[.UN5])/([.UO1]-[.UN1]))^2" office:value-type="string" office:string-value="" calcext:value-type="error">
            <text:p>#DIV/0!</text:p>
          </table:table-cell>
          <table:table-cell table:formula="of:=0.5*[.UP12]*(([.UP5]-[.UO5])/([.UP1]-[.UO1]))^2" office:value-type="string" office:string-value="" calcext:value-type="error">
            <text:p>#DIV/0!</text:p>
          </table:table-cell>
          <table:table-cell table:formula="of:=0.5*[.UQ12]*(([.UQ5]-[.UP5])/([.UQ1]-[.UP1]))^2" office:value-type="string" office:string-value="" calcext:value-type="error">
            <text:p>#DIV/0!</text:p>
          </table:table-cell>
          <table:table-cell table:formula="of:=0.5*[.UR12]*(([.UR5]-[.UQ5])/([.UR1]-[.UQ1]))^2" office:value-type="string" office:string-value="" calcext:value-type="error">
            <text:p>#DIV/0!</text:p>
          </table:table-cell>
          <table:table-cell table:formula="of:=0.5*[.US12]*(([.US5]-[.UR5])/([.US1]-[.UR1]))^2" office:value-type="string" office:string-value="" calcext:value-type="error">
            <text:p>#DIV/0!</text:p>
          </table:table-cell>
          <table:table-cell table:formula="of:=0.5*[.UT12]*(([.UT5]-[.US5])/([.UT1]-[.US1]))^2" office:value-type="string" office:string-value="" calcext:value-type="error">
            <text:p>#DIV/0!</text:p>
          </table:table-cell>
          <table:table-cell table:formula="of:=0.5*[.UU12]*(([.UU5]-[.UT5])/([.UU1]-[.UT1]))^2" office:value-type="string" office:string-value="" calcext:value-type="error">
            <text:p>#DIV/0!</text:p>
          </table:table-cell>
          <table:table-cell table:formula="of:=0.5*[.UV12]*(([.UV5]-[.UU5])/([.UV1]-[.UU1]))^2" office:value-type="string" office:string-value="" calcext:value-type="error">
            <text:p>#DIV/0!</text:p>
          </table:table-cell>
          <table:table-cell table:formula="of:=0.5*[.UW12]*(([.UW5]-[.UV5])/([.UW1]-[.UV1]))^2" office:value-type="string" office:string-value="" calcext:value-type="error">
            <text:p>#DIV/0!</text:p>
          </table:table-cell>
          <table:table-cell table:formula="of:=0.5*[.UX12]*(([.UX5]-[.UW5])/([.UX1]-[.UW1]))^2" office:value-type="string" office:string-value="" calcext:value-type="error">
            <text:p>#DIV/0!</text:p>
          </table:table-cell>
          <table:table-cell table:formula="of:=0.5*[.UY12]*(([.UY5]-[.UX5])/([.UY1]-[.UX1]))^2" office:value-type="string" office:string-value="" calcext:value-type="error">
            <text:p>#DIV/0!</text:p>
          </table:table-cell>
          <table:table-cell table:formula="of:=0.5*[.UZ12]*(([.UZ5]-[.UY5])/([.UZ1]-[.UY1]))^2" office:value-type="string" office:string-value="" calcext:value-type="error">
            <text:p>#DIV/0!</text:p>
          </table:table-cell>
          <table:table-cell table:formula="of:=0.5*[.VA12]*(([.VA5]-[.UZ5])/([.VA1]-[.UZ1]))^2" office:value-type="string" office:string-value="" calcext:value-type="error">
            <text:p>#DIV/0!</text:p>
          </table:table-cell>
          <table:table-cell table:formula="of:=0.5*[.VB12]*(([.VB5]-[.VA5])/([.VB1]-[.VA1]))^2" office:value-type="string" office:string-value="" calcext:value-type="error">
            <text:p>#DIV/0!</text:p>
          </table:table-cell>
          <table:table-cell table:formula="of:=0.5*[.VC12]*(([.VC5]-[.VB5])/([.VC1]-[.VB1]))^2" office:value-type="string" office:string-value="" calcext:value-type="error">
            <text:p>#DIV/0!</text:p>
          </table:table-cell>
          <table:table-cell table:formula="of:=0.5*[.VD12]*(([.VD5]-[.VC5])/([.VD1]-[.VC1]))^2" office:value-type="string" office:string-value="" calcext:value-type="error">
            <text:p>#DIV/0!</text:p>
          </table:table-cell>
          <table:table-cell table:formula="of:=0.5*[.VE12]*(([.VE5]-[.VD5])/([.VE1]-[.VD1]))^2" office:value-type="string" office:string-value="" calcext:value-type="error">
            <text:p>#DIV/0!</text:p>
          </table:table-cell>
          <table:table-cell table:formula="of:=0.5*[.VF12]*(([.VF5]-[.VE5])/([.VF1]-[.VE1]))^2" office:value-type="string" office:string-value="" calcext:value-type="error">
            <text:p>#DIV/0!</text:p>
          </table:table-cell>
          <table:table-cell table:formula="of:=0.5*[.VG12]*(([.VG5]-[.VF5])/([.VG1]-[.VF1]))^2" office:value-type="string" office:string-value="" calcext:value-type="error">
            <text:p>#DIV/0!</text:p>
          </table:table-cell>
          <table:table-cell table:formula="of:=0.5*[.VH12]*(([.VH5]-[.VG5])/([.VH1]-[.VG1]))^2" office:value-type="string" office:string-value="" calcext:value-type="error">
            <text:p>#DIV/0!</text:p>
          </table:table-cell>
          <table:table-cell table:formula="of:=0.5*[.VI12]*(([.VI5]-[.VH5])/([.VI1]-[.VH1]))^2" office:value-type="string" office:string-value="" calcext:value-type="error">
            <text:p>#DIV/0!</text:p>
          </table:table-cell>
          <table:table-cell table:formula="of:=0.5*[.VJ12]*(([.VJ5]-[.VI5])/([.VJ1]-[.VI1]))^2" office:value-type="string" office:string-value="" calcext:value-type="error">
            <text:p>#DIV/0!</text:p>
          </table:table-cell>
          <table:table-cell table:formula="of:=0.5*[.VK12]*(([.VK5]-[.VJ5])/([.VK1]-[.VJ1]))^2" office:value-type="string" office:string-value="" calcext:value-type="error">
            <text:p>#DIV/0!</text:p>
          </table:table-cell>
          <table:table-cell table:formula="of:=0.5*[.VL12]*(([.VL5]-[.VK5])/([.VL1]-[.VK1]))^2" office:value-type="string" office:string-value="" calcext:value-type="error">
            <text:p>#DIV/0!</text:p>
          </table:table-cell>
          <table:table-cell table:formula="of:=0.5*[.VM12]*(([.VM5]-[.VL5])/([.VM1]-[.VL1]))^2" office:value-type="string" office:string-value="" calcext:value-type="error">
            <text:p>#DIV/0!</text:p>
          </table:table-cell>
          <table:table-cell table:formula="of:=0.5*[.VN12]*(([.VN5]-[.VM5])/([.VN1]-[.VM1]))^2" office:value-type="string" office:string-value="" calcext:value-type="error">
            <text:p>#DIV/0!</text:p>
          </table:table-cell>
          <table:table-cell table:formula="of:=0.5*[.VO12]*(([.VO5]-[.VN5])/([.VO1]-[.VN1]))^2" office:value-type="string" office:string-value="" calcext:value-type="error">
            <text:p>#DIV/0!</text:p>
          </table:table-cell>
          <table:table-cell table:formula="of:=0.5*[.VP12]*(([.VP5]-[.VO5])/([.VP1]-[.VO1]))^2" office:value-type="string" office:string-value="" calcext:value-type="error">
            <text:p>#DIV/0!</text:p>
          </table:table-cell>
          <table:table-cell table:formula="of:=0.5*[.VQ12]*(([.VQ5]-[.VP5])/([.VQ1]-[.VP1]))^2" office:value-type="string" office:string-value="" calcext:value-type="error">
            <text:p>#DIV/0!</text:p>
          </table:table-cell>
          <table:table-cell table:formula="of:=0.5*[.VR12]*(([.VR5]-[.VQ5])/([.VR1]-[.VQ1]))^2" office:value-type="string" office:string-value="" calcext:value-type="error">
            <text:p>#DIV/0!</text:p>
          </table:table-cell>
          <table:table-cell table:formula="of:=0.5*[.VS12]*(([.VS5]-[.VR5])/([.VS1]-[.VR1]))^2" office:value-type="string" office:string-value="" calcext:value-type="error">
            <text:p>#DIV/0!</text:p>
          </table:table-cell>
          <table:table-cell table:formula="of:=0.5*[.VT12]*(([.VT5]-[.VS5])/([.VT1]-[.VS1]))^2" office:value-type="string" office:string-value="" calcext:value-type="error">
            <text:p>#DIV/0!</text:p>
          </table:table-cell>
          <table:table-cell table:formula="of:=0.5*[.VU12]*(([.VU5]-[.VT5])/([.VU1]-[.VT1]))^2" office:value-type="string" office:string-value="" calcext:value-type="error">
            <text:p>#DIV/0!</text:p>
          </table:table-cell>
          <table:table-cell table:formula="of:=0.5*[.VV12]*(([.VV5]-[.VU5])/([.VV1]-[.VU1]))^2" office:value-type="string" office:string-value="" calcext:value-type="error">
            <text:p>#DIV/0!</text:p>
          </table:table-cell>
          <table:table-cell table:formula="of:=0.5*[.VW12]*(([.VW5]-[.VV5])/([.VW1]-[.VV1]))^2" office:value-type="string" office:string-value="" calcext:value-type="error">
            <text:p>#DIV/0!</text:p>
          </table:table-cell>
          <table:table-cell table:formula="of:=0.5*[.VX12]*(([.VX5]-[.VW5])/([.VX1]-[.VW1]))^2" office:value-type="string" office:string-value="" calcext:value-type="error">
            <text:p>#DIV/0!</text:p>
          </table:table-cell>
          <table:table-cell table:formula="of:=0.5*[.VY12]*(([.VY5]-[.VX5])/([.VY1]-[.VX1]))^2" office:value-type="string" office:string-value="" calcext:value-type="error">
            <text:p>#DIV/0!</text:p>
          </table:table-cell>
          <table:table-cell table:formula="of:=0.5*[.VZ12]*(([.VZ5]-[.VY5])/([.VZ1]-[.VY1]))^2" office:value-type="string" office:string-value="" calcext:value-type="error">
            <text:p>#DIV/0!</text:p>
          </table:table-cell>
          <table:table-cell table:formula="of:=0.5*[.WA12]*(([.WA5]-[.VZ5])/([.WA1]-[.VZ1]))^2" office:value-type="string" office:string-value="" calcext:value-type="error">
            <text:p>#DIV/0!</text:p>
          </table:table-cell>
          <table:table-cell table:formula="of:=0.5*[.WB12]*(([.WB5]-[.WA5])/([.WB1]-[.WA1]))^2" office:value-type="string" office:string-value="" calcext:value-type="error">
            <text:p>#DIV/0!</text:p>
          </table:table-cell>
          <table:table-cell table:formula="of:=0.5*[.WC12]*(([.WC5]-[.WB5])/([.WC1]-[.WB1]))^2" office:value-type="string" office:string-value="" calcext:value-type="error">
            <text:p>#DIV/0!</text:p>
          </table:table-cell>
          <table:table-cell table:formula="of:=0.5*[.WD12]*(([.WD5]-[.WC5])/([.WD1]-[.WC1]))^2" office:value-type="string" office:string-value="" calcext:value-type="error">
            <text:p>#DIV/0!</text:p>
          </table:table-cell>
          <table:table-cell table:formula="of:=0.5*[.WE12]*(([.WE5]-[.WD5])/([.WE1]-[.WD1]))^2" office:value-type="string" office:string-value="" calcext:value-type="error">
            <text:p>#DIV/0!</text:p>
          </table:table-cell>
          <table:table-cell table:formula="of:=0.5*[.WF12]*(([.WF5]-[.WE5])/([.WF1]-[.WE1]))^2" office:value-type="string" office:string-value="" calcext:value-type="error">
            <text:p>#DIV/0!</text:p>
          </table:table-cell>
          <table:table-cell table:formula="of:=0.5*[.WG12]*(([.WG5]-[.WF5])/([.WG1]-[.WF1]))^2" office:value-type="string" office:string-value="" calcext:value-type="error">
            <text:p>#DIV/0!</text:p>
          </table:table-cell>
          <table:table-cell table:formula="of:=0.5*[.WH12]*(([.WH5]-[.WG5])/([.WH1]-[.WG1]))^2" office:value-type="string" office:string-value="" calcext:value-type="error">
            <text:p>#DIV/0!</text:p>
          </table:table-cell>
          <table:table-cell table:formula="of:=0.5*[.WI12]*(([.WI5]-[.WH5])/([.WI1]-[.WH1]))^2" office:value-type="string" office:string-value="" calcext:value-type="error">
            <text:p>#DIV/0!</text:p>
          </table:table-cell>
          <table:table-cell table:formula="of:=0.5*[.WJ12]*(([.WJ5]-[.WI5])/([.WJ1]-[.WI1]))^2" office:value-type="string" office:string-value="" calcext:value-type="error">
            <text:p>#DIV/0!</text:p>
          </table:table-cell>
          <table:table-cell table:formula="of:=0.5*[.WK12]*(([.WK5]-[.WJ5])/([.WK1]-[.WJ1]))^2" office:value-type="string" office:string-value="" calcext:value-type="error">
            <text:p>#DIV/0!</text:p>
          </table:table-cell>
          <table:table-cell table:formula="of:=0.5*[.WL12]*(([.WL5]-[.WK5])/([.WL1]-[.WK1]))^2" office:value-type="string" office:string-value="" calcext:value-type="error">
            <text:p>#DIV/0!</text:p>
          </table:table-cell>
          <table:table-cell table:formula="of:=0.5*[.WM12]*(([.WM5]-[.WL5])/([.WM1]-[.WL1]))^2" office:value-type="string" office:string-value="" calcext:value-type="error">
            <text:p>#DIV/0!</text:p>
          </table:table-cell>
          <table:table-cell table:formula="of:=0.5*[.WN12]*(([.WN5]-[.WM5])/([.WN1]-[.WM1]))^2" office:value-type="string" office:string-value="" calcext:value-type="error">
            <text:p>#DIV/0!</text:p>
          </table:table-cell>
          <table:table-cell table:formula="of:=0.5*[.WO12]*(([.WO5]-[.WN5])/([.WO1]-[.WN1]))^2" office:value-type="string" office:string-value="" calcext:value-type="error">
            <text:p>#DIV/0!</text:p>
          </table:table-cell>
          <table:table-cell table:formula="of:=0.5*[.WP12]*(([.WP5]-[.WO5])/([.WP1]-[.WO1]))^2" office:value-type="string" office:string-value="" calcext:value-type="error">
            <text:p>#DIV/0!</text:p>
          </table:table-cell>
          <table:table-cell table:formula="of:=0.5*[.WQ12]*(([.WQ5]-[.WP5])/([.WQ1]-[.WP1]))^2" office:value-type="string" office:string-value="" calcext:value-type="error">
            <text:p>#DIV/0!</text:p>
          </table:table-cell>
          <table:table-cell table:formula="of:=0.5*[.WR12]*(([.WR5]-[.WQ5])/([.WR1]-[.WQ1]))^2" office:value-type="string" office:string-value="" calcext:value-type="error">
            <text:p>#DIV/0!</text:p>
          </table:table-cell>
          <table:table-cell table:formula="of:=0.5*[.WS12]*(([.WS5]-[.WR5])/([.WS1]-[.WR1]))^2" office:value-type="string" office:string-value="" calcext:value-type="error">
            <text:p>#DIV/0!</text:p>
          </table:table-cell>
          <table:table-cell table:formula="of:=0.5*[.WT12]*(([.WT5]-[.WS5])/([.WT1]-[.WS1]))^2" office:value-type="string" office:string-value="" calcext:value-type="error">
            <text:p>#DIV/0!</text:p>
          </table:table-cell>
          <table:table-cell table:formula="of:=0.5*[.WU12]*(([.WU5]-[.WT5])/([.WU1]-[.WT1]))^2" office:value-type="string" office:string-value="" calcext:value-type="error">
            <text:p>#DIV/0!</text:p>
          </table:table-cell>
          <table:table-cell table:formula="of:=0.5*[.WV12]*(([.WV5]-[.WU5])/([.WV1]-[.WU1]))^2" office:value-type="string" office:string-value="" calcext:value-type="error">
            <text:p>#DIV/0!</text:p>
          </table:table-cell>
          <table:table-cell table:formula="of:=0.5*[.WW12]*(([.WW5]-[.WV5])/([.WW1]-[.WV1]))^2" office:value-type="string" office:string-value="" calcext:value-type="error">
            <text:p>#DIV/0!</text:p>
          </table:table-cell>
          <table:table-cell table:formula="of:=0.5*[.WX12]*(([.WX5]-[.WW5])/([.WX1]-[.WW1]))^2" office:value-type="string" office:string-value="" calcext:value-type="error">
            <text:p>#DIV/0!</text:p>
          </table:table-cell>
          <table:table-cell table:formula="of:=0.5*[.WY12]*(([.WY5]-[.WX5])/([.WY1]-[.WX1]))^2" office:value-type="string" office:string-value="" calcext:value-type="error">
            <text:p>#DIV/0!</text:p>
          </table:table-cell>
          <table:table-cell table:formula="of:=0.5*[.WZ12]*(([.WZ5]-[.WY5])/([.WZ1]-[.WY1]))^2" office:value-type="string" office:string-value="" calcext:value-type="error">
            <text:p>#DIV/0!</text:p>
          </table:table-cell>
          <table:table-cell table:formula="of:=0.5*[.XA12]*(([.XA5]-[.WZ5])/([.XA1]-[.WZ1]))^2" office:value-type="string" office:string-value="" calcext:value-type="error">
            <text:p>#DIV/0!</text:p>
          </table:table-cell>
          <table:table-cell table:formula="of:=0.5*[.XB12]*(([.XB5]-[.XA5])/([.XB1]-[.XA1]))^2" office:value-type="string" office:string-value="" calcext:value-type="error">
            <text:p>#DIV/0!</text:p>
          </table:table-cell>
          <table:table-cell table:formula="of:=0.5*[.XC12]*(([.XC5]-[.XB5])/([.XC1]-[.XB1]))^2" office:value-type="string" office:string-value="" calcext:value-type="error">
            <text:p>#DIV/0!</text:p>
          </table:table-cell>
          <table:table-cell table:formula="of:=0.5*[.XD12]*(([.XD5]-[.XC5])/([.XD1]-[.XC1]))^2" office:value-type="string" office:string-value="" calcext:value-type="error">
            <text:p>#DIV/0!</text:p>
          </table:table-cell>
          <table:table-cell table:formula="of:=0.5*[.XE12]*(([.XE5]-[.XD5])/([.XE1]-[.XD1]))^2" office:value-type="string" office:string-value="" calcext:value-type="error">
            <text:p>#DIV/0!</text:p>
          </table:table-cell>
          <table:table-cell table:formula="of:=0.5*[.XF12]*(([.XF5]-[.XE5])/([.XF1]-[.XE1]))^2" office:value-type="string" office:string-value="" calcext:value-type="error">
            <text:p>#DIV/0!</text:p>
          </table:table-cell>
          <table:table-cell table:formula="of:=0.5*[.XG12]*(([.XG5]-[.XF5])/([.XG1]-[.XF1]))^2" office:value-type="string" office:string-value="" calcext:value-type="error">
            <text:p>#DIV/0!</text:p>
          </table:table-cell>
          <table:table-cell table:formula="of:=0.5*[.XH12]*(([.XH5]-[.XG5])/([.XH1]-[.XG1]))^2" office:value-type="string" office:string-value="" calcext:value-type="error">
            <text:p>#DIV/0!</text:p>
          </table:table-cell>
          <table:table-cell table:formula="of:=0.5*[.XI12]*(([.XI5]-[.XH5])/([.XI1]-[.XH1]))^2" office:value-type="string" office:string-value="" calcext:value-type="error">
            <text:p>#DIV/0!</text:p>
          </table:table-cell>
          <table:table-cell table:formula="of:=0.5*[.XJ12]*(([.XJ5]-[.XI5])/([.XJ1]-[.XI1]))^2" office:value-type="string" office:string-value="" calcext:value-type="error">
            <text:p>#DIV/0!</text:p>
          </table:table-cell>
          <table:table-cell table:formula="of:=0.5*[.XK12]*(([.XK5]-[.XJ5])/([.XK1]-[.XJ1]))^2" office:value-type="string" office:string-value="" calcext:value-type="error">
            <text:p>#DIV/0!</text:p>
          </table:table-cell>
          <table:table-cell table:formula="of:=0.5*[.XL12]*(([.XL5]-[.XK5])/([.XL1]-[.XK1]))^2" office:value-type="string" office:string-value="" calcext:value-type="error">
            <text:p>#DIV/0!</text:p>
          </table:table-cell>
          <table:table-cell table:formula="of:=0.5*[.XM12]*(([.XM5]-[.XL5])/([.XM1]-[.XL1]))^2" office:value-type="string" office:string-value="" calcext:value-type="error">
            <text:p>#DIV/0!</text:p>
          </table:table-cell>
          <table:table-cell table:formula="of:=0.5*[.XN12]*(([.XN5]-[.XM5])/([.XN1]-[.XM1]))^2" office:value-type="string" office:string-value="" calcext:value-type="error">
            <text:p>#DIV/0!</text:p>
          </table:table-cell>
          <table:table-cell table:formula="of:=0.5*[.XO12]*(([.XO5]-[.XN5])/([.XO1]-[.XN1]))^2" office:value-type="string" office:string-value="" calcext:value-type="error">
            <text:p>#DIV/0!</text:p>
          </table:table-cell>
          <table:table-cell table:formula="of:=0.5*[.XP12]*(([.XP5]-[.XO5])/([.XP1]-[.XO1]))^2" office:value-type="string" office:string-value="" calcext:value-type="error">
            <text:p>#DIV/0!</text:p>
          </table:table-cell>
          <table:table-cell table:formula="of:=0.5*[.XQ12]*(([.XQ5]-[.XP5])/([.XQ1]-[.XP1]))^2" office:value-type="string" office:string-value="" calcext:value-type="error">
            <text:p>#DIV/0!</text:p>
          </table:table-cell>
          <table:table-cell table:formula="of:=0.5*[.XR12]*(([.XR5]-[.XQ5])/([.XR1]-[.XQ1]))^2" office:value-type="string" office:string-value="" calcext:value-type="error">
            <text:p>#DIV/0!</text:p>
          </table:table-cell>
          <table:table-cell table:formula="of:=0.5*[.XS12]*(([.XS5]-[.XR5])/([.XS1]-[.XR1]))^2" office:value-type="string" office:string-value="" calcext:value-type="error">
            <text:p>#DIV/0!</text:p>
          </table:table-cell>
          <table:table-cell table:formula="of:=0.5*[.XT12]*(([.XT5]-[.XS5])/([.XT1]-[.XS1]))^2" office:value-type="string" office:string-value="" calcext:value-type="error">
            <text:p>#DIV/0!</text:p>
          </table:table-cell>
          <table:table-cell table:formula="of:=0.5*[.XU12]*(([.XU5]-[.XT5])/([.XU1]-[.XT1]))^2" office:value-type="string" office:string-value="" calcext:value-type="error">
            <text:p>#DIV/0!</text:p>
          </table:table-cell>
          <table:table-cell table:formula="of:=0.5*[.XV12]*(([.XV5]-[.XU5])/([.XV1]-[.XU1]))^2" office:value-type="string" office:string-value="" calcext:value-type="error">
            <text:p>#DIV/0!</text:p>
          </table:table-cell>
          <table:table-cell table:formula="of:=0.5*[.XW12]*(([.XW5]-[.XV5])/([.XW1]-[.XV1]))^2" office:value-type="string" office:string-value="" calcext:value-type="error">
            <text:p>#DIV/0!</text:p>
          </table:table-cell>
          <table:table-cell table:formula="of:=0.5*[.XX12]*(([.XX5]-[.XW5])/([.XX1]-[.XW1]))^2" office:value-type="string" office:string-value="" calcext:value-type="error">
            <text:p>#DIV/0!</text:p>
          </table:table-cell>
          <table:table-cell table:formula="of:=0.5*[.XY12]*(([.XY5]-[.XX5])/([.XY1]-[.XX1]))^2" office:value-type="string" office:string-value="" calcext:value-type="error">
            <text:p>#DIV/0!</text:p>
          </table:table-cell>
          <table:table-cell table:formula="of:=0.5*[.XZ12]*(([.XZ5]-[.XY5])/([.XZ1]-[.XY1]))^2" office:value-type="string" office:string-value="" calcext:value-type="error">
            <text:p>#DIV/0!</text:p>
          </table:table-cell>
          <table:table-cell table:formula="of:=0.5*[.YA12]*(([.YA5]-[.XZ5])/([.YA1]-[.XZ1]))^2" office:value-type="string" office:string-value="" calcext:value-type="error">
            <text:p>#DIV/0!</text:p>
          </table:table-cell>
          <table:table-cell table:formula="of:=0.5*[.YB12]*(([.YB5]-[.YA5])/([.YB1]-[.YA1]))^2" office:value-type="string" office:string-value="" calcext:value-type="error">
            <text:p>#DIV/0!</text:p>
          </table:table-cell>
          <table:table-cell table:formula="of:=0.5*[.YC12]*(([.YC5]-[.YB5])/([.YC1]-[.YB1]))^2" office:value-type="string" office:string-value="" calcext:value-type="error">
            <text:p>#DIV/0!</text:p>
          </table:table-cell>
          <table:table-cell table:formula="of:=0.5*[.YD12]*(([.YD5]-[.YC5])/([.YD1]-[.YC1]))^2" office:value-type="string" office:string-value="" calcext:value-type="error">
            <text:p>#DIV/0!</text:p>
          </table:table-cell>
          <table:table-cell table:formula="of:=0.5*[.YE12]*(([.YE5]-[.YD5])/([.YE1]-[.YD1]))^2" office:value-type="string" office:string-value="" calcext:value-type="error">
            <text:p>#DIV/0!</text:p>
          </table:table-cell>
          <table:table-cell table:formula="of:=0.5*[.YF12]*(([.YF5]-[.YE5])/([.YF1]-[.YE1]))^2" office:value-type="string" office:string-value="" calcext:value-type="error">
            <text:p>#DIV/0!</text:p>
          </table:table-cell>
          <table:table-cell table:formula="of:=0.5*[.YG12]*(([.YG5]-[.YF5])/([.YG1]-[.YF1]))^2" office:value-type="string" office:string-value="" calcext:value-type="error">
            <text:p>#DIV/0!</text:p>
          </table:table-cell>
          <table:table-cell table:formula="of:=0.5*[.YH12]*(([.YH5]-[.YG5])/([.YH1]-[.YG1]))^2" office:value-type="string" office:string-value="" calcext:value-type="error">
            <text:p>#DIV/0!</text:p>
          </table:table-cell>
          <table:table-cell table:formula="of:=0.5*[.YI12]*(([.YI5]-[.YH5])/([.YI1]-[.YH1]))^2" office:value-type="string" office:string-value="" calcext:value-type="error">
            <text:p>#DIV/0!</text:p>
          </table:table-cell>
          <table:table-cell table:formula="of:=0.5*[.YJ12]*(([.YJ5]-[.YI5])/([.YJ1]-[.YI1]))^2" office:value-type="string" office:string-value="" calcext:value-type="error">
            <text:p>#DIV/0!</text:p>
          </table:table-cell>
          <table:table-cell table:formula="of:=0.5*[.YK12]*(([.YK5]-[.YJ5])/([.YK1]-[.YJ1]))^2" office:value-type="string" office:string-value="" calcext:value-type="error">
            <text:p>#DIV/0!</text:p>
          </table:table-cell>
          <table:table-cell table:formula="of:=0.5*[.YL12]*(([.YL5]-[.YK5])/([.YL1]-[.YK1]))^2" office:value-type="string" office:string-value="" calcext:value-type="error">
            <text:p>#DIV/0!</text:p>
          </table:table-cell>
          <table:table-cell table:formula="of:=0.5*[.YM12]*(([.YM5]-[.YL5])/([.YM1]-[.YL1]))^2" office:value-type="string" office:string-value="" calcext:value-type="error">
            <text:p>#DIV/0!</text:p>
          </table:table-cell>
          <table:table-cell table:formula="of:=0.5*[.YN12]*(([.YN5]-[.YM5])/([.YN1]-[.YM1]))^2" office:value-type="string" office:string-value="" calcext:value-type="error">
            <text:p>#DIV/0!</text:p>
          </table:table-cell>
          <table:table-cell table:formula="of:=0.5*[.YO12]*(([.YO5]-[.YN5])/([.YO1]-[.YN1]))^2" office:value-type="string" office:string-value="" calcext:value-type="error">
            <text:p>#DIV/0!</text:p>
          </table:table-cell>
          <table:table-cell table:formula="of:=0.5*[.YP12]*(([.YP5]-[.YO5])/([.YP1]-[.YO1]))^2" office:value-type="string" office:string-value="" calcext:value-type="error">
            <text:p>#DIV/0!</text:p>
          </table:table-cell>
          <table:table-cell table:formula="of:=0.5*[.YQ12]*(([.YQ5]-[.YP5])/([.YQ1]-[.YP1]))^2" office:value-type="string" office:string-value="" calcext:value-type="error">
            <text:p>#DIV/0!</text:p>
          </table:table-cell>
          <table:table-cell table:formula="of:=0.5*[.YR12]*(([.YR5]-[.YQ5])/([.YR1]-[.YQ1]))^2" office:value-type="string" office:string-value="" calcext:value-type="error">
            <text:p>#DIV/0!</text:p>
          </table:table-cell>
          <table:table-cell table:formula="of:=0.5*[.YS12]*(([.YS5]-[.YR5])/([.YS1]-[.YR1]))^2" office:value-type="string" office:string-value="" calcext:value-type="error">
            <text:p>#DIV/0!</text:p>
          </table:table-cell>
          <table:table-cell table:formula="of:=0.5*[.YT12]*(([.YT5]-[.YS5])/([.YT1]-[.YS1]))^2" office:value-type="string" office:string-value="" calcext:value-type="error">
            <text:p>#DIV/0!</text:p>
          </table:table-cell>
          <table:table-cell table:formula="of:=0.5*[.YU12]*(([.YU5]-[.YT5])/([.YU1]-[.YT1]))^2" office:value-type="string" office:string-value="" calcext:value-type="error">
            <text:p>#DIV/0!</text:p>
          </table:table-cell>
          <table:table-cell table:formula="of:=0.5*[.YV12]*(([.YV5]-[.YU5])/([.YV1]-[.YU1]))^2" office:value-type="string" office:string-value="" calcext:value-type="error">
            <text:p>#DIV/0!</text:p>
          </table:table-cell>
          <table:table-cell table:formula="of:=0.5*[.YW12]*(([.YW5]-[.YV5])/([.YW1]-[.YV1]))^2" office:value-type="string" office:string-value="" calcext:value-type="error">
            <text:p>#DIV/0!</text:p>
          </table:table-cell>
          <table:table-cell table:formula="of:=0.5*[.YX12]*(([.YX5]-[.YW5])/([.YX1]-[.YW1]))^2" office:value-type="string" office:string-value="" calcext:value-type="error">
            <text:p>#DIV/0!</text:p>
          </table:table-cell>
          <table:table-cell table:formula="of:=0.5*[.YY12]*(([.YY5]-[.YX5])/([.YY1]-[.YX1]))^2" office:value-type="string" office:string-value="" calcext:value-type="error">
            <text:p>#DIV/0!</text:p>
          </table:table-cell>
          <table:table-cell table:formula="of:=0.5*[.YZ12]*(([.YZ5]-[.YY5])/([.YZ1]-[.YY1]))^2" office:value-type="string" office:string-value="" calcext:value-type="error">
            <text:p>#DIV/0!</text:p>
          </table:table-cell>
          <table:table-cell table:formula="of:=0.5*[.ZA12]*(([.ZA5]-[.YZ5])/([.ZA1]-[.YZ1]))^2" office:value-type="string" office:string-value="" calcext:value-type="error">
            <text:p>#DIV/0!</text:p>
          </table:table-cell>
          <table:table-cell table:formula="of:=0.5*[.ZB12]*(([.ZB5]-[.ZA5])/([.ZB1]-[.ZA1]))^2" office:value-type="string" office:string-value="" calcext:value-type="error">
            <text:p>#DIV/0!</text:p>
          </table:table-cell>
          <table:table-cell table:formula="of:=0.5*[.ZC12]*(([.ZC5]-[.ZB5])/([.ZC1]-[.ZB1]))^2" office:value-type="string" office:string-value="" calcext:value-type="error">
            <text:p>#DIV/0!</text:p>
          </table:table-cell>
          <table:table-cell table:formula="of:=0.5*[.ZD12]*(([.ZD5]-[.ZC5])/([.ZD1]-[.ZC1]))^2" office:value-type="string" office:string-value="" calcext:value-type="error">
            <text:p>#DIV/0!</text:p>
          </table:table-cell>
          <table:table-cell table:formula="of:=0.5*[.ZE12]*(([.ZE5]-[.ZD5])/([.ZE1]-[.ZD1]))^2" office:value-type="string" office:string-value="" calcext:value-type="error">
            <text:p>#DIV/0!</text:p>
          </table:table-cell>
          <table:table-cell table:formula="of:=0.5*[.ZF12]*(([.ZF5]-[.ZE5])/([.ZF1]-[.ZE1]))^2" office:value-type="string" office:string-value="" calcext:value-type="error">
            <text:p>#DIV/0!</text:p>
          </table:table-cell>
          <table:table-cell table:formula="of:=0.5*[.ZG12]*(([.ZG5]-[.ZF5])/([.ZG1]-[.ZF1]))^2" office:value-type="string" office:string-value="" calcext:value-type="error">
            <text:p>#DIV/0!</text:p>
          </table:table-cell>
          <table:table-cell table:formula="of:=0.5*[.ZH12]*(([.ZH5]-[.ZG5])/([.ZH1]-[.ZG1]))^2" office:value-type="string" office:string-value="" calcext:value-type="error">
            <text:p>#DIV/0!</text:p>
          </table:table-cell>
          <table:table-cell table:formula="of:=0.5*[.ZI12]*(([.ZI5]-[.ZH5])/([.ZI1]-[.ZH1]))^2" office:value-type="string" office:string-value="" calcext:value-type="error">
            <text:p>#DIV/0!</text:p>
          </table:table-cell>
          <table:table-cell table:formula="of:=0.5*[.ZJ12]*(([.ZJ5]-[.ZI5])/([.ZJ1]-[.ZI1]))^2" office:value-type="string" office:string-value="" calcext:value-type="error">
            <text:p>#DIV/0!</text:p>
          </table:table-cell>
          <table:table-cell table:formula="of:=0.5*[.ZK12]*(([.ZK5]-[.ZJ5])/([.ZK1]-[.ZJ1]))^2" office:value-type="string" office:string-value="" calcext:value-type="error">
            <text:p>#DIV/0!</text:p>
          </table:table-cell>
          <table:table-cell table:formula="of:=0.5*[.ZL12]*(([.ZL5]-[.ZK5])/([.ZL1]-[.ZK1]))^2" office:value-type="string" office:string-value="" calcext:value-type="error">
            <text:p>#DIV/0!</text:p>
          </table:table-cell>
          <table:table-cell table:formula="of:=0.5*[.ZM12]*(([.ZM5]-[.ZL5])/([.ZM1]-[.ZL1]))^2" office:value-type="string" office:string-value="" calcext:value-type="error">
            <text:p>#DIV/0!</text:p>
          </table:table-cell>
          <table:table-cell table:formula="of:=0.5*[.ZN12]*(([.ZN5]-[.ZM5])/([.ZN1]-[.ZM1]))^2" office:value-type="string" office:string-value="" calcext:value-type="error">
            <text:p>#DIV/0!</text:p>
          </table:table-cell>
          <table:table-cell table:formula="of:=0.5*[.ZO12]*(([.ZO5]-[.ZN5])/([.ZO1]-[.ZN1]))^2" office:value-type="string" office:string-value="" calcext:value-type="error">
            <text:p>#DIV/0!</text:p>
          </table:table-cell>
          <table:table-cell table:formula="of:=0.5*[.ZP12]*(([.ZP5]-[.ZO5])/([.ZP1]-[.ZO1]))^2" office:value-type="string" office:string-value="" calcext:value-type="error">
            <text:p>#DIV/0!</text:p>
          </table:table-cell>
          <table:table-cell table:formula="of:=0.5*[.ZQ12]*(([.ZQ5]-[.ZP5])/([.ZQ1]-[.ZP1]))^2" office:value-type="string" office:string-value="" calcext:value-type="error">
            <text:p>#DIV/0!</text:p>
          </table:table-cell>
          <table:table-cell table:formula="of:=0.5*[.ZR12]*(([.ZR5]-[.ZQ5])/([.ZR1]-[.ZQ1]))^2" office:value-type="string" office:string-value="" calcext:value-type="error">
            <text:p>#DIV/0!</text:p>
          </table:table-cell>
          <table:table-cell table:formula="of:=0.5*[.ZS12]*(([.ZS5]-[.ZR5])/([.ZS1]-[.ZR1]))^2" office:value-type="string" office:string-value="" calcext:value-type="error">
            <text:p>#DIV/0!</text:p>
          </table:table-cell>
          <table:table-cell table:formula="of:=0.5*[.ZT12]*(([.ZT5]-[.ZS5])/([.ZT1]-[.ZS1]))^2" office:value-type="string" office:string-value="" calcext:value-type="error">
            <text:p>#DIV/0!</text:p>
          </table:table-cell>
          <table:table-cell table:formula="of:=0.5*[.ZU12]*(([.ZU5]-[.ZT5])/([.ZU1]-[.ZT1]))^2" office:value-type="string" office:string-value="" calcext:value-type="error">
            <text:p>#DIV/0!</text:p>
          </table:table-cell>
          <table:table-cell table:formula="of:=0.5*[.ZV12]*(([.ZV5]-[.ZU5])/([.ZV1]-[.ZU1]))^2" office:value-type="string" office:string-value="" calcext:value-type="error">
            <text:p>#DIV/0!</text:p>
          </table:table-cell>
          <table:table-cell table:formula="of:=0.5*[.ZW12]*(([.ZW5]-[.ZV5])/([.ZW1]-[.ZV1]))^2" office:value-type="string" office:string-value="" calcext:value-type="error">
            <text:p>#DIV/0!</text:p>
          </table:table-cell>
          <table:table-cell table:formula="of:=0.5*[.ZX12]*(([.ZX5]-[.ZW5])/([.ZX1]-[.ZW1]))^2" office:value-type="string" office:string-value="" calcext:value-type="error">
            <text:p>#DIV/0!</text:p>
          </table:table-cell>
          <table:table-cell table:formula="of:=0.5*[.ZY12]*(([.ZY5]-[.ZX5])/([.ZY1]-[.ZX1]))^2" office:value-type="string" office:string-value="" calcext:value-type="error">
            <text:p>#DIV/0!</text:p>
          </table:table-cell>
          <table:table-cell table:formula="of:=0.5*[.ZZ12]*(([.ZZ5]-[.ZY5])/([.ZZ1]-[.ZY1]))^2" office:value-type="string" office:string-value="" calcext:value-type="error">
            <text:p>#DIV/0!</text:p>
          </table:table-cell>
          <table:table-cell table:formula="of:=0.5*[.AAA12]*(([.AAA5]-[.ZZ5])/([.AAA1]-[.ZZ1]))^2" office:value-type="string" office:string-value="" calcext:value-type="error">
            <text:p>#DIV/0!</text:p>
          </table:table-cell>
          <table:table-cell table:formula="of:=0.5*[.AAB12]*(([.AAB5]-[.AAA5])/([.AAB1]-[.AAA1]))^2" office:value-type="string" office:string-value="" calcext:value-type="error">
            <text:p>#DIV/0!</text:p>
          </table:table-cell>
          <table:table-cell table:formula="of:=0.5*[.AAC12]*(([.AAC5]-[.AAB5])/([.AAC1]-[.AAB1]))^2" office:value-type="string" office:string-value="" calcext:value-type="error">
            <text:p>#DIV/0!</text:p>
          </table:table-cell>
          <table:table-cell table:formula="of:=0.5*[.AAD12]*(([.AAD5]-[.AAC5])/([.AAD1]-[.AAC1]))^2" office:value-type="string" office:string-value="" calcext:value-type="error">
            <text:p>#DIV/0!</text:p>
          </table:table-cell>
          <table:table-cell table:formula="of:=0.5*[.AAE12]*(([.AAE5]-[.AAD5])/([.AAE1]-[.AAD1]))^2" office:value-type="string" office:string-value="" calcext:value-type="error">
            <text:p>#DIV/0!</text:p>
          </table:table-cell>
          <table:table-cell table:formula="of:=0.5*[.AAF12]*(([.AAF5]-[.AAE5])/([.AAF1]-[.AAE1]))^2" office:value-type="string" office:string-value="" calcext:value-type="error">
            <text:p>#DIV/0!</text:p>
          </table:table-cell>
          <table:table-cell table:formula="of:=0.5*[.AAG12]*(([.AAG5]-[.AAF5])/([.AAG1]-[.AAF1]))^2" office:value-type="string" office:string-value="" calcext:value-type="error">
            <text:p>#DIV/0!</text:p>
          </table:table-cell>
          <table:table-cell table:formula="of:=0.5*[.AAH12]*(([.AAH5]-[.AAG5])/([.AAH1]-[.AAG1]))^2" office:value-type="string" office:string-value="" calcext:value-type="error">
            <text:p>#DIV/0!</text:p>
          </table:table-cell>
          <table:table-cell table:formula="of:=0.5*[.AAI12]*(([.AAI5]-[.AAH5])/([.AAI1]-[.AAH1]))^2" office:value-type="string" office:string-value="" calcext:value-type="error">
            <text:p>#DIV/0!</text:p>
          </table:table-cell>
          <table:table-cell table:formula="of:=0.5*[.AAJ12]*(([.AAJ5]-[.AAI5])/([.AAJ1]-[.AAI1]))^2" office:value-type="string" office:string-value="" calcext:value-type="error">
            <text:p>#DIV/0!</text:p>
          </table:table-cell>
          <table:table-cell table:formula="of:=0.5*[.AAK12]*(([.AAK5]-[.AAJ5])/([.AAK1]-[.AAJ1]))^2" office:value-type="string" office:string-value="" calcext:value-type="error">
            <text:p>#DIV/0!</text:p>
          </table:table-cell>
          <table:table-cell table:formula="of:=0.5*[.AAL12]*(([.AAL5]-[.AAK5])/([.AAL1]-[.AAK1]))^2" office:value-type="string" office:string-value="" calcext:value-type="error">
            <text:p>#DIV/0!</text:p>
          </table:table-cell>
          <table:table-cell table:formula="of:=0.5*[.AAM12]*(([.AAM5]-[.AAL5])/([.AAM1]-[.AAL1]))^2" office:value-type="string" office:string-value="" calcext:value-type="error">
            <text:p>#DIV/0!</text:p>
          </table:table-cell>
          <table:table-cell table:formula="of:=0.5*[.AAN12]*(([.AAN5]-[.AAM5])/([.AAN1]-[.AAM1]))^2" office:value-type="string" office:string-value="" calcext:value-type="error">
            <text:p>#DIV/0!</text:p>
          </table:table-cell>
          <table:table-cell table:formula="of:=0.5*[.AAO12]*(([.AAO5]-[.AAN5])/([.AAO1]-[.AAN1]))^2" office:value-type="string" office:string-value="" calcext:value-type="error">
            <text:p>#DIV/0!</text:p>
          </table:table-cell>
          <table:table-cell table:formula="of:=0.5*[.AAP12]*(([.AAP5]-[.AAO5])/([.AAP1]-[.AAO1]))^2" office:value-type="string" office:string-value="" calcext:value-type="error">
            <text:p>#DIV/0!</text:p>
          </table:table-cell>
          <table:table-cell table:formula="of:=0.5*[.AAQ12]*(([.AAQ5]-[.AAP5])/([.AAQ1]-[.AAP1]))^2" office:value-type="string" office:string-value="" calcext:value-type="error">
            <text:p>#DIV/0!</text:p>
          </table:table-cell>
          <table:table-cell table:formula="of:=0.5*[.AAR12]*(([.AAR5]-[.AAQ5])/([.AAR1]-[.AAQ1]))^2" office:value-type="string" office:string-value="" calcext:value-type="error">
            <text:p>#DIV/0!</text:p>
          </table:table-cell>
          <table:table-cell table:formula="of:=0.5*[.AAS12]*(([.AAS5]-[.AAR5])/([.AAS1]-[.AAR1]))^2" office:value-type="string" office:string-value="" calcext:value-type="error">
            <text:p>#DIV/0!</text:p>
          </table:table-cell>
          <table:table-cell table:formula="of:=0.5*[.AAT12]*(([.AAT5]-[.AAS5])/([.AAT1]-[.AAS1]))^2" office:value-type="string" office:string-value="" calcext:value-type="error">
            <text:p>#DIV/0!</text:p>
          </table:table-cell>
          <table:table-cell table:formula="of:=0.5*[.AAU12]*(([.AAU5]-[.AAT5])/([.AAU1]-[.AAT1]))^2" office:value-type="string" office:string-value="" calcext:value-type="error">
            <text:p>#DIV/0!</text:p>
          </table:table-cell>
          <table:table-cell table:formula="of:=0.5*[.AAV12]*(([.AAV5]-[.AAU5])/([.AAV1]-[.AAU1]))^2" office:value-type="string" office:string-value="" calcext:value-type="error">
            <text:p>#DIV/0!</text:p>
          </table:table-cell>
          <table:table-cell table:formula="of:=0.5*[.AAW12]*(([.AAW5]-[.AAV5])/([.AAW1]-[.AAV1]))^2" office:value-type="string" office:string-value="" calcext:value-type="error">
            <text:p>#DIV/0!</text:p>
          </table:table-cell>
          <table:table-cell table:formula="of:=0.5*[.AAX12]*(([.AAX5]-[.AAW5])/([.AAX1]-[.AAW1]))^2" office:value-type="string" office:string-value="" calcext:value-type="error">
            <text:p>#DIV/0!</text:p>
          </table:table-cell>
          <table:table-cell table:formula="of:=0.5*[.AAY12]*(([.AAY5]-[.AAX5])/([.AAY1]-[.AAX1]))^2" office:value-type="string" office:string-value="" calcext:value-type="error">
            <text:p>#DIV/0!</text:p>
          </table:table-cell>
          <table:table-cell table:formula="of:=0.5*[.AAZ12]*(([.AAZ5]-[.AAY5])/([.AAZ1]-[.AAY1]))^2" office:value-type="string" office:string-value="" calcext:value-type="error">
            <text:p>#DIV/0!</text:p>
          </table:table-cell>
          <table:table-cell table:formula="of:=0.5*[.ABA12]*(([.ABA5]-[.AAZ5])/([.ABA1]-[.AAZ1]))^2" office:value-type="string" office:string-value="" calcext:value-type="error">
            <text:p>#DIV/0!</text:p>
          </table:table-cell>
          <table:table-cell table:formula="of:=0.5*[.ABB12]*(([.ABB5]-[.ABA5])/([.ABB1]-[.ABA1]))^2" office:value-type="string" office:string-value="" calcext:value-type="error">
            <text:p>#DIV/0!</text:p>
          </table:table-cell>
          <table:table-cell table:formula="of:=0.5*[.ABC12]*(([.ABC5]-[.ABB5])/([.ABC1]-[.ABB1]))^2" office:value-type="string" office:string-value="" calcext:value-type="error">
            <text:p>#DIV/0!</text:p>
          </table:table-cell>
          <table:table-cell table:formula="of:=0.5*[.ABD12]*(([.ABD5]-[.ABC5])/([.ABD1]-[.ABC1]))^2" office:value-type="string" office:string-value="" calcext:value-type="error">
            <text:p>#DIV/0!</text:p>
          </table:table-cell>
          <table:table-cell table:formula="of:=0.5*[.ABE12]*(([.ABE5]-[.ABD5])/([.ABE1]-[.ABD1]))^2" office:value-type="string" office:string-value="" calcext:value-type="error">
            <text:p>#DIV/0!</text:p>
          </table:table-cell>
          <table:table-cell table:formula="of:=0.5*[.ABF12]*(([.ABF5]-[.ABE5])/([.ABF1]-[.ABE1]))^2" office:value-type="string" office:string-value="" calcext:value-type="error">
            <text:p>#DIV/0!</text:p>
          </table:table-cell>
          <table:table-cell table:formula="of:=0.5*[.ABG12]*(([.ABG5]-[.ABF5])/([.ABG1]-[.ABF1]))^2" office:value-type="string" office:string-value="" calcext:value-type="error">
            <text:p>#DIV/0!</text:p>
          </table:table-cell>
          <table:table-cell table:formula="of:=0.5*[.ABH12]*(([.ABH5]-[.ABG5])/([.ABH1]-[.ABG1]))^2" office:value-type="string" office:string-value="" calcext:value-type="error">
            <text:p>#DIV/0!</text:p>
          </table:table-cell>
          <table:table-cell table:formula="of:=0.5*[.ABI12]*(([.ABI5]-[.ABH5])/([.ABI1]-[.ABH1]))^2" office:value-type="string" office:string-value="" calcext:value-type="error">
            <text:p>#DIV/0!</text:p>
          </table:table-cell>
          <table:table-cell table:formula="of:=0.5*[.ABJ12]*(([.ABJ5]-[.ABI5])/([.ABJ1]-[.ABI1]))^2" office:value-type="string" office:string-value="" calcext:value-type="error">
            <text:p>#DIV/0!</text:p>
          </table:table-cell>
          <table:table-cell table:formula="of:=0.5*[.ABK12]*(([.ABK5]-[.ABJ5])/([.ABK1]-[.ABJ1]))^2" office:value-type="string" office:string-value="" calcext:value-type="error">
            <text:p>#DIV/0!</text:p>
          </table:table-cell>
          <table:table-cell table:formula="of:=0.5*[.ABL12]*(([.ABL5]-[.ABK5])/([.ABL1]-[.ABK1]))^2" office:value-type="string" office:string-value="" calcext:value-type="error">
            <text:p>#DIV/0!</text:p>
          </table:table-cell>
          <table:table-cell table:formula="of:=0.5*[.ABM12]*(([.ABM5]-[.ABL5])/([.ABM1]-[.ABL1]))^2" office:value-type="string" office:string-value="" calcext:value-type="error">
            <text:p>#DIV/0!</text:p>
          </table:table-cell>
          <table:table-cell table:formula="of:=0.5*[.ABN12]*(([.ABN5]-[.ABM5])/([.ABN1]-[.ABM1]))^2" office:value-type="string" office:string-value="" calcext:value-type="error">
            <text:p>#DIV/0!</text:p>
          </table:table-cell>
          <table:table-cell table:formula="of:=0.5*[.ABO12]*(([.ABO5]-[.ABN5])/([.ABO1]-[.ABN1]))^2" office:value-type="string" office:string-value="" calcext:value-type="error">
            <text:p>#DIV/0!</text:p>
          </table:table-cell>
          <table:table-cell table:formula="of:=0.5*[.ABP12]*(([.ABP5]-[.ABO5])/([.ABP1]-[.ABO1]))^2" office:value-type="string" office:string-value="" calcext:value-type="error">
            <text:p>#DIV/0!</text:p>
          </table:table-cell>
          <table:table-cell table:formula="of:=0.5*[.ABQ12]*(([.ABQ5]-[.ABP5])/([.ABQ1]-[.ABP1]))^2" office:value-type="string" office:string-value="" calcext:value-type="error">
            <text:p>#DIV/0!</text:p>
          </table:table-cell>
          <table:table-cell table:formula="of:=0.5*[.ABR12]*(([.ABR5]-[.ABQ5])/([.ABR1]-[.ABQ1]))^2" office:value-type="string" office:string-value="" calcext:value-type="error">
            <text:p>#DIV/0!</text:p>
          </table:table-cell>
          <table:table-cell table:formula="of:=0.5*[.ABS12]*(([.ABS5]-[.ABR5])/([.ABS1]-[.ABR1]))^2" office:value-type="string" office:string-value="" calcext:value-type="error">
            <text:p>#DIV/0!</text:p>
          </table:table-cell>
          <table:table-cell table:formula="of:=0.5*[.ABT12]*(([.ABT5]-[.ABS5])/([.ABT1]-[.ABS1]))^2" office:value-type="string" office:string-value="" calcext:value-type="error">
            <text:p>#DIV/0!</text:p>
          </table:table-cell>
          <table:table-cell table:formula="of:=0.5*[.ABU12]*(([.ABU5]-[.ABT5])/([.ABU1]-[.ABT1]))^2" office:value-type="string" office:string-value="" calcext:value-type="error">
            <text:p>#DIV/0!</text:p>
          </table:table-cell>
          <table:table-cell table:formula="of:=0.5*[.ABV12]*(([.ABV5]-[.ABU5])/([.ABV1]-[.ABU1]))^2" office:value-type="string" office:string-value="" calcext:value-type="error">
            <text:p>#DIV/0!</text:p>
          </table:table-cell>
          <table:table-cell table:formula="of:=0.5*[.ABW12]*(([.ABW5]-[.ABV5])/([.ABW1]-[.ABV1]))^2" office:value-type="string" office:string-value="" calcext:value-type="error">
            <text:p>#DIV/0!</text:p>
          </table:table-cell>
          <table:table-cell table:formula="of:=0.5*[.ABX12]*(([.ABX5]-[.ABW5])/([.ABX1]-[.ABW1]))^2" office:value-type="string" office:string-value="" calcext:value-type="error">
            <text:p>#DIV/0!</text:p>
          </table:table-cell>
          <table:table-cell table:formula="of:=0.5*[.ABY12]*(([.ABY5]-[.ABX5])/([.ABY1]-[.ABX1]))^2" office:value-type="string" office:string-value="" calcext:value-type="error">
            <text:p>#DIV/0!</text:p>
          </table:table-cell>
          <table:table-cell table:formula="of:=0.5*[.ABZ12]*(([.ABZ5]-[.ABY5])/([.ABZ1]-[.ABY1]))^2" office:value-type="string" office:string-value="" calcext:value-type="error">
            <text:p>#DIV/0!</text:p>
          </table:table-cell>
          <table:table-cell table:formula="of:=0.5*[.ACA12]*(([.ACA5]-[.ABZ5])/([.ACA1]-[.ABZ1]))^2" office:value-type="string" office:string-value="" calcext:value-type="error">
            <text:p>#DIV/0!</text:p>
          </table:table-cell>
          <table:table-cell table:formula="of:=0.5*[.ACB12]*(([.ACB5]-[.ACA5])/([.ACB1]-[.ACA1]))^2" office:value-type="string" office:string-value="" calcext:value-type="error">
            <text:p>#DIV/0!</text:p>
          </table:table-cell>
          <table:table-cell table:formula="of:=0.5*[.ACC12]*(([.ACC5]-[.ACB5])/([.ACC1]-[.ACB1]))^2" office:value-type="string" office:string-value="" calcext:value-type="error">
            <text:p>#DIV/0!</text:p>
          </table:table-cell>
          <table:table-cell table:formula="of:=0.5*[.ACD12]*(([.ACD5]-[.ACC5])/([.ACD1]-[.ACC1]))^2" office:value-type="string" office:string-value="" calcext:value-type="error">
            <text:p>#DIV/0!</text:p>
          </table:table-cell>
          <table:table-cell table:formula="of:=0.5*[.ACE12]*(([.ACE5]-[.ACD5])/([.ACE1]-[.ACD1]))^2" office:value-type="string" office:string-value="" calcext:value-type="error">
            <text:p>#DIV/0!</text:p>
          </table:table-cell>
          <table:table-cell table:formula="of:=0.5*[.ACF12]*(([.ACF5]-[.ACE5])/([.ACF1]-[.ACE1]))^2" office:value-type="string" office:string-value="" calcext:value-type="error">
            <text:p>#DIV/0!</text:p>
          </table:table-cell>
          <table:table-cell table:formula="of:=0.5*[.ACG12]*(([.ACG5]-[.ACF5])/([.ACG1]-[.ACF1]))^2" office:value-type="string" office:string-value="" calcext:value-type="error">
            <text:p>#DIV/0!</text:p>
          </table:table-cell>
          <table:table-cell table:formula="of:=0.5*[.ACH12]*(([.ACH5]-[.ACG5])/([.ACH1]-[.ACG1]))^2" office:value-type="string" office:string-value="" calcext:value-type="error">
            <text:p>#DIV/0!</text:p>
          </table:table-cell>
          <table:table-cell table:formula="of:=0.5*[.ACI12]*(([.ACI5]-[.ACH5])/([.ACI1]-[.ACH1]))^2" office:value-type="string" office:string-value="" calcext:value-type="error">
            <text:p>#DIV/0!</text:p>
          </table:table-cell>
          <table:table-cell table:formula="of:=0.5*[.ACJ12]*(([.ACJ5]-[.ACI5])/([.ACJ1]-[.ACI1]))^2" office:value-type="string" office:string-value="" calcext:value-type="error">
            <text:p>#DIV/0!</text:p>
          </table:table-cell>
          <table:table-cell table:formula="of:=0.5*[.ACK12]*(([.ACK5]-[.ACJ5])/([.ACK1]-[.ACJ1]))^2" office:value-type="string" office:string-value="" calcext:value-type="error">
            <text:p>#DIV/0!</text:p>
          </table:table-cell>
          <table:table-cell table:formula="of:=0.5*[.ACL12]*(([.ACL5]-[.ACK5])/([.ACL1]-[.ACK1]))^2" office:value-type="string" office:string-value="" calcext:value-type="error">
            <text:p>#DIV/0!</text:p>
          </table:table-cell>
          <table:table-cell table:formula="of:=0.5*[.ACM12]*(([.ACM5]-[.ACL5])/([.ACM1]-[.ACL1]))^2" office:value-type="string" office:string-value="" calcext:value-type="error">
            <text:p>#DIV/0!</text:p>
          </table:table-cell>
          <table:table-cell table:formula="of:=0.5*[.ACN12]*(([.ACN5]-[.ACM5])/([.ACN1]-[.ACM1]))^2" office:value-type="string" office:string-value="" calcext:value-type="error">
            <text:p>#DIV/0!</text:p>
          </table:table-cell>
          <table:table-cell table:formula="of:=0.5*[.ACO12]*(([.ACO5]-[.ACN5])/([.ACO1]-[.ACN1]))^2" office:value-type="string" office:string-value="" calcext:value-type="error">
            <text:p>#DIV/0!</text:p>
          </table:table-cell>
          <table:table-cell table:formula="of:=0.5*[.ACP12]*(([.ACP5]-[.ACO5])/([.ACP1]-[.ACO1]))^2" office:value-type="string" office:string-value="" calcext:value-type="error">
            <text:p>#DIV/0!</text:p>
          </table:table-cell>
          <table:table-cell table:formula="of:=0.5*[.ACQ12]*(([.ACQ5]-[.ACP5])/([.ACQ1]-[.ACP1]))^2" office:value-type="string" office:string-value="" calcext:value-type="error">
            <text:p>#DIV/0!</text:p>
          </table:table-cell>
          <table:table-cell table:formula="of:=0.5*[.ACR12]*(([.ACR5]-[.ACQ5])/([.ACR1]-[.ACQ1]))^2" office:value-type="string" office:string-value="" calcext:value-type="error">
            <text:p>#DIV/0!</text:p>
          </table:table-cell>
          <table:table-cell table:formula="of:=0.5*[.ACS12]*(([.ACS5]-[.ACR5])/([.ACS1]-[.ACR1]))^2" office:value-type="string" office:string-value="" calcext:value-type="error">
            <text:p>#DIV/0!</text:p>
          </table:table-cell>
          <table:table-cell table:formula="of:=0.5*[.ACT12]*(([.ACT5]-[.ACS5])/([.ACT1]-[.ACS1]))^2" office:value-type="string" office:string-value="" calcext:value-type="error">
            <text:p>#DIV/0!</text:p>
          </table:table-cell>
          <table:table-cell table:formula="of:=0.5*[.ACU12]*(([.ACU5]-[.ACT5])/([.ACU1]-[.ACT1]))^2" office:value-type="string" office:string-value="" calcext:value-type="error">
            <text:p>#DIV/0!</text:p>
          </table:table-cell>
          <table:table-cell table:formula="of:=0.5*[.ACV12]*(([.ACV5]-[.ACU5])/([.ACV1]-[.ACU1]))^2" office:value-type="string" office:string-value="" calcext:value-type="error">
            <text:p>#DIV/0!</text:p>
          </table:table-cell>
          <table:table-cell table:formula="of:=0.5*[.ACW12]*(([.ACW5]-[.ACV5])/([.ACW1]-[.ACV1]))^2" office:value-type="string" office:string-value="" calcext:value-type="error">
            <text:p>#DIV/0!</text:p>
          </table:table-cell>
          <table:table-cell table:formula="of:=0.5*[.ACX12]*(([.ACX5]-[.ACW5])/([.ACX1]-[.ACW1]))^2" office:value-type="string" office:string-value="" calcext:value-type="error">
            <text:p>#DIV/0!</text:p>
          </table:table-cell>
          <table:table-cell table:formula="of:=0.5*[.ACY12]*(([.ACY5]-[.ACX5])/([.ACY1]-[.ACX1]))^2" office:value-type="string" office:string-value="" calcext:value-type="error">
            <text:p>#DIV/0!</text:p>
          </table:table-cell>
          <table:table-cell table:formula="of:=0.5*[.ACZ12]*(([.ACZ5]-[.ACY5])/([.ACZ1]-[.ACY1]))^2" office:value-type="string" office:string-value="" calcext:value-type="error">
            <text:p>#DIV/0!</text:p>
          </table:table-cell>
          <table:table-cell table:formula="of:=0.5*[.ADA12]*(([.ADA5]-[.ACZ5])/([.ADA1]-[.ACZ1]))^2" office:value-type="string" office:string-value="" calcext:value-type="error">
            <text:p>#DIV/0!</text:p>
          </table:table-cell>
          <table:table-cell table:formula="of:=0.5*[.ADB12]*(([.ADB5]-[.ADA5])/([.ADB1]-[.ADA1]))^2" office:value-type="string" office:string-value="" calcext:value-type="error">
            <text:p>#DIV/0!</text:p>
          </table:table-cell>
          <table:table-cell table:formula="of:=0.5*[.ADC12]*(([.ADC5]-[.ADB5])/([.ADC1]-[.ADB1]))^2" office:value-type="string" office:string-value="" calcext:value-type="error">
            <text:p>#DIV/0!</text:p>
          </table:table-cell>
          <table:table-cell table:formula="of:=0.5*[.ADD12]*(([.ADD5]-[.ADC5])/([.ADD1]-[.ADC1]))^2" office:value-type="string" office:string-value="" calcext:value-type="error">
            <text:p>#DIV/0!</text:p>
          </table:table-cell>
          <table:table-cell table:formula="of:=0.5*[.ADE12]*(([.ADE5]-[.ADD5])/([.ADE1]-[.ADD1]))^2" office:value-type="string" office:string-value="" calcext:value-type="error">
            <text:p>#DIV/0!</text:p>
          </table:table-cell>
          <table:table-cell table:formula="of:=0.5*[.ADF12]*(([.ADF5]-[.ADE5])/([.ADF1]-[.ADE1]))^2" office:value-type="string" office:string-value="" calcext:value-type="error">
            <text:p>#DIV/0!</text:p>
          </table:table-cell>
          <table:table-cell table:formula="of:=0.5*[.ADG12]*(([.ADG5]-[.ADF5])/([.ADG1]-[.ADF1]))^2" office:value-type="string" office:string-value="" calcext:value-type="error">
            <text:p>#DIV/0!</text:p>
          </table:table-cell>
          <table:table-cell table:formula="of:=0.5*[.ADH12]*(([.ADH5]-[.ADG5])/([.ADH1]-[.ADG1]))^2" office:value-type="string" office:string-value="" calcext:value-type="error">
            <text:p>#DIV/0!</text:p>
          </table:table-cell>
          <table:table-cell table:formula="of:=0.5*[.ADI12]*(([.ADI5]-[.ADH5])/([.ADI1]-[.ADH1]))^2" office:value-type="string" office:string-value="" calcext:value-type="error">
            <text:p>#DIV/0!</text:p>
          </table:table-cell>
          <table:table-cell table:formula="of:=0.5*[.ADJ12]*(([.ADJ5]-[.ADI5])/([.ADJ1]-[.ADI1]))^2" office:value-type="string" office:string-value="" calcext:value-type="error">
            <text:p>#DIV/0!</text:p>
          </table:table-cell>
          <table:table-cell table:formula="of:=0.5*[.ADK12]*(([.ADK5]-[.ADJ5])/([.ADK1]-[.ADJ1]))^2" office:value-type="string" office:string-value="" calcext:value-type="error">
            <text:p>#DIV/0!</text:p>
          </table:table-cell>
          <table:table-cell table:formula="of:=0.5*[.ADL12]*(([.ADL5]-[.ADK5])/([.ADL1]-[.ADK1]))^2" office:value-type="string" office:string-value="" calcext:value-type="error">
            <text:p>#DIV/0!</text:p>
          </table:table-cell>
          <table:table-cell table:formula="of:=0.5*[.ADM12]*(([.ADM5]-[.ADL5])/([.ADM1]-[.ADL1]))^2" office:value-type="string" office:string-value="" calcext:value-type="error">
            <text:p>#DIV/0!</text:p>
          </table:table-cell>
          <table:table-cell table:formula="of:=0.5*[.ADN12]*(([.ADN5]-[.ADM5])/([.ADN1]-[.ADM1]))^2" office:value-type="string" office:string-value="" calcext:value-type="error">
            <text:p>#DIV/0!</text:p>
          </table:table-cell>
          <table:table-cell table:formula="of:=0.5*[.ADO12]*(([.ADO5]-[.ADN5])/([.ADO1]-[.ADN1]))^2" office:value-type="string" office:string-value="" calcext:value-type="error">
            <text:p>#DIV/0!</text:p>
          </table:table-cell>
          <table:table-cell table:formula="of:=0.5*[.ADP12]*(([.ADP5]-[.ADO5])/([.ADP1]-[.ADO1]))^2" office:value-type="string" office:string-value="" calcext:value-type="error">
            <text:p>#DIV/0!</text:p>
          </table:table-cell>
          <table:table-cell table:formula="of:=0.5*[.ADQ12]*(([.ADQ5]-[.ADP5])/([.ADQ1]-[.ADP1]))^2" office:value-type="string" office:string-value="" calcext:value-type="error">
            <text:p>#DIV/0!</text:p>
          </table:table-cell>
          <table:table-cell table:formula="of:=0.5*[.ADR12]*(([.ADR5]-[.ADQ5])/([.ADR1]-[.ADQ1]))^2" office:value-type="string" office:string-value="" calcext:value-type="error">
            <text:p>#DIV/0!</text:p>
          </table:table-cell>
          <table:table-cell table:formula="of:=0.5*[.ADS12]*(([.ADS5]-[.ADR5])/([.ADS1]-[.ADR1]))^2" office:value-type="string" office:string-value="" calcext:value-type="error">
            <text:p>#DIV/0!</text:p>
          </table:table-cell>
          <table:table-cell table:formula="of:=0.5*[.ADT12]*(([.ADT5]-[.ADS5])/([.ADT1]-[.ADS1]))^2" office:value-type="string" office:string-value="" calcext:value-type="error">
            <text:p>#DIV/0!</text:p>
          </table:table-cell>
          <table:table-cell table:formula="of:=0.5*[.ADU12]*(([.ADU5]-[.ADT5])/([.ADU1]-[.ADT1]))^2" office:value-type="string" office:string-value="" calcext:value-type="error">
            <text:p>#DIV/0!</text:p>
          </table:table-cell>
          <table:table-cell table:formula="of:=0.5*[.ADV12]*(([.ADV5]-[.ADU5])/([.ADV1]-[.ADU1]))^2" office:value-type="string" office:string-value="" calcext:value-type="error">
            <text:p>#DIV/0!</text:p>
          </table:table-cell>
          <table:table-cell table:formula="of:=0.5*[.ADW12]*(([.ADW5]-[.ADV5])/([.ADW1]-[.ADV1]))^2" office:value-type="string" office:string-value="" calcext:value-type="error">
            <text:p>#DIV/0!</text:p>
          </table:table-cell>
          <table:table-cell table:formula="of:=0.5*[.ADX12]*(([.ADX5]-[.ADW5])/([.ADX1]-[.ADW1]))^2" office:value-type="string" office:string-value="" calcext:value-type="error">
            <text:p>#DIV/0!</text:p>
          </table:table-cell>
          <table:table-cell table:formula="of:=0.5*[.ADY12]*(([.ADY5]-[.ADX5])/([.ADY1]-[.ADX1]))^2" office:value-type="string" office:string-value="" calcext:value-type="error">
            <text:p>#DIV/0!</text:p>
          </table:table-cell>
          <table:table-cell table:formula="of:=0.5*[.ADZ12]*(([.ADZ5]-[.ADY5])/([.ADZ1]-[.ADY1]))^2" office:value-type="string" office:string-value="" calcext:value-type="error">
            <text:p>#DIV/0!</text:p>
          </table:table-cell>
          <table:table-cell table:formula="of:=0.5*[.AEA12]*(([.AEA5]-[.ADZ5])/([.AEA1]-[.ADZ1]))^2" office:value-type="string" office:string-value="" calcext:value-type="error">
            <text:p>#DIV/0!</text:p>
          </table:table-cell>
          <table:table-cell table:formula="of:=0.5*[.AEB12]*(([.AEB5]-[.AEA5])/([.AEB1]-[.AEA1]))^2" office:value-type="string" office:string-value="" calcext:value-type="error">
            <text:p>#DIV/0!</text:p>
          </table:table-cell>
          <table:table-cell table:formula="of:=0.5*[.AEC12]*(([.AEC5]-[.AEB5])/([.AEC1]-[.AEB1]))^2" office:value-type="string" office:string-value="" calcext:value-type="error">
            <text:p>#DIV/0!</text:p>
          </table:table-cell>
          <table:table-cell table:formula="of:=0.5*[.AED12]*(([.AED5]-[.AEC5])/([.AED1]-[.AEC1]))^2" office:value-type="string" office:string-value="" calcext:value-type="error">
            <text:p>#DIV/0!</text:p>
          </table:table-cell>
          <table:table-cell table:formula="of:=0.5*[.AEE12]*(([.AEE5]-[.AED5])/([.AEE1]-[.AED1]))^2" office:value-type="string" office:string-value="" calcext:value-type="error">
            <text:p>#DIV/0!</text:p>
          </table:table-cell>
          <table:table-cell table:formula="of:=0.5*[.AEF12]*(([.AEF5]-[.AEE5])/([.AEF1]-[.AEE1]))^2" office:value-type="string" office:string-value="" calcext:value-type="error">
            <text:p>#DIV/0!</text:p>
          </table:table-cell>
          <table:table-cell table:formula="of:=0.5*[.AEG12]*(([.AEG5]-[.AEF5])/([.AEG1]-[.AEF1]))^2" office:value-type="string" office:string-value="" calcext:value-type="error">
            <text:p>#DIV/0!</text:p>
          </table:table-cell>
          <table:table-cell table:formula="of:=0.5*[.AEH12]*(([.AEH5]-[.AEG5])/([.AEH1]-[.AEG1]))^2" office:value-type="string" office:string-value="" calcext:value-type="error">
            <text:p>#DIV/0!</text:p>
          </table:table-cell>
          <table:table-cell table:formula="of:=0.5*[.AEI12]*(([.AEI5]-[.AEH5])/([.AEI1]-[.AEH1]))^2" office:value-type="string" office:string-value="" calcext:value-type="error">
            <text:p>#DIV/0!</text:p>
          </table:table-cell>
          <table:table-cell table:formula="of:=0.5*[.AEJ12]*(([.AEJ5]-[.AEI5])/([.AEJ1]-[.AEI1]))^2" office:value-type="string" office:string-value="" calcext:value-type="error">
            <text:p>#DIV/0!</text:p>
          </table:table-cell>
          <table:table-cell table:formula="of:=0.5*[.AEK12]*(([.AEK5]-[.AEJ5])/([.AEK1]-[.AEJ1]))^2" office:value-type="string" office:string-value="" calcext:value-type="error">
            <text:p>#DIV/0!</text:p>
          </table:table-cell>
          <table:table-cell table:formula="of:=0.5*[.AEL12]*(([.AEL5]-[.AEK5])/([.AEL1]-[.AEK1]))^2" office:value-type="string" office:string-value="" calcext:value-type="error">
            <text:p>#DIV/0!</text:p>
          </table:table-cell>
          <table:table-cell table:formula="of:=0.5*[.AEM12]*(([.AEM5]-[.AEL5])/([.AEM1]-[.AEL1]))^2" office:value-type="string" office:string-value="" calcext:value-type="error">
            <text:p>#DIV/0!</text:p>
          </table:table-cell>
          <table:table-cell table:formula="of:=0.5*[.AEN12]*(([.AEN5]-[.AEM5])/([.AEN1]-[.AEM1]))^2" office:value-type="string" office:string-value="" calcext:value-type="error">
            <text:p>#DIV/0!</text:p>
          </table:table-cell>
          <table:table-cell table:formula="of:=0.5*[.AEO12]*(([.AEO5]-[.AEN5])/([.AEO1]-[.AEN1]))^2" office:value-type="string" office:string-value="" calcext:value-type="error">
            <text:p>#DIV/0!</text:p>
          </table:table-cell>
          <table:table-cell table:formula="of:=0.5*[.AEP12]*(([.AEP5]-[.AEO5])/([.AEP1]-[.AEO1]))^2" office:value-type="string" office:string-value="" calcext:value-type="error">
            <text:p>#DIV/0!</text:p>
          </table:table-cell>
          <table:table-cell table:formula="of:=0.5*[.AEQ12]*(([.AEQ5]-[.AEP5])/([.AEQ1]-[.AEP1]))^2" office:value-type="string" office:string-value="" calcext:value-type="error">
            <text:p>#DIV/0!</text:p>
          </table:table-cell>
          <table:table-cell table:formula="of:=0.5*[.AER12]*(([.AER5]-[.AEQ5])/([.AER1]-[.AEQ1]))^2" office:value-type="string" office:string-value="" calcext:value-type="error">
            <text:p>#DIV/0!</text:p>
          </table:table-cell>
          <table:table-cell table:formula="of:=0.5*[.AES12]*(([.AES5]-[.AER5])/([.AES1]-[.AER1]))^2" office:value-type="string" office:string-value="" calcext:value-type="error">
            <text:p>#DIV/0!</text:p>
          </table:table-cell>
          <table:table-cell table:formula="of:=0.5*[.AET12]*(([.AET5]-[.AES5])/([.AET1]-[.AES1]))^2" office:value-type="string" office:string-value="" calcext:value-type="error">
            <text:p>#DIV/0!</text:p>
          </table:table-cell>
          <table:table-cell table:formula="of:=0.5*[.AEU12]*(([.AEU5]-[.AET5])/([.AEU1]-[.AET1]))^2" office:value-type="string" office:string-value="" calcext:value-type="error">
            <text:p>#DIV/0!</text:p>
          </table:table-cell>
          <table:table-cell table:formula="of:=0.5*[.AEV12]*(([.AEV5]-[.AEU5])/([.AEV1]-[.AEU1]))^2" office:value-type="string" office:string-value="" calcext:value-type="error">
            <text:p>#DIV/0!</text:p>
          </table:table-cell>
          <table:table-cell table:formula="of:=0.5*[.AEW12]*(([.AEW5]-[.AEV5])/([.AEW1]-[.AEV1]))^2" office:value-type="string" office:string-value="" calcext:value-type="error">
            <text:p>#DIV/0!</text:p>
          </table:table-cell>
          <table:table-cell table:formula="of:=0.5*[.AEX12]*(([.AEX5]-[.AEW5])/([.AEX1]-[.AEW1]))^2" office:value-type="string" office:string-value="" calcext:value-type="error">
            <text:p>#DIV/0!</text:p>
          </table:table-cell>
          <table:table-cell table:formula="of:=0.5*[.AEY12]*(([.AEY5]-[.AEX5])/([.AEY1]-[.AEX1]))^2" office:value-type="string" office:string-value="" calcext:value-type="error">
            <text:p>#DIV/0!</text:p>
          </table:table-cell>
          <table:table-cell table:formula="of:=0.5*[.AEZ12]*(([.AEZ5]-[.AEY5])/([.AEZ1]-[.AEY1]))^2" office:value-type="string" office:string-value="" calcext:value-type="error">
            <text:p>#DIV/0!</text:p>
          </table:table-cell>
          <table:table-cell table:formula="of:=0.5*[.AFA12]*(([.AFA5]-[.AEZ5])/([.AFA1]-[.AEZ1]))^2" office:value-type="string" office:string-value="" calcext:value-type="error">
            <text:p>#DIV/0!</text:p>
          </table:table-cell>
          <table:table-cell table:formula="of:=0.5*[.AFB12]*(([.AFB5]-[.AFA5])/([.AFB1]-[.AFA1]))^2" office:value-type="string" office:string-value="" calcext:value-type="error">
            <text:p>#DIV/0!</text:p>
          </table:table-cell>
          <table:table-cell table:formula="of:=0.5*[.AFC12]*(([.AFC5]-[.AFB5])/([.AFC1]-[.AFB1]))^2" office:value-type="string" office:string-value="" calcext:value-type="error">
            <text:p>#DIV/0!</text:p>
          </table:table-cell>
          <table:table-cell table:formula="of:=0.5*[.AFD12]*(([.AFD5]-[.AFC5])/([.AFD1]-[.AFC1]))^2" office:value-type="string" office:string-value="" calcext:value-type="error">
            <text:p>#DIV/0!</text:p>
          </table:table-cell>
          <table:table-cell table:formula="of:=0.5*[.AFE12]*(([.AFE5]-[.AFD5])/([.AFE1]-[.AFD1]))^2" office:value-type="string" office:string-value="" calcext:value-type="error">
            <text:p>#DIV/0!</text:p>
          </table:table-cell>
          <table:table-cell table:formula="of:=0.5*[.AFF12]*(([.AFF5]-[.AFE5])/([.AFF1]-[.AFE1]))^2" office:value-type="string" office:string-value="" calcext:value-type="error">
            <text:p>#DIV/0!</text:p>
          </table:table-cell>
          <table:table-cell table:formula="of:=0.5*[.AFG12]*(([.AFG5]-[.AFF5])/([.AFG1]-[.AFF1]))^2" office:value-type="string" office:string-value="" calcext:value-type="error">
            <text:p>#DIV/0!</text:p>
          </table:table-cell>
          <table:table-cell table:formula="of:=0.5*[.AFH12]*(([.AFH5]-[.AFG5])/([.AFH1]-[.AFG1]))^2" office:value-type="string" office:string-value="" calcext:value-type="error">
            <text:p>#DIV/0!</text:p>
          </table:table-cell>
          <table:table-cell table:formula="of:=0.5*[.AFI12]*(([.AFI5]-[.AFH5])/([.AFI1]-[.AFH1]))^2" office:value-type="string" office:string-value="" calcext:value-type="error">
            <text:p>#DIV/0!</text:p>
          </table:table-cell>
          <table:table-cell table:formula="of:=0.5*[.AFJ12]*(([.AFJ5]-[.AFI5])/([.AFJ1]-[.AFI1]))^2" office:value-type="string" office:string-value="" calcext:value-type="error">
            <text:p>#DIV/0!</text:p>
          </table:table-cell>
          <table:table-cell table:formula="of:=0.5*[.AFK12]*(([.AFK5]-[.AFJ5])/([.AFK1]-[.AFJ1]))^2" office:value-type="string" office:string-value="" calcext:value-type="error">
            <text:p>#DIV/0!</text:p>
          </table:table-cell>
          <table:table-cell table:formula="of:=0.5*[.AFL12]*(([.AFL5]-[.AFK5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Y-ke</text:p>
          </table:table-cell>
          <table:table-cell/>
          <table:table-cell table:formula="of:=0.5*[.C12]*(([.C6]-[.B6])/([.C1]-[.B1]))^2" office:value-type="float" office:value="0.0000000421200500102636" calcext:value-type="float">
            <text:p>4.21200500102636E-08</text:p>
          </table:table-cell>
          <table:table-cell table:formula="of:=0.5*[.D12]*(([.D6]-[.C6])/([.D1]-[.C1]))^2" office:value-type="float" office:value="0.00000031760249018158" calcext:value-type="float">
            <text:p>3.1760249018158E-07</text:p>
          </table:table-cell>
          <table:table-cell table:formula="of:=0.5*[.E12]*(([.E6]-[.D6])/([.E1]-[.D1]))^2" office:value-type="float" office:value="0.00000260545267570121" calcext:value-type="float">
            <text:p>2.60545267570121E-06</text:p>
          </table:table-cell>
          <table:table-cell table:formula="of:=0.5*[.F12]*(([.F6]-[.E6])/([.F1]-[.E1]))^2" office:value-type="float" office:value="0.0000000330166187948796" calcext:value-type="float">
            <text:p>3.30166187948796E-08</text:p>
          </table:table-cell>
          <table:table-cell table:formula="of:=0.5*[.G12]*(([.G6]-[.F6])/([.G1]-[.F1]))^2" office:value-type="float" office:value="0.0000000665156645999534" calcext:value-type="float">
            <text:p>6.65156645999534E-08</text:p>
          </table:table-cell>
          <table:table-cell table:formula="of:=0.5*[.H12]*(([.H6]-[.G6])/([.H1]-[.G1]))^2" office:value-type="float" office:value="0.000000239098472163304" calcext:value-type="float">
            <text:p>2.39098472163304E-07</text:p>
          </table:table-cell>
          <table:table-cell table:formula="of:=0.5*[.I12]*(([.I6]-[.H6])/([.I1]-[.H1]))^2" office:value-type="float" office:value="0.0000013728104039239" calcext:value-type="float">
            <text:p>1.3728104039239E-06</text:p>
          </table:table-cell>
          <table:table-cell table:formula="of:=0.5*[.J12]*(([.J6]-[.I6])/([.J1]-[.I1]))^2" office:value-type="float" office:value="0.0000000457981267522239" calcext:value-type="float">
            <text:p>4.57981267522239E-08</text:p>
          </table:table-cell>
          <table:table-cell table:formula="of:=0.5*[.K12]*(([.K6]-[.J6])/([.K1]-[.J1]))^2" office:value-type="float" office:value="0.000000014417496704579" calcext:value-type="float">
            <text:p>1.4417496704579E-08</text:p>
          </table:table-cell>
          <table:table-cell table:formula="of:=0.5*[.L12]*(([.L6]-[.K6])/([.L1]-[.K1]))^2" office:value-type="float" office:value="0.00000000895447439136859" calcext:value-type="float">
            <text:p>8.95447439136859E-09</text:p>
          </table:table-cell>
          <table:table-cell table:formula="of:=0.5*[.M12]*(([.M6]-[.L6])/([.M1]-[.L1]))^2" office:value-type="float" office:value="0.000000344235429593656" calcext:value-type="float">
            <text:p>3.44235429593656E-07</text:p>
          </table:table-cell>
          <table:table-cell table:formula="of:=0.5*[.N12]*(([.N6]-[.M6])/([.N1]-[.M1]))^2" office:value-type="float" office:value="0.00000000715406592983326" calcext:value-type="float">
            <text:p>7.15406592983326E-09</text:p>
          </table:table-cell>
          <table:table-cell table:formula="of:=0.5*[.O12]*(([.O6]-[.N6])/([.O1]-[.N1]))^2" office:value-type="float" office:value="0.000000027148115575936" calcext:value-type="float">
            <text:p>2.7148115575936E-08</text:p>
          </table:table-cell>
          <table:table-cell table:formula="of:=0.5*[.P12]*(([.P6]-[.O6])/([.P1]-[.O1]))^2" office:value-type="float" office:value="0.000000198514152875529" calcext:value-type="float">
            <text:p>1.98514152875529E-07</text:p>
          </table:table-cell>
          <table:table-cell table:formula="of:=0.5*[.Q12]*(([.Q6]-[.P6])/([.Q1]-[.P1]))^2" office:value-type="float" office:value="0.000000306211776679451" calcext:value-type="float">
            <text:p>3.06211776679451E-07</text:p>
          </table:table-cell>
          <table:table-cell table:formula="of:=0.5*[.R12]*(([.R6]-[.Q6])/([.R1]-[.Q1]))^2" office:value-type="float" office:value="0.00000000930493809070236" calcext:value-type="float">
            <text:p>9.30493809070236E-09</text:p>
          </table:table-cell>
          <table:table-cell table:formula="of:=0.5*[.S12]*(([.S6]-[.R6])/([.S1]-[.R1]))^2" office:value-type="float" office:value="0.000000107418428744789" calcext:value-type="float">
            <text:p>1.07418428744789E-07</text:p>
          </table:table-cell>
          <table:table-cell table:formula="of:=0.5*[.T12]*(([.T6]-[.S6])/([.T1]-[.S1]))^2" office:value-type="float" office:value="0.000000135584282335121" calcext:value-type="float">
            <text:p>1.35584282335121E-07</text:p>
          </table:table-cell>
          <table:table-cell table:formula="of:=0.5*[.U12]*(([.U6]-[.T6])/([.U1]-[.T1]))^2" office:value-type="float" office:value="0.0000000851377211767279" calcext:value-type="float">
            <text:p>8.51377211767279E-08</text:p>
          </table:table-cell>
          <table:table-cell table:formula="of:=0.5*[.V12]*(([.V6]-[.U6])/([.V1]-[.U1]))^2" office:value-type="float" office:value="0.00000301476826807777" calcext:value-type="float">
            <text:p>3.01476826807777E-06</text:p>
          </table:table-cell>
          <table:table-cell table:formula="of:=0.5*[.W12]*(([.W6]-[.V6])/([.W1]-[.V1]))^2" office:value-type="float" office:value="0.0000000270672486563675" calcext:value-type="float">
            <text:p>2.70672486563675E-08</text:p>
          </table:table-cell>
          <table:table-cell table:formula="of:=0.5*[.X12]*(([.X6]-[.W6])/([.X1]-[.W1]))^2" office:value-type="float" office:value="0.000000498992704278156" calcext:value-type="float">
            <text:p>4.98992704278156E-07</text:p>
          </table:table-cell>
          <table:table-cell table:formula="of:=0.5*[.Y12]*(([.Y6]-[.X6])/([.Y1]-[.X1]))^2" office:value-type="float" office:value="0.000000344555674261878" calcext:value-type="float">
            <text:p>3.44555674261878E-07</text:p>
          </table:table-cell>
          <table:table-cell table:formula="of:=0.5*[.Z12]*(([.Z6]-[.Y6])/([.Z1]-[.Y1]))^2" office:value-type="float" office:value="0.0000000693078940459147" calcext:value-type="float">
            <text:p>6.93078940459147E-08</text:p>
          </table:table-cell>
          <table:table-cell table:formula="of:=0.5*[.AA12]*(([.AA6]-[.Z6])/([.AA1]-[.Z1]))^2" office:value-type="float" office:value="0.00000000270775304526507" calcext:value-type="float">
            <text:p>2.70775304526507E-09</text:p>
          </table:table-cell>
          <table:table-cell table:formula="of:=0.5*[.AB12]*(([.AB6]-[.AA6])/([.AB1]-[.AA1]))^2" office:value-type="float" office:value="0.000000315519054553586" calcext:value-type="float">
            <text:p>3.15519054553586E-07</text:p>
          </table:table-cell>
          <table:table-cell table:formula="of:=0.5*[.AC12]*(([.AC6]-[.AB6])/([.AC1]-[.AB1]))^2" office:value-type="float" office:value="0.000000141394311791357" calcext:value-type="float">
            <text:p>1.41394311791357E-07</text:p>
          </table:table-cell>
          <table:table-cell table:formula="of:=0.5*[.AD12]*(([.AD6]-[.AC6])/([.AD1]-[.AC1]))^2" office:value-type="float" office:value="0.000000154427072834177" calcext:value-type="float">
            <text:p>1.54427072834177E-07</text:p>
          </table:table-cell>
          <table:table-cell table:formula="of:=0.5*[.AE12]*(([.AE6]-[.AD6])/([.AE1]-[.AD1]))^2" office:value-type="float" office:value="0.000000015471927558441" calcext:value-type="float">
            <text:p>1.5471927558441E-08</text:p>
          </table:table-cell>
          <table:table-cell table:formula="of:=0.5*[.AF12]*(([.AF6]-[.AE6])/([.AF1]-[.AE1]))^2" office:value-type="float" office:value="0.0000000236818501553257" calcext:value-type="float">
            <text:p>2.36818501553257E-08</text:p>
          </table:table-cell>
          <table:table-cell table:formula="of:=0.5*[.AG12]*(([.AG6]-[.AF6])/([.AG1]-[.AF1]))^2" office:value-type="float" office:value="0.0000000306926132772029" calcext:value-type="float">
            <text:p>3.06926132772029E-08</text:p>
          </table:table-cell>
          <table:table-cell table:formula="of:=0.5*[.AH12]*(([.AH6]-[.AG6])/([.AH1]-[.AG1]))^2" office:value-type="float" office:value="0.0000000713282028682909" calcext:value-type="float">
            <text:p>7.13282028682909E-08</text:p>
          </table:table-cell>
          <table:table-cell table:formula="of:=0.5*[.AI12]*(([.AI6]-[.AH6])/([.AI1]-[.AH1]))^2" office:value-type="float" office:value="0.000000000000733043439504404" calcext:value-type="float">
            <text:p>7.33043439504404E-13</text:p>
          </table:table-cell>
          <table:table-cell table:formula="of:=0.5*[.AJ12]*(([.AJ6]-[.AI6])/([.AJ1]-[.AI1]))^2" office:value-type="float" office:value="0.0000000984665062394069" calcext:value-type="float">
            <text:p>9.84665062394069E-08</text:p>
          </table:table-cell>
          <table:table-cell table:formula="of:=0.5*[.AK12]*(([.AK6]-[.AJ6])/([.AK1]-[.AJ1]))^2" office:value-type="float" office:value="0.00000021086232395398" calcext:value-type="float">
            <text:p>2.1086232395398E-07</text:p>
          </table:table-cell>
          <table:table-cell table:formula="of:=0.5*[.AL12]*(([.AL6]-[.AK6])/([.AL1]-[.AK1]))^2" office:value-type="float" office:value="0.00000130472817280411" calcext:value-type="float">
            <text:p>1.30472817280411E-06</text:p>
          </table:table-cell>
          <table:table-cell table:formula="of:=0.5*[.AM12]*(([.AM6]-[.AL6])/([.AM1]-[.AL1]))^2" office:value-type="float" office:value="0.0000033004424042863" calcext:value-type="float">
            <text:p>3.3004424042863E-06</text:p>
          </table:table-cell>
          <table:table-cell table:formula="of:=0.5*[.AN12]*(([.AN6]-[.AM6])/([.AN1]-[.AM1]))^2" office:value-type="float" office:value="0.000000701141283584925" calcext:value-type="float">
            <text:p>7.01141283584925E-07</text:p>
          </table:table-cell>
          <table:table-cell table:formula="of:=0.5*[.AO12]*(([.AO6]-[.AN6])/([.AO1]-[.AN1]))^2" office:value-type="float" office:value="0.00000113444754916905" calcext:value-type="float">
            <text:p>1.13444754916905E-06</text:p>
          </table:table-cell>
          <table:table-cell table:formula="of:=0.5*[.AP12]*(([.AP6]-[.AO6])/([.AP1]-[.AO1]))^2" office:value-type="float" office:value="0.000000223132373323746" calcext:value-type="float">
            <text:p>2.23132373323746E-07</text:p>
          </table:table-cell>
          <table:table-cell table:formula="of:=0.5*[.AQ12]*(([.AQ6]-[.AP6])/([.AQ1]-[.AP1]))^2" office:value-type="float" office:value="0.00000000108830250306125" calcext:value-type="float">
            <text:p>1.08830250306125E-09</text:p>
          </table:table-cell>
          <table:table-cell table:formula="of:=0.5*[.AR12]*(([.AR6]-[.AQ6])/([.AR1]-[.AQ1]))^2" office:value-type="float" office:value="0.000000117222759721949" calcext:value-type="float">
            <text:p>1.17222759721949E-07</text:p>
          </table:table-cell>
          <table:table-cell table:formula="of:=0.5*[.AS12]*(([.AS6]-[.AR6])/([.AS1]-[.AR1]))^2" office:value-type="float" office:value="0.000000135493314893995" calcext:value-type="float">
            <text:p>1.35493314893995E-07</text:p>
          </table:table-cell>
          <table:table-cell table:formula="of:=0.5*[.AT12]*(([.AT6]-[.AS6])/([.AT1]-[.AS1]))^2" office:value-type="float" office:value="0.00000000195017079557069" calcext:value-type="float">
            <text:p>1.95017079557069E-09</text:p>
          </table:table-cell>
          <table:table-cell table:formula="of:=0.5*[.AU12]*(([.AU6]-[.AT6])/([.AU1]-[.AT1]))^2" office:value-type="float" office:value="0.000000775484610857131" calcext:value-type="float">
            <text:p>7.75484610857131E-07</text:p>
          </table:table-cell>
          <table:table-cell table:formula="of:=0.5*[.AV12]*(([.AV6]-[.AU6])/([.AV1]-[.AU1]))^2" office:value-type="float" office:value="0.00000259144230559767" calcext:value-type="float">
            <text:p>2.59144230559767E-06</text:p>
          </table:table-cell>
          <table:table-cell table:formula="of:=0.5*[.AW12]*(([.AW6]-[.AV6])/([.AW1]-[.AV1]))^2" office:value-type="float" office:value="0.000000261907419354626" calcext:value-type="float">
            <text:p>2.61907419354626E-07</text:p>
          </table:table-cell>
          <table:table-cell table:formula="of:=0.5*[.AX12]*(([.AX6]-[.AW6])/([.AX1]-[.AW1]))^2" office:value-type="float" office:value="0.00000000279413235555499" calcext:value-type="float">
            <text:p>2.79413235555499E-09</text:p>
          </table:table-cell>
          <table:table-cell table:formula="of:=0.5*[.AY12]*(([.AY6]-[.AX6])/([.AY1]-[.AX1]))^2" office:value-type="float" office:value="0.00000112724667830681" calcext:value-type="float">
            <text:p>1.12724667830681E-06</text:p>
          </table:table-cell>
          <table:table-cell table:formula="of:=0.5*[.AZ12]*(([.AZ6]-[.AY6])/([.AZ1]-[.AY1]))^2" office:value-type="float" office:value="0.00000130828600753808" calcext:value-type="float">
            <text:p>1.30828600753808E-06</text:p>
          </table:table-cell>
          <table:table-cell table:formula="of:=0.5*[.BA12]*(([.BA6]-[.AZ6])/([.BA1]-[.AZ1]))^2" office:value-type="float" office:value="0.00000032298186070375" calcext:value-type="float">
            <text:p>3.2298186070375E-07</text:p>
          </table:table-cell>
          <table:table-cell table:formula="of:=0.5*[.BB12]*(([.BB6]-[.BA6])/([.BB1]-[.BA1]))^2" office:value-type="float" office:value="0.0000001732844390082" calcext:value-type="float">
            <text:p>1.732844390082E-07</text:p>
          </table:table-cell>
          <table:table-cell table:formula="of:=0.5*[.BC12]*(([.BC6]-[.BB6])/([.BC1]-[.BB1]))^2" office:value-type="float" office:value="0.0000000234306649914601" calcext:value-type="float">
            <text:p>2.34306649914601E-08</text:p>
          </table:table-cell>
          <table:table-cell table:formula="of:=0.5*[.BD12]*(([.BD6]-[.BC6])/([.BD1]-[.BC1]))^2" office:value-type="float" office:value="0.0000000690464319719205" calcext:value-type="float">
            <text:p>6.90464319719205E-08</text:p>
          </table:table-cell>
          <table:table-cell table:formula="of:=0.5*[.BE12]*(([.BE6]-[.BD6])/([.BE1]-[.BD1]))^2" office:value-type="float" office:value="0.0000000195600738770415" calcext:value-type="float">
            <text:p>1.95600738770415E-08</text:p>
          </table:table-cell>
          <table:table-cell table:formula="of:=0.5*[.BF12]*(([.BF6]-[.BE6])/([.BF1]-[.BE1]))^2" office:value-type="float" office:value="0.000000711318029390485" calcext:value-type="float">
            <text:p>7.11318029390485E-07</text:p>
          </table:table-cell>
          <table:table-cell table:formula="of:=0.5*[.BG12]*(([.BG6]-[.BF6])/([.BG1]-[.BF1]))^2" office:value-type="float" office:value="0.000000602492397930835" calcext:value-type="float">
            <text:p>6.02492397930835E-07</text:p>
          </table:table-cell>
          <table:table-cell table:formula="of:=0.5*[.BH12]*(([.BH6]-[.BG6])/([.BH1]-[.BG1]))^2" office:value-type="float" office:value="0.000000220522697799289" calcext:value-type="float">
            <text:p>2.20522697799289E-07</text:p>
          </table:table-cell>
          <table:table-cell table:formula="of:=0.5*[.BI12]*(([.BI6]-[.BH6])/([.BI1]-[.BH1]))^2" office:value-type="float" office:value="0.0000000646804637259013" calcext:value-type="float">
            <text:p>6.46804637259013E-08</text:p>
          </table:table-cell>
          <table:table-cell table:formula="of:=0.5*[.BJ12]*(([.BJ6]-[.BI6])/([.BJ1]-[.BI1]))^2" office:value-type="float" office:value="0.000000535861637090064" calcext:value-type="float">
            <text:p>5.35861637090064E-07</text:p>
          </table:table-cell>
          <table:table-cell table:formula="of:=0.5*[.BK12]*(([.BK6]-[.BJ6])/([.BK1]-[.BJ1]))^2" office:value-type="float" office:value="0.0000000646071311375108" calcext:value-type="float">
            <text:p>6.46071311375108E-08</text:p>
          </table:table-cell>
          <table:table-cell table:formula="of:=0.5*[.BL12]*(([.BL6]-[.BK6])/([.BL1]-[.BK1]))^2" office:value-type="float" office:value="0.000000209245528863293" calcext:value-type="float">
            <text:p>2.09245528863293E-07</text:p>
          </table:table-cell>
          <table:table-cell table:formula="of:=0.5*[.BM12]*(([.BM6]-[.BL6])/([.BM1]-[.BL1]))^2" office:value-type="float" office:value="0.00000000760018239375022" calcext:value-type="float">
            <text:p>7.60018239375022E-09</text:p>
          </table:table-cell>
          <table:table-cell table:formula="of:=0.5*[.BN12]*(([.BN6]-[.BM6])/([.BN1]-[.BM1]))^2" office:value-type="float" office:value="0.000000158051426212065" calcext:value-type="float">
            <text:p>1.58051426212065E-07</text:p>
          </table:table-cell>
          <table:table-cell table:formula="of:=0.5*[.BO12]*(([.BO6]-[.BN6])/([.BO1]-[.BN1]))^2" office:value-type="float" office:value="0.000000483987083012732" calcext:value-type="float">
            <text:p>4.83987083012732E-07</text:p>
          </table:table-cell>
          <table:table-cell table:formula="of:=0.5*[.BP12]*(([.BP6]-[.BO6])/([.BP1]-[.BO1]))^2" office:value-type="float" office:value="0.000000186826802199452" calcext:value-type="float">
            <text:p>1.86826802199452E-07</text:p>
          </table:table-cell>
          <table:table-cell table:formula="of:=0.5*[.BQ12]*(([.BQ6]-[.BP6])/([.BQ1]-[.BP1]))^2" office:value-type="float" office:value="0.000000576370516024381" calcext:value-type="float">
            <text:p>5.76370516024381E-07</text:p>
          </table:table-cell>
          <table:table-cell table:formula="of:=0.5*[.BR12]*(([.BR6]-[.BQ6])/([.BR1]-[.BQ1]))^2" office:value-type="float" office:value="0.000000401888672229424" calcext:value-type="float">
            <text:p>4.01888672229424E-07</text:p>
          </table:table-cell>
          <table:table-cell table:formula="of:=0.5*[.BS12]*(([.BS6]-[.BR6])/([.BS1]-[.BR1]))^2" office:value-type="float" office:value="0.000000247017357347934" calcext:value-type="float">
            <text:p>2.47017357347934E-07</text:p>
          </table:table-cell>
          <table:table-cell table:formula="of:=0.5*[.BT12]*(([.BT6]-[.BS6])/([.BT1]-[.BS1]))^2" office:value-type="float" office:value="0.00000000144578245488066" calcext:value-type="float">
            <text:p>1.44578245488066E-09</text:p>
          </table:table-cell>
          <table:table-cell table:formula="of:=0.5*[.BU12]*(([.BU6]-[.BT6])/([.BU1]-[.BT1]))^2" office:value-type="float" office:value="0.000000000175740344649511" calcext:value-type="float">
            <text:p>1.75740344649511E-10</text:p>
          </table:table-cell>
          <table:table-cell table:formula="of:=0.5*[.BV12]*(([.BV6]-[.BU6])/([.BV1]-[.BU1]))^2" office:value-type="float" office:value="0.000000180823790371914" calcext:value-type="float">
            <text:p>1.80823790371914E-07</text:p>
          </table:table-cell>
          <table:table-cell table:formula="of:=0.5*[.BW12]*(([.BW6]-[.BV6])/([.BW1]-[.BV1]))^2" office:value-type="float" office:value="0.000000054935259575478" calcext:value-type="float">
            <text:p>5.4935259575478E-08</text:p>
          </table:table-cell>
          <table:table-cell table:formula="of:=0.5*[.BX12]*(([.BX6]-[.BW6])/([.BX1]-[.BW1]))^2" office:value-type="float" office:value="0.000000623117867372341" calcext:value-type="float">
            <text:p>6.23117867372341E-07</text:p>
          </table:table-cell>
          <table:table-cell table:formula="of:=0.5*[.BY12]*(([.BY6]-[.BX6])/([.BY1]-[.BX1]))^2" office:value-type="float" office:value="0.00000000985109760673562" calcext:value-type="float">
            <text:p>9.85109760673562E-09</text:p>
          </table:table-cell>
          <table:table-cell table:formula="of:=0.5*[.BZ12]*(([.BZ6]-[.BY6])/([.BZ1]-[.BY1]))^2" office:value-type="float" office:value="0.000000298549277591931" calcext:value-type="float">
            <text:p>2.98549277591931E-07</text:p>
          </table:table-cell>
          <table:table-cell table:formula="of:=0.5*[.CA12]*(([.CA6]-[.BZ6])/([.CA1]-[.BZ1]))^2" office:value-type="float" office:value="0.000000216830124028868" calcext:value-type="float">
            <text:p>2.16830124028868E-07</text:p>
          </table:table-cell>
          <table:table-cell table:formula="of:=0.5*[.CB12]*(([.CB6]-[.CA6])/([.CB1]-[.CA1]))^2" office:value-type="float" office:value="0.000000297189079103726" calcext:value-type="float">
            <text:p>2.97189079103726E-07</text:p>
          </table:table-cell>
          <table:table-cell table:formula="of:=0.5*[.CC12]*(([.CC6]-[.CB6])/([.CC1]-[.CB1]))^2" office:value-type="float" office:value="0.000000368475084732642" calcext:value-type="float">
            <text:p>3.68475084732642E-07</text:p>
          </table:table-cell>
          <table:table-cell table:formula="of:=0.5*[.CD12]*(([.CD6]-[.CC6])/([.CD1]-[.CC1]))^2" office:value-type="float" office:value="0.00000201539089808621" calcext:value-type="float">
            <text:p>2.01539089808621E-06</text:p>
          </table:table-cell>
          <table:table-cell table:formula="of:=0.5*[.CE12]*(([.CE6]-[.CD6])/([.CE1]-[.CD1]))^2" office:value-type="float" office:value="0.000000349326613542009" calcext:value-type="float">
            <text:p>3.49326613542009E-07</text:p>
          </table:table-cell>
          <table:table-cell table:formula="of:=0.5*[.CF12]*(([.CF6]-[.CE6])/([.CF1]-[.CE1]))^2" office:value-type="float" office:value="0.000000581025616643272" calcext:value-type="float">
            <text:p>5.81025616643272E-07</text:p>
          </table:table-cell>
          <table:table-cell table:formula="of:=0.5*[.CG12]*(([.CG6]-[.CF6])/([.CG1]-[.CF1]))^2" office:value-type="float" office:value="0.00000116280736695702" calcext:value-type="float">
            <text:p>1.16280736695702E-06</text:p>
          </table:table-cell>
          <table:table-cell table:formula="of:=0.5*[.CH12]*(([.CH6]-[.CG6])/([.CH1]-[.CG1]))^2" office:value-type="float" office:value="0.000000819543944011035" calcext:value-type="float">
            <text:p>8.19543944011035E-07</text:p>
          </table:table-cell>
          <table:table-cell table:formula="of:=0.5*[.CI12]*(([.CI6]-[.CH6])/([.CI1]-[.CH1]))^2" office:value-type="float" office:value="0.00000000383450070143258" calcext:value-type="float">
            <text:p>3.83450070143258E-09</text:p>
          </table:table-cell>
          <table:table-cell table:formula="of:=0.5*[.CJ12]*(([.CJ6]-[.CI6])/([.CJ1]-[.CI1]))^2" office:value-type="float" office:value="0.000000364998411322915" calcext:value-type="float">
            <text:p>3.64998411322915E-07</text:p>
          </table:table-cell>
          <table:table-cell table:formula="of:=0.5*[.CK12]*(([.CK6]-[.CJ6])/([.CK1]-[.CJ1]))^2" office:value-type="float" office:value="0.0000000698223779635375" calcext:value-type="float">
            <text:p>6.98223779635375E-08</text:p>
          </table:table-cell>
          <table:table-cell table:formula="of:=0.5*[.CL12]*(([.CL6]-[.CK6])/([.CL1]-[.CK1]))^2" office:value-type="float" office:value="0.000138748707159928" calcext:value-type="float">
            <text:p>0.00013874870716</text:p>
          </table:table-cell>
          <table:table-cell table:formula="of:=0.5*[.CM12]*(([.CM6]-[.CL6])/([.CM1]-[.CL1]))^2" office:value-type="float" office:value="0.000710474873105812" calcext:value-type="float">
            <text:p>0.000710474873106</text:p>
          </table:table-cell>
          <table:table-cell table:formula="of:=0.5*[.CN12]*(([.CN6]-[.CM6])/([.CN1]-[.CM1]))^2" office:value-type="float" office:value="0.00231749971370002" calcext:value-type="float">
            <text:p>0.0023174997137</text:p>
          </table:table-cell>
          <table:table-cell table:formula="of:=0.5*[.CO12]*(([.CO6]-[.CN6])/([.CO1]-[.CN1]))^2" office:value-type="float" office:value="0.00164540522118333" calcext:value-type="float">
            <text:p>0.001645405221183</text:p>
          </table:table-cell>
          <table:table-cell table:formula="of:=0.5*[.CP12]*(([.CP6]-[.CO6])/([.CP1]-[.CO1]))^2" office:value-type="float" office:value="0.00672876499833065" calcext:value-type="float">
            <text:p>0.006728764998331</text:p>
          </table:table-cell>
          <table:table-cell table:formula="of:=0.5*[.CQ12]*(([.CQ6]-[.CP6])/([.CQ1]-[.CP1]))^2" office:value-type="float" office:value="0.0000249533600107575" calcext:value-type="float">
            <text:p>2.49533600107575E-05</text:p>
          </table:table-cell>
          <table:table-cell table:formula="of:=0.5*[.CR12]*(([.CR6]-[.CQ6])/([.CR1]-[.CQ1]))^2" office:value-type="float" office:value="0.0000477331063288337" calcext:value-type="float">
            <text:p>4.77331063288337E-05</text:p>
          </table:table-cell>
          <table:table-cell table:formula="of:=0.5*[.CS12]*(([.CS6]-[.CR6])/([.CS1]-[.CR1]))^2" office:value-type="float" office:value="0.00943311667216191" calcext:value-type="float">
            <text:p>0.009433116672162</text:p>
          </table:table-cell>
          <table:table-cell table:formula="of:=0.5*[.CT12]*(([.CT6]-[.CS6])/([.CT1]-[.CS1]))^2" office:value-type="float" office:value="0.00601672679329045" calcext:value-type="float">
            <text:p>0.00601672679329</text:p>
          </table:table-cell>
          <table:table-cell table:formula="of:=0.5*[.CU12]*(([.CU6]-[.CT6])/([.CU1]-[.CT1]))^2" office:value-type="float" office:value="0.00469741867921793" calcext:value-type="float">
            <text:p>0.004697418679218</text:p>
          </table:table-cell>
          <table:table-cell table:formula="of:=0.5*[.CV12]*(([.CV6]-[.CU6])/([.CV1]-[.CU1]))^2" office:value-type="float" office:value="0.000318292321985792" calcext:value-type="float">
            <text:p>0.000318292321986</text:p>
          </table:table-cell>
          <table:table-cell table:formula="of:=0.5*[.CW12]*(([.CW6]-[.CV6])/([.CW1]-[.CV1]))^2" office:value-type="float" office:value="0.00296512536586726" calcext:value-type="float">
            <text:p>0.002965125365867</text:p>
          </table:table-cell>
          <table:table-cell table:formula="of:=0.5*[.CX12]*(([.CX6]-[.CW6])/([.CX1]-[.CW1]))^2" office:value-type="float" office:value="0.0112476049042294" calcext:value-type="float">
            <text:p>0.011247604904229</text:p>
          </table:table-cell>
          <table:table-cell table:formula="of:=0.5*[.CY12]*(([.CY6]-[.CX6])/([.CY1]-[.CX1]))^2" office:value-type="float" office:value="0.00183839943836838" calcext:value-type="float">
            <text:p>0.001838399438368</text:p>
          </table:table-cell>
          <table:table-cell table:formula="of:=0.5*[.CZ12]*(([.CZ6]-[.CY6])/([.CZ1]-[.CY1]))^2" office:value-type="float" office:value="0.00111512888239225" calcext:value-type="float">
            <text:p>0.001115128882392</text:p>
          </table:table-cell>
          <table:table-cell table:formula="of:=0.5*[.DA12]*(([.DA6]-[.CZ6])/([.DA1]-[.CZ1]))^2" office:value-type="float" office:value="0.0037356858046205" calcext:value-type="float">
            <text:p>0.003735685804621</text:p>
          </table:table-cell>
          <table:table-cell table:formula="of:=0.5*[.DB12]*(([.DB6]-[.DA6])/([.DB1]-[.DA1]))^2" office:value-type="float" office:value="0.000166890043403497" calcext:value-type="float">
            <text:p>0.000166890043403</text:p>
          </table:table-cell>
          <table:table-cell table:formula="of:=0.5*[.DC12]*(([.DC6]-[.DB6])/([.DC1]-[.DB1]))^2" office:value-type="float" office:value="0.000263449572555233" calcext:value-type="float">
            <text:p>0.000263449572555</text:p>
          </table:table-cell>
          <table:table-cell table:formula="of:=0.5*[.DD12]*(([.DD6]-[.DC6])/([.DD1]-[.DC1]))^2" office:value-type="float" office:value="0.0168182711315917" calcext:value-type="float">
            <text:p>0.016818271131592</text:p>
          </table:table-cell>
          <table:table-cell table:formula="of:=0.5*[.DE12]*(([.DE6]-[.DD6])/([.DE1]-[.DD1]))^2" office:value-type="float" office:value="0.000402571599161667" calcext:value-type="float">
            <text:p>0.000402571599162</text:p>
          </table:table-cell>
          <table:table-cell table:formula="of:=0.5*[.DF12]*(([.DF6]-[.DE6])/([.DF1]-[.DE1]))^2" office:value-type="float" office:value="0.00782723229489351" calcext:value-type="float">
            <text:p>0.007827232294894</text:p>
          </table:table-cell>
          <table:table-cell table:formula="of:=0.5*[.DG12]*(([.DG6]-[.DF6])/([.DG1]-[.DF1]))^2" office:value-type="float" office:value="0.00034884261574479" calcext:value-type="float">
            <text:p>0.000348842615745</text:p>
          </table:table-cell>
          <table:table-cell table:formula="of:=0.5*[.DH12]*(([.DH6]-[.DG6])/([.DH1]-[.DG1]))^2" office:value-type="float" office:value="0.000189781317722585" calcext:value-type="float">
            <text:p>0.000189781317723</text:p>
          </table:table-cell>
          <table:table-cell table:formula="of:=0.5*[.DI12]*(([.DI6]-[.DH6])/([.DI1]-[.DH1]))^2" office:value-type="float" office:value="0.000527308112001595" calcext:value-type="float">
            <text:p>0.000527308112002</text:p>
          </table:table-cell>
          <table:table-cell table:formula="of:=0.5*[.DJ12]*(([.DJ6]-[.DI6])/([.DJ1]-[.DI1]))^2" office:value-type="float" office:value="0.00533491053754404" calcext:value-type="float">
            <text:p>0.005334910537544</text:p>
          </table:table-cell>
          <table:table-cell table:formula="of:=0.5*[.DK12]*(([.DK6]-[.DJ6])/([.DK1]-[.DJ1]))^2" office:value-type="float" office:value="0.0000288477019923292" calcext:value-type="float">
            <text:p>2.88477019923292E-05</text:p>
          </table:table-cell>
          <table:table-cell table:formula="of:=0.5*[.DL12]*(([.DL6]-[.DK6])/([.DL1]-[.DK1]))^2" office:value-type="float" office:value="0.00126075210887578" calcext:value-type="float">
            <text:p>0.001260752108876</text:p>
          </table:table-cell>
          <table:table-cell table:formula="of:=0.5*[.DM12]*(([.DM6]-[.DL6])/([.DM1]-[.DL1]))^2" office:value-type="float" office:value="0.0145648204398603" calcext:value-type="float">
            <text:p>0.01456482043986</text:p>
          </table:table-cell>
          <table:table-cell table:formula="of:=0.5*[.DN12]*(([.DN6]-[.DM6])/([.DN1]-[.DM1]))^2" office:value-type="float" office:value="0.00190294545972145" calcext:value-type="float">
            <text:p>0.001902945459721</text:p>
          </table:table-cell>
          <table:table-cell table:formula="of:=0.5*[.DO12]*(([.DO6]-[.DN6])/([.DO1]-[.DN1]))^2" office:value-type="float" office:value="0.00702523769493842" calcext:value-type="float">
            <text:p>0.007025237694938</text:p>
          </table:table-cell>
          <table:table-cell table:formula="of:=0.5*[.DP12]*(([.DP6]-[.DO6])/([.DP1]-[.DO1]))^2" office:value-type="float" office:value="0.0000101453442767335" calcext:value-type="float">
            <text:p>1.01453442767335E-05</text:p>
          </table:table-cell>
          <table:table-cell table:formula="of:=0.5*[.DQ12]*(([.DQ6]-[.DP6])/([.DQ1]-[.DP1]))^2" office:value-type="float" office:value="0.00211402044971391" calcext:value-type="float">
            <text:p>0.002114020449714</text:p>
          </table:table-cell>
          <table:table-cell table:formula="of:=0.5*[.DR12]*(([.DR6]-[.DQ6])/([.DR1]-[.DQ1]))^2" office:value-type="float" office:value="0.00274797074954265" calcext:value-type="float">
            <text:p>0.002747970749543</text:p>
          </table:table-cell>
          <table:table-cell table:formula="of:=0.5*[.DS12]*(([.DS6]-[.DR6])/([.DS1]-[.DR1]))^2" office:value-type="float" office:value="0.00150214112961228" calcext:value-type="float">
            <text:p>0.001502141129612</text:p>
          </table:table-cell>
          <table:table-cell table:formula="of:=0.5*[.DT12]*(([.DT6]-[.DS6])/([.DT1]-[.DS1]))^2" office:value-type="float" office:value="0.00358745043490333" calcext:value-type="float">
            <text:p>0.003587450434903</text:p>
          </table:table-cell>
          <table:table-cell table:formula="of:=0.5*[.DU12]*(([.DU6]-[.DT6])/([.DU1]-[.DT1]))^2" office:value-type="float" office:value="0.0000638881974072637" calcext:value-type="float">
            <text:p>6.38881974072637E-05</text:p>
          </table:table-cell>
          <table:table-cell table:formula="of:=0.5*[.DV12]*(([.DV6]-[.DU6])/([.DV1]-[.DU1]))^2" office:value-type="float" office:value="0.000877647917372987" calcext:value-type="float">
            <text:p>0.000877647917373</text:p>
          </table:table-cell>
          <table:table-cell table:formula="of:=0.5*[.DW12]*(([.DW6]-[.DV6])/([.DW1]-[.DV1]))^2" office:value-type="float" office:value="0.0254487887565627" calcext:value-type="float">
            <text:p>0.025448788756563</text:p>
          </table:table-cell>
          <table:table-cell table:formula="of:=0.5*[.DX12]*(([.DX6]-[.DW6])/([.DX1]-[.DW1]))^2" office:value-type="float" office:value="0.00582323076690442" calcext:value-type="float">
            <text:p>0.005823230766904</text:p>
          </table:table-cell>
          <table:table-cell table:formula="of:=0.5*[.DY12]*(([.DY6]-[.DX6])/([.DY1]-[.DX1]))^2" office:value-type="float" office:value="0.00289046801182302" calcext:value-type="float">
            <text:p>0.002890468011823</text:p>
          </table:table-cell>
          <table:table-cell table:formula="of:=0.5*[.DZ12]*(([.DZ6]-[.DY6])/([.DZ1]-[.DY1]))^2" office:value-type="float" office:value="0.0034101056530321" calcext:value-type="float">
            <text:p>0.003410105653032</text:p>
          </table:table-cell>
          <table:table-cell table:formula="of:=0.5*[.EA12]*(([.EA6]-[.DZ6])/([.EA1]-[.DZ1]))^2" office:value-type="float" office:value="0.000697599848031423" calcext:value-type="float">
            <text:p>0.000697599848031</text:p>
          </table:table-cell>
          <table:table-cell table:formula="of:=0.5*[.EB12]*(([.EB6]-[.EA6])/([.EB1]-[.EA1]))^2" office:value-type="float" office:value="0.00136884902246507" calcext:value-type="float">
            <text:p>0.001368849022465</text:p>
          </table:table-cell>
          <table:table-cell table:formula="of:=0.5*[.EC12]*(([.EC6]-[.EB6])/([.EC1]-[.EB1]))^2" office:value-type="float" office:value="0.0000580483049221665" calcext:value-type="float">
            <text:p>5.80483049221665E-05</text:p>
          </table:table-cell>
          <table:table-cell table:formula="of:=0.5*[.ED12]*(([.ED6]-[.EC6])/([.ED1]-[.EC1]))^2" office:value-type="float" office:value="0.00147494648671566" calcext:value-type="float">
            <text:p>0.001474946486716</text:p>
          </table:table-cell>
          <table:table-cell table:formula="of:=0.5*[.EE12]*(([.EE6]-[.ED6])/([.EE1]-[.ED1]))^2" office:value-type="float" office:value="0.00021320921371972" calcext:value-type="float">
            <text:p>0.00021320921372</text:p>
          </table:table-cell>
          <table:table-cell table:formula="of:=0.5*[.EF12]*(([.EF6]-[.EE6])/([.EF1]-[.EE1]))^2" office:value-type="float" office:value="0.00565309998975946" calcext:value-type="float">
            <text:p>0.005653099989759</text:p>
          </table:table-cell>
          <table:table-cell table:formula="of:=0.5*[.EG12]*(([.EG6]-[.EF6])/([.EG1]-[.EF1]))^2" office:value-type="float" office:value="0.000441731351953647" calcext:value-type="float">
            <text:p>0.000441731351954</text:p>
          </table:table-cell>
          <table:table-cell table:formula="of:=0.5*[.EH12]*(([.EH6]-[.EG6])/([.EH1]-[.EG1]))^2" office:value-type="float" office:value="0.00235889798945209" calcext:value-type="float">
            <text:p>0.002358897989452</text:p>
          </table:table-cell>
          <table:table-cell table:formula="of:=0.5*[.EI12]*(([.EI6]-[.EH6])/([.EI1]-[.EH1]))^2" office:value-type="float" office:value="0.0143479611411804" calcext:value-type="float">
            <text:p>0.014347961141181</text:p>
          </table:table-cell>
          <table:table-cell table:formula="of:=0.5*[.EJ12]*(([.EJ6]-[.EI6])/([.EJ1]-[.EI1]))^2" office:value-type="float" office:value="0.000712352022490302" calcext:value-type="float">
            <text:p>0.00071235202249</text:p>
          </table:table-cell>
          <table:table-cell table:formula="of:=0.5*[.EK12]*(([.EK6]-[.EJ6])/([.EK1]-[.EJ1]))^2" office:value-type="float" office:value="0.0073894724085187" calcext:value-type="float">
            <text:p>0.007389472408519</text:p>
          </table:table-cell>
          <table:table-cell table:formula="of:=0.5*[.EL12]*(([.EL6]-[.EK6])/([.EL1]-[.EK1]))^2" office:value-type="float" office:value="0.00105954860821123" calcext:value-type="float">
            <text:p>0.001059548608211</text:p>
          </table:table-cell>
          <table:table-cell table:formula="of:=0.5*[.EM12]*(([.EM6]-[.EL6])/([.EM1]-[.EL1]))^2" office:value-type="float" office:value="0.00084328557337956" calcext:value-type="float">
            <text:p>0.00084328557338</text:p>
          </table:table-cell>
          <table:table-cell table:formula="of:=0.5*[.EN12]*(([.EN6]-[.EM6])/([.EN1]-[.EM1]))^2" office:value-type="float" office:value="0.00556628447933055" calcext:value-type="float">
            <text:p>0.005566284479331</text:p>
          </table:table-cell>
          <table:table-cell table:formula="of:=0.5*[.EO12]*(([.EO6]-[.EN6])/([.EO1]-[.EN1]))^2" office:value-type="float" office:value="0.00029830677178655" calcext:value-type="float">
            <text:p>0.000298306771787</text:p>
          </table:table-cell>
          <table:table-cell table:formula="of:=0.5*[.EP12]*(([.EP6]-[.EO6])/([.EP1]-[.EO1]))^2" office:value-type="float" office:value="0.000984973489115841" calcext:value-type="float">
            <text:p>0.000984973489116</text:p>
          </table:table-cell>
          <table:table-cell table:formula="of:=0.5*[.EQ12]*(([.EQ6]-[.EP6])/([.EQ1]-[.EP1]))^2" office:value-type="float" office:value="0.00094728117497643" calcext:value-type="float">
            <text:p>0.000947281174976</text:p>
          </table:table-cell>
          <table:table-cell table:formula="of:=0.5*[.ER12]*(([.ER6]-[.EQ6])/([.ER1]-[.EQ1]))^2" office:value-type="float" office:value="0.000193989826797689" calcext:value-type="float">
            <text:p>0.000193989826798</text:p>
          </table:table-cell>
          <table:table-cell table:formula="of:=0.5*[.ES12]*(([.ES6]-[.ER6])/([.ES1]-[.ER1]))^2" office:value-type="float" office:value="0.0181619962093742" calcext:value-type="float">
            <text:p>0.018161996209374</text:p>
          </table:table-cell>
          <table:table-cell table:formula="of:=0.5*[.ET12]*(([.ET6]-[.ES6])/([.ET1]-[.ES1]))^2" office:value-type="float" office:value="0.000323302322726953" calcext:value-type="float">
            <text:p>0.000323302322727</text:p>
          </table:table-cell>
          <table:table-cell table:formula="of:=0.5*[.EU12]*(([.EU6]-[.ET6])/([.EU1]-[.ET1]))^2" office:value-type="float" office:value="0.000796739709594577" calcext:value-type="float">
            <text:p>0.000796739709595</text:p>
          </table:table-cell>
          <table:table-cell table:formula="of:=0.5*[.EV12]*(([.EV6]-[.EU6])/([.EV1]-[.EU1]))^2" office:value-type="float" office:value="0.00010388291459696" calcext:value-type="float">
            <text:p>0.000103882914597</text:p>
          </table:table-cell>
          <table:table-cell table:formula="of:=0.5*[.EW12]*(([.EW6]-[.EV6])/([.EW1]-[.EV1]))^2" office:value-type="float" office:value="0.00000732495458940285" calcext:value-type="float">
            <text:p>7.32495458940285E-06</text:p>
          </table:table-cell>
          <table:table-cell table:formula="of:=0.5*[.EX12]*(([.EX6]-[.EW6])/([.EX1]-[.EW1]))^2" office:value-type="float" office:value="0.0129264877048656" calcext:value-type="float">
            <text:p>0.012926487704866</text:p>
          </table:table-cell>
          <table:table-cell table:formula="of:=0.5*[.EY12]*(([.EY6]-[.EX6])/([.EY1]-[.EX1]))^2" office:value-type="float" office:value="0.00862618777199234" calcext:value-type="float">
            <text:p>0.008626187771992</text:p>
          </table:table-cell>
          <table:table-cell table:formula="of:=0.5*[.EZ12]*(([.EZ6]-[.EY6])/([.EZ1]-[.EY1]))^2" office:value-type="float" office:value="0.00305341351887943" calcext:value-type="float">
            <text:p>0.003053413518879</text:p>
          </table:table-cell>
          <table:table-cell table:formula="of:=0.5*[.FA12]*(([.FA6]-[.EZ6])/([.FA1]-[.EZ1]))^2" office:value-type="float" office:value="0.00079139270231818" calcext:value-type="float">
            <text:p>0.000791392702318</text:p>
          </table:table-cell>
          <table:table-cell table:formula="of:=0.5*[.FB12]*(([.FB6]-[.FA6])/([.FB1]-[.FA1]))^2" office:value-type="float" office:value="0.00886344605695212" calcext:value-type="float">
            <text:p>0.008863446056952</text:p>
          </table:table-cell>
          <table:table-cell table:formula="of:=0.5*[.FC12]*(([.FC6]-[.FB6])/([.FC1]-[.FB1]))^2" office:value-type="float" office:value="0.0031888208611363" calcext:value-type="float">
            <text:p>0.003188820861136</text:p>
          </table:table-cell>
          <table:table-cell table:formula="of:=0.5*[.FD12]*(([.FD6]-[.FC6])/([.FD1]-[.FC1]))^2" office:value-type="float" office:value="0.000531422449727377" calcext:value-type="float">
            <text:p>0.000531422449727</text:p>
          </table:table-cell>
          <table:table-cell table:formula="of:=0.5*[.FE12]*(([.FE6]-[.FD6])/([.FE1]-[.FD1]))^2" office:value-type="float" office:value="0.00129430674978679" calcext:value-type="float">
            <text:p>0.001294306749787</text:p>
          </table:table-cell>
          <table:table-cell table:formula="of:=0.5*[.FF12]*(([.FF6]-[.FE6])/([.FF1]-[.FE1]))^2" office:value-type="float" office:value="0.015140983333668" calcext:value-type="float">
            <text:p>0.015140983333668</text:p>
          </table:table-cell>
          <table:table-cell table:formula="of:=0.5*[.FG12]*(([.FG6]-[.FF6])/([.FG1]-[.FF1]))^2" office:value-type="float" office:value="0.00263990736504705" calcext:value-type="float">
            <text:p>0.002639907365047</text:p>
          </table:table-cell>
          <table:table-cell table:formula="of:=0.5*[.FH12]*(([.FH6]-[.FG6])/([.FH1]-[.FG1]))^2" office:value-type="float" office:value="0.00838016730222239" calcext:value-type="float">
            <text:p>0.008380167302222</text:p>
          </table:table-cell>
          <table:table-cell table:formula="of:=0.5*[.FI12]*(([.FI6]-[.FH6])/([.FI1]-[.FH1]))^2" office:value-type="float" office:value="0.00136441274270837" calcext:value-type="float">
            <text:p>0.001364412742708</text:p>
          </table:table-cell>
          <table:table-cell table:formula="of:=0.5*[.FJ12]*(([.FJ6]-[.FI6])/([.FJ1]-[.FI1]))^2" office:value-type="float" office:value="0.000623840614111933" calcext:value-type="float">
            <text:p>0.000623840614112</text:p>
          </table:table-cell>
          <table:table-cell table:formula="of:=0.5*[.FK12]*(([.FK6]-[.FJ6])/([.FK1]-[.FJ1]))^2" office:value-type="float" office:value="0.00259047950798825" calcext:value-type="float">
            <text:p>0.002590479507988</text:p>
          </table:table-cell>
          <table:table-cell table:formula="of:=0.5*[.FL12]*(([.FL6]-[.FK6])/([.FL1]-[.FK1]))^2" office:value-type="float" office:value="0.000789319773805649" calcext:value-type="float">
            <text:p>0.000789319773806</text:p>
          </table:table-cell>
          <table:table-cell table:formula="of:=0.5*[.FM12]*(([.FM6]-[.FL6])/([.FM1]-[.FL1]))^2" office:value-type="float" office:value="0.0230460693259883" calcext:value-type="float">
            <text:p>0.023046069325988</text:p>
          </table:table-cell>
          <table:table-cell table:formula="of:=0.5*[.FN12]*(([.FN6]-[.FM6])/([.FN1]-[.FM1]))^2" office:value-type="float" office:value="0.00040978565697885" calcext:value-type="float">
            <text:p>0.000409785656979</text:p>
          </table:table-cell>
          <table:table-cell table:formula="of:=0.5*[.FO12]*(([.FO6]-[.FN6])/([.FO1]-[.FN1]))^2" office:value-type="float" office:value="0.00204467535050389" calcext:value-type="float">
            <text:p>0.002044675350504</text:p>
          </table:table-cell>
          <table:table-cell table:formula="of:=0.5*[.FP12]*(([.FP6]-[.FO6])/([.FP1]-[.FO1]))^2" office:value-type="float" office:value="0.00183846033424106" calcext:value-type="float">
            <text:p>0.001838460334241</text:p>
          </table:table-cell>
          <table:table-cell table:formula="of:=0.5*[.FQ12]*(([.FQ6]-[.FP6])/([.FQ1]-[.FP1]))^2" office:value-type="float" office:value="0.0113498684826807" calcext:value-type="float">
            <text:p>0.011349868482681</text:p>
          </table:table-cell>
          <table:table-cell table:formula="of:=0.5*[.FR12]*(([.FR6]-[.FQ6])/([.FR1]-[.FQ1]))^2" office:value-type="float" office:value="0.00807416024460607" calcext:value-type="float">
            <text:p>0.008074160244606</text:p>
          </table:table-cell>
          <table:table-cell table:formula="of:=0.5*[.FS12]*(([.FS6]-[.FR6])/([.FS1]-[.FR1]))^2" office:value-type="float" office:value="0.0000176638976315975" calcext:value-type="float">
            <text:p>1.76638976315975E-05</text:p>
          </table:table-cell>
          <table:table-cell table:formula="of:=0.5*[.FT12]*(([.FT6]-[.FS6])/([.FT1]-[.FS1]))^2" office:value-type="float" office:value="0.00777520331211433" calcext:value-type="float">
            <text:p>0.007775203312114</text:p>
          </table:table-cell>
          <table:table-cell table:formula="of:=0.5*[.FU12]*(([.FU6]-[.FT6])/([.FU1]-[.FT1]))^2" office:value-type="float" office:value="0.00177256961366453" calcext:value-type="float">
            <text:p>0.001772569613665</text:p>
          </table:table-cell>
          <table:table-cell table:formula="of:=0.5*[.FV12]*(([.FV6]-[.FU6])/([.FV1]-[.FU1]))^2" office:value-type="float" office:value="0.00140262296292498" calcext:value-type="float">
            <text:p>0.001402622962925</text:p>
          </table:table-cell>
          <table:table-cell table:formula="of:=0.5*[.FW12]*(([.FW6]-[.FV6])/([.FW1]-[.FV1]))^2" office:value-type="float" office:value="0.000491990695586223" calcext:value-type="float">
            <text:p>0.000491990695586</text:p>
          </table:table-cell>
          <table:table-cell table:formula="of:=0.5*[.FX12]*(([.FX6]-[.FW6])/([.FX1]-[.FW1]))^2" office:value-type="float" office:value="0.0000750454557817768" calcext:value-type="float">
            <text:p>7.50454557817768E-05</text:p>
          </table:table-cell>
          <table:table-cell table:formula="of:=0.5*[.FY12]*(([.FY6]-[.FX6])/([.FY1]-[.FX1]))^2" office:value-type="float" office:value="0.00411093968350419" calcext:value-type="float">
            <text:p>0.004110939683504</text:p>
          </table:table-cell>
          <table:table-cell table:formula="of:=0.5*[.FZ12]*(([.FZ6]-[.FY6])/([.FZ1]-[.FY1]))^2" office:value-type="float" office:value="0.000118471312282999" calcext:value-type="float">
            <text:p>0.000118471312283</text:p>
          </table:table-cell>
          <table:table-cell table:formula="of:=0.5*[.GA12]*(([.GA6]-[.FZ6])/([.GA1]-[.FZ1]))^2" office:value-type="float" office:value="0.00364399095958287" calcext:value-type="float">
            <text:p>0.003643990959583</text:p>
          </table:table-cell>
          <table:table-cell table:formula="of:=0.5*[.GB12]*(([.GB6]-[.GA6])/([.GB1]-[.GA1]))^2" office:value-type="float" office:value="0.0108716744401959" calcext:value-type="float">
            <text:p>0.010871674440196</text:p>
          </table:table-cell>
          <table:table-cell table:formula="of:=0.5*[.GC12]*(([.GC6]-[.GB6])/([.GC1]-[.GB1]))^2" office:value-type="float" office:value="0.00152761887227429" calcext:value-type="float">
            <text:p>0.001527618872274</text:p>
          </table:table-cell>
          <table:table-cell table:formula="of:=0.5*[.GD12]*(([.GD6]-[.GC6])/([.GD1]-[.GC1]))^2" office:value-type="float" office:value="0.00562080503369534" calcext:value-type="float">
            <text:p>0.005620805033695</text:p>
          </table:table-cell>
          <table:table-cell table:formula="of:=0.5*[.GE12]*(([.GE6]-[.GD6])/([.GE1]-[.GD1]))^2" office:value-type="float" office:value="0.00285397700491688" calcext:value-type="float">
            <text:p>0.002853977004917</text:p>
          </table:table-cell>
          <table:table-cell table:formula="of:=0.5*[.GF12]*(([.GF6]-[.GE6])/([.GF1]-[.GE1]))^2" office:value-type="float" office:value="0.00235646955526897" calcext:value-type="float">
            <text:p>0.002356469555269</text:p>
          </table:table-cell>
          <table:table-cell table:formula="of:=0.5*[.GG12]*(([.GG6]-[.GF6])/([.GG1]-[.GF1]))^2" office:value-type="float" office:value="0.00032208189935715" calcext:value-type="float">
            <text:p>0.000322081899357</text:p>
          </table:table-cell>
          <table:table-cell table:formula="of:=0.5*[.GH12]*(([.GH6]-[.GG6])/([.GH1]-[.GG1]))^2" office:value-type="float" office:value="0.00220502474900438" calcext:value-type="float">
            <text:p>0.002205024749004</text:p>
          </table:table-cell>
          <table:table-cell table:formula="of:=0.5*[.GI12]*(([.GI6]-[.GH6])/([.GI1]-[.GH1]))^2" office:value-type="float" office:value="0.000667769942827244" calcext:value-type="float">
            <text:p>0.000667769942827</text:p>
          </table:table-cell>
          <table:table-cell table:formula="of:=0.5*[.GJ12]*(([.GJ6]-[.GI6])/([.GJ1]-[.GI1]))^2" office:value-type="float" office:value="0.00443294715395346" calcext:value-type="float">
            <text:p>0.004432947153953</text:p>
          </table:table-cell>
          <table:table-cell table:formula="of:=0.5*[.GK12]*(([.GK6]-[.GJ6])/([.GK1]-[.GJ1]))^2" office:value-type="float" office:value="0.00000636917451456323" calcext:value-type="float">
            <text:p>6.36917451456323E-06</text:p>
          </table:table-cell>
          <table:table-cell table:formula="of:=0.5*[.GL12]*(([.GL6]-[.GK6])/([.GL1]-[.GK1]))^2" office:value-type="float" office:value="0.000281688052861969" calcext:value-type="float">
            <text:p>0.000281688052862</text:p>
          </table:table-cell>
          <table:table-cell table:formula="of:=0.5*[.GM12]*(([.GM6]-[.GL6])/([.GM1]-[.GL1]))^2" office:value-type="float" office:value="0.0146285088297914" calcext:value-type="float">
            <text:p>0.014628508829791</text:p>
          </table:table-cell>
          <table:table-cell table:formula="of:=0.5*[.GN12]*(([.GN6]-[.GM6])/([.GN1]-[.GM1]))^2" office:value-type="float" office:value="0.0069184907164694" calcext:value-type="float">
            <text:p>0.006918490716469</text:p>
          </table:table-cell>
          <table:table-cell table:formula="of:=0.5*[.GO12]*(([.GO6]-[.GN6])/([.GO1]-[.GN1]))^2" office:value-type="float" office:value="0.00057382879546978" calcext:value-type="float">
            <text:p>0.00057382879547</text:p>
          </table:table-cell>
          <table:table-cell table:formula="of:=0.5*[.GP12]*(([.GP6]-[.GO6])/([.GP1]-[.GO1]))^2" office:value-type="float" office:value="0.00767588167543338" calcext:value-type="float">
            <text:p>0.007675881675433</text:p>
          </table:table-cell>
          <table:table-cell table:formula="of:=0.5*[.GQ12]*(([.GQ6]-[.GP6])/([.GQ1]-[.GP1]))^2" office:value-type="float" office:value="0.000155622481439635" calcext:value-type="float">
            <text:p>0.00015562248144</text:p>
          </table:table-cell>
          <table:table-cell table:formula="of:=0.5*[.GR12]*(([.GR6]-[.GQ6])/([.GR1]-[.GQ1]))^2" office:value-type="float" office:value="0.000115550164992626" calcext:value-type="float">
            <text:p>0.000115550164993</text:p>
          </table:table-cell>
          <table:table-cell table:formula="of:=0.5*[.GS12]*(([.GS6]-[.GR6])/([.GS1]-[.GR1]))^2" office:value-type="float" office:value="0.00131288828997217" calcext:value-type="float">
            <text:p>0.001312888289972</text:p>
          </table:table-cell>
          <table:table-cell table:formula="of:=0.5*[.GT12]*(([.GT6]-[.GS6])/([.GT1]-[.GS1]))^2" office:value-type="float" office:value="0.00045029259188574" calcext:value-type="float">
            <text:p>0.000450292591886</text:p>
          </table:table-cell>
          <table:table-cell table:formula="of:=0.5*[.GU12]*(([.GU6]-[.GT6])/([.GU1]-[.GT1]))^2" office:value-type="float" office:value="0.00171330157517108" calcext:value-type="float">
            <text:p>0.001713301575171</text:p>
          </table:table-cell>
          <table:table-cell table:formula="of:=0.5*[.GV12]*(([.GV6]-[.GU6])/([.GV1]-[.GU1]))^2" office:value-type="float" office:value="0.0000560206928109339" calcext:value-type="float">
            <text:p>5.60206928109339E-05</text:p>
          </table:table-cell>
          <table:table-cell table:formula="of:=0.5*[.GW12]*(([.GW6]-[.GV6])/([.GW1]-[.GV1]))^2" office:value-type="float" office:value="0.00189769596430075" calcext:value-type="float">
            <text:p>0.001897695964301</text:p>
          </table:table-cell>
          <table:table-cell table:formula="of:=0.5*[.GX12]*(([.GX6]-[.GW6])/([.GX1]-[.GW1]))^2" office:value-type="float" office:value="0.0108220995258148" calcext:value-type="float">
            <text:p>0.010822099525815</text:p>
          </table:table-cell>
          <table:table-cell table:formula="of:=0.5*[.GY12]*(([.GY6]-[.GX6])/([.GY1]-[.GX1]))^2" office:value-type="float" office:value="0.00112842931825935" calcext:value-type="float">
            <text:p>0.001128429318259</text:p>
          </table:table-cell>
          <table:table-cell table:formula="of:=0.5*[.GZ12]*(([.GZ6]-[.GY6])/([.GZ1]-[.GY1]))^2" office:value-type="float" office:value="0.000281012466615274" calcext:value-type="float">
            <text:p>0.000281012466615</text:p>
          </table:table-cell>
          <table:table-cell table:formula="of:=0.5*[.HA12]*(([.HA6]-[.GZ6])/([.HA1]-[.GZ1]))^2" office:value-type="float" office:value="0.000269033080529612" calcext:value-type="float">
            <text:p>0.00026903308053</text:p>
          </table:table-cell>
          <table:table-cell table:formula="of:=0.5*[.HB12]*(([.HB6]-[.HA6])/([.HB1]-[.HA1]))^2" office:value-type="float" office:value="0.00207655322518158" calcext:value-type="float">
            <text:p>0.002076553225182</text:p>
          </table:table-cell>
          <table:table-cell table:formula="of:=0.5*[.HC12]*(([.HC6]-[.HB6])/([.HC1]-[.HB1]))^2" office:value-type="float" office:value="0.000243784420843393" calcext:value-type="float">
            <text:p>0.000243784420843</text:p>
          </table:table-cell>
          <table:table-cell table:formula="of:=0.5*[.HD12]*(([.HD6]-[.HC6])/([.HD1]-[.HC1]))^2" office:value-type="float" office:value="0.00392481291553695" calcext:value-type="float">
            <text:p>0.003924812915537</text:p>
          </table:table-cell>
          <table:table-cell table:formula="of:=0.5*[.HE12]*(([.HE6]-[.HD6])/([.HE1]-[.HD1]))^2" office:value-type="float" office:value="0.00022486219076884" calcext:value-type="float">
            <text:p>0.000224862190769</text:p>
          </table:table-cell>
          <table:table-cell table:formula="of:=0.5*[.HF12]*(([.HF6]-[.HE6])/([.HF1]-[.HE1]))^2" office:value-type="float" office:value="0.000274863851457767" calcext:value-type="float">
            <text:p>0.000274863851458</text:p>
          </table:table-cell>
          <table:table-cell table:formula="of:=0.5*[.HG12]*(([.HG6]-[.HF6])/([.HG1]-[.HF1]))^2" office:value-type="float" office:value="0.000623286568621665" calcext:value-type="float">
            <text:p>0.000623286568622</text:p>
          </table:table-cell>
          <table:table-cell table:formula="of:=0.5*[.HH12]*(([.HH6]-[.HG6])/([.HH1]-[.HG1]))^2" office:value-type="float" office:value="0.00482598112757275" calcext:value-type="float">
            <text:p>0.004825981127573</text:p>
          </table:table-cell>
          <table:table-cell table:formula="of:=0.5*[.HI12]*(([.HI6]-[.HH6])/([.HI1]-[.HH1]))^2" office:value-type="float" office:value="0.00000316330410821025" calcext:value-type="float">
            <text:p>3.16330410821025E-06</text:p>
          </table:table-cell>
          <table:table-cell table:formula="of:=0.5*[.HJ12]*(([.HJ6]-[.HI6])/([.HJ1]-[.HI1]))^2" office:value-type="float" office:value="0.00605973857808376" calcext:value-type="float">
            <text:p>0.006059738578084</text:p>
          </table:table-cell>
          <table:table-cell table:formula="of:=0.5*[.HK12]*(([.HK6]-[.HJ6])/([.HK1]-[.HJ1]))^2" office:value-type="float" office:value="0.000820100298148154" calcext:value-type="float">
            <text:p>0.000820100298148</text:p>
          </table:table-cell>
          <table:table-cell table:formula="of:=0.5*[.HL12]*(([.HL6]-[.HK6])/([.HL1]-[.HK1]))^2" office:value-type="float" office:value="0.000945031540065272" calcext:value-type="float">
            <text:p>0.000945031540065</text:p>
          </table:table-cell>
          <table:table-cell table:formula="of:=0.5*[.HM12]*(([.HM6]-[.HL6])/([.HM1]-[.HL1]))^2" office:value-type="float" office:value="0.0000204761317550045" calcext:value-type="float">
            <text:p>2.04761317550045E-05</text:p>
          </table:table-cell>
          <table:table-cell table:formula="of:=0.5*[.HN12]*(([.HN6]-[.HM6])/([.HN1]-[.HM1]))^2" office:value-type="float" office:value="0.00510404905782297" calcext:value-type="float">
            <text:p>0.005104049057823</text:p>
          </table:table-cell>
          <table:table-cell table:formula="of:=0.5*[.HO12]*(([.HO6]-[.HN6])/([.HO1]-[.HN1]))^2" office:value-type="float" office:value="0.00186835946385673" calcext:value-type="float">
            <text:p>0.001868359463857</text:p>
          </table:table-cell>
          <table:table-cell table:formula="of:=0.5*[.HP12]*(([.HP6]-[.HO6])/([.HP1]-[.HO1]))^2" office:value-type="float" office:value="0.0000000734374181112692" calcext:value-type="float">
            <text:p>7.34374181112692E-08</text:p>
          </table:table-cell>
          <table:table-cell table:formula="of:=0.5*[.HQ12]*(([.HQ6]-[.HP6])/([.HQ1]-[.HP1]))^2" office:value-type="float" office:value="0.0023709660134748" calcext:value-type="float">
            <text:p>0.002370966013475</text:p>
          </table:table-cell>
          <table:table-cell table:formula="of:=0.5*[.HR12]*(([.HR6]-[.HQ6])/([.HR1]-[.HQ1]))^2" office:value-type="float" office:value="0.0000783401056642325" calcext:value-type="float">
            <text:p>7.83401056642325E-05</text:p>
          </table:table-cell>
          <table:table-cell table:formula="of:=0.5*[.HS12]*(([.HS6]-[.HR6])/([.HS1]-[.HR1]))^2" office:value-type="float" office:value="0.0000034141078505255" calcext:value-type="float">
            <text:p>3.4141078505255E-06</text:p>
          </table:table-cell>
          <table:table-cell table:formula="of:=0.5*[.HT12]*(([.HT6]-[.HS6])/([.HT1]-[.HS1]))^2" office:value-type="float" office:value="0.00324626558199423" calcext:value-type="float">
            <text:p>0.003246265581994</text:p>
          </table:table-cell>
          <table:table-cell table:formula="of:=0.5*[.HU12]*(([.HU6]-[.HT6])/([.HU1]-[.HT1]))^2" office:value-type="float" office:value="0.00682459494746459" calcext:value-type="float">
            <text:p>0.006824594947465</text:p>
          </table:table-cell>
          <table:table-cell table:formula="of:=0.5*[.HV12]*(([.HV6]-[.HU6])/([.HV1]-[.HU1]))^2" office:value-type="float" office:value="0.0016292293560073" calcext:value-type="float">
            <text:p>0.001629229356007</text:p>
          </table:table-cell>
          <table:table-cell table:formula="of:=0.5*[.HW12]*(([.HW6]-[.HV6])/([.HW1]-[.HV1]))^2" office:value-type="float" office:value="0.00070265640557777" calcext:value-type="float">
            <text:p>0.000702656405578</text:p>
          </table:table-cell>
          <table:table-cell table:formula="of:=0.5*[.HX12]*(([.HX6]-[.HW6])/([.HX1]-[.HW1]))^2" office:value-type="float" office:value="0.000818209015476903" calcext:value-type="float">
            <text:p>0.000818209015477</text:p>
          </table:table-cell>
          <table:table-cell table:formula="of:=0.5*[.HY12]*(([.HY6]-[.HX6])/([.HY1]-[.HX1]))^2" office:value-type="float" office:value="0.00240830015880699" calcext:value-type="float">
            <text:p>0.002408300158807</text:p>
          </table:table-cell>
          <table:table-cell table:formula="of:=0.5*[.HZ12]*(([.HZ6]-[.HY6])/([.HZ1]-[.HY1]))^2" office:value-type="float" office:value="0.0000243803182352634" calcext:value-type="float">
            <text:p>2.43803182352634E-05</text:p>
          </table:table-cell>
          <table:table-cell table:formula="of:=0.5*[.IA12]*(([.IA6]-[.HZ6])/([.IA1]-[.HZ1]))^2" office:value-type="float" office:value="0.00526127220609297" calcext:value-type="float">
            <text:p>0.005261272206093</text:p>
          </table:table-cell>
          <table:table-cell table:formula="of:=0.5*[.IB12]*(([.IB6]-[.IA6])/([.IB1]-[.IA1]))^2" office:value-type="float" office:value="0.00040187583445327" calcext:value-type="float">
            <text:p>0.000401875834453</text:p>
          </table:table-cell>
          <table:table-cell table:formula="of:=0.5*[.IC12]*(([.IC6]-[.IB6])/([.IC1]-[.IB1]))^2" office:value-type="float" office:value="0.0000738620220546392" calcext:value-type="float">
            <text:p>7.38620220546392E-05</text:p>
          </table:table-cell>
          <table:table-cell table:formula="of:=0.5*[.ID12]*(([.ID6]-[.IC6])/([.ID1]-[.IC1]))^2" office:value-type="float" office:value="0.010334482154787" calcext:value-type="float">
            <text:p>0.010334482154787</text:p>
          </table:table-cell>
          <table:table-cell table:formula="of:=0.5*[.IE12]*(([.IE6]-[.ID6])/([.IE1]-[.ID1]))^2" office:value-type="float" office:value="0.000740963869864753" calcext:value-type="float">
            <text:p>0.000740963869865</text:p>
          </table:table-cell>
          <table:table-cell table:formula="of:=0.5*[.IF12]*(([.IF6]-[.IE6])/([.IF1]-[.IE1]))^2" office:value-type="float" office:value="0.00703540251564948" calcext:value-type="float">
            <text:p>0.007035402515649</text:p>
          </table:table-cell>
          <table:table-cell table:formula="of:=0.5*[.IG12]*(([.IG6]-[.IF6])/([.IG1]-[.IF1]))^2" office:value-type="float" office:value="0.00295242011056795" calcext:value-type="float">
            <text:p>0.002952420110568</text:p>
          </table:table-cell>
          <table:table-cell table:formula="of:=0.5*[.IH12]*(([.IH6]-[.IG6])/([.IH1]-[.IG1]))^2" office:value-type="float" office:value="0.00183740040638039" calcext:value-type="float">
            <text:p>0.00183740040638</text:p>
          </table:table-cell>
          <table:table-cell table:formula="of:=0.5*[.II12]*(([.II6]-[.IH6])/([.II1]-[.IH1]))^2" office:value-type="float" office:value="0.00140891825600134" calcext:value-type="float">
            <text:p>0.001408918256001</text:p>
          </table:table-cell>
          <table:table-cell table:formula="of:=0.5*[.IJ12]*(([.IJ6]-[.II6])/([.IJ1]-[.II1]))^2" office:value-type="float" office:value="0.000118734068955733" calcext:value-type="float">
            <text:p>0.000118734068956</text:p>
          </table:table-cell>
          <table:table-cell table:formula="of:=0.5*[.IK12]*(([.IK6]-[.IJ6])/([.IK1]-[.IJ1]))^2" office:value-type="float" office:value="0.0014975594784386" calcext:value-type="float">
            <text:p>0.001497559478439</text:p>
          </table:table-cell>
          <table:table-cell table:formula="of:=0.5*[.IL12]*(([.IL6]-[.IK6])/([.IL1]-[.IK1]))^2" office:value-type="float" office:value="0.00176133578588707" calcext:value-type="float">
            <text:p>0.001761335785887</text:p>
          </table:table-cell>
          <table:table-cell table:formula="of:=0.5*[.IM12]*(([.IM6]-[.IL6])/([.IM1]-[.IL1]))^2" office:value-type="float" office:value="0.00336955970182518" calcext:value-type="float">
            <text:p>0.003369559701825</text:p>
          </table:table-cell>
          <table:table-cell table:formula="of:=0.5*[.IN12]*(([.IN6]-[.IM6])/([.IN1]-[.IM1]))^2" office:value-type="float" office:value="0.0176483128839388" calcext:value-type="float">
            <text:p>0.017648312883939</text:p>
          </table:table-cell>
          <table:table-cell table:formula="of:=0.5*[.IO12]*(([.IO6]-[.IN6])/([.IO1]-[.IN1]))^2" office:value-type="float" office:value="0.00391201217536086" calcext:value-type="float">
            <text:p>0.003912012175361</text:p>
          </table:table-cell>
          <table:table-cell table:formula="of:=0.5*[.IP12]*(([.IP6]-[.IO6])/([.IP1]-[.IO1]))^2" office:value-type="float" office:value="0.000000605213012030889" calcext:value-type="float">
            <text:p>6.05213012030889E-07</text:p>
          </table:table-cell>
          <table:table-cell table:formula="of:=0.5*[.IQ12]*(([.IQ6]-[.IP6])/([.IQ1]-[.IP1]))^2" office:value-type="float" office:value="0.00884034570925141" calcext:value-type="float">
            <text:p>0.008840345709251</text:p>
          </table:table-cell>
          <table:table-cell table:formula="of:=0.5*[.IR12]*(([.IR6]-[.IQ6])/([.IR1]-[.IQ1]))^2" office:value-type="float" office:value="0.00197078323959639" calcext:value-type="float">
            <text:p>0.001970783239596</text:p>
          </table:table-cell>
          <table:table-cell table:formula="of:=0.5*[.IS12]*(([.IS6]-[.IR6])/([.IS1]-[.IR1]))^2" office:value-type="float" office:value="0.00217605030480091" calcext:value-type="float">
            <text:p>0.002176050304801</text:p>
          </table:table-cell>
          <table:table-cell table:formula="of:=0.5*[.IT12]*(([.IT6]-[.IS6])/([.IT1]-[.IS1]))^2" office:value-type="float" office:value="0.00303497217750274" calcext:value-type="float">
            <text:p>0.003034972177503</text:p>
          </table:table-cell>
          <table:table-cell table:formula="of:=0.5*[.IU12]*(([.IU6]-[.IT6])/([.IU1]-[.IT1]))^2" office:value-type="float" office:value="0.00135091932628897" calcext:value-type="float">
            <text:p>0.001350919326289</text:p>
          </table:table-cell>
          <table:table-cell table:formula="of:=0.5*[.IV12]*(([.IV6]-[.IU6])/([.IV1]-[.IU1]))^2" office:value-type="float" office:value="0.000137328961114598" calcext:value-type="float">
            <text:p>0.000137328961115</text:p>
          </table:table-cell>
          <table:table-cell table:formula="of:=0.5*[.IW12]*(([.IW6]-[.IV6])/([.IW1]-[.IV1]))^2" office:value-type="float" office:value="0.00103690166148969" calcext:value-type="float">
            <text:p>0.00103690166149</text:p>
          </table:table-cell>
          <table:table-cell table:formula="of:=0.5*[.IX12]*(([.IX6]-[.IW6])/([.IX1]-[.IW1]))^2" office:value-type="float" office:value="0.0011495486209619" calcext:value-type="float">
            <text:p>0.001149548620962</text:p>
          </table:table-cell>
          <table:table-cell table:formula="of:=0.5*[.IY12]*(([.IY6]-[.IX6])/([.IY1]-[.IX1]))^2" office:value-type="float" office:value="0.00924100947656363" calcext:value-type="float">
            <text:p>0.009241009476564</text:p>
          </table:table-cell>
          <table:table-cell table:formula="of:=0.5*[.IZ12]*(([.IZ6]-[.IY6])/([.IZ1]-[.IY1]))^2" office:value-type="float" office:value="0.00436832150353252" calcext:value-type="float">
            <text:p>0.004368321503533</text:p>
          </table:table-cell>
          <table:table-cell table:formula="of:=0.5*[.JA12]*(([.JA6]-[.IZ6])/([.JA1]-[.IZ1]))^2" office:value-type="float" office:value="0.00434460619641224" calcext:value-type="float">
            <text:p>0.004344606196412</text:p>
          </table:table-cell>
          <table:table-cell table:formula="of:=0.5*[.JB12]*(([.JB6]-[.JA6])/([.JB1]-[.JA1]))^2" office:value-type="float" office:value="0.000516850887189272" calcext:value-type="float">
            <text:p>0.000516850887189</text:p>
          </table:table-cell>
          <table:table-cell table:formula="of:=0.5*[.JC12]*(([.JC6]-[.JB6])/([.JC1]-[.JB1]))^2" office:value-type="float" office:value="0.00393498171456528" calcext:value-type="float">
            <text:p>0.003934981714565</text:p>
          </table:table-cell>
          <table:table-cell table:formula="of:=0.5*[.JD12]*(([.JD6]-[.JC6])/([.JD1]-[.JC1]))^2" office:value-type="float" office:value="0.00132029819583377" calcext:value-type="float">
            <text:p>0.001320298195834</text:p>
          </table:table-cell>
          <table:table-cell table:formula="of:=0.5*[.JE12]*(([.JE6]-[.JD6])/([.JE1]-[.JD1]))^2" office:value-type="float" office:value="0.000418187791585769" calcext:value-type="float">
            <text:p>0.000418187791586</text:p>
          </table:table-cell>
          <table:table-cell table:formula="of:=0.5*[.JF12]*(([.JF6]-[.JE6])/([.JF1]-[.JE1]))^2" office:value-type="float" office:value="0.00400209816185772" calcext:value-type="float">
            <text:p>0.004002098161858</text:p>
          </table:table-cell>
          <table:table-cell table:formula="of:=0.5*[.JG12]*(([.JG6]-[.JF6])/([.JG1]-[.JF1]))^2" office:value-type="float" office:value="0.00236493370769401" calcext:value-type="float">
            <text:p>0.002364933707694</text:p>
          </table:table-cell>
          <table:table-cell table:formula="of:=0.5*[.JH12]*(([.JH6]-[.JG6])/([.JH1]-[.JG1]))^2" office:value-type="float" office:value="0.00102357964193412" calcext:value-type="float">
            <text:p>0.001023579641934</text:p>
          </table:table-cell>
          <table:table-cell table:formula="of:=0.5*[.JI12]*(([.JI6]-[.JH6])/([.JI1]-[.JH1]))^2" office:value-type="float" office:value="0.000662850528116124" calcext:value-type="float">
            <text:p>0.000662850528116</text:p>
          </table:table-cell>
          <table:table-cell table:formula="of:=0.5*[.JJ12]*(([.JJ6]-[.JI6])/([.JJ1]-[.JI1]))^2" office:value-type="float" office:value="0.00230258495283185" calcext:value-type="float">
            <text:p>0.002302584952832</text:p>
          </table:table-cell>
          <table:table-cell table:formula="of:=0.5*[.JK12]*(([.JK6]-[.JJ6])/([.JK1]-[.JJ1]))^2" office:value-type="float" office:value="0.00171524630389059" calcext:value-type="float">
            <text:p>0.001715246303891</text:p>
          </table:table-cell>
          <table:table-cell table:formula="of:=0.5*[.JL12]*(([.JL6]-[.JK6])/([.JL1]-[.JK1]))^2" office:value-type="float" office:value="0.00379891020309841" calcext:value-type="float">
            <text:p>0.003798910203098</text:p>
          </table:table-cell>
          <table:table-cell table:formula="of:=0.5*[.JM12]*(([.JM6]-[.JL6])/([.JM1]-[.JL1]))^2" office:value-type="float" office:value="0.00115618144310647" calcext:value-type="float">
            <text:p>0.001156181443106</text:p>
          </table:table-cell>
          <table:table-cell table:formula="of:=0.5*[.JN12]*(([.JN6]-[.JM6])/([.JN1]-[.JM1]))^2" office:value-type="float" office:value="0.00333127987796016" calcext:value-type="float">
            <text:p>0.00333127987796</text:p>
          </table:table-cell>
          <table:table-cell table:formula="of:=0.5*[.JO12]*(([.JO6]-[.JN6])/([.JO1]-[.JN1]))^2" office:value-type="float" office:value="0.000236708134011601" calcext:value-type="float">
            <text:p>0.000236708134012</text:p>
          </table:table-cell>
          <table:table-cell table:formula="of:=0.5*[.JP12]*(([.JP6]-[.JO6])/([.JP1]-[.JO1]))^2" office:value-type="float" office:value="0.000367431858629673" calcext:value-type="float">
            <text:p>0.00036743185863</text:p>
          </table:table-cell>
          <table:table-cell table:formula="of:=0.5*[.JQ12]*(([.JQ6]-[.JP6])/([.JQ1]-[.JP1]))^2" office:value-type="float" office:value="0.00256682178845677" calcext:value-type="float">
            <text:p>0.002566821788457</text:p>
          </table:table-cell>
          <table:table-cell table:formula="of:=0.5*[.JR12]*(([.JR6]-[.JQ6])/([.JR1]-[.JQ1]))^2" office:value-type="float" office:value="0.000617310543495358" calcext:value-type="float">
            <text:p>0.000617310543495</text:p>
          </table:table-cell>
          <table:table-cell table:formula="of:=0.5*[.JS12]*(([.JS6]-[.JR6])/([.JS1]-[.JR1]))^2" office:value-type="float" office:value="0.00031405282500703" calcext:value-type="float">
            <text:p>0.000314052825007</text:p>
          </table:table-cell>
          <table:table-cell table:formula="of:=0.5*[.JT12]*(([.JT6]-[.JS6])/([.JT1]-[.JS1]))^2" office:value-type="float" office:value="0.00407526710103819" calcext:value-type="float">
            <text:p>0.004075267101038</text:p>
          </table:table-cell>
          <table:table-cell table:formula="of:=0.5*[.JU12]*(([.JU6]-[.JT6])/([.JU1]-[.JT1]))^2" office:value-type="float" office:value="0.00101596959984276" calcext:value-type="float">
            <text:p>0.001015969599843</text:p>
          </table:table-cell>
          <table:table-cell table:formula="of:=0.5*[.JV12]*(([.JV6]-[.JU6])/([.JV1]-[.JU1]))^2" office:value-type="float" office:value="0.00021421124590693" calcext:value-type="float">
            <text:p>0.000214211245907</text:p>
          </table:table-cell>
          <table:table-cell table:formula="of:=0.5*[.JW12]*(([.JW6]-[.JV6])/([.JW1]-[.JV1]))^2" office:value-type="float" office:value="0.00287760551259281" calcext:value-type="float">
            <text:p>0.002877605512593</text:p>
          </table:table-cell>
          <table:table-cell table:formula="of:=0.5*[.JX12]*(([.JX6]-[.JW6])/([.JX1]-[.JW1]))^2" office:value-type="float" office:value="0.00236886142968631" calcext:value-type="float">
            <text:p>0.002368861429686</text:p>
          </table:table-cell>
          <table:table-cell table:formula="of:=0.5*[.JY12]*(([.JY6]-[.JX6])/([.JY1]-[.JX1]))^2" office:value-type="float" office:value="0.000747884777969723" calcext:value-type="float">
            <text:p>0.00074788477797</text:p>
          </table:table-cell>
          <table:table-cell table:formula="of:=0.5*[.JZ12]*(([.JZ6]-[.JY6])/([.JZ1]-[.JY1]))^2" office:value-type="float" office:value="0.00212522298207226" calcext:value-type="float">
            <text:p>0.002125222982072</text:p>
          </table:table-cell>
          <table:table-cell table:formula="of:=0.5*[.KA12]*(([.KA6]-[.JZ6])/([.KA1]-[.JZ1]))^2" office:value-type="float" office:value="0.000486342774959585" calcext:value-type="float">
            <text:p>0.00048634277496</text:p>
          </table:table-cell>
          <table:table-cell table:formula="of:=0.5*[.KB12]*(([.KB6]-[.KA6])/([.KB1]-[.KA1]))^2" office:value-type="float" office:value="0.00070701954984617" calcext:value-type="float">
            <text:p>0.000707019549846</text:p>
          </table:table-cell>
          <table:table-cell table:formula="of:=0.5*[.KC12]*(([.KC6]-[.KB6])/([.KC1]-[.KB1]))^2" office:value-type="float" office:value="0.000244645555709464" calcext:value-type="float">
            <text:p>0.000244645555709</text:p>
          </table:table-cell>
          <table:table-cell table:formula="of:=0.5*[.KD12]*(([.KD6]-[.KC6])/([.KD1]-[.KC1]))^2" office:value-type="float" office:value="0.000071421955623857" calcext:value-type="float">
            <text:p>7.1421955623857E-05</text:p>
          </table:table-cell>
          <table:table-cell table:formula="of:=0.5*[.KE12]*(([.KE6]-[.KD6])/([.KE1]-[.KD1]))^2" office:value-type="float" office:value="0.0000810282760729287" calcext:value-type="float">
            <text:p>8.10282760729287E-05</text:p>
          </table:table-cell>
          <table:table-cell table:formula="of:=0.5*[.KF12]*(([.KF6]-[.KE6])/([.KF1]-[.KE1]))^2" office:value-type="float" office:value="0.000706350490575275" calcext:value-type="float">
            <text:p>0.000706350490575</text:p>
          </table:table-cell>
          <table:table-cell table:formula="of:=0.5*[.KG12]*(([.KG6]-[.KF6])/([.KG1]-[.KF1]))^2" office:value-type="float" office:value="0.0000782581216598034" calcext:value-type="float">
            <text:p>7.82581216598034E-05</text:p>
          </table:table-cell>
          <table:table-cell table:formula="of:=0.5*[.KH12]*(([.KH6]-[.KG6])/([.KH1]-[.KG1]))^2" office:value-type="float" office:value="0.000942504895629303" calcext:value-type="float">
            <text:p>0.000942504895629</text:p>
          </table:table-cell>
          <table:table-cell table:formula="of:=0.5*[.KI12]*(([.KI6]-[.KH6])/([.KI1]-[.KH1]))^2" office:value-type="float" office:value="0.00556913646524554" calcext:value-type="float">
            <text:p>0.005569136465246</text:p>
          </table:table-cell>
          <table:table-cell table:formula="of:=0.5*[.KJ12]*(([.KJ6]-[.KI6])/([.KJ1]-[.KI1]))^2" office:value-type="float" office:value="0.00357171207965765" calcext:value-type="float">
            <text:p>0.003571712079658</text:p>
          </table:table-cell>
          <table:table-cell table:formula="of:=0.5*[.KK12]*(([.KK6]-[.KJ6])/([.KK1]-[.KJ1]))^2" office:value-type="float" office:value="0.00218875356457875" calcext:value-type="float">
            <text:p>0.002188753564579</text:p>
          </table:table-cell>
          <table:table-cell table:formula="of:=0.5*[.KL12]*(([.KL6]-[.KK6])/([.KL1]-[.KK1]))^2" office:value-type="float" office:value="0.00374616176245306" calcext:value-type="float">
            <text:p>0.003746161762453</text:p>
          </table:table-cell>
          <table:table-cell table:formula="of:=0.5*[.KM12]*(([.KM6]-[.KL6])/([.KM1]-[.KL1]))^2" office:value-type="float" office:value="0.00118912852333028" calcext:value-type="float">
            <text:p>0.00118912852333</text:p>
          </table:table-cell>
          <table:table-cell table:formula="of:=0.5*[.KN12]*(([.KN6]-[.KM6])/([.KN1]-[.KM1]))^2" office:value-type="float" office:value="0.00291124200171389" calcext:value-type="float">
            <text:p>0.002911242001714</text:p>
          </table:table-cell>
          <table:table-cell table:formula="of:=0.5*[.KO12]*(([.KO6]-[.KN6])/([.KO1]-[.KN1]))^2" office:value-type="float" office:value="0.00675363154798557" calcext:value-type="float">
            <text:p>0.006753631547986</text:p>
          </table:table-cell>
          <table:table-cell table:formula="of:=0.5*[.KP12]*(([.KP6]-[.KO6])/([.KP1]-[.KO1]))^2" office:value-type="float" office:value="0.00049461837289511" calcext:value-type="float">
            <text:p>0.000494618372895</text:p>
          </table:table-cell>
          <table:table-cell table:formula="of:=0.5*[.KQ12]*(([.KQ6]-[.KP6])/([.KQ1]-[.KP1]))^2" office:value-type="float" office:value="0.000909003636243053" calcext:value-type="float">
            <text:p>0.000909003636243</text:p>
          </table:table-cell>
          <table:table-cell table:formula="of:=0.5*[.KR12]*(([.KR6]-[.KQ6])/([.KR1]-[.KQ1]))^2" office:value-type="float" office:value="0.000509409930763239" calcext:value-type="float">
            <text:p>0.000509409930763</text:p>
          </table:table-cell>
          <table:table-cell table:formula="of:=0.5*[.KS12]*(([.KS6]-[.KR6])/([.KS1]-[.KR1]))^2" office:value-type="float" office:value="0.00146448040419386" calcext:value-type="float">
            <text:p>0.001464480404194</text:p>
          </table:table-cell>
          <table:table-cell table:formula="of:=0.5*[.KT12]*(([.KT6]-[.KS6])/([.KT1]-[.KS1]))^2" office:value-type="float" office:value="0.0048592756879251" calcext:value-type="float">
            <text:p>0.004859275687925</text:p>
          </table:table-cell>
          <table:table-cell table:formula="of:=0.5*[.KU12]*(([.KU6]-[.KT6])/([.KU1]-[.KT1]))^2" office:value-type="float" office:value="0.00152920504077009" calcext:value-type="float">
            <text:p>0.00152920504077</text:p>
          </table:table-cell>
          <table:table-cell table:formula="of:=0.5*[.KV12]*(([.KV6]-[.KU6])/([.KV1]-[.KU1]))^2" office:value-type="float" office:value="0.00439173820226181" calcext:value-type="float">
            <text:p>0.004391738202262</text:p>
          </table:table-cell>
          <table:table-cell table:formula="of:=0.5*[.KW12]*(([.KW6]-[.KV6])/([.KW1]-[.KV1]))^2" office:value-type="float" office:value="0.000270853972360992" calcext:value-type="float">
            <text:p>0.000270853972361</text:p>
          </table:table-cell>
          <table:table-cell table:formula="of:=0.5*[.KX12]*(([.KX6]-[.KW6])/([.KX1]-[.KW1]))^2" office:value-type="float" office:value="0.00399415301860774" calcext:value-type="float">
            <text:p>0.003994153018608</text:p>
          </table:table-cell>
          <table:table-cell table:formula="of:=0.5*[.KY12]*(([.KY6]-[.KX6])/([.KY1]-[.KX1]))^2" office:value-type="float" office:value="0.00105284077526279" calcext:value-type="float">
            <text:p>0.001052840775263</text:p>
          </table:table-cell>
          <table:table-cell table:formula="of:=0.5*[.KZ12]*(([.KZ6]-[.KY6])/([.KZ1]-[.KY1]))^2" office:value-type="float" office:value="0.0000632789720613302" calcext:value-type="float">
            <text:p>6.32789720613302E-05</text:p>
          </table:table-cell>
          <table:table-cell table:formula="of:=0.5*[.LA12]*(([.LA6]-[.KZ6])/([.LA1]-[.KZ1]))^2" office:value-type="float" office:value="0.00000390031652343016" calcext:value-type="float">
            <text:p>3.90031652343016E-06</text:p>
          </table:table-cell>
          <table:table-cell table:formula="of:=0.5*[.LB12]*(([.LB6]-[.LA6])/([.LB1]-[.LA1]))^2" office:value-type="float" office:value="0.000104604728891961" calcext:value-type="float">
            <text:p>0.000104604728892</text:p>
          </table:table-cell>
          <table:table-cell table:formula="of:=0.5*[.LC12]*(([.LC6]-[.LB6])/([.LC1]-[.LB1]))^2" office:value-type="float" office:value="0.0000433845584079306" calcext:value-type="float">
            <text:p>4.33845584079306E-05</text:p>
          </table:table-cell>
          <table:table-cell table:formula="of:=0.5*[.LD12]*(([.LD6]-[.LC6])/([.LD1]-[.LC1]))^2" office:value-type="float" office:value="0.0000845258327263098" calcext:value-type="float">
            <text:p>8.45258327263098E-05</text:p>
          </table:table-cell>
          <table:table-cell table:formula="of:=0.5*[.LE12]*(([.LE6]-[.LD6])/([.LE1]-[.LD1]))^2" office:value-type="float" office:value="0.000000113688550318949" calcext:value-type="float">
            <text:p>1.13688550318949E-07</text:p>
          </table:table-cell>
          <table:table-cell table:formula="of:=0.5*[.LF12]*(([.LF6]-[.LE6])/([.LF1]-[.LE1]))^2" office:value-type="float" office:value="0.000000487752775904093" calcext:value-type="float">
            <text:p>4.87752775904093E-07</text:p>
          </table:table-cell>
          <table:table-cell table:formula="of:=0.5*[.LG12]*(([.LG6]-[.LF6])/([.LG1]-[.LF1]))^2" office:value-type="float" office:value="0.00001057801495241" calcext:value-type="float">
            <text:p>1.057801495241E-05</text:p>
          </table:table-cell>
          <table:table-cell table:formula="of:=0.5*[.LH12]*(([.LH6]-[.LG6])/([.LH1]-[.LG1]))^2" office:value-type="float" office:value="0.0000167061398433285" calcext:value-type="float">
            <text:p>1.67061398433285E-05</text:p>
          </table:table-cell>
          <table:table-cell table:formula="of:=0.5*[.LI12]*(([.LI6]-[.LH6])/([.LI1]-[.LH1]))^2" office:value-type="float" office:value="0.00000129648196259485" calcext:value-type="float">
            <text:p>1.29648196259485E-06</text:p>
          </table:table-cell>
          <table:table-cell table:formula="of:=0.5*[.LJ12]*(([.LJ6]-[.LI6])/([.LJ1]-[.LI1]))^2" office:value-type="float" office:value="0.00000480203407830485" calcext:value-type="float">
            <text:p>4.80203407830485E-06</text:p>
          </table:table-cell>
          <table:table-cell table:formula="of:=0.5*[.LK12]*(([.LK6]-[.LJ6])/([.LK1]-[.LJ1]))^2" office:value-type="float" office:value="0.00000282385004670178" calcext:value-type="float">
            <text:p>2.82385004670178E-06</text:p>
          </table:table-cell>
          <table:table-cell table:formula="of:=0.5*[.LL12]*(([.LL6]-[.LK6])/([.LL1]-[.LK1]))^2" office:value-type="float" office:value="0.00000000538197128035467" calcext:value-type="float">
            <text:p>5.38197128035467E-09</text:p>
          </table:table-cell>
          <table:table-cell table:formula="of:=0.5*[.LM12]*(([.LM6]-[.LL6])/([.LM1]-[.LL1]))^2" office:value-type="float" office:value="0.00000175298812180927" calcext:value-type="float">
            <text:p>1.75298812180927E-06</text:p>
          </table:table-cell>
          <table:table-cell table:formula="of:=0.5*[.LN12]*(([.LN6]-[.LM6])/([.LN1]-[.LM1]))^2" office:value-type="float" office:value="0.0000000831702329279699" calcext:value-type="float">
            <text:p>8.31702329279699E-08</text:p>
          </table:table-cell>
          <table:table-cell table:formula="of:=0.5*[.LO12]*(([.LO6]-[.LN6])/([.LO1]-[.LN1]))^2" office:value-type="float" office:value="0.0000000962086681504273" calcext:value-type="float">
            <text:p>9.62086681504273E-08</text:p>
          </table:table-cell>
          <table:table-cell table:formula="of:=0.5*[.LP12]*(([.LP6]-[.LO6])/([.LP1]-[.LO1]))^2" office:value-type="float" office:value="0.000000652162896726316" calcext:value-type="float">
            <text:p>6.52162896726316E-07</text:p>
          </table:table-cell>
          <table:table-cell table:formula="of:=0.5*[.LQ12]*(([.LQ6]-[.LP6])/([.LQ1]-[.LP1]))^2" office:value-type="float" office:value="0.000000767780603887021" calcext:value-type="float">
            <text:p>7.67780603887021E-07</text:p>
          </table:table-cell>
          <table:table-cell table:formula="of:=0.5*[.LR12]*(([.LR6]-[.LQ6])/([.LR1]-[.LQ1]))^2" office:value-type="float" office:value="0.0000000770473150469457" calcext:value-type="float">
            <text:p>7.70473150469457E-08</text:p>
          </table:table-cell>
          <table:table-cell table:formula="of:=0.5*[.LS12]*(([.LS6]-[.LR6])/([.LS1]-[.LR1]))^2" office:value-type="float" office:value="0.000000369681236157604" calcext:value-type="float">
            <text:p>3.69681236157604E-07</text:p>
          </table:table-cell>
          <table:table-cell table:formula="of:=0.5*[.LT12]*(([.LT6]-[.LS6])/([.LT1]-[.LS1]))^2" office:value-type="float" office:value="0.000000164720410192" calcext:value-type="float">
            <text:p>1.64720410192E-07</text:p>
          </table:table-cell>
          <table:table-cell table:formula="of:=0.5*[.LU12]*(([.LU6]-[.LT6])/([.LU1]-[.LT1]))^2" office:value-type="float" office:value="0.000000140947268716866" calcext:value-type="float">
            <text:p>1.40947268716866E-07</text:p>
          </table:table-cell>
          <table:table-cell table:formula="of:=0.5*[.LV12]*(([.LV6]-[.LU6])/([.LV1]-[.LU1]))^2" office:value-type="float" office:value="0.000000222858582278802" calcext:value-type="float">
            <text:p>2.22858582278802E-07</text:p>
          </table:table-cell>
          <table:table-cell table:formula="of:=0.5*[.LW12]*(([.LW6]-[.LV6])/([.LW1]-[.LV1]))^2" office:value-type="float" office:value="0.00000118117126283228" calcext:value-type="float">
            <text:p>1.18117126283228E-06</text:p>
          </table:table-cell>
          <table:table-cell table:formula="of:=0.5*[.LX12]*(([.LX6]-[.LW6])/([.LX1]-[.LW1]))^2" office:value-type="float" office:value="0.000000157762051785684" calcext:value-type="float">
            <text:p>1.57762051785684E-07</text:p>
          </table:table-cell>
          <table:table-cell table:formula="of:=0.5*[.LY12]*(([.LY6]-[.LX6])/([.LY1]-[.LX1]))^2" office:value-type="float" office:value="0.0000000083727166028847" calcext:value-type="float">
            <text:p>8.3727166028847E-09</text:p>
          </table:table-cell>
          <table:table-cell table:formula="of:=0.5*[.LZ12]*(([.LZ6]-[.LY6])/([.LZ1]-[.LY1]))^2" office:value-type="float" office:value="0.0000000296830175788064" calcext:value-type="float">
            <text:p>2.96830175788064E-08</text:p>
          </table:table-cell>
          <table:table-cell table:formula="of:=0.5*[.MA12]*(([.MA6]-[.LZ6])/([.MA1]-[.LZ1]))^2" office:value-type="float" office:value="0.00000108126539113509" calcext:value-type="float">
            <text:p>1.08126539113509E-06</text:p>
          </table:table-cell>
          <table:table-cell table:formula="of:=0.5*[.MB12]*(([.MB6]-[.MA6])/([.MB1]-[.MA1]))^2" office:value-type="float" office:value="0.000000336183271849908" calcext:value-type="float">
            <text:p>3.36183271849908E-07</text:p>
          </table:table-cell>
          <table:table-cell table:formula="of:=0.5*[.MC12]*(([.MC6]-[.MB6])/([.MC1]-[.MB1]))^2" office:value-type="float" office:value="0.00000000114096312891125" calcext:value-type="float">
            <text:p>1.14096312891125E-09</text:p>
          </table:table-cell>
          <table:table-cell table:formula="of:=0.5*[.MD12]*(([.MD6]-[.MC6])/([.MD1]-[.MC1]))^2" office:value-type="float" office:value="0.000000523006974196239" calcext:value-type="float">
            <text:p>5.23006974196239E-07</text:p>
          </table:table-cell>
          <table:table-cell table:formula="of:=0.5*[.ME12]*(([.ME6]-[.MD6])/([.ME1]-[.MD1]))^2" office:value-type="float" office:value="0.000000117108904204081" calcext:value-type="float">
            <text:p>1.17108904204081E-07</text:p>
          </table:table-cell>
          <table:table-cell table:formula="of:=0.5*[.MF12]*(([.MF6]-[.ME6])/([.MF1]-[.ME1]))^2" office:value-type="float" office:value="0.0000000303297643901821" calcext:value-type="float">
            <text:p>3.03297643901821E-08</text:p>
          </table:table-cell>
          <table:table-cell table:formula="of:=0.5*[.MG12]*(([.MG6]-[.MF6])/([.MG1]-[.MF1]))^2" office:value-type="float" office:value="0.0000000336602577413206" calcext:value-type="float">
            <text:p>3.36602577413206E-08</text:p>
          </table:table-cell>
          <table:table-cell table:formula="of:=0.5*[.MH12]*(([.MH6]-[.MG6])/([.MH1]-[.MG1]))^2" office:value-type="float" office:value="0.00000000307004355257137" calcext:value-type="float">
            <text:p>3.07004355257137E-09</text:p>
          </table:table-cell>
          <table:table-cell table:formula="of:=0.5*[.MI12]*(([.MI6]-[.MH6])/([.MI1]-[.MH1]))^2" office:value-type="float" office:value="0.000000145591305855407" calcext:value-type="float">
            <text:p>1.45591305855407E-07</text:p>
          </table:table-cell>
          <table:table-cell table:formula="of:=0.5*[.MJ12]*(([.MJ6]-[.MI6])/([.MJ1]-[.MI1]))^2" office:value-type="float" office:value="0.00000016709634396111" calcext:value-type="float">
            <text:p>1.6709634396111E-07</text:p>
          </table:table-cell>
          <table:table-cell table:formula="of:=0.5*[.MK12]*(([.MK6]-[.MJ6])/([.MK1]-[.MJ1]))^2" office:value-type="float" office:value="0.000000336299691774226" calcext:value-type="float">
            <text:p>3.36299691774226E-07</text:p>
          </table:table-cell>
          <table:table-cell table:formula="of:=0.5*[.ML12]*(([.ML6]-[.MK6])/([.ML1]-[.MK1]))^2" office:value-type="float" office:value="0.0000000564618374815143" calcext:value-type="float">
            <text:p>5.64618374815143E-08</text:p>
          </table:table-cell>
          <table:table-cell table:formula="of:=0.5*[.MM12]*(([.MM6]-[.ML6])/([.MM1]-[.ML1]))^2" office:value-type="float" office:value="0.0000000855118405724893" calcext:value-type="float">
            <text:p>8.55118405724893E-08</text:p>
          </table:table-cell>
          <table:table-cell table:formula="of:=0.5*[.MN12]*(([.MN6]-[.MM6])/([.MN1]-[.MM1]))^2" office:value-type="float" office:value="0.0000000172140838109617" calcext:value-type="float">
            <text:p>1.72140838109617E-08</text:p>
          </table:table-cell>
          <table:table-cell table:formula="of:=0.5*[.MO12]*(([.MO6]-[.MN6])/([.MO1]-[.MN1]))^2" office:value-type="float" office:value="0.000000101887917399309" calcext:value-type="float">
            <text:p>1.01887917399309E-07</text:p>
          </table:table-cell>
          <table:table-cell table:formula="of:=0.5*[.MP12]*(([.MP6]-[.MO6])/([.MP1]-[.MO1]))^2" office:value-type="float" office:value="0.0000000395678923540324" calcext:value-type="float">
            <text:p>3.95678923540324E-08</text:p>
          </table:table-cell>
          <table:table-cell table:formula="of:=0.5*[.MQ12]*(([.MQ6]-[.MP6])/([.MQ1]-[.MP1]))^2" office:value-type="float" office:value="0.0000000278221472848047" calcext:value-type="float">
            <text:p>2.78221472848047E-08</text:p>
          </table:table-cell>
          <table:table-cell table:formula="of:=0.5*[.MR12]*(([.MR6]-[.MQ6])/([.MR1]-[.MQ1]))^2" office:value-type="float" office:value="0.0000000750965524263261" calcext:value-type="float">
            <text:p>7.50965524263261E-08</text:p>
          </table:table-cell>
          <table:table-cell table:formula="of:=0.5*[.MS12]*(([.MS6]-[.MR6])/([.MS1]-[.MR1]))^2" office:value-type="float" office:value="0.00000005311172210491" calcext:value-type="float">
            <text:p>5.311172210491E-08</text:p>
          </table:table-cell>
          <table:table-cell table:formula="of:=0.5*[.MT12]*(([.MT6]-[.MS6])/([.MT1]-[.MS1]))^2" office:value-type="float" office:value="0.000000818005680072502" calcext:value-type="float">
            <text:p>8.18005680072502E-07</text:p>
          </table:table-cell>
          <table:table-cell table:formula="of:=0.5*[.MU12]*(([.MU6]-[.MT6])/([.MU1]-[.MT1]))^2" office:value-type="float" office:value="0.00000000558081145260828" calcext:value-type="float">
            <text:p>5.58081145260828E-09</text:p>
          </table:table-cell>
          <table:table-cell table:formula="of:=0.5*[.MV12]*(([.MV6]-[.MU6])/([.MV1]-[.MU1]))^2" office:value-type="float" office:value="0.0000000540781460766336" calcext:value-type="float">
            <text:p>5.40781460766336E-08</text:p>
          </table:table-cell>
          <table:table-cell table:formula="of:=0.5*[.MW12]*(([.MW6]-[.MV6])/([.MW1]-[.MV1]))^2" office:value-type="float" office:value="0.00000000057881837828477" calcext:value-type="float">
            <text:p>5.7881837828477E-10</text:p>
          </table:table-cell>
          <table:table-cell table:formula="of:=0.5*[.MX12]*(([.MX6]-[.MW6])/([.MX1]-[.MW1]))^2" office:value-type="float" office:value="0.000000206876687077737" calcext:value-type="float">
            <text:p>2.06876687077737E-07</text:p>
          </table:table-cell>
          <table:table-cell table:formula="of:=0.5*[.MY12]*(([.MY6]-[.MX6])/([.MY1]-[.MX1]))^2" office:value-type="float" office:value="0.000000239064496412772" calcext:value-type="float">
            <text:p>2.39064496412772E-07</text:p>
          </table:table-cell>
          <table:table-cell table:formula="of:=0.5*[.MZ12]*(([.MZ6]-[.MY6])/([.MZ1]-[.MY1]))^2" office:value-type="float" office:value="0.0000000524501285015937" calcext:value-type="float">
            <text:p>5.24501285015937E-08</text:p>
          </table:table-cell>
          <table:table-cell table:formula="of:=0.5*[.NA12]*(([.NA6]-[.MZ6])/([.NA1]-[.MZ1]))^2" office:value-type="float" office:value="0.0000000528680111078675" calcext:value-type="float">
            <text:p>5.28680111078675E-08</text:p>
          </table:table-cell>
          <table:table-cell table:formula="of:=0.5*[.NB12]*(([.NB6]-[.NA6])/([.NB1]-[.NA1]))^2" office:value-type="float" office:value="0.0000000123348413490781" calcext:value-type="float">
            <text:p>1.23348413490781E-08</text:p>
          </table:table-cell>
          <table:table-cell table:formula="of:=0.5*[.NC12]*(([.NC6]-[.NB6])/([.NC1]-[.NB1]))^2" office:value-type="float" office:value="0.00000000251366518464616" calcext:value-type="float">
            <text:p>2.51366518464616E-09</text:p>
          </table:table-cell>
          <table:table-cell table:formula="of:=0.5*[.ND12]*(([.ND6]-[.NC6])/([.ND1]-[.NC1]))^2" office:value-type="float" office:value="0.000000341503772583976" calcext:value-type="float">
            <text:p>3.41503772583976E-07</text:p>
          </table:table-cell>
          <table:table-cell table:formula="of:=0.5*[.NE12]*(([.NE6]-[.ND6])/([.NE1]-[.ND1]))^2" office:value-type="float" office:value="0.000000698269819715195" calcext:value-type="float">
            <text:p>6.98269819715195E-07</text:p>
          </table:table-cell>
          <table:table-cell table:formula="of:=0.5*[.NF12]*(([.NF6]-[.NE6])/([.NF1]-[.NE1]))^2" office:value-type="float" office:value="0.000000178929160542713" calcext:value-type="float">
            <text:p>1.78929160542713E-07</text:p>
          </table:table-cell>
          <table:table-cell table:formula="of:=0.5*[.NG12]*(([.NG6]-[.NF6])/([.NG1]-[.NF1]))^2" office:value-type="float" office:value="0.000000535119000353313" calcext:value-type="float">
            <text:p>5.35119000353313E-07</text:p>
          </table:table-cell>
          <table:table-cell table:formula="of:=0.5*[.NH12]*(([.NH6]-[.NG6])/([.NH1]-[.NG1]))^2" office:value-type="float" office:value="0.00000000336009051217991" calcext:value-type="float">
            <text:p>3.36009051217991E-09</text:p>
          </table:table-cell>
          <table:table-cell table:formula="of:=0.5*[.NI12]*(([.NI6]-[.NH6])/([.NI1]-[.NH1]))^2" office:value-type="float" office:value="0.0000000266900365369539" calcext:value-type="float">
            <text:p>2.66900365369539E-08</text:p>
          </table:table-cell>
          <table:table-cell table:formula="of:=0.5*[.NJ12]*(([.NJ6]-[.NI6])/([.NJ1]-[.NI1]))^2" office:value-type="float" office:value="0.000000087108291275527" calcext:value-type="float">
            <text:p>8.7108291275527E-08</text:p>
          </table:table-cell>
          <table:table-cell table:formula="of:=0.5*[.NK12]*(([.NK6]-[.NJ6])/([.NK1]-[.NJ1]))^2" office:value-type="float" office:value="0.0000000158396842596677" calcext:value-type="float">
            <text:p>1.58396842596677E-08</text:p>
          </table:table-cell>
          <table:table-cell table:formula="of:=0.5*[.NL12]*(([.NL6]-[.NK6])/([.NL1]-[.NK1]))^2" office:value-type="float" office:value="0.0000000589282313712389" calcext:value-type="float">
            <text:p>5.89282313712389E-08</text:p>
          </table:table-cell>
          <table:table-cell table:formula="of:=0.5*[.NM12]*(([.NM6]-[.NL6])/([.NM1]-[.NL1]))^2" office:value-type="float" office:value="0.0000000600732501544978" calcext:value-type="float">
            <text:p>6.00732501544978E-08</text:p>
          </table:table-cell>
          <table:table-cell table:formula="of:=0.5*[.NN12]*(([.NN6]-[.NM6])/([.NN1]-[.NM1]))^2" office:value-type="float" office:value="0.0000000624320879647416" calcext:value-type="float">
            <text:p>6.24320879647416E-08</text:p>
          </table:table-cell>
          <table:table-cell table:formula="of:=0.5*[.NO12]*(([.NO6]-[.NN6])/([.NO1]-[.NN1]))^2" office:value-type="float" office:value="0.00000000102840176830917" calcext:value-type="float">
            <text:p>1.02840176830917E-09</text:p>
          </table:table-cell>
          <table:table-cell table:formula="of:=0.5*[.NP12]*(([.NP6]-[.NO6])/([.NP1]-[.NO1]))^2" office:value-type="float" office:value="0.00000046988265647108" calcext:value-type="float">
            <text:p>4.6988265647108E-07</text:p>
          </table:table-cell>
          <table:table-cell table:formula="of:=0.5*[.NQ12]*(([.NQ6]-[.NP6])/([.NQ1]-[.NP1]))^2" office:value-type="float" office:value="0.000000213242511334769" calcext:value-type="float">
            <text:p>2.13242511334769E-07</text:p>
          </table:table-cell>
          <table:table-cell table:formula="of:=0.5*[.NR12]*(([.NR6]-[.NQ6])/([.NR1]-[.NQ1]))^2" office:value-type="float" office:value="0.000000000985063048448786" calcext:value-type="float">
            <text:p>9.85063048448786E-10</text:p>
          </table:table-cell>
          <table:table-cell table:formula="of:=0.5*[.NS12]*(([.NS6]-[.NR6])/([.NS1]-[.NR1]))^2" office:value-type="float" office:value="0.000000000264383616673736" calcext:value-type="float">
            <text:p>2.64383616673736E-10</text:p>
          </table:table-cell>
          <table:table-cell table:formula="of:=0.5*[.NT12]*(([.NT6]-[.NS6])/([.NT1]-[.NS1]))^2" office:value-type="float" office:value="0.000000486568314255473" calcext:value-type="float">
            <text:p>4.86568314255473E-07</text:p>
          </table:table-cell>
          <table:table-cell table:formula="of:=0.5*[.NU12]*(([.NU6]-[.NT6])/([.NU1]-[.NT1]))^2" office:value-type="float" office:value="0.000000420910548638" calcext:value-type="float">
            <text:p>4.20910548638E-07</text:p>
          </table:table-cell>
          <table:table-cell table:formula="of:=0.5*[.NV12]*(([.NV6]-[.NU6])/([.NV1]-[.NU1]))^2" office:value-type="float" office:value="0.0000000381908843344093" calcext:value-type="float">
            <text:p>3.81908843344093E-08</text:p>
          </table:table-cell>
          <table:table-cell table:formula="of:=0.5*[.NW12]*(([.NW6]-[.NV6])/([.NW1]-[.NV1]))^2" office:value-type="float" office:value="0.000000673930805179785" calcext:value-type="float">
            <text:p>6.73930805179785E-07</text:p>
          </table:table-cell>
          <table:table-cell table:formula="of:=0.5*[.NX12]*(([.NX6]-[.NW6])/([.NX1]-[.NW1]))^2" office:value-type="float" office:value="0.00000168848684664763" calcext:value-type="float">
            <text:p>1.68848684664763E-06</text:p>
          </table:table-cell>
          <table:table-cell table:formula="of:=0.5*[.NY12]*(([.NY6]-[.NX6])/([.NY1]-[.NX1]))^2" office:value-type="float" office:value="0.000000841701169281414" calcext:value-type="float">
            <text:p>8.41701169281414E-07</text:p>
          </table:table-cell>
          <table:table-cell table:formula="of:=0.5*[.NZ12]*(([.NZ6]-[.NY6])/([.NZ1]-[.NY1]))^2" office:value-type="float" office:value="0.00000000939888464804253" calcext:value-type="float">
            <text:p>9.39888464804253E-09</text:p>
          </table:table-cell>
          <table:table-cell table:formula="of:=0.5*[.OA12]*(([.OA6]-[.NZ6])/([.OA1]-[.NZ1]))^2" office:value-type="float" office:value="0.00000024108591488951" calcext:value-type="float">
            <text:p>2.4108591488951E-07</text:p>
          </table:table-cell>
          <table:table-cell table:formula="of:=0.5*[.OB12]*(([.OB6]-[.OA6])/([.OB1]-[.OA1]))^2" office:value-type="float" office:value="0.000000434179820906167" calcext:value-type="float">
            <text:p>4.34179820906167E-07</text:p>
          </table:table-cell>
          <table:table-cell table:formula="of:=0.5*[.OC12]*(([.OC6]-[.OB6])/([.OC1]-[.OB1]))^2" office:value-type="float" office:value="0.000325131761697882" calcext:value-type="float">
            <text:p>0.000325131761698</text:p>
          </table:table-cell>
          <table:table-cell table:formula="of:=0.5*[.OD12]*(([.OD6]-[.OC6])/([.OD1]-[.OC1]))^2" office:value-type="string" office:string-value="" calcext:value-type="error">
            <text:p>#DIV/0!</text:p>
          </table:table-cell>
          <table:table-cell table:formula="of:=0.5*[.OE12]*(([.OE6]-[.OD6])/([.OE1]-[.OD1]))^2" office:value-type="string" office:string-value="" calcext:value-type="error">
            <text:p>#DIV/0!</text:p>
          </table:table-cell>
          <table:table-cell table:formula="of:=0.5*[.OF12]*(([.OF6]-[.OE6])/([.OF1]-[.OE1]))^2" office:value-type="string" office:string-value="" calcext:value-type="error">
            <text:p>#DIV/0!</text:p>
          </table:table-cell>
          <table:table-cell table:formula="of:=0.5*[.OG12]*(([.OG6]-[.OF6])/([.OG1]-[.OF1]))^2" office:value-type="string" office:string-value="" calcext:value-type="error">
            <text:p>#DIV/0!</text:p>
          </table:table-cell>
          <table:table-cell table:formula="of:=0.5*[.OH12]*(([.OH6]-[.OG6])/([.OH1]-[.OG1]))^2" office:value-type="string" office:string-value="" calcext:value-type="error">
            <text:p>#DIV/0!</text:p>
          </table:table-cell>
          <table:table-cell table:formula="of:=0.5*[.OI12]*(([.OI6]-[.OH6])/([.OI1]-[.OH1]))^2" office:value-type="string" office:string-value="" calcext:value-type="error">
            <text:p>#DIV/0!</text:p>
          </table:table-cell>
          <table:table-cell table:formula="of:=0.5*[.OJ12]*(([.OJ6]-[.OI6])/([.OJ1]-[.OI1]))^2" office:value-type="string" office:string-value="" calcext:value-type="error">
            <text:p>#DIV/0!</text:p>
          </table:table-cell>
          <table:table-cell table:formula="of:=0.5*[.OK12]*(([.OK6]-[.OJ6])/([.OK1]-[.OJ1]))^2" office:value-type="string" office:string-value="" calcext:value-type="error">
            <text:p>#DIV/0!</text:p>
          </table:table-cell>
          <table:table-cell table:formula="of:=0.5*[.OL12]*(([.OL6]-[.OK6])/([.OL1]-[.OK1]))^2" office:value-type="string" office:string-value="" calcext:value-type="error">
            <text:p>#DIV/0!</text:p>
          </table:table-cell>
          <table:table-cell table:formula="of:=0.5*[.OM12]*(([.OM6]-[.OL6])/([.OM1]-[.OL1]))^2" office:value-type="string" office:string-value="" calcext:value-type="error">
            <text:p>#DIV/0!</text:p>
          </table:table-cell>
          <table:table-cell table:formula="of:=0.5*[.ON12]*(([.ON6]-[.OM6])/([.ON1]-[.OM1]))^2" office:value-type="string" office:string-value="" calcext:value-type="error">
            <text:p>#DIV/0!</text:p>
          </table:table-cell>
          <table:table-cell table:formula="of:=0.5*[.OO12]*(([.OO6]-[.ON6])/([.OO1]-[.ON1]))^2" office:value-type="string" office:string-value="" calcext:value-type="error">
            <text:p>#DIV/0!</text:p>
          </table:table-cell>
          <table:table-cell table:formula="of:=0.5*[.OP12]*(([.OP6]-[.OO6])/([.OP1]-[.OO1]))^2" office:value-type="string" office:string-value="" calcext:value-type="error">
            <text:p>#DIV/0!</text:p>
          </table:table-cell>
          <table:table-cell table:formula="of:=0.5*[.OQ12]*(([.OQ6]-[.OP6])/([.OQ1]-[.OP1]))^2" office:value-type="string" office:string-value="" calcext:value-type="error">
            <text:p>#DIV/0!</text:p>
          </table:table-cell>
          <table:table-cell table:formula="of:=0.5*[.OR12]*(([.OR6]-[.OQ6])/([.OR1]-[.OQ1]))^2" office:value-type="string" office:string-value="" calcext:value-type="error">
            <text:p>#DIV/0!</text:p>
          </table:table-cell>
          <table:table-cell table:formula="of:=0.5*[.OS12]*(([.OS6]-[.OR6])/([.OS1]-[.OR1]))^2" office:value-type="string" office:string-value="" calcext:value-type="error">
            <text:p>#DIV/0!</text:p>
          </table:table-cell>
          <table:table-cell table:formula="of:=0.5*[.OT12]*(([.OT6]-[.OS6])/([.OT1]-[.OS1]))^2" office:value-type="string" office:string-value="" calcext:value-type="error">
            <text:p>#DIV/0!</text:p>
          </table:table-cell>
          <table:table-cell table:formula="of:=0.5*[.OU12]*(([.OU6]-[.OT6])/([.OU1]-[.OT1]))^2" office:value-type="string" office:string-value="" calcext:value-type="error">
            <text:p>#DIV/0!</text:p>
          </table:table-cell>
          <table:table-cell table:formula="of:=0.5*[.OV12]*(([.OV6]-[.OU6])/([.OV1]-[.OU1]))^2" office:value-type="string" office:string-value="" calcext:value-type="error">
            <text:p>#DIV/0!</text:p>
          </table:table-cell>
          <table:table-cell table:formula="of:=0.5*[.OW12]*(([.OW6]-[.OV6])/([.OW1]-[.OV1]))^2" office:value-type="string" office:string-value="" calcext:value-type="error">
            <text:p>#DIV/0!</text:p>
          </table:table-cell>
          <table:table-cell table:formula="of:=0.5*[.OX12]*(([.OX6]-[.OW6])/([.OX1]-[.OW1]))^2" office:value-type="string" office:string-value="" calcext:value-type="error">
            <text:p>#DIV/0!</text:p>
          </table:table-cell>
          <table:table-cell table:formula="of:=0.5*[.OY12]*(([.OY6]-[.OX6])/([.OY1]-[.OX1]))^2" office:value-type="string" office:string-value="" calcext:value-type="error">
            <text:p>#DIV/0!</text:p>
          </table:table-cell>
          <table:table-cell table:formula="of:=0.5*[.OZ12]*(([.OZ6]-[.OY6])/([.OZ1]-[.OY1]))^2" office:value-type="string" office:string-value="" calcext:value-type="error">
            <text:p>#DIV/0!</text:p>
          </table:table-cell>
          <table:table-cell table:formula="of:=0.5*[.PA12]*(([.PA6]-[.OZ6])/([.PA1]-[.OZ1]))^2" office:value-type="string" office:string-value="" calcext:value-type="error">
            <text:p>#DIV/0!</text:p>
          </table:table-cell>
          <table:table-cell table:formula="of:=0.5*[.PB12]*(([.PB6]-[.PA6])/([.PB1]-[.PA1]))^2" office:value-type="string" office:string-value="" calcext:value-type="error">
            <text:p>#DIV/0!</text:p>
          </table:table-cell>
          <table:table-cell table:formula="of:=0.5*[.PC12]*(([.PC6]-[.PB6])/([.PC1]-[.PB1]))^2" office:value-type="string" office:string-value="" calcext:value-type="error">
            <text:p>#DIV/0!</text:p>
          </table:table-cell>
          <table:table-cell table:formula="of:=0.5*[.PD12]*(([.PD6]-[.PC6])/([.PD1]-[.PC1]))^2" office:value-type="string" office:string-value="" calcext:value-type="error">
            <text:p>#DIV/0!</text:p>
          </table:table-cell>
          <table:table-cell table:formula="of:=0.5*[.PE12]*(([.PE6]-[.PD6])/([.PE1]-[.PD1]))^2" office:value-type="string" office:string-value="" calcext:value-type="error">
            <text:p>#DIV/0!</text:p>
          </table:table-cell>
          <table:table-cell table:formula="of:=0.5*[.PF12]*(([.PF6]-[.PE6])/([.PF1]-[.PE1]))^2" office:value-type="string" office:string-value="" calcext:value-type="error">
            <text:p>#DIV/0!</text:p>
          </table:table-cell>
          <table:table-cell table:formula="of:=0.5*[.PG12]*(([.PG6]-[.PF6])/([.PG1]-[.PF1]))^2" office:value-type="string" office:string-value="" calcext:value-type="error">
            <text:p>#DIV/0!</text:p>
          </table:table-cell>
          <table:table-cell table:formula="of:=0.5*[.PH12]*(([.PH6]-[.PG6])/([.PH1]-[.PG1]))^2" office:value-type="string" office:string-value="" calcext:value-type="error">
            <text:p>#DIV/0!</text:p>
          </table:table-cell>
          <table:table-cell table:formula="of:=0.5*[.PI12]*(([.PI6]-[.PH6])/([.PI1]-[.PH1]))^2" office:value-type="string" office:string-value="" calcext:value-type="error">
            <text:p>#DIV/0!</text:p>
          </table:table-cell>
          <table:table-cell table:formula="of:=0.5*[.PJ12]*(([.PJ6]-[.PI6])/([.PJ1]-[.PI1]))^2" office:value-type="string" office:string-value="" calcext:value-type="error">
            <text:p>#DIV/0!</text:p>
          </table:table-cell>
          <table:table-cell table:formula="of:=0.5*[.PK12]*(([.PK6]-[.PJ6])/([.PK1]-[.PJ1]))^2" office:value-type="string" office:string-value="" calcext:value-type="error">
            <text:p>#DIV/0!</text:p>
          </table:table-cell>
          <table:table-cell table:formula="of:=0.5*[.PL12]*(([.PL6]-[.PK6])/([.PL1]-[.PK1]))^2" office:value-type="string" office:string-value="" calcext:value-type="error">
            <text:p>#DIV/0!</text:p>
          </table:table-cell>
          <table:table-cell table:formula="of:=0.5*[.PM12]*(([.PM6]-[.PL6])/([.PM1]-[.PL1]))^2" office:value-type="string" office:string-value="" calcext:value-type="error">
            <text:p>#DIV/0!</text:p>
          </table:table-cell>
          <table:table-cell table:formula="of:=0.5*[.PN12]*(([.PN6]-[.PM6])/([.PN1]-[.PM1]))^2" office:value-type="string" office:string-value="" calcext:value-type="error">
            <text:p>#DIV/0!</text:p>
          </table:table-cell>
          <table:table-cell table:formula="of:=0.5*[.PO12]*(([.PO6]-[.PN6])/([.PO1]-[.PN1]))^2" office:value-type="string" office:string-value="" calcext:value-type="error">
            <text:p>#DIV/0!</text:p>
          </table:table-cell>
          <table:table-cell table:formula="of:=0.5*[.PP12]*(([.PP6]-[.PO6])/([.PP1]-[.PO1]))^2" office:value-type="string" office:string-value="" calcext:value-type="error">
            <text:p>#DIV/0!</text:p>
          </table:table-cell>
          <table:table-cell table:formula="of:=0.5*[.PQ12]*(([.PQ6]-[.PP6])/([.PQ1]-[.PP1]))^2" office:value-type="string" office:string-value="" calcext:value-type="error">
            <text:p>#DIV/0!</text:p>
          </table:table-cell>
          <table:table-cell table:formula="of:=0.5*[.PR12]*(([.PR6]-[.PQ6])/([.PR1]-[.PQ1]))^2" office:value-type="string" office:string-value="" calcext:value-type="error">
            <text:p>#DIV/0!</text:p>
          </table:table-cell>
          <table:table-cell table:formula="of:=0.5*[.PS12]*(([.PS6]-[.PR6])/([.PS1]-[.PR1]))^2" office:value-type="string" office:string-value="" calcext:value-type="error">
            <text:p>#DIV/0!</text:p>
          </table:table-cell>
          <table:table-cell table:formula="of:=0.5*[.PT12]*(([.PT6]-[.PS6])/([.PT1]-[.PS1]))^2" office:value-type="string" office:string-value="" calcext:value-type="error">
            <text:p>#DIV/0!</text:p>
          </table:table-cell>
          <table:table-cell table:formula="of:=0.5*[.PU12]*(([.PU6]-[.PT6])/([.PU1]-[.PT1]))^2" office:value-type="string" office:string-value="" calcext:value-type="error">
            <text:p>#DIV/0!</text:p>
          </table:table-cell>
          <table:table-cell table:formula="of:=0.5*[.PV12]*(([.PV6]-[.PU6])/([.PV1]-[.PU1]))^2" office:value-type="string" office:string-value="" calcext:value-type="error">
            <text:p>#DIV/0!</text:p>
          </table:table-cell>
          <table:table-cell table:formula="of:=0.5*[.PW12]*(([.PW6]-[.PV6])/([.PW1]-[.PV1]))^2" office:value-type="string" office:string-value="" calcext:value-type="error">
            <text:p>#DIV/0!</text:p>
          </table:table-cell>
          <table:table-cell table:formula="of:=0.5*[.PX12]*(([.PX6]-[.PW6])/([.PX1]-[.PW1]))^2" office:value-type="string" office:string-value="" calcext:value-type="error">
            <text:p>#DIV/0!</text:p>
          </table:table-cell>
          <table:table-cell table:formula="of:=0.5*[.PY12]*(([.PY6]-[.PX6])/([.PY1]-[.PX1]))^2" office:value-type="string" office:string-value="" calcext:value-type="error">
            <text:p>#DIV/0!</text:p>
          </table:table-cell>
          <table:table-cell table:formula="of:=0.5*[.PZ12]*(([.PZ6]-[.PY6])/([.PZ1]-[.PY1]))^2" office:value-type="string" office:string-value="" calcext:value-type="error">
            <text:p>#DIV/0!</text:p>
          </table:table-cell>
          <table:table-cell table:formula="of:=0.5*[.QA12]*(([.QA6]-[.PZ6])/([.QA1]-[.PZ1]))^2" office:value-type="string" office:string-value="" calcext:value-type="error">
            <text:p>#DIV/0!</text:p>
          </table:table-cell>
          <table:table-cell table:formula="of:=0.5*[.QB12]*(([.QB6]-[.QA6])/([.QB1]-[.QA1]))^2" office:value-type="string" office:string-value="" calcext:value-type="error">
            <text:p>#DIV/0!</text:p>
          </table:table-cell>
          <table:table-cell table:formula="of:=0.5*[.QC12]*(([.QC6]-[.QB6])/([.QC1]-[.QB1]))^2" office:value-type="string" office:string-value="" calcext:value-type="error">
            <text:p>#DIV/0!</text:p>
          </table:table-cell>
          <table:table-cell table:formula="of:=0.5*[.QD12]*(([.QD6]-[.QC6])/([.QD1]-[.QC1]))^2" office:value-type="string" office:string-value="" calcext:value-type="error">
            <text:p>#DIV/0!</text:p>
          </table:table-cell>
          <table:table-cell table:formula="of:=0.5*[.QE12]*(([.QE6]-[.QD6])/([.QE1]-[.QD1]))^2" office:value-type="string" office:string-value="" calcext:value-type="error">
            <text:p>#DIV/0!</text:p>
          </table:table-cell>
          <table:table-cell table:formula="of:=0.5*[.QF12]*(([.QF6]-[.QE6])/([.QF1]-[.QE1]))^2" office:value-type="string" office:string-value="" calcext:value-type="error">
            <text:p>#DIV/0!</text:p>
          </table:table-cell>
          <table:table-cell table:formula="of:=0.5*[.QG12]*(([.QG6]-[.QF6])/([.QG1]-[.QF1]))^2" office:value-type="string" office:string-value="" calcext:value-type="error">
            <text:p>#DIV/0!</text:p>
          </table:table-cell>
          <table:table-cell table:formula="of:=0.5*[.QH12]*(([.QH6]-[.QG6])/([.QH1]-[.QG1]))^2" office:value-type="string" office:string-value="" calcext:value-type="error">
            <text:p>#DIV/0!</text:p>
          </table:table-cell>
          <table:table-cell table:formula="of:=0.5*[.QI12]*(([.QI6]-[.QH6])/([.QI1]-[.QH1]))^2" office:value-type="string" office:string-value="" calcext:value-type="error">
            <text:p>#DIV/0!</text:p>
          </table:table-cell>
          <table:table-cell table:formula="of:=0.5*[.QJ12]*(([.QJ6]-[.QI6])/([.QJ1]-[.QI1]))^2" office:value-type="string" office:string-value="" calcext:value-type="error">
            <text:p>#DIV/0!</text:p>
          </table:table-cell>
          <table:table-cell table:formula="of:=0.5*[.QK12]*(([.QK6]-[.QJ6])/([.QK1]-[.QJ1]))^2" office:value-type="string" office:string-value="" calcext:value-type="error">
            <text:p>#DIV/0!</text:p>
          </table:table-cell>
          <table:table-cell table:formula="of:=0.5*[.QL12]*(([.QL6]-[.QK6])/([.QL1]-[.QK1]))^2" office:value-type="string" office:string-value="" calcext:value-type="error">
            <text:p>#DIV/0!</text:p>
          </table:table-cell>
          <table:table-cell table:formula="of:=0.5*[.QM12]*(([.QM6]-[.QL6])/([.QM1]-[.QL1]))^2" office:value-type="string" office:string-value="" calcext:value-type="error">
            <text:p>#DIV/0!</text:p>
          </table:table-cell>
          <table:table-cell table:formula="of:=0.5*[.QN12]*(([.QN6]-[.QM6])/([.QN1]-[.QM1]))^2" office:value-type="string" office:string-value="" calcext:value-type="error">
            <text:p>#DIV/0!</text:p>
          </table:table-cell>
          <table:table-cell table:formula="of:=0.5*[.QO12]*(([.QO6]-[.QN6])/([.QO1]-[.QN1]))^2" office:value-type="string" office:string-value="" calcext:value-type="error">
            <text:p>#DIV/0!</text:p>
          </table:table-cell>
          <table:table-cell table:formula="of:=0.5*[.QP12]*(([.QP6]-[.QO6])/([.QP1]-[.QO1]))^2" office:value-type="string" office:string-value="" calcext:value-type="error">
            <text:p>#DIV/0!</text:p>
          </table:table-cell>
          <table:table-cell table:formula="of:=0.5*[.QQ12]*(([.QQ6]-[.QP6])/([.QQ1]-[.QP1]))^2" office:value-type="string" office:string-value="" calcext:value-type="error">
            <text:p>#DIV/0!</text:p>
          </table:table-cell>
          <table:table-cell table:formula="of:=0.5*[.QR12]*(([.QR6]-[.QQ6])/([.QR1]-[.QQ1]))^2" office:value-type="string" office:string-value="" calcext:value-type="error">
            <text:p>#DIV/0!</text:p>
          </table:table-cell>
          <table:table-cell table:formula="of:=0.5*[.QS12]*(([.QS6]-[.QR6])/([.QS1]-[.QR1]))^2" office:value-type="string" office:string-value="" calcext:value-type="error">
            <text:p>#DIV/0!</text:p>
          </table:table-cell>
          <table:table-cell table:formula="of:=0.5*[.QT12]*(([.QT6]-[.QS6])/([.QT1]-[.QS1]))^2" office:value-type="string" office:string-value="" calcext:value-type="error">
            <text:p>#DIV/0!</text:p>
          </table:table-cell>
          <table:table-cell table:formula="of:=0.5*[.QU12]*(([.QU6]-[.QT6])/([.QU1]-[.QT1]))^2" office:value-type="string" office:string-value="" calcext:value-type="error">
            <text:p>#DIV/0!</text:p>
          </table:table-cell>
          <table:table-cell table:formula="of:=0.5*[.QV12]*(([.QV6]-[.QU6])/([.QV1]-[.QU1]))^2" office:value-type="string" office:string-value="" calcext:value-type="error">
            <text:p>#DIV/0!</text:p>
          </table:table-cell>
          <table:table-cell table:formula="of:=0.5*[.QW12]*(([.QW6]-[.QV6])/([.QW1]-[.QV1]))^2" office:value-type="string" office:string-value="" calcext:value-type="error">
            <text:p>#DIV/0!</text:p>
          </table:table-cell>
          <table:table-cell table:formula="of:=0.5*[.QX12]*(([.QX6]-[.QW6])/([.QX1]-[.QW1]))^2" office:value-type="string" office:string-value="" calcext:value-type="error">
            <text:p>#DIV/0!</text:p>
          </table:table-cell>
          <table:table-cell table:formula="of:=0.5*[.QY12]*(([.QY6]-[.QX6])/([.QY1]-[.QX1]))^2" office:value-type="string" office:string-value="" calcext:value-type="error">
            <text:p>#DIV/0!</text:p>
          </table:table-cell>
          <table:table-cell table:formula="of:=0.5*[.QZ12]*(([.QZ6]-[.QY6])/([.QZ1]-[.QY1]))^2" office:value-type="string" office:string-value="" calcext:value-type="error">
            <text:p>#DIV/0!</text:p>
          </table:table-cell>
          <table:table-cell table:formula="of:=0.5*[.RA12]*(([.RA6]-[.QZ6])/([.RA1]-[.QZ1]))^2" office:value-type="string" office:string-value="" calcext:value-type="error">
            <text:p>#DIV/0!</text:p>
          </table:table-cell>
          <table:table-cell table:formula="of:=0.5*[.RB12]*(([.RB6]-[.RA6])/([.RB1]-[.RA1]))^2" office:value-type="string" office:string-value="" calcext:value-type="error">
            <text:p>#DIV/0!</text:p>
          </table:table-cell>
          <table:table-cell table:formula="of:=0.5*[.RC12]*(([.RC6]-[.RB6])/([.RC1]-[.RB1]))^2" office:value-type="string" office:string-value="" calcext:value-type="error">
            <text:p>#DIV/0!</text:p>
          </table:table-cell>
          <table:table-cell table:formula="of:=0.5*[.RD12]*(([.RD6]-[.RC6])/([.RD1]-[.RC1]))^2" office:value-type="string" office:string-value="" calcext:value-type="error">
            <text:p>#DIV/0!</text:p>
          </table:table-cell>
          <table:table-cell table:formula="of:=0.5*[.RE12]*(([.RE6]-[.RD6])/([.RE1]-[.RD1]))^2" office:value-type="string" office:string-value="" calcext:value-type="error">
            <text:p>#DIV/0!</text:p>
          </table:table-cell>
          <table:table-cell table:formula="of:=0.5*[.RF12]*(([.RF6]-[.RE6])/([.RF1]-[.RE1]))^2" office:value-type="string" office:string-value="" calcext:value-type="error">
            <text:p>#DIV/0!</text:p>
          </table:table-cell>
          <table:table-cell table:formula="of:=0.5*[.RG12]*(([.RG6]-[.RF6])/([.RG1]-[.RF1]))^2" office:value-type="string" office:string-value="" calcext:value-type="error">
            <text:p>#DIV/0!</text:p>
          </table:table-cell>
          <table:table-cell table:formula="of:=0.5*[.RH12]*(([.RH6]-[.RG6])/([.RH1]-[.RG1]))^2" office:value-type="string" office:string-value="" calcext:value-type="error">
            <text:p>#DIV/0!</text:p>
          </table:table-cell>
          <table:table-cell table:formula="of:=0.5*[.RI12]*(([.RI6]-[.RH6])/([.RI1]-[.RH1]))^2" office:value-type="string" office:string-value="" calcext:value-type="error">
            <text:p>#DIV/0!</text:p>
          </table:table-cell>
          <table:table-cell table:formula="of:=0.5*[.RJ12]*(([.RJ6]-[.RI6])/([.RJ1]-[.RI1]))^2" office:value-type="string" office:string-value="" calcext:value-type="error">
            <text:p>#DIV/0!</text:p>
          </table:table-cell>
          <table:table-cell table:formula="of:=0.5*[.RK12]*(([.RK6]-[.RJ6])/([.RK1]-[.RJ1]))^2" office:value-type="string" office:string-value="" calcext:value-type="error">
            <text:p>#DIV/0!</text:p>
          </table:table-cell>
          <table:table-cell table:formula="of:=0.5*[.RL12]*(([.RL6]-[.RK6])/([.RL1]-[.RK1]))^2" office:value-type="string" office:string-value="" calcext:value-type="error">
            <text:p>#DIV/0!</text:p>
          </table:table-cell>
          <table:table-cell table:formula="of:=0.5*[.RM12]*(([.RM6]-[.RL6])/([.RM1]-[.RL1]))^2" office:value-type="string" office:string-value="" calcext:value-type="error">
            <text:p>#DIV/0!</text:p>
          </table:table-cell>
          <table:table-cell table:formula="of:=0.5*[.RN12]*(([.RN6]-[.RM6])/([.RN1]-[.RM1]))^2" office:value-type="string" office:string-value="" calcext:value-type="error">
            <text:p>#DIV/0!</text:p>
          </table:table-cell>
          <table:table-cell table:formula="of:=0.5*[.RO12]*(([.RO6]-[.RN6])/([.RO1]-[.RN1]))^2" office:value-type="string" office:string-value="" calcext:value-type="error">
            <text:p>#DIV/0!</text:p>
          </table:table-cell>
          <table:table-cell table:formula="of:=0.5*[.RP12]*(([.RP6]-[.RO6])/([.RP1]-[.RO1]))^2" office:value-type="string" office:string-value="" calcext:value-type="error">
            <text:p>#DIV/0!</text:p>
          </table:table-cell>
          <table:table-cell table:formula="of:=0.5*[.RQ12]*(([.RQ6]-[.RP6])/([.RQ1]-[.RP1]))^2" office:value-type="string" office:string-value="" calcext:value-type="error">
            <text:p>#DIV/0!</text:p>
          </table:table-cell>
          <table:table-cell table:formula="of:=0.5*[.RR12]*(([.RR6]-[.RQ6])/([.RR1]-[.RQ1]))^2" office:value-type="string" office:string-value="" calcext:value-type="error">
            <text:p>#DIV/0!</text:p>
          </table:table-cell>
          <table:table-cell table:formula="of:=0.5*[.RS12]*(([.RS6]-[.RR6])/([.RS1]-[.RR1]))^2" office:value-type="string" office:string-value="" calcext:value-type="error">
            <text:p>#DIV/0!</text:p>
          </table:table-cell>
          <table:table-cell table:formula="of:=0.5*[.RT12]*(([.RT6]-[.RS6])/([.RT1]-[.RS1]))^2" office:value-type="string" office:string-value="" calcext:value-type="error">
            <text:p>#DIV/0!</text:p>
          </table:table-cell>
          <table:table-cell table:formula="of:=0.5*[.RU12]*(([.RU6]-[.RT6])/([.RU1]-[.RT1]))^2" office:value-type="string" office:string-value="" calcext:value-type="error">
            <text:p>#DIV/0!</text:p>
          </table:table-cell>
          <table:table-cell table:formula="of:=0.5*[.RV12]*(([.RV6]-[.RU6])/([.RV1]-[.RU1]))^2" office:value-type="string" office:string-value="" calcext:value-type="error">
            <text:p>#DIV/0!</text:p>
          </table:table-cell>
          <table:table-cell table:formula="of:=0.5*[.RW12]*(([.RW6]-[.RV6])/([.RW1]-[.RV1]))^2" office:value-type="string" office:string-value="" calcext:value-type="error">
            <text:p>#DIV/0!</text:p>
          </table:table-cell>
          <table:table-cell table:formula="of:=0.5*[.RX12]*(([.RX6]-[.RW6])/([.RX1]-[.RW1]))^2" office:value-type="string" office:string-value="" calcext:value-type="error">
            <text:p>#DIV/0!</text:p>
          </table:table-cell>
          <table:table-cell table:formula="of:=0.5*[.RY12]*(([.RY6]-[.RX6])/([.RY1]-[.RX1]))^2" office:value-type="string" office:string-value="" calcext:value-type="error">
            <text:p>#DIV/0!</text:p>
          </table:table-cell>
          <table:table-cell table:formula="of:=0.5*[.RZ12]*(([.RZ6]-[.RY6])/([.RZ1]-[.RY1]))^2" office:value-type="string" office:string-value="" calcext:value-type="error">
            <text:p>#DIV/0!</text:p>
          </table:table-cell>
          <table:table-cell table:formula="of:=0.5*[.SA12]*(([.SA6]-[.RZ6])/([.SA1]-[.RZ1]))^2" office:value-type="string" office:string-value="" calcext:value-type="error">
            <text:p>#DIV/0!</text:p>
          </table:table-cell>
          <table:table-cell table:formula="of:=0.5*[.SB12]*(([.SB6]-[.SA6])/([.SB1]-[.SA1]))^2" office:value-type="string" office:string-value="" calcext:value-type="error">
            <text:p>#DIV/0!</text:p>
          </table:table-cell>
          <table:table-cell table:formula="of:=0.5*[.SC12]*(([.SC6]-[.SB6])/([.SC1]-[.SB1]))^2" office:value-type="string" office:string-value="" calcext:value-type="error">
            <text:p>#DIV/0!</text:p>
          </table:table-cell>
          <table:table-cell table:formula="of:=0.5*[.SD12]*(([.SD6]-[.SC6])/([.SD1]-[.SC1]))^2" office:value-type="string" office:string-value="" calcext:value-type="error">
            <text:p>#DIV/0!</text:p>
          </table:table-cell>
          <table:table-cell table:formula="of:=0.5*[.SE12]*(([.SE6]-[.SD6])/([.SE1]-[.SD1]))^2" office:value-type="string" office:string-value="" calcext:value-type="error">
            <text:p>#DIV/0!</text:p>
          </table:table-cell>
          <table:table-cell table:formula="of:=0.5*[.SF12]*(([.SF6]-[.SE6])/([.SF1]-[.SE1]))^2" office:value-type="string" office:string-value="" calcext:value-type="error">
            <text:p>#DIV/0!</text:p>
          </table:table-cell>
          <table:table-cell table:formula="of:=0.5*[.SG12]*(([.SG6]-[.SF6])/([.SG1]-[.SF1]))^2" office:value-type="string" office:string-value="" calcext:value-type="error">
            <text:p>#DIV/0!</text:p>
          </table:table-cell>
          <table:table-cell table:formula="of:=0.5*[.SH12]*(([.SH6]-[.SG6])/([.SH1]-[.SG1]))^2" office:value-type="string" office:string-value="" calcext:value-type="error">
            <text:p>#DIV/0!</text:p>
          </table:table-cell>
          <table:table-cell table:formula="of:=0.5*[.SI12]*(([.SI6]-[.SH6])/([.SI1]-[.SH1]))^2" office:value-type="string" office:string-value="" calcext:value-type="error">
            <text:p>#DIV/0!</text:p>
          </table:table-cell>
          <table:table-cell table:formula="of:=0.5*[.SJ12]*(([.SJ6]-[.SI6])/([.SJ1]-[.SI1]))^2" office:value-type="string" office:string-value="" calcext:value-type="error">
            <text:p>#DIV/0!</text:p>
          </table:table-cell>
          <table:table-cell table:formula="of:=0.5*[.SK12]*(([.SK6]-[.SJ6])/([.SK1]-[.SJ1]))^2" office:value-type="string" office:string-value="" calcext:value-type="error">
            <text:p>#DIV/0!</text:p>
          </table:table-cell>
          <table:table-cell table:formula="of:=0.5*[.SL12]*(([.SL6]-[.SK6])/([.SL1]-[.SK1]))^2" office:value-type="string" office:string-value="" calcext:value-type="error">
            <text:p>#DIV/0!</text:p>
          </table:table-cell>
          <table:table-cell table:formula="of:=0.5*[.SM12]*(([.SM6]-[.SL6])/([.SM1]-[.SL1]))^2" office:value-type="string" office:string-value="" calcext:value-type="error">
            <text:p>#DIV/0!</text:p>
          </table:table-cell>
          <table:table-cell table:formula="of:=0.5*[.SN12]*(([.SN6]-[.SM6])/([.SN1]-[.SM1]))^2" office:value-type="string" office:string-value="" calcext:value-type="error">
            <text:p>#DIV/0!</text:p>
          </table:table-cell>
          <table:table-cell table:formula="of:=0.5*[.SO12]*(([.SO6]-[.SN6])/([.SO1]-[.SN1]))^2" office:value-type="string" office:string-value="" calcext:value-type="error">
            <text:p>#DIV/0!</text:p>
          </table:table-cell>
          <table:table-cell table:formula="of:=0.5*[.SP12]*(([.SP6]-[.SO6])/([.SP1]-[.SO1]))^2" office:value-type="string" office:string-value="" calcext:value-type="error">
            <text:p>#DIV/0!</text:p>
          </table:table-cell>
          <table:table-cell table:formula="of:=0.5*[.SQ12]*(([.SQ6]-[.SP6])/([.SQ1]-[.SP1]))^2" office:value-type="string" office:string-value="" calcext:value-type="error">
            <text:p>#DIV/0!</text:p>
          </table:table-cell>
          <table:table-cell table:formula="of:=0.5*[.SR12]*(([.SR6]-[.SQ6])/([.SR1]-[.SQ1]))^2" office:value-type="string" office:string-value="" calcext:value-type="error">
            <text:p>#DIV/0!</text:p>
          </table:table-cell>
          <table:table-cell table:formula="of:=0.5*[.SS12]*(([.SS6]-[.SR6])/([.SS1]-[.SR1]))^2" office:value-type="string" office:string-value="" calcext:value-type="error">
            <text:p>#DIV/0!</text:p>
          </table:table-cell>
          <table:table-cell table:formula="of:=0.5*[.ST12]*(([.ST6]-[.SS6])/([.ST1]-[.SS1]))^2" office:value-type="string" office:string-value="" calcext:value-type="error">
            <text:p>#DIV/0!</text:p>
          </table:table-cell>
          <table:table-cell table:formula="of:=0.5*[.SU12]*(([.SU6]-[.ST6])/([.SU1]-[.ST1]))^2" office:value-type="string" office:string-value="" calcext:value-type="error">
            <text:p>#DIV/0!</text:p>
          </table:table-cell>
          <table:table-cell table:formula="of:=0.5*[.SV12]*(([.SV6]-[.SU6])/([.SV1]-[.SU1]))^2" office:value-type="string" office:string-value="" calcext:value-type="error">
            <text:p>#DIV/0!</text:p>
          </table:table-cell>
          <table:table-cell table:formula="of:=0.5*[.SW12]*(([.SW6]-[.SV6])/([.SW1]-[.SV1]))^2" office:value-type="string" office:string-value="" calcext:value-type="error">
            <text:p>#DIV/0!</text:p>
          </table:table-cell>
          <table:table-cell table:formula="of:=0.5*[.SX12]*(([.SX6]-[.SW6])/([.SX1]-[.SW1]))^2" office:value-type="string" office:string-value="" calcext:value-type="error">
            <text:p>#DIV/0!</text:p>
          </table:table-cell>
          <table:table-cell table:formula="of:=0.5*[.SY12]*(([.SY6]-[.SX6])/([.SY1]-[.SX1]))^2" office:value-type="string" office:string-value="" calcext:value-type="error">
            <text:p>#DIV/0!</text:p>
          </table:table-cell>
          <table:table-cell table:formula="of:=0.5*[.SZ12]*(([.SZ6]-[.SY6])/([.SZ1]-[.SY1]))^2" office:value-type="string" office:string-value="" calcext:value-type="error">
            <text:p>#DIV/0!</text:p>
          </table:table-cell>
          <table:table-cell table:formula="of:=0.5*[.TA12]*(([.TA6]-[.SZ6])/([.TA1]-[.SZ1]))^2" office:value-type="string" office:string-value="" calcext:value-type="error">
            <text:p>#DIV/0!</text:p>
          </table:table-cell>
          <table:table-cell table:formula="of:=0.5*[.TB12]*(([.TB6]-[.TA6])/([.TB1]-[.TA1]))^2" office:value-type="string" office:string-value="" calcext:value-type="error">
            <text:p>#DIV/0!</text:p>
          </table:table-cell>
          <table:table-cell table:formula="of:=0.5*[.TC12]*(([.TC6]-[.TB6])/([.TC1]-[.TB1]))^2" office:value-type="string" office:string-value="" calcext:value-type="error">
            <text:p>#DIV/0!</text:p>
          </table:table-cell>
          <table:table-cell table:formula="of:=0.5*[.TD12]*(([.TD6]-[.TC6])/([.TD1]-[.TC1]))^2" office:value-type="string" office:string-value="" calcext:value-type="error">
            <text:p>#DIV/0!</text:p>
          </table:table-cell>
          <table:table-cell table:formula="of:=0.5*[.TE12]*(([.TE6]-[.TD6])/([.TE1]-[.TD1]))^2" office:value-type="string" office:string-value="" calcext:value-type="error">
            <text:p>#DIV/0!</text:p>
          </table:table-cell>
          <table:table-cell table:formula="of:=0.5*[.TF12]*(([.TF6]-[.TE6])/([.TF1]-[.TE1]))^2" office:value-type="string" office:string-value="" calcext:value-type="error">
            <text:p>#DIV/0!</text:p>
          </table:table-cell>
          <table:table-cell table:formula="of:=0.5*[.TG12]*(([.TG6]-[.TF6])/([.TG1]-[.TF1]))^2" office:value-type="string" office:string-value="" calcext:value-type="error">
            <text:p>#DIV/0!</text:p>
          </table:table-cell>
          <table:table-cell table:formula="of:=0.5*[.TH12]*(([.TH6]-[.TG6])/([.TH1]-[.TG1]))^2" office:value-type="string" office:string-value="" calcext:value-type="error">
            <text:p>#DIV/0!</text:p>
          </table:table-cell>
          <table:table-cell table:formula="of:=0.5*[.TI12]*(([.TI6]-[.TH6])/([.TI1]-[.TH1]))^2" office:value-type="string" office:string-value="" calcext:value-type="error">
            <text:p>#DIV/0!</text:p>
          </table:table-cell>
          <table:table-cell table:formula="of:=0.5*[.TJ12]*(([.TJ6]-[.TI6])/([.TJ1]-[.TI1]))^2" office:value-type="string" office:string-value="" calcext:value-type="error">
            <text:p>#DIV/0!</text:p>
          </table:table-cell>
          <table:table-cell table:formula="of:=0.5*[.TK12]*(([.TK6]-[.TJ6])/([.TK1]-[.TJ1]))^2" office:value-type="string" office:string-value="" calcext:value-type="error">
            <text:p>#DIV/0!</text:p>
          </table:table-cell>
          <table:table-cell table:formula="of:=0.5*[.TL12]*(([.TL6]-[.TK6])/([.TL1]-[.TK1]))^2" office:value-type="string" office:string-value="" calcext:value-type="error">
            <text:p>#DIV/0!</text:p>
          </table:table-cell>
          <table:table-cell table:formula="of:=0.5*[.TM12]*(([.TM6]-[.TL6])/([.TM1]-[.TL1]))^2" office:value-type="string" office:string-value="" calcext:value-type="error">
            <text:p>#DIV/0!</text:p>
          </table:table-cell>
          <table:table-cell table:formula="of:=0.5*[.TN12]*(([.TN6]-[.TM6])/([.TN1]-[.TM1]))^2" office:value-type="string" office:string-value="" calcext:value-type="error">
            <text:p>#DIV/0!</text:p>
          </table:table-cell>
          <table:table-cell table:formula="of:=0.5*[.TO12]*(([.TO6]-[.TN6])/([.TO1]-[.TN1]))^2" office:value-type="string" office:string-value="" calcext:value-type="error">
            <text:p>#DIV/0!</text:p>
          </table:table-cell>
          <table:table-cell table:formula="of:=0.5*[.TP12]*(([.TP6]-[.TO6])/([.TP1]-[.TO1]))^2" office:value-type="string" office:string-value="" calcext:value-type="error">
            <text:p>#DIV/0!</text:p>
          </table:table-cell>
          <table:table-cell table:formula="of:=0.5*[.TQ12]*(([.TQ6]-[.TP6])/([.TQ1]-[.TP1]))^2" office:value-type="string" office:string-value="" calcext:value-type="error">
            <text:p>#DIV/0!</text:p>
          </table:table-cell>
          <table:table-cell table:formula="of:=0.5*[.TR12]*(([.TR6]-[.TQ6])/([.TR1]-[.TQ1]))^2" office:value-type="string" office:string-value="" calcext:value-type="error">
            <text:p>#DIV/0!</text:p>
          </table:table-cell>
          <table:table-cell table:formula="of:=0.5*[.TS12]*(([.TS6]-[.TR6])/([.TS1]-[.TR1]))^2" office:value-type="string" office:string-value="" calcext:value-type="error">
            <text:p>#DIV/0!</text:p>
          </table:table-cell>
          <table:table-cell table:formula="of:=0.5*[.TT12]*(([.TT6]-[.TS6])/([.TT1]-[.TS1]))^2" office:value-type="string" office:string-value="" calcext:value-type="error">
            <text:p>#DIV/0!</text:p>
          </table:table-cell>
          <table:table-cell table:formula="of:=0.5*[.TU12]*(([.TU6]-[.TT6])/([.TU1]-[.TT1]))^2" office:value-type="string" office:string-value="" calcext:value-type="error">
            <text:p>#DIV/0!</text:p>
          </table:table-cell>
          <table:table-cell table:formula="of:=0.5*[.TV12]*(([.TV6]-[.TU6])/([.TV1]-[.TU1]))^2" office:value-type="string" office:string-value="" calcext:value-type="error">
            <text:p>#DIV/0!</text:p>
          </table:table-cell>
          <table:table-cell table:formula="of:=0.5*[.TW12]*(([.TW6]-[.TV6])/([.TW1]-[.TV1]))^2" office:value-type="string" office:string-value="" calcext:value-type="error">
            <text:p>#DIV/0!</text:p>
          </table:table-cell>
          <table:table-cell table:formula="of:=0.5*[.TX12]*(([.TX6]-[.TW6])/([.TX1]-[.TW1]))^2" office:value-type="string" office:string-value="" calcext:value-type="error">
            <text:p>#DIV/0!</text:p>
          </table:table-cell>
          <table:table-cell table:formula="of:=0.5*[.TY12]*(([.TY6]-[.TX6])/([.TY1]-[.TX1]))^2" office:value-type="string" office:string-value="" calcext:value-type="error">
            <text:p>#DIV/0!</text:p>
          </table:table-cell>
          <table:table-cell table:formula="of:=0.5*[.TZ12]*(([.TZ6]-[.TY6])/([.TZ1]-[.TY1]))^2" office:value-type="string" office:string-value="" calcext:value-type="error">
            <text:p>#DIV/0!</text:p>
          </table:table-cell>
          <table:table-cell table:formula="of:=0.5*[.UA12]*(([.UA6]-[.TZ6])/([.UA1]-[.TZ1]))^2" office:value-type="string" office:string-value="" calcext:value-type="error">
            <text:p>#DIV/0!</text:p>
          </table:table-cell>
          <table:table-cell table:formula="of:=0.5*[.UB12]*(([.UB6]-[.UA6])/([.UB1]-[.UA1]))^2" office:value-type="string" office:string-value="" calcext:value-type="error">
            <text:p>#DIV/0!</text:p>
          </table:table-cell>
          <table:table-cell table:formula="of:=0.5*[.UC12]*(([.UC6]-[.UB6])/([.UC1]-[.UB1]))^2" office:value-type="string" office:string-value="" calcext:value-type="error">
            <text:p>#DIV/0!</text:p>
          </table:table-cell>
          <table:table-cell table:formula="of:=0.5*[.UD12]*(([.UD6]-[.UC6])/([.UD1]-[.UC1]))^2" office:value-type="string" office:string-value="" calcext:value-type="error">
            <text:p>#DIV/0!</text:p>
          </table:table-cell>
          <table:table-cell table:formula="of:=0.5*[.UE12]*(([.UE6]-[.UD6])/([.UE1]-[.UD1]))^2" office:value-type="string" office:string-value="" calcext:value-type="error">
            <text:p>#DIV/0!</text:p>
          </table:table-cell>
          <table:table-cell table:formula="of:=0.5*[.UF12]*(([.UF6]-[.UE6])/([.UF1]-[.UE1]))^2" office:value-type="string" office:string-value="" calcext:value-type="error">
            <text:p>#DIV/0!</text:p>
          </table:table-cell>
          <table:table-cell table:formula="of:=0.5*[.UG12]*(([.UG6]-[.UF6])/([.UG1]-[.UF1]))^2" office:value-type="string" office:string-value="" calcext:value-type="error">
            <text:p>#DIV/0!</text:p>
          </table:table-cell>
          <table:table-cell table:formula="of:=0.5*[.UH12]*(([.UH6]-[.UG6])/([.UH1]-[.UG1]))^2" office:value-type="string" office:string-value="" calcext:value-type="error">
            <text:p>#DIV/0!</text:p>
          </table:table-cell>
          <table:table-cell table:formula="of:=0.5*[.UI12]*(([.UI6]-[.UH6])/([.UI1]-[.UH1]))^2" office:value-type="string" office:string-value="" calcext:value-type="error">
            <text:p>#DIV/0!</text:p>
          </table:table-cell>
          <table:table-cell table:formula="of:=0.5*[.UJ12]*(([.UJ6]-[.UI6])/([.UJ1]-[.UI1]))^2" office:value-type="string" office:string-value="" calcext:value-type="error">
            <text:p>#DIV/0!</text:p>
          </table:table-cell>
          <table:table-cell table:formula="of:=0.5*[.UK12]*(([.UK6]-[.UJ6])/([.UK1]-[.UJ1]))^2" office:value-type="string" office:string-value="" calcext:value-type="error">
            <text:p>#DIV/0!</text:p>
          </table:table-cell>
          <table:table-cell table:formula="of:=0.5*[.UL12]*(([.UL6]-[.UK6])/([.UL1]-[.UK1]))^2" office:value-type="string" office:string-value="" calcext:value-type="error">
            <text:p>#DIV/0!</text:p>
          </table:table-cell>
          <table:table-cell table:formula="of:=0.5*[.UM12]*(([.UM6]-[.UL6])/([.UM1]-[.UL1]))^2" office:value-type="string" office:string-value="" calcext:value-type="error">
            <text:p>#DIV/0!</text:p>
          </table:table-cell>
          <table:table-cell table:formula="of:=0.5*[.UN12]*(([.UN6]-[.UM6])/([.UN1]-[.UM1]))^2" office:value-type="string" office:string-value="" calcext:value-type="error">
            <text:p>#DIV/0!</text:p>
          </table:table-cell>
          <table:table-cell table:formula="of:=0.5*[.UO12]*(([.UO6]-[.UN6])/([.UO1]-[.UN1]))^2" office:value-type="string" office:string-value="" calcext:value-type="error">
            <text:p>#DIV/0!</text:p>
          </table:table-cell>
          <table:table-cell table:formula="of:=0.5*[.UP12]*(([.UP6]-[.UO6])/([.UP1]-[.UO1]))^2" office:value-type="string" office:string-value="" calcext:value-type="error">
            <text:p>#DIV/0!</text:p>
          </table:table-cell>
          <table:table-cell table:formula="of:=0.5*[.UQ12]*(([.UQ6]-[.UP6])/([.UQ1]-[.UP1]))^2" office:value-type="string" office:string-value="" calcext:value-type="error">
            <text:p>#DIV/0!</text:p>
          </table:table-cell>
          <table:table-cell table:formula="of:=0.5*[.UR12]*(([.UR6]-[.UQ6])/([.UR1]-[.UQ1]))^2" office:value-type="string" office:string-value="" calcext:value-type="error">
            <text:p>#DIV/0!</text:p>
          </table:table-cell>
          <table:table-cell table:formula="of:=0.5*[.US12]*(([.US6]-[.UR6])/([.US1]-[.UR1]))^2" office:value-type="string" office:string-value="" calcext:value-type="error">
            <text:p>#DIV/0!</text:p>
          </table:table-cell>
          <table:table-cell table:formula="of:=0.5*[.UT12]*(([.UT6]-[.US6])/([.UT1]-[.US1]))^2" office:value-type="string" office:string-value="" calcext:value-type="error">
            <text:p>#DIV/0!</text:p>
          </table:table-cell>
          <table:table-cell table:formula="of:=0.5*[.UU12]*(([.UU6]-[.UT6])/([.UU1]-[.UT1]))^2" office:value-type="string" office:string-value="" calcext:value-type="error">
            <text:p>#DIV/0!</text:p>
          </table:table-cell>
          <table:table-cell table:formula="of:=0.5*[.UV12]*(([.UV6]-[.UU6])/([.UV1]-[.UU1]))^2" office:value-type="string" office:string-value="" calcext:value-type="error">
            <text:p>#DIV/0!</text:p>
          </table:table-cell>
          <table:table-cell table:formula="of:=0.5*[.UW12]*(([.UW6]-[.UV6])/([.UW1]-[.UV1]))^2" office:value-type="string" office:string-value="" calcext:value-type="error">
            <text:p>#DIV/0!</text:p>
          </table:table-cell>
          <table:table-cell table:formula="of:=0.5*[.UX12]*(([.UX6]-[.UW6])/([.UX1]-[.UW1]))^2" office:value-type="string" office:string-value="" calcext:value-type="error">
            <text:p>#DIV/0!</text:p>
          </table:table-cell>
          <table:table-cell table:formula="of:=0.5*[.UY12]*(([.UY6]-[.UX6])/([.UY1]-[.UX1]))^2" office:value-type="string" office:string-value="" calcext:value-type="error">
            <text:p>#DIV/0!</text:p>
          </table:table-cell>
          <table:table-cell table:formula="of:=0.5*[.UZ12]*(([.UZ6]-[.UY6])/([.UZ1]-[.UY1]))^2" office:value-type="string" office:string-value="" calcext:value-type="error">
            <text:p>#DIV/0!</text:p>
          </table:table-cell>
          <table:table-cell table:formula="of:=0.5*[.VA12]*(([.VA6]-[.UZ6])/([.VA1]-[.UZ1]))^2" office:value-type="string" office:string-value="" calcext:value-type="error">
            <text:p>#DIV/0!</text:p>
          </table:table-cell>
          <table:table-cell table:formula="of:=0.5*[.VB12]*(([.VB6]-[.VA6])/([.VB1]-[.VA1]))^2" office:value-type="string" office:string-value="" calcext:value-type="error">
            <text:p>#DIV/0!</text:p>
          </table:table-cell>
          <table:table-cell table:formula="of:=0.5*[.VC12]*(([.VC6]-[.VB6])/([.VC1]-[.VB1]))^2" office:value-type="string" office:string-value="" calcext:value-type="error">
            <text:p>#DIV/0!</text:p>
          </table:table-cell>
          <table:table-cell table:formula="of:=0.5*[.VD12]*(([.VD6]-[.VC6])/([.VD1]-[.VC1]))^2" office:value-type="string" office:string-value="" calcext:value-type="error">
            <text:p>#DIV/0!</text:p>
          </table:table-cell>
          <table:table-cell table:formula="of:=0.5*[.VE12]*(([.VE6]-[.VD6])/([.VE1]-[.VD1]))^2" office:value-type="string" office:string-value="" calcext:value-type="error">
            <text:p>#DIV/0!</text:p>
          </table:table-cell>
          <table:table-cell table:formula="of:=0.5*[.VF12]*(([.VF6]-[.VE6])/([.VF1]-[.VE1]))^2" office:value-type="string" office:string-value="" calcext:value-type="error">
            <text:p>#DIV/0!</text:p>
          </table:table-cell>
          <table:table-cell table:formula="of:=0.5*[.VG12]*(([.VG6]-[.VF6])/([.VG1]-[.VF1]))^2" office:value-type="string" office:string-value="" calcext:value-type="error">
            <text:p>#DIV/0!</text:p>
          </table:table-cell>
          <table:table-cell table:formula="of:=0.5*[.VH12]*(([.VH6]-[.VG6])/([.VH1]-[.VG1]))^2" office:value-type="string" office:string-value="" calcext:value-type="error">
            <text:p>#DIV/0!</text:p>
          </table:table-cell>
          <table:table-cell table:formula="of:=0.5*[.VI12]*(([.VI6]-[.VH6])/([.VI1]-[.VH1]))^2" office:value-type="string" office:string-value="" calcext:value-type="error">
            <text:p>#DIV/0!</text:p>
          </table:table-cell>
          <table:table-cell table:formula="of:=0.5*[.VJ12]*(([.VJ6]-[.VI6])/([.VJ1]-[.VI1]))^2" office:value-type="string" office:string-value="" calcext:value-type="error">
            <text:p>#DIV/0!</text:p>
          </table:table-cell>
          <table:table-cell table:formula="of:=0.5*[.VK12]*(([.VK6]-[.VJ6])/([.VK1]-[.VJ1]))^2" office:value-type="string" office:string-value="" calcext:value-type="error">
            <text:p>#DIV/0!</text:p>
          </table:table-cell>
          <table:table-cell table:formula="of:=0.5*[.VL12]*(([.VL6]-[.VK6])/([.VL1]-[.VK1]))^2" office:value-type="string" office:string-value="" calcext:value-type="error">
            <text:p>#DIV/0!</text:p>
          </table:table-cell>
          <table:table-cell table:formula="of:=0.5*[.VM12]*(([.VM6]-[.VL6])/([.VM1]-[.VL1]))^2" office:value-type="string" office:string-value="" calcext:value-type="error">
            <text:p>#DIV/0!</text:p>
          </table:table-cell>
          <table:table-cell table:formula="of:=0.5*[.VN12]*(([.VN6]-[.VM6])/([.VN1]-[.VM1]))^2" office:value-type="string" office:string-value="" calcext:value-type="error">
            <text:p>#DIV/0!</text:p>
          </table:table-cell>
          <table:table-cell table:formula="of:=0.5*[.VO12]*(([.VO6]-[.VN6])/([.VO1]-[.VN1]))^2" office:value-type="string" office:string-value="" calcext:value-type="error">
            <text:p>#DIV/0!</text:p>
          </table:table-cell>
          <table:table-cell table:formula="of:=0.5*[.VP12]*(([.VP6]-[.VO6])/([.VP1]-[.VO1]))^2" office:value-type="string" office:string-value="" calcext:value-type="error">
            <text:p>#DIV/0!</text:p>
          </table:table-cell>
          <table:table-cell table:formula="of:=0.5*[.VQ12]*(([.VQ6]-[.VP6])/([.VQ1]-[.VP1]))^2" office:value-type="string" office:string-value="" calcext:value-type="error">
            <text:p>#DIV/0!</text:p>
          </table:table-cell>
          <table:table-cell table:formula="of:=0.5*[.VR12]*(([.VR6]-[.VQ6])/([.VR1]-[.VQ1]))^2" office:value-type="string" office:string-value="" calcext:value-type="error">
            <text:p>#DIV/0!</text:p>
          </table:table-cell>
          <table:table-cell table:formula="of:=0.5*[.VS12]*(([.VS6]-[.VR6])/([.VS1]-[.VR1]))^2" office:value-type="string" office:string-value="" calcext:value-type="error">
            <text:p>#DIV/0!</text:p>
          </table:table-cell>
          <table:table-cell table:formula="of:=0.5*[.VT12]*(([.VT6]-[.VS6])/([.VT1]-[.VS1]))^2" office:value-type="string" office:string-value="" calcext:value-type="error">
            <text:p>#DIV/0!</text:p>
          </table:table-cell>
          <table:table-cell table:formula="of:=0.5*[.VU12]*(([.VU6]-[.VT6])/([.VU1]-[.VT1]))^2" office:value-type="string" office:string-value="" calcext:value-type="error">
            <text:p>#DIV/0!</text:p>
          </table:table-cell>
          <table:table-cell table:formula="of:=0.5*[.VV12]*(([.VV6]-[.VU6])/([.VV1]-[.VU1]))^2" office:value-type="string" office:string-value="" calcext:value-type="error">
            <text:p>#DIV/0!</text:p>
          </table:table-cell>
          <table:table-cell table:formula="of:=0.5*[.VW12]*(([.VW6]-[.VV6])/([.VW1]-[.VV1]))^2" office:value-type="string" office:string-value="" calcext:value-type="error">
            <text:p>#DIV/0!</text:p>
          </table:table-cell>
          <table:table-cell table:formula="of:=0.5*[.VX12]*(([.VX6]-[.VW6])/([.VX1]-[.VW1]))^2" office:value-type="string" office:string-value="" calcext:value-type="error">
            <text:p>#DIV/0!</text:p>
          </table:table-cell>
          <table:table-cell table:formula="of:=0.5*[.VY12]*(([.VY6]-[.VX6])/([.VY1]-[.VX1]))^2" office:value-type="string" office:string-value="" calcext:value-type="error">
            <text:p>#DIV/0!</text:p>
          </table:table-cell>
          <table:table-cell table:formula="of:=0.5*[.VZ12]*(([.VZ6]-[.VY6])/([.VZ1]-[.VY1]))^2" office:value-type="string" office:string-value="" calcext:value-type="error">
            <text:p>#DIV/0!</text:p>
          </table:table-cell>
          <table:table-cell table:formula="of:=0.5*[.WA12]*(([.WA6]-[.VZ6])/([.WA1]-[.VZ1]))^2" office:value-type="string" office:string-value="" calcext:value-type="error">
            <text:p>#DIV/0!</text:p>
          </table:table-cell>
          <table:table-cell table:formula="of:=0.5*[.WB12]*(([.WB6]-[.WA6])/([.WB1]-[.WA1]))^2" office:value-type="string" office:string-value="" calcext:value-type="error">
            <text:p>#DIV/0!</text:p>
          </table:table-cell>
          <table:table-cell table:formula="of:=0.5*[.WC12]*(([.WC6]-[.WB6])/([.WC1]-[.WB1]))^2" office:value-type="string" office:string-value="" calcext:value-type="error">
            <text:p>#DIV/0!</text:p>
          </table:table-cell>
          <table:table-cell table:formula="of:=0.5*[.WD12]*(([.WD6]-[.WC6])/([.WD1]-[.WC1]))^2" office:value-type="string" office:string-value="" calcext:value-type="error">
            <text:p>#DIV/0!</text:p>
          </table:table-cell>
          <table:table-cell table:formula="of:=0.5*[.WE12]*(([.WE6]-[.WD6])/([.WE1]-[.WD1]))^2" office:value-type="string" office:string-value="" calcext:value-type="error">
            <text:p>#DIV/0!</text:p>
          </table:table-cell>
          <table:table-cell table:formula="of:=0.5*[.WF12]*(([.WF6]-[.WE6])/([.WF1]-[.WE1]))^2" office:value-type="string" office:string-value="" calcext:value-type="error">
            <text:p>#DIV/0!</text:p>
          </table:table-cell>
          <table:table-cell table:formula="of:=0.5*[.WG12]*(([.WG6]-[.WF6])/([.WG1]-[.WF1]))^2" office:value-type="string" office:string-value="" calcext:value-type="error">
            <text:p>#DIV/0!</text:p>
          </table:table-cell>
          <table:table-cell table:formula="of:=0.5*[.WH12]*(([.WH6]-[.WG6])/([.WH1]-[.WG1]))^2" office:value-type="string" office:string-value="" calcext:value-type="error">
            <text:p>#DIV/0!</text:p>
          </table:table-cell>
          <table:table-cell table:formula="of:=0.5*[.WI12]*(([.WI6]-[.WH6])/([.WI1]-[.WH1]))^2" office:value-type="string" office:string-value="" calcext:value-type="error">
            <text:p>#DIV/0!</text:p>
          </table:table-cell>
          <table:table-cell table:formula="of:=0.5*[.WJ12]*(([.WJ6]-[.WI6])/([.WJ1]-[.WI1]))^2" office:value-type="string" office:string-value="" calcext:value-type="error">
            <text:p>#DIV/0!</text:p>
          </table:table-cell>
          <table:table-cell table:formula="of:=0.5*[.WK12]*(([.WK6]-[.WJ6])/([.WK1]-[.WJ1]))^2" office:value-type="string" office:string-value="" calcext:value-type="error">
            <text:p>#DIV/0!</text:p>
          </table:table-cell>
          <table:table-cell table:formula="of:=0.5*[.WL12]*(([.WL6]-[.WK6])/([.WL1]-[.WK1]))^2" office:value-type="string" office:string-value="" calcext:value-type="error">
            <text:p>#DIV/0!</text:p>
          </table:table-cell>
          <table:table-cell table:formula="of:=0.5*[.WM12]*(([.WM6]-[.WL6])/([.WM1]-[.WL1]))^2" office:value-type="string" office:string-value="" calcext:value-type="error">
            <text:p>#DIV/0!</text:p>
          </table:table-cell>
          <table:table-cell table:formula="of:=0.5*[.WN12]*(([.WN6]-[.WM6])/([.WN1]-[.WM1]))^2" office:value-type="string" office:string-value="" calcext:value-type="error">
            <text:p>#DIV/0!</text:p>
          </table:table-cell>
          <table:table-cell table:formula="of:=0.5*[.WO12]*(([.WO6]-[.WN6])/([.WO1]-[.WN1]))^2" office:value-type="string" office:string-value="" calcext:value-type="error">
            <text:p>#DIV/0!</text:p>
          </table:table-cell>
          <table:table-cell table:formula="of:=0.5*[.WP12]*(([.WP6]-[.WO6])/([.WP1]-[.WO1]))^2" office:value-type="string" office:string-value="" calcext:value-type="error">
            <text:p>#DIV/0!</text:p>
          </table:table-cell>
          <table:table-cell table:formula="of:=0.5*[.WQ12]*(([.WQ6]-[.WP6])/([.WQ1]-[.WP1]))^2" office:value-type="string" office:string-value="" calcext:value-type="error">
            <text:p>#DIV/0!</text:p>
          </table:table-cell>
          <table:table-cell table:formula="of:=0.5*[.WR12]*(([.WR6]-[.WQ6])/([.WR1]-[.WQ1]))^2" office:value-type="string" office:string-value="" calcext:value-type="error">
            <text:p>#DIV/0!</text:p>
          </table:table-cell>
          <table:table-cell table:formula="of:=0.5*[.WS12]*(([.WS6]-[.WR6])/([.WS1]-[.WR1]))^2" office:value-type="string" office:string-value="" calcext:value-type="error">
            <text:p>#DIV/0!</text:p>
          </table:table-cell>
          <table:table-cell table:formula="of:=0.5*[.WT12]*(([.WT6]-[.WS6])/([.WT1]-[.WS1]))^2" office:value-type="string" office:string-value="" calcext:value-type="error">
            <text:p>#DIV/0!</text:p>
          </table:table-cell>
          <table:table-cell table:formula="of:=0.5*[.WU12]*(([.WU6]-[.WT6])/([.WU1]-[.WT1]))^2" office:value-type="string" office:string-value="" calcext:value-type="error">
            <text:p>#DIV/0!</text:p>
          </table:table-cell>
          <table:table-cell table:formula="of:=0.5*[.WV12]*(([.WV6]-[.WU6])/([.WV1]-[.WU1]))^2" office:value-type="string" office:string-value="" calcext:value-type="error">
            <text:p>#DIV/0!</text:p>
          </table:table-cell>
          <table:table-cell table:formula="of:=0.5*[.WW12]*(([.WW6]-[.WV6])/([.WW1]-[.WV1]))^2" office:value-type="string" office:string-value="" calcext:value-type="error">
            <text:p>#DIV/0!</text:p>
          </table:table-cell>
          <table:table-cell table:formula="of:=0.5*[.WX12]*(([.WX6]-[.WW6])/([.WX1]-[.WW1]))^2" office:value-type="string" office:string-value="" calcext:value-type="error">
            <text:p>#DIV/0!</text:p>
          </table:table-cell>
          <table:table-cell table:formula="of:=0.5*[.WY12]*(([.WY6]-[.WX6])/([.WY1]-[.WX1]))^2" office:value-type="string" office:string-value="" calcext:value-type="error">
            <text:p>#DIV/0!</text:p>
          </table:table-cell>
          <table:table-cell table:formula="of:=0.5*[.WZ12]*(([.WZ6]-[.WY6])/([.WZ1]-[.WY1]))^2" office:value-type="string" office:string-value="" calcext:value-type="error">
            <text:p>#DIV/0!</text:p>
          </table:table-cell>
          <table:table-cell table:formula="of:=0.5*[.XA12]*(([.XA6]-[.WZ6])/([.XA1]-[.WZ1]))^2" office:value-type="string" office:string-value="" calcext:value-type="error">
            <text:p>#DIV/0!</text:p>
          </table:table-cell>
          <table:table-cell table:formula="of:=0.5*[.XB12]*(([.XB6]-[.XA6])/([.XB1]-[.XA1]))^2" office:value-type="string" office:string-value="" calcext:value-type="error">
            <text:p>#DIV/0!</text:p>
          </table:table-cell>
          <table:table-cell table:formula="of:=0.5*[.XC12]*(([.XC6]-[.XB6])/([.XC1]-[.XB1]))^2" office:value-type="string" office:string-value="" calcext:value-type="error">
            <text:p>#DIV/0!</text:p>
          </table:table-cell>
          <table:table-cell table:formula="of:=0.5*[.XD12]*(([.XD6]-[.XC6])/([.XD1]-[.XC1]))^2" office:value-type="string" office:string-value="" calcext:value-type="error">
            <text:p>#DIV/0!</text:p>
          </table:table-cell>
          <table:table-cell table:formula="of:=0.5*[.XE12]*(([.XE6]-[.XD6])/([.XE1]-[.XD1]))^2" office:value-type="string" office:string-value="" calcext:value-type="error">
            <text:p>#DIV/0!</text:p>
          </table:table-cell>
          <table:table-cell table:formula="of:=0.5*[.XF12]*(([.XF6]-[.XE6])/([.XF1]-[.XE1]))^2" office:value-type="string" office:string-value="" calcext:value-type="error">
            <text:p>#DIV/0!</text:p>
          </table:table-cell>
          <table:table-cell table:formula="of:=0.5*[.XG12]*(([.XG6]-[.XF6])/([.XG1]-[.XF1]))^2" office:value-type="string" office:string-value="" calcext:value-type="error">
            <text:p>#DIV/0!</text:p>
          </table:table-cell>
          <table:table-cell table:formula="of:=0.5*[.XH12]*(([.XH6]-[.XG6])/([.XH1]-[.XG1]))^2" office:value-type="string" office:string-value="" calcext:value-type="error">
            <text:p>#DIV/0!</text:p>
          </table:table-cell>
          <table:table-cell table:formula="of:=0.5*[.XI12]*(([.XI6]-[.XH6])/([.XI1]-[.XH1]))^2" office:value-type="string" office:string-value="" calcext:value-type="error">
            <text:p>#DIV/0!</text:p>
          </table:table-cell>
          <table:table-cell table:formula="of:=0.5*[.XJ12]*(([.XJ6]-[.XI6])/([.XJ1]-[.XI1]))^2" office:value-type="string" office:string-value="" calcext:value-type="error">
            <text:p>#DIV/0!</text:p>
          </table:table-cell>
          <table:table-cell table:formula="of:=0.5*[.XK12]*(([.XK6]-[.XJ6])/([.XK1]-[.XJ1]))^2" office:value-type="string" office:string-value="" calcext:value-type="error">
            <text:p>#DIV/0!</text:p>
          </table:table-cell>
          <table:table-cell table:formula="of:=0.5*[.XL12]*(([.XL6]-[.XK6])/([.XL1]-[.XK1]))^2" office:value-type="string" office:string-value="" calcext:value-type="error">
            <text:p>#DIV/0!</text:p>
          </table:table-cell>
          <table:table-cell table:formula="of:=0.5*[.XM12]*(([.XM6]-[.XL6])/([.XM1]-[.XL1]))^2" office:value-type="string" office:string-value="" calcext:value-type="error">
            <text:p>#DIV/0!</text:p>
          </table:table-cell>
          <table:table-cell table:formula="of:=0.5*[.XN12]*(([.XN6]-[.XM6])/([.XN1]-[.XM1]))^2" office:value-type="string" office:string-value="" calcext:value-type="error">
            <text:p>#DIV/0!</text:p>
          </table:table-cell>
          <table:table-cell table:formula="of:=0.5*[.XO12]*(([.XO6]-[.XN6])/([.XO1]-[.XN1]))^2" office:value-type="string" office:string-value="" calcext:value-type="error">
            <text:p>#DIV/0!</text:p>
          </table:table-cell>
          <table:table-cell table:formula="of:=0.5*[.XP12]*(([.XP6]-[.XO6])/([.XP1]-[.XO1]))^2" office:value-type="string" office:string-value="" calcext:value-type="error">
            <text:p>#DIV/0!</text:p>
          </table:table-cell>
          <table:table-cell table:formula="of:=0.5*[.XQ12]*(([.XQ6]-[.XP6])/([.XQ1]-[.XP1]))^2" office:value-type="string" office:string-value="" calcext:value-type="error">
            <text:p>#DIV/0!</text:p>
          </table:table-cell>
          <table:table-cell table:formula="of:=0.5*[.XR12]*(([.XR6]-[.XQ6])/([.XR1]-[.XQ1]))^2" office:value-type="string" office:string-value="" calcext:value-type="error">
            <text:p>#DIV/0!</text:p>
          </table:table-cell>
          <table:table-cell table:formula="of:=0.5*[.XS12]*(([.XS6]-[.XR6])/([.XS1]-[.XR1]))^2" office:value-type="string" office:string-value="" calcext:value-type="error">
            <text:p>#DIV/0!</text:p>
          </table:table-cell>
          <table:table-cell table:formula="of:=0.5*[.XT12]*(([.XT6]-[.XS6])/([.XT1]-[.XS1]))^2" office:value-type="string" office:string-value="" calcext:value-type="error">
            <text:p>#DIV/0!</text:p>
          </table:table-cell>
          <table:table-cell table:formula="of:=0.5*[.XU12]*(([.XU6]-[.XT6])/([.XU1]-[.XT1]))^2" office:value-type="string" office:string-value="" calcext:value-type="error">
            <text:p>#DIV/0!</text:p>
          </table:table-cell>
          <table:table-cell table:formula="of:=0.5*[.XV12]*(([.XV6]-[.XU6])/([.XV1]-[.XU1]))^2" office:value-type="string" office:string-value="" calcext:value-type="error">
            <text:p>#DIV/0!</text:p>
          </table:table-cell>
          <table:table-cell table:formula="of:=0.5*[.XW12]*(([.XW6]-[.XV6])/([.XW1]-[.XV1]))^2" office:value-type="string" office:string-value="" calcext:value-type="error">
            <text:p>#DIV/0!</text:p>
          </table:table-cell>
          <table:table-cell table:formula="of:=0.5*[.XX12]*(([.XX6]-[.XW6])/([.XX1]-[.XW1]))^2" office:value-type="string" office:string-value="" calcext:value-type="error">
            <text:p>#DIV/0!</text:p>
          </table:table-cell>
          <table:table-cell table:formula="of:=0.5*[.XY12]*(([.XY6]-[.XX6])/([.XY1]-[.XX1]))^2" office:value-type="string" office:string-value="" calcext:value-type="error">
            <text:p>#DIV/0!</text:p>
          </table:table-cell>
          <table:table-cell table:formula="of:=0.5*[.XZ12]*(([.XZ6]-[.XY6])/([.XZ1]-[.XY1]))^2" office:value-type="string" office:string-value="" calcext:value-type="error">
            <text:p>#DIV/0!</text:p>
          </table:table-cell>
          <table:table-cell table:formula="of:=0.5*[.YA12]*(([.YA6]-[.XZ6])/([.YA1]-[.XZ1]))^2" office:value-type="string" office:string-value="" calcext:value-type="error">
            <text:p>#DIV/0!</text:p>
          </table:table-cell>
          <table:table-cell table:formula="of:=0.5*[.YB12]*(([.YB6]-[.YA6])/([.YB1]-[.YA1]))^2" office:value-type="string" office:string-value="" calcext:value-type="error">
            <text:p>#DIV/0!</text:p>
          </table:table-cell>
          <table:table-cell table:formula="of:=0.5*[.YC12]*(([.YC6]-[.YB6])/([.YC1]-[.YB1]))^2" office:value-type="string" office:string-value="" calcext:value-type="error">
            <text:p>#DIV/0!</text:p>
          </table:table-cell>
          <table:table-cell table:formula="of:=0.5*[.YD12]*(([.YD6]-[.YC6])/([.YD1]-[.YC1]))^2" office:value-type="string" office:string-value="" calcext:value-type="error">
            <text:p>#DIV/0!</text:p>
          </table:table-cell>
          <table:table-cell table:formula="of:=0.5*[.YE12]*(([.YE6]-[.YD6])/([.YE1]-[.YD1]))^2" office:value-type="string" office:string-value="" calcext:value-type="error">
            <text:p>#DIV/0!</text:p>
          </table:table-cell>
          <table:table-cell table:formula="of:=0.5*[.YF12]*(([.YF6]-[.YE6])/([.YF1]-[.YE1]))^2" office:value-type="string" office:string-value="" calcext:value-type="error">
            <text:p>#DIV/0!</text:p>
          </table:table-cell>
          <table:table-cell table:formula="of:=0.5*[.YG12]*(([.YG6]-[.YF6])/([.YG1]-[.YF1]))^2" office:value-type="string" office:string-value="" calcext:value-type="error">
            <text:p>#DIV/0!</text:p>
          </table:table-cell>
          <table:table-cell table:formula="of:=0.5*[.YH12]*(([.YH6]-[.YG6])/([.YH1]-[.YG1]))^2" office:value-type="string" office:string-value="" calcext:value-type="error">
            <text:p>#DIV/0!</text:p>
          </table:table-cell>
          <table:table-cell table:formula="of:=0.5*[.YI12]*(([.YI6]-[.YH6])/([.YI1]-[.YH1]))^2" office:value-type="string" office:string-value="" calcext:value-type="error">
            <text:p>#DIV/0!</text:p>
          </table:table-cell>
          <table:table-cell table:formula="of:=0.5*[.YJ12]*(([.YJ6]-[.YI6])/([.YJ1]-[.YI1]))^2" office:value-type="string" office:string-value="" calcext:value-type="error">
            <text:p>#DIV/0!</text:p>
          </table:table-cell>
          <table:table-cell table:formula="of:=0.5*[.YK12]*(([.YK6]-[.YJ6])/([.YK1]-[.YJ1]))^2" office:value-type="string" office:string-value="" calcext:value-type="error">
            <text:p>#DIV/0!</text:p>
          </table:table-cell>
          <table:table-cell table:formula="of:=0.5*[.YL12]*(([.YL6]-[.YK6])/([.YL1]-[.YK1]))^2" office:value-type="string" office:string-value="" calcext:value-type="error">
            <text:p>#DIV/0!</text:p>
          </table:table-cell>
          <table:table-cell table:formula="of:=0.5*[.YM12]*(([.YM6]-[.YL6])/([.YM1]-[.YL1]))^2" office:value-type="string" office:string-value="" calcext:value-type="error">
            <text:p>#DIV/0!</text:p>
          </table:table-cell>
          <table:table-cell table:formula="of:=0.5*[.YN12]*(([.YN6]-[.YM6])/([.YN1]-[.YM1]))^2" office:value-type="string" office:string-value="" calcext:value-type="error">
            <text:p>#DIV/0!</text:p>
          </table:table-cell>
          <table:table-cell table:formula="of:=0.5*[.YO12]*(([.YO6]-[.YN6])/([.YO1]-[.YN1]))^2" office:value-type="string" office:string-value="" calcext:value-type="error">
            <text:p>#DIV/0!</text:p>
          </table:table-cell>
          <table:table-cell table:formula="of:=0.5*[.YP12]*(([.YP6]-[.YO6])/([.YP1]-[.YO1]))^2" office:value-type="string" office:string-value="" calcext:value-type="error">
            <text:p>#DIV/0!</text:p>
          </table:table-cell>
          <table:table-cell table:formula="of:=0.5*[.YQ12]*(([.YQ6]-[.YP6])/([.YQ1]-[.YP1]))^2" office:value-type="string" office:string-value="" calcext:value-type="error">
            <text:p>#DIV/0!</text:p>
          </table:table-cell>
          <table:table-cell table:formula="of:=0.5*[.YR12]*(([.YR6]-[.YQ6])/([.YR1]-[.YQ1]))^2" office:value-type="string" office:string-value="" calcext:value-type="error">
            <text:p>#DIV/0!</text:p>
          </table:table-cell>
          <table:table-cell table:formula="of:=0.5*[.YS12]*(([.YS6]-[.YR6])/([.YS1]-[.YR1]))^2" office:value-type="string" office:string-value="" calcext:value-type="error">
            <text:p>#DIV/0!</text:p>
          </table:table-cell>
          <table:table-cell table:formula="of:=0.5*[.YT12]*(([.YT6]-[.YS6])/([.YT1]-[.YS1]))^2" office:value-type="string" office:string-value="" calcext:value-type="error">
            <text:p>#DIV/0!</text:p>
          </table:table-cell>
          <table:table-cell table:formula="of:=0.5*[.YU12]*(([.YU6]-[.YT6])/([.YU1]-[.YT1]))^2" office:value-type="string" office:string-value="" calcext:value-type="error">
            <text:p>#DIV/0!</text:p>
          </table:table-cell>
          <table:table-cell table:formula="of:=0.5*[.YV12]*(([.YV6]-[.YU6])/([.YV1]-[.YU1]))^2" office:value-type="string" office:string-value="" calcext:value-type="error">
            <text:p>#DIV/0!</text:p>
          </table:table-cell>
          <table:table-cell table:formula="of:=0.5*[.YW12]*(([.YW6]-[.YV6])/([.YW1]-[.YV1]))^2" office:value-type="string" office:string-value="" calcext:value-type="error">
            <text:p>#DIV/0!</text:p>
          </table:table-cell>
          <table:table-cell table:formula="of:=0.5*[.YX12]*(([.YX6]-[.YW6])/([.YX1]-[.YW1]))^2" office:value-type="string" office:string-value="" calcext:value-type="error">
            <text:p>#DIV/0!</text:p>
          </table:table-cell>
          <table:table-cell table:formula="of:=0.5*[.YY12]*(([.YY6]-[.YX6])/([.YY1]-[.YX1]))^2" office:value-type="string" office:string-value="" calcext:value-type="error">
            <text:p>#DIV/0!</text:p>
          </table:table-cell>
          <table:table-cell table:formula="of:=0.5*[.YZ12]*(([.YZ6]-[.YY6])/([.YZ1]-[.YY1]))^2" office:value-type="string" office:string-value="" calcext:value-type="error">
            <text:p>#DIV/0!</text:p>
          </table:table-cell>
          <table:table-cell table:formula="of:=0.5*[.ZA12]*(([.ZA6]-[.YZ6])/([.ZA1]-[.YZ1]))^2" office:value-type="string" office:string-value="" calcext:value-type="error">
            <text:p>#DIV/0!</text:p>
          </table:table-cell>
          <table:table-cell table:formula="of:=0.5*[.ZB12]*(([.ZB6]-[.ZA6])/([.ZB1]-[.ZA1]))^2" office:value-type="string" office:string-value="" calcext:value-type="error">
            <text:p>#DIV/0!</text:p>
          </table:table-cell>
          <table:table-cell table:formula="of:=0.5*[.ZC12]*(([.ZC6]-[.ZB6])/([.ZC1]-[.ZB1]))^2" office:value-type="string" office:string-value="" calcext:value-type="error">
            <text:p>#DIV/0!</text:p>
          </table:table-cell>
          <table:table-cell table:formula="of:=0.5*[.ZD12]*(([.ZD6]-[.ZC6])/([.ZD1]-[.ZC1]))^2" office:value-type="string" office:string-value="" calcext:value-type="error">
            <text:p>#DIV/0!</text:p>
          </table:table-cell>
          <table:table-cell table:formula="of:=0.5*[.ZE12]*(([.ZE6]-[.ZD6])/([.ZE1]-[.ZD1]))^2" office:value-type="string" office:string-value="" calcext:value-type="error">
            <text:p>#DIV/0!</text:p>
          </table:table-cell>
          <table:table-cell table:formula="of:=0.5*[.ZF12]*(([.ZF6]-[.ZE6])/([.ZF1]-[.ZE1]))^2" office:value-type="string" office:string-value="" calcext:value-type="error">
            <text:p>#DIV/0!</text:p>
          </table:table-cell>
          <table:table-cell table:formula="of:=0.5*[.ZG12]*(([.ZG6]-[.ZF6])/([.ZG1]-[.ZF1]))^2" office:value-type="string" office:string-value="" calcext:value-type="error">
            <text:p>#DIV/0!</text:p>
          </table:table-cell>
          <table:table-cell table:formula="of:=0.5*[.ZH12]*(([.ZH6]-[.ZG6])/([.ZH1]-[.ZG1]))^2" office:value-type="string" office:string-value="" calcext:value-type="error">
            <text:p>#DIV/0!</text:p>
          </table:table-cell>
          <table:table-cell table:formula="of:=0.5*[.ZI12]*(([.ZI6]-[.ZH6])/([.ZI1]-[.ZH1]))^2" office:value-type="string" office:string-value="" calcext:value-type="error">
            <text:p>#DIV/0!</text:p>
          </table:table-cell>
          <table:table-cell table:formula="of:=0.5*[.ZJ12]*(([.ZJ6]-[.ZI6])/([.ZJ1]-[.ZI1]))^2" office:value-type="string" office:string-value="" calcext:value-type="error">
            <text:p>#DIV/0!</text:p>
          </table:table-cell>
          <table:table-cell table:formula="of:=0.5*[.ZK12]*(([.ZK6]-[.ZJ6])/([.ZK1]-[.ZJ1]))^2" office:value-type="string" office:string-value="" calcext:value-type="error">
            <text:p>#DIV/0!</text:p>
          </table:table-cell>
          <table:table-cell table:formula="of:=0.5*[.ZL12]*(([.ZL6]-[.ZK6])/([.ZL1]-[.ZK1]))^2" office:value-type="string" office:string-value="" calcext:value-type="error">
            <text:p>#DIV/0!</text:p>
          </table:table-cell>
          <table:table-cell table:formula="of:=0.5*[.ZM12]*(([.ZM6]-[.ZL6])/([.ZM1]-[.ZL1]))^2" office:value-type="string" office:string-value="" calcext:value-type="error">
            <text:p>#DIV/0!</text:p>
          </table:table-cell>
          <table:table-cell table:formula="of:=0.5*[.ZN12]*(([.ZN6]-[.ZM6])/([.ZN1]-[.ZM1]))^2" office:value-type="string" office:string-value="" calcext:value-type="error">
            <text:p>#DIV/0!</text:p>
          </table:table-cell>
          <table:table-cell table:formula="of:=0.5*[.ZO12]*(([.ZO6]-[.ZN6])/([.ZO1]-[.ZN1]))^2" office:value-type="string" office:string-value="" calcext:value-type="error">
            <text:p>#DIV/0!</text:p>
          </table:table-cell>
          <table:table-cell table:formula="of:=0.5*[.ZP12]*(([.ZP6]-[.ZO6])/([.ZP1]-[.ZO1]))^2" office:value-type="string" office:string-value="" calcext:value-type="error">
            <text:p>#DIV/0!</text:p>
          </table:table-cell>
          <table:table-cell table:formula="of:=0.5*[.ZQ12]*(([.ZQ6]-[.ZP6])/([.ZQ1]-[.ZP1]))^2" office:value-type="string" office:string-value="" calcext:value-type="error">
            <text:p>#DIV/0!</text:p>
          </table:table-cell>
          <table:table-cell table:formula="of:=0.5*[.ZR12]*(([.ZR6]-[.ZQ6])/([.ZR1]-[.ZQ1]))^2" office:value-type="string" office:string-value="" calcext:value-type="error">
            <text:p>#DIV/0!</text:p>
          </table:table-cell>
          <table:table-cell table:formula="of:=0.5*[.ZS12]*(([.ZS6]-[.ZR6])/([.ZS1]-[.ZR1]))^2" office:value-type="string" office:string-value="" calcext:value-type="error">
            <text:p>#DIV/0!</text:p>
          </table:table-cell>
          <table:table-cell table:formula="of:=0.5*[.ZT12]*(([.ZT6]-[.ZS6])/([.ZT1]-[.ZS1]))^2" office:value-type="string" office:string-value="" calcext:value-type="error">
            <text:p>#DIV/0!</text:p>
          </table:table-cell>
          <table:table-cell table:formula="of:=0.5*[.ZU12]*(([.ZU6]-[.ZT6])/([.ZU1]-[.ZT1]))^2" office:value-type="string" office:string-value="" calcext:value-type="error">
            <text:p>#DIV/0!</text:p>
          </table:table-cell>
          <table:table-cell table:formula="of:=0.5*[.ZV12]*(([.ZV6]-[.ZU6])/([.ZV1]-[.ZU1]))^2" office:value-type="string" office:string-value="" calcext:value-type="error">
            <text:p>#DIV/0!</text:p>
          </table:table-cell>
          <table:table-cell table:formula="of:=0.5*[.ZW12]*(([.ZW6]-[.ZV6])/([.ZW1]-[.ZV1]))^2" office:value-type="string" office:string-value="" calcext:value-type="error">
            <text:p>#DIV/0!</text:p>
          </table:table-cell>
          <table:table-cell table:formula="of:=0.5*[.ZX12]*(([.ZX6]-[.ZW6])/([.ZX1]-[.ZW1]))^2" office:value-type="string" office:string-value="" calcext:value-type="error">
            <text:p>#DIV/0!</text:p>
          </table:table-cell>
          <table:table-cell table:formula="of:=0.5*[.ZY12]*(([.ZY6]-[.ZX6])/([.ZY1]-[.ZX1]))^2" office:value-type="string" office:string-value="" calcext:value-type="error">
            <text:p>#DIV/0!</text:p>
          </table:table-cell>
          <table:table-cell table:formula="of:=0.5*[.ZZ12]*(([.ZZ6]-[.ZY6])/([.ZZ1]-[.ZY1]))^2" office:value-type="string" office:string-value="" calcext:value-type="error">
            <text:p>#DIV/0!</text:p>
          </table:table-cell>
          <table:table-cell table:formula="of:=0.5*[.AAA12]*(([.AAA6]-[.ZZ6])/([.AAA1]-[.ZZ1]))^2" office:value-type="string" office:string-value="" calcext:value-type="error">
            <text:p>#DIV/0!</text:p>
          </table:table-cell>
          <table:table-cell table:formula="of:=0.5*[.AAB12]*(([.AAB6]-[.AAA6])/([.AAB1]-[.AAA1]))^2" office:value-type="string" office:string-value="" calcext:value-type="error">
            <text:p>#DIV/0!</text:p>
          </table:table-cell>
          <table:table-cell table:formula="of:=0.5*[.AAC12]*(([.AAC6]-[.AAB6])/([.AAC1]-[.AAB1]))^2" office:value-type="string" office:string-value="" calcext:value-type="error">
            <text:p>#DIV/0!</text:p>
          </table:table-cell>
          <table:table-cell table:formula="of:=0.5*[.AAD12]*(([.AAD6]-[.AAC6])/([.AAD1]-[.AAC1]))^2" office:value-type="string" office:string-value="" calcext:value-type="error">
            <text:p>#DIV/0!</text:p>
          </table:table-cell>
          <table:table-cell table:formula="of:=0.5*[.AAE12]*(([.AAE6]-[.AAD6])/([.AAE1]-[.AAD1]))^2" office:value-type="string" office:string-value="" calcext:value-type="error">
            <text:p>#DIV/0!</text:p>
          </table:table-cell>
          <table:table-cell table:formula="of:=0.5*[.AAF12]*(([.AAF6]-[.AAE6])/([.AAF1]-[.AAE1]))^2" office:value-type="string" office:string-value="" calcext:value-type="error">
            <text:p>#DIV/0!</text:p>
          </table:table-cell>
          <table:table-cell table:formula="of:=0.5*[.AAG12]*(([.AAG6]-[.AAF6])/([.AAG1]-[.AAF1]))^2" office:value-type="string" office:string-value="" calcext:value-type="error">
            <text:p>#DIV/0!</text:p>
          </table:table-cell>
          <table:table-cell table:formula="of:=0.5*[.AAH12]*(([.AAH6]-[.AAG6])/([.AAH1]-[.AAG1]))^2" office:value-type="string" office:string-value="" calcext:value-type="error">
            <text:p>#DIV/0!</text:p>
          </table:table-cell>
          <table:table-cell table:formula="of:=0.5*[.AAI12]*(([.AAI6]-[.AAH6])/([.AAI1]-[.AAH1]))^2" office:value-type="string" office:string-value="" calcext:value-type="error">
            <text:p>#DIV/0!</text:p>
          </table:table-cell>
          <table:table-cell table:formula="of:=0.5*[.AAJ12]*(([.AAJ6]-[.AAI6])/([.AAJ1]-[.AAI1]))^2" office:value-type="string" office:string-value="" calcext:value-type="error">
            <text:p>#DIV/0!</text:p>
          </table:table-cell>
          <table:table-cell table:formula="of:=0.5*[.AAK12]*(([.AAK6]-[.AAJ6])/([.AAK1]-[.AAJ1]))^2" office:value-type="string" office:string-value="" calcext:value-type="error">
            <text:p>#DIV/0!</text:p>
          </table:table-cell>
          <table:table-cell table:formula="of:=0.5*[.AAL12]*(([.AAL6]-[.AAK6])/([.AAL1]-[.AAK1]))^2" office:value-type="string" office:string-value="" calcext:value-type="error">
            <text:p>#DIV/0!</text:p>
          </table:table-cell>
          <table:table-cell table:formula="of:=0.5*[.AAM12]*(([.AAM6]-[.AAL6])/([.AAM1]-[.AAL1]))^2" office:value-type="string" office:string-value="" calcext:value-type="error">
            <text:p>#DIV/0!</text:p>
          </table:table-cell>
          <table:table-cell table:formula="of:=0.5*[.AAN12]*(([.AAN6]-[.AAM6])/([.AAN1]-[.AAM1]))^2" office:value-type="string" office:string-value="" calcext:value-type="error">
            <text:p>#DIV/0!</text:p>
          </table:table-cell>
          <table:table-cell table:formula="of:=0.5*[.AAO12]*(([.AAO6]-[.AAN6])/([.AAO1]-[.AAN1]))^2" office:value-type="string" office:string-value="" calcext:value-type="error">
            <text:p>#DIV/0!</text:p>
          </table:table-cell>
          <table:table-cell table:formula="of:=0.5*[.AAP12]*(([.AAP6]-[.AAO6])/([.AAP1]-[.AAO1]))^2" office:value-type="string" office:string-value="" calcext:value-type="error">
            <text:p>#DIV/0!</text:p>
          </table:table-cell>
          <table:table-cell table:formula="of:=0.5*[.AAQ12]*(([.AAQ6]-[.AAP6])/([.AAQ1]-[.AAP1]))^2" office:value-type="string" office:string-value="" calcext:value-type="error">
            <text:p>#DIV/0!</text:p>
          </table:table-cell>
          <table:table-cell table:formula="of:=0.5*[.AAR12]*(([.AAR6]-[.AAQ6])/([.AAR1]-[.AAQ1]))^2" office:value-type="string" office:string-value="" calcext:value-type="error">
            <text:p>#DIV/0!</text:p>
          </table:table-cell>
          <table:table-cell table:formula="of:=0.5*[.AAS12]*(([.AAS6]-[.AAR6])/([.AAS1]-[.AAR1]))^2" office:value-type="string" office:string-value="" calcext:value-type="error">
            <text:p>#DIV/0!</text:p>
          </table:table-cell>
          <table:table-cell table:formula="of:=0.5*[.AAT12]*(([.AAT6]-[.AAS6])/([.AAT1]-[.AAS1]))^2" office:value-type="string" office:string-value="" calcext:value-type="error">
            <text:p>#DIV/0!</text:p>
          </table:table-cell>
          <table:table-cell table:formula="of:=0.5*[.AAU12]*(([.AAU6]-[.AAT6])/([.AAU1]-[.AAT1]))^2" office:value-type="string" office:string-value="" calcext:value-type="error">
            <text:p>#DIV/0!</text:p>
          </table:table-cell>
          <table:table-cell table:formula="of:=0.5*[.AAV12]*(([.AAV6]-[.AAU6])/([.AAV1]-[.AAU1]))^2" office:value-type="string" office:string-value="" calcext:value-type="error">
            <text:p>#DIV/0!</text:p>
          </table:table-cell>
          <table:table-cell table:formula="of:=0.5*[.AAW12]*(([.AAW6]-[.AAV6])/([.AAW1]-[.AAV1]))^2" office:value-type="string" office:string-value="" calcext:value-type="error">
            <text:p>#DIV/0!</text:p>
          </table:table-cell>
          <table:table-cell table:formula="of:=0.5*[.AAX12]*(([.AAX6]-[.AAW6])/([.AAX1]-[.AAW1]))^2" office:value-type="string" office:string-value="" calcext:value-type="error">
            <text:p>#DIV/0!</text:p>
          </table:table-cell>
          <table:table-cell table:formula="of:=0.5*[.AAY12]*(([.AAY6]-[.AAX6])/([.AAY1]-[.AAX1]))^2" office:value-type="string" office:string-value="" calcext:value-type="error">
            <text:p>#DIV/0!</text:p>
          </table:table-cell>
          <table:table-cell table:formula="of:=0.5*[.AAZ12]*(([.AAZ6]-[.AAY6])/([.AAZ1]-[.AAY1]))^2" office:value-type="string" office:string-value="" calcext:value-type="error">
            <text:p>#DIV/0!</text:p>
          </table:table-cell>
          <table:table-cell table:formula="of:=0.5*[.ABA12]*(([.ABA6]-[.AAZ6])/([.ABA1]-[.AAZ1]))^2" office:value-type="string" office:string-value="" calcext:value-type="error">
            <text:p>#DIV/0!</text:p>
          </table:table-cell>
          <table:table-cell table:formula="of:=0.5*[.ABB12]*(([.ABB6]-[.ABA6])/([.ABB1]-[.ABA1]))^2" office:value-type="string" office:string-value="" calcext:value-type="error">
            <text:p>#DIV/0!</text:p>
          </table:table-cell>
          <table:table-cell table:formula="of:=0.5*[.ABC12]*(([.ABC6]-[.ABB6])/([.ABC1]-[.ABB1]))^2" office:value-type="string" office:string-value="" calcext:value-type="error">
            <text:p>#DIV/0!</text:p>
          </table:table-cell>
          <table:table-cell table:formula="of:=0.5*[.ABD12]*(([.ABD6]-[.ABC6])/([.ABD1]-[.ABC1]))^2" office:value-type="string" office:string-value="" calcext:value-type="error">
            <text:p>#DIV/0!</text:p>
          </table:table-cell>
          <table:table-cell table:formula="of:=0.5*[.ABE12]*(([.ABE6]-[.ABD6])/([.ABE1]-[.ABD1]))^2" office:value-type="string" office:string-value="" calcext:value-type="error">
            <text:p>#DIV/0!</text:p>
          </table:table-cell>
          <table:table-cell table:formula="of:=0.5*[.ABF12]*(([.ABF6]-[.ABE6])/([.ABF1]-[.ABE1]))^2" office:value-type="string" office:string-value="" calcext:value-type="error">
            <text:p>#DIV/0!</text:p>
          </table:table-cell>
          <table:table-cell table:formula="of:=0.5*[.ABG12]*(([.ABG6]-[.ABF6])/([.ABG1]-[.ABF1]))^2" office:value-type="string" office:string-value="" calcext:value-type="error">
            <text:p>#DIV/0!</text:p>
          </table:table-cell>
          <table:table-cell table:formula="of:=0.5*[.ABH12]*(([.ABH6]-[.ABG6])/([.ABH1]-[.ABG1]))^2" office:value-type="string" office:string-value="" calcext:value-type="error">
            <text:p>#DIV/0!</text:p>
          </table:table-cell>
          <table:table-cell table:formula="of:=0.5*[.ABI12]*(([.ABI6]-[.ABH6])/([.ABI1]-[.ABH1]))^2" office:value-type="string" office:string-value="" calcext:value-type="error">
            <text:p>#DIV/0!</text:p>
          </table:table-cell>
          <table:table-cell table:formula="of:=0.5*[.ABJ12]*(([.ABJ6]-[.ABI6])/([.ABJ1]-[.ABI1]))^2" office:value-type="string" office:string-value="" calcext:value-type="error">
            <text:p>#DIV/0!</text:p>
          </table:table-cell>
          <table:table-cell table:formula="of:=0.5*[.ABK12]*(([.ABK6]-[.ABJ6])/([.ABK1]-[.ABJ1]))^2" office:value-type="string" office:string-value="" calcext:value-type="error">
            <text:p>#DIV/0!</text:p>
          </table:table-cell>
          <table:table-cell table:formula="of:=0.5*[.ABL12]*(([.ABL6]-[.ABK6])/([.ABL1]-[.ABK1]))^2" office:value-type="string" office:string-value="" calcext:value-type="error">
            <text:p>#DIV/0!</text:p>
          </table:table-cell>
          <table:table-cell table:formula="of:=0.5*[.ABM12]*(([.ABM6]-[.ABL6])/([.ABM1]-[.ABL1]))^2" office:value-type="string" office:string-value="" calcext:value-type="error">
            <text:p>#DIV/0!</text:p>
          </table:table-cell>
          <table:table-cell table:formula="of:=0.5*[.ABN12]*(([.ABN6]-[.ABM6])/([.ABN1]-[.ABM1]))^2" office:value-type="string" office:string-value="" calcext:value-type="error">
            <text:p>#DIV/0!</text:p>
          </table:table-cell>
          <table:table-cell table:formula="of:=0.5*[.ABO12]*(([.ABO6]-[.ABN6])/([.ABO1]-[.ABN1]))^2" office:value-type="string" office:string-value="" calcext:value-type="error">
            <text:p>#DIV/0!</text:p>
          </table:table-cell>
          <table:table-cell table:formula="of:=0.5*[.ABP12]*(([.ABP6]-[.ABO6])/([.ABP1]-[.ABO1]))^2" office:value-type="string" office:string-value="" calcext:value-type="error">
            <text:p>#DIV/0!</text:p>
          </table:table-cell>
          <table:table-cell table:formula="of:=0.5*[.ABQ12]*(([.ABQ6]-[.ABP6])/([.ABQ1]-[.ABP1]))^2" office:value-type="string" office:string-value="" calcext:value-type="error">
            <text:p>#DIV/0!</text:p>
          </table:table-cell>
          <table:table-cell table:formula="of:=0.5*[.ABR12]*(([.ABR6]-[.ABQ6])/([.ABR1]-[.ABQ1]))^2" office:value-type="string" office:string-value="" calcext:value-type="error">
            <text:p>#DIV/0!</text:p>
          </table:table-cell>
          <table:table-cell table:formula="of:=0.5*[.ABS12]*(([.ABS6]-[.ABR6])/([.ABS1]-[.ABR1]))^2" office:value-type="string" office:string-value="" calcext:value-type="error">
            <text:p>#DIV/0!</text:p>
          </table:table-cell>
          <table:table-cell table:formula="of:=0.5*[.ABT12]*(([.ABT6]-[.ABS6])/([.ABT1]-[.ABS1]))^2" office:value-type="string" office:string-value="" calcext:value-type="error">
            <text:p>#DIV/0!</text:p>
          </table:table-cell>
          <table:table-cell table:formula="of:=0.5*[.ABU12]*(([.ABU6]-[.ABT6])/([.ABU1]-[.ABT1]))^2" office:value-type="string" office:string-value="" calcext:value-type="error">
            <text:p>#DIV/0!</text:p>
          </table:table-cell>
          <table:table-cell table:formula="of:=0.5*[.ABV12]*(([.ABV6]-[.ABU6])/([.ABV1]-[.ABU1]))^2" office:value-type="string" office:string-value="" calcext:value-type="error">
            <text:p>#DIV/0!</text:p>
          </table:table-cell>
          <table:table-cell table:formula="of:=0.5*[.ABW12]*(([.ABW6]-[.ABV6])/([.ABW1]-[.ABV1]))^2" office:value-type="string" office:string-value="" calcext:value-type="error">
            <text:p>#DIV/0!</text:p>
          </table:table-cell>
          <table:table-cell table:formula="of:=0.5*[.ABX12]*(([.ABX6]-[.ABW6])/([.ABX1]-[.ABW1]))^2" office:value-type="string" office:string-value="" calcext:value-type="error">
            <text:p>#DIV/0!</text:p>
          </table:table-cell>
          <table:table-cell table:formula="of:=0.5*[.ABY12]*(([.ABY6]-[.ABX6])/([.ABY1]-[.ABX1]))^2" office:value-type="string" office:string-value="" calcext:value-type="error">
            <text:p>#DIV/0!</text:p>
          </table:table-cell>
          <table:table-cell table:formula="of:=0.5*[.ABZ12]*(([.ABZ6]-[.ABY6])/([.ABZ1]-[.ABY1]))^2" office:value-type="string" office:string-value="" calcext:value-type="error">
            <text:p>#DIV/0!</text:p>
          </table:table-cell>
          <table:table-cell table:formula="of:=0.5*[.ACA12]*(([.ACA6]-[.ABZ6])/([.ACA1]-[.ABZ1]))^2" office:value-type="string" office:string-value="" calcext:value-type="error">
            <text:p>#DIV/0!</text:p>
          </table:table-cell>
          <table:table-cell table:formula="of:=0.5*[.ACB12]*(([.ACB6]-[.ACA6])/([.ACB1]-[.ACA1]))^2" office:value-type="string" office:string-value="" calcext:value-type="error">
            <text:p>#DIV/0!</text:p>
          </table:table-cell>
          <table:table-cell table:formula="of:=0.5*[.ACC12]*(([.ACC6]-[.ACB6])/([.ACC1]-[.ACB1]))^2" office:value-type="string" office:string-value="" calcext:value-type="error">
            <text:p>#DIV/0!</text:p>
          </table:table-cell>
          <table:table-cell table:formula="of:=0.5*[.ACD12]*(([.ACD6]-[.ACC6])/([.ACD1]-[.ACC1]))^2" office:value-type="string" office:string-value="" calcext:value-type="error">
            <text:p>#DIV/0!</text:p>
          </table:table-cell>
          <table:table-cell table:formula="of:=0.5*[.ACE12]*(([.ACE6]-[.ACD6])/([.ACE1]-[.ACD1]))^2" office:value-type="string" office:string-value="" calcext:value-type="error">
            <text:p>#DIV/0!</text:p>
          </table:table-cell>
          <table:table-cell table:formula="of:=0.5*[.ACF12]*(([.ACF6]-[.ACE6])/([.ACF1]-[.ACE1]))^2" office:value-type="string" office:string-value="" calcext:value-type="error">
            <text:p>#DIV/0!</text:p>
          </table:table-cell>
          <table:table-cell table:formula="of:=0.5*[.ACG12]*(([.ACG6]-[.ACF6])/([.ACG1]-[.ACF1]))^2" office:value-type="string" office:string-value="" calcext:value-type="error">
            <text:p>#DIV/0!</text:p>
          </table:table-cell>
          <table:table-cell table:formula="of:=0.5*[.ACH12]*(([.ACH6]-[.ACG6])/([.ACH1]-[.ACG1]))^2" office:value-type="string" office:string-value="" calcext:value-type="error">
            <text:p>#DIV/0!</text:p>
          </table:table-cell>
          <table:table-cell table:formula="of:=0.5*[.ACI12]*(([.ACI6]-[.ACH6])/([.ACI1]-[.ACH1]))^2" office:value-type="string" office:string-value="" calcext:value-type="error">
            <text:p>#DIV/0!</text:p>
          </table:table-cell>
          <table:table-cell table:formula="of:=0.5*[.ACJ12]*(([.ACJ6]-[.ACI6])/([.ACJ1]-[.ACI1]))^2" office:value-type="string" office:string-value="" calcext:value-type="error">
            <text:p>#DIV/0!</text:p>
          </table:table-cell>
          <table:table-cell table:formula="of:=0.5*[.ACK12]*(([.ACK6]-[.ACJ6])/([.ACK1]-[.ACJ1]))^2" office:value-type="string" office:string-value="" calcext:value-type="error">
            <text:p>#DIV/0!</text:p>
          </table:table-cell>
          <table:table-cell table:formula="of:=0.5*[.ACL12]*(([.ACL6]-[.ACK6])/([.ACL1]-[.ACK1]))^2" office:value-type="string" office:string-value="" calcext:value-type="error">
            <text:p>#DIV/0!</text:p>
          </table:table-cell>
          <table:table-cell table:formula="of:=0.5*[.ACM12]*(([.ACM6]-[.ACL6])/([.ACM1]-[.ACL1]))^2" office:value-type="string" office:string-value="" calcext:value-type="error">
            <text:p>#DIV/0!</text:p>
          </table:table-cell>
          <table:table-cell table:formula="of:=0.5*[.ACN12]*(([.ACN6]-[.ACM6])/([.ACN1]-[.ACM1]))^2" office:value-type="string" office:string-value="" calcext:value-type="error">
            <text:p>#DIV/0!</text:p>
          </table:table-cell>
          <table:table-cell table:formula="of:=0.5*[.ACO12]*(([.ACO6]-[.ACN6])/([.ACO1]-[.ACN1]))^2" office:value-type="string" office:string-value="" calcext:value-type="error">
            <text:p>#DIV/0!</text:p>
          </table:table-cell>
          <table:table-cell table:formula="of:=0.5*[.ACP12]*(([.ACP6]-[.ACO6])/([.ACP1]-[.ACO1]))^2" office:value-type="string" office:string-value="" calcext:value-type="error">
            <text:p>#DIV/0!</text:p>
          </table:table-cell>
          <table:table-cell table:formula="of:=0.5*[.ACQ12]*(([.ACQ6]-[.ACP6])/([.ACQ1]-[.ACP1]))^2" office:value-type="string" office:string-value="" calcext:value-type="error">
            <text:p>#DIV/0!</text:p>
          </table:table-cell>
          <table:table-cell table:formula="of:=0.5*[.ACR12]*(([.ACR6]-[.ACQ6])/([.ACR1]-[.ACQ1]))^2" office:value-type="string" office:string-value="" calcext:value-type="error">
            <text:p>#DIV/0!</text:p>
          </table:table-cell>
          <table:table-cell table:formula="of:=0.5*[.ACS12]*(([.ACS6]-[.ACR6])/([.ACS1]-[.ACR1]))^2" office:value-type="string" office:string-value="" calcext:value-type="error">
            <text:p>#DIV/0!</text:p>
          </table:table-cell>
          <table:table-cell table:formula="of:=0.5*[.ACT12]*(([.ACT6]-[.ACS6])/([.ACT1]-[.ACS1]))^2" office:value-type="string" office:string-value="" calcext:value-type="error">
            <text:p>#DIV/0!</text:p>
          </table:table-cell>
          <table:table-cell table:formula="of:=0.5*[.ACU12]*(([.ACU6]-[.ACT6])/([.ACU1]-[.ACT1]))^2" office:value-type="string" office:string-value="" calcext:value-type="error">
            <text:p>#DIV/0!</text:p>
          </table:table-cell>
          <table:table-cell table:formula="of:=0.5*[.ACV12]*(([.ACV6]-[.ACU6])/([.ACV1]-[.ACU1]))^2" office:value-type="string" office:string-value="" calcext:value-type="error">
            <text:p>#DIV/0!</text:p>
          </table:table-cell>
          <table:table-cell table:formula="of:=0.5*[.ACW12]*(([.ACW6]-[.ACV6])/([.ACW1]-[.ACV1]))^2" office:value-type="string" office:string-value="" calcext:value-type="error">
            <text:p>#DIV/0!</text:p>
          </table:table-cell>
          <table:table-cell table:formula="of:=0.5*[.ACX12]*(([.ACX6]-[.ACW6])/([.ACX1]-[.ACW1]))^2" office:value-type="string" office:string-value="" calcext:value-type="error">
            <text:p>#DIV/0!</text:p>
          </table:table-cell>
          <table:table-cell table:formula="of:=0.5*[.ACY12]*(([.ACY6]-[.ACX6])/([.ACY1]-[.ACX1]))^2" office:value-type="string" office:string-value="" calcext:value-type="error">
            <text:p>#DIV/0!</text:p>
          </table:table-cell>
          <table:table-cell table:formula="of:=0.5*[.ACZ12]*(([.ACZ6]-[.ACY6])/([.ACZ1]-[.ACY1]))^2" office:value-type="string" office:string-value="" calcext:value-type="error">
            <text:p>#DIV/0!</text:p>
          </table:table-cell>
          <table:table-cell table:formula="of:=0.5*[.ADA12]*(([.ADA6]-[.ACZ6])/([.ADA1]-[.ACZ1]))^2" office:value-type="string" office:string-value="" calcext:value-type="error">
            <text:p>#DIV/0!</text:p>
          </table:table-cell>
          <table:table-cell table:formula="of:=0.5*[.ADB12]*(([.ADB6]-[.ADA6])/([.ADB1]-[.ADA1]))^2" office:value-type="string" office:string-value="" calcext:value-type="error">
            <text:p>#DIV/0!</text:p>
          </table:table-cell>
          <table:table-cell table:formula="of:=0.5*[.ADC12]*(([.ADC6]-[.ADB6])/([.ADC1]-[.ADB1]))^2" office:value-type="string" office:string-value="" calcext:value-type="error">
            <text:p>#DIV/0!</text:p>
          </table:table-cell>
          <table:table-cell table:formula="of:=0.5*[.ADD12]*(([.ADD6]-[.ADC6])/([.ADD1]-[.ADC1]))^2" office:value-type="string" office:string-value="" calcext:value-type="error">
            <text:p>#DIV/0!</text:p>
          </table:table-cell>
          <table:table-cell table:formula="of:=0.5*[.ADE12]*(([.ADE6]-[.ADD6])/([.ADE1]-[.ADD1]))^2" office:value-type="string" office:string-value="" calcext:value-type="error">
            <text:p>#DIV/0!</text:p>
          </table:table-cell>
          <table:table-cell table:formula="of:=0.5*[.ADF12]*(([.ADF6]-[.ADE6])/([.ADF1]-[.ADE1]))^2" office:value-type="string" office:string-value="" calcext:value-type="error">
            <text:p>#DIV/0!</text:p>
          </table:table-cell>
          <table:table-cell table:formula="of:=0.5*[.ADG12]*(([.ADG6]-[.ADF6])/([.ADG1]-[.ADF1]))^2" office:value-type="string" office:string-value="" calcext:value-type="error">
            <text:p>#DIV/0!</text:p>
          </table:table-cell>
          <table:table-cell table:formula="of:=0.5*[.ADH12]*(([.ADH6]-[.ADG6])/([.ADH1]-[.ADG1]))^2" office:value-type="string" office:string-value="" calcext:value-type="error">
            <text:p>#DIV/0!</text:p>
          </table:table-cell>
          <table:table-cell table:formula="of:=0.5*[.ADI12]*(([.ADI6]-[.ADH6])/([.ADI1]-[.ADH1]))^2" office:value-type="string" office:string-value="" calcext:value-type="error">
            <text:p>#DIV/0!</text:p>
          </table:table-cell>
          <table:table-cell table:formula="of:=0.5*[.ADJ12]*(([.ADJ6]-[.ADI6])/([.ADJ1]-[.ADI1]))^2" office:value-type="string" office:string-value="" calcext:value-type="error">
            <text:p>#DIV/0!</text:p>
          </table:table-cell>
          <table:table-cell table:formula="of:=0.5*[.ADK12]*(([.ADK6]-[.ADJ6])/([.ADK1]-[.ADJ1]))^2" office:value-type="string" office:string-value="" calcext:value-type="error">
            <text:p>#DIV/0!</text:p>
          </table:table-cell>
          <table:table-cell table:formula="of:=0.5*[.ADL12]*(([.ADL6]-[.ADK6])/([.ADL1]-[.ADK1]))^2" office:value-type="string" office:string-value="" calcext:value-type="error">
            <text:p>#DIV/0!</text:p>
          </table:table-cell>
          <table:table-cell table:formula="of:=0.5*[.ADM12]*(([.ADM6]-[.ADL6])/([.ADM1]-[.ADL1]))^2" office:value-type="string" office:string-value="" calcext:value-type="error">
            <text:p>#DIV/0!</text:p>
          </table:table-cell>
          <table:table-cell table:formula="of:=0.5*[.ADN12]*(([.ADN6]-[.ADM6])/([.ADN1]-[.ADM1]))^2" office:value-type="string" office:string-value="" calcext:value-type="error">
            <text:p>#DIV/0!</text:p>
          </table:table-cell>
          <table:table-cell table:formula="of:=0.5*[.ADO12]*(([.ADO6]-[.ADN6])/([.ADO1]-[.ADN1]))^2" office:value-type="string" office:string-value="" calcext:value-type="error">
            <text:p>#DIV/0!</text:p>
          </table:table-cell>
          <table:table-cell table:formula="of:=0.5*[.ADP12]*(([.ADP6]-[.ADO6])/([.ADP1]-[.ADO1]))^2" office:value-type="string" office:string-value="" calcext:value-type="error">
            <text:p>#DIV/0!</text:p>
          </table:table-cell>
          <table:table-cell table:formula="of:=0.5*[.ADQ12]*(([.ADQ6]-[.ADP6])/([.ADQ1]-[.ADP1]))^2" office:value-type="string" office:string-value="" calcext:value-type="error">
            <text:p>#DIV/0!</text:p>
          </table:table-cell>
          <table:table-cell table:formula="of:=0.5*[.ADR12]*(([.ADR6]-[.ADQ6])/([.ADR1]-[.ADQ1]))^2" office:value-type="string" office:string-value="" calcext:value-type="error">
            <text:p>#DIV/0!</text:p>
          </table:table-cell>
          <table:table-cell table:formula="of:=0.5*[.ADS12]*(([.ADS6]-[.ADR6])/([.ADS1]-[.ADR1]))^2" office:value-type="string" office:string-value="" calcext:value-type="error">
            <text:p>#DIV/0!</text:p>
          </table:table-cell>
          <table:table-cell table:formula="of:=0.5*[.ADT12]*(([.ADT6]-[.ADS6])/([.ADT1]-[.ADS1]))^2" office:value-type="string" office:string-value="" calcext:value-type="error">
            <text:p>#DIV/0!</text:p>
          </table:table-cell>
          <table:table-cell table:formula="of:=0.5*[.ADU12]*(([.ADU6]-[.ADT6])/([.ADU1]-[.ADT1]))^2" office:value-type="string" office:string-value="" calcext:value-type="error">
            <text:p>#DIV/0!</text:p>
          </table:table-cell>
          <table:table-cell table:formula="of:=0.5*[.ADV12]*(([.ADV6]-[.ADU6])/([.ADV1]-[.ADU1]))^2" office:value-type="string" office:string-value="" calcext:value-type="error">
            <text:p>#DIV/0!</text:p>
          </table:table-cell>
          <table:table-cell table:formula="of:=0.5*[.ADW12]*(([.ADW6]-[.ADV6])/([.ADW1]-[.ADV1]))^2" office:value-type="string" office:string-value="" calcext:value-type="error">
            <text:p>#DIV/0!</text:p>
          </table:table-cell>
          <table:table-cell table:formula="of:=0.5*[.ADX12]*(([.ADX6]-[.ADW6])/([.ADX1]-[.ADW1]))^2" office:value-type="string" office:string-value="" calcext:value-type="error">
            <text:p>#DIV/0!</text:p>
          </table:table-cell>
          <table:table-cell table:formula="of:=0.5*[.ADY12]*(([.ADY6]-[.ADX6])/([.ADY1]-[.ADX1]))^2" office:value-type="string" office:string-value="" calcext:value-type="error">
            <text:p>#DIV/0!</text:p>
          </table:table-cell>
          <table:table-cell table:formula="of:=0.5*[.ADZ12]*(([.ADZ6]-[.ADY6])/([.ADZ1]-[.ADY1]))^2" office:value-type="string" office:string-value="" calcext:value-type="error">
            <text:p>#DIV/0!</text:p>
          </table:table-cell>
          <table:table-cell table:formula="of:=0.5*[.AEA12]*(([.AEA6]-[.ADZ6])/([.AEA1]-[.ADZ1]))^2" office:value-type="string" office:string-value="" calcext:value-type="error">
            <text:p>#DIV/0!</text:p>
          </table:table-cell>
          <table:table-cell table:formula="of:=0.5*[.AEB12]*(([.AEB6]-[.AEA6])/([.AEB1]-[.AEA1]))^2" office:value-type="string" office:string-value="" calcext:value-type="error">
            <text:p>#DIV/0!</text:p>
          </table:table-cell>
          <table:table-cell table:formula="of:=0.5*[.AEC12]*(([.AEC6]-[.AEB6])/([.AEC1]-[.AEB1]))^2" office:value-type="string" office:string-value="" calcext:value-type="error">
            <text:p>#DIV/0!</text:p>
          </table:table-cell>
          <table:table-cell table:formula="of:=0.5*[.AED12]*(([.AED6]-[.AEC6])/([.AED1]-[.AEC1]))^2" office:value-type="string" office:string-value="" calcext:value-type="error">
            <text:p>#DIV/0!</text:p>
          </table:table-cell>
          <table:table-cell table:formula="of:=0.5*[.AEE12]*(([.AEE6]-[.AED6])/([.AEE1]-[.AED1]))^2" office:value-type="string" office:string-value="" calcext:value-type="error">
            <text:p>#DIV/0!</text:p>
          </table:table-cell>
          <table:table-cell table:formula="of:=0.5*[.AEF12]*(([.AEF6]-[.AEE6])/([.AEF1]-[.AEE1]))^2" office:value-type="string" office:string-value="" calcext:value-type="error">
            <text:p>#DIV/0!</text:p>
          </table:table-cell>
          <table:table-cell table:formula="of:=0.5*[.AEG12]*(([.AEG6]-[.AEF6])/([.AEG1]-[.AEF1]))^2" office:value-type="string" office:string-value="" calcext:value-type="error">
            <text:p>#DIV/0!</text:p>
          </table:table-cell>
          <table:table-cell table:formula="of:=0.5*[.AEH12]*(([.AEH6]-[.AEG6])/([.AEH1]-[.AEG1]))^2" office:value-type="string" office:string-value="" calcext:value-type="error">
            <text:p>#DIV/0!</text:p>
          </table:table-cell>
          <table:table-cell table:formula="of:=0.5*[.AEI12]*(([.AEI6]-[.AEH6])/([.AEI1]-[.AEH1]))^2" office:value-type="string" office:string-value="" calcext:value-type="error">
            <text:p>#DIV/0!</text:p>
          </table:table-cell>
          <table:table-cell table:formula="of:=0.5*[.AEJ12]*(([.AEJ6]-[.AEI6])/([.AEJ1]-[.AEI1]))^2" office:value-type="string" office:string-value="" calcext:value-type="error">
            <text:p>#DIV/0!</text:p>
          </table:table-cell>
          <table:table-cell table:formula="of:=0.5*[.AEK12]*(([.AEK6]-[.AEJ6])/([.AEK1]-[.AEJ1]))^2" office:value-type="string" office:string-value="" calcext:value-type="error">
            <text:p>#DIV/0!</text:p>
          </table:table-cell>
          <table:table-cell table:formula="of:=0.5*[.AEL12]*(([.AEL6]-[.AEK6])/([.AEL1]-[.AEK1]))^2" office:value-type="string" office:string-value="" calcext:value-type="error">
            <text:p>#DIV/0!</text:p>
          </table:table-cell>
          <table:table-cell table:formula="of:=0.5*[.AEM12]*(([.AEM6]-[.AEL6])/([.AEM1]-[.AEL1]))^2" office:value-type="string" office:string-value="" calcext:value-type="error">
            <text:p>#DIV/0!</text:p>
          </table:table-cell>
          <table:table-cell table:formula="of:=0.5*[.AEN12]*(([.AEN6]-[.AEM6])/([.AEN1]-[.AEM1]))^2" office:value-type="string" office:string-value="" calcext:value-type="error">
            <text:p>#DIV/0!</text:p>
          </table:table-cell>
          <table:table-cell table:formula="of:=0.5*[.AEO12]*(([.AEO6]-[.AEN6])/([.AEO1]-[.AEN1]))^2" office:value-type="string" office:string-value="" calcext:value-type="error">
            <text:p>#DIV/0!</text:p>
          </table:table-cell>
          <table:table-cell table:formula="of:=0.5*[.AEP12]*(([.AEP6]-[.AEO6])/([.AEP1]-[.AEO1]))^2" office:value-type="string" office:string-value="" calcext:value-type="error">
            <text:p>#DIV/0!</text:p>
          </table:table-cell>
          <table:table-cell table:formula="of:=0.5*[.AEQ12]*(([.AEQ6]-[.AEP6])/([.AEQ1]-[.AEP1]))^2" office:value-type="string" office:string-value="" calcext:value-type="error">
            <text:p>#DIV/0!</text:p>
          </table:table-cell>
          <table:table-cell table:formula="of:=0.5*[.AER12]*(([.AER6]-[.AEQ6])/([.AER1]-[.AEQ1]))^2" office:value-type="string" office:string-value="" calcext:value-type="error">
            <text:p>#DIV/0!</text:p>
          </table:table-cell>
          <table:table-cell table:formula="of:=0.5*[.AES12]*(([.AES6]-[.AER6])/([.AES1]-[.AER1]))^2" office:value-type="string" office:string-value="" calcext:value-type="error">
            <text:p>#DIV/0!</text:p>
          </table:table-cell>
          <table:table-cell table:formula="of:=0.5*[.AET12]*(([.AET6]-[.AES6])/([.AET1]-[.AES1]))^2" office:value-type="string" office:string-value="" calcext:value-type="error">
            <text:p>#DIV/0!</text:p>
          </table:table-cell>
          <table:table-cell table:formula="of:=0.5*[.AEU12]*(([.AEU6]-[.AET6])/([.AEU1]-[.AET1]))^2" office:value-type="string" office:string-value="" calcext:value-type="error">
            <text:p>#DIV/0!</text:p>
          </table:table-cell>
          <table:table-cell table:formula="of:=0.5*[.AEV12]*(([.AEV6]-[.AEU6])/([.AEV1]-[.AEU1]))^2" office:value-type="string" office:string-value="" calcext:value-type="error">
            <text:p>#DIV/0!</text:p>
          </table:table-cell>
          <table:table-cell table:formula="of:=0.5*[.AEW12]*(([.AEW6]-[.AEV6])/([.AEW1]-[.AEV1]))^2" office:value-type="string" office:string-value="" calcext:value-type="error">
            <text:p>#DIV/0!</text:p>
          </table:table-cell>
          <table:table-cell table:formula="of:=0.5*[.AEX12]*(([.AEX6]-[.AEW6])/([.AEX1]-[.AEW1]))^2" office:value-type="string" office:string-value="" calcext:value-type="error">
            <text:p>#DIV/0!</text:p>
          </table:table-cell>
          <table:table-cell table:formula="of:=0.5*[.AEY12]*(([.AEY6]-[.AEX6])/([.AEY1]-[.AEX1]))^2" office:value-type="string" office:string-value="" calcext:value-type="error">
            <text:p>#DIV/0!</text:p>
          </table:table-cell>
          <table:table-cell table:formula="of:=0.5*[.AEZ12]*(([.AEZ6]-[.AEY6])/([.AEZ1]-[.AEY1]))^2" office:value-type="string" office:string-value="" calcext:value-type="error">
            <text:p>#DIV/0!</text:p>
          </table:table-cell>
          <table:table-cell table:formula="of:=0.5*[.AFA12]*(([.AFA6]-[.AEZ6])/([.AFA1]-[.AEZ1]))^2" office:value-type="string" office:string-value="" calcext:value-type="error">
            <text:p>#DIV/0!</text:p>
          </table:table-cell>
          <table:table-cell table:formula="of:=0.5*[.AFB12]*(([.AFB6]-[.AFA6])/([.AFB1]-[.AFA1]))^2" office:value-type="string" office:string-value="" calcext:value-type="error">
            <text:p>#DIV/0!</text:p>
          </table:table-cell>
          <table:table-cell table:formula="of:=0.5*[.AFC12]*(([.AFC6]-[.AFB6])/([.AFC1]-[.AFB1]))^2" office:value-type="string" office:string-value="" calcext:value-type="error">
            <text:p>#DIV/0!</text:p>
          </table:table-cell>
          <table:table-cell table:formula="of:=0.5*[.AFD12]*(([.AFD6]-[.AFC6])/([.AFD1]-[.AFC1]))^2" office:value-type="string" office:string-value="" calcext:value-type="error">
            <text:p>#DIV/0!</text:p>
          </table:table-cell>
          <table:table-cell table:formula="of:=0.5*[.AFE12]*(([.AFE6]-[.AFD6])/([.AFE1]-[.AFD1]))^2" office:value-type="string" office:string-value="" calcext:value-type="error">
            <text:p>#DIV/0!</text:p>
          </table:table-cell>
          <table:table-cell table:formula="of:=0.5*[.AFF12]*(([.AFF6]-[.AFE6])/([.AFF1]-[.AFE1]))^2" office:value-type="string" office:string-value="" calcext:value-type="error">
            <text:p>#DIV/0!</text:p>
          </table:table-cell>
          <table:table-cell table:formula="of:=0.5*[.AFG12]*(([.AFG6]-[.AFF6])/([.AFG1]-[.AFF1]))^2" office:value-type="string" office:string-value="" calcext:value-type="error">
            <text:p>#DIV/0!</text:p>
          </table:table-cell>
          <table:table-cell table:formula="of:=0.5*[.AFH12]*(([.AFH6]-[.AFG6])/([.AFH1]-[.AFG1]))^2" office:value-type="string" office:string-value="" calcext:value-type="error">
            <text:p>#DIV/0!</text:p>
          </table:table-cell>
          <table:table-cell table:formula="of:=0.5*[.AFI12]*(([.AFI6]-[.AFH6])/([.AFI1]-[.AFH1]))^2" office:value-type="string" office:string-value="" calcext:value-type="error">
            <text:p>#DIV/0!</text:p>
          </table:table-cell>
          <table:table-cell table:formula="of:=0.5*[.AFJ12]*(([.AFJ6]-[.AFI6])/([.AFJ1]-[.AFI1]))^2" office:value-type="string" office:string-value="" calcext:value-type="error">
            <text:p>#DIV/0!</text:p>
          </table:table-cell>
          <table:table-cell table:formula="of:=0.5*[.AFK12]*(([.AFK6]-[.AFJ6])/([.AFK1]-[.AFJ1]))^2" office:value-type="string" office:string-value="" calcext:value-type="error">
            <text:p>#DIV/0!</text:p>
          </table:table-cell>
          <table:table-cell table:formula="of:=0.5*[.AFL12]*(([.AFL6]-[.AFK6])/([.AFL1]-[.AFK1]))^2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X-ke sum</text:p>
          </table:table-cell>
          <table:table-cell table:formula="of:=SUM([.B13:.OB13])" office:value-type="float" office:value="2.77941549137004" calcext:value-type="float">
            <text:p>2.77941549137004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Y-ke sum</text:p>
          </table:table-cell>
          <table:table-cell table:formula="of:=SUM([.B14:.OB14])" office:value-type="float" office:value="0.672559257943419" calcext:value-type="float">
            <text:p>0.672559257943419</text:p>
          </table:table-cell>
          <table:table-cell table:number-columns-repeated="842"/>
        </table:table-row>
        <table:table-row table:style-name="ro1">
          <table:table-cell office:value-type="string" calcext:value-type="string">
            <text:p>Total KE</text:p>
          </table:table-cell>
          <table:table-cell table:formula="of:=[.B16]+[.B15]" office:value-type="float" office:value="3.45197474931346" calcext:value-type="float">
            <text:p>3.45197474931346</text:p>
          </table:table-cell>
          <table:table-cell table:formula="of:=[.B17]+[.C9]" office:value-type="float" office:value="7.74148158481721" calcext:value-type="float">
            <text:p>7.74148158481721</text:p>
          </table:table-cell>
          <table:table-cell table:number-columns-repeated="84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2">00/00/0000</text:date>, <text:time style:data-style-name="N2" text:time-value="15:53:00.411582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02T16:00:27.326021080</dc:date>
    <meta:editing-duration>PT8M5S</meta:editing-duration>
    <meta:editing-cycles>2</meta:editing-cycles>
    <meta:generator>LibreOffice/6.4.7.2$Linux_X86_64 LibreOffice_project/40$Build-2</meta:generator>
    <meta:document-statistic meta:table-count="1" meta:cell-count="567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8.677cm" svg:height="14.158cm" xlink:href=".." xlink:type="simple" chart:class="chart:scatter" chart:style-name="ch1">
        <chart:legend chart:legend-position="end" svg:x="25.587cm" svg:y="6.78cm" style:legend-expansion="high" chart:style-name="ch2"/>
        <chart:plot-area chart:style-name="ch3" table:cell-range-address="flat14.A1:flat14.OB1 flat14.A5:flat14.OB5" chart:data-source-has-labels="both" svg:x="0.573cm" svg:y="0.283cm" svg:width="24.441cm" svg:height="13.592cm">
          <chartooo:coordinate-region svg:x="1.591cm" svg:y="0.482cm" svg:width="23.236cm" svg:height="13.194cm"/>
          <chart:axis chart:dimension="x" chart:name="primary-x" chart:style-name="ch4" chartooo:axis-type="auto">
            <chart:categories table:cell-range-address="flat14.B1:flat14.OB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lat14.B5:flat14.OB5" chart:label-cell-address="flat14.A5:flat14.A5" chart:class="chart:scatter">
            <chart:domain table:cell-range-address="flat14.B1:flat14.OB1"/>
            <chart:data-point chart:repeated="39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91"/>
          </table:table-columns>
          <table:table-header-rows>
            <table:table-row>
              <table:table-cell>
                <text:p/>
              </table:table-cell>
              <table:table-cell office:value-type="float" office:value="0">
                <text:p>0</text:p>
                <draw:g>
                  <svg:desc>flat14.B1:flat14.OB1</svg:desc>
                </draw:g>
              </table:table-cell>
              <table:table-cell office:value-type="float" office:value="0.0333564281463623">
                <text:p>0.0333564281463623</text:p>
              </table:table-cell>
              <table:table-cell office:value-type="float" office:value="0.100069761276245">
                <text:p>0.100069761276245</text:p>
              </table:table-cell>
              <table:table-cell office:value-type="float" office:value="0.133426427841187">
                <text:p>0.133426427841187</text:p>
              </table:table-cell>
              <table:table-cell office:value-type="float" office:value="0.166783094406128">
                <text:p>0.166783094406128</text:p>
              </table:table-cell>
              <table:table-cell office:value-type="float" office:value="0.20013952255249">
                <text:p>0.20013952255249</text:p>
              </table:table-cell>
              <table:table-cell office:value-type="float" office:value="0.266852855682373">
                <text:p>0.266852855682373</text:p>
              </table:table-cell>
              <table:table-cell office:value-type="float" office:value="0.300209283828735">
                <text:p>0.300209283828735</text:p>
              </table:table-cell>
              <table:table-cell office:value-type="float" office:value="0.333566188812256">
                <text:p>0.333566188812256</text:p>
              </table:table-cell>
              <table:table-cell office:value-type="float" office:value="0.366922855377197">
                <text:p>0.366922855377197</text:p>
              </table:table-cell>
              <table:table-cell office:value-type="float" office:value="0.433635950088501">
                <text:p>0.433635950088501</text:p>
              </table:table-cell>
              <table:table-cell office:value-type="float" office:value="0.466992378234863">
                <text:p>0.466992378234863</text:p>
              </table:table-cell>
              <table:table-cell office:value-type="float" office:value="0.533705472946167">
                <text:p>0.533705472946167</text:p>
              </table:table-cell>
              <table:table-cell office:value-type="float" office:value="0.567061424255371">
                <text:p>0.567061424255371</text:p>
              </table:table-cell>
              <table:table-cell office:value-type="float" office:value="0.600417375564575">
                <text:p>0.600417375564575</text:p>
              </table:table-cell>
              <table:table-cell office:value-type="float" office:value="0.633773326873779">
                <text:p>0.633773326873779</text:p>
              </table:table-cell>
              <table:table-cell office:value-type="float" office:value="0.700485229492188">
                <text:p>0.700485229492188</text:p>
              </table:table-cell>
              <table:table-cell office:value-type="float" office:value="0.800552845001221">
                <text:p>0.800552845001221</text:p>
              </table:table-cell>
              <table:table-cell office:value-type="float" office:value="0.867264747619629">
                <text:p>0.867264747619629</text:p>
              </table:table-cell>
              <table:table-cell office:value-type="float" office:value="0.933976411819458">
                <text:p>0.933976411819458</text:p>
              </table:table-cell>
              <table:table-cell office:value-type="float" office:value="0.967332124710083">
                <text:p>0.967332124710083</text:p>
              </table:table-cell>
              <table:table-cell office:value-type="float" office:value="1.03404378890991">
                <text:p>1.03404378890991</text:p>
              </table:table-cell>
              <table:table-cell office:value-type="float" office:value="1.10075521469116">
                <text:p>1.10075521469116</text:p>
              </table:table-cell>
              <table:table-cell office:value-type="float" office:value="1.13411092758179">
                <text:p>1.13411092758179</text:p>
              </table:table-cell>
              <table:table-cell office:value-type="float" office:value="1.16746664047241">
                <text:p>1.16746664047241</text:p>
              </table:table-cell>
              <table:table-cell office:value-type="float" office:value="1.23417806625366">
                <text:p>1.23417806625366</text:p>
              </table:table-cell>
              <table:table-cell office:value-type="float" office:value="1.30088949203491">
                <text:p>1.30088949203491</text:p>
              </table:table-cell>
              <table:table-cell office:value-type="float" office:value="1.36760091781616">
                <text:p>1.36760091781616</text:p>
              </table:table-cell>
              <table:table-cell office:value-type="float" office:value="1.43431210517883">
                <text:p>1.43431210517883</text:p>
              </table:table-cell>
              <table:table-cell office:value-type="float" office:value="1.5010232925415">
                <text:p>1.5010232925415</text:p>
              </table:table-cell>
              <table:table-cell office:value-type="float" office:value="1.56773519515991">
                <text:p>1.56773519515991</text:p>
              </table:table-cell>
              <table:table-cell office:value-type="float" office:value="1.6344473361969">
                <text:p>1.6344473361969</text:p>
              </table:table-cell>
              <table:table-cell office:value-type="float" office:value="1.70115971565247">
                <text:p>1.70115971565247</text:p>
              </table:table-cell>
              <table:table-cell office:value-type="float" office:value="1.73451590538025">
                <text:p>1.73451590538025</text:p>
              </table:table-cell>
              <table:table-cell office:value-type="float" office:value="1.76787209510803">
                <text:p>1.76787209510803</text:p>
              </table:table-cell>
              <table:table-cell office:value-type="float" office:value="1.83458423614502">
                <text:p>1.83458423614502</text:p>
              </table:table-cell>
              <table:table-cell office:value-type="float" office:value="1.8679404258728">
                <text:p>1.8679404258728</text:p>
              </table:table-cell>
              <table:table-cell office:value-type="float" office:value="1.90129661560059">
                <text:p>1.90129661560059</text:p>
              </table:table-cell>
              <table:table-cell office:value-type="float" office:value="1.93465256690979">
                <text:p>1.93465256690979</text:p>
              </table:table-cell>
              <table:table-cell office:value-type="float" office:value="1.96800851821899">
                <text:p>1.96800851821899</text:p>
              </table:table-cell>
              <table:table-cell office:value-type="float" office:value="2.00136470794678">
                <text:p>2.00136470794678</text:p>
              </table:table-cell>
              <table:table-cell office:value-type="float" office:value="2.06807661056519">
                <text:p>2.06807661056519</text:p>
              </table:table-cell>
              <table:table-cell office:value-type="float" office:value="2.13478875160217">
                <text:p>2.13478875160217</text:p>
              </table:table-cell>
              <table:table-cell office:value-type="float" office:value="2.20150065422058">
                <text:p>2.20150065422058</text:p>
              </table:table-cell>
              <table:table-cell office:value-type="float" office:value="2.26821255683899">
                <text:p>2.26821255683899</text:p>
              </table:table-cell>
              <table:table-cell office:value-type="float" office:value="2.30156850814819">
                <text:p>2.30156850814819</text:p>
              </table:table-cell>
              <table:table-cell office:value-type="float" office:value="2.3349244594574">
                <text:p>2.3349244594574</text:p>
              </table:table-cell>
              <table:table-cell office:value-type="float" office:value="2.40163636207581">
                <text:p>2.40163636207581</text:p>
              </table:table-cell>
              <table:table-cell office:value-type="float" office:value="2.43499231338501">
                <text:p>2.43499231338501</text:p>
              </table:table-cell>
              <table:table-cell office:value-type="float" office:value="2.50170397758484">
                <text:p>2.50170397758484</text:p>
              </table:table-cell>
              <table:table-cell office:value-type="float" office:value="2.56841588020325">
                <text:p>2.56841588020325</text:p>
              </table:table-cell>
              <table:table-cell office:value-type="float" office:value="2.60177159309387">
                <text:p>2.60177159309387</text:p>
              </table:table-cell>
              <table:table-cell office:value-type="float" office:value="2.6684832572937">
                <text:p>2.6684832572937</text:p>
              </table:table-cell>
              <table:table-cell office:value-type="float" office:value="2.73519468307495">
                <text:p>2.73519468307495</text:p>
              </table:table-cell>
              <table:table-cell office:value-type="float" office:value="2.80190634727478">
                <text:p>2.80190634727478</text:p>
              </table:table-cell>
              <table:table-cell office:value-type="float" office:value="2.83526206016541">
                <text:p>2.83526206016541</text:p>
              </table:table-cell>
              <table:table-cell office:value-type="float" office:value="2.90197348594666">
                <text:p>2.90197348594666</text:p>
              </table:table-cell>
              <table:table-cell office:value-type="float" office:value="2.96868491172791">
                <text:p>2.96868491172791</text:p>
              </table:table-cell>
              <table:table-cell office:value-type="float" office:value="3.03539609909058">
                <text:p>3.03539609909058</text:p>
              </table:table-cell>
              <table:table-cell office:value-type="float" office:value="3.10210728645325">
                <text:p>3.10210728645325</text:p>
              </table:table-cell>
              <table:table-cell office:value-type="float" office:value="3.13546299934387">
                <text:p>3.13546299934387</text:p>
              </table:table-cell>
              <table:table-cell office:value-type="float" office:value="3.20217418670654">
                <text:p>3.20217418670654</text:p>
              </table:table-cell>
              <table:table-cell office:value-type="float" office:value="3.26888537406921">
                <text:p>3.26888537406921</text:p>
              </table:table-cell>
              <table:table-cell office:value-type="float" office:value="3.33559632301331">
                <text:p>3.33559632301331</text:p>
              </table:table-cell>
              <table:table-cell office:value-type="float" office:value="3.43566298484802">
                <text:p>3.43566298484802</text:p>
              </table:table-cell>
              <table:table-cell office:value-type="float" office:value="3.50237393379211">
                <text:p>3.50237393379211</text:p>
              </table:table-cell>
              <table:table-cell office:value-type="float" office:value="3.56908559799194">
                <text:p>3.56908559799194</text:p>
              </table:table-cell>
              <table:table-cell office:value-type="float" office:value="3.63579750061035">
                <text:p>3.63579750061035</text:p>
              </table:table-cell>
              <table:table-cell office:value-type="float" office:value="3.66915345191956">
                <text:p>3.66915345191956</text:p>
              </table:table-cell>
              <table:table-cell office:value-type="float" office:value="3.70250964164734">
                <text:p>3.70250964164734</text:p>
              </table:table-cell>
              <table:table-cell office:value-type="float" office:value="3.73586559295654">
                <text:p>3.73586559295654</text:p>
              </table:table-cell>
              <table:table-cell office:value-type="float" office:value="3.83593344688416">
                <text:p>3.83593344688416</text:p>
              </table:table-cell>
              <table:table-cell office:value-type="float" office:value="3.90264534950256">
                <text:p>3.90264534950256</text:p>
              </table:table-cell>
              <table:table-cell office:value-type="float" office:value="3.96935725212097">
                <text:p>3.96935725212097</text:p>
              </table:table-cell>
              <table:table-cell office:value-type="float" office:value="4.03606915473938">
                <text:p>4.03606915473938</text:p>
              </table:table-cell>
              <table:table-cell office:value-type="float" office:value="4.10278081893921">
                <text:p>4.10278081893921</text:p>
              </table:table-cell>
              <table:table-cell office:value-type="float" office:value="4.16949272155762">
                <text:p>4.16949272155762</text:p>
              </table:table-cell>
              <table:table-cell office:value-type="float" office:value="4.23620438575745">
                <text:p>4.23620438575745</text:p>
              </table:table-cell>
              <table:table-cell office:value-type="float" office:value="4.26956009864807">
                <text:p>4.26956009864807</text:p>
              </table:table-cell>
              <table:table-cell office:value-type="float" office:value="4.33627200126648">
                <text:p>4.33627200126648</text:p>
              </table:table-cell>
              <table:table-cell office:value-type="float" office:value="4.40298366546631">
                <text:p>4.40298366546631</text:p>
              </table:table-cell>
              <table:table-cell office:value-type="float" office:value="4.43633961677551">
                <text:p>4.43633961677551</text:p>
              </table:table-cell>
              <table:table-cell office:value-type="float" office:value="4.46969532966614">
                <text:p>4.46969532966614</text:p>
              </table:table-cell>
              <table:table-cell office:value-type="float" office:value="4.53640699386597">
                <text:p>4.53640699386597</text:p>
              </table:table-cell>
              <table:table-cell office:value-type="float" office:value="4.5697648525238">
                <text:p>4.5697648525238</text:p>
              </table:table-cell>
              <table:table-cell office:value-type="float" office:value="4.60312294960022">
                <text:p>4.60312294960022</text:p>
              </table:table-cell>
              <table:table-cell office:value-type="float" office:value="4.66983938217163">
                <text:p>4.66983938217163</text:p>
              </table:table-cell>
              <table:table-cell office:value-type="float" office:value="4.70319747924805">
                <text:p>4.70319747924805</text:p>
              </table:table-cell>
              <table:table-cell office:value-type="float" office:value="4.7699134349823">
                <text:p>4.7699134349823</text:p>
              </table:table-cell>
              <table:table-cell office:value-type="float" office:value="4.80327153205872">
                <text:p>4.80327153205872</text:p>
              </table:table-cell>
              <table:table-cell office:value-type="float" office:value="4.86998772621155">
                <text:p>4.86998772621155</text:p>
              </table:table-cell>
              <table:table-cell office:value-type="float" office:value="4.93670392036438">
                <text:p>4.93670392036438</text:p>
              </table:table-cell>
              <table:table-cell office:value-type="float" office:value="5.00342011451721">
                <text:p>5.00342011451721</text:p>
              </table:table-cell>
              <table:table-cell office:value-type="float" office:value="5.07013630867004">
                <text:p>5.07013630867004</text:p>
              </table:table-cell>
              <table:table-cell office:value-type="float" office:value="5.10349464416504">
                <text:p>5.10349464416504</text:p>
              </table:table-cell>
              <table:table-cell office:value-type="float" office:value="5.17021059989929">
                <text:p>5.17021059989929</text:p>
              </table:table-cell>
              <table:table-cell office:value-type="float" office:value="5.23692679405212">
                <text:p>5.23692679405212</text:p>
              </table:table-cell>
              <table:table-cell office:value-type="float" office:value="5.30364298820496">
                <text:p>5.30364298820496</text:p>
              </table:table-cell>
              <table:table-cell office:value-type="float" office:value="5.37035918235779">
                <text:p>5.37035918235779</text:p>
              </table:table-cell>
              <table:table-cell office:value-type="float" office:value="5.43707537651062">
                <text:p>5.43707537651062</text:p>
              </table:table-cell>
              <table:table-cell office:value-type="float" office:value="5.47043347358704">
                <text:p>5.47043347358704</text:p>
              </table:table-cell>
              <table:table-cell office:value-type="float" office:value="5.50379157066345">
                <text:p>5.50379157066345</text:p>
              </table:table-cell>
              <table:table-cell office:value-type="float" office:value="5.57050704956055">
                <text:p>5.57050704956055</text:p>
              </table:table-cell>
              <table:table-cell office:value-type="float" office:value="5.63722157478333">
                <text:p>5.63722157478333</text:p>
              </table:table-cell>
              <table:table-cell office:value-type="float" office:value="5.670578956604">
                <text:p>5.670578956604</text:p>
              </table:table-cell>
              <table:table-cell office:value-type="float" office:value="5.73729372024536">
                <text:p>5.73729372024536</text:p>
              </table:table-cell>
              <table:table-cell office:value-type="float" office:value="5.80400824546814">
                <text:p>5.80400824546814</text:p>
              </table:table-cell>
              <table:table-cell office:value-type="float" office:value="5.87072277069092">
                <text:p>5.87072277069092</text:p>
              </table:table-cell>
              <table:table-cell office:value-type="float" office:value="5.9374372959137">
                <text:p>5.9374372959137</text:p>
              </table:table-cell>
              <table:table-cell office:value-type="float" office:value="6.00415182113647">
                <text:p>6.00415182113647</text:p>
              </table:table-cell>
              <table:table-cell office:value-type="float" office:value="6.10422348976135">
                <text:p>6.10422348976135</text:p>
              </table:table-cell>
              <table:table-cell office:value-type="float" office:value="6.17093801498413">
                <text:p>6.17093801498413</text:p>
              </table:table-cell>
              <table:table-cell office:value-type="float" office:value="6.23765254020691">
                <text:p>6.23765254020691</text:p>
              </table:table-cell>
              <table:table-cell office:value-type="float" office:value="6.30436682701111">
                <text:p>6.30436682701111</text:p>
              </table:table-cell>
              <table:table-cell office:value-type="float" office:value="6.33772397041321">
                <text:p>6.33772397041321</text:p>
              </table:table-cell>
              <table:table-cell office:value-type="float" office:value="6.40443849563599">
                <text:p>6.40443849563599</text:p>
              </table:table-cell>
              <table:table-cell office:value-type="float" office:value="6.47115278244019">
                <text:p>6.47115278244019</text:p>
              </table:table-cell>
              <table:table-cell office:value-type="float" office:value="6.53786706924439">
                <text:p>6.53786706924439</text:p>
              </table:table-cell>
              <table:table-cell office:value-type="float" office:value="6.60458564758301">
                <text:p>6.60458564758301</text:p>
              </table:table-cell>
              <table:table-cell office:value-type="float" office:value="6.67130422592163">
                <text:p>6.67130422592163</text:p>
              </table:table-cell>
              <table:table-cell office:value-type="float" office:value="6.73802280426025">
                <text:p>6.73802280426025</text:p>
              </table:table-cell>
              <table:table-cell office:value-type="float" office:value="6.77138209342957">
                <text:p>6.77138209342957</text:p>
              </table:table-cell>
              <table:table-cell office:value-type="float" office:value="6.83810067176819">
                <text:p>6.83810067176819</text:p>
              </table:table-cell>
              <table:table-cell office:value-type="float" office:value="6.90481925010681">
                <text:p>6.90481925010681</text:p>
              </table:table-cell>
              <table:table-cell office:value-type="float" office:value="6.97153806686401">
                <text:p>6.97153806686401</text:p>
              </table:table-cell>
              <table:table-cell office:value-type="float" office:value="7.00489711761475">
                <text:p>7.00489711761475</text:p>
              </table:table-cell>
              <table:table-cell office:value-type="float" office:value="7.03825640678406">
                <text:p>7.03825640678406</text:p>
              </table:table-cell>
              <table:table-cell office:value-type="float" office:value="7.07161593437195">
                <text:p>7.07161593437195</text:p>
              </table:table-cell>
              <table:table-cell office:value-type="float" office:value="7.13833451271057">
                <text:p>7.13833451271057</text:p>
              </table:table-cell>
              <table:table-cell office:value-type="float" office:value="7.17169404029846">
                <text:p>7.17169404029846</text:p>
              </table:table-cell>
              <table:table-cell office:value-type="float" office:value="7.23841285705566">
                <text:p>7.23841285705566</text:p>
              </table:table-cell>
              <table:table-cell office:value-type="float" office:value="7.30513143539429">
                <text:p>7.30513143539429</text:p>
              </table:table-cell>
              <table:table-cell office:value-type="float" office:value="7.37185025215149">
                <text:p>7.37185025215149</text:p>
              </table:table-cell>
              <table:table-cell office:value-type="float" office:value="7.4052095413208">
                <text:p>7.4052095413208</text:p>
              </table:table-cell>
              <table:table-cell office:value-type="float" office:value="7.43856906890869">
                <text:p>7.43856906890869</text:p>
              </table:table-cell>
              <table:table-cell office:value-type="float" office:value="7.50528764724731">
                <text:p>7.50528764724731</text:p>
              </table:table-cell>
              <table:table-cell office:value-type="float" office:value="7.57200622558594">
                <text:p>7.57200622558594</text:p>
              </table:table-cell>
              <table:table-cell office:value-type="float" office:value="7.63872456550598">
                <text:p>7.63872456550598</text:p>
              </table:table-cell>
              <table:table-cell office:value-type="float" office:value="7.70544266700745">
                <text:p>7.70544266700745</text:p>
              </table:table-cell>
              <table:table-cell office:value-type="float" office:value="7.73880219459534">
                <text:p>7.73880219459534</text:p>
              </table:table-cell>
              <table:table-cell office:value-type="float" office:value="7.80552053451538">
                <text:p>7.80552053451538</text:p>
              </table:table-cell>
              <table:table-cell office:value-type="float" office:value="7.87223863601685">
                <text:p>7.87223863601685</text:p>
              </table:table-cell>
              <table:table-cell office:value-type="float" office:value="7.9723162651062">
                <text:p>7.9723162651062</text:p>
              </table:table-cell>
              <table:table-cell office:value-type="float" office:value="8.00567555427551">
                <text:p>8.00567555427551</text:p>
              </table:table-cell>
              <table:table-cell office:value-type="float" office:value="8.03903484344482">
                <text:p>8.03903484344482</text:p>
              </table:table-cell>
              <table:table-cell office:value-type="float" office:value="8.07239389419556">
                <text:p>8.07239389419556</text:p>
              </table:table-cell>
              <table:table-cell office:value-type="float" office:value="8.13911247253418">
                <text:p>8.13911247253418</text:p>
              </table:table-cell>
              <table:table-cell office:value-type="float" office:value="8.17247152328491">
                <text:p>8.17247152328491</text:p>
              </table:table-cell>
              <table:table-cell office:value-type="float" office:value="8.33926796913147">
                <text:p>8.33926796913147</text:p>
              </table:table-cell>
              <table:table-cell office:value-type="float" office:value="8.67284297943115">
                <text:p>8.67284297943115</text:p>
              </table:table-cell>
              <table:table-cell office:value-type="float" office:value="8.70619773864746">
                <text:p>8.70619773864746</text:p>
              </table:table-cell>
              <table:table-cell office:value-type="float" office:value="9.00638937950134">
                <text:p>9.00638937950134</text:p>
              </table:table-cell>
              <table:table-cell office:value-type="float" office:value="9.03974390029907">
                <text:p>9.03974390029907</text:p>
              </table:table-cell>
              <table:table-cell office:value-type="float" office:value="9.13980722427368">
                <text:p>9.13980722427368</text:p>
              </table:table-cell>
              <table:table-cell office:value-type="float" office:value="9.20651602745056">
                <text:p>9.20651602745056</text:p>
              </table:table-cell>
              <table:table-cell office:value-type="float" office:value="9.27322483062744">
                <text:p>9.27322483062744</text:p>
              </table:table-cell>
              <table:table-cell office:value-type="float" office:value="9.30657935142517">
                <text:p>9.30657935142517</text:p>
              </table:table-cell>
              <table:table-cell office:value-type="float" office:value="9.33993339538574">
                <text:p>9.33993339538574</text:p>
              </table:table-cell>
              <table:table-cell office:value-type="float" office:value="9.60677123069763">
                <text:p>9.60677123069763</text:p>
              </table:table-cell>
              <table:table-cell office:value-type="float" office:value="9.97368860244751">
                <text:p>9.97368860244751</text:p>
              </table:table-cell>
              <table:table-cell office:value-type="float" office:value="10.0404007434845">
                <text:p>10.0404007434845</text:p>
              </table:table-cell>
              <table:table-cell office:value-type="float" office:value="10.1071131229401">
                <text:p>10.1071131229401</text:p>
              </table:table-cell>
              <table:table-cell office:value-type="float" office:value="10.1738252639771">
                <text:p>10.1738252639771</text:p>
              </table:table-cell>
              <table:table-cell office:value-type="float" office:value="10.240537405014">
                <text:p>10.240537405014</text:p>
              </table:table-cell>
              <table:table-cell office:value-type="float" office:value="10.3072497844696">
                <text:p>10.3072497844696</text:p>
              </table:table-cell>
              <table:table-cell office:value-type="float" office:value="10.3739619255066">
                <text:p>10.3739619255066</text:p>
              </table:table-cell>
              <table:table-cell office:value-type="float" office:value="10.4406740665436">
                <text:p>10.4406740665436</text:p>
              </table:table-cell>
              <table:table-cell office:value-type="float" office:value="10.4740302562714">
                <text:p>10.4740302562714</text:p>
              </table:table-cell>
              <table:table-cell office:value-type="float" office:value="10.5073862075806">
                <text:p>10.5073862075806</text:p>
              </table:table-cell>
              <table:table-cell office:value-type="float" office:value="10.5407423973084">
                <text:p>10.5407423973084</text:p>
              </table:table-cell>
              <table:table-cell office:value-type="float" office:value="10.6074604988098">
                <text:p>10.6074604988098</text:p>
              </table:table-cell>
              <table:table-cell office:value-type="float" office:value="10.6408200263977">
                <text:p>10.6408200263977</text:p>
              </table:table-cell>
              <table:table-cell office:value-type="float" office:value="10.6741790771484">
                <text:p>10.6741790771484</text:p>
              </table:table-cell>
              <table:table-cell office:value-type="float" office:value="10.7408976554871">
                <text:p>10.7408976554871</text:p>
              </table:table-cell>
              <table:table-cell office:value-type="float" office:value="10.8076162338257">
                <text:p>10.8076162338257</text:p>
              </table:table-cell>
              <table:table-cell office:value-type="float" office:value="10.8743348121643">
                <text:p>10.8743348121643</text:p>
              </table:table-cell>
              <table:table-cell office:value-type="float" office:value="10.9410536289215">
                <text:p>10.9410536289215</text:p>
              </table:table-cell>
              <table:table-cell office:value-type="float" office:value="10.9744126796722">
                <text:p>10.9744126796722</text:p>
              </table:table-cell>
              <table:table-cell office:value-type="float" office:value="11.041131734848">
                <text:p>11.041131734848</text:p>
              </table:table-cell>
              <table:table-cell office:value-type="float" office:value="11.1078505516052">
                <text:p>11.1078505516052</text:p>
              </table:table-cell>
              <table:table-cell office:value-type="float" office:value="11.1745691299438">
                <text:p>11.1745691299438</text:p>
              </table:table-cell>
              <table:table-cell office:value-type="float" office:value="11.2412881851196">
                <text:p>11.2412881851196</text:p>
              </table:table-cell>
              <table:table-cell office:value-type="float" office:value="11.2746479511261">
                <text:p>11.2746479511261</text:p>
              </table:table-cell>
              <table:table-cell office:value-type="float" office:value="11.3413667678833">
                <text:p>11.3413667678833</text:p>
              </table:table-cell>
              <table:table-cell office:value-type="float" office:value="11.3747265338898">
                <text:p>11.3747265338898</text:p>
              </table:table-cell>
              <table:table-cell office:value-type="float" office:value="11.441445350647">
                <text:p>11.441445350647</text:p>
              </table:table-cell>
              <table:table-cell office:value-type="float" office:value="11.4748051166534">
                <text:p>11.4748051166534</text:p>
              </table:table-cell>
              <table:table-cell office:value-type="float" office:value="11.5081646442413">
                <text:p>11.5081646442413</text:p>
              </table:table-cell>
              <table:table-cell office:value-type="float" office:value="11.5748813152313">
                <text:p>11.5748813152313</text:p>
              </table:table-cell>
              <table:table-cell office:value-type="float" office:value="11.6415951251984">
                <text:p>11.6415951251984</text:p>
              </table:table-cell>
              <table:table-cell office:value-type="float" office:value="11.708309173584">
                <text:p>11.708309173584</text:p>
              </table:table-cell>
              <table:table-cell office:value-type="float" office:value="11.7750234603882">
                <text:p>11.7750234603882</text:p>
              </table:table-cell>
              <table:table-cell office:value-type="float" office:value="11.8417372703552">
                <text:p>11.8417372703552</text:p>
              </table:table-cell>
              <table:table-cell office:value-type="float" office:value="11.8750944137573">
                <text:p>11.8750944137573</text:p>
              </table:table-cell>
              <table:table-cell office:value-type="float" office:value="11.9084513187408">
                <text:p>11.9084513187408</text:p>
              </table:table-cell>
              <table:table-cell office:value-type="float" office:value="11.9418084621429">
                <text:p>11.9418084621429</text:p>
              </table:table-cell>
              <table:table-cell office:value-type="float" office:value="12.0085225105286">
                <text:p>12.0085225105286</text:p>
              </table:table-cell>
              <table:table-cell office:value-type="float" office:value="12.0752367973328">
                <text:p>12.0752367973328</text:p>
              </table:table-cell>
              <table:table-cell office:value-type="float" office:value="12.1085937023163">
                <text:p>12.1085937023163</text:p>
              </table:table-cell>
              <table:table-cell office:value-type="float" office:value="12.208664894104">
                <text:p>12.208664894104</text:p>
              </table:table-cell>
              <table:table-cell office:value-type="float" office:value="12.2753789424896">
                <text:p>12.2753789424896</text:p>
              </table:table-cell>
              <table:table-cell office:value-type="float" office:value="12.3420934677124">
                <text:p>12.3420934677124</text:p>
              </table:table-cell>
              <table:table-cell office:value-type="float" office:value="12.3754503726959">
                <text:p>12.3754503726959</text:p>
              </table:table-cell>
              <table:table-cell office:value-type="float" office:value="12.4421646595001">
                <text:p>12.4421646595001</text:p>
              </table:table-cell>
              <table:table-cell office:value-type="float" office:value="12.5088787078857">
                <text:p>12.5088787078857</text:p>
              </table:table-cell>
              <table:table-cell office:value-type="float" office:value="12.6089670658112">
                <text:p>12.6089670658112</text:p>
              </table:table-cell>
              <table:table-cell office:value-type="float" office:value="12.6756980419159">
                <text:p>12.6756980419159</text:p>
              </table:table-cell>
              <table:table-cell office:value-type="float" office:value="12.7757954597473">
                <text:p>12.7757954597473</text:p>
              </table:table-cell>
              <table:table-cell office:value-type="float" office:value="12.8425273895264">
                <text:p>12.8425273895264</text:p>
              </table:table-cell>
              <table:table-cell office:value-type="float" office:value="12.8758933544159">
                <text:p>12.8758933544159</text:p>
              </table:table-cell>
              <table:table-cell office:value-type="float" office:value="12.909259557724">
                <text:p>12.909259557724</text:p>
              </table:table-cell>
              <table:table-cell office:value-type="float" office:value="12.9426259994507">
                <text:p>12.9426259994507</text:p>
              </table:table-cell>
              <table:table-cell office:value-type="float" office:value="13.0093584060669">
                <text:p>13.0093584060669</text:p>
              </table:table-cell>
              <table:table-cell office:value-type="float" office:value="13.0760912895203">
                <text:p>13.0760912895203</text:p>
              </table:table-cell>
              <table:table-cell office:value-type="float" office:value="13.1428244113922">
                <text:p>13.1428244113922</text:p>
              </table:table-cell>
              <table:table-cell office:value-type="float" office:value="13.1761908531189">
                <text:p>13.1761908531189</text:p>
              </table:table-cell>
              <table:table-cell office:value-type="float" office:value="13.242924451828">
                <text:p>13.242924451828</text:p>
              </table:table-cell>
              <table:table-cell office:value-type="float" office:value="13.2762911319733">
                <text:p>13.2762911319733</text:p>
              </table:table-cell>
              <table:table-cell office:value-type="float" office:value="13.3096580505371">
                <text:p>13.3096580505371</text:p>
              </table:table-cell>
              <table:table-cell office:value-type="float" office:value="13.343024969101">
                <text:p>13.343024969101</text:p>
              </table:table-cell>
              <table:table-cell office:value-type="float" office:value="13.3763921260834">
                <text:p>13.3763921260834</text:p>
              </table:table-cell>
              <table:table-cell office:value-type="float" office:value="13.4431264400482">
                <text:p>13.4431264400482</text:p>
              </table:table-cell>
              <table:table-cell office:value-type="float" office:value="13.4764935970306">
                <text:p>13.4764935970306</text:p>
              </table:table-cell>
              <table:table-cell office:value-type="float" office:value="13.5432281494141">
                <text:p>13.5432281494141</text:p>
              </table:table-cell>
              <table:table-cell office:value-type="float" office:value="13.6099390983582">
                <text:p>13.6099390983582</text:p>
              </table:table-cell>
              <table:table-cell office:value-type="float" office:value="13.6766502857208">
                <text:p>13.6766502857208</text:p>
              </table:table-cell>
              <table:table-cell office:value-type="float" office:value="13.776716709137">
                <text:p>13.776716709137</text:p>
              </table:table-cell>
              <table:table-cell office:value-type="float" office:value="13.8434276580811">
                <text:p>13.8434276580811</text:p>
              </table:table-cell>
              <table:table-cell office:value-type="float" office:value="13.9101383686066">
                <text:p>13.9101383686066</text:p>
              </table:table-cell>
              <table:table-cell office:value-type="float" office:value="13.9768493175507">
                <text:p>13.9768493175507</text:p>
              </table:table-cell>
              <table:table-cell office:value-type="float" office:value="14.0102045536041">
                <text:p>14.0102045536041</text:p>
              </table:table-cell>
              <table:table-cell office:value-type="float" office:value="14.0435600280762">
                <text:p>14.0435600280762</text:p>
              </table:table-cell>
              <table:table-cell office:value-type="float" office:value="14.0769152641296">
                <text:p>14.0769152641296</text:p>
              </table:table-cell>
              <table:table-cell office:value-type="float" office:value="14.1102705001831">
                <text:p>14.1102705001831</text:p>
              </table:table-cell>
              <table:table-cell office:value-type="float" office:value="14.1769812107086">
                <text:p>14.1769812107086</text:p>
              </table:table-cell>
              <table:table-cell office:value-type="float" office:value="14.2770466804504">
                <text:p>14.2770466804504</text:p>
              </table:table-cell>
              <table:table-cell office:value-type="float" office:value="14.3437569141388">
                <text:p>14.3437569141388</text:p>
              </table:table-cell>
              <table:table-cell office:value-type="float" office:value="14.3771121501923">
                <text:p>14.3771121501923</text:p>
              </table:table-cell>
              <table:table-cell office:value-type="float" office:value="14.4104673862457">
                <text:p>14.4104673862457</text:p>
              </table:table-cell>
              <table:table-cell office:value-type="float" office:value="14.4771776199341">
                <text:p>14.4771776199341</text:p>
              </table:table-cell>
              <table:table-cell office:value-type="float" office:value="14.5438878536224">
                <text:p>14.5438878536224</text:p>
              </table:table-cell>
              <table:table-cell office:value-type="float" office:value="14.6439557075501">
                <text:p>14.6439557075501</text:p>
              </table:table-cell>
              <table:table-cell office:value-type="float" office:value="14.7106673717499">
                <text:p>14.7106673717499</text:p>
              </table:table-cell>
              <table:table-cell office:value-type="float" office:value="14.7773790359497">
                <text:p>14.7773790359497</text:p>
              </table:table-cell>
              <table:table-cell office:value-type="float" office:value="14.8440907001495">
                <text:p>14.8440907001495</text:p>
              </table:table-cell>
              <table:table-cell office:value-type="float" office:value="14.8774464130402">
                <text:p>14.8774464130402</text:p>
              </table:table-cell>
              <table:table-cell office:value-type="float" office:value="14.9108023643494">
                <text:p>14.9108023643494</text:p>
              </table:table-cell>
              <table:table-cell office:value-type="float" office:value="14.94415807724">
                <text:p>14.94415807724</text:p>
              </table:table-cell>
              <table:table-cell office:value-type="float" office:value="15.0108697414398">
                <text:p>15.0108697414398</text:p>
              </table:table-cell>
              <table:table-cell office:value-type="float" office:value="15.0442254543304">
                <text:p>15.0442254543304</text:p>
              </table:table-cell>
              <table:table-cell office:value-type="float" office:value="15.0775811672211">
                <text:p>15.0775811672211</text:p>
              </table:table-cell>
              <table:table-cell office:value-type="float" office:value="15.1442925930023">
                <text:p>15.1442925930023</text:p>
              </table:table-cell>
              <table:table-cell office:value-type="float" office:value="15.1776483058929">
                <text:p>15.1776483058929</text:p>
              </table:table-cell>
              <table:table-cell office:value-type="float" office:value="15.2443597316742">
                <text:p>15.2443597316742</text:p>
              </table:table-cell>
              <table:table-cell office:value-type="float" office:value="15.3110709190369">
                <text:p>15.3110709190369</text:p>
              </table:table-cell>
              <table:table-cell office:value-type="float" office:value="15.3777821063995">
                <text:p>15.3777821063995</text:p>
              </table:table-cell>
              <table:table-cell office:value-type="float" office:value="15.4111378192902">
                <text:p>15.4111378192902</text:p>
              </table:table-cell>
              <table:table-cell office:value-type="float" office:value="15.4444935321808">
                <text:p>15.4444935321808</text:p>
              </table:table-cell>
              <table:table-cell office:value-type="float" office:value="15.5112047195435">
                <text:p>15.5112047195435</text:p>
              </table:table-cell>
              <table:table-cell office:value-type="float" office:value="15.5779159069061">
                <text:p>15.5779159069061</text:p>
              </table:table-cell>
              <table:table-cell office:value-type="float" office:value="15.6112716197968">
                <text:p>15.6112716197968</text:p>
              </table:table-cell>
              <table:table-cell office:value-type="float" office:value="15.677983045578">
                <text:p>15.677983045578</text:p>
              </table:table-cell>
              <table:table-cell office:value-type="float" office:value="15.7446944713593">
                <text:p>15.7446944713593</text:p>
              </table:table-cell>
              <table:table-cell office:value-type="float" office:value="15.7780501842499">
                <text:p>15.7780501842499</text:p>
              </table:table-cell>
              <table:table-cell office:value-type="float" office:value="15.8114056587219">
                <text:p>15.8114056587219</text:p>
              </table:table-cell>
              <table:table-cell office:value-type="float" office:value="15.8781168460846">
                <text:p>15.8781168460846</text:p>
              </table:table-cell>
              <table:table-cell office:value-type="float" office:value="15.9448280334473">
                <text:p>15.9448280334473</text:p>
              </table:table-cell>
              <table:table-cell office:value-type="float" office:value="15.9781837463379">
                <text:p>15.9781837463379</text:p>
              </table:table-cell>
              <table:table-cell office:value-type="float" office:value="16.0115392208099">
                <text:p>16.0115392208099</text:p>
              </table:table-cell>
              <table:table-cell office:value-type="float" office:value="16.0782504081726">
                <text:p>16.0782504081726</text:p>
              </table:table-cell>
              <table:table-cell office:value-type="float" office:value="16.1449613571167">
                <text:p>16.1449613571167</text:p>
              </table:table-cell>
              <table:table-cell office:value-type="float" office:value="16.2116723060608">
                <text:p>16.2116723060608</text:p>
              </table:table-cell>
              <table:table-cell office:value-type="float" office:value="16.2783832550049">
                <text:p>16.2783832550049</text:p>
              </table:table-cell>
              <table:table-cell office:value-type="float" office:value="16.3117387294769">
                <text:p>16.3117387294769</text:p>
              </table:table-cell>
              <table:table-cell office:value-type="float" office:value="16.3784494400024">
                <text:p>16.3784494400024</text:p>
              </table:table-cell>
              <table:table-cell office:value-type="float" office:value="16.445160150528">
                <text:p>16.445160150528</text:p>
              </table:table-cell>
              <table:table-cell office:value-type="float" office:value="16.478515625">
                <text:p>16.478515625</text:p>
              </table:table-cell>
              <table:table-cell office:value-type="float" office:value="16.5118708610535">
                <text:p>16.5118708610535</text:p>
              </table:table-cell>
              <table:table-cell office:value-type="float" office:value="16.5452263355255">
                <text:p>16.5452263355255</text:p>
              </table:table-cell>
              <table:table-cell office:value-type="float" office:value="16.578581571579">
                <text:p>16.578581571579</text:p>
              </table:table-cell>
              <table:table-cell office:value-type="float" office:value="16.6452913284302">
                <text:p>16.6452913284302</text:p>
              </table:table-cell>
              <table:table-cell office:value-type="float" office:value="16.6786463260651">
                <text:p>16.6786463260651</text:p>
              </table:table-cell>
              <table:table-cell office:value-type="float" office:value="16.7453563213348">
                <text:p>16.7453563213348</text:p>
              </table:table-cell>
              <table:table-cell office:value-type="float" office:value="16.8120663166046">
                <text:p>16.8120663166046</text:p>
              </table:table-cell>
              <table:table-cell office:value-type="float" office:value="16.8787763118744">
                <text:p>16.8787763118744</text:p>
              </table:table-cell>
              <table:table-cell office:value-type="float" office:value="16.9121310710907">
                <text:p>16.9121310710907</text:p>
              </table:table-cell>
              <table:table-cell office:value-type="float" office:value="16.9454860687256">
                <text:p>16.9454860687256</text:p>
              </table:table-cell>
              <table:table-cell office:value-type="float" office:value="17.0455503463745">
                <text:p>17.0455503463745</text:p>
              </table:table-cell>
              <table:table-cell office:value-type="float" office:value="17.0789051055908">
                <text:p>17.0789051055908</text:p>
              </table:table-cell>
              <table:table-cell office:value-type="float" office:value="17.1456146240234">
                <text:p>17.1456146240234</text:p>
              </table:table-cell>
              <table:table-cell office:value-type="float" office:value="17.2123241424561">
                <text:p>17.2123241424561</text:p>
              </table:table-cell>
              <table:table-cell office:value-type="float" office:value="17.2456789016724">
                <text:p>17.2456789016724</text:p>
              </table:table-cell>
              <table:table-cell office:value-type="float" office:value="17.3123881816864">
                <text:p>17.3123881816864</text:p>
              </table:table-cell>
              <table:table-cell office:value-type="float" office:value="17.3457429409027">
                <text:p>17.3457429409027</text:p>
              </table:table-cell>
              <table:table-cell office:value-type="float" office:value="17.4124517440796">
                <text:p>17.4124517440796</text:p>
              </table:table-cell>
              <table:table-cell office:value-type="float" office:value="17.4458065032959">
                <text:p>17.4458065032959</text:p>
              </table:table-cell>
              <table:table-cell office:value-type="float" office:value="17.5125155448914">
                <text:p>17.5125155448914</text:p>
              </table:table-cell>
              <table:table-cell office:value-type="float" office:value="17.5792286396027">
                <text:p>17.5792286396027</text:p>
              </table:table-cell>
              <table:table-cell office:value-type="float" office:value="17.645946264267">
                <text:p>17.645946264267</text:p>
              </table:table-cell>
              <table:table-cell office:value-type="float" office:value="17.6793048381805">
                <text:p>17.6793048381805</text:p>
              </table:table-cell>
              <table:table-cell office:value-type="float" office:value="17.7793807983398">
                <text:p>17.7793807983398</text:p>
              </table:table-cell>
              <table:table-cell office:value-type="float" office:value="17.846097946167">
                <text:p>17.846097946167</text:p>
              </table:table-cell>
              <table:table-cell office:value-type="float" office:value="17.8794567584991">
                <text:p>17.8794567584991</text:p>
              </table:table-cell>
              <table:table-cell office:value-type="float" office:value="17.9128155708313">
                <text:p>17.9128155708313</text:p>
              </table:table-cell>
              <table:table-cell office:value-type="float" office:value="17.979532957077">
                <text:p>17.979532957077</text:p>
              </table:table-cell>
              <table:table-cell office:value-type="float" office:value="18.0462501049042">
                <text:p>18.0462501049042</text:p>
              </table:table-cell>
              <table:table-cell office:value-type="float" office:value="18.1129677295685">
                <text:p>18.1129677295685</text:p>
              </table:table-cell>
              <table:table-cell office:value-type="float" office:value="18.1796851158142">
                <text:p>18.1796851158142</text:p>
              </table:table-cell>
              <table:table-cell office:value-type="float" office:value="18.2464025020599">
                <text:p>18.2464025020599</text:p>
              </table:table-cell>
              <table:table-cell office:value-type="float" office:value="18.2797610759735">
                <text:p>18.2797610759735</text:p>
              </table:table-cell>
              <table:table-cell office:value-type="float" office:value="18.3464787006378">
                <text:p>18.3464787006378</text:p>
              </table:table-cell>
              <table:table-cell office:value-type="float" office:value="18.4131960868835">
                <text:p>18.4131960868835</text:p>
              </table:table-cell>
              <table:table-cell office:value-type="float" office:value="18.4799137115479">
                <text:p>18.4799137115479</text:p>
              </table:table-cell>
              <table:table-cell office:value-type="float" office:value="18.5466310977936">
                <text:p>18.5466310977936</text:p>
              </table:table-cell>
              <table:table-cell office:value-type="float" office:value="18.6133513450623">
                <text:p>18.6133513450623</text:p>
              </table:table-cell>
              <table:table-cell office:value-type="float" office:value="18.6467113494873">
                <text:p>18.6467113494873</text:p>
              </table:table-cell>
              <table:table-cell office:value-type="float" office:value="18.746791601181">
                <text:p>18.746791601181</text:p>
              </table:table-cell>
              <table:table-cell office:value-type="float" office:value="18.7801518440247">
                <text:p>18.7801518440247</text:p>
              </table:table-cell>
              <table:table-cell office:value-type="float" office:value="18.8468720912933">
                <text:p>18.8468720912933</text:p>
              </table:table-cell>
              <table:table-cell office:value-type="float" office:value="18.9135921001434">
                <text:p>18.9135921001434</text:p>
              </table:table-cell>
              <table:table-cell office:value-type="float" office:value="18.9469523429871">
                <text:p>18.9469523429871</text:p>
              </table:table-cell>
              <table:table-cell office:value-type="float" office:value="18.9803125858307">
                <text:p>18.9803125858307</text:p>
              </table:table-cell>
              <table:table-cell office:value-type="float" office:value="19.0470328330994">
                <text:p>19.0470328330994</text:p>
              </table:table-cell>
              <table:table-cell office:value-type="float" office:value="19.0803933143616">
                <text:p>19.0803933143616</text:p>
              </table:table-cell>
              <table:table-cell office:value-type="float" office:value="19.1471135616303">
                <text:p>19.1471135616303</text:p>
              </table:table-cell>
              <table:table-cell office:value-type="float" office:value="19.2138340473175">
                <text:p>19.2138340473175</text:p>
              </table:table-cell>
              <table:table-cell office:value-type="float" office:value="19.2471945285797">
                <text:p>19.2471945285797</text:p>
              </table:table-cell>
              <table:table-cell office:value-type="float" office:value="19.3472752571106">
                <text:p>19.3472752571106</text:p>
              </table:table-cell>
              <table:table-cell office:value-type="float" office:value="19.3806357383728">
                <text:p>19.3806357383728</text:p>
              </table:table-cell>
              <table:table-cell office:value-type="float" office:value="19.4473562240601">
                <text:p>19.4473562240601</text:p>
              </table:table-cell>
              <table:table-cell office:value-type="float" office:value="19.4807164669037">
                <text:p>19.4807164669037</text:p>
              </table:table-cell>
              <table:table-cell office:value-type="float" office:value="19.5474371910095">
                <text:p>19.5474371910095</text:p>
              </table:table-cell>
              <table:table-cell office:value-type="float" office:value="19.6141455173492">
                <text:p>19.6141455173492</text:p>
              </table:table-cell>
              <table:table-cell office:value-type="float" office:value="19.6474993228912">
                <text:p>19.6474993228912</text:p>
              </table:table-cell>
              <table:table-cell office:value-type="float" office:value="19.7475616931915">
                <text:p>19.7475616931915</text:p>
              </table:table-cell>
              <table:table-cell office:value-type="float" office:value="19.8142695426941">
                <text:p>19.8142695426941</text:p>
              </table:table-cell>
              <table:table-cell office:value-type="float" office:value="19.8809771537781">
                <text:p>19.8809771537781</text:p>
              </table:table-cell>
              <table:table-cell office:value-type="float" office:value="19.9143311977386">
                <text:p>19.9143311977386</text:p>
              </table:table-cell>
              <table:table-cell office:value-type="float" office:value="19.9476850032806">
                <text:p>19.9476850032806</text:p>
              </table:table-cell>
              <table:table-cell office:value-type="float" office:value="20.014392375946">
                <text:p>20.014392375946</text:p>
              </table:table-cell>
              <table:table-cell office:value-type="float" office:value="20.08109998703">
                <text:p>20.08109998703</text:p>
              </table:table-cell>
              <table:table-cell office:value-type="float" office:value="20.1478073596954">
                <text:p>20.1478073596954</text:p>
              </table:table-cell>
              <table:table-cell office:value-type="float" office:value="20.2145142555237">
                <text:p>20.2145142555237</text:p>
              </table:table-cell>
              <table:table-cell office:value-type="float" office:value="20.2812213897705">
                <text:p>20.2812213897705</text:p>
              </table:table-cell>
              <table:table-cell office:value-type="float" office:value="20.3479282855988">
                <text:p>20.3479282855988</text:p>
              </table:table-cell>
              <table:table-cell office:value-type="float" office:value="20.3812818527222">
                <text:p>20.3812818527222</text:p>
              </table:table-cell>
              <table:table-cell office:value-type="float" office:value="20.414635181427">
                <text:p>20.414635181427</text:p>
              </table:table-cell>
              <table:table-cell office:value-type="float" office:value="20.4479887485504">
                <text:p>20.4479887485504</text:p>
              </table:table-cell>
              <table:table-cell office:value-type="float" office:value="20.4813418388367">
                <text:p>20.4813418388367</text:p>
              </table:table-cell>
              <table:table-cell office:value-type="float" office:value="20.5146951675415">
                <text:p>20.5146951675415</text:p>
              </table:table-cell>
              <table:table-cell office:value-type="float" office:value="20.5814077854156">
                <text:p>20.5814077854156</text:p>
              </table:table-cell>
              <table:table-cell office:value-type="float" office:value="20.6147668361664">
                <text:p>20.6147668361664</text:p>
              </table:table-cell>
              <table:table-cell office:value-type="float" office:value="20.6481258869171">
                <text:p>20.6481258869171</text:p>
              </table:table-cell>
              <table:table-cell office:value-type="float" office:value="20.7148442268372">
                <text:p>20.7148442268372</text:p>
              </table:table-cell>
              <table:table-cell office:value-type="float" office:value="20.7815625667572">
                <text:p>20.7815625667572</text:p>
              </table:table-cell>
              <table:table-cell office:value-type="float" office:value="20.8482809066772">
                <text:p>20.8482809066772</text:p>
              </table:table-cell>
              <table:table-cell office:value-type="float" office:value="20.881639957428">
                <text:p>20.881639957428</text:p>
              </table:table-cell>
              <table:table-cell office:value-type="float" office:value="20.9149994850159">
                <text:p>20.9149994850159</text:p>
              </table:table-cell>
              <table:table-cell office:value-type="float" office:value="20.9483585357666">
                <text:p>20.9483585357666</text:p>
              </table:table-cell>
              <table:table-cell office:value-type="float" office:value="20.9817178249359">
                <text:p>20.9817178249359</text:p>
              </table:table-cell>
              <table:table-cell office:value-type="float" office:value="21.0150771141052">
                <text:p>21.0150771141052</text:p>
              </table:table-cell>
              <table:table-cell office:value-type="float" office:value="21.0484364032745">
                <text:p>21.0484364032745</text:p>
              </table:table-cell>
              <table:table-cell office:value-type="float" office:value="21.1151549816132">
                <text:p>21.1151549816132</text:p>
              </table:table-cell>
              <table:table-cell office:value-type="float" office:value="21.1818735599518">
                <text:p>21.1818735599518</text:p>
              </table:table-cell>
              <table:table-cell office:value-type="float" office:value="21.2485921382904">
                <text:p>21.2485921382904</text:p>
              </table:table-cell>
              <table:table-cell office:value-type="float" office:value="21.3153109550476">
                <text:p>21.3153109550476</text:p>
              </table:table-cell>
              <table:table-cell office:value-type="float" office:value="21.3486702442169">
                <text:p>21.3486702442169</text:p>
              </table:table-cell>
              <table:table-cell office:value-type="float" office:value="21.3820297718048">
                <text:p>21.3820297718048</text:p>
              </table:table-cell>
              <table:table-cell office:value-type="float" office:value="21.4153890609741">
                <text:p>21.4153890609741</text:p>
              </table:table-cell>
              <table:table-cell office:value-type="float" office:value="21.4487483501434">
                <text:p>21.4487483501434</text:p>
              </table:table-cell>
              <table:table-cell office:value-type="float" office:value="21.5154671669006">
                <text:p>21.5154671669006</text:p>
              </table:table-cell>
              <table:table-cell office:value-type="float" office:value="21.582181930542">
                <text:p>21.582181930542</text:p>
              </table:table-cell>
              <table:table-cell office:value-type="float" office:value="21.6488928794861">
                <text:p>21.6488928794861</text:p>
              </table:table-cell>
              <table:table-cell office:value-type="float" office:value="21.7156035900116">
                <text:p>21.7156035900116</text:p>
              </table:table-cell>
              <table:table-cell office:value-type="float" office:value="21.7823143005371">
                <text:p>21.7823143005371</text:p>
              </table:table-cell>
              <table:table-cell office:value-type="float" office:value="21.8490250110626">
                <text:p>21.8490250110626</text:p>
              </table:table-cell>
              <table:table-cell office:value-type="float" office:value="21.8823802471161">
                <text:p>21.8823802471161</text:p>
              </table:table-cell>
              <table:table-cell office:value-type="float" office:value="21.9157357215881">
                <text:p>21.9157357215881</text:p>
              </table:table-cell>
              <table:table-cell office:value-type="float" office:value="21.9490909576416">
                <text:p>21.9490909576416</text:p>
              </table:table-cell>
              <table:table-cell office:value-type="float" office:value="21.9824461936951">
                <text:p>21.9824461936951</text:p>
              </table:table-cell>
              <table:table-cell office:value-type="float" office:value="22.0158014297485">
                <text:p>22.0158014297485</text:p>
              </table:table-cell>
              <table:table-cell office:value-type="float" office:value="22.0825119018555">
                <text:p>22.0825119018555</text:p>
              </table:table-cell>
              <table:table-cell office:value-type="float" office:value="22.1492223739624">
                <text:p>22.1492223739624</text:p>
              </table:table-cell>
              <table:table-cell office:value-type="float" office:value="22.2159328460693">
                <text:p>22.2159328460693</text:p>
              </table:table-cell>
              <table:table-cell office:value-type="float" office:value="22.2826430797577">
                <text:p>22.2826430797577</text:p>
              </table:table-cell>
              <table:table-cell office:value-type="float" office:value="22.3159983158112">
                <text:p>22.3159983158112</text:p>
              </table:table-cell>
              <table:table-cell office:value-type="float" office:value="22.349353313446">
                <text:p>22.349353313446</text:p>
              </table:table-cell>
              <table:table-cell office:value-type="float" office:value="22.3827083110809">
                <text:p>22.3827083110809</text:p>
              </table:table-cell>
              <table:table-cell office:value-type="float" office:value="22.4494185447693">
                <text:p>22.4494185447693</text:p>
              </table:table-cell>
              <table:table-cell office:value-type="float" office:value="22.4827737808228">
                <text:p>22.4827737808228</text:p>
              </table:table-cell>
              <table:table-cell office:value-type="float" office:value="22.5161287784576">
                <text:p>22.5161287784576</text:p>
              </table:table-cell>
            </table:table-row>
          </table:table-header-rows>
          <table:table-rows>
            <table:table-row>
              <table:table-cell office:value-type="string">
                <text:p>x_disp-axis</text:p>
                <draw:g>
                  <svg:desc>flat14.A5:flat14.A5</svg:desc>
                </draw:g>
              </table:table-cell>
              <table:table-cell office:value-type="float" office:value="-0.180627350369821">
                <text:p>-0.180627350369821</text:p>
                <draw:g>
                  <svg:desc>flat14.B5:flat14.OB5</svg:desc>
                </draw:g>
              </table:table-cell>
              <table:table-cell office:value-type="float" office:value="-0.180639807931617">
                <text:p>-0.180639807931617</text:p>
              </table:table-cell>
              <table:table-cell office:value-type="float" office:value="-0.180766290475545">
                <text:p>-0.180766290475545</text:p>
              </table:table-cell>
              <table:table-cell office:value-type="float" office:value="-0.180574605780819">
                <text:p>-0.180574605780819</text:p>
              </table:table-cell>
              <table:table-cell office:value-type="float" office:value="-0.180509025693767">
                <text:p>-0.180509025693767</text:p>
              </table:table-cell>
              <table:table-cell office:value-type="float" office:value="-0.180536894291322">
                <text:p>-0.180536894291322</text:p>
              </table:table-cell>
              <table:table-cell office:value-type="float" office:value="-0.180647957160445">
                <text:p>-0.180647957160445</text:p>
              </table:table-cell>
              <table:table-cell office:value-type="float" office:value="-0.18044649702118">
                <text:p>-0.18044649702118</text:p>
              </table:table-cell>
              <table:table-cell office:value-type="float" office:value="-0.180460160760462">
                <text:p>-0.180460160760462</text:p>
              </table:table-cell>
              <table:table-cell office:value-type="float" office:value="-0.180525710654859">
                <text:p>-0.180525710654859</text:p>
              </table:table-cell>
              <table:table-cell office:value-type="float" office:value="-0.180600187511792">
                <text:p>-0.180600187511792</text:p>
              </table:table-cell>
              <table:table-cell office:value-type="float" office:value="-0.180557240716727">
                <text:p>-0.180557240716727</text:p>
              </table:table-cell>
              <table:table-cell office:value-type="float" office:value="-0.180571890115882">
                <text:p>-0.180571890115882</text:p>
              </table:table-cell>
              <table:table-cell office:value-type="float" office:value="-0.180627189937274">
                <text:p>-0.180627189937274</text:p>
              </table:table-cell>
              <table:table-cell office:value-type="float" office:value="-0.180466409768728">
                <text:p>-0.180466409768728</text:p>
              </table:table-cell>
              <table:table-cell office:value-type="float" office:value="-0.180532094509711">
                <text:p>-0.180532094509711</text:p>
              </table:table-cell>
              <table:table-cell office:value-type="float" office:value="-0.180538919613467">
                <text:p>-0.180538919613467</text:p>
              </table:table-cell>
              <table:table-cell office:value-type="float" office:value="-0.180700046991634">
                <text:p>-0.180700046991634</text:p>
              </table:table-cell>
              <table:table-cell office:value-type="float" office:value="-0.180543605876079">
                <text:p>-0.180543605876079</text:p>
              </table:table-cell>
              <table:table-cell office:value-type="float" office:value="-0.18059693503601">
                <text:p>-0.18059693503601</text:p>
              </table:table-cell>
              <table:table-cell office:value-type="float" office:value="-0.180633446156457">
                <text:p>-0.180633446156457</text:p>
              </table:table-cell>
              <table:table-cell office:value-type="float" office:value="-0.180766213561916">
                <text:p>-0.180766213561916</text:p>
              </table:table-cell>
              <table:table-cell office:value-type="float" office:value="-0.180663393859783">
                <text:p>-0.180663393859783</text:p>
              </table:table-cell>
              <table:table-cell office:value-type="float" office:value="-0.180500214448257">
                <text:p>-0.180500214448257</text:p>
              </table:table-cell>
              <table:table-cell office:value-type="float" office:value="-0.180528882222506">
                <text:p>-0.180528882222506</text:p>
              </table:table-cell>
              <table:table-cell office:value-type="float" office:value="-0.180540918539306">
                <text:p>-0.180540918539306</text:p>
              </table:table-cell>
              <table:table-cell office:value-type="float" office:value="-0.180593553512008">
                <text:p>-0.180593553512008</text:p>
              </table:table-cell>
              <table:table-cell office:value-type="float" office:value="-0.180652006164067">
                <text:p>-0.180652006164067</text:p>
              </table:table-cell>
              <table:table-cell office:value-type="float" office:value="-0.180830468448302">
                <text:p>-0.180830468448302</text:p>
              </table:table-cell>
              <table:table-cell office:value-type="float" office:value="-0.180628589863587">
                <text:p>-0.180628589863587</text:p>
              </table:table-cell>
              <table:table-cell office:value-type="float" office:value="-0.180672522810623">
                <text:p>-0.180672522810623</text:p>
              </table:table-cell>
              <table:table-cell office:value-type="float" office:value="-0.18051659695851">
                <text:p>-0.18051659695851</text:p>
              </table:table-cell>
              <table:table-cell office:value-type="float" office:value="-0.180524395797913">
                <text:p>-0.180524395797913</text:p>
              </table:table-cell>
              <table:table-cell office:value-type="float" office:value="-0.180628148952006">
                <text:p>-0.180628148952006</text:p>
              </table:table-cell>
              <table:table-cell office:value-type="float" office:value="-0.180678377963953">
                <text:p>-0.180678377963953</text:p>
              </table:table-cell>
              <table:table-cell office:value-type="float" office:value="-0.180476180652393">
                <text:p>-0.180476180652393</text:p>
              </table:table-cell>
              <table:table-cell office:value-type="float" office:value="-0.180682994714613">
                <text:p>-0.180682994714613</text:p>
              </table:table-cell>
              <table:table-cell office:value-type="float" office:value="-0.180539787030796">
                <text:p>-0.180539787030796</text:p>
              </table:table-cell>
              <table:table-cell office:value-type="float" office:value="-0.180614298277102">
                <text:p>-0.180614298277102</text:p>
              </table:table-cell>
              <table:table-cell office:value-type="float" office:value="-0.180665360437103">
                <text:p>-0.180665360437103</text:p>
              </table:table-cell>
              <table:table-cell office:value-type="float" office:value="-0.180771131627369">
                <text:p>-0.180771131627369</text:p>
              </table:table-cell>
              <table:table-cell office:value-type="float" office:value="-0.180693188494504">
                <text:p>-0.180693188494504</text:p>
              </table:table-cell>
              <table:table-cell office:value-type="float" office:value="-0.180700782747943">
                <text:p>-0.180700782747943</text:p>
              </table:table-cell>
              <table:table-cell office:value-type="float" office:value="-0.180738488570232">
                <text:p>-0.180738488570232</text:p>
              </table:table-cell>
              <table:table-cell office:value-type="float" office:value="-0.180692980342919">
                <text:p>-0.180692980342919</text:p>
              </table:table-cell>
              <table:table-cell office:value-type="float" office:value="-0.180542343420383">
                <text:p>-0.180542343420383</text:p>
              </table:table-cell>
              <table:table-cell office:value-type="float" office:value="-0.180739695843066">
                <text:p>-0.180739695843066</text:p>
              </table:table-cell>
              <table:table-cell office:value-type="float" office:value="-0.180615556210397">
                <text:p>-0.180615556210397</text:p>
              </table:table-cell>
              <table:table-cell office:value-type="float" office:value="-0.180659094757197">
                <text:p>-0.180659094757197</text:p>
              </table:table-cell>
              <table:table-cell office:value-type="float" office:value="-0.180876362477857">
                <text:p>-0.180876362477857</text:p>
              </table:table-cell>
              <table:table-cell office:value-type="float" office:value="-0.180704048039302">
                <text:p>-0.180704048039302</text:p>
              </table:table-cell>
              <table:table-cell office:value-type="float" office:value="-0.180698280299147">
                <text:p>-0.180698280299147</text:p>
              </table:table-cell>
              <table:table-cell office:value-type="float" office:value="-0.180631988396632">
                <text:p>-0.180631988396632</text:p>
              </table:table-cell>
              <table:table-cell office:value-type="float" office:value="-0.180607530303857">
                <text:p>-0.180607530303857</text:p>
              </table:table-cell>
              <table:table-cell office:value-type="float" office:value="-0.180552304450332">
                <text:p>-0.180552304450332</text:p>
              </table:table-cell>
              <table:table-cell office:value-type="float" office:value="-0.180648170672835">
                <text:p>-0.180648170672835</text:p>
              </table:table-cell>
              <table:table-cell office:value-type="float" office:value="-0.18070975862547">
                <text:p>-0.18070975862547</text:p>
              </table:table-cell>
              <table:table-cell office:value-type="float" office:value="-0.180581969199459">
                <text:p>-0.180581969199459</text:p>
              </table:table-cell>
              <table:table-cell office:value-type="float" office:value="-0.180679960802196">
                <text:p>-0.180679960802196</text:p>
              </table:table-cell>
              <table:table-cell office:value-type="float" office:value="-0.180628337634491">
                <text:p>-0.180628337634491</text:p>
              </table:table-cell>
              <table:table-cell office:value-type="float" office:value="-0.180675443364777">
                <text:p>-0.180675443364777</text:p>
              </table:table-cell>
              <table:table-cell office:value-type="float" office:value="-0.18064211400219">
                <text:p>-0.18064211400219</text:p>
              </table:table-cell>
              <table:table-cell office:value-type="float" office:value="-0.180509635080677">
                <text:p>-0.180509635080677</text:p>
              </table:table-cell>
              <table:table-cell office:value-type="float" office:value="-0.180557529691772">
                <text:p>-0.180557529691772</text:p>
              </table:table-cell>
              <table:table-cell office:value-type="float" office:value="-0.180626888059795">
                <text:p>-0.180626888059795</text:p>
              </table:table-cell>
              <table:table-cell office:value-type="float" office:value="-0.180530158812008">
                <text:p>-0.180530158812008</text:p>
              </table:table-cell>
              <table:table-cell office:value-type="float" office:value="-0.180461720484458">
                <text:p>-0.180461720484458</text:p>
              </table:table-cell>
              <table:table-cell office:value-type="float" office:value="-0.180618205243046">
                <text:p>-0.180618205243046</text:p>
              </table:table-cell>
              <table:table-cell office:value-type="float" office:value="-0.180554933571445">
                <text:p>-0.180554933571445</text:p>
              </table:table-cell>
              <table:table-cell office:value-type="float" office:value="-0.180613059864659">
                <text:p>-0.180613059864659</text:p>
              </table:table-cell>
              <table:table-cell office:value-type="float" office:value="-0.18058002855215">
                <text:p>-0.18058002855215</text:p>
              </table:table-cell>
              <table:table-cell office:value-type="float" office:value="-0.180469955274029">
                <text:p>-0.180469955274029</text:p>
              </table:table-cell>
              <table:table-cell office:value-type="float" office:value="-0.180568295036447">
                <text:p>-0.180568295036447</text:p>
              </table:table-cell>
              <table:table-cell office:value-type="float" office:value="-0.180627600549266">
                <text:p>-0.180627600549266</text:p>
              </table:table-cell>
              <table:table-cell office:value-type="float" office:value="-0.180561596256594">
                <text:p>-0.180561596256594</text:p>
              </table:table-cell>
              <table:table-cell office:value-type="float" office:value="-0.180551474149284">
                <text:p>-0.180551474149284</text:p>
              </table:table-cell>
              <table:table-cell office:value-type="float" office:value="-0.180443944942341">
                <text:p>-0.180443944942341</text:p>
              </table:table-cell>
              <table:table-cell office:value-type="float" office:value="-0.180502145675533">
                <text:p>-0.180502145675533</text:p>
              </table:table-cell>
              <table:table-cell office:value-type="float" office:value="-0.180573508753861">
                <text:p>-0.180573508753861</text:p>
              </table:table-cell>
              <table:table-cell office:value-type="float" office:value="-0.180516687467321">
                <text:p>-0.180516687467321</text:p>
              </table:table-cell>
              <table:table-cell office:value-type="float" office:value="-0.180640875703164">
                <text:p>-0.180640875703164</text:p>
              </table:table-cell>
              <table:table-cell office:value-type="float" office:value="-0.180658804513519">
                <text:p>-0.180658804513519</text:p>
              </table:table-cell>
              <table:table-cell office:value-type="float" office:value="-0.180564215348444">
                <text:p>-0.180564215348444</text:p>
              </table:table-cell>
              <table:table-cell office:value-type="float" office:value="-0.180903597418873">
                <text:p>-0.180903597418873</text:p>
              </table:table-cell>
              <table:table-cell office:value-type="float" office:value="-0.180562326741455">
                <text:p>-0.180562326741455</text:p>
              </table:table-cell>
              <table:table-cell office:value-type="float" office:value="-0.180638208619156">
                <text:p>-0.180638208619156</text:p>
              </table:table-cell>
              <table:table-cell office:value-type="float" office:value="-0.180440870033674">
                <text:p>-0.180440870033674</text:p>
              </table:table-cell>
              <table:table-cell office:value-type="float" office:value="-0.180499875218931">
                <text:p>-0.180499875218931</text:p>
              </table:table-cell>
              <table:table-cell office:value-type="float" office:value="-0.182977181285139">
                <text:p>-0.182977181285139</text:p>
              </table:table-cell>
              <table:table-cell office:value-type="float" office:value="-0.185144277404969">
                <text:p>-0.185144277404969</text:p>
              </table:table-cell>
              <table:table-cell office:value-type="float" office:value="-0.183626564621743">
                <text:p>-0.183626564621743</text:p>
              </table:table-cell>
              <table:table-cell office:value-type="float" office:value="-0.186026062875419">
                <text:p>-0.186026062875419</text:p>
              </table:table-cell>
              <table:table-cell office:value-type="float" office:value="-0.187284804413458">
                <text:p>-0.187284804413458</text:p>
              </table:table-cell>
              <table:table-cell office:value-type="float" office:value="-0.180270968410255">
                <text:p>-0.180270968410255</text:p>
              </table:table-cell>
              <table:table-cell office:value-type="float" office:value="-0.178084215806756">
                <text:p>-0.178084215806756</text:p>
              </table:table-cell>
              <table:table-cell office:value-type="float" office:value="-0.18508959489745">
                <text:p>-0.18508959489745</text:p>
              </table:table-cell>
              <table:table-cell office:value-type="float" office:value="-0.186281227964772">
                <text:p>-0.186281227964772</text:p>
              </table:table-cell>
              <table:table-cell office:value-type="float" office:value="-0.188319817198156">
                <text:p>-0.188319817198156</text:p>
              </table:table-cell>
              <table:table-cell office:value-type="float" office:value="-0.194994744498793">
                <text:p>-0.194994744498793</text:p>
              </table:table-cell>
              <table:table-cell office:value-type="float" office:value="-0.197320690750683">
                <text:p>-0.197320690750683</text:p>
              </table:table-cell>
              <table:table-cell office:value-type="float" office:value="-0.195944631280201">
                <text:p>-0.195944631280201</text:p>
              </table:table-cell>
              <table:table-cell office:value-type="float" office:value="-0.193678546546501">
                <text:p>-0.193678546546501</text:p>
              </table:table-cell>
              <table:table-cell office:value-type="float" office:value="-0.195608530144123">
                <text:p>-0.195608530144123</text:p>
              </table:table-cell>
              <table:table-cell office:value-type="float" office:value="-0.197023527496601">
                <text:p>-0.197023527496601</text:p>
              </table:table-cell>
              <table:table-cell office:value-type="float" office:value="-0.195255369558923">
                <text:p>-0.195255369558923</text:p>
              </table:table-cell>
              <table:table-cell office:value-type="float" office:value="-0.199120155538205">
                <text:p>-0.199120155538205</text:p>
              </table:table-cell>
              <table:table-cell office:value-type="float" office:value="-0.203595277538338">
                <text:p>-0.203595277538338</text:p>
              </table:table-cell>
              <table:table-cell office:value-type="float" office:value="-0.205677655934879">
                <text:p>-0.205677655934879</text:p>
              </table:table-cell>
              <table:table-cell office:value-type="float" office:value="-0.208412276840651">
                <text:p>-0.208412276840651</text:p>
              </table:table-cell>
              <table:table-cell office:value-type="float" office:value="-0.211406915370548">
                <text:p>-0.211406915370548</text:p>
              </table:table-cell>
              <table:table-cell office:value-type="float" office:value="-0.205179858010567">
                <text:p>-0.205179858010567</text:p>
              </table:table-cell>
              <table:table-cell office:value-type="float" office:value="-0.204373941677005">
                <text:p>-0.204373941677005</text:p>
              </table:table-cell>
              <table:table-cell office:value-type="float" office:value="-0.206510690186037">
                <text:p>-0.206510690186037</text:p>
              </table:table-cell>
              <table:table-cell office:value-type="float" office:value="-0.206227544589487">
                <text:p>-0.206227544589487</text:p>
              </table:table-cell>
              <table:table-cell office:value-type="float" office:value="-0.205739643819178">
                <text:p>-0.205739643819178</text:p>
              </table:table-cell>
              <table:table-cell office:value-type="float" office:value="-0.210727133809013">
                <text:p>-0.210727133809013</text:p>
              </table:table-cell>
              <table:table-cell office:value-type="float" office:value="-0.210982961648119">
                <text:p>-0.210982961648119</text:p>
              </table:table-cell>
              <table:table-cell office:value-type="float" office:value="-0.212517502463472">
                <text:p>-0.212517502463472</text:p>
              </table:table-cell>
              <table:table-cell office:value-type="float" office:value="-0.215899644526473">
                <text:p>-0.215899644526473</text:p>
              </table:table-cell>
              <table:table-cell office:value-type="float" office:value="-0.217527397864995">
                <text:p>-0.217527397864995</text:p>
              </table:table-cell>
              <table:table-cell office:value-type="float" office:value="-0.211278204971991">
                <text:p>-0.211278204971991</text:p>
              </table:table-cell>
              <table:table-cell office:value-type="float" office:value="-0.212307980406489">
                <text:p>-0.212307980406489</text:p>
              </table:table-cell>
              <table:table-cell office:value-type="float" office:value="-0.214194513150774">
                <text:p>-0.214194513150774</text:p>
              </table:table-cell>
              <table:table-cell office:value-type="float" office:value="-0.213412751649041">
                <text:p>-0.213412751649041</text:p>
              </table:table-cell>
              <table:table-cell office:value-type="float" office:value="-0.221058123066154">
                <text:p>-0.221058123066154</text:p>
              </table:table-cell>
              <table:table-cell office:value-type="float" office:value="-0.221502408621478">
                <text:p>-0.221502408621478</text:p>
              </table:table-cell>
              <table:table-cell office:value-type="float" office:value="-0.220040278175354">
                <text:p>-0.220040278175354</text:p>
              </table:table-cell>
              <table:table-cell office:value-type="float" office:value="-0.218972063765072">
                <text:p>-0.218972063765072</text:p>
              </table:table-cell>
              <table:table-cell office:value-type="float" office:value="-0.217808163021938">
                <text:p>-0.217808163021938</text:p>
              </table:table-cell>
              <table:table-cell office:value-type="float" office:value="-0.217307546489259">
                <text:p>-0.217307546489259</text:p>
              </table:table-cell>
              <table:table-cell office:value-type="float" office:value="-0.218886826311968">
                <text:p>-0.218886826311968</text:p>
              </table:table-cell>
              <table:table-cell office:value-type="float" office:value="-0.212969809320478">
                <text:p>-0.212969809320478</text:p>
              </table:table-cell>
              <table:table-cell office:value-type="float" office:value="-0.211071579454835">
                <text:p>-0.211071579454835</text:p>
              </table:table-cell>
              <table:table-cell office:value-type="float" office:value="-0.211398370646807">
                <text:p>-0.211398370646807</text:p>
              </table:table-cell>
              <table:table-cell office:value-type="float" office:value="-0.21293452349647">
                <text:p>-0.21293452349647</text:p>
              </table:table-cell>
              <table:table-cell office:value-type="float" office:value="-0.208992078339403">
                <text:p>-0.208992078339403</text:p>
              </table:table-cell>
              <table:table-cell office:value-type="float" office:value="-0.209844076897807">
                <text:p>-0.209844076897807</text:p>
              </table:table-cell>
              <table:table-cell office:value-type="float" office:value="-0.209631101771494">
                <text:p>-0.209631101771494</text:p>
              </table:table-cell>
              <table:table-cell office:value-type="float" office:value="-0.207803130117938">
                <text:p>-0.207803130117938</text:p>
              </table:table-cell>
              <table:table-cell office:value-type="float" office:value="-0.207978109822691">
                <text:p>-0.207978109822691</text:p>
              </table:table-cell>
              <table:table-cell office:value-type="float" office:value="-0.205158582066315">
                <text:p>-0.205158582066315</text:p>
              </table:table-cell>
              <table:table-cell office:value-type="float" office:value="-0.195571243504298">
                <text:p>-0.195571243504298</text:p>
              </table:table-cell>
              <table:table-cell office:value-type="float" office:value="-0.187155221793935">
                <text:p>-0.187155221793935</text:p>
              </table:table-cell>
              <table:table-cell office:value-type="float" office:value="-0.18796316370819">
                <text:p>-0.18796316370819</text:p>
              </table:table-cell>
              <table:table-cell office:value-type="float" office:value="-0.189398983053975">
                <text:p>-0.189398983053975</text:p>
              </table:table-cell>
              <table:table-cell office:value-type="float" office:value="-0.18837833536046">
                <text:p>-0.18837833536046</text:p>
              </table:table-cell>
              <table:table-cell office:value-type="float" office:value="-0.184558518501526">
                <text:p>-0.184558518501526</text:p>
              </table:table-cell>
              <table:table-cell office:value-type="float" office:value="-0.187049055213027">
                <text:p>-0.187049055213027</text:p>
              </table:table-cell>
              <table:table-cell office:value-type="float" office:value="-0.214838922272372">
                <text:p>-0.214838922272372</text:p>
              </table:table-cell>
              <table:table-cell office:value-type="float" office:value="-0.167187976896292">
                <text:p>-0.167187976896292</text:p>
              </table:table-cell>
              <table:table-cell office:value-type="float" office:value="-0.16303623630403">
                <text:p>-0.16303623630403</text:p>
              </table:table-cell>
              <table:table-cell office:value-type="float" office:value="-0.200772196676558">
                <text:p>-0.200772196676558</text:p>
              </table:table-cell>
              <table:table-cell office:value-type="float" office:value="-0.203584698638277">
                <text:p>-0.203584698638277</text:p>
              </table:table-cell>
              <table:table-cell office:value-type="float" office:value="-0.201982709564835">
                <text:p>-0.201982709564835</text:p>
              </table:table-cell>
              <table:table-cell office:value-type="float" office:value="-0.192875406321837">
                <text:p>-0.192875406321837</text:p>
              </table:table-cell>
              <table:table-cell office:value-type="float" office:value="-0.194907153500312">
                <text:p>-0.194907153500312</text:p>
              </table:table-cell>
              <table:table-cell office:value-type="float" office:value="-0.193814175716883">
                <text:p>-0.193814175716883</text:p>
              </table:table-cell>
              <table:table-cell office:value-type="float" office:value="-0.193512357043121">
                <text:p>-0.193512357043121</text:p>
              </table:table-cell>
              <table:table-cell office:value-type="float" office:value="-0.224231742244083">
                <text:p>-0.224231742244083</text:p>
              </table:table-cell>
              <table:table-cell office:value-type="float" office:value="-0.177364876934874">
                <text:p>-0.177364876934874</text:p>
              </table:table-cell>
              <table:table-cell office:value-type="float" office:value="-0.190133284604238">
                <text:p>-0.190133284604238</text:p>
              </table:table-cell>
              <table:table-cell office:value-type="float" office:value="-0.19544305828244">
                <text:p>-0.19544305828244</text:p>
              </table:table-cell>
              <table:table-cell office:value-type="float" office:value="-0.202501459335753">
                <text:p>-0.202501459335753</text:p>
              </table:table-cell>
              <table:table-cell office:value-type="float" office:value="-0.209598609848869">
                <text:p>-0.209598609848869</text:p>
              </table:table-cell>
              <table:table-cell office:value-type="float" office:value="-0.214702292865083">
                <text:p>-0.214702292865083</text:p>
              </table:table-cell>
              <table:table-cell office:value-type="float" office:value="-0.208963543325943">
                <text:p>-0.208963543325943</text:p>
              </table:table-cell>
              <table:table-cell office:value-type="float" office:value="-0.202765268200091">
                <text:p>-0.202765268200091</text:p>
              </table:table-cell>
              <table:table-cell office:value-type="float" office:value="-0.197013210525349">
                <text:p>-0.197013210525349</text:p>
              </table:table-cell>
              <table:table-cell office:value-type="float" office:value="-0.193938536368636">
                <text:p>-0.193938536368636</text:p>
              </table:table-cell>
              <table:table-cell office:value-type="float" office:value="-0.194072383380306">
                <text:p>-0.194072383380306</text:p>
              </table:table-cell>
              <table:table-cell office:value-type="float" office:value="-0.199253224983114">
                <text:p>-0.199253224983114</text:p>
              </table:table-cell>
              <table:table-cell office:value-type="float" office:value="-0.199990404411396">
                <text:p>-0.199990404411396</text:p>
              </table:table-cell>
              <table:table-cell office:value-type="float" office:value="-0.201237828009292">
                <text:p>-0.201237828009292</text:p>
              </table:table-cell>
              <table:table-cell office:value-type="float" office:value="-0.199421775034698">
                <text:p>-0.199421775034698</text:p>
              </table:table-cell>
              <table:table-cell office:value-type="float" office:value="-0.197464931625305">
                <text:p>-0.197464931625305</text:p>
              </table:table-cell>
              <table:table-cell office:value-type="float" office:value="-0.197407694917469">
                <text:p>-0.197407694917469</text:p>
              </table:table-cell>
              <table:table-cell office:value-type="float" office:value="-0.194146082150829">
                <text:p>-0.194146082150829</text:p>
              </table:table-cell>
              <table:table-cell office:value-type="float" office:value="-0.188360629665695">
                <text:p>-0.188360629665695</text:p>
              </table:table-cell>
              <table:table-cell office:value-type="float" office:value="-0.187722311744717">
                <text:p>-0.187722311744717</text:p>
              </table:table-cell>
              <table:table-cell office:value-type="float" office:value="-0.187999721032267">
                <text:p>-0.187999721032267</text:p>
              </table:table-cell>
              <table:table-cell office:value-type="float" office:value="-0.18447139809112">
                <text:p>-0.18447139809112</text:p>
              </table:table-cell>
              <table:table-cell office:value-type="float" office:value="-0.187937186334516">
                <text:p>-0.187937186334516</text:p>
              </table:table-cell>
              <table:table-cell office:value-type="float" office:value="-0.187821725680477">
                <text:p>-0.187821725680477</text:p>
              </table:table-cell>
              <table:table-cell office:value-type="float" office:value="-0.190157851435099">
                <text:p>-0.190157851435099</text:p>
              </table:table-cell>
              <table:table-cell office:value-type="float" office:value="-0.193582884957442">
                <text:p>-0.193582884957442</text:p>
              </table:table-cell>
              <table:table-cell office:value-type="float" office:value="-0.192149184219578">
                <text:p>-0.192149184219578</text:p>
              </table:table-cell>
              <table:table-cell office:value-type="float" office:value="-0.191714008979896">
                <text:p>-0.191714008979896</text:p>
              </table:table-cell>
              <table:table-cell office:value-type="float" office:value="-0.189697150284952">
                <text:p>-0.189697150284952</text:p>
              </table:table-cell>
              <table:table-cell office:value-type="float" office:value="-0.17946134745543">
                <text:p>-0.17946134745543</text:p>
              </table:table-cell>
              <table:table-cell office:value-type="float" office:value="-0.178212799651675">
                <text:p>-0.178212799651675</text:p>
              </table:table-cell>
              <table:table-cell office:value-type="float" office:value="-0.17971033723737">
                <text:p>-0.17971033723737</text:p>
              </table:table-cell>
              <table:table-cell office:value-type="float" office:value="-0.177065981028461">
                <text:p>-0.177065981028461</text:p>
              </table:table-cell>
              <table:table-cell office:value-type="float" office:value="-0.177613517132755">
                <text:p>-0.177613517132755</text:p>
              </table:table-cell>
              <table:table-cell office:value-type="float" office:value="-0.179683621693969">
                <text:p>-0.179683621693969</text:p>
              </table:table-cell>
              <table:table-cell office:value-type="float" office:value="-0.184594672727852">
                <text:p>-0.184594672727852</text:p>
              </table:table-cell>
              <table:table-cell office:value-type="float" office:value="-0.186751030074564">
                <text:p>-0.186751030074564</text:p>
              </table:table-cell>
              <table:table-cell office:value-type="float" office:value="-0.190488502424882">
                <text:p>-0.190488502424882</text:p>
              </table:table-cell>
              <table:table-cell office:value-type="float" office:value="-0.189562289667223">
                <text:p>-0.189562289667223</text:p>
              </table:table-cell>
              <table:table-cell office:value-type="float" office:value="-0.189258678163174">
                <text:p>-0.189258678163174</text:p>
              </table:table-cell>
              <table:table-cell office:value-type="float" office:value="-0.172666202549124">
                <text:p>-0.172666202549124</text:p>
              </table:table-cell>
              <table:table-cell office:value-type="float" office:value="-0.179711478583706">
                <text:p>-0.179711478583706</text:p>
              </table:table-cell>
              <table:table-cell office:value-type="float" office:value="-0.177896950472846">
                <text:p>-0.177896950472846</text:p>
              </table:table-cell>
              <table:table-cell office:value-type="float" office:value="-0.175929439862704">
                <text:p>-0.175929439862704</text:p>
              </table:table-cell>
              <table:table-cell office:value-type="float" office:value="-0.177074584366852">
                <text:p>-0.177074584366852</text:p>
              </table:table-cell>
              <table:table-cell office:value-type="float" office:value="-0.185686559509606">
                <text:p>-0.185686559509606</text:p>
              </table:table-cell>
              <table:table-cell office:value-type="float" office:value="-0.193572566466446">
                <text:p>-0.193572566466446</text:p>
              </table:table-cell>
              <table:table-cell office:value-type="float" office:value="-0.191710924956749">
                <text:p>-0.191710924956749</text:p>
              </table:table-cell>
              <table:table-cell office:value-type="float" office:value="-0.179516726093412">
                <text:p>-0.179516726093412</text:p>
              </table:table-cell>
              <table:table-cell office:value-type="float" office:value="-0.176389968615224">
                <text:p>-0.176389968615224</text:p>
              </table:table-cell>
              <table:table-cell office:value-type="float" office:value="-0.178423685008335">
                <text:p>-0.178423685008335</text:p>
              </table:table-cell>
              <table:table-cell office:value-type="float" office:value="-0.17979416927585">
                <text:p>-0.17979416927585</text:p>
              </table:table-cell>
              <table:table-cell office:value-type="float" office:value="-0.179190858608285">
                <text:p>-0.179190858608285</text:p>
              </table:table-cell>
              <table:table-cell office:value-type="float" office:value="-0.173303885395299">
                <text:p>-0.173303885395299</text:p>
              </table:table-cell>
              <table:table-cell office:value-type="float" office:value="-0.181796839707697">
                <text:p>-0.181796839707697</text:p>
              </table:table-cell>
              <table:table-cell office:value-type="float" office:value="-0.189572506830339">
                <text:p>-0.189572506830339</text:p>
              </table:table-cell>
              <table:table-cell office:value-type="float" office:value="-0.192357151034436">
                <text:p>-0.192357151034436</text:p>
              </table:table-cell>
              <table:table-cell office:value-type="float" office:value="-0.192468636394609">
                <text:p>-0.192468636394609</text:p>
              </table:table-cell>
              <table:table-cell office:value-type="float" office:value="-0.192244090462192">
                <text:p>-0.192244090462192</text:p>
              </table:table-cell>
              <table:table-cell office:value-type="float" office:value="-0.192354399944795">
                <text:p>-0.192354399944795</text:p>
              </table:table-cell>
              <table:table-cell office:value-type="float" office:value="-0.187785554699224">
                <text:p>-0.187785554699224</text:p>
              </table:table-cell>
              <table:table-cell office:value-type="float" office:value="-0.182715336983028">
                <text:p>-0.182715336983028</text:p>
              </table:table-cell>
              <table:table-cell office:value-type="float" office:value="-0.177455351426185">
                <text:p>-0.177455351426185</text:p>
              </table:table-cell>
              <table:table-cell office:value-type="float" office:value="-0.179653350169494">
                <text:p>-0.179653350169494</text:p>
              </table:table-cell>
              <table:table-cell office:value-type="float" office:value="-0.181195358704325">
                <text:p>-0.181195358704325</text:p>
              </table:table-cell>
              <table:table-cell office:value-type="float" office:value="-0.17614690470261">
                <text:p>-0.17614690470261</text:p>
              </table:table-cell>
              <table:table-cell office:value-type="float" office:value="-0.179245505044282">
                <text:p>-0.179245505044282</text:p>
              </table:table-cell>
              <table:table-cell office:value-type="float" office:value="-0.189839434443235">
                <text:p>-0.189839434443235</text:p>
              </table:table-cell>
              <table:table-cell office:value-type="float" office:value="-0.192082294226453">
                <text:p>-0.192082294226453</text:p>
              </table:table-cell>
              <table:table-cell office:value-type="float" office:value="-0.191821563739373">
                <text:p>-0.191821563739373</text:p>
              </table:table-cell>
              <table:table-cell office:value-type="float" office:value="-0.184048858265095">
                <text:p>-0.184048858265095</text:p>
              </table:table-cell>
              <table:table-cell office:value-type="float" office:value="-0.176857877934017">
                <text:p>-0.176857877934017</text:p>
              </table:table-cell>
              <table:table-cell office:value-type="float" office:value="-0.175316800285121">
                <text:p>-0.175316800285121</text:p>
              </table:table-cell>
              <table:table-cell office:value-type="float" office:value="-0.17760651578158">
                <text:p>-0.17760651578158</text:p>
              </table:table-cell>
              <table:table-cell office:value-type="float" office:value="-0.178921163404637">
                <text:p>-0.178921163404637</text:p>
              </table:table-cell>
              <table:table-cell office:value-type="float" office:value="-0.179816256416971">
                <text:p>-0.179816256416971</text:p>
              </table:table-cell>
              <table:table-cell office:value-type="float" office:value="-0.177468063889569">
                <text:p>-0.177468063889569</text:p>
              </table:table-cell>
              <table:table-cell office:value-type="float" office:value="-0.185463875508658">
                <text:p>-0.185463875508658</text:p>
              </table:table-cell>
              <table:table-cell office:value-type="float" office:value="-0.190521237458852">
                <text:p>-0.190521237458852</text:p>
              </table:table-cell>
              <table:table-cell office:value-type="float" office:value="-0.192491673535915">
                <text:p>-0.192491673535915</text:p>
              </table:table-cell>
              <table:table-cell office:value-type="float" office:value="-0.194241908227164">
                <text:p>-0.194241908227164</text:p>
              </table:table-cell>
              <table:table-cell office:value-type="float" office:value="-0.193520928299062">
                <text:p>-0.193520928299062</text:p>
              </table:table-cell>
              <table:table-cell office:value-type="float" office:value="-0.17913142339714">
                <text:p>-0.17913142339714</text:p>
              </table:table-cell>
              <table:table-cell office:value-type="float" office:value="-0.181609904856765">
                <text:p>-0.181609904856765</text:p>
              </table:table-cell>
              <table:table-cell office:value-type="float" office:value="-0.182055130316017">
                <text:p>-0.182055130316017</text:p>
              </table:table-cell>
              <table:table-cell office:value-type="float" office:value="-0.179548262100265">
                <text:p>-0.179548262100265</text:p>
              </table:table-cell>
              <table:table-cell office:value-type="float" office:value="-0.182929706277577">
                <text:p>-0.182929706277577</text:p>
              </table:table-cell>
              <table:table-cell office:value-type="float" office:value="-0.185185154478637">
                <text:p>-0.185185154478637</text:p>
              </table:table-cell>
              <table:table-cell office:value-type="float" office:value="-0.186153809200939">
                <text:p>-0.186153809200939</text:p>
              </table:table-cell>
              <table:table-cell office:value-type="float" office:value="-0.189810697941311">
                <text:p>-0.189810697941311</text:p>
              </table:table-cell>
              <table:table-cell office:value-type="float" office:value="-0.190212304154832">
                <text:p>-0.190212304154832</text:p>
              </table:table-cell>
              <table:table-cell office:value-type="float" office:value="-0.190130663035187">
                <text:p>-0.190130663035187</text:p>
              </table:table-cell>
              <table:table-cell office:value-type="float" office:value="-0.188453130227857">
                <text:p>-0.188453130227857</text:p>
              </table:table-cell>
              <table:table-cell office:value-type="float" office:value="-0.1900602778349">
                <text:p>-0.1900602778349</text:p>
              </table:table-cell>
              <table:table-cell office:value-type="float" office:value="-0.176770614094719">
                <text:p>-0.176770614094719</text:p>
              </table:table-cell>
              <table:table-cell office:value-type="float" office:value="-0.174723688846055">
                <text:p>-0.174723688846055</text:p>
              </table:table-cell>
              <table:table-cell office:value-type="float" office:value="-0.174583013341682">
                <text:p>-0.174583013341682</text:p>
              </table:table-cell>
              <table:table-cell office:value-type="float" office:value="-0.174537111759812">
                <text:p>-0.174537111759812</text:p>
              </table:table-cell>
              <table:table-cell office:value-type="float" office:value="-0.17053738631029">
                <text:p>-0.17053738631029</text:p>
              </table:table-cell>
              <table:table-cell office:value-type="float" office:value="-0.177091092613482">
                <text:p>-0.177091092613482</text:p>
              </table:table-cell>
              <table:table-cell office:value-type="float" office:value="-0.179853914325567">
                <text:p>-0.179853914325567</text:p>
              </table:table-cell>
              <table:table-cell office:value-type="float" office:value="-0.182898758852482">
                <text:p>-0.182898758852482</text:p>
              </table:table-cell>
              <table:table-cell office:value-type="float" office:value="-0.182676442915406">
                <text:p>-0.182676442915406</text:p>
              </table:table-cell>
              <table:table-cell office:value-type="float" office:value="-0.181763481149052">
                <text:p>-0.181763481149052</text:p>
              </table:table-cell>
              <table:table-cell office:value-type="float" office:value="-0.177838196535151">
                <text:p>-0.177838196535151</text:p>
              </table:table-cell>
              <table:table-cell office:value-type="float" office:value="-0.170526362228042">
                <text:p>-0.170526362228042</text:p>
              </table:table-cell>
              <table:table-cell office:value-type="float" office:value="-0.16711524214098">
                <text:p>-0.16711524214098</text:p>
              </table:table-cell>
              <table:table-cell office:value-type="float" office:value="-0.17016556803482">
                <text:p>-0.17016556803482</text:p>
              </table:table-cell>
              <table:table-cell office:value-type="float" office:value="-0.169707416070234">
                <text:p>-0.169707416070234</text:p>
              </table:table-cell>
              <table:table-cell office:value-type="float" office:value="-0.169364175071116">
                <text:p>-0.169364175071116</text:p>
              </table:table-cell>
              <table:table-cell office:value-type="float" office:value="-0.163850243956466">
                <text:p>-0.163850243956466</text:p>
              </table:table-cell>
              <table:table-cell office:value-type="float" office:value="-0.176808845013476">
                <text:p>-0.176808845013476</text:p>
              </table:table-cell>
              <table:table-cell office:value-type="float" office:value="-0.185214338732683">
                <text:p>-0.185214338732683</text:p>
              </table:table-cell>
              <table:table-cell office:value-type="float" office:value="-0.18895945059107">
                <text:p>-0.18895945059107</text:p>
              </table:table-cell>
              <table:table-cell office:value-type="float" office:value="-0.188527809990472">
                <text:p>-0.188527809990472</text:p>
              </table:table-cell>
              <table:table-cell office:value-type="float" office:value="-0.184891764581732">
                <text:p>-0.184891764581732</text:p>
              </table:table-cell>
              <table:table-cell office:value-type="float" office:value="-0.170749050343019">
                <text:p>-0.170749050343019</text:p>
              </table:table-cell>
              <table:table-cell office:value-type="float" office:value="-0.167620867168371">
                <text:p>-0.167620867168371</text:p>
              </table:table-cell>
              <table:table-cell office:value-type="float" office:value="-0.170599775505545">
                <text:p>-0.170599775505545</text:p>
              </table:table-cell>
              <table:table-cell office:value-type="float" office:value="-0.171070822007067">
                <text:p>-0.171070822007067</text:p>
              </table:table-cell>
              <table:table-cell office:value-type="float" office:value="-0.171918755052132">
                <text:p>-0.171918755052132</text:p>
              </table:table-cell>
              <table:table-cell office:value-type="float" office:value="-0.167046477339187">
                <text:p>-0.167046477339187</text:p>
              </table:table-cell>
              <table:table-cell office:value-type="float" office:value="-0.166912193584059">
                <text:p>-0.166912193584059</text:p>
              </table:table-cell>
              <table:table-cell office:value-type="float" office:value="-0.179163840016447">
                <text:p>-0.179163840016447</text:p>
              </table:table-cell>
              <table:table-cell office:value-type="float" office:value="-0.189572965358068">
                <text:p>-0.189572965358068</text:p>
              </table:table-cell>
              <table:table-cell office:value-type="float" office:value="-0.193328479468352">
                <text:p>-0.193328479468352</text:p>
              </table:table-cell>
              <table:table-cell office:value-type="float" office:value="-0.193335899717547">
                <text:p>-0.193335899717547</text:p>
              </table:table-cell>
              <table:table-cell office:value-type="float" office:value="-0.194307376431353">
                <text:p>-0.194307376431353</text:p>
              </table:table-cell>
              <table:table-cell office:value-type="float" office:value="-0.174910221661322">
                <text:p>-0.174910221661322</text:p>
              </table:table-cell>
              <table:table-cell office:value-type="float" office:value="-0.16886470481426">
                <text:p>-0.16886470481426</text:p>
              </table:table-cell>
              <table:table-cell office:value-type="float" office:value="-0.175870205673385">
                <text:p>-0.175870205673385</text:p>
              </table:table-cell>
              <table:table-cell office:value-type="float" office:value="-0.17660015702116">
                <text:p>-0.17660015702116</text:p>
              </table:table-cell>
              <table:table-cell office:value-type="float" office:value="-0.17374017079771">
                <text:p>-0.17374017079771</text:p>
              </table:table-cell>
              <table:table-cell office:value-type="float" office:value="-0.173787797818382">
                <text:p>-0.173787797818382</text:p>
              </table:table-cell>
              <table:table-cell office:value-type="float" office:value="-0.177526796112303">
                <text:p>-0.177526796112303</text:p>
              </table:table-cell>
              <table:table-cell office:value-type="float" office:value="-0.181018082914497">
                <text:p>-0.181018082914497</text:p>
              </table:table-cell>
              <table:table-cell office:value-type="float" office:value="-0.183579265003882">
                <text:p>-0.183579265003882</text:p>
              </table:table-cell>
              <table:table-cell office:value-type="float" office:value="-0.184473978981744">
                <text:p>-0.184473978981744</text:p>
              </table:table-cell>
              <table:table-cell office:value-type="float" office:value="-0.184786953065135">
                <text:p>-0.184786953065135</text:p>
              </table:table-cell>
              <table:table-cell office:value-type="float" office:value="-0.174173567139826">
                <text:p>-0.174173567139826</text:p>
              </table:table-cell>
              <table:table-cell office:value-type="float" office:value="-0.177276460739068">
                <text:p>-0.177276460739068</text:p>
              </table:table-cell>
              <table:table-cell office:value-type="float" office:value="-0.182123652837229">
                <text:p>-0.182123652837229</text:p>
              </table:table-cell>
              <table:table-cell office:value-type="float" office:value="-0.180773375796094">
                <text:p>-0.180773375796094</text:p>
              </table:table-cell>
              <table:table-cell office:value-type="float" office:value="-0.174098186320546">
                <text:p>-0.174098186320546</text:p>
              </table:table-cell>
              <table:table-cell office:value-type="float" office:value="-0.179827896854955">
                <text:p>-0.179827896854955</text:p>
              </table:table-cell>
              <table:table-cell office:value-type="float" office:value="-0.188158266110628">
                <text:p>-0.188158266110628</text:p>
              </table:table-cell>
              <table:table-cell office:value-type="float" office:value="-0.18807985845629">
                <text:p>-0.18807985845629</text:p>
              </table:table-cell>
              <table:table-cell office:value-type="float" office:value="-0.188113046777932">
                <text:p>-0.188113046777932</text:p>
              </table:table-cell>
              <table:table-cell office:value-type="float" office:value="-0.175821191003905">
                <text:p>-0.175821191003905</text:p>
              </table:table-cell>
              <table:table-cell office:value-type="float" office:value="-0.161022577825697">
                <text:p>-0.161022577825697</text:p>
              </table:table-cell>
              <table:table-cell office:value-type="float" office:value="-0.157685767193504">
                <text:p>-0.157685767193504</text:p>
              </table:table-cell>
              <table:table-cell office:value-type="float" office:value="-0.160221639888807">
                <text:p>-0.160221639888807</text:p>
              </table:table-cell>
              <table:table-cell office:value-type="float" office:value="-0.163788586706675">
                <text:p>-0.163788586706675</text:p>
              </table:table-cell>
              <table:table-cell office:value-type="float" office:value="-0.16431857399306">
                <text:p>-0.16431857399306</text:p>
              </table:table-cell>
              <table:table-cell office:value-type="float" office:value="-0.16359525452131">
                <text:p>-0.16359525452131</text:p>
              </table:table-cell>
              <table:table-cell office:value-type="float" office:value="-0.161707886024192">
                <text:p>-0.161707886024192</text:p>
              </table:table-cell>
              <table:table-cell office:value-type="float" office:value="-0.16183146859338">
                <text:p>-0.16183146859338</text:p>
              </table:table-cell>
              <table:table-cell office:value-type="float" office:value="-0.162635714127049">
                <text:p>-0.162635714127049</text:p>
              </table:table-cell>
              <table:table-cell office:value-type="float" office:value="-0.162652299293084">
                <text:p>-0.162652299293084</text:p>
              </table:table-cell>
              <table:table-cell office:value-type="float" office:value="-0.162115790265317">
                <text:p>-0.162115790265317</text:p>
              </table:table-cell>
              <table:table-cell office:value-type="float" office:value="-0.162326248942325">
                <text:p>-0.162326248942325</text:p>
              </table:table-cell>
              <table:table-cell office:value-type="float" office:value="-0.162373687551374">
                <text:p>-0.162373687551374</text:p>
              </table:table-cell>
              <table:table-cell office:value-type="float" office:value="-0.162395150436904">
                <text:p>-0.162395150436904</text:p>
              </table:table-cell>
              <table:table-cell office:value-type="float" office:value="-0.162262187362694">
                <text:p>-0.162262187362694</text:p>
              </table:table-cell>
              <table:table-cell office:value-type="float" office:value="-0.162191356245997">
                <text:p>-0.162191356245997</text:p>
              </table:table-cell>
              <table:table-cell office:value-type="float" office:value="-0.162365425661122">
                <text:p>-0.162365425661122</text:p>
              </table:table-cell>
              <table:table-cell office:value-type="float" office:value="-0.162439999027111">
                <text:p>-0.162439999027111</text:p>
              </table:table-cell>
              <table:table-cell office:value-type="float" office:value="-0.162354393663857">
                <text:p>-0.162354393663857</text:p>
              </table:table-cell>
              <table:table-cell office:value-type="float" office:value="-0.162461815218779">
                <text:p>-0.162461815218779</text:p>
              </table:table-cell>
              <table:table-cell office:value-type="float" office:value="-0.162399316664654">
                <text:p>-0.162399316664654</text:p>
              </table:table-cell>
              <table:table-cell office:value-type="float" office:value="-0.16233216861288">
                <text:p>-0.16233216861288</text:p>
              </table:table-cell>
              <table:table-cell office:value-type="float" office:value="-0.162352572235644">
                <text:p>-0.162352572235644</text:p>
              </table:table-cell>
              <table:table-cell office:value-type="float" office:value="-0.162340704234803">
                <text:p>-0.162340704234803</text:p>
              </table:table-cell>
              <table:table-cell office:value-type="float" office:value="-0.16239703823398">
                <text:p>-0.16239703823398</text:p>
              </table:table-cell>
              <table:table-cell office:value-type="float" office:value="-0.162482087689103">
                <text:p>-0.162482087689103</text:p>
              </table:table-cell>
              <table:table-cell office:value-type="float" office:value="-0.162377878567245">
                <text:p>-0.162377878567245</text:p>
              </table:table-cell>
              <table:table-cell office:value-type="float" office:value="-0.162421217890489">
                <text:p>-0.162421217890489</text:p>
              </table:table-cell>
              <table:table-cell office:value-type="float" office:value="-0.162464150297518">
                <text:p>-0.162464150297518</text:p>
              </table:table-cell>
              <table:table-cell office:value-type="float" office:value="-0.162406119225174">
                <text:p>-0.162406119225174</text:p>
              </table:table-cell>
              <table:table-cell office:value-type="float" office:value="-0.16229957528386">
                <text:p>-0.16229957528386</text:p>
              </table:table-cell>
              <table:table-cell office:value-type="float" office:value="-0.162262756676185">
                <text:p>-0.162262756676185</text:p>
              </table:table-cell>
              <table:table-cell office:value-type="float" office:value="-0.162419598548241">
                <text:p>-0.162419598548241</text:p>
              </table:table-cell>
              <table:table-cell office:value-type="float" office:value="-0.16235583657802">
                <text:p>-0.16235583657802</text:p>
              </table:table-cell>
              <table:table-cell office:value-type="float" office:value="-0.162375573266415">
                <text:p>-0.162375573266415</text:p>
              </table:table-cell>
              <table:table-cell office:value-type="float" office:value="-0.162302289512494">
                <text:p>-0.162302289512494</text:p>
              </table:table-cell>
              <table:table-cell office:value-type="float" office:value="-0.162340047258101">
                <text:p>-0.162340047258101</text:p>
              </table:table-cell>
              <table:table-cell office:value-type="float" office:value="-0.162295154657532">
                <text:p>-0.162295154657532</text:p>
              </table:table-cell>
              <table:table-cell office:value-type="float" office:value="-0.162380911104585">
                <text:p>-0.162380911104585</text:p>
              </table:table-cell>
              <table:table-cell office:value-type="float" office:value="-0.162380949850069">
                <text:p>-0.162380949850069</text:p>
              </table:table-cell>
              <table:table-cell office:value-type="float" office:value="-0.162368485659927">
                <text:p>-0.162368485659927</text:p>
              </table:table-cell>
              <table:table-cell office:value-type="float" office:value="-0.162355685528892">
                <text:p>-0.162355685528892</text:p>
              </table:table-cell>
              <table:table-cell office:value-type="float" office:value="-0.162368257088558">
                <text:p>-0.162368257088558</text:p>
              </table:table-cell>
              <table:table-cell office:value-type="float" office:value="-0.162401296899009">
                <text:p>-0.162401296899009</text:p>
              </table:table-cell>
              <table:table-cell office:value-type="float" office:value="-0.162395597111444">
                <text:p>-0.162395597111444</text:p>
              </table:table-cell>
              <table:table-cell office:value-type="float" office:value="-0.16239002096941">
                <text:p>-0.16239002096941</text:p>
              </table:table-cell>
              <table:table-cell office:value-type="float" office:value="-0.162357509015516">
                <text:p>-0.162357509015516</text:p>
              </table:table-cell>
              <table:table-cell office:value-type="float" office:value="-0.162320295176145">
                <text:p>-0.162320295176145</text:p>
              </table:table-cell>
              <table:table-cell office:value-type="float" office:value="-0.16234127671016">
                <text:p>-0.16234127671016</text:p>
              </table:table-cell>
              <table:table-cell office:value-type="float" office:value="-0.162399219610767">
                <text:p>-0.162399219610767</text:p>
              </table:table-cell>
              <table:table-cell office:value-type="float" office:value="-0.162330779696305">
                <text:p>-0.162330779696305</text:p>
              </table:table-cell>
              <table:table-cell office:value-type="float" office:value="-0.162409909394081">
                <text:p>-0.162409909394081</text:p>
              </table:table-cell>
              <table:table-cell office:value-type="float" office:value="-0.162397945586058">
                <text:p>-0.162397945586058</text:p>
              </table:table-cell>
              <table:table-cell office:value-type="float" office:value="-0.162417831130873">
                <text:p>-0.162417831130873</text:p>
              </table:table-cell>
              <table:table-cell office:value-type="float" office:value="-0.162353644147958">
                <text:p>-0.162353644147958</text:p>
              </table:table-cell>
              <table:table-cell office:value-type="float" office:value="-0.162443056517962">
                <text:p>-0.162443056517962</text:p>
              </table:table-cell>
              <table:table-cell office:value-type="float" office:value="-0.162411516015962">
                <text:p>-0.162411516015962</text:p>
              </table:table-cell>
              <table:table-cell office:value-type="float" office:value="-0.162393364625189">
                <text:p>-0.162393364625189</text:p>
              </table:table-cell>
              <table:table-cell office:value-type="float" office:value="-0.162489151754394">
                <text:p>-0.162489151754394</text:p>
              </table:table-cell>
              <table:table-cell office:value-type="float" office:value="-0.162379179072017">
                <text:p>-0.162379179072017</text:p>
              </table:table-cell>
              <table:table-cell office:value-type="float" office:value="-0.162377493133209">
                <text:p>-0.162377493133209</text:p>
              </table:table-cell>
              <table:table-cell office:value-type="float" office:value="-0.16243594685963">
                <text:p>-0.16243594685963</text:p>
              </table:table-cell>
              <table:table-cell office:value-type="float" office:value="-0.162409645989159">
                <text:p>-0.162409645989159</text:p>
              </table:table-cell>
              <table:table-cell office:value-type="float" office:value="-0.162447941430677">
                <text:p>-0.162447941430677</text:p>
              </table:table-cell>
              <table:table-cell office:value-type="float" office:value="-0.16240412791926">
                <text:p>-0.16240412791926</text:p>
              </table:table-cell>
              <table:table-cell office:value-type="float" office:value="-0.162401808931741">
                <text:p>-0.162401808931741</text:p>
              </table:table-cell>
              <table:table-cell office:value-type="float" office:value="-0.162375390345451">
                <text:p>-0.162375390345451</text:p>
              </table:table-cell>
              <table:table-cell office:value-type="float" office:value="-0.162446825005467">
                <text:p>-0.162446825005467</text:p>
              </table:table-cell>
              <table:table-cell office:value-type="float" office:value="-0.16244051131424">
                <text:p>-0.16244051131424</text:p>
              </table:table-cell>
              <table:table-cell office:value-type="float" office:value="-0.162404145909042">
                <text:p>-0.162404145909042</text:p>
              </table:table-cell>
              <table:table-cell office:value-type="float" office:value="-0.16240703174002">
                <text:p>-0.16240703174002</text:p>
              </table:table-cell>
              <table:table-cell office:value-type="float" office:value="-0.162402780129872">
                <text:p>-0.162402780129872</text:p>
              </table:table-cell>
              <table:table-cell office:value-type="float" office:value="-0.162456522991272">
                <text:p>-0.162456522991272</text:p>
              </table:table-cell>
              <table:table-cell office:value-type="float" office:value="-0.162441816857493">
                <text:p>-0.162441816857493</text:p>
              </table:table-cell>
              <table:table-cell office:value-type="float" office:value="-0.162332713043524">
                <text:p>-0.162332713043524</text:p>
              </table:table-cell>
              <table:table-cell office:value-type="float" office:value="-0.162477563234681">
                <text:p>-0.162477563234681</text:p>
              </table:table-cell>
              <table:table-cell office:value-type="float" office:value="-0.162402777803465">
                <text:p>-0.162402777803465</text:p>
              </table:table-cell>
              <table:table-cell office:value-type="float" office:value="-0.16246269400382">
                <text:p>-0.16246269400382</text:p>
              </table:table-cell>
              <table:table-cell office:value-type="float" office:value="-0.162354213600294">
                <text:p>-0.162354213600294</text:p>
              </table:table-cell>
              <table:table-cell office:value-type="float" office:value="-0.162390828713962">
                <text:p>-0.162390828713962</text:p>
              </table:table-cell>
              <table:table-cell office:value-type="float" office:value="-0.162407181506403">
                <text:p>-0.162407181506403</text:p>
              </table:table-cell>
              <table:table-cell office:value-type="float" office:value="-0.162396565363009">
                <text:p>-0.162396565363009</text:p>
              </table:table-cell>
              <table:table-cell office:value-type="float" office:value="-0.162363300290586">
                <text:p>-0.16236330029058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